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72in"/>
    </style:style>
    <style:style style:name="co2" style:family="table-column">
      <style:table-column-properties fo:break-before="auto" style:column-width="0.923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office:value-type="float" office:value="5516692.30769231">
            <text:p>5516692.31</text:p>
          </table:table-cell>
          <table:table-cell office:value-type="float" office:value="237">
            <text:p>237</text:p>
          </table:table-cell>
          <table:table-cell table:formula="of:=[.C1]/1000000" office:value-type="float" office:value="5.51669230769231">
            <text:p>5.52</text:p>
          </table:table-cell>
          <table:table-cell>
            <draw:frame table:end-cell-address="Sheet1.I18" table:end-x="0.522in" table:end-y="0.0193in" draw:z-index="0" draw:style-name="gr1" svg:width="3.1492in" svg:height="2.7555in" svg:x="0.0398in" svg:y="0.0394in">
              <draw:object draw:notify-on-update-of-ranges="Sheet1.D1:Sheet1.D2407 Sheet1.E1:Sheet1.E24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7864819.44444444">
            <text:p>7864819.44</text:p>
          </table:table-cell>
          <table:table-cell office:value-type="float" office:value="286">
            <text:p>286</text:p>
          </table:table-cell>
          <table:table-cell table:formula="of:=[.C2]/1000000" office:value-type="float" office:value="7.86481944444444">
            <text:p>7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86347.22222222">
            <text:p>8686347.22</text:p>
          </table:table-cell>
          <table:table-cell office:value-type="float" office:value="286">
            <text:p>286</text:p>
          </table:table-cell>
          <table:table-cell table:formula="of:=[.C3]/1000000" office:value-type="float" office:value="8.68634722222222">
            <text:p>8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31533.33333333">
            <text:p>4631533.33</text:p>
          </table:table-cell>
          <table:table-cell office:value-type="float" office:value="296">
            <text:p>296</text:p>
          </table:table-cell>
          <table:table-cell table:formula="of:=[.C4]/1000000" office:value-type="float" office:value="4.63153333333333">
            <text:p>4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54214.28571429">
            <text:p>4054214.29</text:p>
          </table:table-cell>
          <table:table-cell office:value-type="float" office:value="310">
            <text:p>310</text:p>
          </table:table-cell>
          <table:table-cell table:formula="of:=[.C5]/1000000" office:value-type="float" office:value="4.05421428571429">
            <text:p>4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27117.64705882">
            <text:p>4527117.65</text:p>
          </table:table-cell>
          <table:table-cell office:value-type="float" office:value="310">
            <text:p>310</text:p>
          </table:table-cell>
          <table:table-cell table:formula="of:=[.C6]/1000000" office:value-type="float" office:value="4.52711764705882">
            <text:p>4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30000">
            <text:p>4530000</text:p>
          </table:table-cell>
          <table:table-cell office:value-type="float" office:value="317">
            <text:p>317</text:p>
          </table:table-cell>
          <table:table-cell table:formula="of:=[.C7]/1000000" office:value-type="float" office:value="4.53">
            <text:p>4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90466.66666667">
            <text:p>3890466.67</text:p>
          </table:table-cell>
          <table:table-cell office:value-type="float" office:value="317">
            <text:p>317</text:p>
          </table:table-cell>
          <table:table-cell table:formula="of:=[.C8]/1000000" office:value-type="float" office:value="3.89046666666667">
            <text:p>3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1240.74074074">
            <text:p>5891240.74</text:p>
          </table:table-cell>
          <table:table-cell office:value-type="float" office:value="343">
            <text:p>343</text:p>
          </table:table-cell>
          <table:table-cell table:formula="of:=[.C9]/1000000" office:value-type="float" office:value="5.89124074074074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3605.63380282">
            <text:p>5763605.63</text:p>
          </table:table-cell>
          <table:table-cell office:value-type="float" office:value="346">
            <text:p>346</text:p>
          </table:table-cell>
          <table:table-cell table:formula="of:=[.C10]/1000000" office:value-type="float" office:value="5.76360563380282">
            <text:p>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15045.45454545">
            <text:p>5615045.45</text:p>
          </table:table-cell>
          <table:table-cell office:value-type="float" office:value="346">
            <text:p>346</text:p>
          </table:table-cell>
          <table:table-cell table:formula="of:=[.C11]/1000000" office:value-type="float" office:value="5.61504545454545">
            <text:p>5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47646.1538462">
            <text:p>14247646.15</text:p>
          </table:table-cell>
          <table:table-cell office:value-type="float" office:value="346">
            <text:p>346</text:p>
          </table:table-cell>
          <table:table-cell table:formula="of:=[.C12]/1000000" office:value-type="float" office:value="14.2476461538462">
            <text:p>14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71318.18181818">
            <text:p>5871318.18</text:p>
          </table:table-cell>
          <table:table-cell office:value-type="float" office:value="346">
            <text:p>346</text:p>
          </table:table-cell>
          <table:table-cell table:formula="of:=[.C13]/1000000" office:value-type="float" office:value="5.87131818181818">
            <text:p>5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61933.33333333">
            <text:p>4261933.33</text:p>
          </table:table-cell>
          <table:table-cell office:value-type="float" office:value="371">
            <text:p>371</text:p>
          </table:table-cell>
          <table:table-cell table:formula="of:=[.C14]/1000000" office:value-type="float" office:value="4.26193333333333">
            <text:p>4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92000">
            <text:p>5092000</text:p>
          </table:table-cell>
          <table:table-cell office:value-type="float" office:value="378">
            <text:p>378</text:p>
          </table:table-cell>
          <table:table-cell table:formula="of:=[.C15]/1000000" office:value-type="float" office:value="5.092">
            <text:p>5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84416.66666667">
            <text:p>6984416.67</text:p>
          </table:table-cell>
          <table:table-cell office:value-type="float" office:value="378">
            <text:p>378</text:p>
          </table:table-cell>
          <table:table-cell table:formula="of:=[.C16]/1000000" office:value-type="float" office:value="6.98441666666667">
            <text:p>6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93117.64705882">
            <text:p>8793117.65</text:p>
          </table:table-cell>
          <table:table-cell office:value-type="float" office:value="388">
            <text:p>388</text:p>
          </table:table-cell>
          <table:table-cell table:formula="of:=[.C17]/1000000" office:value-type="float" office:value="8.79311764705882">
            <text:p>8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43480.39215686">
            <text:p>9643480.39</text:p>
          </table:table-cell>
          <table:table-cell office:value-type="float" office:value="388">
            <text:p>388</text:p>
          </table:table-cell>
          <table:table-cell table:formula="of:=[.C18]/1000000" office:value-type="float" office:value="9.64348039215686">
            <text:p>9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18277.77777778">
            <text:p>6118277.78</text:p>
          </table:table-cell>
          <table:table-cell office:value-type="float" office:value="388">
            <text:p>388</text:p>
          </table:table-cell>
          <table:table-cell table:formula="of:=[.C19]/1000000" office:value-type="float" office:value="6.11827777777778">
            <text:p>6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63505.49450549">
            <text:p>8763505.49</text:p>
          </table:table-cell>
          <table:table-cell office:value-type="float" office:value="388">
            <text:p>388</text:p>
          </table:table-cell>
          <table:table-cell table:formula="of:=[.C20]/1000000" office:value-type="float" office:value="8.76350549450549">
            <text:p>8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87900">
            <text:p>6487900</text:p>
          </table:table-cell>
          <table:table-cell office:value-type="float" office:value="390">
            <text:p>390</text:p>
          </table:table-cell>
          <table:table-cell table:formula="of:=[.C21]/1000000" office:value-type="float" office:value="6.4879">
            <text:p>6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8105.26315789">
            <text:p>4938105.26</text:p>
          </table:table-cell>
          <table:table-cell office:value-type="float" office:value="394">
            <text:p>394</text:p>
          </table:table-cell>
          <table:table-cell table:formula="of:=[.C22]/1000000" office:value-type="float" office:value="4.93810526315789">
            <text:p>4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30051.28205128">
            <text:p>7130051.28</text:p>
          </table:table-cell>
          <table:table-cell office:value-type="float" office:value="394">
            <text:p>394</text:p>
          </table:table-cell>
          <table:table-cell table:formula="of:=[.C23]/1000000" office:value-type="float" office:value="7.13005128205128">
            <text:p>7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3875">
            <text:p>6263875</text:p>
          </table:table-cell>
          <table:table-cell office:value-type="float" office:value="398">
            <text:p>398</text:p>
          </table:table-cell>
          <table:table-cell table:formula="of:=[.C24]/1000000" office:value-type="float" office:value="6.263875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116346.5346535">
            <text:p>15116346.53</text:p>
          </table:table-cell>
          <table:table-cell office:value-type="float" office:value="398">
            <text:p>398</text:p>
          </table:table-cell>
          <table:table-cell table:formula="of:=[.C25]/1000000" office:value-type="float" office:value="15.1163465346535">
            <text:p>15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74828.57142857">
            <text:p>7974828.57</text:p>
          </table:table-cell>
          <table:table-cell office:value-type="float" office:value="398">
            <text:p>398</text:p>
          </table:table-cell>
          <table:table-cell table:formula="of:=[.C26]/1000000" office:value-type="float" office:value="7.97482857142857">
            <text:p>7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85230.76923077">
            <text:p>7185230.77</text:p>
          </table:table-cell>
          <table:table-cell office:value-type="float" office:value="398">
            <text:p>398</text:p>
          </table:table-cell>
          <table:table-cell table:formula="of:=[.C27]/1000000" office:value-type="float" office:value="7.18523076923077">
            <text:p>7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9866.66666667">
            <text:p>6269866.67</text:p>
          </table:table-cell>
          <table:table-cell office:value-type="float" office:value="424">
            <text:p>424</text:p>
          </table:table-cell>
          <table:table-cell table:formula="of:=[.C28]/1000000" office:value-type="float" office:value="6.26986666666667">
            <text:p>6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00800">
            <text:p>4600800</text:p>
          </table:table-cell>
          <table:table-cell office:value-type="float" office:value="489">
            <text:p>489</text:p>
          </table:table-cell>
          <table:table-cell table:formula="of:=[.C29]/1000000" office:value-type="float" office:value="4.6008">
            <text:p>4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96105.26315789">
            <text:p>4696105.26</text:p>
          </table:table-cell>
          <table:table-cell office:value-type="float" office:value="511">
            <text:p>511</text:p>
          </table:table-cell>
          <table:table-cell table:formula="of:=[.C30]/1000000" office:value-type="float" office:value="4.69610526315789">
            <text:p>4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78736.84210526">
            <text:p>4678736.84</text:p>
          </table:table-cell>
          <table:table-cell office:value-type="float" office:value="513">
            <text:p>513</text:p>
          </table:table-cell>
          <table:table-cell table:formula="of:=[.C31]/1000000" office:value-type="float" office:value="4.67873684210526">
            <text:p>4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32671.64179105">
            <text:p>8832671.64</text:p>
          </table:table-cell>
          <table:table-cell office:value-type="float" office:value="513">
            <text:p>513</text:p>
          </table:table-cell>
          <table:table-cell table:formula="of:=[.C32]/1000000" office:value-type="float" office:value="8.83267164179105">
            <text:p>8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66861.1111111">
            <text:p>10266861.11</text:p>
          </table:table-cell>
          <table:table-cell office:value-type="float" office:value="517">
            <text:p>517</text:p>
          </table:table-cell>
          <table:table-cell table:formula="of:=[.C33]/1000000" office:value-type="float" office:value="10.2668611111111">
            <text:p>10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74792.7927928">
            <text:p>10674792.79</text:p>
          </table:table-cell>
          <table:table-cell office:value-type="float" office:value="517">
            <text:p>517</text:p>
          </table:table-cell>
          <table:table-cell table:formula="of:=[.C34]/1000000" office:value-type="float" office:value="10.6747927927928">
            <text:p>10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32529.41176471">
            <text:p>4832529.41</text:p>
          </table:table-cell>
          <table:table-cell office:value-type="float" office:value="527">
            <text:p>527</text:p>
          </table:table-cell>
          <table:table-cell table:formula="of:=[.C35]/1000000" office:value-type="float" office:value="4.83252941176471">
            <text:p>4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68181.81818182">
            <text:p>6068181.82</text:p>
          </table:table-cell>
          <table:table-cell office:value-type="float" office:value="527">
            <text:p>527</text:p>
          </table:table-cell>
          <table:table-cell table:formula="of:=[.C36]/1000000" office:value-type="float" office:value="6.06818181818182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33277.77777778">
            <text:p>6833277.78</text:p>
          </table:table-cell>
          <table:table-cell office:value-type="float" office:value="536">
            <text:p>536</text:p>
          </table:table-cell>
          <table:table-cell table:formula="of:=[.C37]/1000000" office:value-type="float" office:value="6.83327777777778">
            <text:p>6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36642.85714286">
            <text:p>5236642.86</text:p>
          </table:table-cell>
          <table:table-cell office:value-type="float" office:value="614">
            <text:p>614</text:p>
          </table:table-cell>
          <table:table-cell table:formula="of:=[.C38]/1000000" office:value-type="float" office:value="5.23664285714286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9565.2173913">
            <text:p>4939565.22</text:p>
          </table:table-cell>
          <table:table-cell office:value-type="float" office:value="614">
            <text:p>614</text:p>
          </table:table-cell>
          <table:table-cell table:formula="of:=[.C39]/1000000" office:value-type="float" office:value="4.9395652173913">
            <text:p>4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00642.85714286">
            <text:p>4100642.86</text:p>
          </table:table-cell>
          <table:table-cell office:value-type="float" office:value="614">
            <text:p>614</text:p>
          </table:table-cell>
          <table:table-cell table:formula="of:=[.C40]/1000000" office:value-type="float" office:value="4.10064285714286">
            <text:p>4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90739.13043478">
            <text:p>5090739.13</text:p>
          </table:table-cell>
          <table:table-cell office:value-type="float" office:value="614">
            <text:p>614</text:p>
          </table:table-cell>
          <table:table-cell table:formula="of:=[.C41]/1000000" office:value-type="float" office:value="5.09073913043478">
            <text:p>5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10347.82608696">
            <text:p>4910347.83</text:p>
          </table:table-cell>
          <table:table-cell office:value-type="float" office:value="676">
            <text:p>676</text:p>
          </table:table-cell>
          <table:table-cell table:formula="of:=[.C42]/1000000" office:value-type="float" office:value="4.91034782608696">
            <text:p>4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41958.33333333">
            <text:p>6641958.33</text:p>
          </table:table-cell>
          <table:table-cell office:value-type="float" office:value="676">
            <text:p>676</text:p>
          </table:table-cell>
          <table:table-cell table:formula="of:=[.C43]/1000000" office:value-type="float" office:value="6.64195833333333">
            <text:p>6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63648.64864865">
            <text:p>4963648.65</text:p>
          </table:table-cell>
          <table:table-cell office:value-type="float" office:value="676">
            <text:p>676</text:p>
          </table:table-cell>
          <table:table-cell table:formula="of:=[.C44]/1000000" office:value-type="float" office:value="4.96364864864865">
            <text:p>4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39891.89189189">
            <text:p>8339891.89</text:p>
          </table:table-cell>
          <table:table-cell office:value-type="float" office:value="694">
            <text:p>694</text:p>
          </table:table-cell>
          <table:table-cell table:formula="of:=[.C45]/1000000" office:value-type="float" office:value="8.33989189189189">
            <text:p>8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57088.88888889">
            <text:p>8357088.89</text:p>
          </table:table-cell>
          <table:table-cell office:value-type="float" office:value="694">
            <text:p>694</text:p>
          </table:table-cell>
          <table:table-cell table:formula="of:=[.C46]/1000000" office:value-type="float" office:value="8.35708888888889">
            <text:p>8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59540.54054054">
            <text:p>7659540.54</text:p>
          </table:table-cell>
          <table:table-cell office:value-type="float" office:value="694">
            <text:p>694</text:p>
          </table:table-cell>
          <table:table-cell table:formula="of:=[.C47]/1000000" office:value-type="float" office:value="7.65954054054054">
            <text:p>7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9545.45454545">
            <text:p>6959545.45</text:p>
          </table:table-cell>
          <table:table-cell office:value-type="float" office:value="694">
            <text:p>694</text:p>
          </table:table-cell>
          <table:table-cell table:formula="of:=[.C48]/1000000" office:value-type="float" office:value="6.95954545454545">
            <text:p>6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0081.08108108">
            <text:p>7400081.08</text:p>
          </table:table-cell>
          <table:table-cell office:value-type="float" office:value="694">
            <text:p>694</text:p>
          </table:table-cell>
          <table:table-cell table:formula="of:=[.C49]/1000000" office:value-type="float" office:value="7.40008108108108">
            <text:p>7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55455.55555556">
            <text:p>8055455.56</text:p>
          </table:table-cell>
          <table:table-cell office:value-type="float" office:value="694">
            <text:p>694</text:p>
          </table:table-cell>
          <table:table-cell table:formula="of:=[.C50]/1000000" office:value-type="float" office:value="8.05545555555556">
            <text:p>8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5850">
            <text:p>5765850</text:p>
          </table:table-cell>
          <table:table-cell office:value-type="float" office:value="721">
            <text:p>721</text:p>
          </table:table-cell>
          <table:table-cell table:formula="of:=[.C51]/1000000" office:value-type="float" office:value="5.76585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20772.72727273">
            <text:p>4320772.73</text:p>
          </table:table-cell>
          <table:table-cell office:value-type="float" office:value="721">
            <text:p>721</text:p>
          </table:table-cell>
          <table:table-cell table:formula="of:=[.C52]/1000000" office:value-type="float" office:value="4.32077272727273">
            <text:p>4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1206.34920635">
            <text:p>6051206.35</text:p>
          </table:table-cell>
          <table:table-cell office:value-type="float" office:value="730">
            <text:p>730</text:p>
          </table:table-cell>
          <table:table-cell table:formula="of:=[.C53]/1000000" office:value-type="float" office:value="6.05120634920635">
            <text:p>6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41800">
            <text:p>7941800</text:p>
          </table:table-cell>
          <table:table-cell office:value-type="float" office:value="730">
            <text:p>730</text:p>
          </table:table-cell>
          <table:table-cell table:formula="of:=[.C54]/1000000" office:value-type="float" office:value="7.9418">
            <text:p>7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94466.66666667">
            <text:p>3894466.67</text:p>
          </table:table-cell>
          <table:table-cell office:value-type="float" office:value="730">
            <text:p>730</text:p>
          </table:table-cell>
          <table:table-cell table:formula="of:=[.C55]/1000000" office:value-type="float" office:value="3.89446666666667">
            <text:p>3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01238.0952381">
            <text:p>5301238.1</text:p>
          </table:table-cell>
          <table:table-cell office:value-type="float" office:value="730">
            <text:p>730</text:p>
          </table:table-cell>
          <table:table-cell table:formula="of:=[.C56]/1000000" office:value-type="float" office:value="5.3012380952381">
            <text:p>5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24079.36507936">
            <text:p>7124079.37</text:p>
          </table:table-cell>
          <table:table-cell office:value-type="float" office:value="730">
            <text:p>730</text:p>
          </table:table-cell>
          <table:table-cell table:formula="of:=[.C57]/1000000" office:value-type="float" office:value="7.12407936507936">
            <text:p>7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10263.15789474">
            <text:p>6210263.16</text:p>
          </table:table-cell>
          <table:table-cell office:value-type="float" office:value="730">
            <text:p>730</text:p>
          </table:table-cell>
          <table:table-cell table:formula="of:=[.C58]/1000000" office:value-type="float" office:value="6.21026315789474">
            <text:p>6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27047.61904762">
            <text:p>7327047.62</text:p>
          </table:table-cell>
          <table:table-cell office:value-type="float" office:value="730">
            <text:p>730</text:p>
          </table:table-cell>
          <table:table-cell table:formula="of:=[.C59]/1000000" office:value-type="float" office:value="7.32704761904762">
            <text:p>7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30842.10526316">
            <text:p>5130842.11</text:p>
          </table:table-cell>
          <table:table-cell office:value-type="float" office:value="730">
            <text:p>730</text:p>
          </table:table-cell>
          <table:table-cell table:formula="of:=[.C60]/1000000" office:value-type="float" office:value="5.13084210526316">
            <text:p>5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02384.61538462">
            <text:p>5502384.62</text:p>
          </table:table-cell>
          <table:table-cell office:value-type="float" office:value="748">
            <text:p>748</text:p>
          </table:table-cell>
          <table:table-cell table:formula="of:=[.C61]/1000000" office:value-type="float" office:value="5.50238461538462">
            <text:p>5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34188.4057971">
            <text:p>9534188.41</text:p>
          </table:table-cell>
          <table:table-cell office:value-type="float" office:value="748">
            <text:p>748</text:p>
          </table:table-cell>
          <table:table-cell table:formula="of:=[.C62]/1000000" office:value-type="float" office:value="9.5341884057971">
            <text:p>9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56733.33333333">
            <text:p>4256733.33</text:p>
          </table:table-cell>
          <table:table-cell office:value-type="float" office:value="748">
            <text:p>748</text:p>
          </table:table-cell>
          <table:table-cell table:formula="of:=[.C63]/1000000" office:value-type="float" office:value="4.25673333333333">
            <text:p>4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68012.04819277">
            <text:p>9768012.05</text:p>
          </table:table-cell>
          <table:table-cell office:value-type="float" office:value="748">
            <text:p>748</text:p>
          </table:table-cell>
          <table:table-cell table:formula="of:=[.C64]/1000000" office:value-type="float" office:value="9.76801204819277">
            <text:p>9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41279.41176471">
            <text:p>6341279.41</text:p>
          </table:table-cell>
          <table:table-cell office:value-type="float" office:value="748">
            <text:p>748</text:p>
          </table:table-cell>
          <table:table-cell table:formula="of:=[.C65]/1000000" office:value-type="float" office:value="6.34127941176471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7561.40350877">
            <text:p>7007561.4</text:p>
          </table:table-cell>
          <table:table-cell office:value-type="float" office:value="748">
            <text:p>748</text:p>
          </table:table-cell>
          <table:table-cell table:formula="of:=[.C66]/1000000" office:value-type="float" office:value="7.00756140350877">
            <text:p>7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72666.66666667">
            <text:p>5672666.67</text:p>
          </table:table-cell>
          <table:table-cell office:value-type="float" office:value="772">
            <text:p>772</text:p>
          </table:table-cell>
          <table:table-cell table:formula="of:=[.C67]/1000000" office:value-type="float" office:value="5.67266666666667">
            <text:p>5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48437.5">
            <text:p>5148437.5</text:p>
          </table:table-cell>
          <table:table-cell office:value-type="float" office:value="772">
            <text:p>772</text:p>
          </table:table-cell>
          <table:table-cell table:formula="of:=[.C68]/1000000" office:value-type="float" office:value="5.1484375">
            <text:p>5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84423.07692308">
            <text:p>6084423.08</text:p>
          </table:table-cell>
          <table:table-cell office:value-type="float" office:value="772">
            <text:p>772</text:p>
          </table:table-cell>
          <table:table-cell table:formula="of:=[.C69]/1000000" office:value-type="float" office:value="6.08442307692308">
            <text:p>6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26700">
            <text:p>5426700</text:p>
          </table:table-cell>
          <table:table-cell office:value-type="float" office:value="772">
            <text:p>772</text:p>
          </table:table-cell>
          <table:table-cell table:formula="of:=[.C70]/1000000" office:value-type="float" office:value="5.4267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5269.23076923">
            <text:p>5215269.23</text:p>
          </table:table-cell>
          <table:table-cell office:value-type="float" office:value="772">
            <text:p>772</text:p>
          </table:table-cell>
          <table:table-cell table:formula="of:=[.C71]/1000000" office:value-type="float" office:value="5.21526923076923">
            <text:p>5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78020.83333333">
            <text:p>8178020.83</text:p>
          </table:table-cell>
          <table:table-cell office:value-type="float" office:value="772">
            <text:p>772</text:p>
          </table:table-cell>
          <table:table-cell table:formula="of:=[.C72]/1000000" office:value-type="float" office:value="8.17802083333333">
            <text:p>8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91045.85537919">
            <text:p>8891045.86</text:p>
          </table:table-cell>
          <table:table-cell office:value-type="float" office:value="780">
            <text:p>780</text:p>
          </table:table-cell>
          <table:table-cell table:formula="of:=[.C73]/1000000" office:value-type="float" office:value="8.89104585537919">
            <text:p>8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20333.33333333">
            <text:p>4820333.33</text:p>
          </table:table-cell>
          <table:table-cell office:value-type="float" office:value="786">
            <text:p>786</text:p>
          </table:table-cell>
          <table:table-cell table:formula="of:=[.C74]/1000000" office:value-type="float" office:value="4.82033333333333">
            <text:p>4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39785.71428571">
            <text:p>4439785.71</text:p>
          </table:table-cell>
          <table:table-cell office:value-type="float" office:value="786">
            <text:p>786</text:p>
          </table:table-cell>
          <table:table-cell table:formula="of:=[.C75]/1000000" office:value-type="float" office:value="4.43978571428571">
            <text:p>4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27058.82352941">
            <text:p>4127058.82</text:p>
          </table:table-cell>
          <table:table-cell office:value-type="float" office:value="786">
            <text:p>786</text:p>
          </table:table-cell>
          <table:table-cell table:formula="of:=[.C76]/1000000" office:value-type="float" office:value="4.12705882352941">
            <text:p>4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16625">
            <text:p>4716625</text:p>
          </table:table-cell>
          <table:table-cell office:value-type="float" office:value="786">
            <text:p>786</text:p>
          </table:table-cell>
          <table:table-cell table:formula="of:=[.C77]/1000000" office:value-type="float" office:value="4.716625">
            <text:p>4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7637.79527559">
            <text:p>5357637.8</text:p>
          </table:table-cell>
          <table:table-cell office:value-type="float" office:value="786">
            <text:p>786</text:p>
          </table:table-cell>
          <table:table-cell table:formula="of:=[.C78]/1000000" office:value-type="float" office:value="5.35763779527559">
            <text:p>5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07571.42857143">
            <text:p>4907571.43</text:p>
          </table:table-cell>
          <table:table-cell office:value-type="float" office:value="787">
            <text:p>787</text:p>
          </table:table-cell>
          <table:table-cell table:formula="of:=[.C79]/1000000" office:value-type="float" office:value="4.90757142857143">
            <text:p>4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78866.66666667">
            <text:p>6678866.67</text:p>
          </table:table-cell>
          <table:table-cell office:value-type="float" office:value="787">
            <text:p>787</text:p>
          </table:table-cell>
          <table:table-cell table:formula="of:=[.C80]/1000000" office:value-type="float" office:value="6.67886666666667">
            <text:p>6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86693.33333333">
            <text:p>6886693.33</text:p>
          </table:table-cell>
          <table:table-cell office:value-type="float" office:value="787">
            <text:p>787</text:p>
          </table:table-cell>
          <table:table-cell table:formula="of:=[.C81]/1000000" office:value-type="float" office:value="6.88669333333333">
            <text:p>6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44666.66666667">
            <text:p>5644666.67</text:p>
          </table:table-cell>
          <table:table-cell office:value-type="float" office:value="787">
            <text:p>787</text:p>
          </table:table-cell>
          <table:table-cell table:formula="of:=[.C82]/1000000" office:value-type="float" office:value="5.64466666666667">
            <text:p>5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91000">
            <text:p>8191000</text:p>
          </table:table-cell>
          <table:table-cell office:value-type="float" office:value="787">
            <text:p>787</text:p>
          </table:table-cell>
          <table:table-cell table:formula="of:=[.C83]/1000000" office:value-type="float" office:value="8.191">
            <text:p>8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59846.15384615">
            <text:p>9259846.15</text:p>
          </table:table-cell>
          <table:table-cell office:value-type="float" office:value="804">
            <text:p>804</text:p>
          </table:table-cell>
          <table:table-cell table:formula="of:=[.C84]/1000000" office:value-type="float" office:value="9.25984615384615">
            <text:p>9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61571.42857143">
            <text:p>5161571.43</text:p>
          </table:table-cell>
          <table:table-cell office:value-type="float" office:value="804">
            <text:p>804</text:p>
          </table:table-cell>
          <table:table-cell table:formula="of:=[.C85]/1000000" office:value-type="float" office:value="5.16157142857143">
            <text:p>5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25105.26315789">
            <text:p>4725105.26</text:p>
          </table:table-cell>
          <table:table-cell office:value-type="float" office:value="804">
            <text:p>804</text:p>
          </table:table-cell>
          <table:table-cell table:formula="of:=[.C86]/1000000" office:value-type="float" office:value="4.72510526315789">
            <text:p>4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5050">
            <text:p>5805050</text:p>
          </table:table-cell>
          <table:table-cell office:value-type="float" office:value="804">
            <text:p>804</text:p>
          </table:table-cell>
          <table:table-cell table:formula="of:=[.C87]/1000000" office:value-type="float" office:value="5.80505">
            <text:p>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13259.25925926">
            <text:p>7113259.26</text:p>
          </table:table-cell>
          <table:table-cell office:value-type="float" office:value="804">
            <text:p>804</text:p>
          </table:table-cell>
          <table:table-cell table:formula="of:=[.C88]/1000000" office:value-type="float" office:value="7.11325925925926">
            <text:p>7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3297.2972973">
            <text:p>6123297.3</text:p>
          </table:table-cell>
          <table:table-cell office:value-type="float" office:value="807">
            <text:p>807</text:p>
          </table:table-cell>
          <table:table-cell table:formula="of:=[.C89]/1000000" office:value-type="float" office:value="6.1232972972973">
            <text:p>6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0363.63636364">
            <text:p>5960363.64</text:p>
          </table:table-cell>
          <table:table-cell office:value-type="float" office:value="807">
            <text:p>807</text:p>
          </table:table-cell>
          <table:table-cell table:formula="of:=[.C90]/1000000" office:value-type="float" office:value="5.96036363636364">
            <text:p>5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73679.0123457">
            <text:p>11373679.01</text:p>
          </table:table-cell>
          <table:table-cell office:value-type="float" office:value="807">
            <text:p>807</text:p>
          </table:table-cell>
          <table:table-cell table:formula="of:=[.C91]/1000000" office:value-type="float" office:value="11.3736790123457">
            <text:p>11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7740.74074074">
            <text:p>5747740.74</text:p>
          </table:table-cell>
          <table:table-cell office:value-type="float" office:value="807">
            <text:p>807</text:p>
          </table:table-cell>
          <table:table-cell table:formula="of:=[.C92]/1000000" office:value-type="float" office:value="5.74774074074074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65101.0638298">
            <text:p>12365101.06</text:p>
          </table:table-cell>
          <table:table-cell office:value-type="float" office:value="836">
            <text:p>836</text:p>
          </table:table-cell>
          <table:table-cell table:formula="of:=[.C93]/1000000" office:value-type="float" office:value="12.3651010638298">
            <text:p>12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77500">
            <text:p>8977500</text:p>
          </table:table-cell>
          <table:table-cell office:value-type="float" office:value="836">
            <text:p>836</text:p>
          </table:table-cell>
          <table:table-cell table:formula="of:=[.C94]/1000000" office:value-type="float" office:value="8.9775">
            <text:p>8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57009.1743119">
            <text:p>15857009.17</text:p>
          </table:table-cell>
          <table:table-cell office:value-type="float" office:value="836">
            <text:p>836</text:p>
          </table:table-cell>
          <table:table-cell table:formula="of:=[.C95]/1000000" office:value-type="float" office:value="15.8570091743119">
            <text:p>15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55608.69565217">
            <text:p>8455608.7</text:p>
          </table:table-cell>
          <table:table-cell office:value-type="float" office:value="836">
            <text:p>836</text:p>
          </table:table-cell>
          <table:table-cell table:formula="of:=[.C96]/1000000" office:value-type="float" office:value="8.45560869565217">
            <text:p>8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10046.875">
            <text:p>7910046.88</text:p>
          </table:table-cell>
          <table:table-cell office:value-type="float" office:value="836">
            <text:p>836</text:p>
          </table:table-cell>
          <table:table-cell table:formula="of:=[.C97]/1000000" office:value-type="float" office:value="7.910046875">
            <text:p>7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3571.42857143">
            <text:p>5913571.43</text:p>
          </table:table-cell>
          <table:table-cell office:value-type="float" office:value="851">
            <text:p>851</text:p>
          </table:table-cell>
          <table:table-cell table:formula="of:=[.C98]/1000000" office:value-type="float" office:value="5.91357142857143">
            <text:p>5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47000">
            <text:p>4547000</text:p>
          </table:table-cell>
          <table:table-cell office:value-type="float" office:value="872">
            <text:p>872</text:p>
          </table:table-cell>
          <table:table-cell table:formula="of:=[.C99]/1000000" office:value-type="float" office:value="4.547">
            <text:p>4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44078.94736842">
            <text:p>5444078.95</text:p>
          </table:table-cell>
          <table:table-cell office:value-type="float" office:value="912">
            <text:p>912</text:p>
          </table:table-cell>
          <table:table-cell table:formula="of:=[.C100]/1000000" office:value-type="float" office:value="5.44407894736842">
            <text:p>5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96411.76470588">
            <text:p>5296411.76</text:p>
          </table:table-cell>
          <table:table-cell office:value-type="float" office:value="912">
            <text:p>912</text:p>
          </table:table-cell>
          <table:table-cell table:formula="of:=[.C101]/1000000" office:value-type="float" office:value="5.29641176470588">
            <text:p>5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27404.90797546">
            <text:p>9627404.91</text:p>
          </table:table-cell>
          <table:table-cell office:value-type="float" office:value="915">
            <text:p>915</text:p>
          </table:table-cell>
          <table:table-cell table:formula="of:=[.C102]/1000000" office:value-type="float" office:value="9.62740490797546">
            <text:p>9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48015.38461538">
            <text:p>7148015.38</text:p>
          </table:table-cell>
          <table:table-cell office:value-type="float" office:value="915">
            <text:p>915</text:p>
          </table:table-cell>
          <table:table-cell table:formula="of:=[.C103]/1000000" office:value-type="float" office:value="7.14801538461538">
            <text:p>7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4214.28571429">
            <text:p>5964214.29</text:p>
          </table:table-cell>
          <table:table-cell office:value-type="float" office:value="915">
            <text:p>915</text:p>
          </table:table-cell>
          <table:table-cell table:formula="of:=[.C104]/1000000" office:value-type="float" office:value="5.96421428571429">
            <text:p>5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59000">
            <text:p>5059000</text:p>
          </table:table-cell>
          <table:table-cell office:value-type="float" office:value="928">
            <text:p>928</text:p>
          </table:table-cell>
          <table:table-cell table:formula="of:=[.C105]/1000000" office:value-type="float" office:value="5.059">
            <text:p>5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5909.09090909">
            <text:p>4855909.09</text:p>
          </table:table-cell>
          <table:table-cell office:value-type="float" office:value="942">
            <text:p>942</text:p>
          </table:table-cell>
          <table:table-cell table:formula="of:=[.C106]/1000000" office:value-type="float" office:value="4.85590909090909">
            <text:p>4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66816">
            <text:p>9066816</text:p>
          </table:table-cell>
          <table:table-cell office:value-type="float" office:value="942">
            <text:p>942</text:p>
          </table:table-cell>
          <table:table-cell table:formula="of:=[.C107]/1000000" office:value-type="float" office:value="9.066816">
            <text:p>9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15055.55555556">
            <text:p>4615055.56</text:p>
          </table:table-cell>
          <table:table-cell office:value-type="float" office:value="950">
            <text:p>950</text:p>
          </table:table-cell>
          <table:table-cell table:formula="of:=[.C108]/1000000" office:value-type="float" office:value="4.61505555555556">
            <text:p>4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5424.24242424">
            <text:p>6255424.24</text:p>
          </table:table-cell>
          <table:table-cell office:value-type="float" office:value="950">
            <text:p>950</text:p>
          </table:table-cell>
          <table:table-cell table:formula="of:=[.C109]/1000000" office:value-type="float" office:value="6.25542424242424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76100">
            <text:p>10776100</text:p>
          </table:table-cell>
          <table:table-cell office:value-type="float" office:value="952">
            <text:p>952</text:p>
          </table:table-cell>
          <table:table-cell table:formula="of:=[.C110]/1000000" office:value-type="float" office:value="10.7761">
            <text:p>10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15141.02564103">
            <text:p>8915141.03</text:p>
          </table:table-cell>
          <table:table-cell office:value-type="float" office:value="952">
            <text:p>952</text:p>
          </table:table-cell>
          <table:table-cell table:formula="of:=[.C111]/1000000" office:value-type="float" office:value="8.91514102564103">
            <text:p>8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61987.5">
            <text:p>6861987.5</text:p>
          </table:table-cell>
          <table:table-cell office:value-type="float" office:value="952">
            <text:p>952</text:p>
          </table:table-cell>
          <table:table-cell table:formula="of:=[.C112]/1000000" office:value-type="float" office:value="6.8619875">
            <text:p>6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51285.71428571">
            <text:p>5151285.71</text:p>
          </table:table-cell>
          <table:table-cell office:value-type="float" office:value="952">
            <text:p>952</text:p>
          </table:table-cell>
          <table:table-cell table:formula="of:=[.C113]/1000000" office:value-type="float" office:value="5.15128571428571">
            <text:p>5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31200">
            <text:p>6731200</text:p>
          </table:table-cell>
          <table:table-cell office:value-type="float" office:value="952">
            <text:p>952</text:p>
          </table:table-cell>
          <table:table-cell table:formula="of:=[.C114]/1000000" office:value-type="float" office:value="6.7312">
            <text:p>6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84882.35294118">
            <text:p>5684882.35</text:p>
          </table:table-cell>
          <table:table-cell office:value-type="float" office:value="962">
            <text:p>962</text:p>
          </table:table-cell>
          <table:table-cell table:formula="of:=[.C115]/1000000" office:value-type="float" office:value="5.68488235294118">
            <text:p>5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32600">
            <text:p>5732600</text:p>
          </table:table-cell>
          <table:table-cell office:value-type="float" office:value="962">
            <text:p>962</text:p>
          </table:table-cell>
          <table:table-cell table:formula="of:=[.C116]/1000000" office:value-type="float" office:value="5.7326">
            <text:p>5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19427.27272727">
            <text:p>8919427.27</text:p>
          </table:table-cell>
          <table:table-cell office:value-type="float" office:value="962">
            <text:p>962</text:p>
          </table:table-cell>
          <table:table-cell table:formula="of:=[.C117]/1000000" office:value-type="float" office:value="8.91942727272727">
            <text:p>8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77142.85714286">
            <text:p>6977142.86</text:p>
          </table:table-cell>
          <table:table-cell office:value-type="float" office:value="962">
            <text:p>962</text:p>
          </table:table-cell>
          <table:table-cell table:formula="of:=[.C118]/1000000" office:value-type="float" office:value="6.97714285714286">
            <text:p>6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14400">
            <text:p>6514400</text:p>
          </table:table-cell>
          <table:table-cell office:value-type="float" office:value="962">
            <text:p>962</text:p>
          </table:table-cell>
          <table:table-cell table:formula="of:=[.C119]/1000000" office:value-type="float" office:value="6.5144">
            <text:p>6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40666.66666667">
            <text:p>4440666.67</text:p>
          </table:table-cell>
          <table:table-cell office:value-type="float" office:value="964">
            <text:p>964</text:p>
          </table:table-cell>
          <table:table-cell table:formula="of:=[.C120]/1000000" office:value-type="float" office:value="4.44066666666667">
            <text:p>4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73956.52173913">
            <text:p>4873956.52</text:p>
          </table:table-cell>
          <table:table-cell office:value-type="float" office:value="964">
            <text:p>964</text:p>
          </table:table-cell>
          <table:table-cell table:formula="of:=[.C121]/1000000" office:value-type="float" office:value="4.87395652173913">
            <text:p>4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3897.05882353">
            <text:p>5963897.06</text:p>
          </table:table-cell>
          <table:table-cell office:value-type="float" office:value="995">
            <text:p>995</text:p>
          </table:table-cell>
          <table:table-cell table:formula="of:=[.C122]/1000000" office:value-type="float" office:value="5.96389705882353">
            <text:p>5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90071.42857143">
            <text:p>5990071.43</text:p>
          </table:table-cell>
          <table:table-cell office:value-type="float" office:value="1015">
            <text:p>1015</text:p>
          </table:table-cell>
          <table:table-cell table:formula="of:=[.C123]/1000000" office:value-type="float" office:value="5.99007142857143">
            <text:p>5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21798.31932773">
            <text:p>6521798.32</text:p>
          </table:table-cell>
          <table:table-cell office:value-type="float" office:value="1015">
            <text:p>1015</text:p>
          </table:table-cell>
          <table:table-cell table:formula="of:=[.C124]/1000000" office:value-type="float" office:value="6.52179831932773">
            <text:p>6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6666.66666667">
            <text:p>5706666.67</text:p>
          </table:table-cell>
          <table:table-cell office:value-type="float" office:value="1016">
            <text:p>1016</text:p>
          </table:table-cell>
          <table:table-cell table:formula="of:=[.C125]/1000000" office:value-type="float" office:value="5.70666666666667">
            <text:p>5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28350">
            <text:p>5528350</text:p>
          </table:table-cell>
          <table:table-cell office:value-type="float" office:value="1019">
            <text:p>1019</text:p>
          </table:table-cell>
          <table:table-cell table:formula="of:=[.C126]/1000000" office:value-type="float" office:value="5.52835">
            <text:p>5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4571.42857143">
            <text:p>5704571.43</text:p>
          </table:table-cell>
          <table:table-cell office:value-type="float" office:value="1019">
            <text:p>1019</text:p>
          </table:table-cell>
          <table:table-cell table:formula="of:=[.C127]/1000000" office:value-type="float" office:value="5.70457142857143">
            <text:p>5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00623.1884058">
            <text:p>5100623.19</text:p>
          </table:table-cell>
          <table:table-cell office:value-type="float" office:value="1020">
            <text:p>1020</text:p>
          </table:table-cell>
          <table:table-cell table:formula="of:=[.C128]/1000000" office:value-type="float" office:value="5.1006231884058">
            <text:p>5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58500">
            <text:p>5258500</text:p>
          </table:table-cell>
          <table:table-cell office:value-type="float" office:value="1049">
            <text:p>1049</text:p>
          </table:table-cell>
          <table:table-cell table:formula="of:=[.C129]/1000000" office:value-type="float" office:value="5.2585">
            <text:p>5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30777.77777778">
            <text:p>5630777.78</text:p>
          </table:table-cell>
          <table:table-cell office:value-type="float" office:value="1049">
            <text:p>1049</text:p>
          </table:table-cell>
          <table:table-cell table:formula="of:=[.C130]/1000000" office:value-type="float" office:value="5.63077777777778">
            <text:p>5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20214.28571429">
            <text:p>4520214.29</text:p>
          </table:table-cell>
          <table:table-cell office:value-type="float" office:value="1063">
            <text:p>1063</text:p>
          </table:table-cell>
          <table:table-cell table:formula="of:=[.C131]/1000000" office:value-type="float" office:value="4.52021428571429">
            <text:p>4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71736.84210526">
            <text:p>6071736.84</text:p>
          </table:table-cell>
          <table:table-cell office:value-type="float" office:value="1063">
            <text:p>1063</text:p>
          </table:table-cell>
          <table:table-cell table:formula="of:=[.C132]/1000000" office:value-type="float" office:value="6.07173684210526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37868.85245902">
            <text:p>6337868.85</text:p>
          </table:table-cell>
          <table:table-cell office:value-type="float" office:value="1064">
            <text:p>1064</text:p>
          </table:table-cell>
          <table:table-cell table:formula="of:=[.C133]/1000000" office:value-type="float" office:value="6.33786885245902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28571.42857143">
            <text:p>3328571.43</text:p>
          </table:table-cell>
          <table:table-cell office:value-type="float" office:value="1071">
            <text:p>1071</text:p>
          </table:table-cell>
          <table:table-cell table:formula="of:=[.C134]/1000000" office:value-type="float" office:value="3.32857142857143">
            <text:p>3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83411.76470588">
            <text:p>3083411.76</text:p>
          </table:table-cell>
          <table:table-cell office:value-type="float" office:value="1077">
            <text:p>1077</text:p>
          </table:table-cell>
          <table:table-cell table:formula="of:=[.C135]/1000000" office:value-type="float" office:value="3.08341176470588">
            <text:p>3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51196.96969697">
            <text:p>5451196.97</text:p>
          </table:table-cell>
          <table:table-cell office:value-type="float" office:value="1078">
            <text:p>1078</text:p>
          </table:table-cell>
          <table:table-cell table:formula="of:=[.C136]/1000000" office:value-type="float" office:value="5.45119696969697">
            <text:p>5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83567.1641791">
            <text:p>4283567.16</text:p>
          </table:table-cell>
          <table:table-cell office:value-type="float" office:value="1080">
            <text:p>1080</text:p>
          </table:table-cell>
          <table:table-cell table:formula="of:=[.C137]/1000000" office:value-type="float" office:value="4.2835671641791">
            <text:p>4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15333.33333333">
            <text:p>4315333.33</text:p>
          </table:table-cell>
          <table:table-cell office:value-type="float" office:value="1082">
            <text:p>1082</text:p>
          </table:table-cell>
          <table:table-cell table:formula="of:=[.C138]/1000000" office:value-type="float" office:value="4.31533333333333">
            <text:p>4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73642.85714286">
            <text:p>3473642.86</text:p>
          </table:table-cell>
          <table:table-cell office:value-type="float" office:value="1083">
            <text:p>1083</text:p>
          </table:table-cell>
          <table:table-cell table:formula="of:=[.C139]/1000000" office:value-type="float" office:value="3.47364285714286">
            <text:p>3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95833.33333333">
            <text:p>4495833.33</text:p>
          </table:table-cell>
          <table:table-cell office:value-type="float" office:value="1084">
            <text:p>1084</text:p>
          </table:table-cell>
          <table:table-cell table:formula="of:=[.C140]/1000000" office:value-type="float" office:value="4.49583333333333">
            <text:p>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44214.28571429">
            <text:p>4444214.29</text:p>
          </table:table-cell>
          <table:table-cell office:value-type="float" office:value="1084">
            <text:p>1084</text:p>
          </table:table-cell>
          <table:table-cell table:formula="of:=[.C141]/1000000" office:value-type="float" office:value="4.44421428571429">
            <text:p>4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98500">
            <text:p>4598500</text:p>
          </table:table-cell>
          <table:table-cell office:value-type="float" office:value="1084">
            <text:p>1084</text:p>
          </table:table-cell>
          <table:table-cell table:formula="of:=[.C142]/1000000" office:value-type="float" office:value="4.5985">
            <text:p>4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75857.14285714">
            <text:p>4075857.14</text:p>
          </table:table-cell>
          <table:table-cell office:value-type="float" office:value="1084">
            <text:p>1084</text:p>
          </table:table-cell>
          <table:table-cell table:formula="of:=[.C143]/1000000" office:value-type="float" office:value="4.07585714285714">
            <text:p>4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99300">
            <text:p>7099300</text:p>
          </table:table-cell>
          <table:table-cell office:value-type="float" office:value="1087">
            <text:p>1087</text:p>
          </table:table-cell>
          <table:table-cell table:formula="of:=[.C144]/1000000" office:value-type="float" office:value="7.0993">
            <text:p>7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56588.23529412">
            <text:p>3756588.24</text:p>
          </table:table-cell>
          <table:table-cell office:value-type="float" office:value="1087">
            <text:p>1087</text:p>
          </table:table-cell>
          <table:table-cell table:formula="of:=[.C145]/1000000" office:value-type="float" office:value="3.75658823529412">
            <text:p>3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09571.42857143">
            <text:p>5509571.43</text:p>
          </table:table-cell>
          <table:table-cell office:value-type="float" office:value="1087">
            <text:p>1087</text:p>
          </table:table-cell>
          <table:table-cell table:formula="of:=[.C146]/1000000" office:value-type="float" office:value="5.50957142857143">
            <text:p>5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93578.43137255">
            <text:p>8593578.43</text:p>
          </table:table-cell>
          <table:table-cell office:value-type="float" office:value="1087">
            <text:p>1087</text:p>
          </table:table-cell>
          <table:table-cell table:formula="of:=[.C147]/1000000" office:value-type="float" office:value="8.59357843137255">
            <text:p>8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64644.85981308">
            <text:p>7264644.86</text:p>
          </table:table-cell>
          <table:table-cell office:value-type="float" office:value="1087">
            <text:p>1087</text:p>
          </table:table-cell>
          <table:table-cell table:formula="of:=[.C148]/1000000" office:value-type="float" office:value="7.26464485981308">
            <text:p>7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41428.57142857">
            <text:p>4041428.57</text:p>
          </table:table-cell>
          <table:table-cell office:value-type="float" office:value="1095">
            <text:p>1095</text:p>
          </table:table-cell>
          <table:table-cell table:formula="of:=[.C149]/1000000" office:value-type="float" office:value="4.04142857142857">
            <text:p>4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33166.66666667">
            <text:p>5233166.67</text:p>
          </table:table-cell>
          <table:table-cell office:value-type="float" office:value="1098">
            <text:p>1098</text:p>
          </table:table-cell>
          <table:table-cell table:formula="of:=[.C150]/1000000" office:value-type="float" office:value="5.23316666666667">
            <text:p>5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00928.57142857">
            <text:p>3900928.57</text:p>
          </table:table-cell>
          <table:table-cell office:value-type="float" office:value="1099">
            <text:p>1099</text:p>
          </table:table-cell>
          <table:table-cell table:formula="of:=[.C151]/1000000" office:value-type="float" office:value="3.90092857142857">
            <text:p>3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0931.03448276">
            <text:p>5900931.03</text:p>
          </table:table-cell>
          <table:table-cell office:value-type="float" office:value="1100">
            <text:p>1100</text:p>
          </table:table-cell>
          <table:table-cell table:formula="of:=[.C152]/1000000" office:value-type="float" office:value="5.90093103448276">
            <text:p>5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29142.85714286">
            <text:p>4629142.86</text:p>
          </table:table-cell>
          <table:table-cell office:value-type="float" office:value="1100">
            <text:p>1100</text:p>
          </table:table-cell>
          <table:table-cell table:formula="of:=[.C153]/1000000" office:value-type="float" office:value="4.62914285714286">
            <text:p>4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47800">
            <text:p>4847800</text:p>
          </table:table-cell>
          <table:table-cell office:value-type="float" office:value="1100">
            <text:p>1100</text:p>
          </table:table-cell>
          <table:table-cell table:formula="of:=[.C154]/1000000" office:value-type="float" office:value="4.8478">
            <text:p>4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2580.7365439">
            <text:p>10242580.74</text:p>
          </table:table-cell>
          <table:table-cell office:value-type="float" office:value="1101">
            <text:p>1101</text:p>
          </table:table-cell>
          <table:table-cell table:formula="of:=[.C155]/1000000" office:value-type="float" office:value="10.2425807365439">
            <text:p>1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04951.72413793">
            <text:p>9404951.72</text:p>
          </table:table-cell>
          <table:table-cell office:value-type="float" office:value="1101">
            <text:p>1101</text:p>
          </table:table-cell>
          <table:table-cell table:formula="of:=[.C156]/1000000" office:value-type="float" office:value="9.40495172413793">
            <text:p>9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5937.5">
            <text:p>5005937.5</text:p>
          </table:table-cell>
          <table:table-cell office:value-type="float" office:value="1101">
            <text:p>1101</text:p>
          </table:table-cell>
          <table:table-cell table:formula="of:=[.C157]/1000000" office:value-type="float" office:value="5.0059375">
            <text:p>5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95006.7567568">
            <text:p>10695006.76</text:p>
          </table:table-cell>
          <table:table-cell office:value-type="float" office:value="1101">
            <text:p>1101</text:p>
          </table:table-cell>
          <table:table-cell table:formula="of:=[.C158]/1000000" office:value-type="float" office:value="10.6950067567568">
            <text:p>10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49568.18181818">
            <text:p>6649568.18</text:p>
          </table:table-cell>
          <table:table-cell office:value-type="float" office:value="1103">
            <text:p>1103</text:p>
          </table:table-cell>
          <table:table-cell table:formula="of:=[.C159]/1000000" office:value-type="float" office:value="6.64956818181818">
            <text:p>6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16071.42857143">
            <text:p>5016071.43</text:p>
          </table:table-cell>
          <table:table-cell office:value-type="float" office:value="1105">
            <text:p>1105</text:p>
          </table:table-cell>
          <table:table-cell table:formula="of:=[.C160]/1000000" office:value-type="float" office:value="5.01607142857143">
            <text:p>5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81450.70422535">
            <text:p>6181450.7</text:p>
          </table:table-cell>
          <table:table-cell office:value-type="float" office:value="1106">
            <text:p>1106</text:p>
          </table:table-cell>
          <table:table-cell table:formula="of:=[.C161]/1000000" office:value-type="float" office:value="6.18145070422535">
            <text:p>6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42016.12903226">
            <text:p>4942016.13</text:p>
          </table:table-cell>
          <table:table-cell office:value-type="float" office:value="1115">
            <text:p>1115</text:p>
          </table:table-cell>
          <table:table-cell table:formula="of:=[.C162]/1000000" office:value-type="float" office:value="4.94201612903226">
            <text:p>4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77278.68852459">
            <text:p>6577278.69</text:p>
          </table:table-cell>
          <table:table-cell office:value-type="float" office:value="1118">
            <text:p>1118</text:p>
          </table:table-cell>
          <table:table-cell table:formula="of:=[.C163]/1000000" office:value-type="float" office:value="6.57727868852459">
            <text:p>6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9936.50793651">
            <text:p>6129936.51</text:p>
          </table:table-cell>
          <table:table-cell office:value-type="float" office:value="1124">
            <text:p>1124</text:p>
          </table:table-cell>
          <table:table-cell table:formula="of:=[.C164]/1000000" office:value-type="float" office:value="6.12993650793651">
            <text:p>6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78000">
            <text:p>3678000</text:p>
          </table:table-cell>
          <table:table-cell office:value-type="float" office:value="1125">
            <text:p>1125</text:p>
          </table:table-cell>
          <table:table-cell table:formula="of:=[.C165]/1000000" office:value-type="float" office:value="3.678">
            <text:p>3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78625">
            <text:p>3378625</text:p>
          </table:table-cell>
          <table:table-cell office:value-type="float" office:value="1125">
            <text:p>1125</text:p>
          </table:table-cell>
          <table:table-cell table:formula="of:=[.C166]/1000000" office:value-type="float" office:value="3.378625">
            <text:p>3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18866.66666667">
            <text:p>4618866.67</text:p>
          </table:table-cell>
          <table:table-cell office:value-type="float" office:value="1127">
            <text:p>1127</text:p>
          </table:table-cell>
          <table:table-cell table:formula="of:=[.C167]/1000000" office:value-type="float" office:value="4.61886666666667">
            <text:p>4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14944.44444444">
            <text:p>5014944.44</text:p>
          </table:table-cell>
          <table:table-cell office:value-type="float" office:value="1127">
            <text:p>1127</text:p>
          </table:table-cell>
          <table:table-cell table:formula="of:=[.C168]/1000000" office:value-type="float" office:value="5.01494444444444">
            <text:p>5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67000">
            <text:p>4567000</text:p>
          </table:table-cell>
          <table:table-cell office:value-type="float" office:value="1127">
            <text:p>1127</text:p>
          </table:table-cell>
          <table:table-cell table:formula="of:=[.C169]/1000000" office:value-type="float" office:value="4.567">
            <text:p>4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6125">
            <text:p>6326125</text:p>
          </table:table-cell>
          <table:table-cell office:value-type="float" office:value="1129">
            <text:p>1129</text:p>
          </table:table-cell>
          <table:table-cell table:formula="of:=[.C170]/1000000" office:value-type="float" office:value="6.326125">
            <text:p>6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17470.58823529">
            <text:p>4617470.59</text:p>
          </table:table-cell>
          <table:table-cell office:value-type="float" office:value="1134">
            <text:p>1134</text:p>
          </table:table-cell>
          <table:table-cell table:formula="of:=[.C171]/1000000" office:value-type="float" office:value="4.61747058823529">
            <text:p>4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0058.82352941">
            <text:p>4000058.82</text:p>
          </table:table-cell>
          <table:table-cell office:value-type="float" office:value="1134">
            <text:p>1134</text:p>
          </table:table-cell>
          <table:table-cell table:formula="of:=[.C172]/1000000" office:value-type="float" office:value="4.00005882352941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85882.65306122">
            <text:p>6585882.65</text:p>
          </table:table-cell>
          <table:table-cell office:value-type="float" office:value="1134">
            <text:p>1134</text:p>
          </table:table-cell>
          <table:table-cell table:formula="of:=[.C173]/1000000" office:value-type="float" office:value="6.58588265306122">
            <text:p>6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92142.85714286">
            <text:p>5092142.86</text:p>
          </table:table-cell>
          <table:table-cell office:value-type="float" office:value="1134">
            <text:p>1134</text:p>
          </table:table-cell>
          <table:table-cell table:formula="of:=[.C174]/1000000" office:value-type="float" office:value="5.09214285714286">
            <text:p>5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9742.51497006">
            <text:p>5749742.51</text:p>
          </table:table-cell>
          <table:table-cell office:value-type="float" office:value="1136">
            <text:p>1136</text:p>
          </table:table-cell>
          <table:table-cell table:formula="of:=[.C175]/1000000" office:value-type="float" office:value="5.74974251497006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52933.33333333">
            <text:p>5152933.33</text:p>
          </table:table-cell>
          <table:table-cell office:value-type="float" office:value="1138">
            <text:p>1138</text:p>
          </table:table-cell>
          <table:table-cell table:formula="of:=[.C176]/1000000" office:value-type="float" office:value="5.15293333333333">
            <text:p>5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41214.28571429">
            <text:p>4641214.29</text:p>
          </table:table-cell>
          <table:table-cell office:value-type="float" office:value="1139">
            <text:p>1139</text:p>
          </table:table-cell>
          <table:table-cell table:formula="of:=[.C177]/1000000" office:value-type="float" office:value="4.64121428571429">
            <text:p>4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12588.23529412">
            <text:p>4312588.24</text:p>
          </table:table-cell>
          <table:table-cell office:value-type="float" office:value="1145">
            <text:p>1145</text:p>
          </table:table-cell>
          <table:table-cell table:formula="of:=[.C178]/1000000" office:value-type="float" office:value="4.31258823529412">
            <text:p>4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3857.14285714">
            <text:p>5353857.14</text:p>
          </table:table-cell>
          <table:table-cell office:value-type="float" office:value="1145">
            <text:p>1145</text:p>
          </table:table-cell>
          <table:table-cell table:formula="of:=[.C179]/1000000" office:value-type="float" office:value="5.35385714285714">
            <text:p>5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4333.33333333">
            <text:p>6394333.33</text:p>
          </table:table-cell>
          <table:table-cell office:value-type="float" office:value="1150">
            <text:p>1150</text:p>
          </table:table-cell>
          <table:table-cell table:formula="of:=[.C180]/1000000" office:value-type="float" office:value="6.39433333333333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8753.24675325">
            <text:p>6958753.25</text:p>
          </table:table-cell>
          <table:table-cell office:value-type="float" office:value="1150">
            <text:p>1150</text:p>
          </table:table-cell>
          <table:table-cell table:formula="of:=[.C181]/1000000" office:value-type="float" office:value="6.95875324675325">
            <text:p>6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60733.33333333">
            <text:p>4260733.33</text:p>
          </table:table-cell>
          <table:table-cell office:value-type="float" office:value="1154">
            <text:p>1154</text:p>
          </table:table-cell>
          <table:table-cell table:formula="of:=[.C182]/1000000" office:value-type="float" office:value="4.26073333333333">
            <text:p>4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0853.44827586">
            <text:p>5370853.45</text:p>
          </table:table-cell>
          <table:table-cell office:value-type="float" office:value="1157">
            <text:p>1157</text:p>
          </table:table-cell>
          <table:table-cell table:formula="of:=[.C183]/1000000" office:value-type="float" office:value="5.37085344827586">
            <text:p>5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82851.85185185">
            <text:p>7682851.85</text:p>
          </table:table-cell>
          <table:table-cell office:value-type="float" office:value="1157">
            <text:p>1157</text:p>
          </table:table-cell>
          <table:table-cell table:formula="of:=[.C184]/1000000" office:value-type="float" office:value="7.68285185185185">
            <text:p>7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96179.48717949">
            <text:p>5296179.49</text:p>
          </table:table-cell>
          <table:table-cell office:value-type="float" office:value="1158">
            <text:p>1158</text:p>
          </table:table-cell>
          <table:table-cell table:formula="of:=[.C185]/1000000" office:value-type="float" office:value="5.29617948717949">
            <text:p>5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1500">
            <text:p>5821500</text:p>
          </table:table-cell>
          <table:table-cell office:value-type="float" office:value="1159">
            <text:p>1159</text:p>
          </table:table-cell>
          <table:table-cell table:formula="of:=[.C186]/1000000" office:value-type="float" office:value="5.8215">
            <text:p>5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49785.71428571">
            <text:p>3549785.71</text:p>
          </table:table-cell>
          <table:table-cell office:value-type="float" office:value="1163">
            <text:p>1163</text:p>
          </table:table-cell>
          <table:table-cell table:formula="of:=[.C187]/1000000" office:value-type="float" office:value="3.54978571428571">
            <text:p>3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47448.27586207">
            <text:p>6147448.28</text:p>
          </table:table-cell>
          <table:table-cell office:value-type="float" office:value="1164">
            <text:p>1164</text:p>
          </table:table-cell>
          <table:table-cell table:formula="of:=[.C188]/1000000" office:value-type="float" office:value="6.14744827586207">
            <text:p>6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98588.23529412">
            <text:p>4098588.24</text:p>
          </table:table-cell>
          <table:table-cell office:value-type="float" office:value="1164">
            <text:p>1164</text:p>
          </table:table-cell>
          <table:table-cell table:formula="of:=[.C189]/1000000" office:value-type="float" office:value="4.09858823529412">
            <text:p>4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4176.47058824">
            <text:p>4704176.47</text:p>
          </table:table-cell>
          <table:table-cell office:value-type="float" office:value="1168">
            <text:p>1168</text:p>
          </table:table-cell>
          <table:table-cell table:formula="of:=[.C190]/1000000" office:value-type="float" office:value="4.70417647058824">
            <text:p>4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5089.74358974">
            <text:p>5405089.74</text:p>
          </table:table-cell>
          <table:table-cell office:value-type="float" office:value="1175">
            <text:p>1175</text:p>
          </table:table-cell>
          <table:table-cell table:formula="of:=[.C191]/1000000" office:value-type="float" office:value="5.40508974358974">
            <text:p>5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60987.17948718">
            <text:p>4960987.18</text:p>
          </table:table-cell>
          <table:table-cell office:value-type="float" office:value="1175">
            <text:p>1175</text:p>
          </table:table-cell>
          <table:table-cell table:formula="of:=[.C192]/1000000" office:value-type="float" office:value="4.96098717948718">
            <text:p>4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38528.57142857">
            <text:p>5538528.57</text:p>
          </table:table-cell>
          <table:table-cell office:value-type="float" office:value="1175">
            <text:p>1175</text:p>
          </table:table-cell>
          <table:table-cell table:formula="of:=[.C193]/1000000" office:value-type="float" office:value="5.53852857142857">
            <text:p>5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11715.68627451">
            <text:p>6511715.69</text:p>
          </table:table-cell>
          <table:table-cell office:value-type="float" office:value="1177">
            <text:p>1177</text:p>
          </table:table-cell>
          <table:table-cell table:formula="of:=[.C194]/1000000" office:value-type="float" office:value="6.51171568627451">
            <text:p>6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84464.64646465">
            <text:p>6484464.65</text:p>
          </table:table-cell>
          <table:table-cell office:value-type="float" office:value="1177">
            <text:p>1177</text:p>
          </table:table-cell>
          <table:table-cell table:formula="of:=[.C195]/1000000" office:value-type="float" office:value="6.48446464646465">
            <text:p>6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50352.94117647">
            <text:p>4650352.94</text:p>
          </table:table-cell>
          <table:table-cell office:value-type="float" office:value="1178">
            <text:p>1178</text:p>
          </table:table-cell>
          <table:table-cell table:formula="of:=[.C196]/1000000" office:value-type="float" office:value="4.65035294117647">
            <text:p>4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78054.05405405">
            <text:p>6678054.05</text:p>
          </table:table-cell>
          <table:table-cell office:value-type="float" office:value="1178">
            <text:p>1178</text:p>
          </table:table-cell>
          <table:table-cell table:formula="of:=[.C197]/1000000" office:value-type="float" office:value="6.67805405405405">
            <text:p>6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69255.63909774">
            <text:p>9669255.64</text:p>
          </table:table-cell>
          <table:table-cell office:value-type="float" office:value="1179">
            <text:p>1179</text:p>
          </table:table-cell>
          <table:table-cell table:formula="of:=[.C198]/1000000" office:value-type="float" office:value="9.66925563909774">
            <text:p>9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42388.88888889">
            <text:p>5842388.89</text:p>
          </table:table-cell>
          <table:table-cell office:value-type="float" office:value="1179">
            <text:p>1179</text:p>
          </table:table-cell>
          <table:table-cell table:formula="of:=[.C199]/1000000" office:value-type="float" office:value="5.84238888888889">
            <text:p>5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85800">
            <text:p>3685800</text:p>
          </table:table-cell>
          <table:table-cell office:value-type="float" office:value="1180">
            <text:p>1180</text:p>
          </table:table-cell>
          <table:table-cell table:formula="of:=[.C200]/1000000" office:value-type="float" office:value="3.6858">
            <text:p>3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55974.35897436">
            <text:p>4455974.36</text:p>
          </table:table-cell>
          <table:table-cell office:value-type="float" office:value="1183">
            <text:p>1183</text:p>
          </table:table-cell>
          <table:table-cell table:formula="of:=[.C201]/1000000" office:value-type="float" office:value="4.45597435897436">
            <text:p>4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34275">
            <text:p>6834275</text:p>
          </table:table-cell>
          <table:table-cell office:value-type="float" office:value="1183">
            <text:p>1183</text:p>
          </table:table-cell>
          <table:table-cell table:formula="of:=[.C202]/1000000" office:value-type="float" office:value="6.834275">
            <text:p>6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53112.90322581">
            <text:p>7453112.9</text:p>
          </table:table-cell>
          <table:table-cell office:value-type="float" office:value="1190">
            <text:p>1190</text:p>
          </table:table-cell>
          <table:table-cell table:formula="of:=[.C203]/1000000" office:value-type="float" office:value="7.45311290322581">
            <text:p>7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11951.80722892">
            <text:p>5311951.81</text:p>
          </table:table-cell>
          <table:table-cell office:value-type="float" office:value="1190">
            <text:p>1190</text:p>
          </table:table-cell>
          <table:table-cell table:formula="of:=[.C204]/1000000" office:value-type="float" office:value="5.31195180722892">
            <text:p>5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4666.66666667">
            <text:p>7504666.67</text:p>
          </table:table-cell>
          <table:table-cell office:value-type="float" office:value="1191">
            <text:p>1191</text:p>
          </table:table-cell>
          <table:table-cell table:formula="of:=[.C205]/1000000" office:value-type="float" office:value="7.50466666666667">
            <text:p>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58055.55555556">
            <text:p>4158055.56</text:p>
          </table:table-cell>
          <table:table-cell office:value-type="float" office:value="1191">
            <text:p>1191</text:p>
          </table:table-cell>
          <table:table-cell table:formula="of:=[.C206]/1000000" office:value-type="float" office:value="4.15805555555556">
            <text:p>4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03928.57142857">
            <text:p>3603928.57</text:p>
          </table:table-cell>
          <table:table-cell office:value-type="float" office:value="1191">
            <text:p>1191</text:p>
          </table:table-cell>
          <table:table-cell table:formula="of:=[.C207]/1000000" office:value-type="float" office:value="3.60392857142857">
            <text:p>3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44590.90909091">
            <text:p>4244590.91</text:p>
          </table:table-cell>
          <table:table-cell office:value-type="float" office:value="1193">
            <text:p>1193</text:p>
          </table:table-cell>
          <table:table-cell table:formula="of:=[.C208]/1000000" office:value-type="float" office:value="4.24459090909091">
            <text:p>4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87451.61290323">
            <text:p>6387451.61</text:p>
          </table:table-cell>
          <table:table-cell office:value-type="float" office:value="1193">
            <text:p>1193</text:p>
          </table:table-cell>
          <table:table-cell table:formula="of:=[.C209]/1000000" office:value-type="float" office:value="6.38745161290323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61266.66666667">
            <text:p>3561266.67</text:p>
          </table:table-cell>
          <table:table-cell office:value-type="float" office:value="1196">
            <text:p>1196</text:p>
          </table:table-cell>
          <table:table-cell table:formula="of:=[.C210]/1000000" office:value-type="float" office:value="3.56126666666667">
            <text:p>3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64444.44444444">
            <text:p>5164444.44</text:p>
          </table:table-cell>
          <table:table-cell office:value-type="float" office:value="1197">
            <text:p>1197</text:p>
          </table:table-cell>
          <table:table-cell table:formula="of:=[.C211]/1000000" office:value-type="float" office:value="5.16444444444444">
            <text:p>5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47714.28571429">
            <text:p>5447714.29</text:p>
          </table:table-cell>
          <table:table-cell office:value-type="float" office:value="1197">
            <text:p>1197</text:p>
          </table:table-cell>
          <table:table-cell table:formula="of:=[.C212]/1000000" office:value-type="float" office:value="5.44771428571429">
            <text:p>5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3986.30136986">
            <text:p>5803986.3</text:p>
          </table:table-cell>
          <table:table-cell office:value-type="float" office:value="1197">
            <text:p>1197</text:p>
          </table:table-cell>
          <table:table-cell table:formula="of:=[.C213]/1000000" office:value-type="float" office:value="5.80398630136986">
            <text:p>5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43357.14285714">
            <text:p>4743357.14</text:p>
          </table:table-cell>
          <table:table-cell office:value-type="float" office:value="1202">
            <text:p>1202</text:p>
          </table:table-cell>
          <table:table-cell table:formula="of:=[.C214]/1000000" office:value-type="float" office:value="4.74335714285714">
            <text:p>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17619.04761905">
            <text:p>4517619.05</text:p>
          </table:table-cell>
          <table:table-cell office:value-type="float" office:value="1202">
            <text:p>1202</text:p>
          </table:table-cell>
          <table:table-cell table:formula="of:=[.C215]/1000000" office:value-type="float" office:value="4.51761904761905">
            <text:p>4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74576.92307692">
            <text:p>7274576.92</text:p>
          </table:table-cell>
          <table:table-cell office:value-type="float" office:value="1204">
            <text:p>1204</text:p>
          </table:table-cell>
          <table:table-cell table:formula="of:=[.C216]/1000000" office:value-type="float" office:value="7.27457692307692">
            <text:p>7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81066.66666667">
            <text:p>4981066.67</text:p>
          </table:table-cell>
          <table:table-cell office:value-type="float" office:value="1204">
            <text:p>1204</text:p>
          </table:table-cell>
          <table:table-cell table:formula="of:=[.C217]/1000000" office:value-type="float" office:value="4.98106666666667">
            <text:p>4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52142.85714286">
            <text:p>9052142.86</text:p>
          </table:table-cell>
          <table:table-cell office:value-type="float" office:value="1204">
            <text:p>1204</text:p>
          </table:table-cell>
          <table:table-cell table:formula="of:=[.C218]/1000000" office:value-type="float" office:value="9.05214285714286">
            <text:p>9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97700">
            <text:p>6097700</text:p>
          </table:table-cell>
          <table:table-cell office:value-type="float" office:value="1204">
            <text:p>1204</text:p>
          </table:table-cell>
          <table:table-cell table:formula="of:=[.C219]/1000000" office:value-type="float" office:value="6.0977">
            <text:p>6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19842.10526316">
            <text:p>5119842.11</text:p>
          </table:table-cell>
          <table:table-cell office:value-type="float" office:value="1204">
            <text:p>1204</text:p>
          </table:table-cell>
          <table:table-cell table:formula="of:=[.C220]/1000000" office:value-type="float" office:value="5.11984210526316">
            <text:p>5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17152.77777778">
            <text:p>5517152.78</text:p>
          </table:table-cell>
          <table:table-cell office:value-type="float" office:value="1204">
            <text:p>1204</text:p>
          </table:table-cell>
          <table:table-cell table:formula="of:=[.C221]/1000000" office:value-type="float" office:value="5.51715277777778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14933.33333333">
            <text:p>5114933.33</text:p>
          </table:table-cell>
          <table:table-cell office:value-type="float" office:value="1210">
            <text:p>1210</text:p>
          </table:table-cell>
          <table:table-cell table:formula="of:=[.C222]/1000000" office:value-type="float" office:value="5.11493333333333">
            <text:p>5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11571.42857143">
            <text:p>3711571.43</text:p>
          </table:table-cell>
          <table:table-cell office:value-type="float" office:value="1210">
            <text:p>1210</text:p>
          </table:table-cell>
          <table:table-cell table:formula="of:=[.C223]/1000000" office:value-type="float" office:value="3.71157142857143">
            <text:p>3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68159.42028986">
            <text:p>6468159.42</text:p>
          </table:table-cell>
          <table:table-cell office:value-type="float" office:value="1212">
            <text:p>1212</text:p>
          </table:table-cell>
          <table:table-cell table:formula="of:=[.C224]/1000000" office:value-type="float" office:value="6.46815942028986">
            <text:p>6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84571.42857143">
            <text:p>5484571.43</text:p>
          </table:table-cell>
          <table:table-cell office:value-type="float" office:value="1212">
            <text:p>1212</text:p>
          </table:table-cell>
          <table:table-cell table:formula="of:=[.C225]/1000000" office:value-type="float" office:value="5.48457142857143">
            <text:p>5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40657.89473684">
            <text:p>8640657.89</text:p>
          </table:table-cell>
          <table:table-cell office:value-type="float" office:value="1212">
            <text:p>1212</text:p>
          </table:table-cell>
          <table:table-cell table:formula="of:=[.C226]/1000000" office:value-type="float" office:value="8.64065789473684">
            <text:p>8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7438.35616438">
            <text:p>5827438.36</text:p>
          </table:table-cell>
          <table:table-cell office:value-type="float" office:value="1212">
            <text:p>1212</text:p>
          </table:table-cell>
          <table:table-cell table:formula="of:=[.C227]/1000000" office:value-type="float" office:value="5.82743835616438">
            <text:p>5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13928.57142857">
            <text:p>4813928.57</text:p>
          </table:table-cell>
          <table:table-cell office:value-type="float" office:value="1214">
            <text:p>1214</text:p>
          </table:table-cell>
          <table:table-cell table:formula="of:=[.C228]/1000000" office:value-type="float" office:value="4.81392857142857">
            <text:p>4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99567.56756757">
            <text:p>8099567.57</text:p>
          </table:table-cell>
          <table:table-cell office:value-type="float" office:value="1217">
            <text:p>1217</text:p>
          </table:table-cell>
          <table:table-cell table:formula="of:=[.C229]/1000000" office:value-type="float" office:value="8.09956756756757">
            <text:p>8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68777.77777778">
            <text:p>4168777.78</text:p>
          </table:table-cell>
          <table:table-cell office:value-type="float" office:value="1217">
            <text:p>1217</text:p>
          </table:table-cell>
          <table:table-cell table:formula="of:=[.C230]/1000000" office:value-type="float" office:value="4.16877777777778">
            <text:p>4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46375.93984962">
            <text:p>8246375.94</text:p>
          </table:table-cell>
          <table:table-cell office:value-type="float" office:value="1218">
            <text:p>1218</text:p>
          </table:table-cell>
          <table:table-cell table:formula="of:=[.C231]/1000000" office:value-type="float" office:value="8.24637593984962">
            <text:p>8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59142.85714286">
            <text:p>3659142.86</text:p>
          </table:table-cell>
          <table:table-cell office:value-type="float" office:value="1219">
            <text:p>1219</text:p>
          </table:table-cell>
          <table:table-cell table:formula="of:=[.C232]/1000000" office:value-type="float" office:value="3.65914285714286">
            <text:p>3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9000">
            <text:p>4209000</text:p>
          </table:table-cell>
          <table:table-cell office:value-type="float" office:value="1219">
            <text:p>1219</text:p>
          </table:table-cell>
          <table:table-cell table:formula="of:=[.C233]/1000000" office:value-type="float" office:value="4.209">
            <text:p>4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2336.63366337">
            <text:p>5702336.63</text:p>
          </table:table-cell>
          <table:table-cell office:value-type="float" office:value="1219">
            <text:p>1219</text:p>
          </table:table-cell>
          <table:table-cell table:formula="of:=[.C234]/1000000" office:value-type="float" office:value="5.70233663366337">
            <text:p>5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12357.14285714">
            <text:p>5612357.14</text:p>
          </table:table-cell>
          <table:table-cell office:value-type="float" office:value="1219">
            <text:p>1219</text:p>
          </table:table-cell>
          <table:table-cell table:formula="of:=[.C235]/1000000" office:value-type="float" office:value="5.61235714285714">
            <text:p>5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18142.85714286">
            <text:p>4818142.86</text:p>
          </table:table-cell>
          <table:table-cell office:value-type="float" office:value="1219">
            <text:p>1219</text:p>
          </table:table-cell>
          <table:table-cell table:formula="of:=[.C236]/1000000" office:value-type="float" office:value="4.81814285714286">
            <text:p>4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49966.66666667">
            <text:p>7049966.67</text:p>
          </table:table-cell>
          <table:table-cell office:value-type="float" office:value="1223">
            <text:p>1223</text:p>
          </table:table-cell>
          <table:table-cell table:formula="of:=[.C237]/1000000" office:value-type="float" office:value="7.04996666666667">
            <text:p>7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64588.23529412">
            <text:p>4564588.24</text:p>
          </table:table-cell>
          <table:table-cell office:value-type="float" office:value="1224">
            <text:p>1224</text:p>
          </table:table-cell>
          <table:table-cell table:formula="of:=[.C238]/1000000" office:value-type="float" office:value="4.56458823529412">
            <text:p>4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33931.50684932">
            <text:p>5033931.51</text:p>
          </table:table-cell>
          <table:table-cell office:value-type="float" office:value="1224">
            <text:p>1224</text:p>
          </table:table-cell>
          <table:table-cell table:formula="of:=[.C239]/1000000" office:value-type="float" office:value="5.03393150684932">
            <text:p>5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67400">
            <text:p>4067400</text:p>
          </table:table-cell>
          <table:table-cell office:value-type="float" office:value="1231">
            <text:p>1231</text:p>
          </table:table-cell>
          <table:table-cell table:formula="of:=[.C240]/1000000" office:value-type="float" office:value="4.0674">
            <text:p>4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2333.33333333">
            <text:p>5212333.33</text:p>
          </table:table-cell>
          <table:table-cell office:value-type="float" office:value="1231">
            <text:p>1231</text:p>
          </table:table-cell>
          <table:table-cell table:formula="of:=[.C241]/1000000" office:value-type="float" office:value="5.21233333333333">
            <text:p>5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9285.71428571">
            <text:p>4009285.71</text:p>
          </table:table-cell>
          <table:table-cell office:value-type="float" office:value="1231">
            <text:p>1231</text:p>
          </table:table-cell>
          <table:table-cell table:formula="of:=[.C242]/1000000" office:value-type="float" office:value="4.00928571428571">
            <text:p>4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25000">
            <text:p>3925000</text:p>
          </table:table-cell>
          <table:table-cell office:value-type="float" office:value="1231">
            <text:p>1231</text:p>
          </table:table-cell>
          <table:table-cell table:formula="of:=[.C243]/1000000" office:value-type="float" office:value="3.925">
            <text:p>3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1066.66666667">
            <text:p>5911066.67</text:p>
          </table:table-cell>
          <table:table-cell office:value-type="float" office:value="1233">
            <text:p>1233</text:p>
          </table:table-cell>
          <table:table-cell table:formula="of:=[.C244]/1000000" office:value-type="float" office:value="5.91106666666667">
            <text:p>5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26466.66666667">
            <text:p>5426466.67</text:p>
          </table:table-cell>
          <table:table-cell office:value-type="float" office:value="1233">
            <text:p>1233</text:p>
          </table:table-cell>
          <table:table-cell table:formula="of:=[.C245]/1000000" office:value-type="float" office:value="5.42646666666667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19486.48648649">
            <text:p>5319486.49</text:p>
          </table:table-cell>
          <table:table-cell office:value-type="float" office:value="1236">
            <text:p>1236</text:p>
          </table:table-cell>
          <table:table-cell table:formula="of:=[.C246]/1000000" office:value-type="float" office:value="5.31948648648649">
            <text:p>5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69285.71428571">
            <text:p>4069285.71</text:p>
          </table:table-cell>
          <table:table-cell office:value-type="float" office:value="1236">
            <text:p>1236</text:p>
          </table:table-cell>
          <table:table-cell table:formula="of:=[.C247]/1000000" office:value-type="float" office:value="4.06928571428571">
            <text:p>4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82266.66666667">
            <text:p>4182266.67</text:p>
          </table:table-cell>
          <table:table-cell office:value-type="float" office:value="1236">
            <text:p>1236</text:p>
          </table:table-cell>
          <table:table-cell table:formula="of:=[.C248]/1000000" office:value-type="float" office:value="4.18226666666667">
            <text:p>4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41285.71428571">
            <text:p>3541285.71</text:p>
          </table:table-cell>
          <table:table-cell office:value-type="float" office:value="1241">
            <text:p>1241</text:p>
          </table:table-cell>
          <table:table-cell table:formula="of:=[.C249]/1000000" office:value-type="float" office:value="3.54128571428571">
            <text:p>3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15913.79310345">
            <text:p>7915913.79</text:p>
          </table:table-cell>
          <table:table-cell office:value-type="float" office:value="1254">
            <text:p>1254</text:p>
          </table:table-cell>
          <table:table-cell table:formula="of:=[.C250]/1000000" office:value-type="float" office:value="7.91591379310345">
            <text:p>7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45913.04347826">
            <text:p>6045913.04</text:p>
          </table:table-cell>
          <table:table-cell office:value-type="float" office:value="1255">
            <text:p>1255</text:p>
          </table:table-cell>
          <table:table-cell table:formula="of:=[.C251]/1000000" office:value-type="float" office:value="6.04591304347826">
            <text:p>6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17012.82051282">
            <text:p>8617012.82</text:p>
          </table:table-cell>
          <table:table-cell office:value-type="float" office:value="1255">
            <text:p>1255</text:p>
          </table:table-cell>
          <table:table-cell table:formula="of:=[.C252]/1000000" office:value-type="float" office:value="8.61701282051282">
            <text:p>8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64800">
            <text:p>7664800</text:p>
          </table:table-cell>
          <table:table-cell office:value-type="float" office:value="1258">
            <text:p>1258</text:p>
          </table:table-cell>
          <table:table-cell table:formula="of:=[.C253]/1000000" office:value-type="float" office:value="7.6648">
            <text:p>7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21800">
            <text:p>4721800</text:p>
          </table:table-cell>
          <table:table-cell office:value-type="float" office:value="1259">
            <text:p>1259</text:p>
          </table:table-cell>
          <table:table-cell table:formula="of:=[.C254]/1000000" office:value-type="float" office:value="4.7218">
            <text:p>4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36823.52941176">
            <text:p>3736823.53</text:p>
          </table:table-cell>
          <table:table-cell office:value-type="float" office:value="1261">
            <text:p>1261</text:p>
          </table:table-cell>
          <table:table-cell table:formula="of:=[.C255]/1000000" office:value-type="float" office:value="3.73682352941176">
            <text:p>3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8479.45205479">
            <text:p>5208479.45</text:p>
          </table:table-cell>
          <table:table-cell office:value-type="float" office:value="1261">
            <text:p>1261</text:p>
          </table:table-cell>
          <table:table-cell table:formula="of:=[.C256]/1000000" office:value-type="float" office:value="5.20847945205479">
            <text:p>5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83550">
            <text:p>4183550</text:p>
          </table:table-cell>
          <table:table-cell office:value-type="float" office:value="1261">
            <text:p>1261</text:p>
          </table:table-cell>
          <table:table-cell table:formula="of:=[.C257]/1000000" office:value-type="float" office:value="4.18355">
            <text:p>4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1396.82539683">
            <text:p>6391396.83</text:p>
          </table:table-cell>
          <table:table-cell office:value-type="float" office:value="1261">
            <text:p>1261</text:p>
          </table:table-cell>
          <table:table-cell table:formula="of:=[.C258]/1000000" office:value-type="float" office:value="6.39139682539683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6857.14285714">
            <text:p>4506857.14</text:p>
          </table:table-cell>
          <table:table-cell office:value-type="float" office:value="1261">
            <text:p>1261</text:p>
          </table:table-cell>
          <table:table-cell table:formula="of:=[.C259]/1000000" office:value-type="float" office:value="4.50685714285714">
            <text:p>4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38365.71428571">
            <text:p>5738365.71</text:p>
          </table:table-cell>
          <table:table-cell office:value-type="float" office:value="1262">
            <text:p>1262</text:p>
          </table:table-cell>
          <table:table-cell table:formula="of:=[.C260]/1000000" office:value-type="float" office:value="5.73836571428571">
            <text:p>5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0500">
            <text:p>6160500</text:p>
          </table:table-cell>
          <table:table-cell office:value-type="float" office:value="1264">
            <text:p>1264</text:p>
          </table:table-cell>
          <table:table-cell table:formula="of:=[.C261]/1000000" office:value-type="float" office:value="6.1605">
            <text:p>6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2357.14285714">
            <text:p>6102357.14</text:p>
          </table:table-cell>
          <table:table-cell office:value-type="float" office:value="1264">
            <text:p>1264</text:p>
          </table:table-cell>
          <table:table-cell table:formula="of:=[.C262]/1000000" office:value-type="float" office:value="6.10235714285714">
            <text:p>6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25888.88888889">
            <text:p>6725888.89</text:p>
          </table:table-cell>
          <table:table-cell office:value-type="float" office:value="1264">
            <text:p>1264</text:p>
          </table:table-cell>
          <table:table-cell table:formula="of:=[.C263]/1000000" office:value-type="float" office:value="6.72588888888889">
            <text:p>6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78066.66666667">
            <text:p>5478066.67</text:p>
          </table:table-cell>
          <table:table-cell office:value-type="float" office:value="1264">
            <text:p>1264</text:p>
          </table:table-cell>
          <table:table-cell table:formula="of:=[.C264]/1000000" office:value-type="float" office:value="5.47806666666667">
            <text:p>5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16133.33333333">
            <text:p>5516133.33</text:p>
          </table:table-cell>
          <table:table-cell office:value-type="float" office:value="1266">
            <text:p>1266</text:p>
          </table:table-cell>
          <table:table-cell table:formula="of:=[.C265]/1000000" office:value-type="float" office:value="5.51613333333333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87308.41121495">
            <text:p>5987308.41</text:p>
          </table:table-cell>
          <table:table-cell office:value-type="float" office:value="1267">
            <text:p>1267</text:p>
          </table:table-cell>
          <table:table-cell table:formula="of:=[.C266]/1000000" office:value-type="float" office:value="5.98730841121495">
            <text:p>5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83268.65671642">
            <text:p>6883268.66</text:p>
          </table:table-cell>
          <table:table-cell office:value-type="float" office:value="1268">
            <text:p>1268</text:p>
          </table:table-cell>
          <table:table-cell table:formula="of:=[.C267]/1000000" office:value-type="float" office:value="6.88326865671642">
            <text:p>6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6417.91044776">
            <text:p>6326417.91</text:p>
          </table:table-cell>
          <table:table-cell office:value-type="float" office:value="1268">
            <text:p>1268</text:p>
          </table:table-cell>
          <table:table-cell table:formula="of:=[.C268]/1000000" office:value-type="float" office:value="6.32641791044776">
            <text:p>6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5034.48275862">
            <text:p>4505034.48</text:p>
          </table:table-cell>
          <table:table-cell office:value-type="float" office:value="1269">
            <text:p>1269</text:p>
          </table:table-cell>
          <table:table-cell table:formula="of:=[.C269]/1000000" office:value-type="float" office:value="4.50503448275862">
            <text:p>4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22700">
            <text:p>5022700</text:p>
          </table:table-cell>
          <table:table-cell office:value-type="float" office:value="1269">
            <text:p>1269</text:p>
          </table:table-cell>
          <table:table-cell table:formula="of:=[.C270]/1000000" office:value-type="float" office:value="5.0227">
            <text:p>5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34800">
            <text:p>5134800</text:p>
          </table:table-cell>
          <table:table-cell office:value-type="float" office:value="1271">
            <text:p>1271</text:p>
          </table:table-cell>
          <table:table-cell table:formula="of:=[.C271]/1000000" office:value-type="float" office:value="5.1348">
            <text:p>5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64831.3253012">
            <text:p>6064831.33</text:p>
          </table:table-cell>
          <table:table-cell office:value-type="float" office:value="1271">
            <text:p>1271</text:p>
          </table:table-cell>
          <table:table-cell table:formula="of:=[.C272]/1000000" office:value-type="float" office:value="6.0648313253012">
            <text:p>6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11265.625">
            <text:p>12011265.63</text:p>
          </table:table-cell>
          <table:table-cell office:value-type="float" office:value="1271">
            <text:p>1271</text:p>
          </table:table-cell>
          <table:table-cell table:formula="of:=[.C273]/1000000" office:value-type="float" office:value="12.011265625">
            <text:p>12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95772.15189873">
            <text:p>8995772.15</text:p>
          </table:table-cell>
          <table:table-cell office:value-type="float" office:value="1271">
            <text:p>1271</text:p>
          </table:table-cell>
          <table:table-cell table:formula="of:=[.C274]/1000000" office:value-type="float" office:value="8.99577215189873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36406.25">
            <text:p>9036406.25</text:p>
          </table:table-cell>
          <table:table-cell office:value-type="float" office:value="1271">
            <text:p>1271</text:p>
          </table:table-cell>
          <table:table-cell table:formula="of:=[.C275]/1000000" office:value-type="float" office:value="9.03640625">
            <text:p>9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22166.66666667">
            <text:p>6022166.67</text:p>
          </table:table-cell>
          <table:table-cell office:value-type="float" office:value="1271">
            <text:p>1271</text:p>
          </table:table-cell>
          <table:table-cell table:formula="of:=[.C276]/1000000" office:value-type="float" office:value="6.02216666666667">
            <text:p>6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40714.28571429">
            <text:p>5440714.29</text:p>
          </table:table-cell>
          <table:table-cell office:value-type="float" office:value="1271">
            <text:p>1271</text:p>
          </table:table-cell>
          <table:table-cell table:formula="of:=[.C277]/1000000" office:value-type="float" office:value="5.44071428571429">
            <text:p>5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17500">
            <text:p>6317500</text:p>
          </table:table-cell>
          <table:table-cell office:value-type="float" office:value="1271">
            <text:p>1271</text:p>
          </table:table-cell>
          <table:table-cell table:formula="of:=[.C278]/1000000" office:value-type="float" office:value="6.3175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71428.57142857">
            <text:p>6771428.57</text:p>
          </table:table-cell>
          <table:table-cell office:value-type="float" office:value="1271">
            <text:p>1271</text:p>
          </table:table-cell>
          <table:table-cell table:formula="of:=[.C279]/1000000" office:value-type="float" office:value="6.77142857142857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9764.70588235">
            <text:p>5809764.71</text:p>
          </table:table-cell>
          <table:table-cell office:value-type="float" office:value="1271">
            <text:p>1271</text:p>
          </table:table-cell>
          <table:table-cell table:formula="of:=[.C280]/1000000" office:value-type="float" office:value="5.80976470588235">
            <text:p>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57608.1081081">
            <text:p>10957608.11</text:p>
          </table:table-cell>
          <table:table-cell office:value-type="float" office:value="1271">
            <text:p>1271</text:p>
          </table:table-cell>
          <table:table-cell table:formula="of:=[.C281]/1000000" office:value-type="float" office:value="10.9576081081081">
            <text:p>1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69765.625">
            <text:p>8569765.63</text:p>
          </table:table-cell>
          <table:table-cell office:value-type="float" office:value="1271">
            <text:p>1271</text:p>
          </table:table-cell>
          <table:table-cell table:formula="of:=[.C282]/1000000" office:value-type="float" office:value="8.569765625">
            <text:p>8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3400">
            <text:p>6123400</text:p>
          </table:table-cell>
          <table:table-cell office:value-type="float" office:value="1271">
            <text:p>1271</text:p>
          </table:table-cell>
          <table:table-cell table:formula="of:=[.C283]/1000000" office:value-type="float" office:value="6.1234">
            <text:p>6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21066.66666667">
            <text:p>4921066.67</text:p>
          </table:table-cell>
          <table:table-cell office:value-type="float" office:value="1271">
            <text:p>1271</text:p>
          </table:table-cell>
          <table:table-cell table:formula="of:=[.C284]/1000000" office:value-type="float" office:value="4.92106666666667">
            <text:p>4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16714.28571429">
            <text:p>3616714.29</text:p>
          </table:table-cell>
          <table:table-cell office:value-type="float" office:value="1273">
            <text:p>1273</text:p>
          </table:table-cell>
          <table:table-cell table:formula="of:=[.C285]/1000000" office:value-type="float" office:value="3.61671428571429">
            <text:p>3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92500">
            <text:p>7192500</text:p>
          </table:table-cell>
          <table:table-cell office:value-type="float" office:value="1279">
            <text:p>1279</text:p>
          </table:table-cell>
          <table:table-cell table:formula="of:=[.C286]/1000000" office:value-type="float" office:value="7.1925">
            <text:p>7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10000">
            <text:p>5010000</text:p>
          </table:table-cell>
          <table:table-cell office:value-type="float" office:value="1279">
            <text:p>1279</text:p>
          </table:table-cell>
          <table:table-cell table:formula="of:=[.C287]/1000000" office:value-type="float" office:value="5.01">
            <text:p>5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38631.57894737">
            <text:p>4038631.58</text:p>
          </table:table-cell>
          <table:table-cell office:value-type="float" office:value="1279">
            <text:p>1279</text:p>
          </table:table-cell>
          <table:table-cell table:formula="of:=[.C288]/1000000" office:value-type="float" office:value="4.03863157894737">
            <text:p>4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51714.28571429">
            <text:p>5951714.29</text:p>
          </table:table-cell>
          <table:table-cell office:value-type="float" office:value="1279">
            <text:p>1279</text:p>
          </table:table-cell>
          <table:table-cell table:formula="of:=[.C289]/1000000" office:value-type="float" office:value="5.95171428571429">
            <text:p>5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46928.57142857">
            <text:p>4246928.57</text:p>
          </table:table-cell>
          <table:table-cell office:value-type="float" office:value="1290">
            <text:p>1290</text:p>
          </table:table-cell>
          <table:table-cell table:formula="of:=[.C290]/1000000" office:value-type="float" office:value="4.24692857142857">
            <text:p>4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14313.62467866">
            <text:p>8014313.62</text:p>
          </table:table-cell>
          <table:table-cell office:value-type="float" office:value="1293">
            <text:p>1293</text:p>
          </table:table-cell>
          <table:table-cell table:formula="of:=[.C291]/1000000" office:value-type="float" office:value="8.01431362467866">
            <text:p>8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9858.29959514">
            <text:p>5769858.3</text:p>
          </table:table-cell>
          <table:table-cell office:value-type="float" office:value="1301">
            <text:p>1301</text:p>
          </table:table-cell>
          <table:table-cell table:formula="of:=[.C292]/1000000" office:value-type="float" office:value="5.76985829959514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47647.05882353">
            <text:p>5447647.06</text:p>
          </table:table-cell>
          <table:table-cell office:value-type="float" office:value="1301">
            <text:p>1301</text:p>
          </table:table-cell>
          <table:table-cell table:formula="of:=[.C293]/1000000" office:value-type="float" office:value="5.44764705882353">
            <text:p>5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84454.54545455">
            <text:p>6184454.55</text:p>
          </table:table-cell>
          <table:table-cell office:value-type="float" office:value="1301">
            <text:p>1301</text:p>
          </table:table-cell>
          <table:table-cell table:formula="of:=[.C294]/1000000" office:value-type="float" office:value="6.18445454545455">
            <text:p>6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05595.74468085">
            <text:p>6505595.74</text:p>
          </table:table-cell>
          <table:table-cell office:value-type="float" office:value="1301">
            <text:p>1301</text:p>
          </table:table-cell>
          <table:table-cell table:formula="of:=[.C295]/1000000" office:value-type="float" office:value="6.50559574468085">
            <text:p>6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58535.21126761">
            <text:p>7358535.21</text:p>
          </table:table-cell>
          <table:table-cell office:value-type="float" office:value="1301">
            <text:p>1301</text:p>
          </table:table-cell>
          <table:table-cell table:formula="of:=[.C296]/1000000" office:value-type="float" office:value="7.35853521126761">
            <text:p>7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87500">
            <text:p>5187500</text:p>
          </table:table-cell>
          <table:table-cell office:value-type="float" office:value="1301">
            <text:p>1301</text:p>
          </table:table-cell>
          <table:table-cell table:formula="of:=[.C297]/1000000" office:value-type="float" office:value="5.1875">
            <text:p>5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38245.45454545">
            <text:p>7138245.45</text:p>
          </table:table-cell>
          <table:table-cell office:value-type="float" office:value="1305">
            <text:p>1305</text:p>
          </table:table-cell>
          <table:table-cell table:formula="of:=[.C298]/1000000" office:value-type="float" office:value="7.13824545454545">
            <text:p>7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46791.66666667">
            <text:p>5846791.67</text:p>
          </table:table-cell>
          <table:table-cell office:value-type="float" office:value="1307">
            <text:p>1307</text:p>
          </table:table-cell>
          <table:table-cell table:formula="of:=[.C299]/1000000" office:value-type="float" office:value="5.84679166666667">
            <text:p>5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64470.58823529">
            <text:p>5564470.59</text:p>
          </table:table-cell>
          <table:table-cell office:value-type="float" office:value="1307">
            <text:p>1307</text:p>
          </table:table-cell>
          <table:table-cell table:formula="of:=[.C300]/1000000" office:value-type="float" office:value="5.56447058823529">
            <text:p>5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4987.95180723">
            <text:p>6264987.95</text:p>
          </table:table-cell>
          <table:table-cell office:value-type="float" office:value="1307">
            <text:p>1307</text:p>
          </table:table-cell>
          <table:table-cell table:formula="of:=[.C301]/1000000" office:value-type="float" office:value="6.26498795180723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69285.71428571">
            <text:p>5569285.71</text:p>
          </table:table-cell>
          <table:table-cell office:value-type="float" office:value="1307">
            <text:p>1307</text:p>
          </table:table-cell>
          <table:table-cell table:formula="of:=[.C302]/1000000" office:value-type="float" office:value="5.56928571428571">
            <text:p>5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79840">
            <text:p>5479840</text:p>
          </table:table-cell>
          <table:table-cell office:value-type="float" office:value="1311">
            <text:p>1311</text:p>
          </table:table-cell>
          <table:table-cell table:formula="of:=[.C303]/1000000" office:value-type="float" office:value="5.47984">
            <text:p>5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54550.6329114">
            <text:p>10454550.63</text:p>
          </table:table-cell>
          <table:table-cell office:value-type="float" office:value="1312">
            <text:p>1312</text:p>
          </table:table-cell>
          <table:table-cell table:formula="of:=[.C304]/1000000" office:value-type="float" office:value="10.4545506329114">
            <text:p>10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70926.47058824">
            <text:p>7470926.47</text:p>
          </table:table-cell>
          <table:table-cell office:value-type="float" office:value="1312">
            <text:p>1312</text:p>
          </table:table-cell>
          <table:table-cell table:formula="of:=[.C305]/1000000" office:value-type="float" office:value="7.47092647058824">
            <text:p>7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5642.85714286">
            <text:p>5935642.86</text:p>
          </table:table-cell>
          <table:table-cell office:value-type="float" office:value="1312">
            <text:p>1312</text:p>
          </table:table-cell>
          <table:table-cell table:formula="of:=[.C306]/1000000" office:value-type="float" office:value="5.93564285714286">
            <text:p>5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99095.89041096">
            <text:p>5699095.89</text:p>
          </table:table-cell>
          <table:table-cell office:value-type="float" office:value="1313">
            <text:p>1313</text:p>
          </table:table-cell>
          <table:table-cell table:formula="of:=[.C307]/1000000" office:value-type="float" office:value="5.69909589041096">
            <text:p>5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87560">
            <text:p>4587560</text:p>
          </table:table-cell>
          <table:table-cell office:value-type="float" office:value="1313">
            <text:p>1313</text:p>
          </table:table-cell>
          <table:table-cell table:formula="of:=[.C308]/1000000" office:value-type="float" office:value="4.58756">
            <text:p>4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11205.47945205">
            <text:p>5411205.48</text:p>
          </table:table-cell>
          <table:table-cell office:value-type="float" office:value="1313">
            <text:p>1313</text:p>
          </table:table-cell>
          <table:table-cell table:formula="of:=[.C309]/1000000" office:value-type="float" office:value="5.41120547945205">
            <text:p>5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08672.56637168">
            <text:p>6808672.57</text:p>
          </table:table-cell>
          <table:table-cell office:value-type="float" office:value="1313">
            <text:p>1313</text:p>
          </table:table-cell>
          <table:table-cell table:formula="of:=[.C310]/1000000" office:value-type="float" office:value="6.80867256637168">
            <text:p>6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83437.5">
            <text:p>7683437.5</text:p>
          </table:table-cell>
          <table:table-cell office:value-type="float" office:value="1314">
            <text:p>1314</text:p>
          </table:table-cell>
          <table:table-cell table:formula="of:=[.C311]/1000000" office:value-type="float" office:value="7.6834375">
            <text:p>7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46473.68421053">
            <text:p>6146473.68</text:p>
          </table:table-cell>
          <table:table-cell office:value-type="float" office:value="1317">
            <text:p>1317</text:p>
          </table:table-cell>
          <table:table-cell table:formula="of:=[.C312]/1000000" office:value-type="float" office:value="6.14647368421053">
            <text:p>6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82675.5725191">
            <text:p>11682675.57</text:p>
          </table:table-cell>
          <table:table-cell office:value-type="float" office:value="1317">
            <text:p>1317</text:p>
          </table:table-cell>
          <table:table-cell table:formula="of:=[.C313]/1000000" office:value-type="float" office:value="11.6826755725191">
            <text:p>11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30470.58823529">
            <text:p>4730470.59</text:p>
          </table:table-cell>
          <table:table-cell office:value-type="float" office:value="1319">
            <text:p>1319</text:p>
          </table:table-cell>
          <table:table-cell table:formula="of:=[.C314]/1000000" office:value-type="float" office:value="4.73047058823529">
            <text:p>4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8557.14285714">
            <text:p>5408557.14</text:p>
          </table:table-cell>
          <table:table-cell office:value-type="float" office:value="1326">
            <text:p>1326</text:p>
          </table:table-cell>
          <table:table-cell table:formula="of:=[.C315]/1000000" office:value-type="float" office:value="5.40855714285714">
            <text:p>5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43800">
            <text:p>4343800</text:p>
          </table:table-cell>
          <table:table-cell office:value-type="float" office:value="1334">
            <text:p>1334</text:p>
          </table:table-cell>
          <table:table-cell table:formula="of:=[.C316]/1000000" office:value-type="float" office:value="4.3438">
            <text:p>4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82000">
            <text:p>4282000</text:p>
          </table:table-cell>
          <table:table-cell office:value-type="float" office:value="1334">
            <text:p>1334</text:p>
          </table:table-cell>
          <table:table-cell table:formula="of:=[.C317]/1000000" office:value-type="float" office:value="4.282">
            <text:p>4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33466.66666667">
            <text:p>3933466.67</text:p>
          </table:table-cell>
          <table:table-cell office:value-type="float" office:value="1335">
            <text:p>1335</text:p>
          </table:table-cell>
          <table:table-cell table:formula="of:=[.C318]/1000000" office:value-type="float" office:value="3.93346666666667">
            <text:p>3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87213.23529412">
            <text:p>6687213.24</text:p>
          </table:table-cell>
          <table:table-cell office:value-type="float" office:value="1337">
            <text:p>1337</text:p>
          </table:table-cell>
          <table:table-cell table:formula="of:=[.C319]/1000000" office:value-type="float" office:value="6.68721323529412">
            <text:p>6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97782.60869565">
            <text:p>6197782.61</text:p>
          </table:table-cell>
          <table:table-cell office:value-type="float" office:value="1337">
            <text:p>1337</text:p>
          </table:table-cell>
          <table:table-cell table:formula="of:=[.C320]/1000000" office:value-type="float" office:value="6.19778260869565">
            <text:p>6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07200">
            <text:p>4907200</text:p>
          </table:table-cell>
          <table:table-cell office:value-type="float" office:value="1338">
            <text:p>1338</text:p>
          </table:table-cell>
          <table:table-cell table:formula="of:=[.C321]/1000000" office:value-type="float" office:value="4.9072">
            <text:p>4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64052.63157895">
            <text:p>3964052.63</text:p>
          </table:table-cell>
          <table:table-cell office:value-type="float" office:value="1338">
            <text:p>1338</text:p>
          </table:table-cell>
          <table:table-cell table:formula="of:=[.C322]/1000000" office:value-type="float" office:value="3.96405263157895">
            <text:p>3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56105.26315789">
            <text:p>6356105.26</text:p>
          </table:table-cell>
          <table:table-cell office:value-type="float" office:value="1338">
            <text:p>1338</text:p>
          </table:table-cell>
          <table:table-cell table:formula="of:=[.C323]/1000000" office:value-type="float" office:value="6.35610526315789">
            <text:p>6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5402.5974026">
            <text:p>6555402.6</text:p>
          </table:table-cell>
          <table:table-cell office:value-type="float" office:value="1338">
            <text:p>1338</text:p>
          </table:table-cell>
          <table:table-cell table:formula="of:=[.C324]/1000000" office:value-type="float" office:value="6.5554025974026">
            <text:p>6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62138.46153846">
            <text:p>9462138.46</text:p>
          </table:table-cell>
          <table:table-cell office:value-type="float" office:value="1341">
            <text:p>1341</text:p>
          </table:table-cell>
          <table:table-cell table:formula="of:=[.C325]/1000000" office:value-type="float" office:value="9.46213846153846">
            <text:p>9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70098.5915493">
            <text:p>6570098.59</text:p>
          </table:table-cell>
          <table:table-cell office:value-type="float" office:value="1341">
            <text:p>1341</text:p>
          </table:table-cell>
          <table:table-cell table:formula="of:=[.C326]/1000000" office:value-type="float" office:value="6.5700985915493">
            <text:p>6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95848.48484848">
            <text:p>7995848.48</text:p>
          </table:table-cell>
          <table:table-cell office:value-type="float" office:value="1341">
            <text:p>1341</text:p>
          </table:table-cell>
          <table:table-cell table:formula="of:=[.C327]/1000000" office:value-type="float" office:value="7.9958484848484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72204.08163265">
            <text:p>6872204.08</text:p>
          </table:table-cell>
          <table:table-cell office:value-type="float" office:value="1341">
            <text:p>1341</text:p>
          </table:table-cell>
          <table:table-cell table:formula="of:=[.C328]/1000000" office:value-type="float" office:value="6.87220408163265">
            <text:p>6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34764.70588235">
            <text:p>4634764.71</text:p>
          </table:table-cell>
          <table:table-cell office:value-type="float" office:value="1343">
            <text:p>1343</text:p>
          </table:table-cell>
          <table:table-cell table:formula="of:=[.C329]/1000000" office:value-type="float" office:value="4.63476470588235">
            <text:p>4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60000">
            <text:p>5060000</text:p>
          </table:table-cell>
          <table:table-cell office:value-type="float" office:value="1343">
            <text:p>1343</text:p>
          </table:table-cell>
          <table:table-cell table:formula="of:=[.C330]/1000000" office:value-type="float" office:value="5.06">
            <text:p>5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10571.42857143">
            <text:p>3810571.43</text:p>
          </table:table-cell>
          <table:table-cell office:value-type="float" office:value="1343">
            <text:p>1343</text:p>
          </table:table-cell>
          <table:table-cell table:formula="of:=[.C331]/1000000" office:value-type="float" office:value="3.81057142857143">
            <text:p>3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58521.73913043">
            <text:p>4458521.74</text:p>
          </table:table-cell>
          <table:table-cell office:value-type="float" office:value="1343">
            <text:p>1343</text:p>
          </table:table-cell>
          <table:table-cell table:formula="of:=[.C332]/1000000" office:value-type="float" office:value="4.45852173913043">
            <text:p>4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14365.07936508">
            <text:p>6314365.08</text:p>
          </table:table-cell>
          <table:table-cell office:value-type="float" office:value="1347">
            <text:p>1347</text:p>
          </table:table-cell>
          <table:table-cell table:formula="of:=[.C333]/1000000" office:value-type="float" office:value="6.31436507936508">
            <text:p>6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30533.33333333">
            <text:p>4830533.33</text:p>
          </table:table-cell>
          <table:table-cell office:value-type="float" office:value="1347">
            <text:p>1347</text:p>
          </table:table-cell>
          <table:table-cell table:formula="of:=[.C334]/1000000" office:value-type="float" office:value="4.83053333333333">
            <text:p>4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16190.47619048">
            <text:p>5616190.48</text:p>
          </table:table-cell>
          <table:table-cell office:value-type="float" office:value="1351">
            <text:p>1351</text:p>
          </table:table-cell>
          <table:table-cell table:formula="of:=[.C335]/1000000" office:value-type="float" office:value="5.61619047619048">
            <text:p>5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87050.84745763">
            <text:p>6087050.85</text:p>
          </table:table-cell>
          <table:table-cell office:value-type="float" office:value="1351">
            <text:p>1351</text:p>
          </table:table-cell>
          <table:table-cell table:formula="of:=[.C336]/1000000" office:value-type="float" office:value="6.08705084745763">
            <text:p>6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6727.27272727">
            <text:p>5216727.27</text:p>
          </table:table-cell>
          <table:table-cell office:value-type="float" office:value="1351">
            <text:p>1351</text:p>
          </table:table-cell>
          <table:table-cell table:formula="of:=[.C337]/1000000" office:value-type="float" office:value="5.21672727272727">
            <text:p>5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21042.85714286">
            <text:p>5521042.86</text:p>
          </table:table-cell>
          <table:table-cell office:value-type="float" office:value="1351">
            <text:p>1351</text:p>
          </table:table-cell>
          <table:table-cell table:formula="of:=[.C338]/1000000" office:value-type="float" office:value="5.52104285714286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72963.41463415">
            <text:p>6172963.41</text:p>
          </table:table-cell>
          <table:table-cell office:value-type="float" office:value="1351">
            <text:p>1351</text:p>
          </table:table-cell>
          <table:table-cell table:formula="of:=[.C339]/1000000" office:value-type="float" office:value="6.17296341463415">
            <text:p>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3117.64705882">
            <text:p>4003117.65</text:p>
          </table:table-cell>
          <table:table-cell office:value-type="float" office:value="1351">
            <text:p>1351</text:p>
          </table:table-cell>
          <table:table-cell table:formula="of:=[.C340]/1000000" office:value-type="float" office:value="4.00311764705882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22985.29411765">
            <text:p>6522985.29</text:p>
          </table:table-cell>
          <table:table-cell office:value-type="float" office:value="1355">
            <text:p>1355</text:p>
          </table:table-cell>
          <table:table-cell table:formula="of:=[.C341]/1000000" office:value-type="float" office:value="6.52298529411765">
            <text:p>6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37936.50793651">
            <text:p>5137936.51</text:p>
          </table:table-cell>
          <table:table-cell office:value-type="float" office:value="1357">
            <text:p>1357</text:p>
          </table:table-cell>
          <table:table-cell table:formula="of:=[.C342]/1000000" office:value-type="float" office:value="5.13793650793651">
            <text:p>5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9544.30379747">
            <text:p>6559544.3</text:p>
          </table:table-cell>
          <table:table-cell office:value-type="float" office:value="1357">
            <text:p>1357</text:p>
          </table:table-cell>
          <table:table-cell table:formula="of:=[.C343]/1000000" office:value-type="float" office:value="6.55954430379747">
            <text:p>6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59076.92307692">
            <text:p>7359076.92</text:p>
          </table:table-cell>
          <table:table-cell office:value-type="float" office:value="1357">
            <text:p>1357</text:p>
          </table:table-cell>
          <table:table-cell table:formula="of:=[.C344]/1000000" office:value-type="float" office:value="7.35907692307692">
            <text:p>7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24387.09677419">
            <text:p>8424387.1</text:p>
          </table:table-cell>
          <table:table-cell office:value-type="float" office:value="1357">
            <text:p>1357</text:p>
          </table:table-cell>
          <table:table-cell table:formula="of:=[.C345]/1000000" office:value-type="float" office:value="8.42438709677419">
            <text:p>8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26117.64705882">
            <text:p>4826117.65</text:p>
          </table:table-cell>
          <table:table-cell office:value-type="float" office:value="1357">
            <text:p>1357</text:p>
          </table:table-cell>
          <table:table-cell table:formula="of:=[.C346]/1000000" office:value-type="float" office:value="4.82611764705882">
            <text:p>4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35235.29411765">
            <text:p>4735235.29</text:p>
          </table:table-cell>
          <table:table-cell office:value-type="float" office:value="1357">
            <text:p>1357</text:p>
          </table:table-cell>
          <table:table-cell table:formula="of:=[.C347]/1000000" office:value-type="float" office:value="4.73523529411765">
            <text:p>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1214.28571429">
            <text:p>5791214.29</text:p>
          </table:table-cell>
          <table:table-cell office:value-type="float" office:value="1358">
            <text:p>1358</text:p>
          </table:table-cell>
          <table:table-cell table:formula="of:=[.C348]/1000000" office:value-type="float" office:value="5.79121428571429">
            <text:p>5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59529.41176471">
            <text:p>4559529.41</text:p>
          </table:table-cell>
          <table:table-cell office:value-type="float" office:value="1358">
            <text:p>1358</text:p>
          </table:table-cell>
          <table:table-cell table:formula="of:=[.C349]/1000000" office:value-type="float" office:value="4.55952941176471">
            <text:p>4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06388.88888889">
            <text:p>5106388.89</text:p>
          </table:table-cell>
          <table:table-cell office:value-type="float" office:value="1359">
            <text:p>1359</text:p>
          </table:table-cell>
          <table:table-cell table:formula="of:=[.C350]/1000000" office:value-type="float" office:value="5.10638888888889">
            <text:p>5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44901.63934426">
            <text:p>6644901.64</text:p>
          </table:table-cell>
          <table:table-cell office:value-type="float" office:value="1359">
            <text:p>1359</text:p>
          </table:table-cell>
          <table:table-cell table:formula="of:=[.C351]/1000000" office:value-type="float" office:value="6.64490163934426">
            <text:p>6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48455.88235294">
            <text:p>7548455.88</text:p>
          </table:table-cell>
          <table:table-cell office:value-type="float" office:value="1360">
            <text:p>1360</text:p>
          </table:table-cell>
          <table:table-cell table:formula="of:=[.C352]/1000000" office:value-type="float" office:value="7.54845588235294">
            <text:p>7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6142.85714286">
            <text:p>6266142.86</text:p>
          </table:table-cell>
          <table:table-cell office:value-type="float" office:value="1360">
            <text:p>1360</text:p>
          </table:table-cell>
          <table:table-cell table:formula="of:=[.C353]/1000000" office:value-type="float" office:value="6.26614285714286">
            <text:p>6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38514.70588235">
            <text:p>6538514.71</text:p>
          </table:table-cell>
          <table:table-cell office:value-type="float" office:value="1360">
            <text:p>1360</text:p>
          </table:table-cell>
          <table:table-cell table:formula="of:=[.C354]/1000000" office:value-type="float" office:value="6.53851470588235">
            <text:p>6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17095.23809524">
            <text:p>6317095.24</text:p>
          </table:table-cell>
          <table:table-cell office:value-type="float" office:value="1360">
            <text:p>1360</text:p>
          </table:table-cell>
          <table:table-cell table:formula="of:=[.C355]/1000000" office:value-type="float" office:value="6.31709523809524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9500">
            <text:p>6399500</text:p>
          </table:table-cell>
          <table:table-cell office:value-type="float" office:value="1360">
            <text:p>1360</text:p>
          </table:table-cell>
          <table:table-cell table:formula="of:=[.C356]/1000000" office:value-type="float" office:value="6.3995">
            <text:p>6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48015.87301587">
            <text:p>7748015.87</text:p>
          </table:table-cell>
          <table:table-cell office:value-type="float" office:value="1360">
            <text:p>1360</text:p>
          </table:table-cell>
          <table:table-cell table:formula="of:=[.C357]/1000000" office:value-type="float" office:value="7.74801587301587">
            <text:p>7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08977.27272727">
            <text:p>9508977.27</text:p>
          </table:table-cell>
          <table:table-cell office:value-type="float" office:value="1360">
            <text:p>1360</text:p>
          </table:table-cell>
          <table:table-cell table:formula="of:=[.C358]/1000000" office:value-type="float" office:value="9.50897727272727">
            <text:p>9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91698.41269841">
            <text:p>8691698.41</text:p>
          </table:table-cell>
          <table:table-cell office:value-type="float" office:value="1360">
            <text:p>1360</text:p>
          </table:table-cell>
          <table:table-cell table:formula="of:=[.C359]/1000000" office:value-type="float" office:value="8.69169841269841">
            <text:p>8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99452.17391304">
            <text:p>7499452.17</text:p>
          </table:table-cell>
          <table:table-cell office:value-type="float" office:value="1361">
            <text:p>1361</text:p>
          </table:table-cell>
          <table:table-cell table:formula="of:=[.C360]/1000000" office:value-type="float" office:value="7.49945217391304">
            <text:p>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21034.7826087">
            <text:p>8321034.78</text:p>
          </table:table-cell>
          <table:table-cell office:value-type="float" office:value="1361">
            <text:p>1361</text:p>
          </table:table-cell>
          <table:table-cell table:formula="of:=[.C361]/1000000" office:value-type="float" office:value="8.3210347826087">
            <text:p>8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14500">
            <text:p>5014500</text:p>
          </table:table-cell>
          <table:table-cell office:value-type="float" office:value="1362">
            <text:p>1362</text:p>
          </table:table-cell>
          <table:table-cell table:formula="of:=[.C362]/1000000" office:value-type="float" office:value="5.0145">
            <text:p>5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26823.52941176">
            <text:p>4826823.53</text:p>
          </table:table-cell>
          <table:table-cell office:value-type="float" office:value="1364">
            <text:p>1364</text:p>
          </table:table-cell>
          <table:table-cell table:formula="of:=[.C363]/1000000" office:value-type="float" office:value="4.82682352941176">
            <text:p>4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18679.7752809">
            <text:p>6318679.78</text:p>
          </table:table-cell>
          <table:table-cell office:value-type="float" office:value="1364">
            <text:p>1364</text:p>
          </table:table-cell>
          <table:table-cell table:formula="of:=[.C364]/1000000" office:value-type="float" office:value="6.3186797752809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85066.66666667">
            <text:p>5785066.67</text:p>
          </table:table-cell>
          <table:table-cell office:value-type="float" office:value="1367">
            <text:p>1367</text:p>
          </table:table-cell>
          <table:table-cell table:formula="of:=[.C365]/1000000" office:value-type="float" office:value="5.78506666666667">
            <text:p>5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2101.26582278">
            <text:p>6262101.27</text:p>
          </table:table-cell>
          <table:table-cell office:value-type="float" office:value="1367">
            <text:p>1367</text:p>
          </table:table-cell>
          <table:table-cell table:formula="of:=[.C366]/1000000" office:value-type="float" office:value="6.26210126582278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71500">
            <text:p>12171500</text:p>
          </table:table-cell>
          <table:table-cell office:value-type="float" office:value="1369">
            <text:p>1369</text:p>
          </table:table-cell>
          <table:table-cell table:formula="of:=[.C367]/1000000" office:value-type="float" office:value="12.1715">
            <text:p>12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60894.73684211">
            <text:p>6660894.74</text:p>
          </table:table-cell>
          <table:table-cell office:value-type="float" office:value="1369">
            <text:p>1369</text:p>
          </table:table-cell>
          <table:table-cell table:formula="of:=[.C368]/1000000" office:value-type="float" office:value="6.66089473684211">
            <text:p>6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60518.51851852">
            <text:p>4860518.52</text:p>
          </table:table-cell>
          <table:table-cell office:value-type="float" office:value="1371">
            <text:p>1371</text:p>
          </table:table-cell>
          <table:table-cell table:formula="of:=[.C369]/1000000" office:value-type="float" office:value="4.86051851851852">
            <text:p>4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08405.79710145">
            <text:p>9108405.8</text:p>
          </table:table-cell>
          <table:table-cell office:value-type="float" office:value="1376">
            <text:p>1376</text:p>
          </table:table-cell>
          <table:table-cell table:formula="of:=[.C370]/1000000" office:value-type="float" office:value="9.10840579710145">
            <text:p>9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96196.96969697">
            <text:p>6096196.97</text:p>
          </table:table-cell>
          <table:table-cell office:value-type="float" office:value="1376">
            <text:p>1376</text:p>
          </table:table-cell>
          <table:table-cell table:formula="of:=[.C371]/1000000" office:value-type="float" office:value="6.09619696969697">
            <text:p>6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69600">
            <text:p>4469600</text:p>
          </table:table-cell>
          <table:table-cell office:value-type="float" office:value="1376">
            <text:p>1376</text:p>
          </table:table-cell>
          <table:table-cell table:formula="of:=[.C372]/1000000" office:value-type="float" office:value="4.4696">
            <text:p>4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86487.5">
            <text:p>7186487.5</text:p>
          </table:table-cell>
          <table:table-cell office:value-type="float" office:value="1376">
            <text:p>1376</text:p>
          </table:table-cell>
          <table:table-cell table:formula="of:=[.C373]/1000000" office:value-type="float" office:value="7.1864875">
            <text:p>7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43352.94117647">
            <text:p>5243352.94</text:p>
          </table:table-cell>
          <table:table-cell office:value-type="float" office:value="1376">
            <text:p>1376</text:p>
          </table:table-cell>
          <table:table-cell table:formula="of:=[.C374]/1000000" office:value-type="float" office:value="5.24335294117647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83133.33333333">
            <text:p>5783133.33</text:p>
          </table:table-cell>
          <table:table-cell office:value-type="float" office:value="1376">
            <text:p>1376</text:p>
          </table:table-cell>
          <table:table-cell table:formula="of:=[.C375]/1000000" office:value-type="float" office:value="5.78313333333333">
            <text:p>5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22763.15789474">
            <text:p>5422763.16</text:p>
          </table:table-cell>
          <table:table-cell office:value-type="float" office:value="1376">
            <text:p>1376</text:p>
          </table:table-cell>
          <table:table-cell table:formula="of:=[.C376]/1000000" office:value-type="float" office:value="5.42276315789474">
            <text:p>5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4800">
            <text:p>6324800</text:p>
          </table:table-cell>
          <table:table-cell office:value-type="float" office:value="1381">
            <text:p>1381</text:p>
          </table:table-cell>
          <table:table-cell table:formula="of:=[.C377]/1000000" office:value-type="float" office:value="6.3248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45833.33333333">
            <text:p>9145833.33</text:p>
          </table:table-cell>
          <table:table-cell office:value-type="float" office:value="1381">
            <text:p>1381</text:p>
          </table:table-cell>
          <table:table-cell table:formula="of:=[.C378]/1000000" office:value-type="float" office:value="9.14583333333333">
            <text:p>9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76360.6557377">
            <text:p>7076360.66</text:p>
          </table:table-cell>
          <table:table-cell office:value-type="float" office:value="1381">
            <text:p>1381</text:p>
          </table:table-cell>
          <table:table-cell table:formula="of:=[.C379]/1000000" office:value-type="float" office:value="7.0763606557377">
            <text:p>7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43954.02298851">
            <text:p>7943954.02</text:p>
          </table:table-cell>
          <table:table-cell office:value-type="float" office:value="1381">
            <text:p>1381</text:p>
          </table:table-cell>
          <table:table-cell table:formula="of:=[.C380]/1000000" office:value-type="float" office:value="7.94395402298851">
            <text:p>7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57588.23529412">
            <text:p>4457588.24</text:p>
          </table:table-cell>
          <table:table-cell office:value-type="float" office:value="1381">
            <text:p>1381</text:p>
          </table:table-cell>
          <table:table-cell table:formula="of:=[.C381]/1000000" office:value-type="float" office:value="4.45758823529412">
            <text:p>4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63776.07361963">
            <text:p>9363776.07</text:p>
          </table:table-cell>
          <table:table-cell office:value-type="float" office:value="1382">
            <text:p>1382</text:p>
          </table:table-cell>
          <table:table-cell table:formula="of:=[.C382]/1000000" office:value-type="float" office:value="9.36377607361963">
            <text:p>9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95346.15384615">
            <text:p>8795346.15</text:p>
          </table:table-cell>
          <table:table-cell office:value-type="float" office:value="1387">
            <text:p>1387</text:p>
          </table:table-cell>
          <table:table-cell table:formula="of:=[.C383]/1000000" office:value-type="float" office:value="8.79534615384615">
            <text:p>8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84079.86111111">
            <text:p>8284079.86</text:p>
          </table:table-cell>
          <table:table-cell office:value-type="float" office:value="1387">
            <text:p>1387</text:p>
          </table:table-cell>
          <table:table-cell table:formula="of:=[.C384]/1000000" office:value-type="float" office:value="8.28407986111111">
            <text:p>8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60961.53846154">
            <text:p>7660961.54</text:p>
          </table:table-cell>
          <table:table-cell office:value-type="float" office:value="1387">
            <text:p>1387</text:p>
          </table:table-cell>
          <table:table-cell table:formula="of:=[.C385]/1000000" office:value-type="float" office:value="7.66096153846154">
            <text:p>7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33013.33333333">
            <text:p>6633013.33</text:p>
          </table:table-cell>
          <table:table-cell office:value-type="float" office:value="1391">
            <text:p>1391</text:p>
          </table:table-cell>
          <table:table-cell table:formula="of:=[.C386]/1000000" office:value-type="float" office:value="6.63301333333333">
            <text:p>6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43650">
            <text:p>6343650</text:p>
          </table:table-cell>
          <table:table-cell office:value-type="float" office:value="1391">
            <text:p>1391</text:p>
          </table:table-cell>
          <table:table-cell table:formula="of:=[.C387]/1000000" office:value-type="float" office:value="6.34365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55191.78082192">
            <text:p>5255191.78</text:p>
          </table:table-cell>
          <table:table-cell office:value-type="float" office:value="1391">
            <text:p>1391</text:p>
          </table:table-cell>
          <table:table-cell table:formula="of:=[.C388]/1000000" office:value-type="float" office:value="5.25519178082192">
            <text:p>5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66071.42857143">
            <text:p>5266071.43</text:p>
          </table:table-cell>
          <table:table-cell office:value-type="float" office:value="1397">
            <text:p>1397</text:p>
          </table:table-cell>
          <table:table-cell table:formula="of:=[.C389]/1000000" office:value-type="float" office:value="5.26607142857143">
            <text:p>5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16358.97435897">
            <text:p>6216358.97</text:p>
          </table:table-cell>
          <table:table-cell office:value-type="float" office:value="1397">
            <text:p>1397</text:p>
          </table:table-cell>
          <table:table-cell table:formula="of:=[.C390]/1000000" office:value-type="float" office:value="6.21635897435897">
            <text:p>6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00411.76470588">
            <text:p>3600411.76</text:p>
          </table:table-cell>
          <table:table-cell office:value-type="float" office:value="1397">
            <text:p>1397</text:p>
          </table:table-cell>
          <table:table-cell table:formula="of:=[.C391]/1000000" office:value-type="float" office:value="3.60041176470588">
            <text:p>3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36708.33333333">
            <text:p>8436708.33</text:p>
          </table:table-cell>
          <table:table-cell office:value-type="float" office:value="1398">
            <text:p>1398</text:p>
          </table:table-cell>
          <table:table-cell table:formula="of:=[.C392]/1000000" office:value-type="float" office:value="8.43670833333333">
            <text:p>8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11974.6835443">
            <text:p>7111974.68</text:p>
          </table:table-cell>
          <table:table-cell office:value-type="float" office:value="1398">
            <text:p>1398</text:p>
          </table:table-cell>
          <table:table-cell table:formula="of:=[.C393]/1000000" office:value-type="float" office:value="7.1119746835443">
            <text:p>7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22533.33333333">
            <text:p>5022533.33</text:p>
          </table:table-cell>
          <table:table-cell office:value-type="float" office:value="1398">
            <text:p>1398</text:p>
          </table:table-cell>
          <table:table-cell table:formula="of:=[.C394]/1000000" office:value-type="float" office:value="5.02253333333333">
            <text:p>5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52071.42857143">
            <text:p>4752071.43</text:p>
          </table:table-cell>
          <table:table-cell office:value-type="float" office:value="1398">
            <text:p>1398</text:p>
          </table:table-cell>
          <table:table-cell table:formula="of:=[.C395]/1000000" office:value-type="float" office:value="4.75207142857143">
            <text:p>4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65243.90243902">
            <text:p>7365243.9</text:p>
          </table:table-cell>
          <table:table-cell office:value-type="float" office:value="1398">
            <text:p>1398</text:p>
          </table:table-cell>
          <table:table-cell table:formula="of:=[.C396]/1000000" office:value-type="float" office:value="7.36524390243902">
            <text:p>7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29962.96296296">
            <text:p>7229962.96</text:p>
          </table:table-cell>
          <table:table-cell office:value-type="float" office:value="1398">
            <text:p>1398</text:p>
          </table:table-cell>
          <table:table-cell table:formula="of:=[.C397]/1000000" office:value-type="float" office:value="7.22996296296296">
            <text:p>7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45647.05882353">
            <text:p>4745647.06</text:p>
          </table:table-cell>
          <table:table-cell office:value-type="float" office:value="1398">
            <text:p>1398</text:p>
          </table:table-cell>
          <table:table-cell table:formula="of:=[.C398]/1000000" office:value-type="float" office:value="4.74564705882353">
            <text:p>4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69210.52631579">
            <text:p>4069210.53</text:p>
          </table:table-cell>
          <table:table-cell office:value-type="float" office:value="1398">
            <text:p>1398</text:p>
          </table:table-cell>
          <table:table-cell table:formula="of:=[.C399]/1000000" office:value-type="float" office:value="4.06921052631579">
            <text:p>4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40666.66666667">
            <text:p>5640666.67</text:p>
          </table:table-cell>
          <table:table-cell office:value-type="float" office:value="1398">
            <text:p>1398</text:p>
          </table:table-cell>
          <table:table-cell table:formula="of:=[.C400]/1000000" office:value-type="float" office:value="5.64066666666667">
            <text:p>5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43944.44444444">
            <text:p>5243944.44</text:p>
          </table:table-cell>
          <table:table-cell office:value-type="float" office:value="1398">
            <text:p>1398</text:p>
          </table:table-cell>
          <table:table-cell table:formula="of:=[.C401]/1000000" office:value-type="float" office:value="5.24394444444444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65333.33333333">
            <text:p>5265333.33</text:p>
          </table:table-cell>
          <table:table-cell office:value-type="float" office:value="1398">
            <text:p>1398</text:p>
          </table:table-cell>
          <table:table-cell table:formula="of:=[.C402]/1000000" office:value-type="float" office:value="5.26533333333333">
            <text:p>5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52666.66666667">
            <text:p>4952666.67</text:p>
          </table:table-cell>
          <table:table-cell office:value-type="float" office:value="1401">
            <text:p>1401</text:p>
          </table:table-cell>
          <table:table-cell table:formula="of:=[.C403]/1000000" office:value-type="float" office:value="4.95266666666667">
            <text:p>4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7266.66666667">
            <text:p>4307266.67</text:p>
          </table:table-cell>
          <table:table-cell office:value-type="float" office:value="1401">
            <text:p>1401</text:p>
          </table:table-cell>
          <table:table-cell table:formula="of:=[.C404]/1000000" office:value-type="float" office:value="4.30726666666667">
            <text:p>4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72933.33333333">
            <text:p>3672933.33</text:p>
          </table:table-cell>
          <table:table-cell office:value-type="float" office:value="1401">
            <text:p>1401</text:p>
          </table:table-cell>
          <table:table-cell table:formula="of:=[.C405]/1000000" office:value-type="float" office:value="3.67293333333333">
            <text:p>3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7722.22222222">
            <text:p>4707722.22</text:p>
          </table:table-cell>
          <table:table-cell office:value-type="float" office:value="1412">
            <text:p>1412</text:p>
          </table:table-cell>
          <table:table-cell table:formula="of:=[.C406]/1000000" office:value-type="float" office:value="4.70772222222222">
            <text:p>4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92811.5942029">
            <text:p>4992811.59</text:p>
          </table:table-cell>
          <table:table-cell office:value-type="float" office:value="1415">
            <text:p>1415</text:p>
          </table:table-cell>
          <table:table-cell table:formula="of:=[.C407]/1000000" office:value-type="float" office:value="4.9928115942029">
            <text:p>4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56025.3164557">
            <text:p>6856025.32</text:p>
          </table:table-cell>
          <table:table-cell office:value-type="float" office:value="1415">
            <text:p>1415</text:p>
          </table:table-cell>
          <table:table-cell table:formula="of:=[.C408]/1000000" office:value-type="float" office:value="6.8560253164557">
            <text:p>6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16571.42857143">
            <text:p>5416571.43</text:p>
          </table:table-cell>
          <table:table-cell office:value-type="float" office:value="1420">
            <text:p>1420</text:p>
          </table:table-cell>
          <table:table-cell table:formula="of:=[.C409]/1000000" office:value-type="float" office:value="5.41657142857143">
            <text:p>5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55204.81927711">
            <text:p>8155204.82</text:p>
          </table:table-cell>
          <table:table-cell office:value-type="float" office:value="1420">
            <text:p>1420</text:p>
          </table:table-cell>
          <table:table-cell table:formula="of:=[.C410]/1000000" office:value-type="float" office:value="8.15520481927711">
            <text:p>8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5223.68421053">
            <text:p>6555223.68</text:p>
          </table:table-cell>
          <table:table-cell office:value-type="float" office:value="1422">
            <text:p>1422</text:p>
          </table:table-cell>
          <table:table-cell table:formula="of:=[.C411]/1000000" office:value-type="float" office:value="6.55522368421053">
            <text:p>6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1500">
            <text:p>5741500</text:p>
          </table:table-cell>
          <table:table-cell office:value-type="float" office:value="1422">
            <text:p>1422</text:p>
          </table:table-cell>
          <table:table-cell table:formula="of:=[.C412]/1000000" office:value-type="float" office:value="5.7415">
            <text:p>5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61800">
            <text:p>3961800</text:p>
          </table:table-cell>
          <table:table-cell office:value-type="float" office:value="1422">
            <text:p>1422</text:p>
          </table:table-cell>
          <table:table-cell table:formula="of:=[.C413]/1000000" office:value-type="float" office:value="3.9618">
            <text:p>3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44227.27272727">
            <text:p>6044227.27</text:p>
          </table:table-cell>
          <table:table-cell office:value-type="float" office:value="1422">
            <text:p>1422</text:p>
          </table:table-cell>
          <table:table-cell table:formula="of:=[.C414]/1000000" office:value-type="float" office:value="6.04422727272727">
            <text:p>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7159.42028986">
            <text:p>5777159.42</text:p>
          </table:table-cell>
          <table:table-cell office:value-type="float" office:value="1422">
            <text:p>1422</text:p>
          </table:table-cell>
          <table:table-cell table:formula="of:=[.C415]/1000000" office:value-type="float" office:value="5.77715942028986">
            <text:p>5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1111.11111111">
            <text:p>5211111.11</text:p>
          </table:table-cell>
          <table:table-cell office:value-type="float" office:value="1428">
            <text:p>1428</text:p>
          </table:table-cell>
          <table:table-cell table:formula="of:=[.C416]/1000000" office:value-type="float" office:value="5.21111111111111">
            <text:p>5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22222.22222222">
            <text:p>4622222.22</text:p>
          </table:table-cell>
          <table:table-cell office:value-type="float" office:value="1428">
            <text:p>1428</text:p>
          </table:table-cell>
          <table:table-cell table:formula="of:=[.C417]/1000000" office:value-type="float" office:value="4.62222222222222">
            <text:p>4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42722.22222222">
            <text:p>5242722.22</text:p>
          </table:table-cell>
          <table:table-cell office:value-type="float" office:value="1428">
            <text:p>1428</text:p>
          </table:table-cell>
          <table:table-cell table:formula="of:=[.C418]/1000000" office:value-type="float" office:value="5.24272222222222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2444.44444444">
            <text:p>5402444.44</text:p>
          </table:table-cell>
          <table:table-cell office:value-type="float" office:value="1428">
            <text:p>1428</text:p>
          </table:table-cell>
          <table:table-cell table:formula="of:=[.C419]/1000000" office:value-type="float" office:value="5.40244444444444">
            <text:p>5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85380">
            <text:p>7185380</text:p>
          </table:table-cell>
          <table:table-cell office:value-type="float" office:value="1430">
            <text:p>1430</text:p>
          </table:table-cell>
          <table:table-cell table:formula="of:=[.C420]/1000000" office:value-type="float" office:value="7.18538">
            <text:p>7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2284.09090909">
            <text:p>4852284.09</text:p>
          </table:table-cell>
          <table:table-cell office:value-type="float" office:value="1432">
            <text:p>1432</text:p>
          </table:table-cell>
          <table:table-cell table:formula="of:=[.C421]/1000000" office:value-type="float" office:value="4.85228409090909">
            <text:p>4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2727.27272727">
            <text:p>6262727.27</text:p>
          </table:table-cell>
          <table:table-cell office:value-type="float" office:value="1432">
            <text:p>1432</text:p>
          </table:table-cell>
          <table:table-cell table:formula="of:=[.C422]/1000000" office:value-type="float" office:value="6.26272727272727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4909.09090909">
            <text:p>5004909.09</text:p>
          </table:table-cell>
          <table:table-cell office:value-type="float" office:value="1434">
            <text:p>1434</text:p>
          </table:table-cell>
          <table:table-cell table:formula="of:=[.C423]/1000000" office:value-type="float" office:value="5.00490909090909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75214.28571429">
            <text:p>5675214.29</text:p>
          </table:table-cell>
          <table:table-cell office:value-type="float" office:value="1434">
            <text:p>1434</text:p>
          </table:table-cell>
          <table:table-cell table:formula="of:=[.C424]/1000000" office:value-type="float" office:value="5.67521428571429">
            <text:p>5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8682.92682927">
            <text:p>6308682.93</text:p>
          </table:table-cell>
          <table:table-cell office:value-type="float" office:value="1434">
            <text:p>1434</text:p>
          </table:table-cell>
          <table:table-cell table:formula="of:=[.C425]/1000000" office:value-type="float" office:value="6.30868292682927">
            <text:p>6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91125">
            <text:p>4391125</text:p>
          </table:table-cell>
          <table:table-cell office:value-type="float" office:value="1435">
            <text:p>1435</text:p>
          </table:table-cell>
          <table:table-cell table:formula="of:=[.C426]/1000000" office:value-type="float" office:value="4.391125">
            <text:p>4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67960.52631579">
            <text:p>6067960.53</text:p>
          </table:table-cell>
          <table:table-cell office:value-type="float" office:value="1435">
            <text:p>1435</text:p>
          </table:table-cell>
          <table:table-cell table:formula="of:=[.C427]/1000000" office:value-type="float" office:value="6.06796052631579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65158.62068965">
            <text:p>8165158.62</text:p>
          </table:table-cell>
          <table:table-cell office:value-type="float" office:value="1435">
            <text:p>1435</text:p>
          </table:table-cell>
          <table:table-cell table:formula="of:=[.C428]/1000000" office:value-type="float" office:value="8.16515862068965">
            <text:p>8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64274.19354839">
            <text:p>6064274.19</text:p>
          </table:table-cell>
          <table:table-cell office:value-type="float" office:value="1435">
            <text:p>1435</text:p>
          </table:table-cell>
          <table:table-cell table:formula="of:=[.C429]/1000000" office:value-type="float" office:value="6.06427419354839">
            <text:p>6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27604.9382716">
            <text:p>6727604.94</text:p>
          </table:table-cell>
          <table:table-cell office:value-type="float" office:value="1435">
            <text:p>1435</text:p>
          </table:table-cell>
          <table:table-cell table:formula="of:=[.C430]/1000000" office:value-type="float" office:value="6.7276049382716">
            <text:p>6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13690.14084507">
            <text:p>6813690.14</text:p>
          </table:table-cell>
          <table:table-cell office:value-type="float" office:value="1435">
            <text:p>1435</text:p>
          </table:table-cell>
          <table:table-cell table:formula="of:=[.C431]/1000000" office:value-type="float" office:value="6.81369014084507">
            <text:p>6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17818.18181818">
            <text:p>6417818.18</text:p>
          </table:table-cell>
          <table:table-cell office:value-type="float" office:value="1436">
            <text:p>1436</text:p>
          </table:table-cell>
          <table:table-cell table:formula="of:=[.C432]/1000000" office:value-type="float" office:value="6.41781818181818">
            <text:p>6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45866.66666667">
            <text:p>4645866.67</text:p>
          </table:table-cell>
          <table:table-cell office:value-type="float" office:value="1436">
            <text:p>1436</text:p>
          </table:table-cell>
          <table:table-cell table:formula="of:=[.C433]/1000000" office:value-type="float" office:value="4.64586666666667">
            <text:p>4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66385.54216867">
            <text:p>6766385.54</text:p>
          </table:table-cell>
          <table:table-cell office:value-type="float" office:value="1438">
            <text:p>1438</text:p>
          </table:table-cell>
          <table:table-cell table:formula="of:=[.C434]/1000000" office:value-type="float" office:value="6.76638554216867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30084.3373494">
            <text:p>6630084.34</text:p>
          </table:table-cell>
          <table:table-cell office:value-type="float" office:value="1438">
            <text:p>1438</text:p>
          </table:table-cell>
          <table:table-cell table:formula="of:=[.C435]/1000000" office:value-type="float" office:value="6.6300843373494">
            <text:p>6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54000">
            <text:p>6654000</text:p>
          </table:table-cell>
          <table:table-cell office:value-type="float" office:value="1438">
            <text:p>1438</text:p>
          </table:table-cell>
          <table:table-cell table:formula="of:=[.C436]/1000000" office:value-type="float" office:value="6.654">
            <text:p>6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54148.14814815">
            <text:p>5154148.15</text:p>
          </table:table-cell>
          <table:table-cell office:value-type="float" office:value="1441">
            <text:p>1441</text:p>
          </table:table-cell>
          <table:table-cell table:formula="of:=[.C437]/1000000" office:value-type="float" office:value="5.15414814814815">
            <text:p>5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77144.92753623">
            <text:p>5677144.93</text:p>
          </table:table-cell>
          <table:table-cell office:value-type="float" office:value="1441">
            <text:p>1441</text:p>
          </table:table-cell>
          <table:table-cell table:formula="of:=[.C438]/1000000" office:value-type="float" office:value="5.67714492753623">
            <text:p>5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56419.75308642">
            <text:p>8756419.75</text:p>
          </table:table-cell>
          <table:table-cell office:value-type="float" office:value="1441">
            <text:p>1441</text:p>
          </table:table-cell>
          <table:table-cell table:formula="of:=[.C439]/1000000" office:value-type="float" office:value="8.75641975308642">
            <text:p>8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7898.55072464">
            <text:p>6267898.55</text:p>
          </table:table-cell>
          <table:table-cell office:value-type="float" office:value="1441">
            <text:p>1441</text:p>
          </table:table-cell>
          <table:table-cell table:formula="of:=[.C440]/1000000" office:value-type="float" office:value="6.26789855072464">
            <text:p>6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72168.83116883">
            <text:p>7272168.83</text:p>
          </table:table-cell>
          <table:table-cell office:value-type="float" office:value="1441">
            <text:p>1441</text:p>
          </table:table-cell>
          <table:table-cell table:formula="of:=[.C441]/1000000" office:value-type="float" office:value="7.27216883116883">
            <text:p>7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63866.66666667">
            <text:p>4963866.67</text:p>
          </table:table-cell>
          <table:table-cell office:value-type="float" office:value="1441">
            <text:p>1441</text:p>
          </table:table-cell>
          <table:table-cell table:formula="of:=[.C442]/1000000" office:value-type="float" office:value="4.96386666666667">
            <text:p>4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6642.85714286">
            <text:p>5556642.86</text:p>
          </table:table-cell>
          <table:table-cell office:value-type="float" office:value="1441">
            <text:p>1441</text:p>
          </table:table-cell>
          <table:table-cell table:formula="of:=[.C443]/1000000" office:value-type="float" office:value="5.55664285714286">
            <text:p>5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43777.77777778">
            <text:p>7743777.78</text:p>
          </table:table-cell>
          <table:table-cell office:value-type="float" office:value="1441">
            <text:p>1441</text:p>
          </table:table-cell>
          <table:table-cell table:formula="of:=[.C444]/1000000" office:value-type="float" office:value="7.74377777777778">
            <text:p>7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78000">
            <text:p>4978000</text:p>
          </table:table-cell>
          <table:table-cell office:value-type="float" office:value="1441">
            <text:p>1441</text:p>
          </table:table-cell>
          <table:table-cell table:formula="of:=[.C445]/1000000" office:value-type="float" office:value="4.978">
            <text:p>4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00714.28571429">
            <text:p>4400714.29</text:p>
          </table:table-cell>
          <table:table-cell office:value-type="float" office:value="1443">
            <text:p>1443</text:p>
          </table:table-cell>
          <table:table-cell table:formula="of:=[.C446]/1000000" office:value-type="float" office:value="4.40071428571429">
            <text:p>4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6775.70093458">
            <text:p>5796775.7</text:p>
          </table:table-cell>
          <table:table-cell office:value-type="float" office:value="1443">
            <text:p>1443</text:p>
          </table:table-cell>
          <table:table-cell table:formula="of:=[.C447]/1000000" office:value-type="float" office:value="5.79677570093458">
            <text:p>5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7722.22222222">
            <text:p>5197722.22</text:p>
          </table:table-cell>
          <table:table-cell office:value-type="float" office:value="1443">
            <text:p>1443</text:p>
          </table:table-cell>
          <table:table-cell table:formula="of:=[.C448]/1000000" office:value-type="float" office:value="5.19772222222222">
            <text:p>5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47400">
            <text:p>4847400</text:p>
          </table:table-cell>
          <table:table-cell office:value-type="float" office:value="1443">
            <text:p>1443</text:p>
          </table:table-cell>
          <table:table-cell table:formula="of:=[.C449]/1000000" office:value-type="float" office:value="4.8474">
            <text:p>4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14214.28571429">
            <text:p>4014214.29</text:p>
          </table:table-cell>
          <table:table-cell office:value-type="float" office:value="1444">
            <text:p>1444</text:p>
          </table:table-cell>
          <table:table-cell table:formula="of:=[.C450]/1000000" office:value-type="float" office:value="4.01421428571429">
            <text:p>4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51500">
            <text:p>3951500</text:p>
          </table:table-cell>
          <table:table-cell office:value-type="float" office:value="1444">
            <text:p>1444</text:p>
          </table:table-cell>
          <table:table-cell table:formula="of:=[.C451]/1000000" office:value-type="float" office:value="3.9515">
            <text:p>3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92214.28571429">
            <text:p>5292214.29</text:p>
          </table:table-cell>
          <table:table-cell office:value-type="float" office:value="1444">
            <text:p>1444</text:p>
          </table:table-cell>
          <table:table-cell table:formula="of:=[.C452]/1000000" office:value-type="float" office:value="5.29221428571429">
            <text:p>5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33166.66666667">
            <text:p>4633166.67</text:p>
          </table:table-cell>
          <table:table-cell office:value-type="float" office:value="1445">
            <text:p>1445</text:p>
          </table:table-cell>
          <table:table-cell table:formula="of:=[.C453]/1000000" office:value-type="float" office:value="4.63316666666667">
            <text:p>4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99345.45454545">
            <text:p>7499345.45</text:p>
          </table:table-cell>
          <table:table-cell office:value-type="float" office:value="1448">
            <text:p>1448</text:p>
          </table:table-cell>
          <table:table-cell table:formula="of:=[.C454]/1000000" office:value-type="float" office:value="7.49934545454545">
            <text:p>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42500">
            <text:p>5842500</text:p>
          </table:table-cell>
          <table:table-cell office:value-type="float" office:value="1448">
            <text:p>1448</text:p>
          </table:table-cell>
          <table:table-cell table:formula="of:=[.C455]/1000000" office:value-type="float" office:value="5.8425">
            <text:p>5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25972.22222222">
            <text:p>8125972.22</text:p>
          </table:table-cell>
          <table:table-cell office:value-type="float" office:value="1448">
            <text:p>1448</text:p>
          </table:table-cell>
          <table:table-cell table:formula="of:=[.C456]/1000000" office:value-type="float" office:value="8.12597222222222">
            <text:p>8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7412.6984127">
            <text:p>6457412.7</text:p>
          </table:table-cell>
          <table:table-cell office:value-type="float" office:value="1448">
            <text:p>1448</text:p>
          </table:table-cell>
          <table:table-cell table:formula="of:=[.C457]/1000000" office:value-type="float" office:value="6.4574126984127">
            <text:p>6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46471.42857143">
            <text:p>6646471.43</text:p>
          </table:table-cell>
          <table:table-cell office:value-type="float" office:value="1448">
            <text:p>1448</text:p>
          </table:table-cell>
          <table:table-cell table:formula="of:=[.C458]/1000000" office:value-type="float" office:value="6.64647142857143">
            <text:p>6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56437.5">
            <text:p>8556437.5</text:p>
          </table:table-cell>
          <table:table-cell office:value-type="float" office:value="1448">
            <text:p>1448</text:p>
          </table:table-cell>
          <table:table-cell table:formula="of:=[.C459]/1000000" office:value-type="float" office:value="8.5564375">
            <text:p>8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52637.68115942">
            <text:p>5152637.68</text:p>
          </table:table-cell>
          <table:table-cell office:value-type="float" office:value="1448">
            <text:p>1448</text:p>
          </table:table-cell>
          <table:table-cell table:formula="of:=[.C460]/1000000" office:value-type="float" office:value="5.15263768115942">
            <text:p>5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37200">
            <text:p>4637200</text:p>
          </table:table-cell>
          <table:table-cell office:value-type="float" office:value="1448">
            <text:p>1448</text:p>
          </table:table-cell>
          <table:table-cell table:formula="of:=[.C461]/1000000" office:value-type="float" office:value="4.6372">
            <text:p>4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80157.14285714">
            <text:p>6380157.14</text:p>
          </table:table-cell>
          <table:table-cell office:value-type="float" office:value="1448">
            <text:p>1448</text:p>
          </table:table-cell>
          <table:table-cell table:formula="of:=[.C462]/1000000" office:value-type="float" office:value="6.38015714285714">
            <text:p>6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34777.77777778">
            <text:p>5434777.78</text:p>
          </table:table-cell>
          <table:table-cell office:value-type="float" office:value="1448">
            <text:p>1448</text:p>
          </table:table-cell>
          <table:table-cell table:formula="of:=[.C463]/1000000" office:value-type="float" office:value="5.43477777777778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37835.82089552">
            <text:p>7837835.82</text:p>
          </table:table-cell>
          <table:table-cell office:value-type="float" office:value="1449">
            <text:p>1449</text:p>
          </table:table-cell>
          <table:table-cell table:formula="of:=[.C464]/1000000" office:value-type="float" office:value="7.83783582089552">
            <text:p>7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88353.53535354">
            <text:p>7388353.54</text:p>
          </table:table-cell>
          <table:table-cell office:value-type="float" office:value="1449">
            <text:p>1449</text:p>
          </table:table-cell>
          <table:table-cell table:formula="of:=[.C465]/1000000" office:value-type="float" office:value="7.38835353535354">
            <text:p>7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24552.23880597">
            <text:p>7524552.24</text:p>
          </table:table-cell>
          <table:table-cell office:value-type="float" office:value="1449">
            <text:p>1449</text:p>
          </table:table-cell>
          <table:table-cell table:formula="of:=[.C466]/1000000" office:value-type="float" office:value="7.52455223880597">
            <text:p>7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33616.16161616">
            <text:p>7433616.16</text:p>
          </table:table-cell>
          <table:table-cell office:value-type="float" office:value="1449">
            <text:p>1449</text:p>
          </table:table-cell>
          <table:table-cell table:formula="of:=[.C467]/1000000" office:value-type="float" office:value="7.43361616161616">
            <text:p>7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22298.50746269">
            <text:p>7322298.51</text:p>
          </table:table-cell>
          <table:table-cell office:value-type="float" office:value="1449">
            <text:p>1449</text:p>
          </table:table-cell>
          <table:table-cell table:formula="of:=[.C468]/1000000" office:value-type="float" office:value="7.32229850746269">
            <text:p>7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82929.29292929">
            <text:p>7182929.29</text:p>
          </table:table-cell>
          <table:table-cell office:value-type="float" office:value="1449">
            <text:p>1449</text:p>
          </table:table-cell>
          <table:table-cell table:formula="of:=[.C469]/1000000" office:value-type="float" office:value="7.18292929292929">
            <text:p>7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1746.26865672">
            <text:p>6301746.27</text:p>
          </table:table-cell>
          <table:table-cell office:value-type="float" office:value="1449">
            <text:p>1449</text:p>
          </table:table-cell>
          <table:table-cell table:formula="of:=[.C470]/1000000" office:value-type="float" office:value="6.30174626865672">
            <text:p>6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36676.76767677">
            <text:p>7336676.77</text:p>
          </table:table-cell>
          <table:table-cell office:value-type="float" office:value="1449">
            <text:p>1449</text:p>
          </table:table-cell>
          <table:table-cell table:formula="of:=[.C471]/1000000" office:value-type="float" office:value="7.33667676767677">
            <text:p>7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3317.64705882">
            <text:p>7003317.65</text:p>
          </table:table-cell>
          <table:table-cell office:value-type="float" office:value="1450">
            <text:p>1450</text:p>
          </table:table-cell>
          <table:table-cell table:formula="of:=[.C472]/1000000" office:value-type="float" office:value="7.00331764705882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2047.05882353">
            <text:p>6952047.06</text:p>
          </table:table-cell>
          <table:table-cell office:value-type="float" office:value="1450">
            <text:p>1450</text:p>
          </table:table-cell>
          <table:table-cell table:formula="of:=[.C473]/1000000" office:value-type="float" office:value="6.95204705882353">
            <text:p>6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77917.64705882">
            <text:p>6877917.65</text:p>
          </table:table-cell>
          <table:table-cell office:value-type="float" office:value="1450">
            <text:p>1450</text:p>
          </table:table-cell>
          <table:table-cell table:formula="of:=[.C474]/1000000" office:value-type="float" office:value="6.87791764705882">
            <text:p>6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45800">
            <text:p>6845800</text:p>
          </table:table-cell>
          <table:table-cell office:value-type="float" office:value="1450">
            <text:p>1450</text:p>
          </table:table-cell>
          <table:table-cell table:formula="of:=[.C475]/1000000" office:value-type="float" office:value="6.8458">
            <text:p>6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21066.66666667">
            <text:p>4821066.67</text:p>
          </table:table-cell>
          <table:table-cell office:value-type="float" office:value="1452">
            <text:p>1452</text:p>
          </table:table-cell>
          <table:table-cell table:formula="of:=[.C476]/1000000" office:value-type="float" office:value="4.82106666666667">
            <text:p>4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76142.85714286">
            <text:p>5976142.86</text:p>
          </table:table-cell>
          <table:table-cell office:value-type="float" office:value="1453">
            <text:p>1453</text:p>
          </table:table-cell>
          <table:table-cell table:formula="of:=[.C477]/1000000" office:value-type="float" office:value="5.97614285714286">
            <text:p>5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52572.32704403">
            <text:p>7652572.33</text:p>
          </table:table-cell>
          <table:table-cell office:value-type="float" office:value="1453">
            <text:p>1453</text:p>
          </table:table-cell>
          <table:table-cell table:formula="of:=[.C478]/1000000" office:value-type="float" office:value="7.65257232704403">
            <text:p>7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72507.46268657">
            <text:p>6372507.46</text:p>
          </table:table-cell>
          <table:table-cell office:value-type="float" office:value="1453">
            <text:p>1453</text:p>
          </table:table-cell>
          <table:table-cell table:formula="of:=[.C479]/1000000" office:value-type="float" office:value="6.37250746268657">
            <text:p>6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00161.29032258">
            <text:p>4400161.29</text:p>
          </table:table-cell>
          <table:table-cell office:value-type="float" office:value="1453">
            <text:p>1453</text:p>
          </table:table-cell>
          <table:table-cell table:formula="of:=[.C480]/1000000" office:value-type="float" office:value="4.40016129032258">
            <text:p>4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80500">
            <text:p>3880500</text:p>
          </table:table-cell>
          <table:table-cell office:value-type="float" office:value="1455">
            <text:p>1455</text:p>
          </table:table-cell>
          <table:table-cell table:formula="of:=[.C481]/1000000" office:value-type="float" office:value="3.8805">
            <text:p>3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7000">
            <text:p>4807000</text:p>
          </table:table-cell>
          <table:table-cell office:value-type="float" office:value="1455">
            <text:p>1455</text:p>
          </table:table-cell>
          <table:table-cell table:formula="of:=[.C482]/1000000" office:value-type="float" office:value="4.807">
            <text:p>4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8000">
            <text:p>6258000</text:p>
          </table:table-cell>
          <table:table-cell office:value-type="float" office:value="1456">
            <text:p>1456</text:p>
          </table:table-cell>
          <table:table-cell table:formula="of:=[.C483]/1000000" office:value-type="float" office:value="6.258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2904.76190476">
            <text:p>5372904.76</text:p>
          </table:table-cell>
          <table:table-cell office:value-type="float" office:value="1456">
            <text:p>1456</text:p>
          </table:table-cell>
          <table:table-cell table:formula="of:=[.C484]/1000000" office:value-type="float" office:value="5.37290476190476">
            <text:p>5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29666.66666667">
            <text:p>5529666.67</text:p>
          </table:table-cell>
          <table:table-cell office:value-type="float" office:value="1456">
            <text:p>1456</text:p>
          </table:table-cell>
          <table:table-cell table:formula="of:=[.C485]/1000000" office:value-type="float" office:value="5.52966666666667">
            <text:p>5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37157.57575758">
            <text:p>6337157.58</text:p>
          </table:table-cell>
          <table:table-cell office:value-type="float" office:value="1459">
            <text:p>1459</text:p>
          </table:table-cell>
          <table:table-cell table:formula="of:=[.C486]/1000000" office:value-type="float" office:value="6.33715757575758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63285.71428571">
            <text:p>6663285.71</text:p>
          </table:table-cell>
          <table:table-cell office:value-type="float" office:value="1459">
            <text:p>1459</text:p>
          </table:table-cell>
          <table:table-cell table:formula="of:=[.C487]/1000000" office:value-type="float" office:value="6.66328571428571">
            <text:p>6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73666.66666667">
            <text:p>6273666.67</text:p>
          </table:table-cell>
          <table:table-cell office:value-type="float" office:value="1459">
            <text:p>1459</text:p>
          </table:table-cell>
          <table:table-cell table:formula="of:=[.C488]/1000000" office:value-type="float" office:value="6.27366666666667">
            <text:p>6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2777.77777778">
            <text:p>6432777.78</text:p>
          </table:table-cell>
          <table:table-cell office:value-type="float" office:value="1459">
            <text:p>1459</text:p>
          </table:table-cell>
          <table:table-cell table:formula="of:=[.C489]/1000000" office:value-type="float" office:value="6.43277777777778">
            <text:p>6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65571.42857143">
            <text:p>3865571.43</text:p>
          </table:table-cell>
          <table:table-cell office:value-type="float" office:value="1462">
            <text:p>1462</text:p>
          </table:table-cell>
          <table:table-cell table:formula="of:=[.C490]/1000000" office:value-type="float" office:value="3.86557142857143">
            <text:p>3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79142.85714286">
            <text:p>4579142.86</text:p>
          </table:table-cell>
          <table:table-cell office:value-type="float" office:value="1462">
            <text:p>1462</text:p>
          </table:table-cell>
          <table:table-cell table:formula="of:=[.C491]/1000000" office:value-type="float" office:value="4.57914285714286">
            <text:p>4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53428.57142857">
            <text:p>5253428.57</text:p>
          </table:table-cell>
          <table:table-cell office:value-type="float" office:value="1462">
            <text:p>1462</text:p>
          </table:table-cell>
          <table:table-cell table:formula="of:=[.C492]/1000000" office:value-type="float" office:value="5.25342857142857">
            <text:p>5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39142.85714286">
            <text:p>5139142.86</text:p>
          </table:table-cell>
          <table:table-cell office:value-type="float" office:value="1462">
            <text:p>1462</text:p>
          </table:table-cell>
          <table:table-cell table:formula="of:=[.C493]/1000000" office:value-type="float" office:value="5.13914285714286">
            <text:p>5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20333.33333333">
            <text:p>7520333.33</text:p>
          </table:table-cell>
          <table:table-cell office:value-type="float" office:value="1463">
            <text:p>1463</text:p>
          </table:table-cell>
          <table:table-cell table:formula="of:=[.C494]/1000000" office:value-type="float" office:value="7.52033333333333">
            <text:p>7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5190.47619048">
            <text:p>6105190.48</text:p>
          </table:table-cell>
          <table:table-cell office:value-type="float" office:value="1463">
            <text:p>1463</text:p>
          </table:table-cell>
          <table:table-cell table:formula="of:=[.C495]/1000000" office:value-type="float" office:value="6.10519047619048">
            <text:p>6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40733.33333333">
            <text:p>5940733.33</text:p>
          </table:table-cell>
          <table:table-cell office:value-type="float" office:value="1463">
            <text:p>1463</text:p>
          </table:table-cell>
          <table:table-cell table:formula="of:=[.C496]/1000000" office:value-type="float" office:value="5.94073333333333">
            <text:p>5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88008.62068965">
            <text:p>8988008.62</text:p>
          </table:table-cell>
          <table:table-cell office:value-type="float" office:value="1463">
            <text:p>1463</text:p>
          </table:table-cell>
          <table:table-cell table:formula="of:=[.C497]/1000000" office:value-type="float" office:value="8.98800862068965">
            <text:p>8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38117.64705882">
            <text:p>5638117.65</text:p>
          </table:table-cell>
          <table:table-cell office:value-type="float" office:value="1463">
            <text:p>1463</text:p>
          </table:table-cell>
          <table:table-cell table:formula="of:=[.C498]/1000000" office:value-type="float" office:value="5.63811764705882">
            <text:p>5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41522.52252252">
            <text:p>8241522.52</text:p>
          </table:table-cell>
          <table:table-cell office:value-type="float" office:value="1463">
            <text:p>1463</text:p>
          </table:table-cell>
          <table:table-cell table:formula="of:=[.C499]/1000000" office:value-type="float" office:value="8.24152252252252">
            <text:p>8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19071.42857143">
            <text:p>6419071.43</text:p>
          </table:table-cell>
          <table:table-cell office:value-type="float" office:value="1463">
            <text:p>1463</text:p>
          </table:table-cell>
          <table:table-cell table:formula="of:=[.C500]/1000000" office:value-type="float" office:value="6.41907142857143">
            <text:p>6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53609.375">
            <text:p>8053609.38</text:p>
          </table:table-cell>
          <table:table-cell office:value-type="float" office:value="1463">
            <text:p>1463</text:p>
          </table:table-cell>
          <table:table-cell table:formula="of:=[.C501]/1000000" office:value-type="float" office:value="8.053609375">
            <text:p>8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28191.78082192">
            <text:p>4828191.78</text:p>
          </table:table-cell>
          <table:table-cell office:value-type="float" office:value="1465">
            <text:p>1465</text:p>
          </table:table-cell>
          <table:table-cell table:formula="of:=[.C502]/1000000" office:value-type="float" office:value="4.82819178082192">
            <text:p>4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59408.53658537">
            <text:p>7659408.54</text:p>
          </table:table-cell>
          <table:table-cell office:value-type="float" office:value="1465">
            <text:p>1465</text:p>
          </table:table-cell>
          <table:table-cell table:formula="of:=[.C503]/1000000" office:value-type="float" office:value="7.65940853658537">
            <text:p>7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14109.5890411">
            <text:p>5314109.59</text:p>
          </table:table-cell>
          <table:table-cell office:value-type="float" office:value="1465">
            <text:p>1465</text:p>
          </table:table-cell>
          <table:table-cell table:formula="of:=[.C504]/1000000" office:value-type="float" office:value="5.3141095890411">
            <text:p>5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50018.29268293">
            <text:p>7450018.29</text:p>
          </table:table-cell>
          <table:table-cell office:value-type="float" office:value="1465">
            <text:p>1465</text:p>
          </table:table-cell>
          <table:table-cell table:formula="of:=[.C505]/1000000" office:value-type="float" office:value="7.45001829268293">
            <text:p>7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8136.98630137">
            <text:p>5358136.99</text:p>
          </table:table-cell>
          <table:table-cell office:value-type="float" office:value="1465">
            <text:p>1465</text:p>
          </table:table-cell>
          <table:table-cell table:formula="of:=[.C506]/1000000" office:value-type="float" office:value="5.35813698630137">
            <text:p>5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7945.12195122">
            <text:p>7507945.12</text:p>
          </table:table-cell>
          <table:table-cell office:value-type="float" office:value="1465">
            <text:p>1465</text:p>
          </table:table-cell>
          <table:table-cell table:formula="of:=[.C507]/1000000" office:value-type="float" office:value="7.50794512195122">
            <text:p>7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00571.42857143">
            <text:p>4900571.43</text:p>
          </table:table-cell>
          <table:table-cell office:value-type="float" office:value="1467">
            <text:p>1467</text:p>
          </table:table-cell>
          <table:table-cell table:formula="of:=[.C508]/1000000" office:value-type="float" office:value="4.90057142857143">
            <text:p>4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10081.63265306">
            <text:p>5510081.63</text:p>
          </table:table-cell>
          <table:table-cell office:value-type="float" office:value="1467">
            <text:p>1467</text:p>
          </table:table-cell>
          <table:table-cell table:formula="of:=[.C509]/1000000" office:value-type="float" office:value="5.51008163265306">
            <text:p>5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35294.11764706">
            <text:p>4735294.12</text:p>
          </table:table-cell>
          <table:table-cell office:value-type="float" office:value="1468">
            <text:p>1468</text:p>
          </table:table-cell>
          <table:table-cell table:formula="of:=[.C510]/1000000" office:value-type="float" office:value="4.73529411764706">
            <text:p>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3808.82352941">
            <text:p>6303808.82</text:p>
          </table:table-cell>
          <table:table-cell office:value-type="float" office:value="1471">
            <text:p>1471</text:p>
          </table:table-cell>
          <table:table-cell table:formula="of:=[.C511]/1000000" office:value-type="float" office:value="6.30380882352941">
            <text:p>6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72185.18518519">
            <text:p>4472185.19</text:p>
          </table:table-cell>
          <table:table-cell office:value-type="float" office:value="1471">
            <text:p>1471</text:p>
          </table:table-cell>
          <table:table-cell table:formula="of:=[.C512]/1000000" office:value-type="float" office:value="4.47218518518519">
            <text:p>4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72205.88235294">
            <text:p>6072205.88</text:p>
          </table:table-cell>
          <table:table-cell office:value-type="float" office:value="1471">
            <text:p>1471</text:p>
          </table:table-cell>
          <table:table-cell table:formula="of:=[.C513]/1000000" office:value-type="float" office:value="6.07220588235294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6222.22222222">
            <text:p>5556222.22</text:p>
          </table:table-cell>
          <table:table-cell office:value-type="float" office:value="1471">
            <text:p>1471</text:p>
          </table:table-cell>
          <table:table-cell table:formula="of:=[.C514]/1000000" office:value-type="float" office:value="5.55622222222222">
            <text:p>5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60222.22222222">
            <text:p>4160222.22</text:p>
          </table:table-cell>
          <table:table-cell office:value-type="float" office:value="1471">
            <text:p>1471</text:p>
          </table:table-cell>
          <table:table-cell table:formula="of:=[.C515]/1000000" office:value-type="float" office:value="4.16022222222222">
            <text:p>4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83602.94117647">
            <text:p>6683602.94</text:p>
          </table:table-cell>
          <table:table-cell office:value-type="float" office:value="1471">
            <text:p>1471</text:p>
          </table:table-cell>
          <table:table-cell table:formula="of:=[.C516]/1000000" office:value-type="float" office:value="6.68360294117647">
            <text:p>6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56571.42857143">
            <text:p>4056571.43</text:p>
          </table:table-cell>
          <table:table-cell office:value-type="float" office:value="1472">
            <text:p>1472</text:p>
          </table:table-cell>
          <table:table-cell table:formula="of:=[.C517]/1000000" office:value-type="float" office:value="4.05657142857143">
            <text:p>4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7333.33333333">
            <text:p>4857333.33</text:p>
          </table:table-cell>
          <table:table-cell office:value-type="float" office:value="1472">
            <text:p>1472</text:p>
          </table:table-cell>
          <table:table-cell table:formula="of:=[.C518]/1000000" office:value-type="float" office:value="4.85733333333333">
            <text:p>4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15080.45977012">
            <text:p>6915080.46</text:p>
          </table:table-cell>
          <table:table-cell office:value-type="float" office:value="1473">
            <text:p>1473</text:p>
          </table:table-cell>
          <table:table-cell table:formula="of:=[.C519]/1000000" office:value-type="float" office:value="6.91508045977012">
            <text:p>6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83740.74074074">
            <text:p>5483740.74</text:p>
          </table:table-cell>
          <table:table-cell office:value-type="float" office:value="1473">
            <text:p>1473</text:p>
          </table:table-cell>
          <table:table-cell table:formula="of:=[.C520]/1000000" office:value-type="float" office:value="5.48374074074074">
            <text:p>5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51045.45454545">
            <text:p>6351045.45</text:p>
          </table:table-cell>
          <table:table-cell office:value-type="float" office:value="1473">
            <text:p>1473</text:p>
          </table:table-cell>
          <table:table-cell table:formula="of:=[.C521]/1000000" office:value-type="float" office:value="6.35104545454545">
            <text:p>6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27705.88235294">
            <text:p>5127705.88</text:p>
          </table:table-cell>
          <table:table-cell office:value-type="float" office:value="1473">
            <text:p>1473</text:p>
          </table:table-cell>
          <table:table-cell table:formula="of:=[.C522]/1000000" office:value-type="float" office:value="5.12770588235294">
            <text:p>5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29785.71428571">
            <text:p>3929785.71</text:p>
          </table:table-cell>
          <table:table-cell office:value-type="float" office:value="1474">
            <text:p>1474</text:p>
          </table:table-cell>
          <table:table-cell table:formula="of:=[.C523]/1000000" office:value-type="float" office:value="3.92978571428571">
            <text:p>3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56722.22222222">
            <text:p>4556722.22</text:p>
          </table:table-cell>
          <table:table-cell office:value-type="float" office:value="1474">
            <text:p>1474</text:p>
          </table:table-cell>
          <table:table-cell table:formula="of:=[.C524]/1000000" office:value-type="float" office:value="4.55672222222222">
            <text:p>4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45978.72340425">
            <text:p>8545978.72</text:p>
          </table:table-cell>
          <table:table-cell office:value-type="float" office:value="1474">
            <text:p>1474</text:p>
          </table:table-cell>
          <table:table-cell table:formula="of:=[.C525]/1000000" office:value-type="float" office:value="8.54597872340425">
            <text:p>8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87605.26315789">
            <text:p>4687605.26</text:p>
          </table:table-cell>
          <table:table-cell office:value-type="float" office:value="1474">
            <text:p>1474</text:p>
          </table:table-cell>
          <table:table-cell table:formula="of:=[.C526]/1000000" office:value-type="float" office:value="4.68760526315789">
            <text:p>4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41617.97752809">
            <text:p>5241617.98</text:p>
          </table:table-cell>
          <table:table-cell office:value-type="float" office:value="1474">
            <text:p>1474</text:p>
          </table:table-cell>
          <table:table-cell table:formula="of:=[.C527]/1000000" office:value-type="float" office:value="5.24161797752809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0597.63313609">
            <text:p>5210597.63</text:p>
          </table:table-cell>
          <table:table-cell office:value-type="float" office:value="1475">
            <text:p>1475</text:p>
          </table:table-cell>
          <table:table-cell table:formula="of:=[.C528]/1000000" office:value-type="float" office:value="5.21059763313609">
            <text:p>5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33884.21052632">
            <text:p>5433884.21</text:p>
          </table:table-cell>
          <table:table-cell office:value-type="float" office:value="1475">
            <text:p>1475</text:p>
          </table:table-cell>
          <table:table-cell table:formula="of:=[.C529]/1000000" office:value-type="float" office:value="5.43388421052632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33116.27906977">
            <text:p>6033116.28</text:p>
          </table:table-cell>
          <table:table-cell office:value-type="float" office:value="1475">
            <text:p>1475</text:p>
          </table:table-cell>
          <table:table-cell table:formula="of:=[.C530]/1000000" office:value-type="float" office:value="6.03311627906977">
            <text:p>6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45941.17647059">
            <text:p>5245941.18</text:p>
          </table:table-cell>
          <table:table-cell office:value-type="float" office:value="1475">
            <text:p>1475</text:p>
          </table:table-cell>
          <table:table-cell table:formula="of:=[.C531]/1000000" office:value-type="float" office:value="5.24594117647059">
            <text:p>5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66263.15789474">
            <text:p>7066263.16</text:p>
          </table:table-cell>
          <table:table-cell office:value-type="float" office:value="1475">
            <text:p>1475</text:p>
          </table:table-cell>
          <table:table-cell table:formula="of:=[.C532]/1000000" office:value-type="float" office:value="7.06626315789474">
            <text:p>7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76800">
            <text:p>6276800</text:p>
          </table:table-cell>
          <table:table-cell office:value-type="float" office:value="1475">
            <text:p>1475</text:p>
          </table:table-cell>
          <table:table-cell table:formula="of:=[.C533]/1000000" office:value-type="float" office:value="6.2768">
            <text:p>6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64179.10447761">
            <text:p>5364179.1</text:p>
          </table:table-cell>
          <table:table-cell office:value-type="float" office:value="1476">
            <text:p>1476</text:p>
          </table:table-cell>
          <table:table-cell table:formula="of:=[.C534]/1000000" office:value-type="float" office:value="5.36417910447761">
            <text:p>5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26791.04477612">
            <text:p>5126791.04</text:p>
          </table:table-cell>
          <table:table-cell office:value-type="float" office:value="1476">
            <text:p>1476</text:p>
          </table:table-cell>
          <table:table-cell table:formula="of:=[.C535]/1000000" office:value-type="float" office:value="5.12679104477612">
            <text:p>5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99117.64705882">
            <text:p>3599117.65</text:p>
          </table:table-cell>
          <table:table-cell office:value-type="float" office:value="1476">
            <text:p>1476</text:p>
          </table:table-cell>
          <table:table-cell table:formula="of:=[.C536]/1000000" office:value-type="float" office:value="3.59911764705882">
            <text:p>3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68348.93617021">
            <text:p>8168348.94</text:p>
          </table:table-cell>
          <table:table-cell office:value-type="float" office:value="1477">
            <text:p>1477</text:p>
          </table:table-cell>
          <table:table-cell table:formula="of:=[.C537]/1000000" office:value-type="float" office:value="8.16834893617021">
            <text:p>8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98031.25">
            <text:p>6598031.25</text:p>
          </table:table-cell>
          <table:table-cell office:value-type="float" office:value="1477">
            <text:p>1477</text:p>
          </table:table-cell>
          <table:table-cell table:formula="of:=[.C538]/1000000" office:value-type="float" office:value="6.59803125">
            <text:p>6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79214.28571429">
            <text:p>5179214.29</text:p>
          </table:table-cell>
          <table:table-cell office:value-type="float" office:value="1477">
            <text:p>1477</text:p>
          </table:table-cell>
          <table:table-cell table:formula="of:=[.C539]/1000000" office:value-type="float" office:value="5.17921428571429">
            <text:p>5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64754.38596491">
            <text:p>6464754.39</text:p>
          </table:table-cell>
          <table:table-cell office:value-type="float" office:value="1477">
            <text:p>1477</text:p>
          </table:table-cell>
          <table:table-cell table:formula="of:=[.C540]/1000000" office:value-type="float" office:value="6.46475438596491">
            <text:p>6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94000">
            <text:p>4894000</text:p>
          </table:table-cell>
          <table:table-cell office:value-type="float" office:value="1478">
            <text:p>1478</text:p>
          </table:table-cell>
          <table:table-cell table:formula="of:=[.C541]/1000000" office:value-type="float" office:value="4.894">
            <text:p>4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39217.39130435">
            <text:p>6239217.39</text:p>
          </table:table-cell>
          <table:table-cell office:value-type="float" office:value="1478">
            <text:p>1478</text:p>
          </table:table-cell>
          <table:table-cell table:formula="of:=[.C542]/1000000" office:value-type="float" office:value="6.23921739130435">
            <text:p>6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45492.75362319">
            <text:p>5145492.75</text:p>
          </table:table-cell>
          <table:table-cell office:value-type="float" office:value="1478">
            <text:p>1478</text:p>
          </table:table-cell>
          <table:table-cell table:formula="of:=[.C543]/1000000" office:value-type="float" office:value="5.14549275362319">
            <text:p>5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67512.82051282">
            <text:p>6867512.82</text:p>
          </table:table-cell>
          <table:table-cell office:value-type="float" office:value="1478">
            <text:p>1478</text:p>
          </table:table-cell>
          <table:table-cell table:formula="of:=[.C544]/1000000" office:value-type="float" office:value="6.86751282051282">
            <text:p>6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90266.66666667">
            <text:p>6490266.67</text:p>
          </table:table-cell>
          <table:table-cell office:value-type="float" office:value="1478">
            <text:p>1478</text:p>
          </table:table-cell>
          <table:table-cell table:formula="of:=[.C545]/1000000" office:value-type="float" office:value="6.49026666666667">
            <text:p>6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61361.70212766">
            <text:p>5261361.7</text:p>
          </table:table-cell>
          <table:table-cell office:value-type="float" office:value="1479">
            <text:p>1479</text:p>
          </table:table-cell>
          <table:table-cell table:formula="of:=[.C546]/1000000" office:value-type="float" office:value="5.26136170212766">
            <text:p>5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61066.66666667">
            <text:p>5461066.67</text:p>
          </table:table-cell>
          <table:table-cell office:value-type="float" office:value="1480">
            <text:p>1480</text:p>
          </table:table-cell>
          <table:table-cell table:formula="of:=[.C547]/1000000" office:value-type="float" office:value="5.46106666666667">
            <text:p>5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1000">
            <text:p>6401000</text:p>
          </table:table-cell>
          <table:table-cell office:value-type="float" office:value="1480">
            <text:p>1480</text:p>
          </table:table-cell>
          <table:table-cell table:formula="of:=[.C548]/1000000" office:value-type="float" office:value="6.401">
            <text:p>6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42814.37125748">
            <text:p>6542814.37</text:p>
          </table:table-cell>
          <table:table-cell office:value-type="float" office:value="1480">
            <text:p>1480</text:p>
          </table:table-cell>
          <table:table-cell table:formula="of:=[.C549]/1000000" office:value-type="float" office:value="6.54281437125748">
            <text:p>6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42200">
            <text:p>4842200</text:p>
          </table:table-cell>
          <table:table-cell office:value-type="float" office:value="1481">
            <text:p>1481</text:p>
          </table:table-cell>
          <table:table-cell table:formula="of:=[.C550]/1000000" office:value-type="float" office:value="4.8422">
            <text:p>4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5661.76470588">
            <text:p>5805661.76</text:p>
          </table:table-cell>
          <table:table-cell office:value-type="float" office:value="1483">
            <text:p>1483</text:p>
          </table:table-cell>
          <table:table-cell table:formula="of:=[.C551]/1000000" office:value-type="float" office:value="5.80566176470588">
            <text:p>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76224.24242424">
            <text:p>6876224.24</text:p>
          </table:table-cell>
          <table:table-cell office:value-type="float" office:value="1483">
            <text:p>1483</text:p>
          </table:table-cell>
          <table:table-cell table:formula="of:=[.C552]/1000000" office:value-type="float" office:value="6.87622424242424">
            <text:p>6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30205.88235294">
            <text:p>6130205.88</text:p>
          </table:table-cell>
          <table:table-cell office:value-type="float" office:value="1483">
            <text:p>1483</text:p>
          </table:table-cell>
          <table:table-cell table:formula="of:=[.C553]/1000000" office:value-type="float" office:value="6.13020588235294">
            <text:p>6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8987.87878788">
            <text:p>6408987.88</text:p>
          </table:table-cell>
          <table:table-cell office:value-type="float" office:value="1483">
            <text:p>1483</text:p>
          </table:table-cell>
          <table:table-cell table:formula="of:=[.C554]/1000000" office:value-type="float" office:value="6.40898787878788">
            <text:p>6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15078.78787879">
            <text:p>6715078.79</text:p>
          </table:table-cell>
          <table:table-cell office:value-type="float" office:value="1483">
            <text:p>1483</text:p>
          </table:table-cell>
          <table:table-cell table:formula="of:=[.C555]/1000000" office:value-type="float" office:value="6.71507878787879">
            <text:p>6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14676.47058824">
            <text:p>6314676.47</text:p>
          </table:table-cell>
          <table:table-cell office:value-type="float" office:value="1483">
            <text:p>1483</text:p>
          </table:table-cell>
          <table:table-cell table:formula="of:=[.C556]/1000000" office:value-type="float" office:value="6.31467647058824">
            <text:p>6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47163.63636364">
            <text:p>6547163.64</text:p>
          </table:table-cell>
          <table:table-cell office:value-type="float" office:value="1483">
            <text:p>1483</text:p>
          </table:table-cell>
          <table:table-cell table:formula="of:=[.C557]/1000000" office:value-type="float" office:value="6.54716363636364">
            <text:p>6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0205.88235294">
            <text:p>6000205.88</text:p>
          </table:table-cell>
          <table:table-cell office:value-type="float" office:value="1483">
            <text:p>1483</text:p>
          </table:table-cell>
          <table:table-cell table:formula="of:=[.C558]/1000000" office:value-type="float" office:value="6.00020588235294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13138.29787234">
            <text:p>6813138.3</text:p>
          </table:table-cell>
          <table:table-cell office:value-type="float" office:value="1486">
            <text:p>1486</text:p>
          </table:table-cell>
          <table:table-cell table:formula="of:=[.C559]/1000000" office:value-type="float" office:value="6.81313829787234">
            <text:p>6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81202.12765957">
            <text:p>6981202.13</text:p>
          </table:table-cell>
          <table:table-cell office:value-type="float" office:value="1486">
            <text:p>1486</text:p>
          </table:table-cell>
          <table:table-cell table:formula="of:=[.C560]/1000000" office:value-type="float" office:value="6.98120212765957">
            <text:p>6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69411.76470588">
            <text:p>4669411.76</text:p>
          </table:table-cell>
          <table:table-cell office:value-type="float" office:value="1487">
            <text:p>1487</text:p>
          </table:table-cell>
          <table:table-cell table:formula="of:=[.C561]/1000000" office:value-type="float" office:value="4.66941176470588">
            <text:p>4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53259.25925926">
            <text:p>4553259.26</text:p>
          </table:table-cell>
          <table:table-cell office:value-type="float" office:value="1487">
            <text:p>1487</text:p>
          </table:table-cell>
          <table:table-cell table:formula="of:=[.C562]/1000000" office:value-type="float" office:value="4.55325925925926">
            <text:p>4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67701.2987013">
            <text:p>9967701.3</text:p>
          </table:table-cell>
          <table:table-cell office:value-type="float" office:value="1487">
            <text:p>1487</text:p>
          </table:table-cell>
          <table:table-cell table:formula="of:=[.C563]/1000000" office:value-type="float" office:value="9.9677012987013">
            <text:p>9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2323.52941176">
            <text:p>7402323.53</text:p>
          </table:table-cell>
          <table:table-cell office:value-type="float" office:value="1487">
            <text:p>1487</text:p>
          </table:table-cell>
          <table:table-cell table:formula="of:=[.C564]/1000000" office:value-type="float" office:value="7.40232352941176">
            <text:p>7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19584.41558442">
            <text:p>9019584.42</text:p>
          </table:table-cell>
          <table:table-cell office:value-type="float" office:value="1487">
            <text:p>1487</text:p>
          </table:table-cell>
          <table:table-cell table:formula="of:=[.C565]/1000000" office:value-type="float" office:value="9.01958441558442">
            <text:p>9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13607.84313725">
            <text:p>7213607.84</text:p>
          </table:table-cell>
          <table:table-cell office:value-type="float" office:value="1487">
            <text:p>1487</text:p>
          </table:table-cell>
          <table:table-cell table:formula="of:=[.C566]/1000000" office:value-type="float" office:value="7.21360784313725">
            <text:p>7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77592.92035398">
            <text:p>8077592.92</text:p>
          </table:table-cell>
          <table:table-cell office:value-type="float" office:value="1487">
            <text:p>1487</text:p>
          </table:table-cell>
          <table:table-cell table:formula="of:=[.C567]/1000000" office:value-type="float" office:value="8.07759292035398">
            <text:p>8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90444.44444444">
            <text:p>4390444.44</text:p>
          </table:table-cell>
          <table:table-cell office:value-type="float" office:value="1489">
            <text:p>1489</text:p>
          </table:table-cell>
          <table:table-cell table:formula="of:=[.C568]/1000000" office:value-type="float" office:value="4.39044444444444">
            <text:p>4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1291.66666667">
            <text:p>5931291.67</text:p>
          </table:table-cell>
          <table:table-cell office:value-type="float" office:value="1489">
            <text:p>1489</text:p>
          </table:table-cell>
          <table:table-cell table:formula="of:=[.C569]/1000000" office:value-type="float" office:value="5.93129166666667">
            <text:p>5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23812.5">
            <text:p>4423812.5</text:p>
          </table:table-cell>
          <table:table-cell office:value-type="float" office:value="1489">
            <text:p>1489</text:p>
          </table:table-cell>
          <table:table-cell table:formula="of:=[.C570]/1000000" office:value-type="float" office:value="4.4238125">
            <text:p>4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28928.57142857">
            <text:p>4228928.57</text:p>
          </table:table-cell>
          <table:table-cell office:value-type="float" office:value="1489">
            <text:p>1489</text:p>
          </table:table-cell>
          <table:table-cell table:formula="of:=[.C571]/1000000" office:value-type="float" office:value="4.22892857142857">
            <text:p>4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37768.51851852">
            <text:p>9737768.52</text:p>
          </table:table-cell>
          <table:table-cell office:value-type="float" office:value="1489">
            <text:p>1489</text:p>
          </table:table-cell>
          <table:table-cell table:formula="of:=[.C572]/1000000" office:value-type="float" office:value="9.73776851851852">
            <text:p>9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37000">
            <text:p>7437000</text:p>
          </table:table-cell>
          <table:table-cell office:value-type="float" office:value="1489">
            <text:p>1489</text:p>
          </table:table-cell>
          <table:table-cell table:formula="of:=[.C573]/1000000" office:value-type="float" office:value="7.437">
            <text:p>7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81473.68421053">
            <text:p>4581473.68</text:p>
          </table:table-cell>
          <table:table-cell office:value-type="float" office:value="1489">
            <text:p>1489</text:p>
          </table:table-cell>
          <table:table-cell table:formula="of:=[.C574]/1000000" office:value-type="float" office:value="4.58147368421053">
            <text:p>4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00857.14285714">
            <text:p>4400857.14</text:p>
          </table:table-cell>
          <table:table-cell office:value-type="float" office:value="1489">
            <text:p>1489</text:p>
          </table:table-cell>
          <table:table-cell table:formula="of:=[.C575]/1000000" office:value-type="float" office:value="4.40085714285714">
            <text:p>4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6714.28571429">
            <text:p>5806714.29</text:p>
          </table:table-cell>
          <table:table-cell office:value-type="float" office:value="1489">
            <text:p>1489</text:p>
          </table:table-cell>
          <table:table-cell table:formula="of:=[.C576]/1000000" office:value-type="float" office:value="5.80671428571429">
            <text:p>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55950">
            <text:p>6655950</text:p>
          </table:table-cell>
          <table:table-cell office:value-type="float" office:value="1491">
            <text:p>1491</text:p>
          </table:table-cell>
          <table:table-cell table:formula="of:=[.C577]/1000000" office:value-type="float" office:value="6.65595">
            <text:p>6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0521.73913043">
            <text:p>5880521.74</text:p>
          </table:table-cell>
          <table:table-cell office:value-type="float" office:value="1491">
            <text:p>1491</text:p>
          </table:table-cell>
          <table:table-cell table:formula="of:=[.C578]/1000000" office:value-type="float" office:value="5.88052173913043">
            <text:p>5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76346.15384615">
            <text:p>5076346.15</text:p>
          </table:table-cell>
          <table:table-cell office:value-type="float" office:value="1491">
            <text:p>1491</text:p>
          </table:table-cell>
          <table:table-cell table:formula="of:=[.C579]/1000000" office:value-type="float" office:value="5.07634615384615">
            <text:p>5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71979.16666667">
            <text:p>8171979.17</text:p>
          </table:table-cell>
          <table:table-cell office:value-type="float" office:value="1491">
            <text:p>1491</text:p>
          </table:table-cell>
          <table:table-cell table:formula="of:=[.C580]/1000000" office:value-type="float" office:value="8.17197916666667">
            <text:p>8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34000">
            <text:p>4634000</text:p>
          </table:table-cell>
          <table:table-cell office:value-type="float" office:value="1491">
            <text:p>1491</text:p>
          </table:table-cell>
          <table:table-cell table:formula="of:=[.C581]/1000000" office:value-type="float" office:value="4.634">
            <text:p>4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45133.33333333">
            <text:p>4745133.33</text:p>
          </table:table-cell>
          <table:table-cell office:value-type="float" office:value="1492">
            <text:p>1492</text:p>
          </table:table-cell>
          <table:table-cell table:formula="of:=[.C582]/1000000" office:value-type="float" office:value="4.74513333333333">
            <text:p>4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65066.66666667">
            <text:p>8565066.67</text:p>
          </table:table-cell>
          <table:table-cell office:value-type="float" office:value="1493">
            <text:p>1493</text:p>
          </table:table-cell>
          <table:table-cell table:formula="of:=[.C583]/1000000" office:value-type="float" office:value="8.56506666666667">
            <text:p>8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73600">
            <text:p>7073600</text:p>
          </table:table-cell>
          <table:table-cell office:value-type="float" office:value="1493">
            <text:p>1493</text:p>
          </table:table-cell>
          <table:table-cell table:formula="of:=[.C584]/1000000" office:value-type="float" office:value="7.0736">
            <text:p>7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88923.80952381">
            <text:p>9088923.81</text:p>
          </table:table-cell>
          <table:table-cell office:value-type="float" office:value="1493">
            <text:p>1493</text:p>
          </table:table-cell>
          <table:table-cell table:formula="of:=[.C585]/1000000" office:value-type="float" office:value="9.08892380952381">
            <text:p>9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71379.31034483">
            <text:p>6771379.31</text:p>
          </table:table-cell>
          <table:table-cell office:value-type="float" office:value="1493">
            <text:p>1493</text:p>
          </table:table-cell>
          <table:table-cell table:formula="of:=[.C586]/1000000" office:value-type="float" office:value="6.77137931034483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86950.2487562">
            <text:p>12386950.25</text:p>
          </table:table-cell>
          <table:table-cell office:value-type="float" office:value="1493">
            <text:p>1493</text:p>
          </table:table-cell>
          <table:table-cell table:formula="of:=[.C587]/1000000" office:value-type="float" office:value="12.3869502487562">
            <text:p>12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12873.68421053">
            <text:p>6712873.68</text:p>
          </table:table-cell>
          <table:table-cell office:value-type="float" office:value="1493">
            <text:p>1493</text:p>
          </table:table-cell>
          <table:table-cell table:formula="of:=[.C588]/1000000" office:value-type="float" office:value="6.71287368421053">
            <text:p>6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81352.94117647">
            <text:p>3981352.94</text:p>
          </table:table-cell>
          <table:table-cell office:value-type="float" office:value="1494">
            <text:p>1494</text:p>
          </table:table-cell>
          <table:table-cell table:formula="of:=[.C589]/1000000" office:value-type="float" office:value="3.98135294117647">
            <text:p>3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85388.88888889">
            <text:p>4985388.89</text:p>
          </table:table-cell>
          <table:table-cell office:value-type="float" office:value="1494">
            <text:p>1494</text:p>
          </table:table-cell>
          <table:table-cell table:formula="of:=[.C590]/1000000" office:value-type="float" office:value="4.98538888888889">
            <text:p>4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46000">
            <text:p>5346000</text:p>
          </table:table-cell>
          <table:table-cell office:value-type="float" office:value="1494">
            <text:p>1494</text:p>
          </table:table-cell>
          <table:table-cell table:formula="of:=[.C591]/1000000" office:value-type="float" office:value="5.346">
            <text:p>5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62600">
            <text:p>3962600</text:p>
          </table:table-cell>
          <table:table-cell office:value-type="float" office:value="1494">
            <text:p>1494</text:p>
          </table:table-cell>
          <table:table-cell table:formula="of:=[.C592]/1000000" office:value-type="float" office:value="3.9626">
            <text:p>3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37867.34693878">
            <text:p>6637867.35</text:p>
          </table:table-cell>
          <table:table-cell office:value-type="float" office:value="1494">
            <text:p>1494</text:p>
          </table:table-cell>
          <table:table-cell table:formula="of:=[.C593]/1000000" office:value-type="float" office:value="6.63786734693878">
            <text:p>6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68800">
            <text:p>5568800</text:p>
          </table:table-cell>
          <table:table-cell office:value-type="float" office:value="1495">
            <text:p>1495</text:p>
          </table:table-cell>
          <table:table-cell table:formula="of:=[.C594]/1000000" office:value-type="float" office:value="5.5688">
            <text:p>5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70433.33333333">
            <text:p>5170433.33</text:p>
          </table:table-cell>
          <table:table-cell office:value-type="float" office:value="1495">
            <text:p>1495</text:p>
          </table:table-cell>
          <table:table-cell table:formula="of:=[.C595]/1000000" office:value-type="float" office:value="5.17043333333333">
            <text:p>5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43529.41176471">
            <text:p>4543529.41</text:p>
          </table:table-cell>
          <table:table-cell office:value-type="float" office:value="1495">
            <text:p>1495</text:p>
          </table:table-cell>
          <table:table-cell table:formula="of:=[.C596]/1000000" office:value-type="float" office:value="4.54352941176471">
            <text:p>4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98600">
            <text:p>4598600</text:p>
          </table:table-cell>
          <table:table-cell office:value-type="float" office:value="1495">
            <text:p>1495</text:p>
          </table:table-cell>
          <table:table-cell table:formula="of:=[.C597]/1000000" office:value-type="float" office:value="4.5986">
            <text:p>4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5333.33333333">
            <text:p>4805333.33</text:p>
          </table:table-cell>
          <table:table-cell office:value-type="float" office:value="1495">
            <text:p>1495</text:p>
          </table:table-cell>
          <table:table-cell table:formula="of:=[.C598]/1000000" office:value-type="float" office:value="4.80533333333333">
            <text:p>4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35857.14285714">
            <text:p>4835857.14</text:p>
          </table:table-cell>
          <table:table-cell office:value-type="float" office:value="1495">
            <text:p>1495</text:p>
          </table:table-cell>
          <table:table-cell table:formula="of:=[.C599]/1000000" office:value-type="float" office:value="4.83585714285714">
            <text:p>4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29117.64705882">
            <text:p>5029117.65</text:p>
          </table:table-cell>
          <table:table-cell office:value-type="float" office:value="1495">
            <text:p>1495</text:p>
          </table:table-cell>
          <table:table-cell table:formula="of:=[.C600]/1000000" office:value-type="float" office:value="5.02911764705882">
            <text:p>5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4772.72727273">
            <text:p>4934772.73</text:p>
          </table:table-cell>
          <table:table-cell office:value-type="float" office:value="1496">
            <text:p>1496</text:p>
          </table:table-cell>
          <table:table-cell table:formula="of:=[.C601]/1000000" office:value-type="float" office:value="4.93477272727273">
            <text:p>4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43746.26865672">
            <text:p>5143746.27</text:p>
          </table:table-cell>
          <table:table-cell office:value-type="float" office:value="1498">
            <text:p>1498</text:p>
          </table:table-cell>
          <table:table-cell table:formula="of:=[.C602]/1000000" office:value-type="float" office:value="5.14374626865672">
            <text:p>5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71022.85714286">
            <text:p>6671022.86</text:p>
          </table:table-cell>
          <table:table-cell office:value-type="float" office:value="1498">
            <text:p>1498</text:p>
          </table:table-cell>
          <table:table-cell table:formula="of:=[.C603]/1000000" office:value-type="float" office:value="6.67102285714286">
            <text:p>6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50766.66666667">
            <text:p>4250766.67</text:p>
          </table:table-cell>
          <table:table-cell office:value-type="float" office:value="1500">
            <text:p>1500</text:p>
          </table:table-cell>
          <table:table-cell table:formula="of:=[.C604]/1000000" office:value-type="float" office:value="4.25076666666667">
            <text:p>4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10000">
            <text:p>4810000</text:p>
          </table:table-cell>
          <table:table-cell office:value-type="float" office:value="1500">
            <text:p>1500</text:p>
          </table:table-cell>
          <table:table-cell table:formula="of:=[.C605]/1000000" office:value-type="float" office:value="4.81">
            <text:p>4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1083.33333333">
            <text:p>7601083.33</text:p>
          </table:table-cell>
          <table:table-cell office:value-type="float" office:value="1501">
            <text:p>1501</text:p>
          </table:table-cell>
          <table:table-cell table:formula="of:=[.C606]/1000000" office:value-type="float" office:value="7.60108333333333">
            <text:p>7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95187.13450292">
            <text:p>6895187.13</text:p>
          </table:table-cell>
          <table:table-cell office:value-type="float" office:value="1501">
            <text:p>1501</text:p>
          </table:table-cell>
          <table:table-cell table:formula="of:=[.C607]/1000000" office:value-type="float" office:value="6.89518713450292">
            <text:p>6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38370.78651685">
            <text:p>5238370.79</text:p>
          </table:table-cell>
          <table:table-cell office:value-type="float" office:value="1503">
            <text:p>1503</text:p>
          </table:table-cell>
          <table:table-cell table:formula="of:=[.C608]/1000000" office:value-type="float" office:value="5.23837078651685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66000">
            <text:p>5566000</text:p>
          </table:table-cell>
          <table:table-cell office:value-type="float" office:value="1504">
            <text:p>1504</text:p>
          </table:table-cell>
          <table:table-cell table:formula="of:=[.C609]/1000000" office:value-type="float" office:value="5.566">
            <text:p>5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54903.55329949">
            <text:p>8454903.55</text:p>
          </table:table-cell>
          <table:table-cell office:value-type="float" office:value="1504">
            <text:p>1504</text:p>
          </table:table-cell>
          <table:table-cell table:formula="of:=[.C610]/1000000" office:value-type="float" office:value="8.45490355329949">
            <text:p>8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97960">
            <text:p>7197960</text:p>
          </table:table-cell>
          <table:table-cell office:value-type="float" office:value="1504">
            <text:p>1504</text:p>
          </table:table-cell>
          <table:table-cell table:formula="of:=[.C611]/1000000" office:value-type="float" office:value="7.19796">
            <text:p>7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38785.71428571">
            <text:p>4338785.71</text:p>
          </table:table-cell>
          <table:table-cell office:value-type="float" office:value="1506">
            <text:p>1506</text:p>
          </table:table-cell>
          <table:table-cell table:formula="of:=[.C612]/1000000" office:value-type="float" office:value="4.33878571428571">
            <text:p>4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89357.14285714">
            <text:p>4089357.14</text:p>
          </table:table-cell>
          <table:table-cell office:value-type="float" office:value="1506">
            <text:p>1506</text:p>
          </table:table-cell>
          <table:table-cell table:formula="of:=[.C613]/1000000" office:value-type="float" office:value="4.08935714285714">
            <text:p>4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18851.85185185">
            <text:p>4918851.85</text:p>
          </table:table-cell>
          <table:table-cell office:value-type="float" office:value="1507">
            <text:p>1507</text:p>
          </table:table-cell>
          <table:table-cell table:formula="of:=[.C614]/1000000" office:value-type="float" office:value="4.91885185185185">
            <text:p>4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73071.42857143">
            <text:p>5073071.43</text:p>
          </table:table-cell>
          <table:table-cell office:value-type="float" office:value="1507">
            <text:p>1507</text:p>
          </table:table-cell>
          <table:table-cell table:formula="of:=[.C615]/1000000" office:value-type="float" office:value="5.07307142857143">
            <text:p>5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90296.2962963">
            <text:p>4990296.3</text:p>
          </table:table-cell>
          <table:table-cell office:value-type="float" office:value="1507">
            <text:p>1507</text:p>
          </table:table-cell>
          <table:table-cell table:formula="of:=[.C616]/1000000" office:value-type="float" office:value="4.9902962962963">
            <text:p>4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05000">
            <text:p>5105000</text:p>
          </table:table-cell>
          <table:table-cell office:value-type="float" office:value="1507">
            <text:p>1507</text:p>
          </table:table-cell>
          <table:table-cell table:formula="of:=[.C617]/1000000" office:value-type="float" office:value="5.105">
            <text:p>5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29475.6097561">
            <text:p>7429475.61</text:p>
          </table:table-cell>
          <table:table-cell office:value-type="float" office:value="1508">
            <text:p>1508</text:p>
          </table:table-cell>
          <table:table-cell table:formula="of:=[.C618]/1000000" office:value-type="float" office:value="7.4294756097561">
            <text:p>7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46656.25">
            <text:p>6546656.25</text:p>
          </table:table-cell>
          <table:table-cell office:value-type="float" office:value="1508">
            <text:p>1508</text:p>
          </table:table-cell>
          <table:table-cell table:formula="of:=[.C619]/1000000" office:value-type="float" office:value="6.54665625">
            <text:p>6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23674.15730337">
            <text:p>5923674.16</text:p>
          </table:table-cell>
          <table:table-cell office:value-type="float" office:value="1508">
            <text:p>1508</text:p>
          </table:table-cell>
          <table:table-cell table:formula="of:=[.C620]/1000000" office:value-type="float" office:value="5.92367415730337">
            <text:p>5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48400">
            <text:p>4248400</text:p>
          </table:table-cell>
          <table:table-cell office:value-type="float" office:value="1508">
            <text:p>1508</text:p>
          </table:table-cell>
          <table:table-cell table:formula="of:=[.C621]/1000000" office:value-type="float" office:value="4.2484">
            <text:p>4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09453.125">
            <text:p>6809453.13</text:p>
          </table:table-cell>
          <table:table-cell office:value-type="float" office:value="1509">
            <text:p>1509</text:p>
          </table:table-cell>
          <table:table-cell table:formula="of:=[.C622]/1000000" office:value-type="float" office:value="6.809453125">
            <text:p>6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50558.28220859">
            <text:p>7050558.28</text:p>
          </table:table-cell>
          <table:table-cell office:value-type="float" office:value="1509">
            <text:p>1509</text:p>
          </table:table-cell>
          <table:table-cell table:formula="of:=[.C623]/1000000" office:value-type="float" office:value="7.05055828220859">
            <text:p>7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34728.81355932">
            <text:p>7134728.81</text:p>
          </table:table-cell>
          <table:table-cell office:value-type="float" office:value="1509">
            <text:p>1509</text:p>
          </table:table-cell>
          <table:table-cell table:formula="of:=[.C624]/1000000" office:value-type="float" office:value="7.13472881355932">
            <text:p>7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30154.76190476">
            <text:p>8530154.76</text:p>
          </table:table-cell>
          <table:table-cell office:value-type="float" office:value="1509">
            <text:p>1509</text:p>
          </table:table-cell>
          <table:table-cell table:formula="of:=[.C625]/1000000" office:value-type="float" office:value="8.53015476190476">
            <text:p>8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69294.11764706">
            <text:p>4369294.12</text:p>
          </table:table-cell>
          <table:table-cell office:value-type="float" office:value="1509">
            <text:p>1509</text:p>
          </table:table-cell>
          <table:table-cell table:formula="of:=[.C626]/1000000" office:value-type="float" office:value="4.36929411764706">
            <text:p>4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50046.875">
            <text:p>9350046.88</text:p>
          </table:table-cell>
          <table:table-cell office:value-type="float" office:value="1509">
            <text:p>1509</text:p>
          </table:table-cell>
          <table:table-cell table:formula="of:=[.C627]/1000000" office:value-type="float" office:value="9.350046875">
            <text:p>9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35803.03030303">
            <text:p>7235803.03</text:p>
          </table:table-cell>
          <table:table-cell office:value-type="float" office:value="1509">
            <text:p>1509</text:p>
          </table:table-cell>
          <table:table-cell table:formula="of:=[.C628]/1000000" office:value-type="float" office:value="7.23580303030303">
            <text:p>7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46394.73684211">
            <text:p>6546394.74</text:p>
          </table:table-cell>
          <table:table-cell office:value-type="float" office:value="1511">
            <text:p>1511</text:p>
          </table:table-cell>
          <table:table-cell table:formula="of:=[.C629]/1000000" office:value-type="float" office:value="6.54639473684211">
            <text:p>6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9174.41860465">
            <text:p>6459174.42</text:p>
          </table:table-cell>
          <table:table-cell office:value-type="float" office:value="1511">
            <text:p>1511</text:p>
          </table:table-cell>
          <table:table-cell table:formula="of:=[.C630]/1000000" office:value-type="float" office:value="6.45917441860465">
            <text:p>6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43071.42857143">
            <text:p>6043071.43</text:p>
          </table:table-cell>
          <table:table-cell office:value-type="float" office:value="1513">
            <text:p>1513</text:p>
          </table:table-cell>
          <table:table-cell table:formula="of:=[.C631]/1000000" office:value-type="float" office:value="6.04307142857143">
            <text:p>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26470.58823529">
            <text:p>4626470.59</text:p>
          </table:table-cell>
          <table:table-cell office:value-type="float" office:value="1513">
            <text:p>1513</text:p>
          </table:table-cell>
          <table:table-cell table:formula="of:=[.C632]/1000000" office:value-type="float" office:value="4.62647058823529">
            <text:p>4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60481.48148148">
            <text:p>5460481.48</text:p>
          </table:table-cell>
          <table:table-cell office:value-type="float" office:value="1513">
            <text:p>1513</text:p>
          </table:table-cell>
          <table:table-cell table:formula="of:=[.C633]/1000000" office:value-type="float" office:value="5.46048148148148">
            <text:p>5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32500">
            <text:p>5232500</text:p>
          </table:table-cell>
          <table:table-cell office:value-type="float" office:value="1514">
            <text:p>1514</text:p>
          </table:table-cell>
          <table:table-cell table:formula="of:=[.C634]/1000000" office:value-type="float" office:value="5.2325">
            <text:p>5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35000">
            <text:p>4335000</text:p>
          </table:table-cell>
          <table:table-cell office:value-type="float" office:value="1514">
            <text:p>1514</text:p>
          </table:table-cell>
          <table:table-cell table:formula="of:=[.C635]/1000000" office:value-type="float" office:value="4.335">
            <text:p>4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21856.50224215">
            <text:p>9021856.5</text:p>
          </table:table-cell>
          <table:table-cell office:value-type="float" office:value="1515">
            <text:p>1515</text:p>
          </table:table-cell>
          <table:table-cell table:formula="of:=[.C636]/1000000" office:value-type="float" office:value="9.02185650224215">
            <text:p>9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3000">
            <text:p>5373000</text:p>
          </table:table-cell>
          <table:table-cell office:value-type="float" office:value="1515">
            <text:p>1515</text:p>
          </table:table-cell>
          <table:table-cell table:formula="of:=[.C637]/1000000" office:value-type="float" office:value="5.373">
            <text:p>5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3357.14285714">
            <text:p>4203357.14</text:p>
          </table:table-cell>
          <table:table-cell office:value-type="float" office:value="1515">
            <text:p>1515</text:p>
          </table:table-cell>
          <table:table-cell table:formula="of:=[.C638]/1000000" office:value-type="float" office:value="4.20335714285714">
            <text:p>4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0820.89552239">
            <text:p>5200820.9</text:p>
          </table:table-cell>
          <table:table-cell office:value-type="float" office:value="1515">
            <text:p>1515</text:p>
          </table:table-cell>
          <table:table-cell table:formula="of:=[.C639]/1000000" office:value-type="float" office:value="5.20082089552239">
            <text:p>5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0894.73684211">
            <text:p>5400894.74</text:p>
          </table:table-cell>
          <table:table-cell office:value-type="float" office:value="1515">
            <text:p>1515</text:p>
          </table:table-cell>
          <table:table-cell table:formula="of:=[.C640]/1000000" office:value-type="float" office:value="5.40089473684211">
            <text:p>5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88941.17647059">
            <text:p>5688941.18</text:p>
          </table:table-cell>
          <table:table-cell office:value-type="float" office:value="1515">
            <text:p>1515</text:p>
          </table:table-cell>
          <table:table-cell table:formula="of:=[.C641]/1000000" office:value-type="float" office:value="5.68894117647059">
            <text:p>5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57697.6744186">
            <text:p>7757697.67</text:p>
          </table:table-cell>
          <table:table-cell office:value-type="float" office:value="1515">
            <text:p>1515</text:p>
          </table:table-cell>
          <table:table-cell table:formula="of:=[.C642]/1000000" office:value-type="float" office:value="7.7576976744186">
            <text:p>7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76600">
            <text:p>6276600</text:p>
          </table:table-cell>
          <table:table-cell office:value-type="float" office:value="1515">
            <text:p>1515</text:p>
          </table:table-cell>
          <table:table-cell table:formula="of:=[.C643]/1000000" office:value-type="float" office:value="6.2766">
            <text:p>6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81542.1686747">
            <text:p>7481542.17</text:p>
          </table:table-cell>
          <table:table-cell office:value-type="float" office:value="1515">
            <text:p>1515</text:p>
          </table:table-cell>
          <table:table-cell table:formula="of:=[.C644]/1000000" office:value-type="float" office:value="7.4815421686747">
            <text:p>7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56656.71641791">
            <text:p>7056656.72</text:p>
          </table:table-cell>
          <table:table-cell office:value-type="float" office:value="1515">
            <text:p>1515</text:p>
          </table:table-cell>
          <table:table-cell table:formula="of:=[.C645]/1000000" office:value-type="float" office:value="7.05665671641791">
            <text:p>7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22941.17647059">
            <text:p>5022941.18</text:p>
          </table:table-cell>
          <table:table-cell office:value-type="float" office:value="1515">
            <text:p>1515</text:p>
          </table:table-cell>
          <table:table-cell table:formula="of:=[.C646]/1000000" office:value-type="float" office:value="5.02294117647059">
            <text:p>5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33079.54545455">
            <text:p>7533079.55</text:p>
          </table:table-cell>
          <table:table-cell office:value-type="float" office:value="1515">
            <text:p>1515</text:p>
          </table:table-cell>
          <table:table-cell table:formula="of:=[.C647]/1000000" office:value-type="float" office:value="7.53307954545455">
            <text:p>7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5117.64705882">
            <text:p>5815117.65</text:p>
          </table:table-cell>
          <table:table-cell office:value-type="float" office:value="1516">
            <text:p>1516</text:p>
          </table:table-cell>
          <table:table-cell table:formula="of:=[.C648]/1000000" office:value-type="float" office:value="5.81511764705882">
            <text:p>5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17300">
            <text:p>5717300</text:p>
          </table:table-cell>
          <table:table-cell office:value-type="float" office:value="1518">
            <text:p>1518</text:p>
          </table:table-cell>
          <table:table-cell table:formula="of:=[.C649]/1000000" office:value-type="float" office:value="5.7173">
            <text:p>5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2750">
            <text:p>5752750</text:p>
          </table:table-cell>
          <table:table-cell office:value-type="float" office:value="1518">
            <text:p>1518</text:p>
          </table:table-cell>
          <table:table-cell table:formula="of:=[.C650]/1000000" office:value-type="float" office:value="5.75275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31900">
            <text:p>5131900</text:p>
          </table:table-cell>
          <table:table-cell office:value-type="float" office:value="1518">
            <text:p>1518</text:p>
          </table:table-cell>
          <table:table-cell table:formula="of:=[.C651]/1000000" office:value-type="float" office:value="5.1319">
            <text:p>5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31823.52941176">
            <text:p>4831823.53</text:p>
          </table:table-cell>
          <table:table-cell office:value-type="float" office:value="1520">
            <text:p>1520</text:p>
          </table:table-cell>
          <table:table-cell table:formula="of:=[.C652]/1000000" office:value-type="float" office:value="4.83182352941176">
            <text:p>4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27722.22222222">
            <text:p>6927722.22</text:p>
          </table:table-cell>
          <table:table-cell office:value-type="float" office:value="1521">
            <text:p>1521</text:p>
          </table:table-cell>
          <table:table-cell table:formula="of:=[.C653]/1000000" office:value-type="float" office:value="6.92772222222222">
            <text:p>6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80076.92307692">
            <text:p>5580076.92</text:p>
          </table:table-cell>
          <table:table-cell office:value-type="float" office:value="1522">
            <text:p>1522</text:p>
          </table:table-cell>
          <table:table-cell table:formula="of:=[.C654]/1000000" office:value-type="float" office:value="5.58007692307692">
            <text:p>5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73638.03680982">
            <text:p>7773638.04</text:p>
          </table:table-cell>
          <table:table-cell office:value-type="float" office:value="1522">
            <text:p>1522</text:p>
          </table:table-cell>
          <table:table-cell table:formula="of:=[.C655]/1000000" office:value-type="float" office:value="7.77363803680982">
            <text:p>7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64666.66666667">
            <text:p>5864666.67</text:p>
          </table:table-cell>
          <table:table-cell office:value-type="float" office:value="1522">
            <text:p>1522</text:p>
          </table:table-cell>
          <table:table-cell table:formula="of:=[.C656]/1000000" office:value-type="float" office:value="5.86466666666667">
            <text:p>5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44151.51515152">
            <text:p>9944151.52</text:p>
          </table:table-cell>
          <table:table-cell office:value-type="float" office:value="1523">
            <text:p>1523</text:p>
          </table:table-cell>
          <table:table-cell table:formula="of:=[.C657]/1000000" office:value-type="float" office:value="9.94415151515152">
            <text:p>9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30411.76470588">
            <text:p>4830411.76</text:p>
          </table:table-cell>
          <table:table-cell office:value-type="float" office:value="1523">
            <text:p>1523</text:p>
          </table:table-cell>
          <table:table-cell table:formula="of:=[.C658]/1000000" office:value-type="float" office:value="4.83041176470588">
            <text:p>4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11111.11111111">
            <text:p>5511111.11</text:p>
          </table:table-cell>
          <table:table-cell office:value-type="float" office:value="1523">
            <text:p>1523</text:p>
          </table:table-cell>
          <table:table-cell table:formula="of:=[.C659]/1000000" office:value-type="float" office:value="5.51111111111111">
            <text:p>5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47125">
            <text:p>6947125</text:p>
          </table:table-cell>
          <table:table-cell office:value-type="float" office:value="1523">
            <text:p>1523</text:p>
          </table:table-cell>
          <table:table-cell table:formula="of:=[.C660]/1000000" office:value-type="float" office:value="6.947125">
            <text:p>6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60051.94805195">
            <text:p>8560051.95</text:p>
          </table:table-cell>
          <table:table-cell office:value-type="float" office:value="1526">
            <text:p>1526</text:p>
          </table:table-cell>
          <table:table-cell table:formula="of:=[.C661]/1000000" office:value-type="float" office:value="8.56005194805195">
            <text:p>8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12464.28571429">
            <text:p>7012464.29</text:p>
          </table:table-cell>
          <table:table-cell office:value-type="float" office:value="1528">
            <text:p>1528</text:p>
          </table:table-cell>
          <table:table-cell table:formula="of:=[.C662]/1000000" office:value-type="float" office:value="7.01246428571429">
            <text:p>7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24120.30075188">
            <text:p>7024120.3</text:p>
          </table:table-cell>
          <table:table-cell office:value-type="float" office:value="1528">
            <text:p>1528</text:p>
          </table:table-cell>
          <table:table-cell table:formula="of:=[.C663]/1000000" office:value-type="float" office:value="7.02412030075188">
            <text:p>7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9100">
            <text:p>5759100</text:p>
          </table:table-cell>
          <table:table-cell office:value-type="float" office:value="1529">
            <text:p>1529</text:p>
          </table:table-cell>
          <table:table-cell table:formula="of:=[.C664]/1000000" office:value-type="float" office:value="5.7591">
            <text:p>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44647.05882353">
            <text:p>4144647.06</text:p>
          </table:table-cell>
          <table:table-cell office:value-type="float" office:value="1529">
            <text:p>1529</text:p>
          </table:table-cell>
          <table:table-cell table:formula="of:=[.C665]/1000000" office:value-type="float" office:value="4.14464705882353">
            <text:p>4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5524.59016393">
            <text:p>5355524.59</text:p>
          </table:table-cell>
          <table:table-cell office:value-type="float" office:value="1529">
            <text:p>1529</text:p>
          </table:table-cell>
          <table:table-cell table:formula="of:=[.C666]/1000000" office:value-type="float" office:value="5.35552459016393">
            <text:p>5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62529.41176471">
            <text:p>4162529.41</text:p>
          </table:table-cell>
          <table:table-cell office:value-type="float" office:value="1529">
            <text:p>1529</text:p>
          </table:table-cell>
          <table:table-cell table:formula="of:=[.C667]/1000000" office:value-type="float" office:value="4.16252941176471">
            <text:p>4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30111.11111111">
            <text:p>5530111.11</text:p>
          </table:table-cell>
          <table:table-cell office:value-type="float" office:value="1530">
            <text:p>1530</text:p>
          </table:table-cell>
          <table:table-cell table:formula="of:=[.C668]/1000000" office:value-type="float" office:value="5.53011111111111">
            <text:p>5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0933.33333333">
            <text:p>5820933.33</text:p>
          </table:table-cell>
          <table:table-cell office:value-type="float" office:value="1531">
            <text:p>1531</text:p>
          </table:table-cell>
          <table:table-cell table:formula="of:=[.C669]/1000000" office:value-type="float" office:value="5.82093333333333">
            <text:p>5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80428.57142857">
            <text:p>4080428.57</text:p>
          </table:table-cell>
          <table:table-cell office:value-type="float" office:value="1531">
            <text:p>1531</text:p>
          </table:table-cell>
          <table:table-cell table:formula="of:=[.C670]/1000000" office:value-type="float" office:value="4.08042857142857">
            <text:p>4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26404.76190476">
            <text:p>7326404.76</text:p>
          </table:table-cell>
          <table:table-cell office:value-type="float" office:value="1531">
            <text:p>1531</text:p>
          </table:table-cell>
          <table:table-cell table:formula="of:=[.C671]/1000000" office:value-type="float" office:value="7.32640476190476">
            <text:p>7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83357.14285714">
            <text:p>4283357.14</text:p>
          </table:table-cell>
          <table:table-cell office:value-type="float" office:value="1531">
            <text:p>1531</text:p>
          </table:table-cell>
          <table:table-cell table:formula="of:=[.C672]/1000000" office:value-type="float" office:value="4.28335714285714">
            <text:p>4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21964.28571429">
            <text:p>4721964.29</text:p>
          </table:table-cell>
          <table:table-cell office:value-type="float" office:value="1534">
            <text:p>1534</text:p>
          </table:table-cell>
          <table:table-cell table:formula="of:=[.C673]/1000000" office:value-type="float" office:value="4.72196428571429">
            <text:p>4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7924.05063291">
            <text:p>6397924.05</text:p>
          </table:table-cell>
          <table:table-cell office:value-type="float" office:value="1534">
            <text:p>1534</text:p>
          </table:table-cell>
          <table:table-cell table:formula="of:=[.C674]/1000000" office:value-type="float" office:value="6.39792405063291">
            <text:p>6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15773.80952381">
            <text:p>7515773.81</text:p>
          </table:table-cell>
          <table:table-cell office:value-type="float" office:value="1534">
            <text:p>1534</text:p>
          </table:table-cell>
          <table:table-cell table:formula="of:=[.C675]/1000000" office:value-type="float" office:value="7.51577380952381">
            <text:p>7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30263.88888889">
            <text:p>7030263.89</text:p>
          </table:table-cell>
          <table:table-cell office:value-type="float" office:value="1535">
            <text:p>1535</text:p>
          </table:table-cell>
          <table:table-cell table:formula="of:=[.C676]/1000000" office:value-type="float" office:value="7.03026388888889">
            <text:p>7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85330.09708738">
            <text:p>8485330.1</text:p>
          </table:table-cell>
          <table:table-cell office:value-type="float" office:value="1535">
            <text:p>1535</text:p>
          </table:table-cell>
          <table:table-cell table:formula="of:=[.C677]/1000000" office:value-type="float" office:value="8.48533009708738">
            <text:p>8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59707.69230769">
            <text:p>7259707.69</text:p>
          </table:table-cell>
          <table:table-cell office:value-type="float" office:value="1535">
            <text:p>1535</text:p>
          </table:table-cell>
          <table:table-cell table:formula="of:=[.C678]/1000000" office:value-type="float" office:value="7.25970769230769">
            <text:p>7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0318.18181818">
            <text:p>5890318.18</text:p>
          </table:table-cell>
          <table:table-cell office:value-type="float" office:value="1535">
            <text:p>1535</text:p>
          </table:table-cell>
          <table:table-cell table:formula="of:=[.C679]/1000000" office:value-type="float" office:value="5.89031818181818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69922.07792208">
            <text:p>7469922.08</text:p>
          </table:table-cell>
          <table:table-cell office:value-type="float" office:value="1535">
            <text:p>1535</text:p>
          </table:table-cell>
          <table:table-cell table:formula="of:=[.C680]/1000000" office:value-type="float" office:value="7.46992207792208">
            <text:p>7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44642.85714286">
            <text:p>5244642.86</text:p>
          </table:table-cell>
          <table:table-cell office:value-type="float" office:value="1536">
            <text:p>1536</text:p>
          </table:table-cell>
          <table:table-cell table:formula="of:=[.C681]/1000000" office:value-type="float" office:value="5.24464285714286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7352.94117647">
            <text:p>4707352.94</text:p>
          </table:table-cell>
          <table:table-cell office:value-type="float" office:value="1538">
            <text:p>1538</text:p>
          </table:table-cell>
          <table:table-cell table:formula="of:=[.C682]/1000000" office:value-type="float" office:value="4.70735294117647">
            <text:p>4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92826.08695652">
            <text:p>4892826.09</text:p>
          </table:table-cell>
          <table:table-cell office:value-type="float" office:value="1540">
            <text:p>1540</text:p>
          </table:table-cell>
          <table:table-cell table:formula="of:=[.C683]/1000000" office:value-type="float" office:value="4.89282608695652">
            <text:p>4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66238.0952381">
            <text:p>5466238.1</text:p>
          </table:table-cell>
          <table:table-cell office:value-type="float" office:value="1540">
            <text:p>1540</text:p>
          </table:table-cell>
          <table:table-cell table:formula="of:=[.C684]/1000000" office:value-type="float" office:value="5.4662380952381">
            <text:p>5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70851.85185185">
            <text:p>4170851.85</text:p>
          </table:table-cell>
          <table:table-cell office:value-type="float" office:value="1541">
            <text:p>1541</text:p>
          </table:table-cell>
          <table:table-cell table:formula="of:=[.C685]/1000000" office:value-type="float" office:value="4.17085185185185">
            <text:p>4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88181.81818182">
            <text:p>5588181.82</text:p>
          </table:table-cell>
          <table:table-cell office:value-type="float" office:value="1541">
            <text:p>1541</text:p>
          </table:table-cell>
          <table:table-cell table:formula="of:=[.C686]/1000000" office:value-type="float" office:value="5.58818181818182">
            <text:p>5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3882.35294118">
            <text:p>4703882.35</text:p>
          </table:table-cell>
          <table:table-cell office:value-type="float" office:value="1545">
            <text:p>1545</text:p>
          </table:table-cell>
          <table:table-cell table:formula="of:=[.C687]/1000000" office:value-type="float" office:value="4.70388235294118">
            <text:p>4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27743.24324324">
            <text:p>7527743.24</text:p>
          </table:table-cell>
          <table:table-cell office:value-type="float" office:value="1546">
            <text:p>1546</text:p>
          </table:table-cell>
          <table:table-cell table:formula="of:=[.C688]/1000000" office:value-type="float" office:value="7.52774324324324">
            <text:p>7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29928.57142857">
            <text:p>4429928.57</text:p>
          </table:table-cell>
          <table:table-cell office:value-type="float" office:value="1548">
            <text:p>1548</text:p>
          </table:table-cell>
          <table:table-cell table:formula="of:=[.C689]/1000000" office:value-type="float" office:value="4.42992857142857">
            <text:p>4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08235.29411765">
            <text:p>4808235.29</text:p>
          </table:table-cell>
          <table:table-cell office:value-type="float" office:value="1549">
            <text:p>1549</text:p>
          </table:table-cell>
          <table:table-cell table:formula="of:=[.C690]/1000000" office:value-type="float" office:value="4.80823529411765">
            <text:p>4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40764.70588235">
            <text:p>4140764.71</text:p>
          </table:table-cell>
          <table:table-cell office:value-type="float" office:value="1551">
            <text:p>1551</text:p>
          </table:table-cell>
          <table:table-cell table:formula="of:=[.C691]/1000000" office:value-type="float" office:value="4.14076470588235">
            <text:p>4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26623.07692308">
            <text:p>8926623.08</text:p>
          </table:table-cell>
          <table:table-cell office:value-type="float" office:value="1551">
            <text:p>1551</text:p>
          </table:table-cell>
          <table:table-cell table:formula="of:=[.C692]/1000000" office:value-type="float" office:value="8.92662307692308">
            <text:p>8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14584.79532164">
            <text:p>8614584.8</text:p>
          </table:table-cell>
          <table:table-cell office:value-type="float" office:value="1551">
            <text:p>1551</text:p>
          </table:table-cell>
          <table:table-cell table:formula="of:=[.C693]/1000000" office:value-type="float" office:value="8.61458479532164">
            <text:p>8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33373.1707317">
            <text:p>10433373.17</text:p>
          </table:table-cell>
          <table:table-cell office:value-type="float" office:value="1553">
            <text:p>1553</text:p>
          </table:table-cell>
          <table:table-cell table:formula="of:=[.C694]/1000000" office:value-type="float" office:value="10.4333731707317">
            <text:p>10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13411.76470588">
            <text:p>4313411.76</text:p>
          </table:table-cell>
          <table:table-cell office:value-type="float" office:value="1553">
            <text:p>1553</text:p>
          </table:table-cell>
          <table:table-cell table:formula="of:=[.C695]/1000000" office:value-type="float" office:value="4.31341176470588">
            <text:p>4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24705.88235294">
            <text:p>3724705.88</text:p>
          </table:table-cell>
          <table:table-cell office:value-type="float" office:value="1553">
            <text:p>1553</text:p>
          </table:table-cell>
          <table:table-cell table:formula="of:=[.C696]/1000000" office:value-type="float" office:value="3.72470588235294">
            <text:p>3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63269.84126984">
            <text:p>6563269.84</text:p>
          </table:table-cell>
          <table:table-cell office:value-type="float" office:value="1553">
            <text:p>1553</text:p>
          </table:table-cell>
          <table:table-cell table:formula="of:=[.C697]/1000000" office:value-type="float" office:value="6.56326984126984">
            <text:p>6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39602.94117647">
            <text:p>6839602.94</text:p>
          </table:table-cell>
          <table:table-cell office:value-type="float" office:value="1553">
            <text:p>1553</text:p>
          </table:table-cell>
          <table:table-cell table:formula="of:=[.C698]/1000000" office:value-type="float" office:value="6.83960294117647">
            <text:p>6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02352.94117647">
            <text:p>4002352.94</text:p>
          </table:table-cell>
          <table:table-cell office:value-type="float" office:value="1555">
            <text:p>1555</text:p>
          </table:table-cell>
          <table:table-cell table:formula="of:=[.C699]/1000000" office:value-type="float" office:value="4.00235294117647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18071.42857143">
            <text:p>3818071.43</text:p>
          </table:table-cell>
          <table:table-cell office:value-type="float" office:value="1557">
            <text:p>1557</text:p>
          </table:table-cell>
          <table:table-cell table:formula="of:=[.C700]/1000000" office:value-type="float" office:value="3.81807142857143">
            <text:p>3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17142.85714286">
            <text:p>4217142.86</text:p>
          </table:table-cell>
          <table:table-cell office:value-type="float" office:value="1557">
            <text:p>1557</text:p>
          </table:table-cell>
          <table:table-cell table:formula="of:=[.C701]/1000000" office:value-type="float" office:value="4.21714285714286">
            <text:p>4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76275.86206897">
            <text:p>8076275.86</text:p>
          </table:table-cell>
          <table:table-cell office:value-type="float" office:value="1557">
            <text:p>1557</text:p>
          </table:table-cell>
          <table:table-cell table:formula="of:=[.C702]/1000000" office:value-type="float" office:value="8.07627586206897">
            <text:p>8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15411.76470588">
            <text:p>3815411.76</text:p>
          </table:table-cell>
          <table:table-cell office:value-type="float" office:value="1557">
            <text:p>1557</text:p>
          </table:table-cell>
          <table:table-cell table:formula="of:=[.C703]/1000000" office:value-type="float" office:value="3.81541176470588">
            <text:p>3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71029.41176471">
            <text:p>6171029.41</text:p>
          </table:table-cell>
          <table:table-cell office:value-type="float" office:value="1557">
            <text:p>1557</text:p>
          </table:table-cell>
          <table:table-cell table:formula="of:=[.C704]/1000000" office:value-type="float" office:value="6.17102941176471">
            <text:p>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63428.57142857">
            <text:p>4263428.57</text:p>
          </table:table-cell>
          <table:table-cell office:value-type="float" office:value="1558">
            <text:p>1558</text:p>
          </table:table-cell>
          <table:table-cell table:formula="of:=[.C705]/1000000" office:value-type="float" office:value="4.26342857142857">
            <text:p>4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04700">
            <text:p>5104700</text:p>
          </table:table-cell>
          <table:table-cell office:value-type="float" office:value="1558">
            <text:p>1558</text:p>
          </table:table-cell>
          <table:table-cell table:formula="of:=[.C706]/1000000" office:value-type="float" office:value="5.1047">
            <text:p>5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83529.41176471">
            <text:p>4383529.41</text:p>
          </table:table-cell>
          <table:table-cell office:value-type="float" office:value="1558">
            <text:p>1558</text:p>
          </table:table-cell>
          <table:table-cell table:formula="of:=[.C707]/1000000" office:value-type="float" office:value="4.38352941176471">
            <text:p>4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44774.64788732">
            <text:p>7044774.65</text:p>
          </table:table-cell>
          <table:table-cell office:value-type="float" office:value="1559">
            <text:p>1559</text:p>
          </table:table-cell>
          <table:table-cell table:formula="of:=[.C708]/1000000" office:value-type="float" office:value="7.04477464788732">
            <text:p>7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7466.66666667">
            <text:p>5767466.67</text:p>
          </table:table-cell>
          <table:table-cell office:value-type="float" office:value="1559">
            <text:p>1559</text:p>
          </table:table-cell>
          <table:table-cell table:formula="of:=[.C709]/1000000" office:value-type="float" office:value="5.76746666666667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68165.04854369">
            <text:p>5468165.05</text:p>
          </table:table-cell>
          <table:table-cell office:value-type="float" office:value="1560">
            <text:p>1560</text:p>
          </table:table-cell>
          <table:table-cell table:formula="of:=[.C710]/1000000" office:value-type="float" office:value="5.46816504854369">
            <text:p>5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34642.85714286">
            <text:p>4534642.86</text:p>
          </table:table-cell>
          <table:table-cell office:value-type="float" office:value="1561">
            <text:p>1561</text:p>
          </table:table-cell>
          <table:table-cell table:formula="of:=[.C711]/1000000" office:value-type="float" office:value="4.53464285714286">
            <text:p>4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1357.14285714">
            <text:p>6321357.14</text:p>
          </table:table-cell>
          <table:table-cell office:value-type="float" office:value="1561">
            <text:p>1561</text:p>
          </table:table-cell>
          <table:table-cell table:formula="of:=[.C712]/1000000" office:value-type="float" office:value="6.32135714285714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69682.63473054">
            <text:p>7469682.63</text:p>
          </table:table-cell>
          <table:table-cell office:value-type="float" office:value="1561">
            <text:p>1561</text:p>
          </table:table-cell>
          <table:table-cell table:formula="of:=[.C713]/1000000" office:value-type="float" office:value="7.46968263473054">
            <text:p>7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38071.42857143">
            <text:p>5338071.43</text:p>
          </table:table-cell>
          <table:table-cell office:value-type="float" office:value="1561">
            <text:p>1561</text:p>
          </table:table-cell>
          <table:table-cell table:formula="of:=[.C714]/1000000" office:value-type="float" office:value="5.33807142857143">
            <text:p>5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57392.85714286">
            <text:p>4557392.86</text:p>
          </table:table-cell>
          <table:table-cell office:value-type="float" office:value="1563">
            <text:p>1563</text:p>
          </table:table-cell>
          <table:table-cell table:formula="of:=[.C715]/1000000" office:value-type="float" office:value="4.55739285714286">
            <text:p>4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6000">
            <text:p>6166000</text:p>
          </table:table-cell>
          <table:table-cell office:value-type="float" office:value="1563">
            <text:p>1563</text:p>
          </table:table-cell>
          <table:table-cell table:formula="of:=[.C716]/1000000" office:value-type="float" office:value="6.166">
            <text:p>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78071.42857143">
            <text:p>5978071.43</text:p>
          </table:table-cell>
          <table:table-cell office:value-type="float" office:value="1563">
            <text:p>1563</text:p>
          </table:table-cell>
          <table:table-cell table:formula="of:=[.C717]/1000000" office:value-type="float" office:value="5.97807142857143">
            <text:p>5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70577.46478873">
            <text:p>7070577.46</text:p>
          </table:table-cell>
          <table:table-cell office:value-type="float" office:value="1564">
            <text:p>1564</text:p>
          </table:table-cell>
          <table:table-cell table:formula="of:=[.C718]/1000000" office:value-type="float" office:value="7.07057746478873">
            <text:p>7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2111.11111111">
            <text:p>5212111.11</text:p>
          </table:table-cell>
          <table:table-cell office:value-type="float" office:value="1564">
            <text:p>1564</text:p>
          </table:table-cell>
          <table:table-cell table:formula="of:=[.C719]/1000000" office:value-type="float" office:value="5.21211111111111">
            <text:p>5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37722.22222222">
            <text:p>4237722.22</text:p>
          </table:table-cell>
          <table:table-cell office:value-type="float" office:value="1564">
            <text:p>1564</text:p>
          </table:table-cell>
          <table:table-cell table:formula="of:=[.C720]/1000000" office:value-type="float" office:value="4.23772222222222">
            <text:p>4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9840">
            <text:p>5359840</text:p>
          </table:table-cell>
          <table:table-cell office:value-type="float" office:value="1564">
            <text:p>1564</text:p>
          </table:table-cell>
          <table:table-cell table:formula="of:=[.C721]/1000000" office:value-type="float" office:value="5.35984">
            <text:p>5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83754.38596491">
            <text:p>7483754.39</text:p>
          </table:table-cell>
          <table:table-cell office:value-type="float" office:value="1564">
            <text:p>1564</text:p>
          </table:table-cell>
          <table:table-cell table:formula="of:=[.C722]/1000000" office:value-type="float" office:value="7.48375438596491">
            <text:p>7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8142.85714286">
            <text:p>6258142.86</text:p>
          </table:table-cell>
          <table:table-cell office:value-type="float" office:value="1564">
            <text:p>1564</text:p>
          </table:table-cell>
          <table:table-cell table:formula="of:=[.C723]/1000000" office:value-type="float" office:value="6.25814285714286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43457.6271186">
            <text:p>10443457.63</text:p>
          </table:table-cell>
          <table:table-cell office:value-type="float" office:value="1565">
            <text:p>1565</text:p>
          </table:table-cell>
          <table:table-cell table:formula="of:=[.C724]/1000000" office:value-type="float" office:value="10.4434576271186">
            <text:p>10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92111.11111111">
            <text:p>4192111.11</text:p>
          </table:table-cell>
          <table:table-cell office:value-type="float" office:value="1565">
            <text:p>1565</text:p>
          </table:table-cell>
          <table:table-cell table:formula="of:=[.C725]/1000000" office:value-type="float" office:value="4.19211111111111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67350">
            <text:p>5467350</text:p>
          </table:table-cell>
          <table:table-cell office:value-type="float" office:value="1566">
            <text:p>1566</text:p>
          </table:table-cell>
          <table:table-cell table:formula="of:=[.C726]/1000000" office:value-type="float" office:value="5.46735">
            <text:p>5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81681.81818182">
            <text:p>5981681.82</text:p>
          </table:table-cell>
          <table:table-cell office:value-type="float" office:value="1566">
            <text:p>1566</text:p>
          </table:table-cell>
          <table:table-cell table:formula="of:=[.C727]/1000000" office:value-type="float" office:value="5.98168181818182">
            <text:p>5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12666.66666667">
            <text:p>6512666.67</text:p>
          </table:table-cell>
          <table:table-cell office:value-type="float" office:value="1566">
            <text:p>1566</text:p>
          </table:table-cell>
          <table:table-cell table:formula="of:=[.C728]/1000000" office:value-type="float" office:value="6.51266666666667">
            <text:p>6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13529.41176471">
            <text:p>5113529.41</text:p>
          </table:table-cell>
          <table:table-cell office:value-type="float" office:value="1566">
            <text:p>1566</text:p>
          </table:table-cell>
          <table:table-cell table:formula="of:=[.C729]/1000000" office:value-type="float" office:value="5.11352941176471">
            <text:p>5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06071.42857143">
            <text:p>8206071.43</text:p>
          </table:table-cell>
          <table:table-cell office:value-type="float" office:value="1568">
            <text:p>1568</text:p>
          </table:table-cell>
          <table:table-cell table:formula="of:=[.C730]/1000000" office:value-type="float" office:value="8.20607142857143">
            <text:p>8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00661.46993318">
            <text:p>6600661.47</text:p>
          </table:table-cell>
          <table:table-cell office:value-type="float" office:value="1570">
            <text:p>1570</text:p>
          </table:table-cell>
          <table:table-cell table:formula="of:=[.C731]/1000000" office:value-type="float" office:value="6.60066146993318">
            <text:p>6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16233.33333333">
            <text:p>6016233.33</text:p>
          </table:table-cell>
          <table:table-cell office:value-type="float" office:value="1570">
            <text:p>1570</text:p>
          </table:table-cell>
          <table:table-cell table:formula="of:=[.C732]/1000000" office:value-type="float" office:value="6.01623333333333">
            <text:p>6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92746.26865672">
            <text:p>7892746.27</text:p>
          </table:table-cell>
          <table:table-cell office:value-type="float" office:value="1570">
            <text:p>1570</text:p>
          </table:table-cell>
          <table:table-cell table:formula="of:=[.C733]/1000000" office:value-type="float" office:value="7.89274626865672">
            <text:p>7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92071.42857143">
            <text:p>6492071.43</text:p>
          </table:table-cell>
          <table:table-cell office:value-type="float" office:value="1570">
            <text:p>1570</text:p>
          </table:table-cell>
          <table:table-cell table:formula="of:=[.C734]/1000000" office:value-type="float" office:value="6.49207142857143">
            <text:p>6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21357.14285714">
            <text:p>5221357.14</text:p>
          </table:table-cell>
          <table:table-cell office:value-type="float" office:value="1570">
            <text:p>1570</text:p>
          </table:table-cell>
          <table:table-cell table:formula="of:=[.C735]/1000000" office:value-type="float" office:value="5.22135714285714">
            <text:p>5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49500">
            <text:p>5049500</text:p>
          </table:table-cell>
          <table:table-cell office:value-type="float" office:value="1570">
            <text:p>1570</text:p>
          </table:table-cell>
          <table:table-cell table:formula="of:=[.C736]/1000000" office:value-type="float" office:value="5.0495">
            <text:p>5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82120.68965517">
            <text:p>9782120.69</text:p>
          </table:table-cell>
          <table:table-cell office:value-type="float" office:value="1570">
            <text:p>1570</text:p>
          </table:table-cell>
          <table:table-cell table:formula="of:=[.C737]/1000000" office:value-type="float" office:value="9.78212068965517">
            <text:p>9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97413.79310345">
            <text:p>9797413.79</text:p>
          </table:table-cell>
          <table:table-cell office:value-type="float" office:value="1570">
            <text:p>1570</text:p>
          </table:table-cell>
          <table:table-cell table:formula="of:=[.C738]/1000000" office:value-type="float" office:value="9.79741379310345">
            <text:p>9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73333.33333333">
            <text:p>7073333.33</text:p>
          </table:table-cell>
          <table:table-cell office:value-type="float" office:value="1570">
            <text:p>1570</text:p>
          </table:table-cell>
          <table:table-cell table:formula="of:=[.C739]/1000000" office:value-type="float" office:value="7.07333333333333">
            <text:p>7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13428.57142857">
            <text:p>6113428.57</text:p>
          </table:table-cell>
          <table:table-cell office:value-type="float" office:value="1570">
            <text:p>1570</text:p>
          </table:table-cell>
          <table:table-cell table:formula="of:=[.C740]/1000000" office:value-type="float" office:value="6.11342857142857">
            <text:p>6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82667.89667897">
            <text:p>8482667.9</text:p>
          </table:table-cell>
          <table:table-cell office:value-type="float" office:value="1570">
            <text:p>1570</text:p>
          </table:table-cell>
          <table:table-cell table:formula="of:=[.C741]/1000000" office:value-type="float" office:value="8.48266789667897">
            <text:p>8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95176.47058824">
            <text:p>4295176.47</text:p>
          </table:table-cell>
          <table:table-cell office:value-type="float" office:value="1571">
            <text:p>1571</text:p>
          </table:table-cell>
          <table:table-cell table:formula="of:=[.C742]/1000000" office:value-type="float" office:value="4.29517647058824">
            <text:p>4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70325.6578947">
            <text:p>14370325.66</text:p>
          </table:table-cell>
          <table:table-cell office:value-type="float" office:value="1572">
            <text:p>1572</text:p>
          </table:table-cell>
          <table:table-cell table:formula="of:=[.C743]/1000000" office:value-type="float" office:value="14.3703256578947">
            <text:p>14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49058.82352941">
            <text:p>7249058.82</text:p>
          </table:table-cell>
          <table:table-cell office:value-type="float" office:value="1572">
            <text:p>1572</text:p>
          </table:table-cell>
          <table:table-cell table:formula="of:=[.C744]/1000000" office:value-type="float" office:value="7.24905882352941">
            <text:p>7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95142.85714286">
            <text:p>5595142.86</text:p>
          </table:table-cell>
          <table:table-cell office:value-type="float" office:value="1572">
            <text:p>1572</text:p>
          </table:table-cell>
          <table:table-cell table:formula="of:=[.C745]/1000000" office:value-type="float" office:value="5.59514285714286">
            <text:p>5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13202.89855072">
            <text:p>7213202.9</text:p>
          </table:table-cell>
          <table:table-cell office:value-type="float" office:value="1574">
            <text:p>1574</text:p>
          </table:table-cell>
          <table:table-cell table:formula="of:=[.C746]/1000000" office:value-type="float" office:value="7.21320289855072">
            <text:p>7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46050">
            <text:p>5946050</text:p>
          </table:table-cell>
          <table:table-cell office:value-type="float" office:value="1574">
            <text:p>1574</text:p>
          </table:table-cell>
          <table:table-cell table:formula="of:=[.C747]/1000000" office:value-type="float" office:value="5.94605">
            <text:p>5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22294.11764706">
            <text:p>5122294.12</text:p>
          </table:table-cell>
          <table:table-cell office:value-type="float" office:value="1575">
            <text:p>1575</text:p>
          </table:table-cell>
          <table:table-cell table:formula="of:=[.C748]/1000000" office:value-type="float" office:value="5.12229411764706">
            <text:p>5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18927.71084337">
            <text:p>8518927.71</text:p>
          </table:table-cell>
          <table:table-cell office:value-type="float" office:value="1575">
            <text:p>1575</text:p>
          </table:table-cell>
          <table:table-cell table:formula="of:=[.C749]/1000000" office:value-type="float" office:value="8.51892771084337">
            <text:p>8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8785.71428571">
            <text:p>5558785.71</text:p>
          </table:table-cell>
          <table:table-cell office:value-type="float" office:value="1575">
            <text:p>1575</text:p>
          </table:table-cell>
          <table:table-cell table:formula="of:=[.C750]/1000000" office:value-type="float" office:value="5.55878571428571">
            <text:p>5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24260.86956522">
            <text:p>6024260.87</text:p>
          </table:table-cell>
          <table:table-cell office:value-type="float" office:value="1577">
            <text:p>1577</text:p>
          </table:table-cell>
          <table:table-cell table:formula="of:=[.C751]/1000000" office:value-type="float" office:value="6.02426086956522">
            <text:p>6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74370.37037037">
            <text:p>5274370.37</text:p>
          </table:table-cell>
          <table:table-cell office:value-type="float" office:value="1577">
            <text:p>1577</text:p>
          </table:table-cell>
          <table:table-cell table:formula="of:=[.C752]/1000000" office:value-type="float" office:value="5.27437037037037">
            <text:p>5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12000">
            <text:p>5712000</text:p>
          </table:table-cell>
          <table:table-cell office:value-type="float" office:value="1577">
            <text:p>1577</text:p>
          </table:table-cell>
          <table:table-cell table:formula="of:=[.C753]/1000000" office:value-type="float" office:value="5.712">
            <text:p>5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37620.68965517">
            <text:p>5237620.69</text:p>
          </table:table-cell>
          <table:table-cell office:value-type="float" office:value="1580">
            <text:p>1580</text:p>
          </table:table-cell>
          <table:table-cell table:formula="of:=[.C754]/1000000" office:value-type="float" office:value="5.23762068965517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96408.04597701">
            <text:p>7696408.05</text:p>
          </table:table-cell>
          <table:table-cell office:value-type="float" office:value="1580">
            <text:p>1580</text:p>
          </table:table-cell>
          <table:table-cell table:formula="of:=[.C755]/1000000" office:value-type="float" office:value="7.69640804597701">
            <text:p>7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71250">
            <text:p>6071250</text:p>
          </table:table-cell>
          <table:table-cell office:value-type="float" office:value="1585">
            <text:p>1585</text:p>
          </table:table-cell>
          <table:table-cell table:formula="of:=[.C756]/1000000" office:value-type="float" office:value="6.07125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62010.1010101">
            <text:p>9662010.1</text:p>
          </table:table-cell>
          <table:table-cell office:value-type="float" office:value="1585">
            <text:p>1585</text:p>
          </table:table-cell>
          <table:table-cell table:formula="of:=[.C757]/1000000" office:value-type="float" office:value="9.6620101010101">
            <text:p>9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8637.68115942">
            <text:p>5828637.68</text:p>
          </table:table-cell>
          <table:table-cell office:value-type="float" office:value="1585">
            <text:p>1585</text:p>
          </table:table-cell>
          <table:table-cell table:formula="of:=[.C758]/1000000" office:value-type="float" office:value="5.82863768115942">
            <text:p>5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87752.57731959">
            <text:p>8187752.58</text:p>
          </table:table-cell>
          <table:table-cell office:value-type="float" office:value="1585">
            <text:p>1585</text:p>
          </table:table-cell>
          <table:table-cell table:formula="of:=[.C759]/1000000" office:value-type="float" office:value="8.18775257731959">
            <text:p>8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19071.42857143">
            <text:p>4319071.43</text:p>
          </table:table-cell>
          <table:table-cell office:value-type="float" office:value="1587">
            <text:p>1587</text:p>
          </table:table-cell>
          <table:table-cell table:formula="of:=[.C760]/1000000" office:value-type="float" office:value="4.31907142857143">
            <text:p>4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73387.09677419">
            <text:p>4873387.1</text:p>
          </table:table-cell>
          <table:table-cell office:value-type="float" office:value="1587">
            <text:p>1587</text:p>
          </table:table-cell>
          <table:table-cell table:formula="of:=[.C761]/1000000" office:value-type="float" office:value="4.87338709677419">
            <text:p>4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4533.33333333">
            <text:p>5704533.33</text:p>
          </table:table-cell>
          <table:table-cell office:value-type="float" office:value="1587">
            <text:p>1587</text:p>
          </table:table-cell>
          <table:table-cell table:formula="of:=[.C762]/1000000" office:value-type="float" office:value="5.70453333333333">
            <text:p>5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89200">
            <text:p>5489200</text:p>
          </table:table-cell>
          <table:table-cell office:value-type="float" office:value="1587">
            <text:p>1587</text:p>
          </table:table-cell>
          <table:table-cell table:formula="of:=[.C763]/1000000" office:value-type="float" office:value="5.4892">
            <text:p>5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4373.13432836">
            <text:p>5894373.13</text:p>
          </table:table-cell>
          <table:table-cell office:value-type="float" office:value="1588">
            <text:p>1588</text:p>
          </table:table-cell>
          <table:table-cell table:formula="of:=[.C764]/1000000" office:value-type="float" office:value="5.89437313432836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27071.42857143">
            <text:p>4127071.43</text:p>
          </table:table-cell>
          <table:table-cell office:value-type="float" office:value="1592">
            <text:p>1592</text:p>
          </table:table-cell>
          <table:table-cell table:formula="of:=[.C765]/1000000" office:value-type="float" office:value="4.12707142857143">
            <text:p>4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23603.65853659">
            <text:p>7323603.66</text:p>
          </table:table-cell>
          <table:table-cell office:value-type="float" office:value="1592">
            <text:p>1592</text:p>
          </table:table-cell>
          <table:table-cell table:formula="of:=[.C766]/1000000" office:value-type="float" office:value="7.32360365853659">
            <text:p>7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0801.65289256">
            <text:p>5770801.65</text:p>
          </table:table-cell>
          <table:table-cell office:value-type="float" office:value="1592">
            <text:p>1592</text:p>
          </table:table-cell>
          <table:table-cell table:formula="of:=[.C767]/1000000" office:value-type="float" office:value="5.77080165289256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88785.71428571">
            <text:p>5288785.71</text:p>
          </table:table-cell>
          <table:table-cell office:value-type="float" office:value="1592">
            <text:p>1592</text:p>
          </table:table-cell>
          <table:table-cell table:formula="of:=[.C768]/1000000" office:value-type="float" office:value="5.28878571428571">
            <text:p>5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67720">
            <text:p>5467720</text:p>
          </table:table-cell>
          <table:table-cell office:value-type="float" office:value="1592">
            <text:p>1592</text:p>
          </table:table-cell>
          <table:table-cell table:formula="of:=[.C769]/1000000" office:value-type="float" office:value="5.46772">
            <text:p>5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82000">
            <text:p>5382000</text:p>
          </table:table-cell>
          <table:table-cell office:value-type="float" office:value="1592">
            <text:p>1592</text:p>
          </table:table-cell>
          <table:table-cell table:formula="of:=[.C770]/1000000" office:value-type="float" office:value="5.382">
            <text:p>5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29280">
            <text:p>4929280</text:p>
          </table:table-cell>
          <table:table-cell office:value-type="float" office:value="1592">
            <text:p>1592</text:p>
          </table:table-cell>
          <table:table-cell table:formula="of:=[.C771]/1000000" office:value-type="float" office:value="4.92928">
            <text:p>4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45513.88888889">
            <text:p>6545513.89</text:p>
          </table:table-cell>
          <table:table-cell office:value-type="float" office:value="1593">
            <text:p>1593</text:p>
          </table:table-cell>
          <table:table-cell table:formula="of:=[.C772]/1000000" office:value-type="float" office:value="6.54551388888889">
            <text:p>6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20398.80952381">
            <text:p>7720398.81</text:p>
          </table:table-cell>
          <table:table-cell office:value-type="float" office:value="1593">
            <text:p>1593</text:p>
          </table:table-cell>
          <table:table-cell table:formula="of:=[.C773]/1000000" office:value-type="float" office:value="7.72039880952381">
            <text:p>7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80733.33333333">
            <text:p>5080733.33</text:p>
          </table:table-cell>
          <table:table-cell office:value-type="float" office:value="1593">
            <text:p>1593</text:p>
          </table:table-cell>
          <table:table-cell table:formula="of:=[.C774]/1000000" office:value-type="float" office:value="5.08073333333333">
            <text:p>5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17888.88888889">
            <text:p>5417888.89</text:p>
          </table:table-cell>
          <table:table-cell office:value-type="float" office:value="1598">
            <text:p>1598</text:p>
          </table:table-cell>
          <table:table-cell table:formula="of:=[.C775]/1000000" office:value-type="float" office:value="5.41788888888889">
            <text:p>5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07468.35443038">
            <text:p>7807468.35</text:p>
          </table:table-cell>
          <table:table-cell office:value-type="float" office:value="1598">
            <text:p>1598</text:p>
          </table:table-cell>
          <table:table-cell table:formula="of:=[.C776]/1000000" office:value-type="float" office:value="7.80746835443038">
            <text:p>7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65071.42857143">
            <text:p>4365071.43</text:p>
          </table:table-cell>
          <table:table-cell office:value-type="float" office:value="1598">
            <text:p>1598</text:p>
          </table:table-cell>
          <table:table-cell table:formula="of:=[.C777]/1000000" office:value-type="float" office:value="4.36507142857143">
            <text:p>4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2800">
            <text:p>4502800</text:p>
          </table:table-cell>
          <table:table-cell office:value-type="float" office:value="1598">
            <text:p>1598</text:p>
          </table:table-cell>
          <table:table-cell table:formula="of:=[.C778]/1000000" office:value-type="float" office:value="4.5028">
            <text:p>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48142.85714286">
            <text:p>5548142.86</text:p>
          </table:table-cell>
          <table:table-cell office:value-type="float" office:value="1598">
            <text:p>1598</text:p>
          </table:table-cell>
          <table:table-cell table:formula="of:=[.C779]/1000000" office:value-type="float" office:value="5.54814285714286">
            <text:p>5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68095.23809524">
            <text:p>6568095.24</text:p>
          </table:table-cell>
          <table:table-cell office:value-type="float" office:value="1598">
            <text:p>1598</text:p>
          </table:table-cell>
          <table:table-cell table:formula="of:=[.C780]/1000000" office:value-type="float" office:value="6.56809523809524">
            <text:p>6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88752.16138329">
            <text:p>8488752.16</text:p>
          </table:table-cell>
          <table:table-cell office:value-type="float" office:value="1599">
            <text:p>1599</text:p>
          </table:table-cell>
          <table:table-cell table:formula="of:=[.C781]/1000000" office:value-type="float" office:value="8.48875216138329">
            <text:p>8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96927.71084337">
            <text:p>9196927.71</text:p>
          </table:table-cell>
          <table:table-cell office:value-type="float" office:value="1599">
            <text:p>1599</text:p>
          </table:table-cell>
          <table:table-cell table:formula="of:=[.C782]/1000000" office:value-type="float" office:value="9.19692771084337">
            <text:p>9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7304.34782609">
            <text:p>5967304.35</text:p>
          </table:table-cell>
          <table:table-cell office:value-type="float" office:value="1600">
            <text:p>1600</text:p>
          </table:table-cell>
          <table:table-cell table:formula="of:=[.C783]/1000000" office:value-type="float" office:value="5.96730434782609">
            <text:p>5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9689.65517241">
            <text:p>5889689.66</text:p>
          </table:table-cell>
          <table:table-cell office:value-type="float" office:value="1600">
            <text:p>1600</text:p>
          </table:table-cell>
          <table:table-cell table:formula="of:=[.C784]/1000000" office:value-type="float" office:value="5.88968965517241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24720">
            <text:p>7524720</text:p>
          </table:table-cell>
          <table:table-cell office:value-type="float" office:value="1600">
            <text:p>1600</text:p>
          </table:table-cell>
          <table:table-cell table:formula="of:=[.C785]/1000000" office:value-type="float" office:value="7.52472">
            <text:p>7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19928.57142857">
            <text:p>4119928.57</text:p>
          </table:table-cell>
          <table:table-cell office:value-type="float" office:value="1610">
            <text:p>1610</text:p>
          </table:table-cell>
          <table:table-cell table:formula="of:=[.C786]/1000000" office:value-type="float" office:value="4.11992857142857">
            <text:p>4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80246.26865672">
            <text:p>8880246.27</text:p>
          </table:table-cell>
          <table:table-cell office:value-type="float" office:value="1610">
            <text:p>1610</text:p>
          </table:table-cell>
          <table:table-cell table:formula="of:=[.C787]/1000000" office:value-type="float" office:value="8.88024626865672">
            <text:p>8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64358.97435897">
            <text:p>6864358.97</text:p>
          </table:table-cell>
          <table:table-cell office:value-type="float" office:value="1610">
            <text:p>1610</text:p>
          </table:table-cell>
          <table:table-cell table:formula="of:=[.C788]/1000000" office:value-type="float" office:value="6.86435897435897">
            <text:p>6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73387.75510204">
            <text:p>8473387.76</text:p>
          </table:table-cell>
          <table:table-cell office:value-type="float" office:value="1610">
            <text:p>1610</text:p>
          </table:table-cell>
          <table:table-cell table:formula="of:=[.C789]/1000000" office:value-type="float" office:value="8.47338775510204">
            <text:p>8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02850">
            <text:p>6502850</text:p>
          </table:table-cell>
          <table:table-cell office:value-type="float" office:value="1610">
            <text:p>1610</text:p>
          </table:table-cell>
          <table:table-cell table:formula="of:=[.C790]/1000000" office:value-type="float" office:value="6.50285">
            <text:p>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83872.09302326">
            <text:p>6183872.09</text:p>
          </table:table-cell>
          <table:table-cell office:value-type="float" office:value="1610">
            <text:p>1610</text:p>
          </table:table-cell>
          <table:table-cell table:formula="of:=[.C791]/1000000" office:value-type="float" office:value="6.18387209302326">
            <text:p>6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81117.64705882">
            <text:p>6081117.65</text:p>
          </table:table-cell>
          <table:table-cell office:value-type="float" office:value="1611">
            <text:p>1611</text:p>
          </table:table-cell>
          <table:table-cell table:formula="of:=[.C792]/1000000" office:value-type="float" office:value="6.08111764705882">
            <text:p>6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68600">
            <text:p>4868600</text:p>
          </table:table-cell>
          <table:table-cell office:value-type="float" office:value="1611">
            <text:p>1611</text:p>
          </table:table-cell>
          <table:table-cell table:formula="of:=[.C793]/1000000" office:value-type="float" office:value="4.8686">
            <text:p>4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83086.95652174">
            <text:p>6383086.96</text:p>
          </table:table-cell>
          <table:table-cell office:value-type="float" office:value="1611">
            <text:p>1611</text:p>
          </table:table-cell>
          <table:table-cell table:formula="of:=[.C794]/1000000" office:value-type="float" office:value="6.38308695652174">
            <text:p>6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69327.18894009">
            <text:p>7869327.19</text:p>
          </table:table-cell>
          <table:table-cell office:value-type="float" office:value="1611">
            <text:p>1611</text:p>
          </table:table-cell>
          <table:table-cell table:formula="of:=[.C795]/1000000" office:value-type="float" office:value="7.86932718894009">
            <text:p>7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98235.29411765">
            <text:p>5098235.29</text:p>
          </table:table-cell>
          <table:table-cell office:value-type="float" office:value="1611">
            <text:p>1611</text:p>
          </table:table-cell>
          <table:table-cell table:formula="of:=[.C796]/1000000" office:value-type="float" office:value="5.09823529411765">
            <text:p>5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45502.65957447">
            <text:p>8445502.66</text:p>
          </table:table-cell>
          <table:table-cell office:value-type="float" office:value="1616">
            <text:p>1616</text:p>
          </table:table-cell>
          <table:table-cell table:formula="of:=[.C797]/1000000" office:value-type="float" office:value="8.44550265957447">
            <text:p>8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87711.8644068">
            <text:p>10187711.86</text:p>
          </table:table-cell>
          <table:table-cell office:value-type="float" office:value="1630">
            <text:p>1630</text:p>
          </table:table-cell>
          <table:table-cell table:formula="of:=[.C798]/1000000" office:value-type="float" office:value="10.1877118644068">
            <text:p>10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69635.29411765">
            <text:p>6969635.29</text:p>
          </table:table-cell>
          <table:table-cell office:value-type="float" office:value="1632">
            <text:p>1632</text:p>
          </table:table-cell>
          <table:table-cell table:formula="of:=[.C799]/1000000" office:value-type="float" office:value="6.96963529411765">
            <text:p>6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6103.44827586">
            <text:p>5826103.45</text:p>
          </table:table-cell>
          <table:table-cell office:value-type="float" office:value="1633">
            <text:p>1633</text:p>
          </table:table-cell>
          <table:table-cell table:formula="of:=[.C800]/1000000" office:value-type="float" office:value="5.82610344827586">
            <text:p>5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99176.47058824">
            <text:p>4399176.47</text:p>
          </table:table-cell>
          <table:table-cell office:value-type="float" office:value="1633">
            <text:p>1633</text:p>
          </table:table-cell>
          <table:table-cell table:formula="of:=[.C801]/1000000" office:value-type="float" office:value="4.39917647058824">
            <text:p>4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08568.627451">
            <text:p>17508568.63</text:p>
          </table:table-cell>
          <table:table-cell office:value-type="float" office:value="1634">
            <text:p>1634</text:p>
          </table:table-cell>
          <table:table-cell table:formula="of:=[.C802]/1000000" office:value-type="float" office:value="17.508568627451">
            <text:p>17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64011.9047619">
            <text:p>13064011.9</text:p>
          </table:table-cell>
          <table:table-cell office:value-type="float" office:value="1634">
            <text:p>1634</text:p>
          </table:table-cell>
          <table:table-cell table:formula="of:=[.C803]/1000000" office:value-type="float" office:value="13.0640119047619">
            <text:p>13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18063.29113924">
            <text:p>8018063.29</text:p>
          </table:table-cell>
          <table:table-cell office:value-type="float" office:value="1634">
            <text:p>1634</text:p>
          </table:table-cell>
          <table:table-cell table:formula="of:=[.C804]/1000000" office:value-type="float" office:value="8.01806329113924">
            <text:p>8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81815.1260504">
            <text:p>12381815.13</text:p>
          </table:table-cell>
          <table:table-cell office:value-type="float" office:value="1635">
            <text:p>1635</text:p>
          </table:table-cell>
          <table:table-cell table:formula="of:=[.C805]/1000000" office:value-type="float" office:value="12.3818151260504">
            <text:p>12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91023.52941176">
            <text:p>8491023.53</text:p>
          </table:table-cell>
          <table:table-cell office:value-type="float" office:value="1635">
            <text:p>1635</text:p>
          </table:table-cell>
          <table:table-cell table:formula="of:=[.C806]/1000000" office:value-type="float" office:value="8.49102352941176">
            <text:p>8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38904.76190476">
            <text:p>6338904.76</text:p>
          </table:table-cell>
          <table:table-cell office:value-type="float" office:value="1635">
            <text:p>1635</text:p>
          </table:table-cell>
          <table:table-cell table:formula="of:=[.C807]/1000000" office:value-type="float" office:value="6.33890476190476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18083.33333333">
            <text:p>7718083.33</text:p>
          </table:table-cell>
          <table:table-cell office:value-type="float" office:value="1635">
            <text:p>1635</text:p>
          </table:table-cell>
          <table:table-cell table:formula="of:=[.C808]/1000000" office:value-type="float" office:value="7.71808333333333">
            <text:p>7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79684.21052632">
            <text:p>4879684.21</text:p>
          </table:table-cell>
          <table:table-cell office:value-type="float" office:value="1637">
            <text:p>1637</text:p>
          </table:table-cell>
          <table:table-cell table:formula="of:=[.C809]/1000000" office:value-type="float" office:value="4.87968421052632">
            <text:p>4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38576.92307692">
            <text:p>7538576.92</text:p>
          </table:table-cell>
          <table:table-cell office:value-type="float" office:value="1642">
            <text:p>1642</text:p>
          </table:table-cell>
          <table:table-cell table:formula="of:=[.C810]/1000000" office:value-type="float" office:value="7.53857692307692">
            <text:p>7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71610.16949153">
            <text:p>6471610.17</text:p>
          </table:table-cell>
          <table:table-cell office:value-type="float" office:value="1642">
            <text:p>1642</text:p>
          </table:table-cell>
          <table:table-cell table:formula="of:=[.C811]/1000000" office:value-type="float" office:value="6.47161016949153">
            <text:p>6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00760">
            <text:p>5600760</text:p>
          </table:table-cell>
          <table:table-cell office:value-type="float" office:value="1642">
            <text:p>1642</text:p>
          </table:table-cell>
          <table:table-cell table:formula="of:=[.C812]/1000000" office:value-type="float" office:value="5.60076">
            <text:p>5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75357.14285714">
            <text:p>6075357.14</text:p>
          </table:table-cell>
          <table:table-cell office:value-type="float" office:value="1642">
            <text:p>1642</text:p>
          </table:table-cell>
          <table:table-cell table:formula="of:=[.C813]/1000000" office:value-type="float" office:value="6.07535714285714">
            <text:p>6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17388.88888889">
            <text:p>5017388.89</text:p>
          </table:table-cell>
          <table:table-cell office:value-type="float" office:value="1642">
            <text:p>1642</text:p>
          </table:table-cell>
          <table:table-cell table:formula="of:=[.C814]/1000000" office:value-type="float" office:value="5.01738888888889">
            <text:p>5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88661.53846154">
            <text:p>7888661.54</text:p>
          </table:table-cell>
          <table:table-cell office:value-type="float" office:value="1642">
            <text:p>1642</text:p>
          </table:table-cell>
          <table:table-cell table:formula="of:=[.C815]/1000000" office:value-type="float" office:value="7.88866153846154">
            <text:p>7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68000">
            <text:p>5168000</text:p>
          </table:table-cell>
          <table:table-cell office:value-type="float" office:value="1648">
            <text:p>1648</text:p>
          </table:table-cell>
          <table:table-cell table:formula="of:=[.C816]/1000000" office:value-type="float" office:value="5.168">
            <text:p>5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0699.34640523">
            <text:p>5820699.35</text:p>
          </table:table-cell>
          <table:table-cell office:value-type="float" office:value="1648">
            <text:p>1648</text:p>
          </table:table-cell>
          <table:table-cell table:formula="of:=[.C817]/1000000" office:value-type="float" office:value="5.82069934640523">
            <text:p>5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83352.94117647">
            <text:p>3983352.94</text:p>
          </table:table-cell>
          <table:table-cell office:value-type="float" office:value="1648">
            <text:p>1648</text:p>
          </table:table-cell>
          <table:table-cell table:formula="of:=[.C818]/1000000" office:value-type="float" office:value="3.98335294117647">
            <text:p>3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6865.67164179">
            <text:p>6326865.67</text:p>
          </table:table-cell>
          <table:table-cell office:value-type="float" office:value="1648">
            <text:p>1648</text:p>
          </table:table-cell>
          <table:table-cell table:formula="of:=[.C819]/1000000" office:value-type="float" office:value="6.32686567164179">
            <text:p>6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08750">
            <text:p>4108750</text:p>
          </table:table-cell>
          <table:table-cell office:value-type="float" office:value="1648">
            <text:p>1648</text:p>
          </table:table-cell>
          <table:table-cell table:formula="of:=[.C820]/1000000" office:value-type="float" office:value="4.10875">
            <text:p>4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76133.33333333">
            <text:p>4176133.33</text:p>
          </table:table-cell>
          <table:table-cell office:value-type="float" office:value="1648">
            <text:p>1648</text:p>
          </table:table-cell>
          <table:table-cell table:formula="of:=[.C821]/1000000" office:value-type="float" office:value="4.17613333333333">
            <text:p>4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65304.34782609">
            <text:p>4265304.35</text:p>
          </table:table-cell>
          <table:table-cell office:value-type="float" office:value="1648">
            <text:p>1648</text:p>
          </table:table-cell>
          <table:table-cell table:formula="of:=[.C822]/1000000" office:value-type="float" office:value="4.26530434782609">
            <text:p>4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50785.71428571">
            <text:p>5450785.71</text:p>
          </table:table-cell>
          <table:table-cell office:value-type="float" office:value="1648">
            <text:p>1648</text:p>
          </table:table-cell>
          <table:table-cell table:formula="of:=[.C823]/1000000" office:value-type="float" office:value="5.45078571428571">
            <text:p>5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50383.72093023">
            <text:p>7450383.72</text:p>
          </table:table-cell>
          <table:table-cell office:value-type="float" office:value="1648">
            <text:p>1648</text:p>
          </table:table-cell>
          <table:table-cell table:formula="of:=[.C824]/1000000" office:value-type="float" office:value="7.45038372093023">
            <text:p>7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2705.88235294">
            <text:p>4202705.88</text:p>
          </table:table-cell>
          <table:table-cell office:value-type="float" office:value="1648">
            <text:p>1648</text:p>
          </table:table-cell>
          <table:table-cell table:formula="of:=[.C825]/1000000" office:value-type="float" office:value="4.20270588235294">
            <text:p>4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85434.7826087">
            <text:p>6285434.78</text:p>
          </table:table-cell>
          <table:table-cell office:value-type="float" office:value="1648">
            <text:p>1648</text:p>
          </table:table-cell>
          <table:table-cell table:formula="of:=[.C826]/1000000" office:value-type="float" office:value="6.2854347826087">
            <text:p>6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42190.47619048">
            <text:p>5442190.48</text:p>
          </table:table-cell>
          <table:table-cell office:value-type="float" office:value="1650">
            <text:p>1650</text:p>
          </table:table-cell>
          <table:table-cell table:formula="of:=[.C827]/1000000" office:value-type="float" office:value="5.44219047619048">
            <text:p>5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64941.17647059">
            <text:p>4064941.18</text:p>
          </table:table-cell>
          <table:table-cell office:value-type="float" office:value="1650">
            <text:p>1650</text:p>
          </table:table-cell>
          <table:table-cell table:formula="of:=[.C828]/1000000" office:value-type="float" office:value="4.06494117647059">
            <text:p>4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60928.57142857">
            <text:p>4360928.57</text:p>
          </table:table-cell>
          <table:table-cell office:value-type="float" office:value="1650">
            <text:p>1650</text:p>
          </table:table-cell>
          <table:table-cell table:formula="of:=[.C829]/1000000" office:value-type="float" office:value="4.36092857142857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60753.73134328">
            <text:p>5260753.73</text:p>
          </table:table-cell>
          <table:table-cell office:value-type="float" office:value="1650">
            <text:p>1650</text:p>
          </table:table-cell>
          <table:table-cell table:formula="of:=[.C830]/1000000" office:value-type="float" office:value="5.26075373134328">
            <text:p>5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40285.71428571">
            <text:p>5340285.71</text:p>
          </table:table-cell>
          <table:table-cell office:value-type="float" office:value="1650">
            <text:p>1650</text:p>
          </table:table-cell>
          <table:table-cell table:formula="of:=[.C831]/1000000" office:value-type="float" office:value="5.34028571428571">
            <text:p>5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20571.42857143">
            <text:p>3920571.43</text:p>
          </table:table-cell>
          <table:table-cell office:value-type="float" office:value="1650">
            <text:p>1650</text:p>
          </table:table-cell>
          <table:table-cell table:formula="of:=[.C832]/1000000" office:value-type="float" office:value="3.92057142857143">
            <text:p>3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21950">
            <text:p>5521950</text:p>
          </table:table-cell>
          <table:table-cell office:value-type="float" office:value="1651">
            <text:p>1651</text:p>
          </table:table-cell>
          <table:table-cell table:formula="of:=[.C833]/1000000" office:value-type="float" office:value="5.52195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17828.94736842">
            <text:p>6317828.95</text:p>
          </table:table-cell>
          <table:table-cell office:value-type="float" office:value="1651">
            <text:p>1651</text:p>
          </table:table-cell>
          <table:table-cell table:formula="of:=[.C834]/1000000" office:value-type="float" office:value="6.31782894736842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48039.47368421">
            <text:p>6348039.47</text:p>
          </table:table-cell>
          <table:table-cell office:value-type="float" office:value="1651">
            <text:p>1651</text:p>
          </table:table-cell>
          <table:table-cell table:formula="of:=[.C835]/1000000" office:value-type="float" office:value="6.34803947368421">
            <text:p>6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92436.89320388">
            <text:p>7692436.89</text:p>
          </table:table-cell>
          <table:table-cell office:value-type="float" office:value="1651">
            <text:p>1651</text:p>
          </table:table-cell>
          <table:table-cell table:formula="of:=[.C836]/1000000" office:value-type="float" office:value="7.69243689320388">
            <text:p>7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2750">
            <text:p>6302750</text:p>
          </table:table-cell>
          <table:table-cell office:value-type="float" office:value="1651">
            <text:p>1651</text:p>
          </table:table-cell>
          <table:table-cell table:formula="of:=[.C837]/1000000" office:value-type="float" office:value="6.30275">
            <text:p>6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49105.26315789">
            <text:p>5549105.26</text:p>
          </table:table-cell>
          <table:table-cell office:value-type="float" office:value="1651">
            <text:p>1651</text:p>
          </table:table-cell>
          <table:table-cell table:formula="of:=[.C838]/1000000" office:value-type="float" office:value="5.54910526315789">
            <text:p>5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08191.78082192">
            <text:p>9308191.78</text:p>
          </table:table-cell>
          <table:table-cell office:value-type="float" office:value="1656">
            <text:p>1656</text:p>
          </table:table-cell>
          <table:table-cell table:formula="of:=[.C839]/1000000" office:value-type="float" office:value="9.30819178082192">
            <text:p>9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3352.94117647">
            <text:p>5773352.94</text:p>
          </table:table-cell>
          <table:table-cell office:value-type="float" office:value="1656">
            <text:p>1656</text:p>
          </table:table-cell>
          <table:table-cell table:formula="of:=[.C840]/1000000" office:value-type="float" office:value="5.77335294117647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73812.90322581">
            <text:p>8573812.9</text:p>
          </table:table-cell>
          <table:table-cell office:value-type="float" office:value="1656">
            <text:p>1656</text:p>
          </table:table-cell>
          <table:table-cell table:formula="of:=[.C841]/1000000" office:value-type="float" office:value="8.57381290322581">
            <text:p>8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85058.82352941">
            <text:p>5285058.82</text:p>
          </table:table-cell>
          <table:table-cell office:value-type="float" office:value="1658">
            <text:p>1658</text:p>
          </table:table-cell>
          <table:table-cell table:formula="of:=[.C842]/1000000" office:value-type="float" office:value="5.28505882352941">
            <text:p>5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78941.58075601">
            <text:p>7778941.58</text:p>
          </table:table-cell>
          <table:table-cell office:value-type="float" office:value="1658">
            <text:p>1658</text:p>
          </table:table-cell>
          <table:table-cell table:formula="of:=[.C843]/1000000" office:value-type="float" office:value="7.77894158075601">
            <text:p>7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73985.91549296">
            <text:p>7273985.92</text:p>
          </table:table-cell>
          <table:table-cell office:value-type="float" office:value="1658">
            <text:p>1658</text:p>
          </table:table-cell>
          <table:table-cell table:formula="of:=[.C844]/1000000" office:value-type="float" office:value="7.27398591549296">
            <text:p>7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65294.11764706">
            <text:p>4365294.12</text:p>
          </table:table-cell>
          <table:table-cell office:value-type="float" office:value="1658">
            <text:p>1658</text:p>
          </table:table-cell>
          <table:table-cell table:formula="of:=[.C845]/1000000" office:value-type="float" office:value="4.36529411764706">
            <text:p>4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63150">
            <text:p>7263150</text:p>
          </table:table-cell>
          <table:table-cell office:value-type="float" office:value="1658">
            <text:p>1658</text:p>
          </table:table-cell>
          <table:table-cell table:formula="of:=[.C846]/1000000" office:value-type="float" office:value="7.26315">
            <text:p>7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5214.28571429">
            <text:p>6255214.29</text:p>
          </table:table-cell>
          <table:table-cell office:value-type="float" office:value="1658">
            <text:p>1658</text:p>
          </table:table-cell>
          <table:table-cell table:formula="of:=[.C847]/1000000" office:value-type="float" office:value="6.25521428571429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0400">
            <text:p>6320400</text:p>
          </table:table-cell>
          <table:table-cell office:value-type="float" office:value="1658">
            <text:p>1658</text:p>
          </table:table-cell>
          <table:table-cell table:formula="of:=[.C848]/1000000" office:value-type="float" office:value="6.3204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12187.5">
            <text:p>4512187.5</text:p>
          </table:table-cell>
          <table:table-cell office:value-type="float" office:value="1659">
            <text:p>1659</text:p>
          </table:table-cell>
          <table:table-cell table:formula="of:=[.C849]/1000000" office:value-type="float" office:value="4.5121875">
            <text:p>4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80866.66666667">
            <text:p>4180866.67</text:p>
          </table:table-cell>
          <table:table-cell office:value-type="float" office:value="1659">
            <text:p>1659</text:p>
          </table:table-cell>
          <table:table-cell table:formula="of:=[.C850]/1000000" office:value-type="float" office:value="4.18086666666667">
            <text:p>4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49619.04761905">
            <text:p>4949619.05</text:p>
          </table:table-cell>
          <table:table-cell office:value-type="float" office:value="1659">
            <text:p>1659</text:p>
          </table:table-cell>
          <table:table-cell table:formula="of:=[.C851]/1000000" office:value-type="float" office:value="4.94961904761905">
            <text:p>4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465045.0704225">
            <text:p>17465045.07</text:p>
          </table:table-cell>
          <table:table-cell office:value-type="float" office:value="1660">
            <text:p>1660</text:p>
          </table:table-cell>
          <table:table-cell table:formula="of:=[.C852]/1000000" office:value-type="float" office:value="17.4650450704225">
            <text:p>17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24714.28571429">
            <text:p>5024714.29</text:p>
          </table:table-cell>
          <table:table-cell office:value-type="float" office:value="1660">
            <text:p>1660</text:p>
          </table:table-cell>
          <table:table-cell table:formula="of:=[.C853]/1000000" office:value-type="float" office:value="5.02471428571429">
            <text:p>5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24428.57142857">
            <text:p>5624428.57</text:p>
          </table:table-cell>
          <table:table-cell office:value-type="float" office:value="1660">
            <text:p>1660</text:p>
          </table:table-cell>
          <table:table-cell table:formula="of:=[.C854]/1000000" office:value-type="float" office:value="5.62442857142857">
            <text:p>5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57730.76923077">
            <text:p>4957730.77</text:p>
          </table:table-cell>
          <table:table-cell office:value-type="float" office:value="1662">
            <text:p>1662</text:p>
          </table:table-cell>
          <table:table-cell table:formula="of:=[.C855]/1000000" office:value-type="float" office:value="4.95773076923077">
            <text:p>4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39909.09090909">
            <text:p>5239909.09</text:p>
          </table:table-cell>
          <table:table-cell office:value-type="float" office:value="1662">
            <text:p>1662</text:p>
          </table:table-cell>
          <table:table-cell table:formula="of:=[.C856]/1000000" office:value-type="float" office:value="5.23990909090909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83500">
            <text:p>4583500</text:p>
          </table:table-cell>
          <table:table-cell office:value-type="float" office:value="1662">
            <text:p>1662</text:p>
          </table:table-cell>
          <table:table-cell table:formula="of:=[.C857]/1000000" office:value-type="float" office:value="4.5835">
            <text:p>4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62409.09090909">
            <text:p>4562409.09</text:p>
          </table:table-cell>
          <table:table-cell office:value-type="float" office:value="1662">
            <text:p>1662</text:p>
          </table:table-cell>
          <table:table-cell table:formula="of:=[.C858]/1000000" office:value-type="float" office:value="4.56240909090909">
            <text:p>4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87767.12328767">
            <text:p>7787767.12</text:p>
          </table:table-cell>
          <table:table-cell office:value-type="float" office:value="1662">
            <text:p>1662</text:p>
          </table:table-cell>
          <table:table-cell table:formula="of:=[.C859]/1000000" office:value-type="float" office:value="7.78776712328767">
            <text:p>7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08142.85714286">
            <text:p>4208142.86</text:p>
          </table:table-cell>
          <table:table-cell office:value-type="float" office:value="1662">
            <text:p>1662</text:p>
          </table:table-cell>
          <table:table-cell table:formula="of:=[.C860]/1000000" office:value-type="float" office:value="4.20814285714286">
            <text:p>4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50111.11111111">
            <text:p>4750111.11</text:p>
          </table:table-cell>
          <table:table-cell office:value-type="float" office:value="1666">
            <text:p>1666</text:p>
          </table:table-cell>
          <table:table-cell table:formula="of:=[.C861]/1000000" office:value-type="float" office:value="4.75011111111111">
            <text:p>4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6884.14634146">
            <text:p>5886884.15</text:p>
          </table:table-cell>
          <table:table-cell office:value-type="float" office:value="1666">
            <text:p>1666</text:p>
          </table:table-cell>
          <table:table-cell table:formula="of:=[.C862]/1000000" office:value-type="float" office:value="5.88688414634146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9400">
            <text:p>5819400</text:p>
          </table:table-cell>
          <table:table-cell office:value-type="float" office:value="1666">
            <text:p>1666</text:p>
          </table:table-cell>
          <table:table-cell table:formula="of:=[.C863]/1000000" office:value-type="float" office:value="5.8194">
            <text:p>5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43666.66666667">
            <text:p>5043666.67</text:p>
          </table:table-cell>
          <table:table-cell office:value-type="float" office:value="1666">
            <text:p>1666</text:p>
          </table:table-cell>
          <table:table-cell table:formula="of:=[.C864]/1000000" office:value-type="float" office:value="5.04366666666667">
            <text:p>5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91100">
            <text:p>4791100</text:p>
          </table:table-cell>
          <table:table-cell office:value-type="float" office:value="1666">
            <text:p>1666</text:p>
          </table:table-cell>
          <table:table-cell table:formula="of:=[.C865]/1000000" office:value-type="float" office:value="4.7911">
            <text:p>4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3533.33333333">
            <text:p>5883533.33</text:p>
          </table:table-cell>
          <table:table-cell office:value-type="float" office:value="1666">
            <text:p>1666</text:p>
          </table:table-cell>
          <table:table-cell table:formula="of:=[.C866]/1000000" office:value-type="float" office:value="5.88353333333333">
            <text:p>5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43500">
            <text:p>5143500</text:p>
          </table:table-cell>
          <table:table-cell office:value-type="float" office:value="1667">
            <text:p>1667</text:p>
          </table:table-cell>
          <table:table-cell table:formula="of:=[.C867]/1000000" office:value-type="float" office:value="5.1435">
            <text:p>5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42058.82352941">
            <text:p>4642058.82</text:p>
          </table:table-cell>
          <table:table-cell office:value-type="float" office:value="1667">
            <text:p>1667</text:p>
          </table:table-cell>
          <table:table-cell table:formula="of:=[.C868]/1000000" office:value-type="float" office:value="4.64205882352941">
            <text:p>4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8761.9047619">
            <text:p>6258761.9</text:p>
          </table:table-cell>
          <table:table-cell office:value-type="float" office:value="1668">
            <text:p>1668</text:p>
          </table:table-cell>
          <table:table-cell table:formula="of:=[.C869]/1000000" office:value-type="float" office:value="6.2587619047619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44774.64788732">
            <text:p>8744774.65</text:p>
          </table:table-cell>
          <table:table-cell office:value-type="float" office:value="1668">
            <text:p>1668</text:p>
          </table:table-cell>
          <table:table-cell table:formula="of:=[.C870]/1000000" office:value-type="float" office:value="8.74477464788732">
            <text:p>8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2230.76923077">
            <text:p>5192230.77</text:p>
          </table:table-cell>
          <table:table-cell office:value-type="float" office:value="1668">
            <text:p>1668</text:p>
          </table:table-cell>
          <table:table-cell table:formula="of:=[.C871]/1000000" office:value-type="float" office:value="5.19223076923077">
            <text:p>5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74552.14723926">
            <text:p>8574552.15</text:p>
          </table:table-cell>
          <table:table-cell office:value-type="float" office:value="1670">
            <text:p>1670</text:p>
          </table:table-cell>
          <table:table-cell table:formula="of:=[.C872]/1000000" office:value-type="float" office:value="8.57455214723926">
            <text:p>8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3882.88288288">
            <text:p>6403882.88</text:p>
          </table:table-cell>
          <table:table-cell office:value-type="float" office:value="1670">
            <text:p>1670</text:p>
          </table:table-cell>
          <table:table-cell table:formula="of:=[.C873]/1000000" office:value-type="float" office:value="6.40388288288288">
            <text:p>6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33272.72727273">
            <text:p>5033272.73</text:p>
          </table:table-cell>
          <table:table-cell office:value-type="float" office:value="1670">
            <text:p>1670</text:p>
          </table:table-cell>
          <table:table-cell table:formula="of:=[.C874]/1000000" office:value-type="float" office:value="5.03327272727273">
            <text:p>5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21954.28571429">
            <text:p>7321954.29</text:p>
          </table:table-cell>
          <table:table-cell office:value-type="float" office:value="1675">
            <text:p>1675</text:p>
          </table:table-cell>
          <table:table-cell table:formula="of:=[.C875]/1000000" office:value-type="float" office:value="7.32195428571429">
            <text:p>7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39561.47540984">
            <text:p>8039561.48</text:p>
          </table:table-cell>
          <table:table-cell office:value-type="float" office:value="1675">
            <text:p>1675</text:p>
          </table:table-cell>
          <table:table-cell table:formula="of:=[.C876]/1000000" office:value-type="float" office:value="8.03956147540984">
            <text:p>8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59146.9072165">
            <text:p>11859146.91</text:p>
          </table:table-cell>
          <table:table-cell office:value-type="float" office:value="1682">
            <text:p>1682</text:p>
          </table:table-cell>
          <table:table-cell table:formula="of:=[.C877]/1000000" office:value-type="float" office:value="11.8591469072165">
            <text:p>11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34054.05405405">
            <text:p>7734054.05</text:p>
          </table:table-cell>
          <table:table-cell office:value-type="float" office:value="1682">
            <text:p>1682</text:p>
          </table:table-cell>
          <table:table-cell table:formula="of:=[.C878]/1000000" office:value-type="float" office:value="7.73405405405405">
            <text:p>7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65478.87323944">
            <text:p>8065478.87</text:p>
          </table:table-cell>
          <table:table-cell office:value-type="float" office:value="1682">
            <text:p>1682</text:p>
          </table:table-cell>
          <table:table-cell table:formula="of:=[.C879]/1000000" office:value-type="float" office:value="8.06547887323944">
            <text:p>8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20736.84210526">
            <text:p>5320736.84</text:p>
          </table:table-cell>
          <table:table-cell office:value-type="float" office:value="1683">
            <text:p>1683</text:p>
          </table:table-cell>
          <table:table-cell table:formula="of:=[.C880]/1000000" office:value-type="float" office:value="5.32073684210526">
            <text:p>5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05239.52095808">
            <text:p>8605239.52</text:p>
          </table:table-cell>
          <table:table-cell office:value-type="float" office:value="1686">
            <text:p>1686</text:p>
          </table:table-cell>
          <table:table-cell table:formula="of:=[.C881]/1000000" office:value-type="float" office:value="8.60523952095808">
            <text:p>8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0176.47058824">
            <text:p>5370176.47</text:p>
          </table:table-cell>
          <table:table-cell office:value-type="float" office:value="1686">
            <text:p>1686</text:p>
          </table:table-cell>
          <table:table-cell table:formula="of:=[.C882]/1000000" office:value-type="float" office:value="5.37017647058824">
            <text:p>5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68024.69135802">
            <text:p>9868024.69</text:p>
          </table:table-cell>
          <table:table-cell office:value-type="float" office:value="1686">
            <text:p>1686</text:p>
          </table:table-cell>
          <table:table-cell table:formula="of:=[.C883]/1000000" office:value-type="float" office:value="9.86802469135802">
            <text:p>9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87444.44444444">
            <text:p>6587444.44</text:p>
          </table:table-cell>
          <table:table-cell office:value-type="float" office:value="1690">
            <text:p>1690</text:p>
          </table:table-cell>
          <table:table-cell table:formula="of:=[.C884]/1000000" office:value-type="float" office:value="6.58744444444444">
            <text:p>6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55806.2827225">
            <text:p>10255806.28</text:p>
          </table:table-cell>
          <table:table-cell office:value-type="float" office:value="1690">
            <text:p>1690</text:p>
          </table:table-cell>
          <table:table-cell table:formula="of:=[.C885]/1000000" office:value-type="float" office:value="10.2558062827225">
            <text:p>10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2705.88235294">
            <text:p>5002705.88</text:p>
          </table:table-cell>
          <table:table-cell office:value-type="float" office:value="1690">
            <text:p>1690</text:p>
          </table:table-cell>
          <table:table-cell table:formula="of:=[.C886]/1000000" office:value-type="float" office:value="5.00270588235294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87657.53424658">
            <text:p>6987657.53</text:p>
          </table:table-cell>
          <table:table-cell office:value-type="float" office:value="1690">
            <text:p>1690</text:p>
          </table:table-cell>
          <table:table-cell table:formula="of:=[.C887]/1000000" office:value-type="float" office:value="6.98765753424658">
            <text:p>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96941.17647059">
            <text:p>6696941.18</text:p>
          </table:table-cell>
          <table:table-cell office:value-type="float" office:value="1690">
            <text:p>1690</text:p>
          </table:table-cell>
          <table:table-cell table:formula="of:=[.C888]/1000000" office:value-type="float" office:value="6.69694117647059">
            <text:p>6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61135.8695652">
            <text:p>11661135.87</text:p>
          </table:table-cell>
          <table:table-cell office:value-type="float" office:value="1690">
            <text:p>1690</text:p>
          </table:table-cell>
          <table:table-cell table:formula="of:=[.C889]/1000000" office:value-type="float" office:value="11.6611358695652">
            <text:p>11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78471.15384615">
            <text:p>8578471.15</text:p>
          </table:table-cell>
          <table:table-cell office:value-type="float" office:value="1690">
            <text:p>1690</text:p>
          </table:table-cell>
          <table:table-cell table:formula="of:=[.C890]/1000000" office:value-type="float" office:value="8.57847115384615">
            <text:p>8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36760">
            <text:p>6336760</text:p>
          </table:table-cell>
          <table:table-cell office:value-type="float" office:value="1691">
            <text:p>1691</text:p>
          </table:table-cell>
          <table:table-cell table:formula="of:=[.C891]/1000000" office:value-type="float" office:value="6.33676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69142.85714286">
            <text:p>5869142.86</text:p>
          </table:table-cell>
          <table:table-cell office:value-type="float" office:value="1691">
            <text:p>1691</text:p>
          </table:table-cell>
          <table:table-cell table:formula="of:=[.C892]/1000000" office:value-type="float" office:value="5.86914285714286">
            <text:p>5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8933.33333333">
            <text:p>6328933.33</text:p>
          </table:table-cell>
          <table:table-cell office:value-type="float" office:value="1691">
            <text:p>1691</text:p>
          </table:table-cell>
          <table:table-cell table:formula="of:=[.C893]/1000000" office:value-type="float" office:value="6.32893333333333">
            <text:p>6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76536.08247423">
            <text:p>9376536.08</text:p>
          </table:table-cell>
          <table:table-cell office:value-type="float" office:value="1693">
            <text:p>1693</text:p>
          </table:table-cell>
          <table:table-cell table:formula="of:=[.C894]/1000000" office:value-type="float" office:value="9.37653608247423">
            <text:p>9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54350">
            <text:p>4354350</text:p>
          </table:table-cell>
          <table:table-cell office:value-type="float" office:value="1693">
            <text:p>1693</text:p>
          </table:table-cell>
          <table:table-cell table:formula="of:=[.C895]/1000000" office:value-type="float" office:value="4.35435">
            <text:p>4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20500">
            <text:p>5520500</text:p>
          </table:table-cell>
          <table:table-cell office:value-type="float" office:value="1693">
            <text:p>1693</text:p>
          </table:table-cell>
          <table:table-cell table:formula="of:=[.C896]/1000000" office:value-type="float" office:value="5.5205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12244.68085106">
            <text:p>8912244.68</text:p>
          </table:table-cell>
          <table:table-cell office:value-type="float" office:value="1693">
            <text:p>1693</text:p>
          </table:table-cell>
          <table:table-cell table:formula="of:=[.C897]/1000000" office:value-type="float" office:value="8.91224468085106">
            <text:p>8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93000">
            <text:p>5393000</text:p>
          </table:table-cell>
          <table:table-cell office:value-type="float" office:value="1694">
            <text:p>1694</text:p>
          </table:table-cell>
          <table:table-cell table:formula="of:=[.C898]/1000000" office:value-type="float" office:value="5.393">
            <text:p>5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16925.61983471">
            <text:p>6916925.62</text:p>
          </table:table-cell>
          <table:table-cell office:value-type="float" office:value="1694">
            <text:p>1694</text:p>
          </table:table-cell>
          <table:table-cell table:formula="of:=[.C899]/1000000" office:value-type="float" office:value="6.91692561983471">
            <text:p>6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85714.28571429">
            <text:p>5985714.29</text:p>
          </table:table-cell>
          <table:table-cell office:value-type="float" office:value="1700">
            <text:p>1700</text:p>
          </table:table-cell>
          <table:table-cell table:formula="of:=[.C900]/1000000" office:value-type="float" office:value="5.98571428571429">
            <text:p>5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78000">
            <text:p>6378000</text:p>
          </table:table-cell>
          <table:table-cell office:value-type="float" office:value="1700">
            <text:p>1700</text:p>
          </table:table-cell>
          <table:table-cell table:formula="of:=[.C901]/1000000" office:value-type="float" office:value="6.378">
            <text:p>6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68500">
            <text:p>5568500</text:p>
          </table:table-cell>
          <table:table-cell office:value-type="float" office:value="1700">
            <text:p>1700</text:p>
          </table:table-cell>
          <table:table-cell table:formula="of:=[.C902]/1000000" office:value-type="float" office:value="5.5685">
            <text:p>5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47714.28571429">
            <text:p>5947714.29</text:p>
          </table:table-cell>
          <table:table-cell office:value-type="float" office:value="1701">
            <text:p>1701</text:p>
          </table:table-cell>
          <table:table-cell table:formula="of:=[.C903]/1000000" office:value-type="float" office:value="5.94771428571429">
            <text:p>5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12047.61904762">
            <text:p>5012047.62</text:p>
          </table:table-cell>
          <table:table-cell office:value-type="float" office:value="1701">
            <text:p>1701</text:p>
          </table:table-cell>
          <table:table-cell table:formula="of:=[.C904]/1000000" office:value-type="float" office:value="5.01204761904762">
            <text:p>5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35200">
            <text:p>5235200</text:p>
          </table:table-cell>
          <table:table-cell office:value-type="float" office:value="1701">
            <text:p>1701</text:p>
          </table:table-cell>
          <table:table-cell table:formula="of:=[.C905]/1000000" office:value-type="float" office:value="5.2352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56571.42857143">
            <text:p>4456571.43</text:p>
          </table:table-cell>
          <table:table-cell office:value-type="float" office:value="1701">
            <text:p>1701</text:p>
          </table:table-cell>
          <table:table-cell table:formula="of:=[.C906]/1000000" office:value-type="float" office:value="4.45657142857143">
            <text:p>4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72428.57142857">
            <text:p>6772428.57</text:p>
          </table:table-cell>
          <table:table-cell office:value-type="float" office:value="1704">
            <text:p>1704</text:p>
          </table:table-cell>
          <table:table-cell table:formula="of:=[.C907]/1000000" office:value-type="float" office:value="6.77242857142857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41428.57142857">
            <text:p>5341428.57</text:p>
          </table:table-cell>
          <table:table-cell office:value-type="float" office:value="1704">
            <text:p>1704</text:p>
          </table:table-cell>
          <table:table-cell table:formula="of:=[.C908]/1000000" office:value-type="float" office:value="5.34142857142857">
            <text:p>5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46183.33333333">
            <text:p>7346183.33</text:p>
          </table:table-cell>
          <table:table-cell office:value-type="float" office:value="1713">
            <text:p>1713</text:p>
          </table:table-cell>
          <table:table-cell table:formula="of:=[.C909]/1000000" office:value-type="float" office:value="7.34618333333333">
            <text:p>7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7533.33333333">
            <text:p>5747533.33</text:p>
          </table:table-cell>
          <table:table-cell office:value-type="float" office:value="1713">
            <text:p>1713</text:p>
          </table:table-cell>
          <table:table-cell table:formula="of:=[.C910]/1000000" office:value-type="float" office:value="5.74753333333333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70670.88607595">
            <text:p>7470670.89</text:p>
          </table:table-cell>
          <table:table-cell office:value-type="float" office:value="1713">
            <text:p>1713</text:p>
          </table:table-cell>
          <table:table-cell table:formula="of:=[.C911]/1000000" office:value-type="float" office:value="7.47067088607595">
            <text:p>7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3785.71428571">
            <text:p>6003785.71</text:p>
          </table:table-cell>
          <table:table-cell office:value-type="float" office:value="1713">
            <text:p>1713</text:p>
          </table:table-cell>
          <table:table-cell table:formula="of:=[.C912]/1000000" office:value-type="float" office:value="6.00378571428571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30800">
            <text:p>8230800</text:p>
          </table:table-cell>
          <table:table-cell office:value-type="float" office:value="1713">
            <text:p>1713</text:p>
          </table:table-cell>
          <table:table-cell table:formula="of:=[.C913]/1000000" office:value-type="float" office:value="8.2308">
            <text:p>8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93263.15789474">
            <text:p>6893263.16</text:p>
          </table:table-cell>
          <table:table-cell office:value-type="float" office:value="1713">
            <text:p>1713</text:p>
          </table:table-cell>
          <table:table-cell table:formula="of:=[.C914]/1000000" office:value-type="float" office:value="6.89326315789474">
            <text:p>6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8870.96774194">
            <text:p>6258870.97</text:p>
          </table:table-cell>
          <table:table-cell office:value-type="float" office:value="1715">
            <text:p>1715</text:p>
          </table:table-cell>
          <table:table-cell table:formula="of:=[.C915]/1000000" office:value-type="float" office:value="6.25887096774194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42263.15789474">
            <text:p>4942263.16</text:p>
          </table:table-cell>
          <table:table-cell office:value-type="float" office:value="1715">
            <text:p>1715</text:p>
          </table:table-cell>
          <table:table-cell table:formula="of:=[.C916]/1000000" office:value-type="float" office:value="4.94226315789474">
            <text:p>4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65307.69230769">
            <text:p>7265307.69</text:p>
          </table:table-cell>
          <table:table-cell office:value-type="float" office:value="1715">
            <text:p>1715</text:p>
          </table:table-cell>
          <table:table-cell table:formula="of:=[.C917]/1000000" office:value-type="float" office:value="7.26530769230769">
            <text:p>7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37008.9285714">
            <text:p>10537008.93</text:p>
          </table:table-cell>
          <table:table-cell office:value-type="float" office:value="1718">
            <text:p>1718</text:p>
          </table:table-cell>
          <table:table-cell table:formula="of:=[.C918]/1000000" office:value-type="float" office:value="10.5370089285714">
            <text:p>10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00576.92307692">
            <text:p>6500576.92</text:p>
          </table:table-cell>
          <table:table-cell office:value-type="float" office:value="1718">
            <text:p>1718</text:p>
          </table:table-cell>
          <table:table-cell table:formula="of:=[.C919]/1000000" office:value-type="float" office:value="6.50057692307692">
            <text:p>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43519.379845">
            <text:p>10543519.38</text:p>
          </table:table-cell>
          <table:table-cell office:value-type="float" office:value="1718">
            <text:p>1718</text:p>
          </table:table-cell>
          <table:table-cell table:formula="of:=[.C920]/1000000" office:value-type="float" office:value="10.543519379845">
            <text:p>10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76928.57142857">
            <text:p>6576928.57</text:p>
          </table:table-cell>
          <table:table-cell office:value-type="float" office:value="1718">
            <text:p>1718</text:p>
          </table:table-cell>
          <table:table-cell table:formula="of:=[.C921]/1000000" office:value-type="float" office:value="6.57692857142857">
            <text:p>6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3637.25490196">
            <text:p>5773637.25</text:p>
          </table:table-cell>
          <table:table-cell office:value-type="float" office:value="1718">
            <text:p>1718</text:p>
          </table:table-cell>
          <table:table-cell table:formula="of:=[.C922]/1000000" office:value-type="float" office:value="5.77363725490196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70299.25187032">
            <text:p>8770299.25</text:p>
          </table:table-cell>
          <table:table-cell office:value-type="float" office:value="1720">
            <text:p>1720</text:p>
          </table:table-cell>
          <table:table-cell table:formula="of:=[.C923]/1000000" office:value-type="float" office:value="8.77029925187032">
            <text:p>8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20388.88888889">
            <text:p>4620388.89</text:p>
          </table:table-cell>
          <table:table-cell office:value-type="float" office:value="1720">
            <text:p>1720</text:p>
          </table:table-cell>
          <table:table-cell table:formula="of:=[.C924]/1000000" office:value-type="float" office:value="4.62038888888889">
            <text:p>4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76830.88235294">
            <text:p>7376830.88</text:p>
          </table:table-cell>
          <table:table-cell office:value-type="float" office:value="1720">
            <text:p>1720</text:p>
          </table:table-cell>
          <table:table-cell table:formula="of:=[.C925]/1000000" office:value-type="float" office:value="7.37683088235294">
            <text:p>7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47571.42857143">
            <text:p>5547571.43</text:p>
          </table:table-cell>
          <table:table-cell office:value-type="float" office:value="1720">
            <text:p>1720</text:p>
          </table:table-cell>
          <table:table-cell table:formula="of:=[.C926]/1000000" office:value-type="float" office:value="5.54757142857143">
            <text:p>5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20058.82352941">
            <text:p>4820058.82</text:p>
          </table:table-cell>
          <table:table-cell office:value-type="float" office:value="1721">
            <text:p>1721</text:p>
          </table:table-cell>
          <table:table-cell table:formula="of:=[.C927]/1000000" office:value-type="float" office:value="4.82005882352941">
            <text:p>4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76933.33333333">
            <text:p>4776933.33</text:p>
          </table:table-cell>
          <table:table-cell office:value-type="float" office:value="1721">
            <text:p>1721</text:p>
          </table:table-cell>
          <table:table-cell table:formula="of:=[.C928]/1000000" office:value-type="float" office:value="4.77693333333333">
            <text:p>4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17733.33333333">
            <text:p>5017733.33</text:p>
          </table:table-cell>
          <table:table-cell office:value-type="float" office:value="1721">
            <text:p>1721</text:p>
          </table:table-cell>
          <table:table-cell table:formula="of:=[.C929]/1000000" office:value-type="float" office:value="5.01773333333333">
            <text:p>5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79647.05882353">
            <text:p>5079647.06</text:p>
          </table:table-cell>
          <table:table-cell office:value-type="float" office:value="1721">
            <text:p>1721</text:p>
          </table:table-cell>
          <table:table-cell table:formula="of:=[.C930]/1000000" office:value-type="float" office:value="5.07964705882353">
            <text:p>5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14214.28571429">
            <text:p>5414214.29</text:p>
          </table:table-cell>
          <table:table-cell office:value-type="float" office:value="1735">
            <text:p>1735</text:p>
          </table:table-cell>
          <table:table-cell table:formula="of:=[.C931]/1000000" office:value-type="float" office:value="5.41421428571429">
            <text:p>5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47705.88235294">
            <text:p>4647705.88</text:p>
          </table:table-cell>
          <table:table-cell office:value-type="float" office:value="1735">
            <text:p>1735</text:p>
          </table:table-cell>
          <table:table-cell table:formula="of:=[.C932]/1000000" office:value-type="float" office:value="4.64770588235294">
            <text:p>4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49200">
            <text:p>9149200</text:p>
          </table:table-cell>
          <table:table-cell office:value-type="float" office:value="1735">
            <text:p>1735</text:p>
          </table:table-cell>
          <table:table-cell table:formula="of:=[.C933]/1000000" office:value-type="float" office:value="9.1492">
            <text:p>9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26095.23809524">
            <text:p>5426095.24</text:p>
          </table:table-cell>
          <table:table-cell office:value-type="float" office:value="1735">
            <text:p>1735</text:p>
          </table:table-cell>
          <table:table-cell table:formula="of:=[.C934]/1000000" office:value-type="float" office:value="5.42609523809524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46692.30769231">
            <text:p>5046692.31</text:p>
          </table:table-cell>
          <table:table-cell office:value-type="float" office:value="1735">
            <text:p>1735</text:p>
          </table:table-cell>
          <table:table-cell table:formula="of:=[.C935]/1000000" office:value-type="float" office:value="5.04669230769231">
            <text:p>5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0582.27848101">
            <text:p>5700582.28</text:p>
          </table:table-cell>
          <table:table-cell office:value-type="float" office:value="1735">
            <text:p>1735</text:p>
          </table:table-cell>
          <table:table-cell table:formula="of:=[.C936]/1000000" office:value-type="float" office:value="5.70058227848101">
            <text:p>5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95352.94117647">
            <text:p>3895352.94</text:p>
          </table:table-cell>
          <table:table-cell office:value-type="float" office:value="1735">
            <text:p>1735</text:p>
          </table:table-cell>
          <table:table-cell table:formula="of:=[.C937]/1000000" office:value-type="float" office:value="3.89535294117647">
            <text:p>3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15705.88235294">
            <text:p>4015705.88</text:p>
          </table:table-cell>
          <table:table-cell office:value-type="float" office:value="1735">
            <text:p>1735</text:p>
          </table:table-cell>
          <table:table-cell table:formula="of:=[.C938]/1000000" office:value-type="float" office:value="4.01570588235294">
            <text:p>4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0463.76811594">
            <text:p>5810463.77</text:p>
          </table:table-cell>
          <table:table-cell office:value-type="float" office:value="1745">
            <text:p>1745</text:p>
          </table:table-cell>
          <table:table-cell table:formula="of:=[.C939]/1000000" office:value-type="float" office:value="5.81046376811594">
            <text:p>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5341.46341463">
            <text:p>6325341.46</text:p>
          </table:table-cell>
          <table:table-cell office:value-type="float" office:value="1745">
            <text:p>1745</text:p>
          </table:table-cell>
          <table:table-cell table:formula="of:=[.C940]/1000000" office:value-type="float" office:value="6.32534146341463">
            <text:p>6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9959.45945946">
            <text:p>5559959.46</text:p>
          </table:table-cell>
          <table:table-cell office:value-type="float" office:value="1745">
            <text:p>1745</text:p>
          </table:table-cell>
          <table:table-cell table:formula="of:=[.C941]/1000000" office:value-type="float" office:value="5.55995945945946">
            <text:p>5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65333.33333333">
            <text:p>6965333.33</text:p>
          </table:table-cell>
          <table:table-cell office:value-type="float" office:value="1745">
            <text:p>1745</text:p>
          </table:table-cell>
          <table:table-cell table:formula="of:=[.C942]/1000000" office:value-type="float" office:value="6.96533333333333">
            <text:p>6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41129.87012987">
            <text:p>5641129.87</text:p>
          </table:table-cell>
          <table:table-cell office:value-type="float" office:value="1745">
            <text:p>1745</text:p>
          </table:table-cell>
          <table:table-cell table:formula="of:=[.C943]/1000000" office:value-type="float" office:value="5.64112987012987">
            <text:p>5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09644.73684211">
            <text:p>8909644.74</text:p>
          </table:table-cell>
          <table:table-cell office:value-type="float" office:value="1745">
            <text:p>1745</text:p>
          </table:table-cell>
          <table:table-cell table:formula="of:=[.C944]/1000000" office:value-type="float" office:value="8.90964473684211">
            <text:p>8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36607.14285714">
            <text:p>5836607.14</text:p>
          </table:table-cell>
          <table:table-cell office:value-type="float" office:value="1746">
            <text:p>1746</text:p>
          </table:table-cell>
          <table:table-cell table:formula="of:=[.C945]/1000000" office:value-type="float" office:value="5.83660714285714">
            <text:p>5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57705.88235294">
            <text:p>4357705.88</text:p>
          </table:table-cell>
          <table:table-cell office:value-type="float" office:value="1746">
            <text:p>1746</text:p>
          </table:table-cell>
          <table:table-cell table:formula="of:=[.C946]/1000000" office:value-type="float" office:value="4.35770588235294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62666.66666667">
            <text:p>5362666.67</text:p>
          </table:table-cell>
          <table:table-cell office:value-type="float" office:value="1746">
            <text:p>1746</text:p>
          </table:table-cell>
          <table:table-cell table:formula="of:=[.C947]/1000000" office:value-type="float" office:value="5.36266666666667">
            <text:p>5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72888.88888889">
            <text:p>5272888.89</text:p>
          </table:table-cell>
          <table:table-cell office:value-type="float" office:value="1746">
            <text:p>1746</text:p>
          </table:table-cell>
          <table:table-cell table:formula="of:=[.C948]/1000000" office:value-type="float" office:value="5.27288888888889">
            <text:p>5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3868.75">
            <text:p>6393868.75</text:p>
          </table:table-cell>
          <table:table-cell office:value-type="float" office:value="1746">
            <text:p>1746</text:p>
          </table:table-cell>
          <table:table-cell table:formula="of:=[.C949]/1000000" office:value-type="float" office:value="6.39386875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20074.07407407">
            <text:p>4920074.07</text:p>
          </table:table-cell>
          <table:table-cell office:value-type="float" office:value="1751">
            <text:p>1751</text:p>
          </table:table-cell>
          <table:table-cell table:formula="of:=[.C950]/1000000" office:value-type="float" office:value="4.92007407407407">
            <text:p>4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5857.14285714">
            <text:p>4505857.14</text:p>
          </table:table-cell>
          <table:table-cell office:value-type="float" office:value="1751">
            <text:p>1751</text:p>
          </table:table-cell>
          <table:table-cell table:formula="of:=[.C951]/1000000" office:value-type="float" office:value="4.50585714285714">
            <text:p>4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3079.36507936">
            <text:p>6053079.37</text:p>
          </table:table-cell>
          <table:table-cell office:value-type="float" office:value="1751">
            <text:p>1751</text:p>
          </table:table-cell>
          <table:table-cell table:formula="of:=[.C952]/1000000" office:value-type="float" office:value="6.05307936507936">
            <text:p>6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75647.05882353">
            <text:p>7675647.06</text:p>
          </table:table-cell>
          <table:table-cell office:value-type="float" office:value="1751">
            <text:p>1751</text:p>
          </table:table-cell>
          <table:table-cell table:formula="of:=[.C953]/1000000" office:value-type="float" office:value="7.67564705882353">
            <text:p>7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23476.47058824">
            <text:p>7423476.47</text:p>
          </table:table-cell>
          <table:table-cell office:value-type="float" office:value="1754">
            <text:p>1754</text:p>
          </table:table-cell>
          <table:table-cell table:formula="of:=[.C954]/1000000" office:value-type="float" office:value="7.42347647058824">
            <text:p>7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28237.7622378">
            <text:p>10128237.76</text:p>
          </table:table-cell>
          <table:table-cell office:value-type="float" office:value="1754">
            <text:p>1754</text:p>
          </table:table-cell>
          <table:table-cell table:formula="of:=[.C955]/1000000" office:value-type="float" office:value="10.1282377622378">
            <text:p>10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5000">
            <text:p>5915000</text:p>
          </table:table-cell>
          <table:table-cell office:value-type="float" office:value="1754">
            <text:p>1754</text:p>
          </table:table-cell>
          <table:table-cell table:formula="of:=[.C956]/1000000" office:value-type="float" office:value="5.915">
            <text:p>5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28736.84210526">
            <text:p>6628736.84</text:p>
          </table:table-cell>
          <table:table-cell office:value-type="float" office:value="1758">
            <text:p>1758</text:p>
          </table:table-cell>
          <table:table-cell table:formula="of:=[.C957]/1000000" office:value-type="float" office:value="6.62873684210526">
            <text:p>6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46793.10344828">
            <text:p>7646793.1</text:p>
          </table:table-cell>
          <table:table-cell office:value-type="float" office:value="1758">
            <text:p>1758</text:p>
          </table:table-cell>
          <table:table-cell table:formula="of:=[.C958]/1000000" office:value-type="float" office:value="7.64679310344828">
            <text:p>7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21666.66666667">
            <text:p>7021666.67</text:p>
          </table:table-cell>
          <table:table-cell office:value-type="float" office:value="1758">
            <text:p>1758</text:p>
          </table:table-cell>
          <table:table-cell table:formula="of:=[.C959]/1000000" office:value-type="float" office:value="7.02166666666667">
            <text:p>7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16251.53374233">
            <text:p>7216251.53</text:p>
          </table:table-cell>
          <table:table-cell office:value-type="float" office:value="1759">
            <text:p>1759</text:p>
          </table:table-cell>
          <table:table-cell table:formula="of:=[.C960]/1000000" office:value-type="float" office:value="7.21625153374233">
            <text:p>7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44537.41496599">
            <text:p>7044537.41</text:p>
          </table:table-cell>
          <table:table-cell office:value-type="float" office:value="1759">
            <text:p>1759</text:p>
          </table:table-cell>
          <table:table-cell table:formula="of:=[.C961]/1000000" office:value-type="float" office:value="7.04453741496599">
            <text:p>7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94200">
            <text:p>6294200</text:p>
          </table:table-cell>
          <table:table-cell office:value-type="float" office:value="1759">
            <text:p>1759</text:p>
          </table:table-cell>
          <table:table-cell table:formula="of:=[.C962]/1000000" office:value-type="float" office:value="6.2942">
            <text:p>6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14157.89473684">
            <text:p>5614157.89</text:p>
          </table:table-cell>
          <table:table-cell office:value-type="float" office:value="1759">
            <text:p>1759</text:p>
          </table:table-cell>
          <table:table-cell table:formula="of:=[.C963]/1000000" office:value-type="float" office:value="5.61415789473684">
            <text:p>5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12065.57377049">
            <text:p>6912065.57</text:p>
          </table:table-cell>
          <table:table-cell office:value-type="float" office:value="1759">
            <text:p>1759</text:p>
          </table:table-cell>
          <table:table-cell table:formula="of:=[.C964]/1000000" office:value-type="float" office:value="6.91206557377049">
            <text:p>6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64315.78947368">
            <text:p>4664315.79</text:p>
          </table:table-cell>
          <table:table-cell office:value-type="float" office:value="1759">
            <text:p>1759</text:p>
          </table:table-cell>
          <table:table-cell table:formula="of:=[.C965]/1000000" office:value-type="float" office:value="4.66431578947368">
            <text:p>4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7388.88888889">
            <text:p>5887388.89</text:p>
          </table:table-cell>
          <table:table-cell office:value-type="float" office:value="1759">
            <text:p>1759</text:p>
          </table:table-cell>
          <table:table-cell table:formula="of:=[.C966]/1000000" office:value-type="float" office:value="5.88738888888889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39965.31791908">
            <text:p>6139965.32</text:p>
          </table:table-cell>
          <table:table-cell office:value-type="float" office:value="1759">
            <text:p>1759</text:p>
          </table:table-cell>
          <table:table-cell table:formula="of:=[.C967]/1000000" office:value-type="float" office:value="6.13996531791908">
            <text:p>6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33142.85714286">
            <text:p>6533142.86</text:p>
          </table:table-cell>
          <table:table-cell office:value-type="float" office:value="1759">
            <text:p>1759</text:p>
          </table:table-cell>
          <table:table-cell table:formula="of:=[.C968]/1000000" office:value-type="float" office:value="6.53314285714286">
            <text:p>6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60495.14563107">
            <text:p>7460495.15</text:p>
          </table:table-cell>
          <table:table-cell office:value-type="float" office:value="1759">
            <text:p>1759</text:p>
          </table:table-cell>
          <table:table-cell table:formula="of:=[.C969]/1000000" office:value-type="float" office:value="7.46049514563107">
            <text:p>7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48245.90163934">
            <text:p>7048245.9</text:p>
          </table:table-cell>
          <table:table-cell office:value-type="float" office:value="1759">
            <text:p>1759</text:p>
          </table:table-cell>
          <table:table-cell table:formula="of:=[.C970]/1000000" office:value-type="float" office:value="7.04824590163934">
            <text:p>7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80314.60674157">
            <text:p>8480314.61</text:p>
          </table:table-cell>
          <table:table-cell office:value-type="float" office:value="1759">
            <text:p>1759</text:p>
          </table:table-cell>
          <table:table-cell table:formula="of:=[.C971]/1000000" office:value-type="float" office:value="8.48031460674157">
            <text:p>8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28982.869379">
            <text:p>10028982.87</text:p>
          </table:table-cell>
          <table:table-cell office:value-type="float" office:value="1761">
            <text:p>1761</text:p>
          </table:table-cell>
          <table:table-cell table:formula="of:=[.C972]/1000000" office:value-type="float" office:value="10.028982869379">
            <text:p>1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87464.28571429">
            <text:p>4187464.29</text:p>
          </table:table-cell>
          <table:table-cell office:value-type="float" office:value="1761">
            <text:p>1761</text:p>
          </table:table-cell>
          <table:table-cell table:formula="of:=[.C973]/1000000" office:value-type="float" office:value="4.18746428571429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99615.38461538">
            <text:p>4899615.38</text:p>
          </table:table-cell>
          <table:table-cell office:value-type="float" office:value="1761">
            <text:p>1761</text:p>
          </table:table-cell>
          <table:table-cell table:formula="of:=[.C974]/1000000" office:value-type="float" office:value="4.89961538461538">
            <text:p>4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81777.77777778">
            <text:p>4581777.78</text:p>
          </table:table-cell>
          <table:table-cell office:value-type="float" office:value="1763">
            <text:p>1763</text:p>
          </table:table-cell>
          <table:table-cell table:formula="of:=[.C975]/1000000" office:value-type="float" office:value="4.58177777777778">
            <text:p>4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70225.16556291">
            <text:p>7970225.17</text:p>
          </table:table-cell>
          <table:table-cell office:value-type="float" office:value="1763">
            <text:p>1763</text:p>
          </table:table-cell>
          <table:table-cell table:formula="of:=[.C976]/1000000" office:value-type="float" office:value="7.97022516556291">
            <text:p>7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1761.9047619">
            <text:p>4931761.9</text:p>
          </table:table-cell>
          <table:table-cell office:value-type="float" office:value="1763">
            <text:p>1763</text:p>
          </table:table-cell>
          <table:table-cell table:formula="of:=[.C977]/1000000" office:value-type="float" office:value="4.9317619047619">
            <text:p>4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09312.5">
            <text:p>8909312.5</text:p>
          </table:table-cell>
          <table:table-cell office:value-type="float" office:value="1763">
            <text:p>1763</text:p>
          </table:table-cell>
          <table:table-cell table:formula="of:=[.C978]/1000000" office:value-type="float" office:value="8.9093125">
            <text:p>8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20200">
            <text:p>6020200</text:p>
          </table:table-cell>
          <table:table-cell office:value-type="float" office:value="1763">
            <text:p>1763</text:p>
          </table:table-cell>
          <table:table-cell table:formula="of:=[.C979]/1000000" office:value-type="float" office:value="6.0202">
            <text:p>6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56571.42857143">
            <text:p>4356571.43</text:p>
          </table:table-cell>
          <table:table-cell office:value-type="float" office:value="1767">
            <text:p>1767</text:p>
          </table:table-cell>
          <table:table-cell table:formula="of:=[.C980]/1000000" office:value-type="float" office:value="4.35657142857143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9631.57894737">
            <text:p>5779631.58</text:p>
          </table:table-cell>
          <table:table-cell office:value-type="float" office:value="1767">
            <text:p>1767</text:p>
          </table:table-cell>
          <table:table-cell table:formula="of:=[.C981]/1000000" office:value-type="float" office:value="5.77963157894737">
            <text:p>5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2983.87096774">
            <text:p>6302983.87</text:p>
          </table:table-cell>
          <table:table-cell office:value-type="float" office:value="1767">
            <text:p>1767</text:p>
          </table:table-cell>
          <table:table-cell table:formula="of:=[.C982]/1000000" office:value-type="float" office:value="6.30298387096774">
            <text:p>6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40928.57142857">
            <text:p>5840928.57</text:p>
          </table:table-cell>
          <table:table-cell office:value-type="float" office:value="1767">
            <text:p>1767</text:p>
          </table:table-cell>
          <table:table-cell table:formula="of:=[.C983]/1000000" office:value-type="float" office:value="5.84092857142857">
            <text:p>5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28157.57575758">
            <text:p>7228157.58</text:p>
          </table:table-cell>
          <table:table-cell office:value-type="float" office:value="1774">
            <text:p>1774</text:p>
          </table:table-cell>
          <table:table-cell table:formula="of:=[.C984]/1000000" office:value-type="float" office:value="7.22815757575758">
            <text:p>7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16476.19047619">
            <text:p>6116476.19</text:p>
          </table:table-cell>
          <table:table-cell office:value-type="float" office:value="1774">
            <text:p>1774</text:p>
          </table:table-cell>
          <table:table-cell table:formula="of:=[.C985]/1000000" office:value-type="float" office:value="6.11647619047619">
            <text:p>6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33875">
            <text:p>5533875</text:p>
          </table:table-cell>
          <table:table-cell office:value-type="float" office:value="1774">
            <text:p>1774</text:p>
          </table:table-cell>
          <table:table-cell table:formula="of:=[.C986]/1000000" office:value-type="float" office:value="5.533875">
            <text:p>5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5373.4939759">
            <text:p>6955373.49</text:p>
          </table:table-cell>
          <table:table-cell office:value-type="float" office:value="1774">
            <text:p>1774</text:p>
          </table:table-cell>
          <table:table-cell table:formula="of:=[.C987]/1000000" office:value-type="float" office:value="6.9553734939759">
            <text:p>6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89457.14285714">
            <text:p>4489457.14</text:p>
          </table:table-cell>
          <table:table-cell office:value-type="float" office:value="1774">
            <text:p>1774</text:p>
          </table:table-cell>
          <table:table-cell table:formula="of:=[.C988]/1000000" office:value-type="float" office:value="4.48945714285714">
            <text:p>4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42686.74698795">
            <text:p>6242686.75</text:p>
          </table:table-cell>
          <table:table-cell office:value-type="float" office:value="1774">
            <text:p>1774</text:p>
          </table:table-cell>
          <table:table-cell table:formula="of:=[.C989]/1000000" office:value-type="float" office:value="6.24268674698795">
            <text:p>6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86257.14285714">
            <text:p>5286257.14</text:p>
          </table:table-cell>
          <table:table-cell office:value-type="float" office:value="1774">
            <text:p>1774</text:p>
          </table:table-cell>
          <table:table-cell table:formula="of:=[.C990]/1000000" office:value-type="float" office:value="5.28625714285714">
            <text:p>5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24000">
            <text:p>3824000</text:p>
          </table:table-cell>
          <table:table-cell office:value-type="float" office:value="1774">
            <text:p>1774</text:p>
          </table:table-cell>
          <table:table-cell table:formula="of:=[.C991]/1000000" office:value-type="float" office:value="3.824">
            <text:p>3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87428.57142857">
            <text:p>4587428.57</text:p>
          </table:table-cell>
          <table:table-cell office:value-type="float" office:value="1778">
            <text:p>1778</text:p>
          </table:table-cell>
          <table:table-cell table:formula="of:=[.C992]/1000000" office:value-type="float" office:value="4.58742857142857">
            <text:p>4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72058.82352941">
            <text:p>3872058.82</text:p>
          </table:table-cell>
          <table:table-cell office:value-type="float" office:value="1779">
            <text:p>1779</text:p>
          </table:table-cell>
          <table:table-cell table:formula="of:=[.C993]/1000000" office:value-type="float" office:value="3.87205882352941">
            <text:p>3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07267.6923077">
            <text:p>11107267.69</text:p>
          </table:table-cell>
          <table:table-cell office:value-type="float" office:value="1779">
            <text:p>1779</text:p>
          </table:table-cell>
          <table:table-cell table:formula="of:=[.C994]/1000000" office:value-type="float" office:value="11.1072676923077">
            <text:p>11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85289.6341463">
            <text:p>15085289.63</text:p>
          </table:table-cell>
          <table:table-cell office:value-type="float" office:value="1781">
            <text:p>1781</text:p>
          </table:table-cell>
          <table:table-cell table:formula="of:=[.C995]/1000000" office:value-type="float" office:value="15.0852896341463">
            <text:p>15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69785.71428571">
            <text:p>6769785.71</text:p>
          </table:table-cell>
          <table:table-cell office:value-type="float" office:value="1781">
            <text:p>1781</text:p>
          </table:table-cell>
          <table:table-cell table:formula="of:=[.C996]/1000000" office:value-type="float" office:value="6.76978571428571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3428.57142857">
            <text:p>6403428.57</text:p>
          </table:table-cell>
          <table:table-cell office:value-type="float" office:value="1781">
            <text:p>1781</text:p>
          </table:table-cell>
          <table:table-cell table:formula="of:=[.C997]/1000000" office:value-type="float" office:value="6.40342857142857">
            <text:p>6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92117.64705882">
            <text:p>5992117.65</text:p>
          </table:table-cell>
          <table:table-cell office:value-type="float" office:value="1781">
            <text:p>1781</text:p>
          </table:table-cell>
          <table:table-cell table:formula="of:=[.C998]/1000000" office:value-type="float" office:value="5.99211764705882">
            <text:p>5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58246.15384615">
            <text:p>8558246.15</text:p>
          </table:table-cell>
          <table:table-cell office:value-type="float" office:value="1781">
            <text:p>1781</text:p>
          </table:table-cell>
          <table:table-cell table:formula="of:=[.C999]/1000000" office:value-type="float" office:value="8.55824615384615">
            <text:p>8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35647.05882353">
            <text:p>5335647.06</text:p>
          </table:table-cell>
          <table:table-cell office:value-type="float" office:value="1781">
            <text:p>1781</text:p>
          </table:table-cell>
          <table:table-cell table:formula="of:=[.C1000]/1000000" office:value-type="float" office:value="5.33564705882353">
            <text:p>5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55850">
            <text:p>10455850</text:p>
          </table:table-cell>
          <table:table-cell office:value-type="float" office:value="1781">
            <text:p>1781</text:p>
          </table:table-cell>
          <table:table-cell table:formula="of:=[.C1001]/1000000" office:value-type="float" office:value="10.45585">
            <text:p>10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66117.64705882">
            <text:p>6866117.65</text:p>
          </table:table-cell>
          <table:table-cell office:value-type="float" office:value="1781">
            <text:p>1781</text:p>
          </table:table-cell>
          <table:table-cell table:formula="of:=[.C1002]/1000000" office:value-type="float" office:value="6.86611764705882">
            <text:p>6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5058.82352941">
            <text:p>5205058.82</text:p>
          </table:table-cell>
          <table:table-cell office:value-type="float" office:value="1781">
            <text:p>1781</text:p>
          </table:table-cell>
          <table:table-cell table:formula="of:=[.C1003]/1000000" office:value-type="float" office:value="5.20505882352941">
            <text:p>5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02392.5233645">
            <text:p>10802392.52</text:p>
          </table:table-cell>
          <table:table-cell office:value-type="float" office:value="1781">
            <text:p>1781</text:p>
          </table:table-cell>
          <table:table-cell table:formula="of:=[.C1004]/1000000" office:value-type="float" office:value="10.8023925233645">
            <text:p>10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02875">
            <text:p>11702875</text:p>
          </table:table-cell>
          <table:table-cell office:value-type="float" office:value="1781">
            <text:p>1781</text:p>
          </table:table-cell>
          <table:table-cell table:formula="of:=[.C1005]/1000000" office:value-type="float" office:value="11.702875">
            <text:p>11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55489.5833333">
            <text:p>11055489.58</text:p>
          </table:table-cell>
          <table:table-cell office:value-type="float" office:value="1784">
            <text:p>1784</text:p>
          </table:table-cell>
          <table:table-cell table:formula="of:=[.C1006]/1000000" office:value-type="float" office:value="11.0554895833333">
            <text:p>11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56666.66666667">
            <text:p>7856666.67</text:p>
          </table:table-cell>
          <table:table-cell office:value-type="float" office:value="1784">
            <text:p>1784</text:p>
          </table:table-cell>
          <table:table-cell table:formula="of:=[.C1007]/1000000" office:value-type="float" office:value="7.85666666666667">
            <text:p>7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16491.52542373">
            <text:p>6816491.53</text:p>
          </table:table-cell>
          <table:table-cell office:value-type="float" office:value="1784">
            <text:p>1784</text:p>
          </table:table-cell>
          <table:table-cell table:formula="of:=[.C1008]/1000000" office:value-type="float" office:value="6.81649152542373">
            <text:p>6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22611.11111111">
            <text:p>6022611.11</text:p>
          </table:table-cell>
          <table:table-cell office:value-type="float" office:value="1784">
            <text:p>1784</text:p>
          </table:table-cell>
          <table:table-cell table:formula="of:=[.C1009]/1000000" office:value-type="float" office:value="6.02261111111111">
            <text:p>6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61238.0952381">
            <text:p>5561238.1</text:p>
          </table:table-cell>
          <table:table-cell office:value-type="float" office:value="1784">
            <text:p>1784</text:p>
          </table:table-cell>
          <table:table-cell table:formula="of:=[.C1010]/1000000" office:value-type="float" office:value="5.5612380952381">
            <text:p>5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76842.10526316">
            <text:p>9076842.11</text:p>
          </table:table-cell>
          <table:table-cell office:value-type="float" office:value="1786">
            <text:p>1786</text:p>
          </table:table-cell>
          <table:table-cell table:formula="of:=[.C1011]/1000000" office:value-type="float" office:value="9.07684210526316">
            <text:p>9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34723.68421053">
            <text:p>7234723.68</text:p>
          </table:table-cell>
          <table:table-cell office:value-type="float" office:value="1786">
            <text:p>1786</text:p>
          </table:table-cell>
          <table:table-cell table:formula="of:=[.C1012]/1000000" office:value-type="float" office:value="7.23472368421053">
            <text:p>7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08714.28571429">
            <text:p>4708714.29</text:p>
          </table:table-cell>
          <table:table-cell office:value-type="float" office:value="1786">
            <text:p>1786</text:p>
          </table:table-cell>
          <table:table-cell table:formula="of:=[.C1013]/1000000" office:value-type="float" office:value="4.70871428571429">
            <text:p>4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04884.61538462">
            <text:p>5504884.62</text:p>
          </table:table-cell>
          <table:table-cell office:value-type="float" office:value="1786">
            <text:p>1786</text:p>
          </table:table-cell>
          <table:table-cell table:formula="of:=[.C1014]/1000000" office:value-type="float" office:value="5.50488461538462">
            <text:p>5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69918.51851852">
            <text:p>8869918.52</text:p>
          </table:table-cell>
          <table:table-cell office:value-type="float" office:value="1786">
            <text:p>1786</text:p>
          </table:table-cell>
          <table:table-cell table:formula="of:=[.C1015]/1000000" office:value-type="float" office:value="8.86991851851852">
            <text:p>8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24641.56626506">
            <text:p>7724641.57</text:p>
          </table:table-cell>
          <table:table-cell office:value-type="float" office:value="1786">
            <text:p>1786</text:p>
          </table:table-cell>
          <table:table-cell table:formula="of:=[.C1016]/1000000" office:value-type="float" office:value="7.72464156626506">
            <text:p>7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1630.1369863">
            <text:p>6301630.14</text:p>
          </table:table-cell>
          <table:table-cell office:value-type="float" office:value="1786">
            <text:p>1786</text:p>
          </table:table-cell>
          <table:table-cell table:formula="of:=[.C1017]/1000000" office:value-type="float" office:value="6.3016301369863">
            <text:p>6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27941.17647059">
            <text:p>5327941.18</text:p>
          </table:table-cell>
          <table:table-cell office:value-type="float" office:value="1786">
            <text:p>1786</text:p>
          </table:table-cell>
          <table:table-cell table:formula="of:=[.C1018]/1000000" office:value-type="float" office:value="5.32794117647059">
            <text:p>5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25285.71428571">
            <text:p>5425285.71</text:p>
          </table:table-cell>
          <table:table-cell office:value-type="float" office:value="1786">
            <text:p>1786</text:p>
          </table:table-cell>
          <table:table-cell table:formula="of:=[.C1019]/1000000" office:value-type="float" office:value="5.42528571428571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69217.39130435">
            <text:p>4669217.39</text:p>
          </table:table-cell>
          <table:table-cell office:value-type="float" office:value="1786">
            <text:p>1786</text:p>
          </table:table-cell>
          <table:table-cell table:formula="of:=[.C1020]/1000000" office:value-type="float" office:value="4.66921739130435">
            <text:p>4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02714.28571429">
            <text:p>5602714.29</text:p>
          </table:table-cell>
          <table:table-cell office:value-type="float" office:value="1786">
            <text:p>1786</text:p>
          </table:table-cell>
          <table:table-cell table:formula="of:=[.C1021]/1000000" office:value-type="float" office:value="5.60271428571429">
            <text:p>5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8038.46153846">
            <text:p>6328038.46</text:p>
          </table:table-cell>
          <table:table-cell office:value-type="float" office:value="1788">
            <text:p>1788</text:p>
          </table:table-cell>
          <table:table-cell table:formula="of:=[.C1022]/1000000" office:value-type="float" office:value="6.32803846153846">
            <text:p>6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8956.52173913">
            <text:p>4938956.52</text:p>
          </table:table-cell>
          <table:table-cell office:value-type="float" office:value="1798">
            <text:p>1798</text:p>
          </table:table-cell>
          <table:table-cell table:formula="of:=[.C1023]/1000000" office:value-type="float" office:value="4.93895652173913">
            <text:p>4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94846.15384615">
            <text:p>6794846.15</text:p>
          </table:table-cell>
          <table:table-cell office:value-type="float" office:value="1798">
            <text:p>1798</text:p>
          </table:table-cell>
          <table:table-cell table:formula="of:=[.C1024]/1000000" office:value-type="float" office:value="6.79484615384615">
            <text:p>6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82266.66666667">
            <text:p>5682266.67</text:p>
          </table:table-cell>
          <table:table-cell office:value-type="float" office:value="1798">
            <text:p>1798</text:p>
          </table:table-cell>
          <table:table-cell table:formula="of:=[.C1025]/1000000" office:value-type="float" office:value="5.68226666666667">
            <text:p>5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43215.90909091">
            <text:p>6443215.91</text:p>
          </table:table-cell>
          <table:table-cell office:value-type="float" office:value="1798">
            <text:p>1798</text:p>
          </table:table-cell>
          <table:table-cell table:formula="of:=[.C1026]/1000000" office:value-type="float" office:value="6.44321590909091">
            <text:p>6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10926.056338">
            <text:p>12210926.06</text:p>
          </table:table-cell>
          <table:table-cell office:value-type="float" office:value="1798">
            <text:p>1798</text:p>
          </table:table-cell>
          <table:table-cell table:formula="of:=[.C1027]/1000000" office:value-type="float" office:value="12.210926056338">
            <text:p>12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11700">
            <text:p>6711700</text:p>
          </table:table-cell>
          <table:table-cell office:value-type="float" office:value="1798">
            <text:p>1798</text:p>
          </table:table-cell>
          <table:table-cell table:formula="of:=[.C1028]/1000000" office:value-type="float" office:value="6.7117">
            <text:p>6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31200">
            <text:p>6631200</text:p>
          </table:table-cell>
          <table:table-cell office:value-type="float" office:value="1798">
            <text:p>1798</text:p>
          </table:table-cell>
          <table:table-cell table:formula="of:=[.C1029]/1000000" office:value-type="float" office:value="6.6312">
            <text:p>6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32705.88235294">
            <text:p>6032705.88</text:p>
          </table:table-cell>
          <table:table-cell office:value-type="float" office:value="1798">
            <text:p>1798</text:p>
          </table:table-cell>
          <table:table-cell table:formula="of:=[.C1030]/1000000" office:value-type="float" office:value="6.03270588235294">
            <text:p>6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73000">
            <text:p>5873000</text:p>
          </table:table-cell>
          <table:table-cell office:value-type="float" office:value="1798">
            <text:p>1798</text:p>
          </table:table-cell>
          <table:table-cell table:formula="of:=[.C1031]/1000000" office:value-type="float" office:value="5.873">
            <text:p>5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59645.16129032">
            <text:p>8459645.16</text:p>
          </table:table-cell>
          <table:table-cell office:value-type="float" office:value="1799">
            <text:p>1799</text:p>
          </table:table-cell>
          <table:table-cell table:formula="of:=[.C1032]/1000000" office:value-type="float" office:value="8.45964516129032">
            <text:p>8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37190.47619048">
            <text:p>8137190.48</text:p>
          </table:table-cell>
          <table:table-cell office:value-type="float" office:value="1799">
            <text:p>1799</text:p>
          </table:table-cell>
          <table:table-cell table:formula="of:=[.C1033]/1000000" office:value-type="float" office:value="8.13719047619048">
            <text:p>8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9642.85714286">
            <text:p>6269642.86</text:p>
          </table:table-cell>
          <table:table-cell office:value-type="float" office:value="1799">
            <text:p>1799</text:p>
          </table:table-cell>
          <table:table-cell table:formula="of:=[.C1034]/1000000" office:value-type="float" office:value="6.26964285714286">
            <text:p>6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13568.62745098">
            <text:p>9513568.63</text:p>
          </table:table-cell>
          <table:table-cell office:value-type="float" office:value="1799">
            <text:p>1799</text:p>
          </table:table-cell>
          <table:table-cell table:formula="of:=[.C1035]/1000000" office:value-type="float" office:value="9.51356862745098">
            <text:p>9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1941.17647059">
            <text:p>5891941.18</text:p>
          </table:table-cell>
          <table:table-cell office:value-type="float" office:value="1799">
            <text:p>1799</text:p>
          </table:table-cell>
          <table:table-cell table:formula="of:=[.C1036]/1000000" office:value-type="float" office:value="5.89194117647059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31687.5">
            <text:p>6031687.5</text:p>
          </table:table-cell>
          <table:table-cell office:value-type="float" office:value="1799">
            <text:p>1799</text:p>
          </table:table-cell>
          <table:table-cell table:formula="of:=[.C1037]/1000000" office:value-type="float" office:value="6.0316875">
            <text:p>6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44833.9222615">
            <text:p>10844833.92</text:p>
          </table:table-cell>
          <table:table-cell office:value-type="float" office:value="1799">
            <text:p>1799</text:p>
          </table:table-cell>
          <table:table-cell table:formula="of:=[.C1038]/1000000" office:value-type="float" office:value="10.8448339222615">
            <text:p>1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43428.57142857">
            <text:p>7543428.57</text:p>
          </table:table-cell>
          <table:table-cell office:value-type="float" office:value="1799">
            <text:p>1799</text:p>
          </table:table-cell>
          <table:table-cell table:formula="of:=[.C1039]/1000000" office:value-type="float" office:value="7.54342857142857">
            <text:p>7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21931.97278912">
            <text:p>7321931.97</text:p>
          </table:table-cell>
          <table:table-cell office:value-type="float" office:value="1800">
            <text:p>1800</text:p>
          </table:table-cell>
          <table:table-cell table:formula="of:=[.C1040]/1000000" office:value-type="float" office:value="7.32193197278912">
            <text:p>7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79467.74193548">
            <text:p>8679467.74</text:p>
          </table:table-cell>
          <table:table-cell office:value-type="float" office:value="1800">
            <text:p>1800</text:p>
          </table:table-cell>
          <table:table-cell table:formula="of:=[.C1041]/1000000" office:value-type="float" office:value="8.67946774193548">
            <text:p>8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13441.86046512">
            <text:p>6013441.86</text:p>
          </table:table-cell>
          <table:table-cell office:value-type="float" office:value="1800">
            <text:p>1800</text:p>
          </table:table-cell>
          <table:table-cell table:formula="of:=[.C1042]/1000000" office:value-type="float" office:value="6.01344186046512">
            <text:p>6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66716.41791045">
            <text:p>7166716.42</text:p>
          </table:table-cell>
          <table:table-cell office:value-type="float" office:value="1800">
            <text:p>1800</text:p>
          </table:table-cell>
          <table:table-cell table:formula="of:=[.C1043]/1000000" office:value-type="float" office:value="7.16671641791045">
            <text:p>7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0275.86206897">
            <text:p>6450275.86</text:p>
          </table:table-cell>
          <table:table-cell office:value-type="float" office:value="1800">
            <text:p>1800</text:p>
          </table:table-cell>
          <table:table-cell table:formula="of:=[.C1044]/1000000" office:value-type="float" office:value="6.45027586206897">
            <text:p>6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35400">
            <text:p>4735400</text:p>
          </table:table-cell>
          <table:table-cell office:value-type="float" office:value="1800">
            <text:p>1800</text:p>
          </table:table-cell>
          <table:table-cell table:formula="of:=[.C1045]/1000000" office:value-type="float" office:value="4.7354">
            <text:p>4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68368.42105263">
            <text:p>5568368.42</text:p>
          </table:table-cell>
          <table:table-cell office:value-type="float" office:value="1800">
            <text:p>1800</text:p>
          </table:table-cell>
          <table:table-cell table:formula="of:=[.C1046]/1000000" office:value-type="float" office:value="5.56836842105263">
            <text:p>5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98000">
            <text:p>5598000</text:p>
          </table:table-cell>
          <table:table-cell office:value-type="float" office:value="1800">
            <text:p>1800</text:p>
          </table:table-cell>
          <table:table-cell table:formula="of:=[.C1047]/1000000" office:value-type="float" office:value="5.598">
            <text:p>5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44419.16167665">
            <text:p>7744419.16</text:p>
          </table:table-cell>
          <table:table-cell office:value-type="float" office:value="1803">
            <text:p>1803</text:p>
          </table:table-cell>
          <table:table-cell table:formula="of:=[.C1048]/1000000" office:value-type="float" office:value="7.74441916167665">
            <text:p>7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51062.5">
            <text:p>5951062.5</text:p>
          </table:table-cell>
          <table:table-cell office:value-type="float" office:value="1803">
            <text:p>1803</text:p>
          </table:table-cell>
          <table:table-cell table:formula="of:=[.C1049]/1000000" office:value-type="float" office:value="5.9510625">
            <text:p>5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77560.43956044">
            <text:p>7777560.44</text:p>
          </table:table-cell>
          <table:table-cell office:value-type="float" office:value="1803">
            <text:p>1803</text:p>
          </table:table-cell>
          <table:table-cell table:formula="of:=[.C1050]/1000000" office:value-type="float" office:value="7.77756043956044">
            <text:p>7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78203.7037037">
            <text:p>7178203.7</text:p>
          </table:table-cell>
          <table:table-cell office:value-type="float" office:value="1803">
            <text:p>1803</text:p>
          </table:table-cell>
          <table:table-cell table:formula="of:=[.C1051]/1000000" office:value-type="float" office:value="7.1782037037037">
            <text:p>7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99817.07317073">
            <text:p>8899817.07</text:p>
          </table:table-cell>
          <table:table-cell office:value-type="float" office:value="1803">
            <text:p>1803</text:p>
          </table:table-cell>
          <table:table-cell table:formula="of:=[.C1052]/1000000" office:value-type="float" office:value="8.89981707317073">
            <text:p>8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43000">
            <text:p>5643000</text:p>
          </table:table-cell>
          <table:table-cell office:value-type="float" office:value="1804">
            <text:p>1804</text:p>
          </table:table-cell>
          <table:table-cell table:formula="of:=[.C1053]/1000000" office:value-type="float" office:value="5.643">
            <text:p>5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18515.52795031">
            <text:p>7918515.53</text:p>
          </table:table-cell>
          <table:table-cell office:value-type="float" office:value="1804">
            <text:p>1804</text:p>
          </table:table-cell>
          <table:table-cell table:formula="of:=[.C1054]/1000000" office:value-type="float" office:value="7.91851552795031">
            <text:p>7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6142.85714286">
            <text:p>5776142.86</text:p>
          </table:table-cell>
          <table:table-cell office:value-type="float" office:value="1804">
            <text:p>1804</text:p>
          </table:table-cell>
          <table:table-cell table:formula="of:=[.C1055]/1000000" office:value-type="float" office:value="5.77614285714286">
            <text:p>5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34000">
            <text:p>4434000</text:p>
          </table:table-cell>
          <table:table-cell office:value-type="float" office:value="1815">
            <text:p>1815</text:p>
          </table:table-cell>
          <table:table-cell table:formula="of:=[.C1056]/1000000" office:value-type="float" office:value="4.434">
            <text:p>4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0700">
            <text:p>5750700</text:p>
          </table:table-cell>
          <table:table-cell office:value-type="float" office:value="1815">
            <text:p>1815</text:p>
          </table:table-cell>
          <table:table-cell table:formula="of:=[.C1057]/1000000" office:value-type="float" office:value="5.7507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26549.29577465">
            <text:p>7526549.3</text:p>
          </table:table-cell>
          <table:table-cell office:value-type="float" office:value="1815">
            <text:p>1815</text:p>
          </table:table-cell>
          <table:table-cell table:formula="of:=[.C1058]/1000000" office:value-type="float" office:value="7.52654929577465">
            <text:p>7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3250">
            <text:p>5883250</text:p>
          </table:table-cell>
          <table:table-cell office:value-type="float" office:value="1815">
            <text:p>1815</text:p>
          </table:table-cell>
          <table:table-cell table:formula="of:=[.C1059]/1000000" office:value-type="float" office:value="5.88325">
            <text:p>5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51695.65217391">
            <text:p>7751695.65</text:p>
          </table:table-cell>
          <table:table-cell office:value-type="float" office:value="1815">
            <text:p>1815</text:p>
          </table:table-cell>
          <table:table-cell table:formula="of:=[.C1060]/1000000" office:value-type="float" office:value="7.75169565217391">
            <text:p>7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14653.84615385">
            <text:p>5614653.85</text:p>
          </table:table-cell>
          <table:table-cell office:value-type="float" office:value="1815">
            <text:p>1815</text:p>
          </table:table-cell>
          <table:table-cell table:formula="of:=[.C1061]/1000000" office:value-type="float" office:value="5.61465384615385">
            <text:p>5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83411.76470588">
            <text:p>5083411.76</text:p>
          </table:table-cell>
          <table:table-cell office:value-type="float" office:value="1815">
            <text:p>1815</text:p>
          </table:table-cell>
          <table:table-cell table:formula="of:=[.C1062]/1000000" office:value-type="float" office:value="5.08341176470588">
            <text:p>5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89470.58823529">
            <text:p>4889470.59</text:p>
          </table:table-cell>
          <table:table-cell office:value-type="float" office:value="1815">
            <text:p>1815</text:p>
          </table:table-cell>
          <table:table-cell table:formula="of:=[.C1063]/1000000" office:value-type="float" office:value="4.88947058823529">
            <text:p>4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51060.60606061">
            <text:p>8151060.61</text:p>
          </table:table-cell>
          <table:table-cell office:value-type="float" office:value="1817">
            <text:p>1817</text:p>
          </table:table-cell>
          <table:table-cell table:formula="of:=[.C1064]/1000000" office:value-type="float" office:value="8.15106060606061">
            <text:p>8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15571.42857143">
            <text:p>6015571.43</text:p>
          </table:table-cell>
          <table:table-cell office:value-type="float" office:value="1817">
            <text:p>1817</text:p>
          </table:table-cell>
          <table:table-cell table:formula="of:=[.C1065]/1000000" office:value-type="float" office:value="6.01557142857143">
            <text:p>6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94166.66666667">
            <text:p>7994166.67</text:p>
          </table:table-cell>
          <table:table-cell office:value-type="float" office:value="1817">
            <text:p>1817</text:p>
          </table:table-cell>
          <table:table-cell table:formula="of:=[.C1066]/1000000" office:value-type="float" office:value="7.99416666666667">
            <text:p>7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26260.86956522">
            <text:p>5426260.87</text:p>
          </table:table-cell>
          <table:table-cell office:value-type="float" office:value="1817">
            <text:p>1817</text:p>
          </table:table-cell>
          <table:table-cell table:formula="of:=[.C1067]/1000000" office:value-type="float" office:value="5.42626086956522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64000">
            <text:p>5864000</text:p>
          </table:table-cell>
          <table:table-cell office:value-type="float" office:value="1819">
            <text:p>1819</text:p>
          </table:table-cell>
          <table:table-cell table:formula="of:=[.C1068]/1000000" office:value-type="float" office:value="5.864">
            <text:p>5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45683.90804598">
            <text:p>7045683.91</text:p>
          </table:table-cell>
          <table:table-cell office:value-type="float" office:value="1821">
            <text:p>1821</text:p>
          </table:table-cell>
          <table:table-cell table:formula="of:=[.C1069]/1000000" office:value-type="float" office:value="7.04568390804598">
            <text:p>7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66307.18954248">
            <text:p>9666307.19</text:p>
          </table:table-cell>
          <table:table-cell office:value-type="float" office:value="1821">
            <text:p>1821</text:p>
          </table:table-cell>
          <table:table-cell table:formula="of:=[.C1070]/1000000" office:value-type="float" office:value="9.66630718954248">
            <text:p>9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54945.05494506">
            <text:p>7954945.05</text:p>
          </table:table-cell>
          <table:table-cell office:value-type="float" office:value="1821">
            <text:p>1821</text:p>
          </table:table-cell>
          <table:table-cell table:formula="of:=[.C1071]/1000000" office:value-type="float" office:value="7.95494505494506">
            <text:p>7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28800">
            <text:p>6228800</text:p>
          </table:table-cell>
          <table:table-cell office:value-type="float" office:value="1822">
            <text:p>1822</text:p>
          </table:table-cell>
          <table:table-cell table:formula="of:=[.C1072]/1000000" office:value-type="float" office:value="6.2288">
            <text:p>6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68216.98113208">
            <text:p>7168216.98</text:p>
          </table:table-cell>
          <table:table-cell office:value-type="float" office:value="1822">
            <text:p>1822</text:p>
          </table:table-cell>
          <table:table-cell table:formula="of:=[.C1073]/1000000" office:value-type="float" office:value="7.16821698113208">
            <text:p>7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83714.28571429">
            <text:p>4383714.29</text:p>
          </table:table-cell>
          <table:table-cell office:value-type="float" office:value="1822">
            <text:p>1822</text:p>
          </table:table-cell>
          <table:table-cell table:formula="of:=[.C1074]/1000000" office:value-type="float" office:value="4.38371428571429">
            <text:p>4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50777.77777778">
            <text:p>4950777.78</text:p>
          </table:table-cell>
          <table:table-cell office:value-type="float" office:value="1822">
            <text:p>1822</text:p>
          </table:table-cell>
          <table:table-cell table:formula="of:=[.C1075]/1000000" office:value-type="float" office:value="4.95077777777778">
            <text:p>4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9107.14285714">
            <text:p>5379107.14</text:p>
          </table:table-cell>
          <table:table-cell office:value-type="float" office:value="1822">
            <text:p>1822</text:p>
          </table:table-cell>
          <table:table-cell table:formula="of:=[.C1076]/1000000" office:value-type="float" office:value="5.37910714285714">
            <text:p>5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42529.41176471">
            <text:p>4442529.41</text:p>
          </table:table-cell>
          <table:table-cell office:value-type="float" office:value="1822">
            <text:p>1822</text:p>
          </table:table-cell>
          <table:table-cell table:formula="of:=[.C1077]/1000000" office:value-type="float" office:value="4.44252941176471">
            <text:p>4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44733.33333333">
            <text:p>6044733.33</text:p>
          </table:table-cell>
          <table:table-cell office:value-type="float" office:value="1822">
            <text:p>1822</text:p>
          </table:table-cell>
          <table:table-cell table:formula="of:=[.C1078]/1000000" office:value-type="float" office:value="6.04473333333333">
            <text:p>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40947.91666667">
            <text:p>8040947.92</text:p>
          </table:table-cell>
          <table:table-cell office:value-type="float" office:value="1822">
            <text:p>1822</text:p>
          </table:table-cell>
          <table:table-cell table:formula="of:=[.C1079]/1000000" office:value-type="float" office:value="8.04094791666667">
            <text:p>8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2285.71428571">
            <text:p>6162285.71</text:p>
          </table:table-cell>
          <table:table-cell office:value-type="float" office:value="1824">
            <text:p>1824</text:p>
          </table:table-cell>
          <table:table-cell table:formula="of:=[.C1080]/1000000" office:value-type="float" office:value="6.16228571428571">
            <text:p>6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81666.66666667">
            <text:p>5781666.67</text:p>
          </table:table-cell>
          <table:table-cell office:value-type="float" office:value="1824">
            <text:p>1824</text:p>
          </table:table-cell>
          <table:table-cell table:formula="of:=[.C1081]/1000000" office:value-type="float" office:value="5.78166666666667">
            <text:p>5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89750">
            <text:p>6689750</text:p>
          </table:table-cell>
          <table:table-cell office:value-type="float" office:value="1824">
            <text:p>1824</text:p>
          </table:table-cell>
          <table:table-cell table:formula="of:=[.C1082]/1000000" office:value-type="float" office:value="6.68975">
            <text:p>6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1571.42857143">
            <text:p>5401571.43</text:p>
          </table:table-cell>
          <table:table-cell office:value-type="float" office:value="1824">
            <text:p>1824</text:p>
          </table:table-cell>
          <table:table-cell table:formula="of:=[.C1083]/1000000" office:value-type="float" office:value="5.40157142857143">
            <text:p>5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94739.13043478">
            <text:p>7794739.13</text:p>
          </table:table-cell>
          <table:table-cell office:value-type="float" office:value="1824">
            <text:p>1824</text:p>
          </table:table-cell>
          <table:table-cell table:formula="of:=[.C1084]/1000000" office:value-type="float" office:value="7.79473913043478">
            <text:p>7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36649.48453608">
            <text:p>7736649.48</text:p>
          </table:table-cell>
          <table:table-cell office:value-type="float" office:value="1825">
            <text:p>1825</text:p>
          </table:table-cell>
          <table:table-cell table:formula="of:=[.C1085]/1000000" office:value-type="float" office:value="7.73664948453608">
            <text:p>7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01470.58823529">
            <text:p>6801470.59</text:p>
          </table:table-cell>
          <table:table-cell office:value-type="float" office:value="1825">
            <text:p>1825</text:p>
          </table:table-cell>
          <table:table-cell table:formula="of:=[.C1086]/1000000" office:value-type="float" office:value="6.80147058823529">
            <text:p>6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61800">
            <text:p>6261800</text:p>
          </table:table-cell>
          <table:table-cell office:value-type="float" office:value="1825">
            <text:p>1825</text:p>
          </table:table-cell>
          <table:table-cell table:formula="of:=[.C1087]/1000000" office:value-type="float" office:value="6.2618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63208.33333333">
            <text:p>4663208.33</text:p>
          </table:table-cell>
          <table:table-cell office:value-type="float" office:value="1825">
            <text:p>1825</text:p>
          </table:table-cell>
          <table:table-cell table:formula="of:=[.C1088]/1000000" office:value-type="float" office:value="4.66320833333333">
            <text:p>4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05648.80952381">
            <text:p>8905648.81</text:p>
          </table:table-cell>
          <table:table-cell office:value-type="float" office:value="1825">
            <text:p>1825</text:p>
          </table:table-cell>
          <table:table-cell table:formula="of:=[.C1089]/1000000" office:value-type="float" office:value="8.90564880952381">
            <text:p>8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41928.57142857">
            <text:p>7241928.57</text:p>
          </table:table-cell>
          <table:table-cell office:value-type="float" office:value="1825">
            <text:p>1825</text:p>
          </table:table-cell>
          <table:table-cell table:formula="of:=[.C1090]/1000000" office:value-type="float" office:value="7.24192857142857">
            <text:p>7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79574.71264368">
            <text:p>8079574.71</text:p>
          </table:table-cell>
          <table:table-cell office:value-type="float" office:value="1825">
            <text:p>1825</text:p>
          </table:table-cell>
          <table:table-cell table:formula="of:=[.C1091]/1000000" office:value-type="float" office:value="8.07957471264368">
            <text:p>8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18473.68421053">
            <text:p>5518473.68</text:p>
          </table:table-cell>
          <table:table-cell office:value-type="float" office:value="1825">
            <text:p>1825</text:p>
          </table:table-cell>
          <table:table-cell table:formula="of:=[.C1092]/1000000" office:value-type="float" office:value="5.51847368421053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6058.82352941">
            <text:p>6166058.82</text:p>
          </table:table-cell>
          <table:table-cell office:value-type="float" office:value="1827">
            <text:p>1827</text:p>
          </table:table-cell>
          <table:table-cell table:formula="of:=[.C1093]/1000000" office:value-type="float" office:value="6.16605882352941">
            <text:p>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9619.04761905">
            <text:p>7009619.05</text:p>
          </table:table-cell>
          <table:table-cell office:value-type="float" office:value="1827">
            <text:p>1827</text:p>
          </table:table-cell>
          <table:table-cell table:formula="of:=[.C1094]/1000000" office:value-type="float" office:value="7.00961904761905">
            <text:p>7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54978.10218978">
            <text:p>9054978.1</text:p>
          </table:table-cell>
          <table:table-cell office:value-type="float" office:value="1827">
            <text:p>1827</text:p>
          </table:table-cell>
          <table:table-cell table:formula="of:=[.C1095]/1000000" office:value-type="float" office:value="9.05497810218978">
            <text:p>9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1222.22222222">
            <text:p>5891222.22</text:p>
          </table:table-cell>
          <table:table-cell office:value-type="float" office:value="1827">
            <text:p>1827</text:p>
          </table:table-cell>
          <table:table-cell table:formula="of:=[.C1096]/1000000" office:value-type="float" office:value="5.89122222222222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12958.90410959">
            <text:p>8812958.9</text:p>
          </table:table-cell>
          <table:table-cell office:value-type="float" office:value="1829">
            <text:p>1829</text:p>
          </table:table-cell>
          <table:table-cell table:formula="of:=[.C1097]/1000000" office:value-type="float" office:value="8.81295890410959">
            <text:p>8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48010.41666667">
            <text:p>7648010.42</text:p>
          </table:table-cell>
          <table:table-cell office:value-type="float" office:value="1829">
            <text:p>1829</text:p>
          </table:table-cell>
          <table:table-cell table:formula="of:=[.C1098]/1000000" office:value-type="float" office:value="7.64801041666667">
            <text:p>7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1964.28571429">
            <text:p>4931964.29</text:p>
          </table:table-cell>
          <table:table-cell office:value-type="float" office:value="1829">
            <text:p>1829</text:p>
          </table:table-cell>
          <table:table-cell table:formula="of:=[.C1099]/1000000" office:value-type="float" office:value="4.93196428571429">
            <text:p>4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70928.57142857">
            <text:p>4670928.57</text:p>
          </table:table-cell>
          <table:table-cell office:value-type="float" office:value="1829">
            <text:p>1829</text:p>
          </table:table-cell>
          <table:table-cell table:formula="of:=[.C1100]/1000000" office:value-type="float" office:value="4.67092857142857">
            <text:p>4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73136.36363636">
            <text:p>7573136.36</text:p>
          </table:table-cell>
          <table:table-cell office:value-type="float" office:value="1829">
            <text:p>1829</text:p>
          </table:table-cell>
          <table:table-cell table:formula="of:=[.C1101]/1000000" office:value-type="float" office:value="7.57313636363636">
            <text:p>7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69166.6666667">
            <text:p>10569166.67</text:p>
          </table:table-cell>
          <table:table-cell office:value-type="float" office:value="1831">
            <text:p>1831</text:p>
          </table:table-cell>
          <table:table-cell table:formula="of:=[.C1102]/1000000" office:value-type="float" office:value="10.5691666666667">
            <text:p>10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94979.8270893">
            <text:p>11594979.83</text:p>
          </table:table-cell>
          <table:table-cell office:value-type="float" office:value="1831">
            <text:p>1831</text:p>
          </table:table-cell>
          <table:table-cell table:formula="of:=[.C1103]/1000000" office:value-type="float" office:value="11.5949798270893">
            <text:p>11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86775.7009346">
            <text:p>12486775.7</text:p>
          </table:table-cell>
          <table:table-cell office:value-type="float" office:value="1831">
            <text:p>1831</text:p>
          </table:table-cell>
          <table:table-cell table:formula="of:=[.C1104]/1000000" office:value-type="float" office:value="12.4867757009346">
            <text:p>12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21133.33333333">
            <text:p>6221133.33</text:p>
          </table:table-cell>
          <table:table-cell office:value-type="float" office:value="1831">
            <text:p>1831</text:p>
          </table:table-cell>
          <table:table-cell table:formula="of:=[.C1105]/1000000" office:value-type="float" office:value="6.22113333333333">
            <text:p>6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84450">
            <text:p>6784450</text:p>
          </table:table-cell>
          <table:table-cell office:value-type="float" office:value="1832">
            <text:p>1832</text:p>
          </table:table-cell>
          <table:table-cell table:formula="of:=[.C1106]/1000000" office:value-type="float" office:value="6.78445">
            <text:p>6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66642.85714286">
            <text:p>5866642.86</text:p>
          </table:table-cell>
          <table:table-cell office:value-type="float" office:value="1832">
            <text:p>1832</text:p>
          </table:table-cell>
          <table:table-cell table:formula="of:=[.C1107]/1000000" office:value-type="float" office:value="5.86664285714286">
            <text:p>5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18820.51282051">
            <text:p>8018820.51</text:p>
          </table:table-cell>
          <table:table-cell office:value-type="float" office:value="1832">
            <text:p>1832</text:p>
          </table:table-cell>
          <table:table-cell table:formula="of:=[.C1108]/1000000" office:value-type="float" office:value="8.01882051282051">
            <text:p>8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5555.55555556">
            <text:p>5195555.56</text:p>
          </table:table-cell>
          <table:table-cell office:value-type="float" office:value="1832">
            <text:p>1832</text:p>
          </table:table-cell>
          <table:table-cell table:formula="of:=[.C1109]/1000000" office:value-type="float" office:value="5.19555555555556">
            <text:p>5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3190.83969466">
            <text:p>5963190.84</text:p>
          </table:table-cell>
          <table:table-cell office:value-type="float" office:value="1832">
            <text:p>1832</text:p>
          </table:table-cell>
          <table:table-cell table:formula="of:=[.C1110]/1000000" office:value-type="float" office:value="5.96319083969466">
            <text:p>5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15752.29357798">
            <text:p>9815752.29</text:p>
          </table:table-cell>
          <table:table-cell office:value-type="float" office:value="1832">
            <text:p>1832</text:p>
          </table:table-cell>
          <table:table-cell table:formula="of:=[.C1111]/1000000" office:value-type="float" office:value="9.81575229357798">
            <text:p>9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92495.412844">
            <text:p>11192495.41</text:p>
          </table:table-cell>
          <table:table-cell office:value-type="float" office:value="1832">
            <text:p>1832</text:p>
          </table:table-cell>
          <table:table-cell table:formula="of:=[.C1112]/1000000" office:value-type="float" office:value="11.192495412844">
            <text:p>11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61666.66666667">
            <text:p>4261666.67</text:p>
          </table:table-cell>
          <table:table-cell office:value-type="float" office:value="1836">
            <text:p>1836</text:p>
          </table:table-cell>
          <table:table-cell table:formula="of:=[.C1113]/1000000" office:value-type="float" office:value="4.26166666666667">
            <text:p>4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73064.51612903">
            <text:p>8973064.52</text:p>
          </table:table-cell>
          <table:table-cell office:value-type="float" office:value="1836">
            <text:p>1836</text:p>
          </table:table-cell>
          <table:table-cell table:formula="of:=[.C1114]/1000000" office:value-type="float" office:value="8.97306451612903">
            <text:p>8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24181.81818182">
            <text:p>5924181.82</text:p>
          </table:table-cell>
          <table:table-cell office:value-type="float" office:value="1836">
            <text:p>1836</text:p>
          </table:table-cell>
          <table:table-cell table:formula="of:=[.C1115]/1000000" office:value-type="float" office:value="5.92418181818182">
            <text:p>5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42947.36842105">
            <text:p>5842947.37</text:p>
          </table:table-cell>
          <table:table-cell office:value-type="float" office:value="1836">
            <text:p>1836</text:p>
          </table:table-cell>
          <table:table-cell table:formula="of:=[.C1116]/1000000" office:value-type="float" office:value="5.84294736842105">
            <text:p>5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69937.5">
            <text:p>5369937.5</text:p>
          </table:table-cell>
          <table:table-cell office:value-type="float" office:value="1836">
            <text:p>1836</text:p>
          </table:table-cell>
          <table:table-cell table:formula="of:=[.C1117]/1000000" office:value-type="float" office:value="5.3699375">
            <text:p>5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88000">
            <text:p>6188000</text:p>
          </table:table-cell>
          <table:table-cell office:value-type="float" office:value="1844">
            <text:p>1844</text:p>
          </table:table-cell>
          <table:table-cell table:formula="of:=[.C1118]/1000000" office:value-type="float" office:value="6.188">
            <text:p>6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6476.19047619">
            <text:p>7506476.19</text:p>
          </table:table-cell>
          <table:table-cell office:value-type="float" office:value="1844">
            <text:p>1844</text:p>
          </table:table-cell>
          <table:table-cell table:formula="of:=[.C1119]/1000000" office:value-type="float" office:value="7.50647619047619">
            <text:p>7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46506.84931507">
            <text:p>7946506.85</text:p>
          </table:table-cell>
          <table:table-cell office:value-type="float" office:value="1844">
            <text:p>1844</text:p>
          </table:table-cell>
          <table:table-cell table:formula="of:=[.C1120]/1000000" office:value-type="float" office:value="7.94650684931507">
            <text:p>7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34120.63492063">
            <text:p>9534120.63</text:p>
          </table:table-cell>
          <table:table-cell office:value-type="float" office:value="1844">
            <text:p>1844</text:p>
          </table:table-cell>
          <table:table-cell table:formula="of:=[.C1121]/1000000" office:value-type="float" office:value="9.53412063492063">
            <text:p>9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28872">
            <text:p>10228872</text:p>
          </table:table-cell>
          <table:table-cell office:value-type="float" office:value="1844">
            <text:p>1844</text:p>
          </table:table-cell>
          <table:table-cell table:formula="of:=[.C1122]/1000000" office:value-type="float" office:value="10.228872">
            <text:p>10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51877.35849057">
            <text:p>6851877.36</text:p>
          </table:table-cell>
          <table:table-cell office:value-type="float" office:value="1845">
            <text:p>1845</text:p>
          </table:table-cell>
          <table:table-cell table:formula="of:=[.C1123]/1000000" office:value-type="float" office:value="6.85187735849057">
            <text:p>6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16478.26086957">
            <text:p>7816478.26</text:p>
          </table:table-cell>
          <table:table-cell office:value-type="float" office:value="1845">
            <text:p>1845</text:p>
          </table:table-cell>
          <table:table-cell table:formula="of:=[.C1124]/1000000" office:value-type="float" office:value="7.81647826086957">
            <text:p>7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6594.20289855">
            <text:p>5766594.2</text:p>
          </table:table-cell>
          <table:table-cell office:value-type="float" office:value="1845">
            <text:p>1845</text:p>
          </table:table-cell>
          <table:table-cell table:formula="of:=[.C1125]/1000000" office:value-type="float" office:value="5.76659420289855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8814.81481481">
            <text:p>5198814.81</text:p>
          </table:table-cell>
          <table:table-cell office:value-type="float" office:value="1845">
            <text:p>1845</text:p>
          </table:table-cell>
          <table:table-cell table:formula="of:=[.C1126]/1000000" office:value-type="float" office:value="5.19881481481481">
            <text:p>5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75285.71428571">
            <text:p>4875285.71</text:p>
          </table:table-cell>
          <table:table-cell office:value-type="float" office:value="1845">
            <text:p>1845</text:p>
          </table:table-cell>
          <table:table-cell table:formula="of:=[.C1127]/1000000" office:value-type="float" office:value="4.87528571428571">
            <text:p>4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45086.95652174">
            <text:p>6245086.96</text:p>
          </table:table-cell>
          <table:table-cell office:value-type="float" office:value="1845">
            <text:p>1845</text:p>
          </table:table-cell>
          <table:table-cell table:formula="of:=[.C1128]/1000000" office:value-type="float" office:value="6.24508695652174">
            <text:p>6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90533.33333333">
            <text:p>6090533.33</text:p>
          </table:table-cell>
          <table:table-cell office:value-type="float" office:value="1845">
            <text:p>1845</text:p>
          </table:table-cell>
          <table:table-cell table:formula="of:=[.C1129]/1000000" office:value-type="float" office:value="6.09053333333333">
            <text:p>6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65085.71428571">
            <text:p>8265085.71</text:p>
          </table:table-cell>
          <table:table-cell office:value-type="float" office:value="1846">
            <text:p>1846</text:p>
          </table:table-cell>
          <table:table-cell table:formula="of:=[.C1130]/1000000" office:value-type="float" office:value="8.26508571428571">
            <text:p>8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16791.66666667">
            <text:p>5616791.67</text:p>
          </table:table-cell>
          <table:table-cell office:value-type="float" office:value="1846">
            <text:p>1846</text:p>
          </table:table-cell>
          <table:table-cell table:formula="of:=[.C1131]/1000000" office:value-type="float" office:value="5.61679166666667">
            <text:p>5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68619.04761905">
            <text:p>5568619.05</text:p>
          </table:table-cell>
          <table:table-cell office:value-type="float" office:value="1846">
            <text:p>1846</text:p>
          </table:table-cell>
          <table:table-cell table:formula="of:=[.C1132]/1000000" office:value-type="float" office:value="5.56861904761905">
            <text:p>5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16960">
            <text:p>5716960</text:p>
          </table:table-cell>
          <table:table-cell office:value-type="float" office:value="1846">
            <text:p>1846</text:p>
          </table:table-cell>
          <table:table-cell table:formula="of:=[.C1133]/1000000" office:value-type="float" office:value="5.71696">
            <text:p>5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28904.76190476">
            <text:p>8728904.76</text:p>
          </table:table-cell>
          <table:table-cell office:value-type="float" office:value="1846">
            <text:p>1846</text:p>
          </table:table-cell>
          <table:table-cell table:formula="of:=[.C1134]/1000000" office:value-type="float" office:value="8.72890476190476">
            <text:p>8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25750">
            <text:p>5925750</text:p>
          </table:table-cell>
          <table:table-cell office:value-type="float" office:value="1846">
            <text:p>1846</text:p>
          </table:table-cell>
          <table:table-cell table:formula="of:=[.C1135]/1000000" office:value-type="float" office:value="5.92575">
            <text:p>5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22857.14285714">
            <text:p>6422857.14</text:p>
          </table:table-cell>
          <table:table-cell office:value-type="float" office:value="1846">
            <text:p>1846</text:p>
          </table:table-cell>
          <table:table-cell table:formula="of:=[.C1136]/1000000" office:value-type="float" office:value="6.42285714285714">
            <text:p>6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28720">
            <text:p>5528720</text:p>
          </table:table-cell>
          <table:table-cell office:value-type="float" office:value="1846">
            <text:p>1846</text:p>
          </table:table-cell>
          <table:table-cell table:formula="of:=[.C1137]/1000000" office:value-type="float" office:value="5.52872">
            <text:p>5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5238.0952381">
            <text:p>5745238.1</text:p>
          </table:table-cell>
          <table:table-cell office:value-type="float" office:value="1846">
            <text:p>1846</text:p>
          </table:table-cell>
          <table:table-cell table:formula="of:=[.C1138]/1000000" office:value-type="float" office:value="5.7452380952381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7812.5">
            <text:p>5917812.5</text:p>
          </table:table-cell>
          <table:table-cell office:value-type="float" office:value="1847">
            <text:p>1847</text:p>
          </table:table-cell>
          <table:table-cell table:formula="of:=[.C1139]/1000000" office:value-type="float" office:value="5.9178125">
            <text:p>5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21320.98765432">
            <text:p>6921320.99</text:p>
          </table:table-cell>
          <table:table-cell office:value-type="float" office:value="1847">
            <text:p>1847</text:p>
          </table:table-cell>
          <table:table-cell table:formula="of:=[.C1140]/1000000" office:value-type="float" office:value="6.92132098765432">
            <text:p>6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9588.88888889">
            <text:p>6259588.89</text:p>
          </table:table-cell>
          <table:table-cell office:value-type="float" office:value="1847">
            <text:p>1847</text:p>
          </table:table-cell>
          <table:table-cell table:formula="of:=[.C1141]/1000000" office:value-type="float" office:value="6.25958888888889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91277.173913">
            <text:p>10391277.17</text:p>
          </table:table-cell>
          <table:table-cell office:value-type="float" office:value="1847">
            <text:p>1847</text:p>
          </table:table-cell>
          <table:table-cell table:formula="of:=[.C1142]/1000000" office:value-type="float" office:value="10.391277173913">
            <text:p>10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87876.54320988">
            <text:p>7387876.54</text:p>
          </table:table-cell>
          <table:table-cell office:value-type="float" office:value="1847">
            <text:p>1847</text:p>
          </table:table-cell>
          <table:table-cell table:formula="of:=[.C1143]/1000000" office:value-type="float" office:value="7.38787654320988">
            <text:p>7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0744.44444444">
            <text:p>6430744.44</text:p>
          </table:table-cell>
          <table:table-cell office:value-type="float" office:value="1847">
            <text:p>1847</text:p>
          </table:table-cell>
          <table:table-cell table:formula="of:=[.C1144]/1000000" office:value-type="float" office:value="6.43074444444444">
            <text:p>6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37034.88372093">
            <text:p>6037034.88</text:p>
          </table:table-cell>
          <table:table-cell office:value-type="float" office:value="1847">
            <text:p>1847</text:p>
          </table:table-cell>
          <table:table-cell table:formula="of:=[.C1145]/1000000" office:value-type="float" office:value="6.03703488372093">
            <text:p>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03753.42465753">
            <text:p>8103753.42</text:p>
          </table:table-cell>
          <table:table-cell office:value-type="float" office:value="1847">
            <text:p>1847</text:p>
          </table:table-cell>
          <table:table-cell table:formula="of:=[.C1146]/1000000" office:value-type="float" office:value="8.10375342465753">
            <text:p>8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84142.85714286">
            <text:p>4984142.86</text:p>
          </table:table-cell>
          <table:table-cell office:value-type="float" office:value="1850">
            <text:p>1850</text:p>
          </table:table-cell>
          <table:table-cell table:formula="of:=[.C1147]/1000000" office:value-type="float" office:value="4.98414285714286">
            <text:p>4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66858.7962963">
            <text:p>6366858.8</text:p>
          </table:table-cell>
          <table:table-cell office:value-type="float" office:value="1850">
            <text:p>1850</text:p>
          </table:table-cell>
          <table:table-cell table:formula="of:=[.C1148]/1000000" office:value-type="float" office:value="6.3668587962963">
            <text:p>6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13866.66666667">
            <text:p>6013866.67</text:p>
          </table:table-cell>
          <table:table-cell office:value-type="float" office:value="1851">
            <text:p>1851</text:p>
          </table:table-cell>
          <table:table-cell table:formula="of:=[.C1149]/1000000" office:value-type="float" office:value="6.01386666666667">
            <text:p>6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99810.81081081">
            <text:p>7199810.81</text:p>
          </table:table-cell>
          <table:table-cell office:value-type="float" office:value="1851">
            <text:p>1851</text:p>
          </table:table-cell>
          <table:table-cell table:formula="of:=[.C1150]/1000000" office:value-type="float" office:value="7.19981081081081">
            <text:p>7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2722.22222222">
            <text:p>5962722.22</text:p>
          </table:table-cell>
          <table:table-cell office:value-type="float" office:value="1851">
            <text:p>1851</text:p>
          </table:table-cell>
          <table:table-cell table:formula="of:=[.C1151]/1000000" office:value-type="float" office:value="5.96272222222222">
            <text:p>5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9346.15384615">
            <text:p>5799346.15</text:p>
          </table:table-cell>
          <table:table-cell office:value-type="float" office:value="1851">
            <text:p>1851</text:p>
          </table:table-cell>
          <table:table-cell table:formula="of:=[.C1152]/1000000" office:value-type="float" office:value="5.79934615384615">
            <text:p>5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93571.42857143">
            <text:p>4893571.43</text:p>
          </table:table-cell>
          <table:table-cell office:value-type="float" office:value="1851">
            <text:p>1851</text:p>
          </table:table-cell>
          <table:table-cell table:formula="of:=[.C1153]/1000000" office:value-type="float" office:value="4.89357142857143">
            <text:p>4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78448.27586207">
            <text:p>6978448.28</text:p>
          </table:table-cell>
          <table:table-cell office:value-type="float" office:value="1851">
            <text:p>1851</text:p>
          </table:table-cell>
          <table:table-cell table:formula="of:=[.C1154]/1000000" office:value-type="float" office:value="6.97844827586207">
            <text:p>6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5600">
            <text:p>6165600</text:p>
          </table:table-cell>
          <table:table-cell office:value-type="float" office:value="1851">
            <text:p>1851</text:p>
          </table:table-cell>
          <table:table-cell table:formula="of:=[.C1155]/1000000" office:value-type="float" office:value="6.1656">
            <text:p>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67948.71794872">
            <text:p>7067948.72</text:p>
          </table:table-cell>
          <table:table-cell office:value-type="float" office:value="1851">
            <text:p>1851</text:p>
          </table:table-cell>
          <table:table-cell table:formula="of:=[.C1156]/1000000" office:value-type="float" office:value="7.06794871794872">
            <text:p>7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58953.6">
            <text:p>10258953.6</text:p>
          </table:table-cell>
          <table:table-cell office:value-type="float" office:value="1853">
            <text:p>1853</text:p>
          </table:table-cell>
          <table:table-cell table:formula="of:=[.C1157]/1000000" office:value-type="float" office:value="10.2589536">
            <text:p>10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37180.85106383">
            <text:p>7037180.85</text:p>
          </table:table-cell>
          <table:table-cell office:value-type="float" office:value="1853">
            <text:p>1853</text:p>
          </table:table-cell>
          <table:table-cell table:formula="of:=[.C1158]/1000000" office:value-type="float" office:value="7.03718085106383">
            <text:p>7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76357.14285714">
            <text:p>9676357.14</text:p>
          </table:table-cell>
          <table:table-cell office:value-type="float" office:value="1853">
            <text:p>1853</text:p>
          </table:table-cell>
          <table:table-cell table:formula="of:=[.C1159]/1000000" office:value-type="float" office:value="9.67635714285714">
            <text:p>9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1565.2173913">
            <text:p>5791565.22</text:p>
          </table:table-cell>
          <table:table-cell office:value-type="float" office:value="1853">
            <text:p>1853</text:p>
          </table:table-cell>
          <table:table-cell table:formula="of:=[.C1160]/1000000" office:value-type="float" office:value="5.7915652173913">
            <text:p>5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74393.61702128">
            <text:p>8874393.62</text:p>
          </table:table-cell>
          <table:table-cell office:value-type="float" office:value="1853">
            <text:p>1853</text:p>
          </table:table-cell>
          <table:table-cell table:formula="of:=[.C1161]/1000000" office:value-type="float" office:value="8.87439361702128">
            <text:p>8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76543.95604396">
            <text:p>9276543.96</text:p>
          </table:table-cell>
          <table:table-cell office:value-type="float" office:value="1853">
            <text:p>1853</text:p>
          </table:table-cell>
          <table:table-cell table:formula="of:=[.C1162]/1000000" office:value-type="float" office:value="9.27654395604396">
            <text:p>9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73366.66666667">
            <text:p>6673366.67</text:p>
          </table:table-cell>
          <table:table-cell office:value-type="float" office:value="1853">
            <text:p>1853</text:p>
          </table:table-cell>
          <table:table-cell table:formula="of:=[.C1163]/1000000" office:value-type="float" office:value="6.67336666666667">
            <text:p>6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24750">
            <text:p>5024750</text:p>
          </table:table-cell>
          <table:table-cell office:value-type="float" office:value="1853">
            <text:p>1853</text:p>
          </table:table-cell>
          <table:table-cell table:formula="of:=[.C1164]/1000000" office:value-type="float" office:value="5.02475">
            <text:p>5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1681.81818182">
            <text:p>5371681.82</text:p>
          </table:table-cell>
          <table:table-cell office:value-type="float" office:value="1853">
            <text:p>1853</text:p>
          </table:table-cell>
          <table:table-cell table:formula="of:=[.C1165]/1000000" office:value-type="float" office:value="5.37168181818182">
            <text:p>5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47050">
            <text:p>6147050</text:p>
          </table:table-cell>
          <table:table-cell office:value-type="float" office:value="1861">
            <text:p>1861</text:p>
          </table:table-cell>
          <table:table-cell table:formula="of:=[.C1166]/1000000" office:value-type="float" office:value="6.14705">
            <text:p>6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88007.35294118">
            <text:p>8688007.35</text:p>
          </table:table-cell>
          <table:table-cell office:value-type="float" office:value="1861">
            <text:p>1861</text:p>
          </table:table-cell>
          <table:table-cell table:formula="of:=[.C1167]/1000000" office:value-type="float" office:value="8.68800735294118">
            <text:p>8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26500">
            <text:p>5926500</text:p>
          </table:table-cell>
          <table:table-cell office:value-type="float" office:value="1861">
            <text:p>1861</text:p>
          </table:table-cell>
          <table:table-cell table:formula="of:=[.C1168]/1000000" office:value-type="float" office:value="5.9265">
            <text:p>5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69736.1702128">
            <text:p>11369736.17</text:p>
          </table:table-cell>
          <table:table-cell office:value-type="float" office:value="1861">
            <text:p>1861</text:p>
          </table:table-cell>
          <table:table-cell table:formula="of:=[.C1169]/1000000" office:value-type="float" office:value="11.3697361702128">
            <text:p>11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77235.29411765">
            <text:p>5277235.29</text:p>
          </table:table-cell>
          <table:table-cell office:value-type="float" office:value="1863">
            <text:p>1863</text:p>
          </table:table-cell>
          <table:table-cell table:formula="of:=[.C1170]/1000000" office:value-type="float" office:value="5.27723529411765">
            <text:p>5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7681.81818182">
            <text:p>6557681.82</text:p>
          </table:table-cell>
          <table:table-cell office:value-type="float" office:value="1864">
            <text:p>1864</text:p>
          </table:table-cell>
          <table:table-cell table:formula="of:=[.C1171]/1000000" office:value-type="float" office:value="6.55768181818182">
            <text:p>6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18376.34408602">
            <text:p>7118376.34</text:p>
          </table:table-cell>
          <table:table-cell office:value-type="float" office:value="1864">
            <text:p>1864</text:p>
          </table:table-cell>
          <table:table-cell table:formula="of:=[.C1172]/1000000" office:value-type="float" office:value="7.11837634408602">
            <text:p>7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07133.33333333">
            <text:p>5607133.33</text:p>
          </table:table-cell>
          <table:table-cell office:value-type="float" office:value="1864">
            <text:p>1864</text:p>
          </table:table-cell>
          <table:table-cell table:formula="of:=[.C1173]/1000000" office:value-type="float" office:value="5.60713333333333">
            <text:p>5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85089.55223881">
            <text:p>7085089.55</text:p>
          </table:table-cell>
          <table:table-cell office:value-type="float" office:value="1867">
            <text:p>1867</text:p>
          </table:table-cell>
          <table:table-cell table:formula="of:=[.C1174]/1000000" office:value-type="float" office:value="7.08508955223881">
            <text:p>7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58000">
            <text:p>4658000</text:p>
          </table:table-cell>
          <table:table-cell office:value-type="float" office:value="1867">
            <text:p>1867</text:p>
          </table:table-cell>
          <table:table-cell table:formula="of:=[.C1175]/1000000" office:value-type="float" office:value="4.658">
            <text:p>4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71972.97297297">
            <text:p>6171972.97</text:p>
          </table:table-cell>
          <table:table-cell office:value-type="float" office:value="1867">
            <text:p>1867</text:p>
          </table:table-cell>
          <table:table-cell table:formula="of:=[.C1176]/1000000" office:value-type="float" office:value="6.17197297297297">
            <text:p>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33714.28571429">
            <text:p>5033714.29</text:p>
          </table:table-cell>
          <table:table-cell office:value-type="float" office:value="1867">
            <text:p>1867</text:p>
          </table:table-cell>
          <table:table-cell table:formula="of:=[.C1177]/1000000" office:value-type="float" office:value="5.03371428571429">
            <text:p>5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36523.80952381">
            <text:p>5236523.81</text:p>
          </table:table-cell>
          <table:table-cell office:value-type="float" office:value="1867">
            <text:p>1867</text:p>
          </table:table-cell>
          <table:table-cell table:formula="of:=[.C1178]/1000000" office:value-type="float" office:value="5.23652380952381">
            <text:p>5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61606.06060606">
            <text:p>4861606.06</text:p>
          </table:table-cell>
          <table:table-cell office:value-type="float" office:value="1867">
            <text:p>1867</text:p>
          </table:table-cell>
          <table:table-cell table:formula="of:=[.C1179]/1000000" office:value-type="float" office:value="4.86160606060606">
            <text:p>4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18878.78787879">
            <text:p>9518878.79</text:p>
          </table:table-cell>
          <table:table-cell office:value-type="float" office:value="1868">
            <text:p>1868</text:p>
          </table:table-cell>
          <table:table-cell table:formula="of:=[.C1180]/1000000" office:value-type="float" office:value="9.51887878787879">
            <text:p>9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84357.14285714">
            <text:p>6584357.14</text:p>
          </table:table-cell>
          <table:table-cell office:value-type="float" office:value="1868">
            <text:p>1868</text:p>
          </table:table-cell>
          <table:table-cell table:formula="of:=[.C1181]/1000000" office:value-type="float" office:value="6.58435714285714">
            <text:p>6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73573.3333333">
            <text:p>10473573.33</text:p>
          </table:table-cell>
          <table:table-cell office:value-type="float" office:value="1868">
            <text:p>1868</text:p>
          </table:table-cell>
          <table:table-cell table:formula="of:=[.C1182]/1000000" office:value-type="float" office:value="10.4735733333333">
            <text:p>10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12294.11764706">
            <text:p>7012294.12</text:p>
          </table:table-cell>
          <table:table-cell office:value-type="float" office:value="1868">
            <text:p>1868</text:p>
          </table:table-cell>
          <table:table-cell table:formula="of:=[.C1183]/1000000" office:value-type="float" office:value="7.01229411764706">
            <text:p>7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68435.29411765">
            <text:p>6768435.29</text:p>
          </table:table-cell>
          <table:table-cell office:value-type="float" office:value="1868">
            <text:p>1868</text:p>
          </table:table-cell>
          <table:table-cell table:formula="of:=[.C1184]/1000000" office:value-type="float" office:value="6.76843529411765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24789.47368421">
            <text:p>6624789.47</text:p>
          </table:table-cell>
          <table:table-cell office:value-type="float" office:value="1869">
            <text:p>1869</text:p>
          </table:table-cell>
          <table:table-cell table:formula="of:=[.C1185]/1000000" office:value-type="float" office:value="6.62478947368421">
            <text:p>6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83593.75">
            <text:p>8183593.75</text:p>
          </table:table-cell>
          <table:table-cell office:value-type="float" office:value="1869">
            <text:p>1869</text:p>
          </table:table-cell>
          <table:table-cell table:formula="of:=[.C1186]/1000000" office:value-type="float" office:value="8.18359375">
            <text:p>8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1315.78947368">
            <text:p>6751315.79</text:p>
          </table:table-cell>
          <table:table-cell office:value-type="float" office:value="1869">
            <text:p>1869</text:p>
          </table:table-cell>
          <table:table-cell table:formula="of:=[.C1187]/1000000" office:value-type="float" office:value="6.75131578947368">
            <text:p>6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36944.44444444">
            <text:p>5536944.44</text:p>
          </table:table-cell>
          <table:table-cell office:value-type="float" office:value="1869">
            <text:p>1869</text:p>
          </table:table-cell>
          <table:table-cell table:formula="of:=[.C1188]/1000000" office:value-type="float" office:value="5.53694444444444">
            <text:p>5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40908.74524715">
            <text:p>9840908.75</text:p>
          </table:table-cell>
          <table:table-cell office:value-type="float" office:value="1869">
            <text:p>1869</text:p>
          </table:table-cell>
          <table:table-cell table:formula="of:=[.C1189]/1000000" office:value-type="float" office:value="9.84090874524715">
            <text:p>9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07868.68686869">
            <text:p>8207868.69</text:p>
          </table:table-cell>
          <table:table-cell office:value-type="float" office:value="1869">
            <text:p>1869</text:p>
          </table:table-cell>
          <table:table-cell table:formula="of:=[.C1190]/1000000" office:value-type="float" office:value="8.20786868686869">
            <text:p>8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32077.3809524">
            <text:p>13032077.38</text:p>
          </table:table-cell>
          <table:table-cell office:value-type="float" office:value="1869">
            <text:p>1869</text:p>
          </table:table-cell>
          <table:table-cell table:formula="of:=[.C1191]/1000000" office:value-type="float" office:value="13.0320773809524">
            <text:p>13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1210.52631579">
            <text:p>5371210.53</text:p>
          </table:table-cell>
          <table:table-cell office:value-type="float" office:value="1869">
            <text:p>1869</text:p>
          </table:table-cell>
          <table:table-cell table:formula="of:=[.C1192]/1000000" office:value-type="float" office:value="5.37121052631579">
            <text:p>5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27630.25210084">
            <text:p>6827630.25</text:p>
          </table:table-cell>
          <table:table-cell office:value-type="float" office:value="1869">
            <text:p>1869</text:p>
          </table:table-cell>
          <table:table-cell table:formula="of:=[.C1193]/1000000" office:value-type="float" office:value="6.82763025210084">
            <text:p>6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63144.14414414">
            <text:p>8063144.14</text:p>
          </table:table-cell>
          <table:table-cell office:value-type="float" office:value="1871">
            <text:p>1871</text:p>
          </table:table-cell>
          <table:table-cell table:formula="of:=[.C1194]/1000000" office:value-type="float" office:value="8.06314414414414">
            <text:p>8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42036.8763557">
            <text:p>15042036.88</text:p>
          </table:table-cell>
          <table:table-cell office:value-type="float" office:value="1871">
            <text:p>1871</text:p>
          </table:table-cell>
          <table:table-cell table:formula="of:=[.C1195]/1000000" office:value-type="float" office:value="15.0420368763557">
            <text:p>15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85740.74074074">
            <text:p>6585740.74</text:p>
          </table:table-cell>
          <table:table-cell office:value-type="float" office:value="1871">
            <text:p>1871</text:p>
          </table:table-cell>
          <table:table-cell table:formula="of:=[.C1196]/1000000" office:value-type="float" office:value="6.58574074074074">
            <text:p>6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35666.66666667">
            <text:p>6135666.67</text:p>
          </table:table-cell>
          <table:table-cell office:value-type="float" office:value="1871">
            <text:p>1871</text:p>
          </table:table-cell>
          <table:table-cell table:formula="of:=[.C1197]/1000000" office:value-type="float" office:value="6.13566666666667">
            <text:p>6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74333.33333333">
            <text:p>7374333.33</text:p>
          </table:table-cell>
          <table:table-cell office:value-type="float" office:value="1871">
            <text:p>1871</text:p>
          </table:table-cell>
          <table:table-cell table:formula="of:=[.C1198]/1000000" office:value-type="float" office:value="7.37433333333333">
            <text:p>7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73900">
            <text:p>6073900</text:p>
          </table:table-cell>
          <table:table-cell office:value-type="float" office:value="1871">
            <text:p>1871</text:p>
          </table:table-cell>
          <table:table-cell table:formula="of:=[.C1199]/1000000" office:value-type="float" office:value="6.0739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15542.37288136">
            <text:p>8615542.37</text:p>
          </table:table-cell>
          <table:table-cell office:value-type="float" office:value="1871">
            <text:p>1871</text:p>
          </table:table-cell>
          <table:table-cell table:formula="of:=[.C1200]/1000000" office:value-type="float" office:value="8.61554237288136">
            <text:p>8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6635.4166667">
            <text:p>10006635.42</text:p>
          </table:table-cell>
          <table:table-cell office:value-type="float" office:value="1871">
            <text:p>1871</text:p>
          </table:table-cell>
          <table:table-cell table:formula="of:=[.C1201]/1000000" office:value-type="float" office:value="10.0066354166667">
            <text:p>1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89900">
            <text:p>6289900</text:p>
          </table:table-cell>
          <table:table-cell office:value-type="float" office:value="1871">
            <text:p>1871</text:p>
          </table:table-cell>
          <table:table-cell table:formula="of:=[.C1202]/1000000" office:value-type="float" office:value="6.2899">
            <text:p>6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24525.42372881">
            <text:p>8624525.42</text:p>
          </table:table-cell>
          <table:table-cell office:value-type="float" office:value="1871">
            <text:p>1871</text:p>
          </table:table-cell>
          <table:table-cell table:formula="of:=[.C1203]/1000000" office:value-type="float" office:value="8.62452542372881">
            <text:p>8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70481.48148148">
            <text:p>5970481.48</text:p>
          </table:table-cell>
          <table:table-cell office:value-type="float" office:value="1873">
            <text:p>1873</text:p>
          </table:table-cell>
          <table:table-cell table:formula="of:=[.C1204]/1000000" office:value-type="float" office:value="5.97048148148148">
            <text:p>5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12714.28571429">
            <text:p>5312714.29</text:p>
          </table:table-cell>
          <table:table-cell office:value-type="float" office:value="1873">
            <text:p>1873</text:p>
          </table:table-cell>
          <table:table-cell table:formula="of:=[.C1205]/1000000" office:value-type="float" office:value="5.31271428571429">
            <text:p>5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6111.11111111">
            <text:p>5796111.11</text:p>
          </table:table-cell>
          <table:table-cell office:value-type="float" office:value="1873">
            <text:p>1873</text:p>
          </table:table-cell>
          <table:table-cell table:formula="of:=[.C1206]/1000000" office:value-type="float" office:value="5.79611111111111">
            <text:p>5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11058.82352941">
            <text:p>4811058.82</text:p>
          </table:table-cell>
          <table:table-cell office:value-type="float" office:value="1873">
            <text:p>1873</text:p>
          </table:table-cell>
          <table:table-cell table:formula="of:=[.C1207]/1000000" office:value-type="float" office:value="4.81105882352941">
            <text:p>4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79562.5">
            <text:p>7179562.5</text:p>
          </table:table-cell>
          <table:table-cell office:value-type="float" office:value="1873">
            <text:p>1873</text:p>
          </table:table-cell>
          <table:table-cell table:formula="of:=[.C1208]/1000000" office:value-type="float" office:value="7.1795625">
            <text:p>7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53352.94117647">
            <text:p>5053352.94</text:p>
          </table:table-cell>
          <table:table-cell office:value-type="float" office:value="1873">
            <text:p>1873</text:p>
          </table:table-cell>
          <table:table-cell table:formula="of:=[.C1209]/1000000" office:value-type="float" office:value="5.05335294117647">
            <text:p>5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8294.11764706">
            <text:p>4308294.12</text:p>
          </table:table-cell>
          <table:table-cell office:value-type="float" office:value="1873">
            <text:p>1873</text:p>
          </table:table-cell>
          <table:table-cell table:formula="of:=[.C1210]/1000000" office:value-type="float" office:value="4.30829411764706">
            <text:p>4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7083.33333333">
            <text:p>5217083.33</text:p>
          </table:table-cell>
          <table:table-cell office:value-type="float" office:value="1875">
            <text:p>1875</text:p>
          </table:table-cell>
          <table:table-cell table:formula="of:=[.C1211]/1000000" office:value-type="float" office:value="5.21708333333333">
            <text:p>5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8764.70588235">
            <text:p>5408764.71</text:p>
          </table:table-cell>
          <table:table-cell office:value-type="float" office:value="1875">
            <text:p>1875</text:p>
          </table:table-cell>
          <table:table-cell table:formula="of:=[.C1212]/1000000" office:value-type="float" office:value="5.40876470588235">
            <text:p>5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25921.9858156">
            <text:p>7825921.99</text:p>
          </table:table-cell>
          <table:table-cell office:value-type="float" office:value="1875">
            <text:p>1875</text:p>
          </table:table-cell>
          <table:table-cell table:formula="of:=[.C1213]/1000000" office:value-type="float" office:value="7.8259219858156">
            <text:p>7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91760">
            <text:p>6091760</text:p>
          </table:table-cell>
          <table:table-cell office:value-type="float" office:value="1881">
            <text:p>1881</text:p>
          </table:table-cell>
          <table:table-cell table:formula="of:=[.C1214]/1000000" office:value-type="float" office:value="6.09176">
            <text:p>6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4661.41732283">
            <text:p>5764661.42</text:p>
          </table:table-cell>
          <table:table-cell office:value-type="float" office:value="1881">
            <text:p>1881</text:p>
          </table:table-cell>
          <table:table-cell table:formula="of:=[.C1215]/1000000" office:value-type="float" office:value="5.76466141732283">
            <text:p>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52867.46987952">
            <text:p>8252867.47</text:p>
          </table:table-cell>
          <table:table-cell office:value-type="float" office:value="1881">
            <text:p>1881</text:p>
          </table:table-cell>
          <table:table-cell table:formula="of:=[.C1216]/1000000" office:value-type="float" office:value="8.25286746987952">
            <text:p>8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29871.3826367">
            <text:p>14229871.38</text:p>
          </table:table-cell>
          <table:table-cell office:value-type="float" office:value="1881">
            <text:p>1881</text:p>
          </table:table-cell>
          <table:table-cell table:formula="of:=[.C1217]/1000000" office:value-type="float" office:value="14.2298713826367">
            <text:p>14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87602.27272727">
            <text:p>8487602.27</text:p>
          </table:table-cell>
          <table:table-cell office:value-type="float" office:value="1881">
            <text:p>1881</text:p>
          </table:table-cell>
          <table:table-cell table:formula="of:=[.C1218]/1000000" office:value-type="float" office:value="8.48760227272727">
            <text:p>8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33531.25">
            <text:p>6533531.25</text:p>
          </table:table-cell>
          <table:table-cell office:value-type="float" office:value="1881">
            <text:p>1881</text:p>
          </table:table-cell>
          <table:table-cell table:formula="of:=[.C1219]/1000000" office:value-type="float" office:value="6.53353125">
            <text:p>6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18113.63636364">
            <text:p>9618113.64</text:p>
          </table:table-cell>
          <table:table-cell office:value-type="float" office:value="1881">
            <text:p>1881</text:p>
          </table:table-cell>
          <table:table-cell table:formula="of:=[.C1220]/1000000" office:value-type="float" office:value="9.61811363636364">
            <text:p>9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87040.3225806">
            <text:p>14287040.32</text:p>
          </table:table-cell>
          <table:table-cell office:value-type="float" office:value="1881">
            <text:p>1881</text:p>
          </table:table-cell>
          <table:table-cell table:formula="of:=[.C1221]/1000000" office:value-type="float" office:value="14.2870403225806">
            <text:p>14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1589.5806862">
            <text:p>10241589.58</text:p>
          </table:table-cell>
          <table:table-cell office:value-type="float" office:value="1883">
            <text:p>1883</text:p>
          </table:table-cell>
          <table:table-cell table:formula="of:=[.C1222]/1000000" office:value-type="float" office:value="10.2415895806862">
            <text:p>1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44264.8221344">
            <text:p>10944264.82</text:p>
          </table:table-cell>
          <table:table-cell office:value-type="float" office:value="1887">
            <text:p>1887</text:p>
          </table:table-cell>
          <table:table-cell table:formula="of:=[.C1223]/1000000" office:value-type="float" office:value="10.9442648221344">
            <text:p>10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17813.18681319">
            <text:p>6017813.19</text:p>
          </table:table-cell>
          <table:table-cell office:value-type="float" office:value="1887">
            <text:p>1887</text:p>
          </table:table-cell>
          <table:table-cell table:formula="of:=[.C1224]/1000000" office:value-type="float" office:value="6.01781318681319">
            <text:p>6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18214.28571429">
            <text:p>4718214.29</text:p>
          </table:table-cell>
          <table:table-cell office:value-type="float" office:value="1887">
            <text:p>1887</text:p>
          </table:table-cell>
          <table:table-cell table:formula="of:=[.C1225]/1000000" office:value-type="float" office:value="4.71821428571429">
            <text:p>4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72214.28571429">
            <text:p>6072214.29</text:p>
          </table:table-cell>
          <table:table-cell office:value-type="float" office:value="1887">
            <text:p>1887</text:p>
          </table:table-cell>
          <table:table-cell table:formula="of:=[.C1226]/1000000" office:value-type="float" office:value="6.07221428571429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31846.15384615">
            <text:p>5831846.15</text:p>
          </table:table-cell>
          <table:table-cell office:value-type="float" office:value="1887">
            <text:p>1887</text:p>
          </table:table-cell>
          <table:table-cell table:formula="of:=[.C1227]/1000000" office:value-type="float" office:value="5.83184615384615">
            <text:p>5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75642.85714286">
            <text:p>4975642.86</text:p>
          </table:table-cell>
          <table:table-cell office:value-type="float" office:value="1887">
            <text:p>1887</text:p>
          </table:table-cell>
          <table:table-cell table:formula="of:=[.C1228]/1000000" office:value-type="float" office:value="4.97564285714286">
            <text:p>4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62250">
            <text:p>5862250</text:p>
          </table:table-cell>
          <table:table-cell office:value-type="float" office:value="1887">
            <text:p>1887</text:p>
          </table:table-cell>
          <table:table-cell table:formula="of:=[.C1229]/1000000" office:value-type="float" office:value="5.86225">
            <text:p>5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7422.68041237">
            <text:p>5807422.68</text:p>
          </table:table-cell>
          <table:table-cell office:value-type="float" office:value="1887">
            <text:p>1887</text:p>
          </table:table-cell>
          <table:table-cell table:formula="of:=[.C1230]/1000000" office:value-type="float" office:value="5.80742268041237">
            <text:p>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46761.9047619">
            <text:p>5546761.9</text:p>
          </table:table-cell>
          <table:table-cell office:value-type="float" office:value="1889">
            <text:p>1889</text:p>
          </table:table-cell>
          <table:table-cell table:formula="of:=[.C1231]/1000000" office:value-type="float" office:value="5.5467619047619">
            <text:p>5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65052.08333333">
            <text:p>6765052.08</text:p>
          </table:table-cell>
          <table:table-cell office:value-type="float" office:value="1889">
            <text:p>1889</text:p>
          </table:table-cell>
          <table:table-cell table:formula="of:=[.C1232]/1000000" office:value-type="float" office:value="6.76505208333333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34447.91666667">
            <text:p>7534447.92</text:p>
          </table:table-cell>
          <table:table-cell office:value-type="float" office:value="1889">
            <text:p>1889</text:p>
          </table:table-cell>
          <table:table-cell table:formula="of:=[.C1233]/1000000" office:value-type="float" office:value="7.53444791666667">
            <text:p>7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38406.25">
            <text:p>8638406.25</text:p>
          </table:table-cell>
          <table:table-cell office:value-type="float" office:value="1889">
            <text:p>1889</text:p>
          </table:table-cell>
          <table:table-cell table:formula="of:=[.C1234]/1000000" office:value-type="float" office:value="8.63840625">
            <text:p>8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49819.14893617">
            <text:p>6849819.15</text:p>
          </table:table-cell>
          <table:table-cell office:value-type="float" office:value="1889">
            <text:p>1889</text:p>
          </table:table-cell>
          <table:table-cell table:formula="of:=[.C1235]/1000000" office:value-type="float" office:value="6.84981914893617">
            <text:p>6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0000">
            <text:p>6160000</text:p>
          </table:table-cell>
          <table:table-cell office:value-type="float" office:value="1892">
            <text:p>1892</text:p>
          </table:table-cell>
          <table:table-cell table:formula="of:=[.C1236]/1000000" office:value-type="float" office:value="6.16">
            <text:p>6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23810.99656357">
            <text:p>6923811</text:p>
          </table:table-cell>
          <table:table-cell office:value-type="float" office:value="1892">
            <text:p>1892</text:p>
          </table:table-cell>
          <table:table-cell table:formula="of:=[.C1237]/1000000" office:value-type="float" office:value="6.92381099656357">
            <text:p>6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82428.57142857">
            <text:p>4982428.57</text:p>
          </table:table-cell>
          <table:table-cell office:value-type="float" office:value="1892">
            <text:p>1892</text:p>
          </table:table-cell>
          <table:table-cell table:formula="of:=[.C1238]/1000000" office:value-type="float" office:value="4.98242857142857">
            <text:p>4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20040">
            <text:p>5720040</text:p>
          </table:table-cell>
          <table:table-cell office:value-type="float" office:value="1893">
            <text:p>1893</text:p>
          </table:table-cell>
          <table:table-cell table:formula="of:=[.C1239]/1000000" office:value-type="float" office:value="5.72004">
            <text:p>5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56714.28571429">
            <text:p>7456714.29</text:p>
          </table:table-cell>
          <table:table-cell office:value-type="float" office:value="1893">
            <text:p>1893</text:p>
          </table:table-cell>
          <table:table-cell table:formula="of:=[.C1240]/1000000" office:value-type="float" office:value="7.45671428571429">
            <text:p>7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87875">
            <text:p>4887875</text:p>
          </table:table-cell>
          <table:table-cell office:value-type="float" office:value="1893">
            <text:p>1893</text:p>
          </table:table-cell>
          <table:table-cell table:formula="of:=[.C1241]/1000000" office:value-type="float" office:value="4.887875">
            <text:p>4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2625">
            <text:p>5402625</text:p>
          </table:table-cell>
          <table:table-cell office:value-type="float" office:value="1893">
            <text:p>1893</text:p>
          </table:table-cell>
          <table:table-cell table:formula="of:=[.C1242]/1000000" office:value-type="float" office:value="5.402625">
            <text:p>5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24000">
            <text:p>6824000</text:p>
          </table:table-cell>
          <table:table-cell office:value-type="float" office:value="1894">
            <text:p>1894</text:p>
          </table:table-cell>
          <table:table-cell table:formula="of:=[.C1243]/1000000" office:value-type="float" office:value="6.824">
            <text:p>6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64347.82608696">
            <text:p>5264347.83</text:p>
          </table:table-cell>
          <table:table-cell office:value-type="float" office:value="1894">
            <text:p>1894</text:p>
          </table:table-cell>
          <table:table-cell table:formula="of:=[.C1244]/1000000" office:value-type="float" office:value="5.26434782608696">
            <text:p>5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33666.66666667">
            <text:p>6333666.67</text:p>
          </table:table-cell>
          <table:table-cell office:value-type="float" office:value="1894">
            <text:p>1894</text:p>
          </table:table-cell>
          <table:table-cell table:formula="of:=[.C1245]/1000000" office:value-type="float" office:value="6.33366666666667">
            <text:p>6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67000">
            <text:p>5467000</text:p>
          </table:table-cell>
          <table:table-cell office:value-type="float" office:value="1894">
            <text:p>1894</text:p>
          </table:table-cell>
          <table:table-cell table:formula="of:=[.C1246]/1000000" office:value-type="float" office:value="5.467">
            <text:p>5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52271.42857143">
            <text:p>8052271.43</text:p>
          </table:table-cell>
          <table:table-cell office:value-type="float" office:value="1894">
            <text:p>1894</text:p>
          </table:table-cell>
          <table:table-cell table:formula="of:=[.C1247]/1000000" office:value-type="float" office:value="8.05227142857143">
            <text:p>8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93301.88679245">
            <text:p>9993301.89</text:p>
          </table:table-cell>
          <table:table-cell office:value-type="float" office:value="1894">
            <text:p>1894</text:p>
          </table:table-cell>
          <table:table-cell table:formula="of:=[.C1248]/1000000" office:value-type="float" office:value="9.99330188679245">
            <text:p>9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32301.36986301">
            <text:p>6232301.37</text:p>
          </table:table-cell>
          <table:table-cell office:value-type="float" office:value="1897">
            <text:p>1897</text:p>
          </table:table-cell>
          <table:table-cell table:formula="of:=[.C1249]/1000000" office:value-type="float" office:value="6.23230136986301">
            <text:p>6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18357.14285714">
            <text:p>5618357.14</text:p>
          </table:table-cell>
          <table:table-cell office:value-type="float" office:value="1897">
            <text:p>1897</text:p>
          </table:table-cell>
          <table:table-cell table:formula="of:=[.C1250]/1000000" office:value-type="float" office:value="5.61835714285714">
            <text:p>5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34714.28571429">
            <text:p>4334714.29</text:p>
          </table:table-cell>
          <table:table-cell office:value-type="float" office:value="1901">
            <text:p>1901</text:p>
          </table:table-cell>
          <table:table-cell table:formula="of:=[.C1251]/1000000" office:value-type="float" office:value="4.33471428571429">
            <text:p>4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64040">
            <text:p>5264040</text:p>
          </table:table-cell>
          <table:table-cell office:value-type="float" office:value="1903">
            <text:p>1903</text:p>
          </table:table-cell>
          <table:table-cell table:formula="of:=[.C1252]/1000000" office:value-type="float" office:value="5.26404">
            <text:p>5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39606.06060606">
            <text:p>5839606.06</text:p>
          </table:table-cell>
          <table:table-cell office:value-type="float" office:value="1903">
            <text:p>1903</text:p>
          </table:table-cell>
          <table:table-cell table:formula="of:=[.C1253]/1000000" office:value-type="float" office:value="5.83960606060606">
            <text:p>5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97500">
            <text:p>5497500</text:p>
          </table:table-cell>
          <table:table-cell office:value-type="float" office:value="1903">
            <text:p>1903</text:p>
          </table:table-cell>
          <table:table-cell table:formula="of:=[.C1254]/1000000" office:value-type="float" office:value="5.4975">
            <text:p>5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69786.8852459">
            <text:p>8669786.89</text:p>
          </table:table-cell>
          <table:table-cell office:value-type="float" office:value="1903">
            <text:p>1903</text:p>
          </table:table-cell>
          <table:table-cell table:formula="of:=[.C1255]/1000000" office:value-type="float" office:value="8.6697868852459">
            <text:p>8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82150">
            <text:p>5282150</text:p>
          </table:table-cell>
          <table:table-cell office:value-type="float" office:value="1903">
            <text:p>1903</text:p>
          </table:table-cell>
          <table:table-cell table:formula="of:=[.C1256]/1000000" office:value-type="float" office:value="5.28215">
            <text:p>5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1000">
            <text:p>5551000</text:p>
          </table:table-cell>
          <table:table-cell office:value-type="float" office:value="1903">
            <text:p>1903</text:p>
          </table:table-cell>
          <table:table-cell table:formula="of:=[.C1257]/1000000" office:value-type="float" office:value="5.551">
            <text:p>5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92571.42857143">
            <text:p>4092571.43</text:p>
          </table:table-cell>
          <table:table-cell office:value-type="float" office:value="1903">
            <text:p>1903</text:p>
          </table:table-cell>
          <table:table-cell table:formula="of:=[.C1258]/1000000" office:value-type="float" office:value="4.09257142857143">
            <text:p>4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1529.41176471">
            <text:p>5191529.41</text:p>
          </table:table-cell>
          <table:table-cell office:value-type="float" office:value="1903">
            <text:p>1903</text:p>
          </table:table-cell>
          <table:table-cell table:formula="of:=[.C1259]/1000000" office:value-type="float" office:value="5.19152941176471">
            <text:p>5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87647.05882353">
            <text:p>4787647.06</text:p>
          </table:table-cell>
          <table:table-cell office:value-type="float" office:value="1903">
            <text:p>1903</text:p>
          </table:table-cell>
          <table:table-cell table:formula="of:=[.C1260]/1000000" office:value-type="float" office:value="4.78764705882353">
            <text:p>4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30937.5">
            <text:p>6830937.5</text:p>
          </table:table-cell>
          <table:table-cell office:value-type="float" office:value="1903">
            <text:p>1903</text:p>
          </table:table-cell>
          <table:table-cell table:formula="of:=[.C1261]/1000000" office:value-type="float" office:value="6.8309375">
            <text:p>6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93882.35294118">
            <text:p>5093882.35</text:p>
          </table:table-cell>
          <table:table-cell office:value-type="float" office:value="1903">
            <text:p>1903</text:p>
          </table:table-cell>
          <table:table-cell table:formula="of:=[.C1262]/1000000" office:value-type="float" office:value="5.09388235294118">
            <text:p>5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98176.47058824">
            <text:p>5098176.47</text:p>
          </table:table-cell>
          <table:table-cell office:value-type="float" office:value="1903">
            <text:p>1903</text:p>
          </table:table-cell>
          <table:table-cell table:formula="of:=[.C1263]/1000000" office:value-type="float" office:value="5.09817647058824">
            <text:p>5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02850">
            <text:p>8602850</text:p>
          </table:table-cell>
          <table:table-cell office:value-type="float" office:value="1904">
            <text:p>1904</text:p>
          </table:table-cell>
          <table:table-cell table:formula="of:=[.C1264]/1000000" office:value-type="float" office:value="8.60285">
            <text:p>8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24000">
            <text:p>7924000</text:p>
          </table:table-cell>
          <table:table-cell office:value-type="float" office:value="1904">
            <text:p>1904</text:p>
          </table:table-cell>
          <table:table-cell table:formula="of:=[.C1265]/1000000" office:value-type="float" office:value="7.924">
            <text:p>7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17500">
            <text:p>6617500</text:p>
          </table:table-cell>
          <table:table-cell office:value-type="float" office:value="1904">
            <text:p>1904</text:p>
          </table:table-cell>
          <table:table-cell table:formula="of:=[.C1266]/1000000" office:value-type="float" office:value="6.6175">
            <text:p>6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29117.64705882">
            <text:p>6229117.65</text:p>
          </table:table-cell>
          <table:table-cell office:value-type="float" office:value="1904">
            <text:p>1904</text:p>
          </table:table-cell>
          <table:table-cell table:formula="of:=[.C1267]/1000000" office:value-type="float" office:value="6.22911764705882">
            <text:p>6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25083.33333333">
            <text:p>7225083.33</text:p>
          </table:table-cell>
          <table:table-cell office:value-type="float" office:value="1904">
            <text:p>1904</text:p>
          </table:table-cell>
          <table:table-cell table:formula="of:=[.C1268]/1000000" office:value-type="float" office:value="7.22508333333333">
            <text:p>7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59444.44444444">
            <text:p>7359444.44</text:p>
          </table:table-cell>
          <table:table-cell office:value-type="float" office:value="1904">
            <text:p>1904</text:p>
          </table:table-cell>
          <table:table-cell table:formula="of:=[.C1269]/1000000" office:value-type="float" office:value="7.35944444444444">
            <text:p>7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07894.1176471">
            <text:p>11707894.12</text:p>
          </table:table-cell>
          <table:table-cell office:value-type="float" office:value="1904">
            <text:p>1904</text:p>
          </table:table-cell>
          <table:table-cell table:formula="of:=[.C1270]/1000000" office:value-type="float" office:value="11.7078941176471">
            <text:p>11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04170.98445596">
            <text:p>9304170.98</text:p>
          </table:table-cell>
          <table:table-cell office:value-type="float" office:value="1904">
            <text:p>1904</text:p>
          </table:table-cell>
          <table:table-cell table:formula="of:=[.C1271]/1000000" office:value-type="float" office:value="9.30417098445596">
            <text:p>9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88200">
            <text:p>5988200</text:p>
          </table:table-cell>
          <table:table-cell office:value-type="float" office:value="1908">
            <text:p>1908</text:p>
          </table:table-cell>
          <table:table-cell table:formula="of:=[.C1272]/1000000" office:value-type="float" office:value="5.9882">
            <text:p>5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94000">
            <text:p>4294000</text:p>
          </table:table-cell>
          <table:table-cell office:value-type="float" office:value="1908">
            <text:p>1908</text:p>
          </table:table-cell>
          <table:table-cell table:formula="of:=[.C1273]/1000000" office:value-type="float" office:value="4.294">
            <text:p>4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03307.69230769">
            <text:p>7203307.69</text:p>
          </table:table-cell>
          <table:table-cell office:value-type="float" office:value="1908">
            <text:p>1908</text:p>
          </table:table-cell>
          <table:table-cell table:formula="of:=[.C1274]/1000000" office:value-type="float" office:value="7.20330769230769">
            <text:p>7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1500">
            <text:p>4931500</text:p>
          </table:table-cell>
          <table:table-cell office:value-type="float" office:value="1908">
            <text:p>1908</text:p>
          </table:table-cell>
          <table:table-cell table:formula="of:=[.C1275]/1000000" office:value-type="float" office:value="4.9315">
            <text:p>4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12526.31578947">
            <text:p>4612526.32</text:p>
          </table:table-cell>
          <table:table-cell office:value-type="float" office:value="1908">
            <text:p>1908</text:p>
          </table:table-cell>
          <table:table-cell table:formula="of:=[.C1276]/1000000" office:value-type="float" office:value="4.61252631578947">
            <text:p>4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86466.66666667">
            <text:p>5586466.67</text:p>
          </table:table-cell>
          <table:table-cell office:value-type="float" office:value="1908">
            <text:p>1908</text:p>
          </table:table-cell>
          <table:table-cell table:formula="of:=[.C1277]/1000000" office:value-type="float" office:value="5.58646666666667">
            <text:p>5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4000">
            <text:p>5004000</text:p>
          </table:table-cell>
          <table:table-cell office:value-type="float" office:value="1911">
            <text:p>1911</text:p>
          </table:table-cell>
          <table:table-cell table:formula="of:=[.C1278]/1000000" office:value-type="float" office:value="5.004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73422.53521127">
            <text:p>8573422.54</text:p>
          </table:table-cell>
          <table:table-cell office:value-type="float" office:value="1911">
            <text:p>1911</text:p>
          </table:table-cell>
          <table:table-cell table:formula="of:=[.C1279]/1000000" office:value-type="float" office:value="8.57342253521127">
            <text:p>8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25923.07692308">
            <text:p>5425923.08</text:p>
          </table:table-cell>
          <table:table-cell office:value-type="float" office:value="1911">
            <text:p>1911</text:p>
          </table:table-cell>
          <table:table-cell table:formula="of:=[.C1280]/1000000" office:value-type="float" office:value="5.42592307692308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64857.14285714">
            <text:p>4364857.14</text:p>
          </table:table-cell>
          <table:table-cell office:value-type="float" office:value="1911">
            <text:p>1911</text:p>
          </table:table-cell>
          <table:table-cell table:formula="of:=[.C1281]/1000000" office:value-type="float" office:value="4.36485714285714">
            <text:p>4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7823.52941176">
            <text:p>4937823.53</text:p>
          </table:table-cell>
          <table:table-cell office:value-type="float" office:value="1911">
            <text:p>1911</text:p>
          </table:table-cell>
          <table:table-cell table:formula="of:=[.C1282]/1000000" office:value-type="float" office:value="4.93782352941176">
            <text:p>4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90324.78632479">
            <text:p>7590324.79</text:p>
          </table:table-cell>
          <table:table-cell office:value-type="float" office:value="1911">
            <text:p>1911</text:p>
          </table:table-cell>
          <table:table-cell table:formula="of:=[.C1283]/1000000" office:value-type="float" office:value="7.59032478632479">
            <text:p>7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79133.33333333">
            <text:p>5679133.33</text:p>
          </table:table-cell>
          <table:table-cell office:value-type="float" office:value="1911">
            <text:p>1911</text:p>
          </table:table-cell>
          <table:table-cell table:formula="of:=[.C1284]/1000000" office:value-type="float" office:value="5.67913333333333">
            <text:p>5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00654.04040404">
            <text:p>9900654.04</text:p>
          </table:table-cell>
          <table:table-cell office:value-type="float" office:value="1912">
            <text:p>1912</text:p>
          </table:table-cell>
          <table:table-cell table:formula="of:=[.C1285]/1000000" office:value-type="float" office:value="9.90065404040404">
            <text:p>9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57629.62962963">
            <text:p>5057629.63</text:p>
          </table:table-cell>
          <table:table-cell office:value-type="float" office:value="1913">
            <text:p>1913</text:p>
          </table:table-cell>
          <table:table-cell table:formula="of:=[.C1286]/1000000" office:value-type="float" office:value="5.05762962962963">
            <text:p>5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64752.94117647">
            <text:p>6464752.94</text:p>
          </table:table-cell>
          <table:table-cell office:value-type="float" office:value="1913">
            <text:p>1913</text:p>
          </table:table-cell>
          <table:table-cell table:formula="of:=[.C1287]/1000000" office:value-type="float" office:value="6.46475294117647">
            <text:p>6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32488.23529412">
            <text:p>9032488.24</text:p>
          </table:table-cell>
          <table:table-cell office:value-type="float" office:value="1916">
            <text:p>1916</text:p>
          </table:table-cell>
          <table:table-cell table:formula="of:=[.C1288]/1000000" office:value-type="float" office:value="9.03248823529412">
            <text:p>9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22642.85714286">
            <text:p>5622642.86</text:p>
          </table:table-cell>
          <table:table-cell office:value-type="float" office:value="1916">
            <text:p>1916</text:p>
          </table:table-cell>
          <table:table-cell table:formula="of:=[.C1289]/1000000" office:value-type="float" office:value="5.62264285714286">
            <text:p>5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36942.52873563">
            <text:p>9436942.53</text:p>
          </table:table-cell>
          <table:table-cell office:value-type="float" office:value="1916">
            <text:p>1916</text:p>
          </table:table-cell>
          <table:table-cell table:formula="of:=[.C1290]/1000000" office:value-type="float" office:value="9.43694252873563">
            <text:p>9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34320">
            <text:p>6234320</text:p>
          </table:table-cell>
          <table:table-cell office:value-type="float" office:value="1916">
            <text:p>1916</text:p>
          </table:table-cell>
          <table:table-cell table:formula="of:=[.C1291]/1000000" office:value-type="float" office:value="6.23432">
            <text:p>6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4600">
            <text:p>6254600</text:p>
          </table:table-cell>
          <table:table-cell office:value-type="float" office:value="1916">
            <text:p>1916</text:p>
          </table:table-cell>
          <table:table-cell table:formula="of:=[.C1292]/1000000" office:value-type="float" office:value="6.2546">
            <text:p>6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23857.14285714">
            <text:p>4623857.14</text:p>
          </table:table-cell>
          <table:table-cell office:value-type="float" office:value="1928">
            <text:p>1928</text:p>
          </table:table-cell>
          <table:table-cell table:formula="of:=[.C1293]/1000000" office:value-type="float" office:value="4.62385714285714">
            <text:p>4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3727.27272727">
            <text:p>8003727.27</text:p>
          </table:table-cell>
          <table:table-cell office:value-type="float" office:value="1928">
            <text:p>1928</text:p>
          </table:table-cell>
          <table:table-cell table:formula="of:=[.C1294]/1000000" office:value-type="float" office:value="8.00372727272727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31785.71428571">
            <text:p>4531785.71</text:p>
          </table:table-cell>
          <table:table-cell office:value-type="float" office:value="1928">
            <text:p>1928</text:p>
          </table:table-cell>
          <table:table-cell table:formula="of:=[.C1295]/1000000" office:value-type="float" office:value="4.53178571428571">
            <text:p>4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92428.57142857">
            <text:p>8292428.57</text:p>
          </table:table-cell>
          <table:table-cell office:value-type="float" office:value="1928">
            <text:p>1928</text:p>
          </table:table-cell>
          <table:table-cell table:formula="of:=[.C1296]/1000000" office:value-type="float" office:value="8.29242857142857">
            <text:p>8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88882.35294118">
            <text:p>5488882.35</text:p>
          </table:table-cell>
          <table:table-cell office:value-type="float" office:value="1930">
            <text:p>1930</text:p>
          </table:table-cell>
          <table:table-cell table:formula="of:=[.C1297]/1000000" office:value-type="float" office:value="5.48888235294118">
            <text:p>5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20210.52631579">
            <text:p>7020210.53</text:p>
          </table:table-cell>
          <table:table-cell office:value-type="float" office:value="1930">
            <text:p>1930</text:p>
          </table:table-cell>
          <table:table-cell table:formula="of:=[.C1298]/1000000" office:value-type="float" office:value="7.02021052631579">
            <text:p>7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3857.14285714">
            <text:p>5793857.14</text:p>
          </table:table-cell>
          <table:table-cell office:value-type="float" office:value="1930">
            <text:p>1930</text:p>
          </table:table-cell>
          <table:table-cell table:formula="of:=[.C1299]/1000000" office:value-type="float" office:value="5.79385714285714">
            <text:p>5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56625">
            <text:p>7856625</text:p>
          </table:table-cell>
          <table:table-cell office:value-type="float" office:value="1931">
            <text:p>1931</text:p>
          </table:table-cell>
          <table:table-cell table:formula="of:=[.C1300]/1000000" office:value-type="float" office:value="7.856625">
            <text:p>7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48218.75">
            <text:p>5348218.75</text:p>
          </table:table-cell>
          <table:table-cell office:value-type="float" office:value="1931">
            <text:p>1931</text:p>
          </table:table-cell>
          <table:table-cell table:formula="of:=[.C1301]/1000000" office:value-type="float" office:value="5.34821875">
            <text:p>5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27358.97435897">
            <text:p>6027358.97</text:p>
          </table:table-cell>
          <table:table-cell office:value-type="float" office:value="1931">
            <text:p>1931</text:p>
          </table:table-cell>
          <table:table-cell table:formula="of:=[.C1302]/1000000" office:value-type="float" office:value="6.02735897435897">
            <text:p>6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3642.85714286">
            <text:p>4303642.86</text:p>
          </table:table-cell>
          <table:table-cell office:value-type="float" office:value="1931">
            <text:p>1931</text:p>
          </table:table-cell>
          <table:table-cell table:formula="of:=[.C1303]/1000000" office:value-type="float" office:value="4.30364285714286">
            <text:p>4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00142.85714286">
            <text:p>5600142.86</text:p>
          </table:table-cell>
          <table:table-cell office:value-type="float" office:value="1931">
            <text:p>1931</text:p>
          </table:table-cell>
          <table:table-cell table:formula="of:=[.C1304]/1000000" office:value-type="float" office:value="5.60014285714286">
            <text:p>5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20148.14814815">
            <text:p>5120148.15</text:p>
          </table:table-cell>
          <table:table-cell office:value-type="float" office:value="1932">
            <text:p>1932</text:p>
          </table:table-cell>
          <table:table-cell table:formula="of:=[.C1305]/1000000" office:value-type="float" office:value="5.12014814814815">
            <text:p>5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71949.4949495">
            <text:p>9071949.49</text:p>
          </table:table-cell>
          <table:table-cell office:value-type="float" office:value="1932">
            <text:p>1932</text:p>
          </table:table-cell>
          <table:table-cell table:formula="of:=[.C1306]/1000000" office:value-type="float" office:value="9.0719494949495">
            <text:p>9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29929.29292929">
            <text:p>8029929.29</text:p>
          </table:table-cell>
          <table:table-cell office:value-type="float" office:value="1932">
            <text:p>1932</text:p>
          </table:table-cell>
          <table:table-cell table:formula="of:=[.C1307]/1000000" office:value-type="float" office:value="8.02992929292929">
            <text:p>8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51553.19148936">
            <text:p>7851553.19</text:p>
          </table:table-cell>
          <table:table-cell office:value-type="float" office:value="1932">
            <text:p>1932</text:p>
          </table:table-cell>
          <table:table-cell table:formula="of:=[.C1308]/1000000" office:value-type="float" office:value="7.85155319148936">
            <text:p>7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66928.57142857">
            <text:p>4566928.57</text:p>
          </table:table-cell>
          <table:table-cell office:value-type="float" office:value="1937">
            <text:p>1937</text:p>
          </table:table-cell>
          <table:table-cell table:formula="of:=[.C1309]/1000000" office:value-type="float" office:value="4.56692857142857">
            <text:p>4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23285.71428571">
            <text:p>5423285.71</text:p>
          </table:table-cell>
          <table:table-cell office:value-type="float" office:value="1937">
            <text:p>1937</text:p>
          </table:table-cell>
          <table:table-cell table:formula="of:=[.C1310]/1000000" office:value-type="float" office:value="5.42328571428571">
            <text:p>5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84243.24324324">
            <text:p>6484243.24</text:p>
          </table:table-cell>
          <table:table-cell office:value-type="float" office:value="1937">
            <text:p>1937</text:p>
          </table:table-cell>
          <table:table-cell table:formula="of:=[.C1311]/1000000" office:value-type="float" office:value="6.48424324324324">
            <text:p>6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11924.05063291">
            <text:p>8911924.05</text:p>
          </table:table-cell>
          <table:table-cell office:value-type="float" office:value="1938">
            <text:p>1938</text:p>
          </table:table-cell>
          <table:table-cell table:formula="of:=[.C1312]/1000000" office:value-type="float" office:value="8.91192405063291">
            <text:p>8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39362.63736264">
            <text:p>9939362.64</text:p>
          </table:table-cell>
          <table:table-cell office:value-type="float" office:value="1938">
            <text:p>1938</text:p>
          </table:table-cell>
          <table:table-cell table:formula="of:=[.C1313]/1000000" office:value-type="float" office:value="9.93936263736264">
            <text:p>9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81982.14285714">
            <text:p>6881982.14</text:p>
          </table:table-cell>
          <table:table-cell office:value-type="float" office:value="1938">
            <text:p>1938</text:p>
          </table:table-cell>
          <table:table-cell table:formula="of:=[.C1314]/1000000" office:value-type="float" office:value="6.88198214285714">
            <text:p>6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03143.9393939">
            <text:p>10703143.94</text:p>
          </table:table-cell>
          <table:table-cell office:value-type="float" office:value="1938">
            <text:p>1938</text:p>
          </table:table-cell>
          <table:table-cell table:formula="of:=[.C1315]/1000000" office:value-type="float" office:value="10.7031439393939">
            <text:p>10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25571.42857143">
            <text:p>5325571.43</text:p>
          </table:table-cell>
          <table:table-cell office:value-type="float" office:value="1938">
            <text:p>1938</text:p>
          </table:table-cell>
          <table:table-cell table:formula="of:=[.C1316]/1000000" office:value-type="float" office:value="5.32557142857143">
            <text:p>5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9093.75">
            <text:p>7409093.75</text:p>
          </table:table-cell>
          <table:table-cell office:value-type="float" office:value="1938">
            <text:p>1938</text:p>
          </table:table-cell>
          <table:table-cell table:formula="of:=[.C1317]/1000000" office:value-type="float" office:value="7.40909375">
            <text:p>7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65076.92307692">
            <text:p>6765076.92</text:p>
          </table:table-cell>
          <table:table-cell office:value-type="float" office:value="1938">
            <text:p>1938</text:p>
          </table:table-cell>
          <table:table-cell table:formula="of:=[.C1318]/1000000" office:value-type="float" office:value="6.76507692307692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27311.76470588">
            <text:p>8827311.76</text:p>
          </table:table-cell>
          <table:table-cell office:value-type="float" office:value="1944">
            <text:p>1944</text:p>
          </table:table-cell>
          <table:table-cell table:formula="of:=[.C1319]/1000000" office:value-type="float" office:value="8.82731176470588">
            <text:p>8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63957.74647887">
            <text:p>8163957.75</text:p>
          </table:table-cell>
          <table:table-cell office:value-type="float" office:value="1945">
            <text:p>1945</text:p>
          </table:table-cell>
          <table:table-cell table:formula="of:=[.C1320]/1000000" office:value-type="float" office:value="8.16395774647887">
            <text:p>8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24044.44444444">
            <text:p>8624044.44</text:p>
          </table:table-cell>
          <table:table-cell office:value-type="float" office:value="1945">
            <text:p>1945</text:p>
          </table:table-cell>
          <table:table-cell table:formula="of:=[.C1321]/1000000" office:value-type="float" office:value="8.62404444444444">
            <text:p>8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40139.78494624">
            <text:p>7840139.78</text:p>
          </table:table-cell>
          <table:table-cell office:value-type="float" office:value="1945">
            <text:p>1945</text:p>
          </table:table-cell>
          <table:table-cell table:formula="of:=[.C1322]/1000000" office:value-type="float" office:value="7.84013978494624">
            <text:p>7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94017.85714286">
            <text:p>7194017.86</text:p>
          </table:table-cell>
          <table:table-cell office:value-type="float" office:value="1945">
            <text:p>1945</text:p>
          </table:table-cell>
          <table:table-cell table:formula="of:=[.C1323]/1000000" office:value-type="float" office:value="7.19401785714286">
            <text:p>7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25357.14285714">
            <text:p>5425357.14</text:p>
          </table:table-cell>
          <table:table-cell office:value-type="float" office:value="1945">
            <text:p>1945</text:p>
          </table:table-cell>
          <table:table-cell table:formula="of:=[.C1324]/1000000" office:value-type="float" office:value="5.42535714285714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72823.52941176">
            <text:p>6972823.53</text:p>
          </table:table-cell>
          <table:table-cell office:value-type="float" office:value="1945">
            <text:p>1945</text:p>
          </table:table-cell>
          <table:table-cell table:formula="of:=[.C1325]/1000000" office:value-type="float" office:value="6.97282352941176">
            <text:p>6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4800">
            <text:p>5004800</text:p>
          </table:table-cell>
          <table:table-cell office:value-type="float" office:value="1945">
            <text:p>1945</text:p>
          </table:table-cell>
          <table:table-cell table:formula="of:=[.C1326]/1000000" office:value-type="float" office:value="5.0048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855117.8671656">
            <text:p>14855117.87</text:p>
          </table:table-cell>
          <table:table-cell office:value-type="float" office:value="1948">
            <text:p>1948</text:p>
          </table:table-cell>
          <table:table-cell table:formula="of:=[.C1327]/1000000" office:value-type="float" office:value="14.8551178671656">
            <text:p>14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72086.95652174">
            <text:p>5572086.96</text:p>
          </table:table-cell>
          <table:table-cell office:value-type="float" office:value="1950">
            <text:p>1950</text:p>
          </table:table-cell>
          <table:table-cell table:formula="of:=[.C1328]/1000000" office:value-type="float" office:value="5.57208695652174">
            <text:p>5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02553.19148936">
            <text:p>9902553.19</text:p>
          </table:table-cell>
          <table:table-cell office:value-type="float" office:value="1950">
            <text:p>1950</text:p>
          </table:table-cell>
          <table:table-cell table:formula="of:=[.C1329]/1000000" office:value-type="float" office:value="9.90255319148936">
            <text:p>9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78000">
            <text:p>7578000</text:p>
          </table:table-cell>
          <table:table-cell office:value-type="float" office:value="1950">
            <text:p>1950</text:p>
          </table:table-cell>
          <table:table-cell table:formula="of:=[.C1330]/1000000" office:value-type="float" office:value="7.578">
            <text:p>7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08431.65467626">
            <text:p>8708431.65</text:p>
          </table:table-cell>
          <table:table-cell office:value-type="float" office:value="1950">
            <text:p>1950</text:p>
          </table:table-cell>
          <table:table-cell table:formula="of:=[.C1331]/1000000" office:value-type="float" office:value="8.70843165467626">
            <text:p>8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7658.82352941">
            <text:p>6397658.82</text:p>
          </table:table-cell>
          <table:table-cell office:value-type="float" office:value="1953">
            <text:p>1953</text:p>
          </table:table-cell>
          <table:table-cell table:formula="of:=[.C1332]/1000000" office:value-type="float" office:value="6.39765882352941">
            <text:p>6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0366.66666667">
            <text:p>5400366.67</text:p>
          </table:table-cell>
          <table:table-cell office:value-type="float" office:value="1953">
            <text:p>1953</text:p>
          </table:table-cell>
          <table:table-cell table:formula="of:=[.C1333]/1000000" office:value-type="float" office:value="5.40036666666667">
            <text:p>5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74567.1641791">
            <text:p>8174567.16</text:p>
          </table:table-cell>
          <table:table-cell office:value-type="float" office:value="1954">
            <text:p>1954</text:p>
          </table:table-cell>
          <table:table-cell table:formula="of:=[.C1334]/1000000" office:value-type="float" office:value="8.1745671641791">
            <text:p>8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45702.47933884">
            <text:p>7645702.48</text:p>
          </table:table-cell>
          <table:table-cell office:value-type="float" office:value="1954">
            <text:p>1954</text:p>
          </table:table-cell>
          <table:table-cell table:formula="of:=[.C1335]/1000000" office:value-type="float" office:value="7.64570247933884">
            <text:p>7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88033.33333333">
            <text:p>4688033.33</text:p>
          </table:table-cell>
          <table:table-cell office:value-type="float" office:value="1954">
            <text:p>1954</text:p>
          </table:table-cell>
          <table:table-cell table:formula="of:=[.C1336]/1000000" office:value-type="float" office:value="4.68803333333333">
            <text:p>4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37218.3908046">
            <text:p>7137218.39</text:p>
          </table:table-cell>
          <table:table-cell office:value-type="float" office:value="1954">
            <text:p>1954</text:p>
          </table:table-cell>
          <table:table-cell table:formula="of:=[.C1337]/1000000" office:value-type="float" office:value="7.1372183908046">
            <text:p>7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43714.28571429">
            <text:p>9043714.29</text:p>
          </table:table-cell>
          <table:table-cell office:value-type="float" office:value="1954">
            <text:p>1954</text:p>
          </table:table-cell>
          <table:table-cell table:formula="of:=[.C1338]/1000000" office:value-type="float" office:value="9.04371428571429">
            <text:p>9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24418.91891892">
            <text:p>7624418.92</text:p>
          </table:table-cell>
          <table:table-cell office:value-type="float" office:value="1954">
            <text:p>1954</text:p>
          </table:table-cell>
          <table:table-cell table:formula="of:=[.C1339]/1000000" office:value-type="float" office:value="7.62441891891892">
            <text:p>7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2850">
            <text:p>5772850</text:p>
          </table:table-cell>
          <table:table-cell office:value-type="float" office:value="1954">
            <text:p>1954</text:p>
          </table:table-cell>
          <table:table-cell table:formula="of:=[.C1340]/1000000" office:value-type="float" office:value="5.77285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29882.35294118">
            <text:p>5129882.35</text:p>
          </table:table-cell>
          <table:table-cell office:value-type="float" office:value="1954">
            <text:p>1954</text:p>
          </table:table-cell>
          <table:table-cell table:formula="of:=[.C1341]/1000000" office:value-type="float" office:value="5.12988235294118">
            <text:p>5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45631.57894737">
            <text:p>6445631.58</text:p>
          </table:table-cell>
          <table:table-cell office:value-type="float" office:value="1954">
            <text:p>1954</text:p>
          </table:table-cell>
          <table:table-cell table:formula="of:=[.C1342]/1000000" office:value-type="float" office:value="6.44563157894737">
            <text:p>6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18000">
            <text:p>7418000</text:p>
          </table:table-cell>
          <table:table-cell office:value-type="float" office:value="1954">
            <text:p>1954</text:p>
          </table:table-cell>
          <table:table-cell table:formula="of:=[.C1343]/1000000" office:value-type="float" office:value="7.418">
            <text:p>7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23050">
            <text:p>5123050</text:p>
          </table:table-cell>
          <table:table-cell office:value-type="float" office:value="1954">
            <text:p>1954</text:p>
          </table:table-cell>
          <table:table-cell table:formula="of:=[.C1344]/1000000" office:value-type="float" office:value="5.12305">
            <text:p>5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0075.75757576">
            <text:p>7600075.76</text:p>
          </table:table-cell>
          <table:table-cell office:value-type="float" office:value="1954">
            <text:p>1954</text:p>
          </table:table-cell>
          <table:table-cell table:formula="of:=[.C1345]/1000000" office:value-type="float" office:value="7.60007575757576">
            <text:p>7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33650">
            <text:p>5133650</text:p>
          </table:table-cell>
          <table:table-cell office:value-type="float" office:value="1954">
            <text:p>1954</text:p>
          </table:table-cell>
          <table:table-cell table:formula="of:=[.C1346]/1000000" office:value-type="float" office:value="5.13365">
            <text:p>5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97882.35294118">
            <text:p>4597882.35</text:p>
          </table:table-cell>
          <table:table-cell office:value-type="float" office:value="1956">
            <text:p>1956</text:p>
          </table:table-cell>
          <table:table-cell table:formula="of:=[.C1347]/1000000" office:value-type="float" office:value="4.59788235294118">
            <text:p>4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49071.42857143">
            <text:p>5649071.43</text:p>
          </table:table-cell>
          <table:table-cell office:value-type="float" office:value="1959">
            <text:p>1959</text:p>
          </table:table-cell>
          <table:table-cell table:formula="of:=[.C1348]/1000000" office:value-type="float" office:value="5.64907142857143">
            <text:p>5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06842.10526316">
            <text:p>6606842.11</text:p>
          </table:table-cell>
          <table:table-cell office:value-type="float" office:value="1960">
            <text:p>1960</text:p>
          </table:table-cell>
          <table:table-cell table:formula="of:=[.C1349]/1000000" office:value-type="float" office:value="6.60684210526316">
            <text:p>6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76066.66666667">
            <text:p>5176066.67</text:p>
          </table:table-cell>
          <table:table-cell office:value-type="float" office:value="1960">
            <text:p>1960</text:p>
          </table:table-cell>
          <table:table-cell table:formula="of:=[.C1350]/1000000" office:value-type="float" office:value="5.17606666666667">
            <text:p>5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40575.91623037">
            <text:p>9140575.92</text:p>
          </table:table-cell>
          <table:table-cell office:value-type="float" office:value="1960">
            <text:p>1960</text:p>
          </table:table-cell>
          <table:table-cell table:formula="of:=[.C1351]/1000000" office:value-type="float" office:value="9.14057591623037">
            <text:p>9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82322.58064516">
            <text:p>7182322.58</text:p>
          </table:table-cell>
          <table:table-cell office:value-type="float" office:value="1967">
            <text:p>1967</text:p>
          </table:table-cell>
          <table:table-cell table:formula="of:=[.C1352]/1000000" office:value-type="float" office:value="7.18232258064516">
            <text:p>7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26214.28571429">
            <text:p>5526214.29</text:p>
          </table:table-cell>
          <table:table-cell office:value-type="float" office:value="1968">
            <text:p>1968</text:p>
          </table:table-cell>
          <table:table-cell table:formula="of:=[.C1353]/1000000" office:value-type="float" office:value="5.52621428571429">
            <text:p>5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8885.71428571">
            <text:p>5658885.71</text:p>
          </table:table-cell>
          <table:table-cell office:value-type="float" office:value="1968">
            <text:p>1968</text:p>
          </table:table-cell>
          <table:table-cell table:formula="of:=[.C1354]/1000000" office:value-type="float" office:value="5.65888571428571">
            <text:p>5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02785.71428571">
            <text:p>4602785.71</text:p>
          </table:table-cell>
          <table:table-cell office:value-type="float" office:value="1968">
            <text:p>1968</text:p>
          </table:table-cell>
          <table:table-cell table:formula="of:=[.C1355]/1000000" office:value-type="float" office:value="4.60278571428571">
            <text:p>4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59512.82051282">
            <text:p>5859512.82</text:p>
          </table:table-cell>
          <table:table-cell office:value-type="float" office:value="1981">
            <text:p>1981</text:p>
          </table:table-cell>
          <table:table-cell table:formula="of:=[.C1356]/1000000" office:value-type="float" office:value="5.85951282051282">
            <text:p>5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42117.64705882">
            <text:p>4942117.65</text:p>
          </table:table-cell>
          <table:table-cell office:value-type="float" office:value="1981">
            <text:p>1981</text:p>
          </table:table-cell>
          <table:table-cell table:formula="of:=[.C1357]/1000000" office:value-type="float" office:value="4.94211764705882">
            <text:p>4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29542.85714286">
            <text:p>5729542.86</text:p>
          </table:table-cell>
          <table:table-cell office:value-type="float" office:value="1981">
            <text:p>1981</text:p>
          </table:table-cell>
          <table:table-cell table:formula="of:=[.C1358]/1000000" office:value-type="float" office:value="5.72954285714286">
            <text:p>5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91857.14285714">
            <text:p>3991857.14</text:p>
          </table:table-cell>
          <table:table-cell office:value-type="float" office:value="1981">
            <text:p>1981</text:p>
          </table:table-cell>
          <table:table-cell table:formula="of:=[.C1359]/1000000" office:value-type="float" office:value="3.99185714285714">
            <text:p>3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43931.81818182">
            <text:p>8943931.82</text:p>
          </table:table-cell>
          <table:table-cell office:value-type="float" office:value="1986">
            <text:p>1986</text:p>
          </table:table-cell>
          <table:table-cell table:formula="of:=[.C1360]/1000000" office:value-type="float" office:value="8.94393181818182">
            <text:p>8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18113.63636364">
            <text:p>6118113.64</text:p>
          </table:table-cell>
          <table:table-cell office:value-type="float" office:value="1986">
            <text:p>1986</text:p>
          </table:table-cell>
          <table:table-cell table:formula="of:=[.C1361]/1000000" office:value-type="float" office:value="6.11811363636364">
            <text:p>6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94357.14285714">
            <text:p>4694357.14</text:p>
          </table:table-cell>
          <table:table-cell office:value-type="float" office:value="1986">
            <text:p>1986</text:p>
          </table:table-cell>
          <table:table-cell table:formula="of:=[.C1362]/1000000" office:value-type="float" office:value="4.69435714285714">
            <text:p>4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79933.33333333">
            <text:p>8479933.33</text:p>
          </table:table-cell>
          <table:table-cell office:value-type="float" office:value="1986">
            <text:p>1986</text:p>
          </table:table-cell>
          <table:table-cell table:formula="of:=[.C1363]/1000000" office:value-type="float" office:value="8.47993333333333">
            <text:p>8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00766.66666667">
            <text:p>8600766.67</text:p>
          </table:table-cell>
          <table:table-cell office:value-type="float" office:value="1986">
            <text:p>1986</text:p>
          </table:table-cell>
          <table:table-cell table:formula="of:=[.C1364]/1000000" office:value-type="float" office:value="8.60076666666667">
            <text:p>8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6937.5">
            <text:p>6396937.5</text:p>
          </table:table-cell>
          <table:table-cell office:value-type="float" office:value="1986">
            <text:p>1986</text:p>
          </table:table-cell>
          <table:table-cell table:formula="of:=[.C1365]/1000000" office:value-type="float" office:value="6.3969375">
            <text:p>6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38277.77777778">
            <text:p>8838277.78</text:p>
          </table:table-cell>
          <table:table-cell office:value-type="float" office:value="1986">
            <text:p>1986</text:p>
          </table:table-cell>
          <table:table-cell table:formula="of:=[.C1366]/1000000" office:value-type="float" office:value="8.83827777777778">
            <text:p>8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52777.77777778">
            <text:p>9152777.78</text:p>
          </table:table-cell>
          <table:table-cell office:value-type="float" office:value="1986">
            <text:p>1986</text:p>
          </table:table-cell>
          <table:table-cell table:formula="of:=[.C1367]/1000000" office:value-type="float" office:value="9.15277777777778">
            <text:p>9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34315.78947368">
            <text:p>6834315.79</text:p>
          </table:table-cell>
          <table:table-cell office:value-type="float" office:value="1993">
            <text:p>1993</text:p>
          </table:table-cell>
          <table:table-cell table:formula="of:=[.C1368]/1000000" office:value-type="float" office:value="6.83431578947368">
            <text:p>6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15700">
            <text:p>5515700</text:p>
          </table:table-cell>
          <table:table-cell office:value-type="float" office:value="1993">
            <text:p>1993</text:p>
          </table:table-cell>
          <table:table-cell table:formula="of:=[.C1369]/1000000" office:value-type="float" office:value="5.5157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5500">
            <text:p>5755500</text:p>
          </table:table-cell>
          <table:table-cell office:value-type="float" office:value="1993">
            <text:p>1993</text:p>
          </table:table-cell>
          <table:table-cell table:formula="of:=[.C1370]/1000000" office:value-type="float" office:value="5.7555">
            <text:p>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01512.60504202">
            <text:p>6901512.61</text:p>
          </table:table-cell>
          <table:table-cell office:value-type="float" office:value="1994">
            <text:p>1994</text:p>
          </table:table-cell>
          <table:table-cell table:formula="of:=[.C1371]/1000000" office:value-type="float" office:value="6.90151260504202">
            <text:p>6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74500">
            <text:p>6074500</text:p>
          </table:table-cell>
          <table:table-cell office:value-type="float" office:value="1994">
            <text:p>1994</text:p>
          </table:table-cell>
          <table:table-cell table:formula="of:=[.C1372]/1000000" office:value-type="float" office:value="6.0745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64887.5">
            <text:p>6864887.5</text:p>
          </table:table-cell>
          <table:table-cell office:value-type="float" office:value="1994">
            <text:p>1994</text:p>
          </table:table-cell>
          <table:table-cell table:formula="of:=[.C1373]/1000000" office:value-type="float" office:value="6.8648875">
            <text:p>6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66833.8762215">
            <text:p>9166833.88</text:p>
          </table:table-cell>
          <table:table-cell office:value-type="float" office:value="1994">
            <text:p>1994</text:p>
          </table:table-cell>
          <table:table-cell table:formula="of:=[.C1374]/1000000" office:value-type="float" office:value="9.1668338762215">
            <text:p>9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34250">
            <text:p>6734250</text:p>
          </table:table-cell>
          <table:table-cell office:value-type="float" office:value="1994">
            <text:p>1994</text:p>
          </table:table-cell>
          <table:table-cell table:formula="of:=[.C1375]/1000000" office:value-type="float" office:value="6.73425">
            <text:p>6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33333.33333333">
            <text:p>6833333.33</text:p>
          </table:table-cell>
          <table:table-cell office:value-type="float" office:value="1994">
            <text:p>1994</text:p>
          </table:table-cell>
          <table:table-cell table:formula="of:=[.C1376]/1000000" office:value-type="float" office:value="6.83333333333333">
            <text:p>6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32811.11111111">
            <text:p>7932811.11</text:p>
          </table:table-cell>
          <table:table-cell office:value-type="float" office:value="1994">
            <text:p>1994</text:p>
          </table:table-cell>
          <table:table-cell table:formula="of:=[.C1377]/1000000" office:value-type="float" office:value="7.93281111111111">
            <text:p>7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83750">
            <text:p>5283750</text:p>
          </table:table-cell>
          <table:table-cell office:value-type="float" office:value="1994">
            <text:p>1994</text:p>
          </table:table-cell>
          <table:table-cell table:formula="of:=[.C1378]/1000000" office:value-type="float" office:value="5.28375">
            <text:p>5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9684.21052632">
            <text:p>6409684.21</text:p>
          </table:table-cell>
          <table:table-cell office:value-type="float" office:value="1994">
            <text:p>1994</text:p>
          </table:table-cell>
          <table:table-cell table:formula="of:=[.C1379]/1000000" office:value-type="float" office:value="6.40968421052632">
            <text:p>6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19944.44444444">
            <text:p>5619944.44</text:p>
          </table:table-cell>
          <table:table-cell office:value-type="float" office:value="1994">
            <text:p>1994</text:p>
          </table:table-cell>
          <table:table-cell table:formula="of:=[.C1380]/1000000" office:value-type="float" office:value="5.61994444444444">
            <text:p>5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62764.70588235">
            <text:p>5162764.71</text:p>
          </table:table-cell>
          <table:table-cell office:value-type="float" office:value="1994">
            <text:p>1994</text:p>
          </table:table-cell>
          <table:table-cell table:formula="of:=[.C1381]/1000000" office:value-type="float" office:value="5.16276470588235">
            <text:p>5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46294.11764706">
            <text:p>5346294.12</text:p>
          </table:table-cell>
          <table:table-cell office:value-type="float" office:value="1994">
            <text:p>1994</text:p>
          </table:table-cell>
          <table:table-cell table:formula="of:=[.C1382]/1000000" office:value-type="float" office:value="5.34629411764706">
            <text:p>5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87866.66666667">
            <text:p>4487866.67</text:p>
          </table:table-cell>
          <table:table-cell office:value-type="float" office:value="1994">
            <text:p>1994</text:p>
          </table:table-cell>
          <table:table-cell table:formula="of:=[.C1383]/1000000" office:value-type="float" office:value="4.48786666666667">
            <text:p>4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48411.76470588">
            <text:p>5048411.76</text:p>
          </table:table-cell>
          <table:table-cell office:value-type="float" office:value="1994">
            <text:p>1994</text:p>
          </table:table-cell>
          <table:table-cell table:formula="of:=[.C1384]/1000000" office:value-type="float" office:value="5.04841176470588">
            <text:p>5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65352.94117647">
            <text:p>5065352.94</text:p>
          </table:table-cell>
          <table:table-cell office:value-type="float" office:value="1994">
            <text:p>1994</text:p>
          </table:table-cell>
          <table:table-cell table:formula="of:=[.C1385]/1000000" office:value-type="float" office:value="5.06535294117647">
            <text:p>5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10122.0930233">
            <text:p>12810122.09</text:p>
          </table:table-cell>
          <table:table-cell office:value-type="float" office:value="1995">
            <text:p>1995</text:p>
          </table:table-cell>
          <table:table-cell table:formula="of:=[.C1386]/1000000" office:value-type="float" office:value="12.8101220930233">
            <text:p>12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35981.7767654">
            <text:p>10935981.78</text:p>
          </table:table-cell>
          <table:table-cell office:value-type="float" office:value="1995">
            <text:p>1995</text:p>
          </table:table-cell>
          <table:table-cell table:formula="of:=[.C1387]/1000000" office:value-type="float" office:value="10.9359817767654">
            <text:p>10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44819.5488722">
            <text:p>10344819.55</text:p>
          </table:table-cell>
          <table:table-cell office:value-type="float" office:value="1995">
            <text:p>1995</text:p>
          </table:table-cell>
          <table:table-cell table:formula="of:=[.C1388]/1000000" office:value-type="float" office:value="10.3448195488722">
            <text:p>10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58617.64705882">
            <text:p>6358617.65</text:p>
          </table:table-cell>
          <table:table-cell office:value-type="float" office:value="1995">
            <text:p>1995</text:p>
          </table:table-cell>
          <table:table-cell table:formula="of:=[.C1389]/1000000" office:value-type="float" office:value="6.35861764705882">
            <text:p>6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13571.42857143">
            <text:p>9113571.43</text:p>
          </table:table-cell>
          <table:table-cell office:value-type="float" office:value="1995">
            <text:p>1995</text:p>
          </table:table-cell>
          <table:table-cell table:formula="of:=[.C1390]/1000000" office:value-type="float" office:value="9.11357142857143">
            <text:p>9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78708.4870849">
            <text:p>10978708.49</text:p>
          </table:table-cell>
          <table:table-cell office:value-type="float" office:value="1996">
            <text:p>1996</text:p>
          </table:table-cell>
          <table:table-cell table:formula="of:=[.C1391]/1000000" office:value-type="float" office:value="10.9787084870849">
            <text:p>10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99160.71428571">
            <text:p>7899160.71</text:p>
          </table:table-cell>
          <table:table-cell office:value-type="float" office:value="1996">
            <text:p>1996</text:p>
          </table:table-cell>
          <table:table-cell table:formula="of:=[.C1392]/1000000" office:value-type="float" office:value="7.89916071428571">
            <text:p>7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95344.53781513">
            <text:p>6595344.54</text:p>
          </table:table-cell>
          <table:table-cell office:value-type="float" office:value="1996">
            <text:p>1996</text:p>
          </table:table-cell>
          <table:table-cell table:formula="of:=[.C1393]/1000000" office:value-type="float" office:value="6.59534453781513">
            <text:p>6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42945.94594595">
            <text:p>5542945.95</text:p>
          </table:table-cell>
          <table:table-cell office:value-type="float" office:value="1996">
            <text:p>1996</text:p>
          </table:table-cell>
          <table:table-cell table:formula="of:=[.C1394]/1000000" office:value-type="float" office:value="5.54294594594595">
            <text:p>5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7375">
            <text:p>6407375</text:p>
          </table:table-cell>
          <table:table-cell office:value-type="float" office:value="2001">
            <text:p>2001</text:p>
          </table:table-cell>
          <table:table-cell table:formula="of:=[.C1395]/1000000" office:value-type="float" office:value="6.407375">
            <text:p>6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43714.28571429">
            <text:p>4843714.29</text:p>
          </table:table-cell>
          <table:table-cell office:value-type="float" office:value="2001">
            <text:p>2001</text:p>
          </table:table-cell>
          <table:table-cell table:formula="of:=[.C1396]/1000000" office:value-type="float" office:value="4.84371428571429">
            <text:p>4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61000">
            <text:p>4261000</text:p>
          </table:table-cell>
          <table:table-cell office:value-type="float" office:value="2002">
            <text:p>2002</text:p>
          </table:table-cell>
          <table:table-cell table:formula="of:=[.C1397]/1000000" office:value-type="float" office:value="4.261">
            <text:p>4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8333.33333333">
            <text:p>5658333.33</text:p>
          </table:table-cell>
          <table:table-cell office:value-type="float" office:value="2002">
            <text:p>2002</text:p>
          </table:table-cell>
          <table:table-cell table:formula="of:=[.C1398]/1000000" office:value-type="float" office:value="5.65833333333333">
            <text:p>5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1428.57142857">
            <text:p>5751428.57</text:p>
          </table:table-cell>
          <table:table-cell office:value-type="float" office:value="2002">
            <text:p>2002</text:p>
          </table:table-cell>
          <table:table-cell table:formula="of:=[.C1399]/1000000" office:value-type="float" office:value="5.75142857142857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77388.88888889">
            <text:p>5077388.89</text:p>
          </table:table-cell>
          <table:table-cell office:value-type="float" office:value="2002">
            <text:p>2002</text:p>
          </table:table-cell>
          <table:table-cell table:formula="of:=[.C1400]/1000000" office:value-type="float" office:value="5.07738888888889">
            <text:p>5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10305.9701493">
            <text:p>10210305.97</text:p>
          </table:table-cell>
          <table:table-cell office:value-type="float" office:value="2004">
            <text:p>2004</text:p>
          </table:table-cell>
          <table:table-cell table:formula="of:=[.C1401]/1000000" office:value-type="float" office:value="10.2103059701493">
            <text:p>10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75666.66666667">
            <text:p>6975666.67</text:p>
          </table:table-cell>
          <table:table-cell office:value-type="float" office:value="2004">
            <text:p>2004</text:p>
          </table:table-cell>
          <table:table-cell table:formula="of:=[.C1402]/1000000" office:value-type="float" office:value="6.97566666666667">
            <text:p>6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77857.14285714">
            <text:p>5577857.14</text:p>
          </table:table-cell>
          <table:table-cell office:value-type="float" office:value="2004">
            <text:p>2004</text:p>
          </table:table-cell>
          <table:table-cell table:formula="of:=[.C1403]/1000000" office:value-type="float" office:value="5.57785714285714">
            <text:p>5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87276.92307692">
            <text:p>6387276.92</text:p>
          </table:table-cell>
          <table:table-cell office:value-type="float" office:value="2004">
            <text:p>2004</text:p>
          </table:table-cell>
          <table:table-cell table:formula="of:=[.C1404]/1000000" office:value-type="float" office:value="6.38727692307692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86642.85714286">
            <text:p>5686642.86</text:p>
          </table:table-cell>
          <table:table-cell office:value-type="float" office:value="2006">
            <text:p>2006</text:p>
          </table:table-cell>
          <table:table-cell table:formula="of:=[.C1405]/1000000" office:value-type="float" office:value="5.68664285714286">
            <text:p>5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16401.51515152">
            <text:p>8416401.52</text:p>
          </table:table-cell>
          <table:table-cell office:value-type="float" office:value="2006">
            <text:p>2006</text:p>
          </table:table-cell>
          <table:table-cell table:formula="of:=[.C1406]/1000000" office:value-type="float" office:value="8.41640151515152">
            <text:p>8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49523.80952381">
            <text:p>6649523.81</text:p>
          </table:table-cell>
          <table:table-cell office:value-type="float" office:value="2006">
            <text:p>2006</text:p>
          </table:table-cell>
          <table:table-cell table:formula="of:=[.C1407]/1000000" office:value-type="float" office:value="6.64952380952381">
            <text:p>6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29428.57142857">
            <text:p>4229428.57</text:p>
          </table:table-cell>
          <table:table-cell office:value-type="float" office:value="2006">
            <text:p>2006</text:p>
          </table:table-cell>
          <table:table-cell table:formula="of:=[.C1408]/1000000" office:value-type="float" office:value="4.22942857142857">
            <text:p>4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72207.79220779">
            <text:p>9372207.79</text:p>
          </table:table-cell>
          <table:table-cell office:value-type="float" office:value="2008">
            <text:p>2008</text:p>
          </table:table-cell>
          <table:table-cell table:formula="of:=[.C1409]/1000000" office:value-type="float" office:value="9.37220779220779">
            <text:p>9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94968.75">
            <text:p>5394968.75</text:p>
          </table:table-cell>
          <table:table-cell office:value-type="float" office:value="2008">
            <text:p>2008</text:p>
          </table:table-cell>
          <table:table-cell table:formula="of:=[.C1410]/1000000" office:value-type="float" office:value="5.39496875">
            <text:p>5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76812.5">
            <text:p>4976812.5</text:p>
          </table:table-cell>
          <table:table-cell office:value-type="float" office:value="2008">
            <text:p>2008</text:p>
          </table:table-cell>
          <table:table-cell table:formula="of:=[.C1411]/1000000" office:value-type="float" office:value="4.9768125">
            <text:p>4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21906.25">
            <text:p>5121906.25</text:p>
          </table:table-cell>
          <table:table-cell office:value-type="float" office:value="2008">
            <text:p>2008</text:p>
          </table:table-cell>
          <table:table-cell table:formula="of:=[.C1412]/1000000" office:value-type="float" office:value="5.12190625">
            <text:p>5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93357.14285714">
            <text:p>5593357.14</text:p>
          </table:table-cell>
          <table:table-cell office:value-type="float" office:value="2009">
            <text:p>2009</text:p>
          </table:table-cell>
          <table:table-cell table:formula="of:=[.C1413]/1000000" office:value-type="float" office:value="5.59335714285714">
            <text:p>5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413402.1406728">
            <text:p>15413402.14</text:p>
          </table:table-cell>
          <table:table-cell office:value-type="float" office:value="2015">
            <text:p>2015</text:p>
          </table:table-cell>
          <table:table-cell table:formula="of:=[.C1414]/1000000" office:value-type="float" office:value="15.4134021406728">
            <text:p>15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80531.4285714">
            <text:p>13680531.43</text:p>
          </table:table-cell>
          <table:table-cell office:value-type="float" office:value="2017">
            <text:p>2017</text:p>
          </table:table-cell>
          <table:table-cell table:formula="of:=[.C1415]/1000000" office:value-type="float" office:value="13.6805314285714">
            <text:p>13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13495.601173">
            <text:p>10913495.6</text:p>
          </table:table-cell>
          <table:table-cell office:value-type="float" office:value="2017">
            <text:p>2017</text:p>
          </table:table-cell>
          <table:table-cell table:formula="of:=[.C1416]/1000000" office:value-type="float" office:value="10.913495601173">
            <text:p>10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0928.57142857">
            <text:p>5890928.57</text:p>
          </table:table-cell>
          <table:table-cell office:value-type="float" office:value="2017">
            <text:p>2017</text:p>
          </table:table-cell>
          <table:table-cell table:formula="of:=[.C1417]/1000000" office:value-type="float" office:value="5.89092857142857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5309.52380952">
            <text:p>5765309.52</text:p>
          </table:table-cell>
          <table:table-cell office:value-type="float" office:value="2017">
            <text:p>2017</text:p>
          </table:table-cell>
          <table:table-cell table:formula="of:=[.C1418]/1000000" office:value-type="float" office:value="5.76530952380952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75862.0689655">
            <text:p>16075862.07</text:p>
          </table:table-cell>
          <table:table-cell office:value-type="float" office:value="2017">
            <text:p>2017</text:p>
          </table:table-cell>
          <table:table-cell table:formula="of:=[.C1419]/1000000" office:value-type="float" office:value="16.0758620689655">
            <text:p>16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2285.71428571">
            <text:p>6252285.71</text:p>
          </table:table-cell>
          <table:table-cell office:value-type="float" office:value="2017">
            <text:p>2017</text:p>
          </table:table-cell>
          <table:table-cell table:formula="of:=[.C1420]/1000000" office:value-type="float" office:value="6.25228571428571">
            <text:p>6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4395.83333333">
            <text:p>5654395.83</text:p>
          </table:table-cell>
          <table:table-cell office:value-type="float" office:value="2017">
            <text:p>2017</text:p>
          </table:table-cell>
          <table:table-cell table:formula="of:=[.C1421]/1000000" office:value-type="float" office:value="5.65439583333333">
            <text:p>5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75690.47619048">
            <text:p>6175690.48</text:p>
          </table:table-cell>
          <table:table-cell office:value-type="float" office:value="2017">
            <text:p>2017</text:p>
          </table:table-cell>
          <table:table-cell table:formula="of:=[.C1422]/1000000" office:value-type="float" office:value="6.17569047619048">
            <text:p>6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47680.2507837">
            <text:p>15947680.25</text:p>
          </table:table-cell>
          <table:table-cell office:value-type="float" office:value="2017">
            <text:p>2017</text:p>
          </table:table-cell>
          <table:table-cell table:formula="of:=[.C1423]/1000000" office:value-type="float" office:value="15.9476802507837">
            <text:p>15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50642.85714286">
            <text:p>6150642.86</text:p>
          </table:table-cell>
          <table:table-cell office:value-type="float" office:value="2017">
            <text:p>2017</text:p>
          </table:table-cell>
          <table:table-cell table:formula="of:=[.C1424]/1000000" office:value-type="float" office:value="6.15064285714286">
            <text:p>6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55531.64556962">
            <text:p>7155531.65</text:p>
          </table:table-cell>
          <table:table-cell office:value-type="float" office:value="2017">
            <text:p>2017</text:p>
          </table:table-cell>
          <table:table-cell table:formula="of:=[.C1425]/1000000" office:value-type="float" office:value="7.15553164556962">
            <text:p>7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06357.14285714">
            <text:p>5306357.14</text:p>
          </table:table-cell>
          <table:table-cell office:value-type="float" office:value="2017">
            <text:p>2017</text:p>
          </table:table-cell>
          <table:table-cell table:formula="of:=[.C1426]/1000000" office:value-type="float" office:value="5.30635714285714">
            <text:p>5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39770.83333333">
            <text:p>9639770.83</text:p>
          </table:table-cell>
          <table:table-cell office:value-type="float" office:value="2017">
            <text:p>2017</text:p>
          </table:table-cell>
          <table:table-cell table:formula="of:=[.C1427]/1000000" office:value-type="float" office:value="9.63977083333333">
            <text:p>9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21302.1978022">
            <text:p>9821302.2</text:p>
          </table:table-cell>
          <table:table-cell office:value-type="float" office:value="2017">
            <text:p>2017</text:p>
          </table:table-cell>
          <table:table-cell table:formula="of:=[.C1428]/1000000" office:value-type="float" office:value="9.8213021978022">
            <text:p>9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98321.28514056">
            <text:p>9398321.29</text:p>
          </table:table-cell>
          <table:table-cell office:value-type="float" office:value="2017">
            <text:p>2017</text:p>
          </table:table-cell>
          <table:table-cell table:formula="of:=[.C1429]/1000000" office:value-type="float" office:value="9.39832128514056">
            <text:p>9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64832.1678322">
            <text:p>10964832.17</text:p>
          </table:table-cell>
          <table:table-cell office:value-type="float" office:value="2017">
            <text:p>2017</text:p>
          </table:table-cell>
          <table:table-cell table:formula="of:=[.C1430]/1000000" office:value-type="float" office:value="10.9648321678322">
            <text:p>10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80000">
            <text:p>7380000</text:p>
          </table:table-cell>
          <table:table-cell office:value-type="float" office:value="2017">
            <text:p>2017</text:p>
          </table:table-cell>
          <table:table-cell table:formula="of:=[.C1431]/1000000" office:value-type="float" office:value="7.38">
            <text:p>7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57510.4895105">
            <text:p>10257510.49</text:p>
          </table:table-cell>
          <table:table-cell office:value-type="float" office:value="2017">
            <text:p>2017</text:p>
          </table:table-cell>
          <table:table-cell table:formula="of:=[.C1432]/1000000" office:value-type="float" office:value="10.2575104895105">
            <text:p>10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62571.42857143">
            <text:p>6462571.43</text:p>
          </table:table-cell>
          <table:table-cell office:value-type="float" office:value="2017">
            <text:p>2017</text:p>
          </table:table-cell>
          <table:table-cell table:formula="of:=[.C1433]/1000000" office:value-type="float" office:value="6.46257142857143">
            <text:p>6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72052.63157895">
            <text:p>6172052.63</text:p>
          </table:table-cell>
          <table:table-cell office:value-type="float" office:value="2017">
            <text:p>2017</text:p>
          </table:table-cell>
          <table:table-cell table:formula="of:=[.C1434]/1000000" office:value-type="float" office:value="6.17205263157895">
            <text:p>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81105.26315789">
            <text:p>5581105.26</text:p>
          </table:table-cell>
          <table:table-cell office:value-type="float" office:value="2022">
            <text:p>2022</text:p>
          </table:table-cell>
          <table:table-cell table:formula="of:=[.C1435]/1000000" office:value-type="float" office:value="5.58110526315789">
            <text:p>5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09894.73684211">
            <text:p>5309894.74</text:p>
          </table:table-cell>
          <table:table-cell office:value-type="float" office:value="2022">
            <text:p>2022</text:p>
          </table:table-cell>
          <table:table-cell table:formula="of:=[.C1436]/1000000" office:value-type="float" office:value="5.30989473684211">
            <text:p>5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47840.16393443">
            <text:p>7947840.16</text:p>
          </table:table-cell>
          <table:table-cell office:value-type="float" office:value="2023">
            <text:p>2023</text:p>
          </table:table-cell>
          <table:table-cell table:formula="of:=[.C1437]/1000000" office:value-type="float" office:value="7.94784016393443">
            <text:p>7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6785.71428571">
            <text:p>4506785.71</text:p>
          </table:table-cell>
          <table:table-cell office:value-type="float" office:value="2023">
            <text:p>2023</text:p>
          </table:table-cell>
          <table:table-cell table:formula="of:=[.C1438]/1000000" office:value-type="float" office:value="4.50678571428571">
            <text:p>4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68214.28571429">
            <text:p>4868214.29</text:p>
          </table:table-cell>
          <table:table-cell office:value-type="float" office:value="2023">
            <text:p>2023</text:p>
          </table:table-cell>
          <table:table-cell table:formula="of:=[.C1439]/1000000" office:value-type="float" office:value="4.86821428571429">
            <text:p>4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01969.5340502">
            <text:p>10501969.53</text:p>
          </table:table-cell>
          <table:table-cell office:value-type="float" office:value="2029">
            <text:p>2029</text:p>
          </table:table-cell>
          <table:table-cell table:formula="of:=[.C1440]/1000000" office:value-type="float" office:value="10.5019695340502">
            <text:p>10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71071.42857143">
            <text:p>5871071.43</text:p>
          </table:table-cell>
          <table:table-cell office:value-type="float" office:value="2029">
            <text:p>2029</text:p>
          </table:table-cell>
          <table:table-cell table:formula="of:=[.C1441]/1000000" office:value-type="float" office:value="5.87107142857143">
            <text:p>5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57693.5483871">
            <text:p>6657693.55</text:p>
          </table:table-cell>
          <table:table-cell office:value-type="float" office:value="2029">
            <text:p>2029</text:p>
          </table:table-cell>
          <table:table-cell table:formula="of:=[.C1442]/1000000" office:value-type="float" office:value="6.6576935483871">
            <text:p>6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45290.32258064">
            <text:p>8845290.32</text:p>
          </table:table-cell>
          <table:table-cell office:value-type="float" office:value="2029">
            <text:p>2029</text:p>
          </table:table-cell>
          <table:table-cell table:formula="of:=[.C1443]/1000000" office:value-type="float" office:value="8.84529032258064">
            <text:p>8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18047.61904762">
            <text:p>5718047.62</text:p>
          </table:table-cell>
          <table:table-cell office:value-type="float" office:value="2032">
            <text:p>2032</text:p>
          </table:table-cell>
          <table:table-cell table:formula="of:=[.C1444]/1000000" office:value-type="float" office:value="5.71804761904762">
            <text:p>5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39368.42105263">
            <text:p>6239368.42</text:p>
          </table:table-cell>
          <table:table-cell office:value-type="float" office:value="2032">
            <text:p>2032</text:p>
          </table:table-cell>
          <table:table-cell table:formula="of:=[.C1445]/1000000" office:value-type="float" office:value="6.23936842105263">
            <text:p>6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03082.35294118">
            <text:p>6703082.35</text:p>
          </table:table-cell>
          <table:table-cell office:value-type="float" office:value="2032">
            <text:p>2032</text:p>
          </table:table-cell>
          <table:table-cell table:formula="of:=[.C1446]/1000000" office:value-type="float" office:value="6.70308235294118">
            <text:p>6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44009.61538462">
            <text:p>8544009.62</text:p>
          </table:table-cell>
          <table:table-cell office:value-type="float" office:value="2032">
            <text:p>2032</text:p>
          </table:table-cell>
          <table:table-cell table:formula="of:=[.C1447]/1000000" office:value-type="float" office:value="8.54400961538462">
            <text:p>8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0857.14285714">
            <text:p>5800857.14</text:p>
          </table:table-cell>
          <table:table-cell office:value-type="float" office:value="2032">
            <text:p>2032</text:p>
          </table:table-cell>
          <table:table-cell table:formula="of:=[.C1448]/1000000" office:value-type="float" office:value="5.80085714285714">
            <text:p>5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21684.21052632">
            <text:p>6521684.21</text:p>
          </table:table-cell>
          <table:table-cell office:value-type="float" office:value="2032">
            <text:p>2032</text:p>
          </table:table-cell>
          <table:table-cell table:formula="of:=[.C1449]/1000000" office:value-type="float" office:value="6.52168421052632">
            <text:p>6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72894.11764706">
            <text:p>6472894.12</text:p>
          </table:table-cell>
          <table:table-cell office:value-type="float" office:value="2032">
            <text:p>2032</text:p>
          </table:table-cell>
          <table:table-cell table:formula="of:=[.C1450]/1000000" office:value-type="float" office:value="6.47289411764706">
            <text:p>6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53596.15384615">
            <text:p>8653596.15</text:p>
          </table:table-cell>
          <table:table-cell office:value-type="float" office:value="2032">
            <text:p>2032</text:p>
          </table:table-cell>
          <table:table-cell table:formula="of:=[.C1451]/1000000" office:value-type="float" office:value="8.65359615384615">
            <text:p>8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58373.91304348">
            <text:p>6658373.91</text:p>
          </table:table-cell>
          <table:table-cell office:value-type="float" office:value="2032">
            <text:p>2032</text:p>
          </table:table-cell>
          <table:table-cell table:formula="of:=[.C1452]/1000000" office:value-type="float" office:value="6.65837391304348">
            <text:p>6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11266.4359862">
            <text:p>11111266.44</text:p>
          </table:table-cell>
          <table:table-cell office:value-type="float" office:value="2043">
            <text:p>2043</text:p>
          </table:table-cell>
          <table:table-cell table:formula="of:=[.C1453]/1000000" office:value-type="float" office:value="11.1112664359862">
            <text:p>11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0805.03144654">
            <text:p>7000805.03</text:p>
          </table:table-cell>
          <table:table-cell office:value-type="float" office:value="2043">
            <text:p>2043</text:p>
          </table:table-cell>
          <table:table-cell table:formula="of:=[.C1454]/1000000" office:value-type="float" office:value="7.00080503144654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72285.71428571">
            <text:p>4272285.71</text:p>
          </table:table-cell>
          <table:table-cell office:value-type="float" office:value="2043">
            <text:p>2043</text:p>
          </table:table-cell>
          <table:table-cell table:formula="of:=[.C1455]/1000000" office:value-type="float" office:value="4.27228571428571">
            <text:p>4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79322.85714286">
            <text:p>7679322.86</text:p>
          </table:table-cell>
          <table:table-cell office:value-type="float" office:value="2046">
            <text:p>2046</text:p>
          </table:table-cell>
          <table:table-cell table:formula="of:=[.C1456]/1000000" office:value-type="float" office:value="7.67932285714286">
            <text:p>7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84666.66666667">
            <text:p>5984666.67</text:p>
          </table:table-cell>
          <table:table-cell office:value-type="float" office:value="2046">
            <text:p>2046</text:p>
          </table:table-cell>
          <table:table-cell table:formula="of:=[.C1457]/1000000" office:value-type="float" office:value="5.98466666666667">
            <text:p>5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15112.35955056">
            <text:p>8515112.36</text:p>
          </table:table-cell>
          <table:table-cell office:value-type="float" office:value="2050">
            <text:p>2050</text:p>
          </table:table-cell>
          <table:table-cell table:formula="of:=[.C1458]/1000000" office:value-type="float" office:value="8.51511235955056">
            <text:p>8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37228.18791946">
            <text:p>9337228.19</text:p>
          </table:table-cell>
          <table:table-cell office:value-type="float" office:value="2050">
            <text:p>2050</text:p>
          </table:table-cell>
          <table:table-cell table:formula="of:=[.C1459]/1000000" office:value-type="float" office:value="9.33722818791946">
            <text:p>9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03269.66292135">
            <text:p>8703269.66</text:p>
          </table:table-cell>
          <table:table-cell office:value-type="float" office:value="2050">
            <text:p>2050</text:p>
          </table:table-cell>
          <table:table-cell table:formula="of:=[.C1460]/1000000" office:value-type="float" office:value="8.70326966292135">
            <text:p>8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08973.15436242">
            <text:p>8908973.15</text:p>
          </table:table-cell>
          <table:table-cell office:value-type="float" office:value="2050">
            <text:p>2050</text:p>
          </table:table-cell>
          <table:table-cell table:formula="of:=[.C1461]/1000000" office:value-type="float" office:value="8.90897315436242">
            <text:p>8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86112.35955056">
            <text:p>8586112.36</text:p>
          </table:table-cell>
          <table:table-cell office:value-type="float" office:value="2050">
            <text:p>2050</text:p>
          </table:table-cell>
          <table:table-cell table:formula="of:=[.C1462]/1000000" office:value-type="float" office:value="8.58611235955056">
            <text:p>8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03731.54362416">
            <text:p>8803731.54</text:p>
          </table:table-cell>
          <table:table-cell office:value-type="float" office:value="2050">
            <text:p>2050</text:p>
          </table:table-cell>
          <table:table-cell table:formula="of:=[.C1463]/1000000" office:value-type="float" office:value="8.80373154362416">
            <text:p>8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97338.46153846">
            <text:p>6597338.46</text:p>
          </table:table-cell>
          <table:table-cell office:value-type="float" office:value="2050">
            <text:p>2050</text:p>
          </table:table-cell>
          <table:table-cell table:formula="of:=[.C1464]/1000000" office:value-type="float" office:value="6.59733846153846">
            <text:p>6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81324.120603">
            <text:p>11181324.12</text:p>
          </table:table-cell>
          <table:table-cell office:value-type="float" office:value="2052">
            <text:p>2052</text:p>
          </table:table-cell>
          <table:table-cell table:formula="of:=[.C1465]/1000000" office:value-type="float" office:value="11.181324120603">
            <text:p>11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38030.3030303">
            <text:p>5338030.3</text:p>
          </table:table-cell>
          <table:table-cell office:value-type="float" office:value="2052">
            <text:p>2052</text:p>
          </table:table-cell>
          <table:table-cell table:formula="of:=[.C1466]/1000000" office:value-type="float" office:value="5.3380303030303">
            <text:p>5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47050">
            <text:p>6647050</text:p>
          </table:table-cell>
          <table:table-cell office:value-type="float" office:value="2052">
            <text:p>2052</text:p>
          </table:table-cell>
          <table:table-cell table:formula="of:=[.C1467]/1000000" office:value-type="float" office:value="6.64705">
            <text:p>6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46860.2362205">
            <text:p>12946860.24</text:p>
          </table:table-cell>
          <table:table-cell office:value-type="float" office:value="2058">
            <text:p>2058</text:p>
          </table:table-cell>
          <table:table-cell table:formula="of:=[.C1468]/1000000" office:value-type="float" office:value="12.9468602362205">
            <text:p>12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6114.28571429">
            <text:p>7506114.29</text:p>
          </table:table-cell>
          <table:table-cell office:value-type="float" office:value="2058">
            <text:p>2058</text:p>
          </table:table-cell>
          <table:table-cell table:formula="of:=[.C1469]/1000000" office:value-type="float" office:value="7.50611428571429">
            <text:p>7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38125">
            <text:p>9138125</text:p>
          </table:table-cell>
          <table:table-cell office:value-type="float" office:value="2062">
            <text:p>2062</text:p>
          </table:table-cell>
          <table:table-cell table:formula="of:=[.C1470]/1000000" office:value-type="float" office:value="9.138125">
            <text:p>9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1533.33333333">
            <text:p>7001533.33</text:p>
          </table:table-cell>
          <table:table-cell office:value-type="float" office:value="2062">
            <text:p>2062</text:p>
          </table:table-cell>
          <table:table-cell table:formula="of:=[.C1471]/1000000" office:value-type="float" office:value="7.00153333333333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4705.88235294">
            <text:p>7404705.88</text:p>
          </table:table-cell>
          <table:table-cell office:value-type="float" office:value="2062">
            <text:p>2062</text:p>
          </table:table-cell>
          <table:table-cell table:formula="of:=[.C1472]/1000000" office:value-type="float" office:value="7.40470588235294">
            <text:p>7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63942.85714286">
            <text:p>7263942.86</text:p>
          </table:table-cell>
          <table:table-cell office:value-type="float" office:value="2062">
            <text:p>2062</text:p>
          </table:table-cell>
          <table:table-cell table:formula="of:=[.C1473]/1000000" office:value-type="float" office:value="7.26394285714286">
            <text:p>7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26702.7027027">
            <text:p>7726702.7</text:p>
          </table:table-cell>
          <table:table-cell office:value-type="float" office:value="2062">
            <text:p>2062</text:p>
          </table:table-cell>
          <table:table-cell table:formula="of:=[.C1474]/1000000" office:value-type="float" office:value="7.7267027027027">
            <text:p>7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25454.54545455">
            <text:p>6525454.55</text:p>
          </table:table-cell>
          <table:table-cell office:value-type="float" office:value="2062">
            <text:p>2062</text:p>
          </table:table-cell>
          <table:table-cell table:formula="of:=[.C1475]/1000000" office:value-type="float" office:value="6.52545454545455">
            <text:p>6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16432.43243243">
            <text:p>6916432.43</text:p>
          </table:table-cell>
          <table:table-cell office:value-type="float" office:value="2062">
            <text:p>2062</text:p>
          </table:table-cell>
          <table:table-cell table:formula="of:=[.C1476]/1000000" office:value-type="float" office:value="6.91643243243243">
            <text:p>6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40533.33333333">
            <text:p>5840533.33</text:p>
          </table:table-cell>
          <table:table-cell office:value-type="float" office:value="2062">
            <text:p>2062</text:p>
          </table:table-cell>
          <table:table-cell table:formula="of:=[.C1477]/1000000" office:value-type="float" office:value="5.84053333333333">
            <text:p>5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92294.11764706">
            <text:p>5292294.12</text:p>
          </table:table-cell>
          <table:table-cell office:value-type="float" office:value="2067">
            <text:p>2067</text:p>
          </table:table-cell>
          <table:table-cell table:formula="of:=[.C1478]/1000000" office:value-type="float" office:value="5.29229411764706">
            <text:p>5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17678.78787879">
            <text:p>9517678.79</text:p>
          </table:table-cell>
          <table:table-cell office:value-type="float" office:value="2067">
            <text:p>2067</text:p>
          </table:table-cell>
          <table:table-cell table:formula="of:=[.C1479]/1000000" office:value-type="float" office:value="9.51767878787879">
            <text:p>9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50150">
            <text:p>6550150</text:p>
          </table:table-cell>
          <table:table-cell office:value-type="float" office:value="2068">
            <text:p>2068</text:p>
          </table:table-cell>
          <table:table-cell table:formula="of:=[.C1480]/1000000" office:value-type="float" office:value="6.55015">
            <text:p>6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37291.66666667">
            <text:p>5137291.67</text:p>
          </table:table-cell>
          <table:table-cell office:value-type="float" office:value="2068">
            <text:p>2068</text:p>
          </table:table-cell>
          <table:table-cell table:formula="of:=[.C1481]/1000000" office:value-type="float" office:value="5.13729166666667">
            <text:p>5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49043.47826087">
            <text:p>5849043.48</text:p>
          </table:table-cell>
          <table:table-cell office:value-type="float" office:value="2068">
            <text:p>2068</text:p>
          </table:table-cell>
          <table:table-cell table:formula="of:=[.C1482]/1000000" office:value-type="float" office:value="5.84904347826087">
            <text:p>5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83400">
            <text:p>4983400</text:p>
          </table:table-cell>
          <table:table-cell office:value-type="float" office:value="2068">
            <text:p>2068</text:p>
          </table:table-cell>
          <table:table-cell table:formula="of:=[.C1483]/1000000" office:value-type="float" office:value="4.9834">
            <text:p>4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35058.82352941">
            <text:p>6835058.82</text:p>
          </table:table-cell>
          <table:table-cell office:value-type="float" office:value="2068">
            <text:p>2068</text:p>
          </table:table-cell>
          <table:table-cell table:formula="of:=[.C1484]/1000000" office:value-type="float" office:value="6.83505882352941">
            <text:p>6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71221.6216216">
            <text:p>10371221.62</text:p>
          </table:table-cell>
          <table:table-cell office:value-type="float" office:value="2071">
            <text:p>2071</text:p>
          </table:table-cell>
          <table:table-cell table:formula="of:=[.C1485]/1000000" office:value-type="float" office:value="10.3712216216216">
            <text:p>10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13740.15748032">
            <text:p>8013740.16</text:p>
          </table:table-cell>
          <table:table-cell office:value-type="float" office:value="2071">
            <text:p>2071</text:p>
          </table:table-cell>
          <table:table-cell table:formula="of:=[.C1486]/1000000" office:value-type="float" office:value="8.01374015748032">
            <text:p>8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75402.5974026">
            <text:p>8575402.6</text:p>
          </table:table-cell>
          <table:table-cell office:value-type="float" office:value="2071">
            <text:p>2071</text:p>
          </table:table-cell>
          <table:table-cell table:formula="of:=[.C1487]/1000000" office:value-type="float" office:value="8.5754025974026">
            <text:p>8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87944.44444444">
            <text:p>5787944.44</text:p>
          </table:table-cell>
          <table:table-cell office:value-type="float" office:value="2071">
            <text:p>2071</text:p>
          </table:table-cell>
          <table:table-cell table:formula="of:=[.C1488]/1000000" office:value-type="float" office:value="5.78794444444444">
            <text:p>5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65287.35632184">
            <text:p>9265287.36</text:p>
          </table:table-cell>
          <table:table-cell office:value-type="float" office:value="2071">
            <text:p>2071</text:p>
          </table:table-cell>
          <table:table-cell table:formula="of:=[.C1489]/1000000" office:value-type="float" office:value="9.26528735632184">
            <text:p>9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01857.14285714">
            <text:p>8701857.14</text:p>
          </table:table-cell>
          <table:table-cell office:value-type="float" office:value="2071">
            <text:p>2071</text:p>
          </table:table-cell>
          <table:table-cell table:formula="of:=[.C1490]/1000000" office:value-type="float" office:value="8.70185714285714">
            <text:p>8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49520.66115703">
            <text:p>8549520.66</text:p>
          </table:table-cell>
          <table:table-cell office:value-type="float" office:value="2071">
            <text:p>2071</text:p>
          </table:table-cell>
          <table:table-cell table:formula="of:=[.C1491]/1000000" office:value-type="float" office:value="8.54952066115703">
            <text:p>8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15152.77777778">
            <text:p>8415152.78</text:p>
          </table:table-cell>
          <table:table-cell office:value-type="float" office:value="2071">
            <text:p>2071</text:p>
          </table:table-cell>
          <table:table-cell table:formula="of:=[.C1492]/1000000" office:value-type="float" office:value="8.41515277777778">
            <text:p>8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15570.24793389">
            <text:p>8615570.25</text:p>
          </table:table-cell>
          <table:table-cell office:value-type="float" office:value="2071">
            <text:p>2071</text:p>
          </table:table-cell>
          <table:table-cell table:formula="of:=[.C1493]/1000000" office:value-type="float" office:value="8.61557024793389">
            <text:p>8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35294.11764706">
            <text:p>5435294.12</text:p>
          </table:table-cell>
          <table:table-cell office:value-type="float" office:value="2071">
            <text:p>2071</text:p>
          </table:table-cell>
          <table:table-cell table:formula="of:=[.C1494]/1000000" office:value-type="float" office:value="5.43529411764706">
            <text:p>5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44785.71428571">
            <text:p>8844785.71</text:p>
          </table:table-cell>
          <table:table-cell office:value-type="float" office:value="2072">
            <text:p>2072</text:p>
          </table:table-cell>
          <table:table-cell table:formula="of:=[.C1495]/1000000" office:value-type="float" office:value="8.84478571428571">
            <text:p>8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31833.3333333">
            <text:p>11531833.33</text:p>
          </table:table-cell>
          <table:table-cell office:value-type="float" office:value="2072">
            <text:p>2072</text:p>
          </table:table-cell>
          <table:table-cell table:formula="of:=[.C1496]/1000000" office:value-type="float" office:value="11.5318333333333">
            <text:p>11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51870.96774194">
            <text:p>8351870.97</text:p>
          </table:table-cell>
          <table:table-cell office:value-type="float" office:value="2072">
            <text:p>2072</text:p>
          </table:table-cell>
          <table:table-cell table:formula="of:=[.C1497]/1000000" office:value-type="float" office:value="8.35187096774194">
            <text:p>8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23000">
            <text:p>7123000</text:p>
          </table:table-cell>
          <table:table-cell office:value-type="float" office:value="2072">
            <text:p>2072</text:p>
          </table:table-cell>
          <table:table-cell table:formula="of:=[.C1498]/1000000" office:value-type="float" office:value="7.123">
            <text:p>7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72451.61290323">
            <text:p>5472451.61</text:p>
          </table:table-cell>
          <table:table-cell office:value-type="float" office:value="2072">
            <text:p>2072</text:p>
          </table:table-cell>
          <table:table-cell table:formula="of:=[.C1499]/1000000" office:value-type="float" office:value="5.47245161290323">
            <text:p>5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19893.2806324">
            <text:p>13119893.28</text:p>
          </table:table-cell>
          <table:table-cell office:value-type="float" office:value="2072">
            <text:p>2072</text:p>
          </table:table-cell>
          <table:table-cell table:formula="of:=[.C1500]/1000000" office:value-type="float" office:value="13.1198932806324">
            <text:p>13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50718.75">
            <text:p>6850718.75</text:p>
          </table:table-cell>
          <table:table-cell office:value-type="float" office:value="2072">
            <text:p>2072</text:p>
          </table:table-cell>
          <table:table-cell table:formula="of:=[.C1501]/1000000" office:value-type="float" office:value="6.85071875">
            <text:p>6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32684.21052632">
            <text:p>7232684.21</text:p>
          </table:table-cell>
          <table:table-cell office:value-type="float" office:value="2072">
            <text:p>2072</text:p>
          </table:table-cell>
          <table:table-cell table:formula="of:=[.C1502]/1000000" office:value-type="float" office:value="7.23268421052632">
            <text:p>7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3266.66666667">
            <text:p>5883266.67</text:p>
          </table:table-cell>
          <table:table-cell office:value-type="float" office:value="2075">
            <text:p>2075</text:p>
          </table:table-cell>
          <table:table-cell table:formula="of:=[.C1503]/1000000" office:value-type="float" office:value="5.88326666666667">
            <text:p>5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2941.17647059">
            <text:p>5902941.18</text:p>
          </table:table-cell>
          <table:table-cell office:value-type="float" office:value="2075">
            <text:p>2075</text:p>
          </table:table-cell>
          <table:table-cell table:formula="of:=[.C1504]/1000000" office:value-type="float" office:value="5.90294117647059">
            <text:p>5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88533.33333333">
            <text:p>5488533.33</text:p>
          </table:table-cell>
          <table:table-cell office:value-type="float" office:value="2075">
            <text:p>2075</text:p>
          </table:table-cell>
          <table:table-cell table:formula="of:=[.C1505]/1000000" office:value-type="float" office:value="5.48853333333333">
            <text:p>5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13047.61904762">
            <text:p>4713047.62</text:p>
          </table:table-cell>
          <table:table-cell office:value-type="float" office:value="2075">
            <text:p>2075</text:p>
          </table:table-cell>
          <table:table-cell table:formula="of:=[.C1506]/1000000" office:value-type="float" office:value="4.71304761904762">
            <text:p>4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49666.66666667">
            <text:p>4649666.67</text:p>
          </table:table-cell>
          <table:table-cell office:value-type="float" office:value="2075">
            <text:p>2075</text:p>
          </table:table-cell>
          <table:table-cell table:formula="of:=[.C1507]/1000000" office:value-type="float" office:value="4.64966666666667">
            <text:p>4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94285.71428571">
            <text:p>4994285.71</text:p>
          </table:table-cell>
          <table:table-cell office:value-type="float" office:value="2075">
            <text:p>2075</text:p>
          </table:table-cell>
          <table:table-cell table:formula="of:=[.C1508]/1000000" office:value-type="float" office:value="4.99428571428571">
            <text:p>4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77403.50877193">
            <text:p>8577403.51</text:p>
          </table:table-cell>
          <table:table-cell office:value-type="float" office:value="2075">
            <text:p>2075</text:p>
          </table:table-cell>
          <table:table-cell table:formula="of:=[.C1509]/1000000" office:value-type="float" office:value="8.57740350877193">
            <text:p>8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72549.5049505">
            <text:p>10872549.5</text:p>
          </table:table-cell>
          <table:table-cell office:value-type="float" office:value="2075">
            <text:p>2075</text:p>
          </table:table-cell>
          <table:table-cell table:formula="of:=[.C1510]/1000000" office:value-type="float" office:value="10.8725495049505">
            <text:p>10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7565.2173913">
            <text:p>6407565.22</text:p>
          </table:table-cell>
          <table:table-cell office:value-type="float" office:value="2075">
            <text:p>2075</text:p>
          </table:table-cell>
          <table:table-cell table:formula="of:=[.C1511]/1000000" office:value-type="float" office:value="6.4075652173913">
            <text:p>6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47222.22222222">
            <text:p>6247222.22</text:p>
          </table:table-cell>
          <table:table-cell office:value-type="float" office:value="2075">
            <text:p>2075</text:p>
          </table:table-cell>
          <table:table-cell table:formula="of:=[.C1512]/1000000" office:value-type="float" office:value="6.24722222222222">
            <text:p>6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55526.31578947">
            <text:p>7555526.32</text:p>
          </table:table-cell>
          <table:table-cell office:value-type="float" office:value="2075">
            <text:p>2075</text:p>
          </table:table-cell>
          <table:table-cell table:formula="of:=[.C1513]/1000000" office:value-type="float" office:value="7.55552631578947">
            <text:p>7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40816.3265306">
            <text:p>12040816.33</text:p>
          </table:table-cell>
          <table:table-cell office:value-type="float" office:value="2075">
            <text:p>2075</text:p>
          </table:table-cell>
          <table:table-cell table:formula="of:=[.C1514]/1000000" office:value-type="float" office:value="12.0408163265306">
            <text:p>12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0400">
            <text:p>7600400</text:p>
          </table:table-cell>
          <table:table-cell office:value-type="float" office:value="2075">
            <text:p>2075</text:p>
          </table:table-cell>
          <table:table-cell table:formula="of:=[.C1515]/1000000" office:value-type="float" office:value="7.6004">
            <text:p>7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03376.34408602">
            <text:p>8903376.34</text:p>
          </table:table-cell>
          <table:table-cell office:value-type="float" office:value="2075">
            <text:p>2075</text:p>
          </table:table-cell>
          <table:table-cell table:formula="of:=[.C1516]/1000000" office:value-type="float" office:value="8.90337634408602">
            <text:p>8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88304.34782609">
            <text:p>6888304.35</text:p>
          </table:table-cell>
          <table:table-cell office:value-type="float" office:value="2080">
            <text:p>2080</text:p>
          </table:table-cell>
          <table:table-cell table:formula="of:=[.C1517]/1000000" office:value-type="float" office:value="6.88830434782609">
            <text:p>6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4857.14285714">
            <text:p>4854857.14</text:p>
          </table:table-cell>
          <table:table-cell office:value-type="float" office:value="2080">
            <text:p>2080</text:p>
          </table:table-cell>
          <table:table-cell table:formula="of:=[.C1518]/1000000" office:value-type="float" office:value="4.85485714285714">
            <text:p>4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52844.44444444">
            <text:p>8852844.44</text:p>
          </table:table-cell>
          <table:table-cell office:value-type="float" office:value="2080">
            <text:p>2080</text:p>
          </table:table-cell>
          <table:table-cell table:formula="of:=[.C1519]/1000000" office:value-type="float" office:value="8.85284444444444">
            <text:p>8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31157.89473684">
            <text:p>6631157.89</text:p>
          </table:table-cell>
          <table:table-cell office:value-type="float" office:value="2080">
            <text:p>2080</text:p>
          </table:table-cell>
          <table:table-cell table:formula="of:=[.C1520]/1000000" office:value-type="float" office:value="6.63115789473684">
            <text:p>6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37141.02564103">
            <text:p>7437141.03</text:p>
          </table:table-cell>
          <table:table-cell office:value-type="float" office:value="2080">
            <text:p>2080</text:p>
          </table:table-cell>
          <table:table-cell table:formula="of:=[.C1521]/1000000" office:value-type="float" office:value="7.43714102564103">
            <text:p>7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83600">
            <text:p>10683600</text:p>
          </table:table-cell>
          <table:table-cell office:value-type="float" office:value="2080">
            <text:p>2080</text:p>
          </table:table-cell>
          <table:table-cell table:formula="of:=[.C1522]/1000000" office:value-type="float" office:value="10.6836">
            <text:p>10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55588.23529412">
            <text:p>4755588.24</text:p>
          </table:table-cell>
          <table:table-cell office:value-type="float" office:value="2088">
            <text:p>2088</text:p>
          </table:table-cell>
          <table:table-cell table:formula="of:=[.C1523]/1000000" office:value-type="float" office:value="4.75558823529412">
            <text:p>4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55853.42019544">
            <text:p>7755853.42</text:p>
          </table:table-cell>
          <table:table-cell office:value-type="float" office:value="2088">
            <text:p>2088</text:p>
          </table:table-cell>
          <table:table-cell table:formula="of:=[.C1524]/1000000" office:value-type="float" office:value="7.75585342019544">
            <text:p>7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2929.61876833">
            <text:p>7502929.62</text:p>
          </table:table-cell>
          <table:table-cell office:value-type="float" office:value="2088">
            <text:p>2088</text:p>
          </table:table-cell>
          <table:table-cell table:formula="of:=[.C1525]/1000000" office:value-type="float" office:value="7.50292961876833">
            <text:p>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7214.28571429">
            <text:p>5967214.29</text:p>
          </table:table-cell>
          <table:table-cell office:value-type="float" office:value="2093">
            <text:p>2093</text:p>
          </table:table-cell>
          <table:table-cell table:formula="of:=[.C1526]/1000000" office:value-type="float" office:value="5.96721428571429">
            <text:p>5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3642.85714286">
            <text:p>6323642.86</text:p>
          </table:table-cell>
          <table:table-cell office:value-type="float" office:value="2093">
            <text:p>2093</text:p>
          </table:table-cell>
          <table:table-cell table:formula="of:=[.C1527]/1000000" office:value-type="float" office:value="6.32364285714286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72090.90909091">
            <text:p>6872090.91</text:p>
          </table:table-cell>
          <table:table-cell office:value-type="float" office:value="2100">
            <text:p>2100</text:p>
          </table:table-cell>
          <table:table-cell table:formula="of:=[.C1528]/1000000" office:value-type="float" office:value="6.87209090909091">
            <text:p>6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49820">
            <text:p>7649820</text:p>
          </table:table-cell>
          <table:table-cell office:value-type="float" office:value="2100">
            <text:p>2100</text:p>
          </table:table-cell>
          <table:table-cell table:formula="of:=[.C1529]/1000000" office:value-type="float" office:value="7.64982">
            <text:p>7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24330">
            <text:p>7924330</text:p>
          </table:table-cell>
          <table:table-cell office:value-type="float" office:value="2100">
            <text:p>2100</text:p>
          </table:table-cell>
          <table:table-cell table:formula="of:=[.C1530]/1000000" office:value-type="float" office:value="7.92433">
            <text:p>7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10060">
            <text:p>7710060</text:p>
          </table:table-cell>
          <table:table-cell office:value-type="float" office:value="2100">
            <text:p>2100</text:p>
          </table:table-cell>
          <table:table-cell table:formula="of:=[.C1531]/1000000" office:value-type="float" office:value="7.71006">
            <text:p>7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40270">
            <text:p>7540270</text:p>
          </table:table-cell>
          <table:table-cell office:value-type="float" office:value="2100">
            <text:p>2100</text:p>
          </table:table-cell>
          <table:table-cell table:formula="of:=[.C1532]/1000000" office:value-type="float" office:value="7.54027">
            <text:p>7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74220">
            <text:p>8174220</text:p>
          </table:table-cell>
          <table:table-cell office:value-type="float" office:value="2100">
            <text:p>2100</text:p>
          </table:table-cell>
          <table:table-cell table:formula="of:=[.C1533]/1000000" office:value-type="float" office:value="8.17422">
            <text:p>8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45268.8172043">
            <text:p>7045268.82</text:p>
          </table:table-cell>
          <table:table-cell office:value-type="float" office:value="2100">
            <text:p>2100</text:p>
          </table:table-cell>
          <table:table-cell table:formula="of:=[.C1534]/1000000" office:value-type="float" office:value="7.0452688172043">
            <text:p>7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21142.85714286">
            <text:p>4021142.86</text:p>
          </table:table-cell>
          <table:table-cell office:value-type="float" office:value="2100">
            <text:p>2100</text:p>
          </table:table-cell>
          <table:table-cell table:formula="of:=[.C1535]/1000000" office:value-type="float" office:value="4.02114285714286">
            <text:p>4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44052.63157895">
            <text:p>7644052.63</text:p>
          </table:table-cell>
          <table:table-cell office:value-type="float" office:value="2103">
            <text:p>2103</text:p>
          </table:table-cell>
          <table:table-cell table:formula="of:=[.C1536]/1000000" office:value-type="float" office:value="7.64405263157895">
            <text:p>7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82971.64948454">
            <text:p>8282971.65</text:p>
          </table:table-cell>
          <table:table-cell office:value-type="float" office:value="2106">
            <text:p>2106</text:p>
          </table:table-cell>
          <table:table-cell table:formula="of:=[.C1537]/1000000" office:value-type="float" office:value="8.28297164948454">
            <text:p>8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43508.33333333">
            <text:p>7343508.33</text:p>
          </table:table-cell>
          <table:table-cell office:value-type="float" office:value="2106">
            <text:p>2106</text:p>
          </table:table-cell>
          <table:table-cell table:formula="of:=[.C1538]/1000000" office:value-type="float" office:value="7.34350833333333">
            <text:p>7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4225.80645161">
            <text:p>5884225.81</text:p>
          </table:table-cell>
          <table:table-cell office:value-type="float" office:value="2107">
            <text:p>2107</text:p>
          </table:table-cell>
          <table:table-cell table:formula="of:=[.C1539]/1000000" office:value-type="float" office:value="5.88422580645161">
            <text:p>5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27504.7318612">
            <text:p>14927504.73</text:p>
          </table:table-cell>
          <table:table-cell office:value-type="float" office:value="2108">
            <text:p>2108</text:p>
          </table:table-cell>
          <table:table-cell table:formula="of:=[.C1540]/1000000" office:value-type="float" office:value="14.9275047318612">
            <text:p>14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2717.39130435">
            <text:p>5552717.39</text:p>
          </table:table-cell>
          <table:table-cell office:value-type="float" office:value="2116">
            <text:p>2116</text:p>
          </table:table-cell>
          <table:table-cell table:formula="of:=[.C1541]/1000000" office:value-type="float" office:value="5.55271739130435">
            <text:p>5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91405.4054054">
            <text:p>7591405.41</text:p>
          </table:table-cell>
          <table:table-cell office:value-type="float" office:value="2116">
            <text:p>2116</text:p>
          </table:table-cell>
          <table:table-cell table:formula="of:=[.C1542]/1000000" office:value-type="float" office:value="7.5914054054054">
            <text:p>7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11746.03174603">
            <text:p>7511746.03</text:p>
          </table:table-cell>
          <table:table-cell office:value-type="float" office:value="2116">
            <text:p>2116</text:p>
          </table:table-cell>
          <table:table-cell table:formula="of:=[.C1543]/1000000" office:value-type="float" office:value="7.51174603174603">
            <text:p>7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02705.88235294">
            <text:p>5202705.88</text:p>
          </table:table-cell>
          <table:table-cell office:value-type="float" office:value="2116">
            <text:p>2116</text:p>
          </table:table-cell>
          <table:table-cell table:formula="of:=[.C1544]/1000000" office:value-type="float" office:value="5.20270588235294">
            <text:p>5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4944.44444444">
            <text:p>5374944.44</text:p>
          </table:table-cell>
          <table:table-cell office:value-type="float" office:value="2116">
            <text:p>2116</text:p>
          </table:table-cell>
          <table:table-cell table:formula="of:=[.C1545]/1000000" office:value-type="float" office:value="5.37494444444444">
            <text:p>5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13857.14285714">
            <text:p>4313857.14</text:p>
          </table:table-cell>
          <table:table-cell office:value-type="float" office:value="2116">
            <text:p>2116</text:p>
          </table:table-cell>
          <table:table-cell table:formula="of:=[.C1546]/1000000" office:value-type="float" office:value="4.31385714285714">
            <text:p>4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21441.6873449">
            <text:p>13721441.69</text:p>
          </table:table-cell>
          <table:table-cell office:value-type="float" office:value="2117">
            <text:p>2117</text:p>
          </table:table-cell>
          <table:table-cell table:formula="of:=[.C1547]/1000000" office:value-type="float" office:value="13.7214416873449">
            <text:p>13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25214.28571429">
            <text:p>4025214.29</text:p>
          </table:table-cell>
          <table:table-cell office:value-type="float" office:value="2119">
            <text:p>2119</text:p>
          </table:table-cell>
          <table:table-cell table:formula="of:=[.C1548]/1000000" office:value-type="float" office:value="4.02521428571429">
            <text:p>4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17961.53846154">
            <text:p>5317961.54</text:p>
          </table:table-cell>
          <table:table-cell office:value-type="float" office:value="2119">
            <text:p>2119</text:p>
          </table:table-cell>
          <table:table-cell table:formula="of:=[.C1549]/1000000" office:value-type="float" office:value="5.31796153846154">
            <text:p>5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41571.42857143">
            <text:p>4041571.43</text:p>
          </table:table-cell>
          <table:table-cell office:value-type="float" office:value="2119">
            <text:p>2119</text:p>
          </table:table-cell>
          <table:table-cell table:formula="of:=[.C1550]/1000000" office:value-type="float" office:value="4.04157142857143">
            <text:p>4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59307.69230769">
            <text:p>5159307.69</text:p>
          </table:table-cell>
          <table:table-cell office:value-type="float" office:value="2119">
            <text:p>2119</text:p>
          </table:table-cell>
          <table:table-cell table:formula="of:=[.C1551]/1000000" office:value-type="float" office:value="5.15930769230769">
            <text:p>5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43142.85714286">
            <text:p>5343142.86</text:p>
          </table:table-cell>
          <table:table-cell office:value-type="float" office:value="2119">
            <text:p>2119</text:p>
          </table:table-cell>
          <table:table-cell table:formula="of:=[.C1552]/1000000" office:value-type="float" office:value="5.34314285714286">
            <text:p>5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94038.46153846">
            <text:p>5694038.46</text:p>
          </table:table-cell>
          <table:table-cell office:value-type="float" office:value="2119">
            <text:p>2119</text:p>
          </table:table-cell>
          <table:table-cell table:formula="of:=[.C1553]/1000000" office:value-type="float" office:value="5.69403846153846">
            <text:p>5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1571.42857143">
            <text:p>5771571.43</text:p>
          </table:table-cell>
          <table:table-cell office:value-type="float" office:value="2119">
            <text:p>2119</text:p>
          </table:table-cell>
          <table:table-cell table:formula="of:=[.C1554]/1000000" office:value-type="float" office:value="5.77157142857143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76115.38461538">
            <text:p>5176115.38</text:p>
          </table:table-cell>
          <table:table-cell office:value-type="float" office:value="2119">
            <text:p>2119</text:p>
          </table:table-cell>
          <table:table-cell table:formula="of:=[.C1555]/1000000" office:value-type="float" office:value="5.17611538461538">
            <text:p>5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11327.86885246">
            <text:p>8411327.87</text:p>
          </table:table-cell>
          <table:table-cell office:value-type="float" office:value="2119">
            <text:p>2119</text:p>
          </table:table-cell>
          <table:table-cell table:formula="of:=[.C1556]/1000000" office:value-type="float" office:value="8.41132786885246">
            <text:p>8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06295.08196721">
            <text:p>8406295.08</text:p>
          </table:table-cell>
          <table:table-cell office:value-type="float" office:value="2119">
            <text:p>2119</text:p>
          </table:table-cell>
          <table:table-cell table:formula="of:=[.C1557]/1000000" office:value-type="float" office:value="8.40629508196721">
            <text:p>8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42176.47058824">
            <text:p>4942176.47</text:p>
          </table:table-cell>
          <table:table-cell office:value-type="float" office:value="2122">
            <text:p>2122</text:p>
          </table:table-cell>
          <table:table-cell table:formula="of:=[.C1558]/1000000" office:value-type="float" office:value="4.94217647058824">
            <text:p>4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07357.66423358">
            <text:p>9307357.66</text:p>
          </table:table-cell>
          <table:table-cell office:value-type="float" office:value="2122">
            <text:p>2122</text:p>
          </table:table-cell>
          <table:table-cell table:formula="of:=[.C1559]/1000000" office:value-type="float" office:value="9.30735766423358">
            <text:p>9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54730.99415205">
            <text:p>9354730.99</text:p>
          </table:table-cell>
          <table:table-cell office:value-type="float" office:value="2122">
            <text:p>2122</text:p>
          </table:table-cell>
          <table:table-cell table:formula="of:=[.C1560]/1000000" office:value-type="float" office:value="9.35473099415205">
            <text:p>9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93307.01754386">
            <text:p>9393307.02</text:p>
          </table:table-cell>
          <table:table-cell office:value-type="float" office:value="2122">
            <text:p>2122</text:p>
          </table:table-cell>
          <table:table-cell table:formula="of:=[.C1561]/1000000" office:value-type="float" office:value="9.39330701754386">
            <text:p>9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7357.14285714">
            <text:p>5797357.14</text:p>
          </table:table-cell>
          <table:table-cell office:value-type="float" office:value="2128">
            <text:p>2128</text:p>
          </table:table-cell>
          <table:table-cell table:formula="of:=[.C1562]/1000000" office:value-type="float" office:value="5.79735714285714">
            <text:p>5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56101.26582278">
            <text:p>9356101.27</text:p>
          </table:table-cell>
          <table:table-cell office:value-type="float" office:value="2128">
            <text:p>2128</text:p>
          </table:table-cell>
          <table:table-cell table:formula="of:=[.C1563]/1000000" office:value-type="float" office:value="9.35610126582278">
            <text:p>9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37363.63636364">
            <text:p>5137363.64</text:p>
          </table:table-cell>
          <table:table-cell office:value-type="float" office:value="2128">
            <text:p>2128</text:p>
          </table:table-cell>
          <table:table-cell table:formula="of:=[.C1564]/1000000" office:value-type="float" office:value="5.13736363636364">
            <text:p>5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22613.3333333">
            <text:p>10822613.33</text:p>
          </table:table-cell>
          <table:table-cell office:value-type="float" office:value="2128">
            <text:p>2128</text:p>
          </table:table-cell>
          <table:table-cell table:formula="of:=[.C1565]/1000000" office:value-type="float" office:value="10.8226133333333">
            <text:p>10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36510.63829787">
            <text:p>7236510.64</text:p>
          </table:table-cell>
          <table:table-cell office:value-type="float" office:value="2128">
            <text:p>2128</text:p>
          </table:table-cell>
          <table:table-cell table:formula="of:=[.C1566]/1000000" office:value-type="float" office:value="7.23651063829787">
            <text:p>7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33235.29411765">
            <text:p>6133235.29</text:p>
          </table:table-cell>
          <table:table-cell office:value-type="float" office:value="2128">
            <text:p>2128</text:p>
          </table:table-cell>
          <table:table-cell table:formula="of:=[.C1567]/1000000" office:value-type="float" office:value="6.13323529411765">
            <text:p>6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73736.84210526">
            <text:p>6673736.84</text:p>
          </table:table-cell>
          <table:table-cell office:value-type="float" office:value="2128">
            <text:p>2128</text:p>
          </table:table-cell>
          <table:table-cell table:formula="of:=[.C1568]/1000000" office:value-type="float" office:value="6.67373684210526">
            <text:p>6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58070.70707071">
            <text:p>8258070.71</text:p>
          </table:table-cell>
          <table:table-cell office:value-type="float" office:value="2128">
            <text:p>2128</text:p>
          </table:table-cell>
          <table:table-cell table:formula="of:=[.C1569]/1000000" office:value-type="float" office:value="8.25807070707071">
            <text:p>8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11142.85714286">
            <text:p>5111142.86</text:p>
          </table:table-cell>
          <table:table-cell office:value-type="float" office:value="2128">
            <text:p>2128</text:p>
          </table:table-cell>
          <table:table-cell table:formula="of:=[.C1570]/1000000" office:value-type="float" office:value="5.11114285714286">
            <text:p>5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00291.66666667">
            <text:p>4400291.67</text:p>
          </table:table-cell>
          <table:table-cell office:value-type="float" office:value="2132">
            <text:p>2132</text:p>
          </table:table-cell>
          <table:table-cell table:formula="of:=[.C1571]/1000000" office:value-type="float" office:value="4.40029166666667">
            <text:p>4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64085.80858086">
            <text:p>8164085.81</text:p>
          </table:table-cell>
          <table:table-cell office:value-type="float" office:value="2132">
            <text:p>2132</text:p>
          </table:table-cell>
          <table:table-cell table:formula="of:=[.C1572]/1000000" office:value-type="float" office:value="8.16408580858086">
            <text:p>8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53684.7457627">
            <text:p>12853684.75</text:p>
          </table:table-cell>
          <table:table-cell office:value-type="float" office:value="2132">
            <text:p>2132</text:p>
          </table:table-cell>
          <table:table-cell table:formula="of:=[.C1573]/1000000" office:value-type="float" office:value="12.8536847457627">
            <text:p>12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86000">
            <text:p>5186000</text:p>
          </table:table-cell>
          <table:table-cell office:value-type="float" office:value="2135">
            <text:p>2135</text:p>
          </table:table-cell>
          <table:table-cell table:formula="of:=[.C1574]/1000000" office:value-type="float" office:value="5.186">
            <text:p>5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35438.3561644">
            <text:p>10535438.36</text:p>
          </table:table-cell>
          <table:table-cell office:value-type="float" office:value="2140">
            <text:p>2140</text:p>
          </table:table-cell>
          <table:table-cell table:formula="of:=[.C1575]/1000000" office:value-type="float" office:value="10.5354383561644">
            <text:p>10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84463.2843792">
            <text:p>13484463.28</text:p>
          </table:table-cell>
          <table:table-cell office:value-type="float" office:value="2140">
            <text:p>2140</text:p>
          </table:table-cell>
          <table:table-cell table:formula="of:=[.C1576]/1000000" office:value-type="float" office:value="13.4844632843792">
            <text:p>13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32632.5301205">
            <text:p>10532632.53</text:p>
          </table:table-cell>
          <table:table-cell office:value-type="float" office:value="2142">
            <text:p>2142</text:p>
          </table:table-cell>
          <table:table-cell table:formula="of:=[.C1577]/1000000" office:value-type="float" office:value="10.5326325301205">
            <text:p>10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8067.79661017">
            <text:p>7508067.8</text:p>
          </table:table-cell>
          <table:table-cell office:value-type="float" office:value="2142">
            <text:p>2142</text:p>
          </table:table-cell>
          <table:table-cell table:formula="of:=[.C1578]/1000000" office:value-type="float" office:value="7.50806779661017">
            <text:p>7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70296.2962963">
            <text:p>10170296.3</text:p>
          </table:table-cell>
          <table:table-cell office:value-type="float" office:value="2142">
            <text:p>2142</text:p>
          </table:table-cell>
          <table:table-cell table:formula="of:=[.C1579]/1000000" office:value-type="float" office:value="10.1702962962963">
            <text:p>1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33909.09090909">
            <text:p>7433909.09</text:p>
          </table:table-cell>
          <table:table-cell office:value-type="float" office:value="2142">
            <text:p>2142</text:p>
          </table:table-cell>
          <table:table-cell table:formula="of:=[.C1580]/1000000" office:value-type="float" office:value="7.43390909090909">
            <text:p>7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2925.9259259">
            <text:p>10002925.93</text:p>
          </table:table-cell>
          <table:table-cell office:value-type="float" office:value="2142">
            <text:p>2142</text:p>
          </table:table-cell>
          <table:table-cell table:formula="of:=[.C1581]/1000000" office:value-type="float" office:value="10.0029259259259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41703.7037037">
            <text:p>10641703.7</text:p>
          </table:table-cell>
          <table:table-cell office:value-type="float" office:value="2142">
            <text:p>2142</text:p>
          </table:table-cell>
          <table:table-cell table:formula="of:=[.C1582]/1000000" office:value-type="float" office:value="10.6417037037037">
            <text:p>1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43213.43873518">
            <text:p>7743213.44</text:p>
          </table:table-cell>
          <table:table-cell office:value-type="float" office:value="2146">
            <text:p>2146</text:p>
          </table:table-cell>
          <table:table-cell table:formula="of:=[.C1583]/1000000" office:value-type="float" office:value="7.74321343873518">
            <text:p>7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5626.5060241">
            <text:p>5935626.51</text:p>
          </table:table-cell>
          <table:table-cell office:value-type="float" office:value="2146">
            <text:p>2146</text:p>
          </table:table-cell>
          <table:table-cell table:formula="of:=[.C1584]/1000000" office:value-type="float" office:value="5.9356265060241">
            <text:p>5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62800">
            <text:p>9262800</text:p>
          </table:table-cell>
          <table:table-cell office:value-type="float" office:value="2146">
            <text:p>2146</text:p>
          </table:table-cell>
          <table:table-cell table:formula="of:=[.C1585]/1000000" office:value-type="float" office:value="9.2628">
            <text:p>9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27909.09090909">
            <text:p>4627909.09</text:p>
          </table:table-cell>
          <table:table-cell office:value-type="float" office:value="2148">
            <text:p>2148</text:p>
          </table:table-cell>
          <table:table-cell table:formula="of:=[.C1586]/1000000" office:value-type="float" office:value="4.62790909090909">
            <text:p>4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86507.93650794">
            <text:p>8586507.94</text:p>
          </table:table-cell>
          <table:table-cell office:value-type="float" office:value="2148">
            <text:p>2148</text:p>
          </table:table-cell>
          <table:table-cell table:formula="of:=[.C1587]/1000000" office:value-type="float" office:value="8.58650793650794">
            <text:p>8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4357.14285714">
            <text:p>5704357.14</text:p>
          </table:table-cell>
          <table:table-cell office:value-type="float" office:value="2148">
            <text:p>2148</text:p>
          </table:table-cell>
          <table:table-cell table:formula="of:=[.C1588]/1000000" office:value-type="float" office:value="5.70435714285714">
            <text:p>5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04411.76470588">
            <text:p>4304411.76</text:p>
          </table:table-cell>
          <table:table-cell office:value-type="float" office:value="2148">
            <text:p>2148</text:p>
          </table:table-cell>
          <table:table-cell table:formula="of:=[.C1589]/1000000" office:value-type="float" office:value="4.30441176470588">
            <text:p>4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0712.32876712">
            <text:p>6950712.33</text:p>
          </table:table-cell>
          <table:table-cell office:value-type="float" office:value="2150">
            <text:p>2150</text:p>
          </table:table-cell>
          <table:table-cell table:formula="of:=[.C1590]/1000000" office:value-type="float" office:value="6.95071232876712">
            <text:p>6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63571.42857143">
            <text:p>5063571.43</text:p>
          </table:table-cell>
          <table:table-cell office:value-type="float" office:value="2150">
            <text:p>2150</text:p>
          </table:table-cell>
          <table:table-cell table:formula="of:=[.C1591]/1000000" office:value-type="float" office:value="5.06357142857143">
            <text:p>5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16441.6342412">
            <text:p>14316441.63</text:p>
          </table:table-cell>
          <table:table-cell office:value-type="float" office:value="2150">
            <text:p>2150</text:p>
          </table:table-cell>
          <table:table-cell table:formula="of:=[.C1592]/1000000" office:value-type="float" office:value="14.3164416342412">
            <text:p>14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67747.2527473">
            <text:p>10567747.25</text:p>
          </table:table-cell>
          <table:table-cell office:value-type="float" office:value="2150">
            <text:p>2150</text:p>
          </table:table-cell>
          <table:table-cell table:formula="of:=[.C1593]/1000000" office:value-type="float" office:value="10.5677472527473">
            <text:p>10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70233.91812865">
            <text:p>9670233.92</text:p>
          </table:table-cell>
          <table:table-cell office:value-type="float" office:value="2150">
            <text:p>2150</text:p>
          </table:table-cell>
          <table:table-cell table:formula="of:=[.C1594]/1000000" office:value-type="float" office:value="9.67023391812865">
            <text:p>9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96333.33333333">
            <text:p>4696333.33</text:p>
          </table:table-cell>
          <table:table-cell office:value-type="float" office:value="2152">
            <text:p>2152</text:p>
          </table:table-cell>
          <table:table-cell table:formula="of:=[.C1595]/1000000" office:value-type="float" office:value="4.69633333333333">
            <text:p>4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37714.28571429">
            <text:p>5337714.29</text:p>
          </table:table-cell>
          <table:table-cell office:value-type="float" office:value="2152">
            <text:p>2152</text:p>
          </table:table-cell>
          <table:table-cell table:formula="of:=[.C1596]/1000000" office:value-type="float" office:value="5.33771428571429">
            <text:p>5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48928.57142857">
            <text:p>6848928.57</text:p>
          </table:table-cell>
          <table:table-cell office:value-type="float" office:value="2152">
            <text:p>2152</text:p>
          </table:table-cell>
          <table:table-cell table:formula="of:=[.C1597]/1000000" office:value-type="float" office:value="6.84892857142857">
            <text:p>6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35691.05691057">
            <text:p>7135691.06</text:p>
          </table:table-cell>
          <table:table-cell office:value-type="float" office:value="2152">
            <text:p>2152</text:p>
          </table:table-cell>
          <table:table-cell table:formula="of:=[.C1598]/1000000" office:value-type="float" office:value="7.13569105691057">
            <text:p>7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93449.30875576">
            <text:p>9793449.31</text:p>
          </table:table-cell>
          <table:table-cell office:value-type="float" office:value="2152">
            <text:p>2152</text:p>
          </table:table-cell>
          <table:table-cell table:formula="of:=[.C1599]/1000000" office:value-type="float" office:value="9.79344930875576">
            <text:p>9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65428.57142857">
            <text:p>4565428.57</text:p>
          </table:table-cell>
          <table:table-cell office:value-type="float" office:value="2152">
            <text:p>2152</text:p>
          </table:table-cell>
          <table:table-cell table:formula="of:=[.C1600]/1000000" office:value-type="float" office:value="4.56542857142857">
            <text:p>4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87357.14285714">
            <text:p>4387357.14</text:p>
          </table:table-cell>
          <table:table-cell office:value-type="float" office:value="2152">
            <text:p>2152</text:p>
          </table:table-cell>
          <table:table-cell table:formula="of:=[.C1601]/1000000" office:value-type="float" office:value="4.38735714285714">
            <text:p>4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36617.88617886">
            <text:p>8136617.89</text:p>
          </table:table-cell>
          <table:table-cell office:value-type="float" office:value="2152">
            <text:p>2152</text:p>
          </table:table-cell>
          <table:table-cell table:formula="of:=[.C1602]/1000000" office:value-type="float" office:value="8.13661788617886">
            <text:p>8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59596.797671">
            <text:p>12859596.8</text:p>
          </table:table-cell>
          <table:table-cell office:value-type="float" office:value="2152">
            <text:p>2152</text:p>
          </table:table-cell>
          <table:table-cell table:formula="of:=[.C1603]/1000000" office:value-type="float" office:value="12.859596797671">
            <text:p>12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85571.42857143">
            <text:p>6285571.43</text:p>
          </table:table-cell>
          <table:table-cell office:value-type="float" office:value="2152">
            <text:p>2152</text:p>
          </table:table-cell>
          <table:table-cell table:formula="of:=[.C1604]/1000000" office:value-type="float" office:value="6.28557142857143">
            <text:p>6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8000">
            <text:p>5658000</text:p>
          </table:table-cell>
          <table:table-cell office:value-type="float" office:value="2152">
            <text:p>2152</text:p>
          </table:table-cell>
          <table:table-cell table:formula="of:=[.C1605]/1000000" office:value-type="float" office:value="5.658">
            <text:p>5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29894.30894309">
            <text:p>8429894.31</text:p>
          </table:table-cell>
          <table:table-cell office:value-type="float" office:value="2152">
            <text:p>2152</text:p>
          </table:table-cell>
          <table:table-cell table:formula="of:=[.C1606]/1000000" office:value-type="float" office:value="8.42989430894309">
            <text:p>8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81527.64976959">
            <text:p>9281527.65</text:p>
          </table:table-cell>
          <table:table-cell office:value-type="float" office:value="2152">
            <text:p>2152</text:p>
          </table:table-cell>
          <table:table-cell table:formula="of:=[.C1607]/1000000" office:value-type="float" office:value="9.28152764976959">
            <text:p>9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64785.71428571">
            <text:p>4664785.71</text:p>
          </table:table-cell>
          <table:table-cell office:value-type="float" office:value="2152">
            <text:p>2152</text:p>
          </table:table-cell>
          <table:table-cell table:formula="of:=[.C1608]/1000000" office:value-type="float" office:value="4.66478571428571">
            <text:p>4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2285.71428571">
            <text:p>5932285.71</text:p>
          </table:table-cell>
          <table:table-cell office:value-type="float" office:value="2152">
            <text:p>2152</text:p>
          </table:table-cell>
          <table:table-cell table:formula="of:=[.C1609]/1000000" office:value-type="float" office:value="5.93228571428571">
            <text:p>5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88276.42276423">
            <text:p>8488276.42</text:p>
          </table:table-cell>
          <table:table-cell office:value-type="float" office:value="2152">
            <text:p>2152</text:p>
          </table:table-cell>
          <table:table-cell table:formula="of:=[.C1610]/1000000" office:value-type="float" office:value="8.48827642276423">
            <text:p>8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31302.01342282">
            <text:p>5931302.01</text:p>
          </table:table-cell>
          <table:table-cell office:value-type="float" office:value="2152">
            <text:p>2152</text:p>
          </table:table-cell>
          <table:table-cell table:formula="of:=[.C1611]/1000000" office:value-type="float" office:value="5.93130201342282">
            <text:p>5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72285.71428571">
            <text:p>6772285.71</text:p>
          </table:table-cell>
          <table:table-cell office:value-type="float" office:value="2152">
            <text:p>2152</text:p>
          </table:table-cell>
          <table:table-cell table:formula="of:=[.C1612]/1000000" office:value-type="float" office:value="6.77228571428571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00529.41176471">
            <text:p>5400529.41</text:p>
          </table:table-cell>
          <table:table-cell office:value-type="float" office:value="2152">
            <text:p>2152</text:p>
          </table:table-cell>
          <table:table-cell table:formula="of:=[.C1613]/1000000" office:value-type="float" office:value="5.40052941176471">
            <text:p>5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74954.3568465">
            <text:p>10674954.36</text:p>
          </table:table-cell>
          <table:table-cell office:value-type="float" office:value="2152">
            <text:p>2152</text:p>
          </table:table-cell>
          <table:table-cell table:formula="of:=[.C1614]/1000000" office:value-type="float" office:value="10.6749543568465">
            <text:p>10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46882.35294118">
            <text:p>6146882.35</text:p>
          </table:table-cell>
          <table:table-cell office:value-type="float" office:value="2155">
            <text:p>2155</text:p>
          </table:table-cell>
          <table:table-cell table:formula="of:=[.C1615]/1000000" office:value-type="float" office:value="6.14688235294118">
            <text:p>6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89176.47058824">
            <text:p>4489176.47</text:p>
          </table:table-cell>
          <table:table-cell office:value-type="float" office:value="2155">
            <text:p>2155</text:p>
          </table:table-cell>
          <table:table-cell table:formula="of:=[.C1616]/1000000" office:value-type="float" office:value="4.48917647058824">
            <text:p>4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35211.5942029">
            <text:p>6535211.59</text:p>
          </table:table-cell>
          <table:table-cell office:value-type="float" office:value="2155">
            <text:p>2155</text:p>
          </table:table-cell>
          <table:table-cell table:formula="of:=[.C1617]/1000000" office:value-type="float" office:value="6.5352115942029">
            <text:p>6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37019.18976546">
            <text:p>8837019.19</text:p>
          </table:table-cell>
          <table:table-cell office:value-type="float" office:value="2155">
            <text:p>2155</text:p>
          </table:table-cell>
          <table:table-cell table:formula="of:=[.C1618]/1000000" office:value-type="float" office:value="8.83701918976546">
            <text:p>8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65588.23529412">
            <text:p>3765588.24</text:p>
          </table:table-cell>
          <table:table-cell office:value-type="float" office:value="2157">
            <text:p>2157</text:p>
          </table:table-cell>
          <table:table-cell table:formula="of:=[.C1619]/1000000" office:value-type="float" office:value="3.76558823529412">
            <text:p>3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33835.0877193">
            <text:p>10833835.09</text:p>
          </table:table-cell>
          <table:table-cell office:value-type="float" office:value="2160">
            <text:p>2160</text:p>
          </table:table-cell>
          <table:table-cell table:formula="of:=[.C1620]/1000000" office:value-type="float" office:value="10.8338350877193">
            <text:p>10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24834.55882353">
            <text:p>9824834.56</text:p>
          </table:table-cell>
          <table:table-cell office:value-type="float" office:value="2160">
            <text:p>2160</text:p>
          </table:table-cell>
          <table:table-cell table:formula="of:=[.C1621]/1000000" office:value-type="float" office:value="9.82483455882353">
            <text:p>9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1965.51724138">
            <text:p>5741965.52</text:p>
          </table:table-cell>
          <table:table-cell office:value-type="float" office:value="2160">
            <text:p>2160</text:p>
          </table:table-cell>
          <table:table-cell table:formula="of:=[.C1622]/1000000" office:value-type="float" office:value="5.74196551724138">
            <text:p>5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28279.4117647">
            <text:p>12228279.41</text:p>
          </table:table-cell>
          <table:table-cell office:value-type="float" office:value="2160">
            <text:p>2160</text:p>
          </table:table-cell>
          <table:table-cell table:formula="of:=[.C1623]/1000000" office:value-type="float" office:value="12.2282794117647">
            <text:p>1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28000">
            <text:p>5228000</text:p>
          </table:table-cell>
          <table:table-cell office:value-type="float" office:value="2160">
            <text:p>2160</text:p>
          </table:table-cell>
          <table:table-cell table:formula="of:=[.C1624]/1000000" office:value-type="float" office:value="5.228">
            <text:p>5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59185">
            <text:p>8559185</text:p>
          </table:table-cell>
          <table:table-cell office:value-type="float" office:value="2160">
            <text:p>2160</text:p>
          </table:table-cell>
          <table:table-cell table:formula="of:=[.C1625]/1000000" office:value-type="float" office:value="8.559185">
            <text:p>8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5294.11764706">
            <text:p>5895294.12</text:p>
          </table:table-cell>
          <table:table-cell office:value-type="float" office:value="2164">
            <text:p>2164</text:p>
          </table:table-cell>
          <table:table-cell table:formula="of:=[.C1626]/1000000" office:value-type="float" office:value="5.89529411764706">
            <text:p>5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61037.03703704">
            <text:p>5461037.04</text:p>
          </table:table-cell>
          <table:table-cell office:value-type="float" office:value="2164">
            <text:p>2164</text:p>
          </table:table-cell>
          <table:table-cell table:formula="of:=[.C1627]/1000000" office:value-type="float" office:value="5.46103703703704">
            <text:p>5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0500">
            <text:p>4930500</text:p>
          </table:table-cell>
          <table:table-cell office:value-type="float" office:value="2164">
            <text:p>2164</text:p>
          </table:table-cell>
          <table:table-cell table:formula="of:=[.C1628]/1000000" office:value-type="float" office:value="4.9305">
            <text:p>4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03714.28571429">
            <text:p>4503714.29</text:p>
          </table:table-cell>
          <table:table-cell office:value-type="float" office:value="2165">
            <text:p>2165</text:p>
          </table:table-cell>
          <table:table-cell table:formula="of:=[.C1629]/1000000" office:value-type="float" office:value="4.50371428571429">
            <text:p>4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27785.71428571">
            <text:p>4927785.71</text:p>
          </table:table-cell>
          <table:table-cell office:value-type="float" office:value="2165">
            <text:p>2165</text:p>
          </table:table-cell>
          <table:table-cell table:formula="of:=[.C1630]/1000000" office:value-type="float" office:value="4.92778571428571">
            <text:p>4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7000">
            <text:p>5897000</text:p>
          </table:table-cell>
          <table:table-cell office:value-type="float" office:value="2165">
            <text:p>2165</text:p>
          </table:table-cell>
          <table:table-cell table:formula="of:=[.C1631]/1000000" office:value-type="float" office:value="5.897">
            <text:p>5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63142.85714286">
            <text:p>5263142.86</text:p>
          </table:table-cell>
          <table:table-cell office:value-type="float" office:value="2165">
            <text:p>2165</text:p>
          </table:table-cell>
          <table:table-cell table:formula="of:=[.C1632]/1000000" office:value-type="float" office:value="5.26314285714286">
            <text:p>5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63022.47191011">
            <text:p>8163022.47</text:p>
          </table:table-cell>
          <table:table-cell office:value-type="float" office:value="2165">
            <text:p>2165</text:p>
          </table:table-cell>
          <table:table-cell table:formula="of:=[.C1633]/1000000" office:value-type="float" office:value="8.16302247191011">
            <text:p>8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89323.07692308">
            <text:p>7489323.08</text:p>
          </table:table-cell>
          <table:table-cell office:value-type="float" office:value="2165">
            <text:p>2165</text:p>
          </table:table-cell>
          <table:table-cell table:formula="of:=[.C1634]/1000000" office:value-type="float" office:value="7.48932307692308">
            <text:p>7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10357.14285714">
            <text:p>9910357.14</text:p>
          </table:table-cell>
          <table:table-cell office:value-type="float" office:value="2165">
            <text:p>2165</text:p>
          </table:table-cell>
          <table:table-cell table:formula="of:=[.C1635]/1000000" office:value-type="float" office:value="9.91035714285714">
            <text:p>9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17789.11564626">
            <text:p>9617789.12</text:p>
          </table:table-cell>
          <table:table-cell office:value-type="float" office:value="2165">
            <text:p>2165</text:p>
          </table:table-cell>
          <table:table-cell table:formula="of:=[.C1636]/1000000" office:value-type="float" office:value="9.61778911564626">
            <text:p>9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42369.8630137">
            <text:p>6142369.86</text:p>
          </table:table-cell>
          <table:table-cell office:value-type="float" office:value="2165">
            <text:p>2165</text:p>
          </table:table-cell>
          <table:table-cell table:formula="of:=[.C1637]/1000000" office:value-type="float" office:value="6.1423698630137">
            <text:p>6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58041.66666667">
            <text:p>5458041.67</text:p>
          </table:table-cell>
          <table:table-cell office:value-type="float" office:value="2168">
            <text:p>2168</text:p>
          </table:table-cell>
          <table:table-cell table:formula="of:=[.C1638]/1000000" office:value-type="float" office:value="5.45804166666667">
            <text:p>5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54085.6573705">
            <text:p>12654085.66</text:p>
          </table:table-cell>
          <table:table-cell office:value-type="float" office:value="2168">
            <text:p>2168</text:p>
          </table:table-cell>
          <table:table-cell table:formula="of:=[.C1639]/1000000" office:value-type="float" office:value="12.6540856573705">
            <text:p>12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97741.57303371">
            <text:p>7697741.57</text:p>
          </table:table-cell>
          <table:table-cell office:value-type="float" office:value="2168">
            <text:p>2168</text:p>
          </table:table-cell>
          <table:table-cell table:formula="of:=[.C1640]/1000000" office:value-type="float" office:value="7.69774157303371">
            <text:p>7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39761.682243">
            <text:p>12639761.68</text:p>
          </table:table-cell>
          <table:table-cell office:value-type="float" office:value="2168">
            <text:p>2168</text:p>
          </table:table-cell>
          <table:table-cell table:formula="of:=[.C1641]/1000000" office:value-type="float" office:value="12.639761682243">
            <text:p>12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69268.9243028">
            <text:p>13069268.92</text:p>
          </table:table-cell>
          <table:table-cell office:value-type="float" office:value="2168">
            <text:p>2168</text:p>
          </table:table-cell>
          <table:table-cell table:formula="of:=[.C1642]/1000000" office:value-type="float" office:value="13.0692689243028">
            <text:p>13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14011.23595506">
            <text:p>8114011.24</text:p>
          </table:table-cell>
          <table:table-cell office:value-type="float" office:value="2168">
            <text:p>2168</text:p>
          </table:table-cell>
          <table:table-cell table:formula="of:=[.C1643]/1000000" office:value-type="float" office:value="8.11401123595506">
            <text:p>8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23444.44444444">
            <text:p>4623444.44</text:p>
          </table:table-cell>
          <table:table-cell office:value-type="float" office:value="2177">
            <text:p>2177</text:p>
          </table:table-cell>
          <table:table-cell table:formula="of:=[.C1644]/1000000" office:value-type="float" office:value="4.62344444444444">
            <text:p>4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82048.85993485">
            <text:p>9182048.86</text:p>
          </table:table-cell>
          <table:table-cell office:value-type="float" office:value="2177">
            <text:p>2177</text:p>
          </table:table-cell>
          <table:table-cell table:formula="of:=[.C1645]/1000000" office:value-type="float" office:value="9.18204885993485">
            <text:p>9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61521.9399538">
            <text:p>13361521.94</text:p>
          </table:table-cell>
          <table:table-cell office:value-type="float" office:value="2177">
            <text:p>2177</text:p>
          </table:table-cell>
          <table:table-cell table:formula="of:=[.C1646]/1000000" office:value-type="float" office:value="13.3615219399538">
            <text:p>13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6714.28571429">
            <text:p>6166714.29</text:p>
          </table:table-cell>
          <table:table-cell office:value-type="float" office:value="2177">
            <text:p>2177</text:p>
          </table:table-cell>
          <table:table-cell table:formula="of:=[.C1647]/1000000" office:value-type="float" office:value="6.16671428571429">
            <text:p>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00895.52238806">
            <text:p>9600895.52</text:p>
          </table:table-cell>
          <table:table-cell office:value-type="float" office:value="2177">
            <text:p>2177</text:p>
          </table:table-cell>
          <table:table-cell table:formula="of:=[.C1648]/1000000" office:value-type="float" office:value="9.60089552238806">
            <text:p>9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76117.64705882">
            <text:p>4176117.65</text:p>
          </table:table-cell>
          <table:table-cell office:value-type="float" office:value="2177">
            <text:p>2177</text:p>
          </table:table-cell>
          <table:table-cell table:formula="of:=[.C1649]/1000000" office:value-type="float" office:value="4.17611764705882">
            <text:p>4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65264.1509434">
            <text:p>8165264.15</text:p>
          </table:table-cell>
          <table:table-cell office:value-type="float" office:value="2187">
            <text:p>2187</text:p>
          </table:table-cell>
          <table:table-cell table:formula="of:=[.C1650]/1000000" office:value-type="float" office:value="8.1652641509434">
            <text:p>8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37958.33333333">
            <text:p>5437958.33</text:p>
          </table:table-cell>
          <table:table-cell office:value-type="float" office:value="2187">
            <text:p>2187</text:p>
          </table:table-cell>
          <table:table-cell table:formula="of:=[.C1651]/1000000" office:value-type="float" office:value="5.43795833333333">
            <text:p>5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69202.53164557">
            <text:p>6369202.53</text:p>
          </table:table-cell>
          <table:table-cell office:value-type="float" office:value="2187">
            <text:p>2187</text:p>
          </table:table-cell>
          <table:table-cell table:formula="of:=[.C1652]/1000000" office:value-type="float" office:value="6.36920253164557">
            <text:p>6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89058.82352941">
            <text:p>3789058.82</text:p>
          </table:table-cell>
          <table:table-cell office:value-type="float" office:value="2187">
            <text:p>2187</text:p>
          </table:table-cell>
          <table:table-cell table:formula="of:=[.C1653]/1000000" office:value-type="float" office:value="3.78905882352941">
            <text:p>3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21000">
            <text:p>5921000</text:p>
          </table:table-cell>
          <table:table-cell office:value-type="float" office:value="2188">
            <text:p>2188</text:p>
          </table:table-cell>
          <table:table-cell table:formula="of:=[.C1654]/1000000" office:value-type="float" office:value="5.921">
            <text:p>5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14500">
            <text:p>5414500</text:p>
          </table:table-cell>
          <table:table-cell office:value-type="float" office:value="2188">
            <text:p>2188</text:p>
          </table:table-cell>
          <table:table-cell table:formula="of:=[.C1655]/1000000" office:value-type="float" office:value="5.4145">
            <text:p>5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94285.71428571">
            <text:p>5694285.71</text:p>
          </table:table-cell>
          <table:table-cell office:value-type="float" office:value="2188">
            <text:p>2188</text:p>
          </table:table-cell>
          <table:table-cell table:formula="of:=[.C1656]/1000000" office:value-type="float" office:value="5.69428571428571">
            <text:p>5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35785.71428571">
            <text:p>6735785.71</text:p>
          </table:table-cell>
          <table:table-cell office:value-type="float" office:value="2188">
            <text:p>2188</text:p>
          </table:table-cell>
          <table:table-cell table:formula="of:=[.C1657]/1000000" office:value-type="float" office:value="6.73578571428571">
            <text:p>6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21153.0612245">
            <text:p>11421153.06</text:p>
          </table:table-cell>
          <table:table-cell office:value-type="float" office:value="2188">
            <text:p>2188</text:p>
          </table:table-cell>
          <table:table-cell table:formula="of:=[.C1658]/1000000" office:value-type="float" office:value="11.4211530612245">
            <text:p>11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76071.42857143">
            <text:p>5976071.43</text:p>
          </table:table-cell>
          <table:table-cell office:value-type="float" office:value="2188">
            <text:p>2188</text:p>
          </table:table-cell>
          <table:table-cell table:formula="of:=[.C1659]/1000000" office:value-type="float" office:value="5.97607142857143">
            <text:p>5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85500">
            <text:p>7885500</text:p>
          </table:table-cell>
          <table:table-cell office:value-type="float" office:value="2188">
            <text:p>2188</text:p>
          </table:table-cell>
          <table:table-cell table:formula="of:=[.C1660]/1000000" office:value-type="float" office:value="7.8855">
            <text:p>7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33285.71428571">
            <text:p>5233285.71</text:p>
          </table:table-cell>
          <table:table-cell office:value-type="float" office:value="2188">
            <text:p>2188</text:p>
          </table:table-cell>
          <table:table-cell table:formula="of:=[.C1661]/1000000" office:value-type="float" office:value="5.23328571428571">
            <text:p>5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49791.0447761">
            <text:p>17049791.04</text:p>
          </table:table-cell>
          <table:table-cell office:value-type="float" office:value="2188">
            <text:p>2188</text:p>
          </table:table-cell>
          <table:table-cell table:formula="of:=[.C1662]/1000000" office:value-type="float" office:value="17.0497910447761">
            <text:p>17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85060.3448276">
            <text:p>11085060.34</text:p>
          </table:table-cell>
          <table:table-cell office:value-type="float" office:value="2188">
            <text:p>2188</text:p>
          </table:table-cell>
          <table:table-cell table:formula="of:=[.C1663]/1000000" office:value-type="float" office:value="11.0850603448276">
            <text:p>11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19500">
            <text:p>6819500</text:p>
          </table:table-cell>
          <table:table-cell office:value-type="float" office:value="2188">
            <text:p>2188</text:p>
          </table:table-cell>
          <table:table-cell table:formula="of:=[.C1664]/1000000" office:value-type="float" office:value="6.8195">
            <text:p>6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45232.14285714">
            <text:p>8045232.14</text:p>
          </table:table-cell>
          <table:table-cell office:value-type="float" office:value="2188">
            <text:p>2188</text:p>
          </table:table-cell>
          <table:table-cell table:formula="of:=[.C1665]/1000000" office:value-type="float" office:value="8.04523214285714">
            <text:p>8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15541.66666667">
            <text:p>9515541.67</text:p>
          </table:table-cell>
          <table:table-cell office:value-type="float" office:value="2191">
            <text:p>2191</text:p>
          </table:table-cell>
          <table:table-cell table:formula="of:=[.C1666]/1000000" office:value-type="float" office:value="9.51554166666667">
            <text:p>9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14925.984252">
            <text:p>12514925.98</text:p>
          </table:table-cell>
          <table:table-cell office:value-type="float" office:value="2191">
            <text:p>2191</text:p>
          </table:table-cell>
          <table:table-cell table:formula="of:=[.C1667]/1000000" office:value-type="float" office:value="12.514925984252">
            <text:p>12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71606.48148148">
            <text:p>9571606.48</text:p>
          </table:table-cell>
          <table:table-cell office:value-type="float" office:value="2191">
            <text:p>2191</text:p>
          </table:table-cell>
          <table:table-cell table:formula="of:=[.C1668]/1000000" office:value-type="float" office:value="9.57160648148148">
            <text:p>9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62701.1494253">
            <text:p>10662701.15</text:p>
          </table:table-cell>
          <table:table-cell office:value-type="float" office:value="2191">
            <text:p>2191</text:p>
          </table:table-cell>
          <table:table-cell table:formula="of:=[.C1669]/1000000" office:value-type="float" office:value="10.6627011494253">
            <text:p>10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1000">
            <text:p>5791000</text:p>
          </table:table-cell>
          <table:table-cell office:value-type="float" office:value="2192">
            <text:p>2192</text:p>
          </table:table-cell>
          <table:table-cell table:formula="of:=[.C1670]/1000000" office:value-type="float" office:value="5.791">
            <text:p>5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69446.4285714">
            <text:p>17369446.43</text:p>
          </table:table-cell>
          <table:table-cell office:value-type="float" office:value="2192">
            <text:p>2192</text:p>
          </table:table-cell>
          <table:table-cell table:formula="of:=[.C1671]/1000000" office:value-type="float" office:value="17.3694464285714">
            <text:p>17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61564.9350649">
            <text:p>12261564.94</text:p>
          </table:table-cell>
          <table:table-cell office:value-type="float" office:value="2192">
            <text:p>2192</text:p>
          </table:table-cell>
          <table:table-cell table:formula="of:=[.C1672]/1000000" office:value-type="float" office:value="12.2615649350649">
            <text:p>12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889964.4549763">
            <text:p>11889964.45</text:p>
          </table:table-cell>
          <table:table-cell office:value-type="float" office:value="2192">
            <text:p>2192</text:p>
          </table:table-cell>
          <table:table-cell table:formula="of:=[.C1673]/1000000" office:value-type="float" office:value="11.8899644549763">
            <text:p>11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25922.0779221">
            <text:p>12225922.08</text:p>
          </table:table-cell>
          <table:table-cell office:value-type="float" office:value="2192">
            <text:p>2192</text:p>
          </table:table-cell>
          <table:table-cell table:formula="of:=[.C1674]/1000000" office:value-type="float" office:value="12.2259220779221">
            <text:p>12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67526.66666667">
            <text:p>7367526.67</text:p>
          </table:table-cell>
          <table:table-cell office:value-type="float" office:value="2192">
            <text:p>2192</text:p>
          </table:table-cell>
          <table:table-cell table:formula="of:=[.C1675]/1000000" office:value-type="float" office:value="7.36752666666667">
            <text:p>7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5491.52542373">
            <text:p>6055491.53</text:p>
          </table:table-cell>
          <table:table-cell office:value-type="float" office:value="2192">
            <text:p>2192</text:p>
          </table:table-cell>
          <table:table-cell table:formula="of:=[.C1676]/1000000" office:value-type="float" office:value="6.05549152542373">
            <text:p>6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59471.36563877">
            <text:p>9159471.37</text:p>
          </table:table-cell>
          <table:table-cell office:value-type="float" office:value="2196">
            <text:p>2196</text:p>
          </table:table-cell>
          <table:table-cell table:formula="of:=[.C1677]/1000000" office:value-type="float" office:value="9.15947136563877">
            <text:p>9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78562.5">
            <text:p>6678562.5</text:p>
          </table:table-cell>
          <table:table-cell office:value-type="float" office:value="2196">
            <text:p>2196</text:p>
          </table:table-cell>
          <table:table-cell table:formula="of:=[.C1678]/1000000" office:value-type="float" office:value="6.6785625">
            <text:p>6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49337.93103448">
            <text:p>9249337.93</text:p>
          </table:table-cell>
          <table:table-cell office:value-type="float" office:value="2196">
            <text:p>2196</text:p>
          </table:table-cell>
          <table:table-cell table:formula="of:=[.C1679]/1000000" office:value-type="float" office:value="9.24933793103448">
            <text:p>9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0414.0625">
            <text:p>6300414.06</text:p>
          </table:table-cell>
          <table:table-cell office:value-type="float" office:value="2196">
            <text:p>2196</text:p>
          </table:table-cell>
          <table:table-cell table:formula="of:=[.C1680]/1000000" office:value-type="float" office:value="6.3004140625">
            <text:p>6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88652.1126761">
            <text:p>13588652.11</text:p>
          </table:table-cell>
          <table:table-cell office:value-type="float" office:value="2202">
            <text:p>2202</text:p>
          </table:table-cell>
          <table:table-cell table:formula="of:=[.C1681]/1000000" office:value-type="float" office:value="13.5886521126761">
            <text:p>13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13894.73684211">
            <text:p>5613894.74</text:p>
          </table:table-cell>
          <table:table-cell office:value-type="float" office:value="2202">
            <text:p>2202</text:p>
          </table:table-cell>
          <table:table-cell table:formula="of:=[.C1682]/1000000" office:value-type="float" office:value="5.61389473684211">
            <text:p>5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77540.98360656">
            <text:p>7877540.98</text:p>
          </table:table-cell>
          <table:table-cell office:value-type="float" office:value="2202">
            <text:p>2202</text:p>
          </table:table-cell>
          <table:table-cell table:formula="of:=[.C1683]/1000000" office:value-type="float" office:value="7.87754098360656">
            <text:p>7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1285.71428571">
            <text:p>5791285.71</text:p>
          </table:table-cell>
          <table:table-cell office:value-type="float" office:value="2202">
            <text:p>2202</text:p>
          </table:table-cell>
          <table:table-cell table:formula="of:=[.C1684]/1000000" office:value-type="float" office:value="5.79128571428571">
            <text:p>5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95742.85714286">
            <text:p>6695742.86</text:p>
          </table:table-cell>
          <table:table-cell office:value-type="float" office:value="2204">
            <text:p>2204</text:p>
          </table:table-cell>
          <table:table-cell table:formula="of:=[.C1685]/1000000" office:value-type="float" office:value="6.69574285714286">
            <text:p>6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58377.77777778">
            <text:p>8358377.78</text:p>
          </table:table-cell>
          <table:table-cell office:value-type="float" office:value="2204">
            <text:p>2204</text:p>
          </table:table-cell>
          <table:table-cell table:formula="of:=[.C1686]/1000000" office:value-type="float" office:value="8.35837777777778">
            <text:p>8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76888.8888889">
            <text:p>11176888.89</text:p>
          </table:table-cell>
          <table:table-cell office:value-type="float" office:value="2204">
            <text:p>2204</text:p>
          </table:table-cell>
          <table:table-cell table:formula="of:=[.C1687]/1000000" office:value-type="float" office:value="11.1768888888889">
            <text:p>11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95360">
            <text:p>8495360</text:p>
          </table:table-cell>
          <table:table-cell office:value-type="float" office:value="2205">
            <text:p>2205</text:p>
          </table:table-cell>
          <table:table-cell table:formula="of:=[.C1688]/1000000" office:value-type="float" office:value="8.49536">
            <text:p>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23577.46478873">
            <text:p>7823577.46</text:p>
          </table:table-cell>
          <table:table-cell office:value-type="float" office:value="2205">
            <text:p>2205</text:p>
          </table:table-cell>
          <table:table-cell table:formula="of:=[.C1689]/1000000" office:value-type="float" office:value="7.82357746478873">
            <text:p>7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0476.19047619">
            <text:p>6160476.19</text:p>
          </table:table-cell>
          <table:table-cell office:value-type="float" office:value="2205">
            <text:p>2205</text:p>
          </table:table-cell>
          <table:table-cell table:formula="of:=[.C1690]/1000000" office:value-type="float" office:value="6.16047619047619">
            <text:p>6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94142.85714286">
            <text:p>5894142.86</text:p>
          </table:table-cell>
          <table:table-cell office:value-type="float" office:value="2205">
            <text:p>2205</text:p>
          </table:table-cell>
          <table:table-cell table:formula="of:=[.C1691]/1000000" office:value-type="float" office:value="5.89414285714286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47000">
            <text:p>5647000</text:p>
          </table:table-cell>
          <table:table-cell office:value-type="float" office:value="2205">
            <text:p>2205</text:p>
          </table:table-cell>
          <table:table-cell table:formula="of:=[.C1692]/1000000" office:value-type="float" office:value="5.647">
            <text:p>5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60933.33333333">
            <text:p>6860933.33</text:p>
          </table:table-cell>
          <table:table-cell office:value-type="float" office:value="2205">
            <text:p>2205</text:p>
          </table:table-cell>
          <table:table-cell table:formula="of:=[.C1693]/1000000" office:value-type="float" office:value="6.86093333333333">
            <text:p>6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99837.83783784">
            <text:p>9499837.84</text:p>
          </table:table-cell>
          <table:table-cell office:value-type="float" office:value="2205">
            <text:p>2205</text:p>
          </table:table-cell>
          <table:table-cell table:formula="of:=[.C1694]/1000000" office:value-type="float" office:value="9.49983783783784">
            <text:p>9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45214.28571429">
            <text:p>6345214.29</text:p>
          </table:table-cell>
          <table:table-cell office:value-type="float" office:value="2205">
            <text:p>2205</text:p>
          </table:table-cell>
          <table:table-cell table:formula="of:=[.C1695]/1000000" office:value-type="float" office:value="6.34521428571429">
            <text:p>6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3750">
            <text:p>6393750</text:p>
          </table:table-cell>
          <table:table-cell office:value-type="float" office:value="2205">
            <text:p>2205</text:p>
          </table:table-cell>
          <table:table-cell table:formula="of:=[.C1696]/1000000" office:value-type="float" office:value="6.39375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69714.28571429">
            <text:p>4969714.29</text:p>
          </table:table-cell>
          <table:table-cell office:value-type="float" office:value="2205">
            <text:p>2205</text:p>
          </table:table-cell>
          <table:table-cell table:formula="of:=[.C1697]/1000000" office:value-type="float" office:value="4.96971428571429">
            <text:p>4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84598.6328125">
            <text:p>13084598.63</text:p>
          </table:table-cell>
          <table:table-cell office:value-type="float" office:value="2213">
            <text:p>2213</text:p>
          </table:table-cell>
          <table:table-cell table:formula="of:=[.C1698]/1000000" office:value-type="float" office:value="13.0845986328125">
            <text:p>13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7739.13043478">
            <text:p>4857739.13</text:p>
          </table:table-cell>
          <table:table-cell office:value-type="float" office:value="2219">
            <text:p>2219</text:p>
          </table:table-cell>
          <table:table-cell table:formula="of:=[.C1699]/1000000" office:value-type="float" office:value="4.85773913043478">
            <text:p>4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85888.88888889">
            <text:p>4185888.89</text:p>
          </table:table-cell>
          <table:table-cell office:value-type="float" office:value="2219">
            <text:p>2219</text:p>
          </table:table-cell>
          <table:table-cell table:formula="of:=[.C1700]/1000000" office:value-type="float" office:value="4.18588888888889">
            <text:p>4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31928.57142857">
            <text:p>5431928.57</text:p>
          </table:table-cell>
          <table:table-cell office:value-type="float" office:value="2219">
            <text:p>2219</text:p>
          </table:table-cell>
          <table:table-cell table:formula="of:=[.C1701]/1000000" office:value-type="float" office:value="5.43192857142857">
            <text:p>5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22399.12280702">
            <text:p>8822399.12</text:p>
          </table:table-cell>
          <table:table-cell office:value-type="float" office:value="2219">
            <text:p>2219</text:p>
          </table:table-cell>
          <table:table-cell table:formula="of:=[.C1702]/1000000" office:value-type="float" office:value="8.82239912280702">
            <text:p>8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65889.53488372">
            <text:p>7965889.53</text:p>
          </table:table-cell>
          <table:table-cell office:value-type="float" office:value="2222">
            <text:p>2222</text:p>
          </table:table-cell>
          <table:table-cell table:formula="of:=[.C1703]/1000000" office:value-type="float" office:value="7.96588953488372">
            <text:p>7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5626.6666667">
            <text:p>10005626.67</text:p>
          </table:table-cell>
          <table:table-cell office:value-type="float" office:value="2222">
            <text:p>2222</text:p>
          </table:table-cell>
          <table:table-cell table:formula="of:=[.C1704]/1000000" office:value-type="float" office:value="10.0056266666667">
            <text:p>1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6565.2173913">
            <text:p>5906565.22</text:p>
          </table:table-cell>
          <table:table-cell office:value-type="float" office:value="2222">
            <text:p>2222</text:p>
          </table:table-cell>
          <table:table-cell table:formula="of:=[.C1705]/1000000" office:value-type="float" office:value="5.9065652173913">
            <text:p>5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5478.26086957">
            <text:p>5825478.26</text:p>
          </table:table-cell>
          <table:table-cell office:value-type="float" office:value="2222">
            <text:p>2222</text:p>
          </table:table-cell>
          <table:table-cell table:formula="of:=[.C1706]/1000000" office:value-type="float" office:value="5.82547826086957">
            <text:p>5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93038.46153846">
            <text:p>6493038.46</text:p>
          </table:table-cell>
          <table:table-cell office:value-type="float" office:value="2222">
            <text:p>2222</text:p>
          </table:table-cell>
          <table:table-cell table:formula="of:=[.C1707]/1000000" office:value-type="float" office:value="6.49303846153846">
            <text:p>6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14052.63157895">
            <text:p>7114052.63</text:p>
          </table:table-cell>
          <table:table-cell office:value-type="float" office:value="2222">
            <text:p>2222</text:p>
          </table:table-cell>
          <table:table-cell table:formula="of:=[.C1708]/1000000" office:value-type="float" office:value="7.11405263157895">
            <text:p>7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33545.68210263">
            <text:p>7333545.68</text:p>
          </table:table-cell>
          <table:table-cell office:value-type="float" office:value="2231">
            <text:p>2231</text:p>
          </table:table-cell>
          <table:table-cell table:formula="of:=[.C1709]/1000000" office:value-type="float" office:value="7.33354568210263">
            <text:p>7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21470.58823529">
            <text:p>4321470.59</text:p>
          </table:table-cell>
          <table:table-cell office:value-type="float" office:value="2231">
            <text:p>2231</text:p>
          </table:table-cell>
          <table:table-cell table:formula="of:=[.C1710]/1000000" office:value-type="float" office:value="4.32147058823529">
            <text:p>4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96350">
            <text:p>4396350</text:p>
          </table:table-cell>
          <table:table-cell office:value-type="float" office:value="2231">
            <text:p>2231</text:p>
          </table:table-cell>
          <table:table-cell table:formula="of:=[.C1711]/1000000" office:value-type="float" office:value="4.39635">
            <text:p>4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89390">
            <text:p>6989390</text:p>
          </table:table-cell>
          <table:table-cell office:value-type="float" office:value="2231">
            <text:p>2231</text:p>
          </table:table-cell>
          <table:table-cell table:formula="of:=[.C1712]/1000000" office:value-type="float" office:value="6.98939">
            <text:p>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13125">
            <text:p>7813125</text:p>
          </table:table-cell>
          <table:table-cell office:value-type="float" office:value="2233">
            <text:p>2233</text:p>
          </table:table-cell>
          <table:table-cell table:formula="of:=[.C1713]/1000000" office:value-type="float" office:value="7.813125">
            <text:p>7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52155.1724138">
            <text:p>10052155.17</text:p>
          </table:table-cell>
          <table:table-cell office:value-type="float" office:value="2233">
            <text:p>2233</text:p>
          </table:table-cell>
          <table:table-cell table:formula="of:=[.C1714]/1000000" office:value-type="float" office:value="10.0521551724138">
            <text:p>10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23359.5505618">
            <text:p>8523359.55</text:p>
          </table:table-cell>
          <table:table-cell office:value-type="float" office:value="2233">
            <text:p>2233</text:p>
          </table:table-cell>
          <table:table-cell table:formula="of:=[.C1715]/1000000" office:value-type="float" office:value="8.5233595505618">
            <text:p>8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95076.92307692">
            <text:p>6595076.92</text:p>
          </table:table-cell>
          <table:table-cell office:value-type="float" office:value="2233">
            <text:p>2233</text:p>
          </table:table-cell>
          <table:table-cell table:formula="of:=[.C1716]/1000000" office:value-type="float" office:value="6.59507692307692">
            <text:p>6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84855.42168675">
            <text:p>8984855.42</text:p>
          </table:table-cell>
          <table:table-cell office:value-type="float" office:value="2233">
            <text:p>2233</text:p>
          </table:table-cell>
          <table:table-cell table:formula="of:=[.C1717]/1000000" office:value-type="float" office:value="8.98485542168675">
            <text:p>8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68866.66666667">
            <text:p>6768866.67</text:p>
          </table:table-cell>
          <table:table-cell office:value-type="float" office:value="2233">
            <text:p>2233</text:p>
          </table:table-cell>
          <table:table-cell table:formula="of:=[.C1718]/1000000" office:value-type="float" office:value="6.76886666666667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27687.5">
            <text:p>4127687.5</text:p>
          </table:table-cell>
          <table:table-cell office:value-type="float" office:value="2238">
            <text:p>2238</text:p>
          </table:table-cell>
          <table:table-cell table:formula="of:=[.C1719]/1000000" office:value-type="float" office:value="4.1276875">
            <text:p>4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96048.2509047">
            <text:p>12296048.25</text:p>
          </table:table-cell>
          <table:table-cell office:value-type="float" office:value="2238">
            <text:p>2238</text:p>
          </table:table-cell>
          <table:table-cell table:formula="of:=[.C1720]/1000000" office:value-type="float" office:value="12.2960482509047">
            <text:p>12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25651.1627907">
            <text:p>8825651.16</text:p>
          </table:table-cell>
          <table:table-cell office:value-type="float" office:value="2238">
            <text:p>2238</text:p>
          </table:table-cell>
          <table:table-cell table:formula="of:=[.C1721]/1000000" office:value-type="float" office:value="8.8256511627907">
            <text:p>8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28500">
            <text:p>6028500</text:p>
          </table:table-cell>
          <table:table-cell office:value-type="float" office:value="2239">
            <text:p>2239</text:p>
          </table:table-cell>
          <table:table-cell table:formula="of:=[.C1722]/1000000" office:value-type="float" office:value="6.0285">
            <text:p>6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86847.82608696">
            <text:p>7686847.83</text:p>
          </table:table-cell>
          <table:table-cell office:value-type="float" office:value="2239">
            <text:p>2239</text:p>
          </table:table-cell>
          <table:table-cell table:formula="of:=[.C1723]/1000000" office:value-type="float" office:value="7.68684782608696">
            <text:p>7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55888.88888889">
            <text:p>5455888.89</text:p>
          </table:table-cell>
          <table:table-cell office:value-type="float" office:value="2239">
            <text:p>2239</text:p>
          </table:table-cell>
          <table:table-cell table:formula="of:=[.C1724]/1000000" office:value-type="float" office:value="5.45588888888889">
            <text:p>5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89500">
            <text:p>6989500</text:p>
          </table:table-cell>
          <table:table-cell office:value-type="float" office:value="2239">
            <text:p>2239</text:p>
          </table:table-cell>
          <table:table-cell table:formula="of:=[.C1725]/1000000" office:value-type="float" office:value="6.9895">
            <text:p>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71948.27586207">
            <text:p>6271948.28</text:p>
          </table:table-cell>
          <table:table-cell office:value-type="float" office:value="2242">
            <text:p>2242</text:p>
          </table:table-cell>
          <table:table-cell table:formula="of:=[.C1726]/1000000" office:value-type="float" office:value="6.27194827586207">
            <text:p>6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0444.44444444">
            <text:p>5210444.44</text:p>
          </table:table-cell>
          <table:table-cell office:value-type="float" office:value="2242">
            <text:p>2242</text:p>
          </table:table-cell>
          <table:table-cell table:formula="of:=[.C1727]/1000000" office:value-type="float" office:value="5.21044444444444">
            <text:p>5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1647.05882353">
            <text:p>6001647.06</text:p>
          </table:table-cell>
          <table:table-cell office:value-type="float" office:value="2242">
            <text:p>2242</text:p>
          </table:table-cell>
          <table:table-cell table:formula="of:=[.C1728]/1000000" office:value-type="float" office:value="6.00164705882353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71263.15789474">
            <text:p>6371263.16</text:p>
          </table:table-cell>
          <table:table-cell office:value-type="float" office:value="2242">
            <text:p>2242</text:p>
          </table:table-cell>
          <table:table-cell table:formula="of:=[.C1729]/1000000" office:value-type="float" office:value="6.37126315789474">
            <text:p>6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64277.77777778">
            <text:p>9864277.78</text:p>
          </table:table-cell>
          <table:table-cell office:value-type="float" office:value="2242">
            <text:p>2242</text:p>
          </table:table-cell>
          <table:table-cell table:formula="of:=[.C1730]/1000000" office:value-type="float" office:value="9.86427777777778">
            <text:p>9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90406.25">
            <text:p>7190406.25</text:p>
          </table:table-cell>
          <table:table-cell office:value-type="float" office:value="2242">
            <text:p>2242</text:p>
          </table:table-cell>
          <table:table-cell table:formula="of:=[.C1731]/1000000" office:value-type="float" office:value="7.19040625">
            <text:p>7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47705.88235294">
            <text:p>5947705.88</text:p>
          </table:table-cell>
          <table:table-cell office:value-type="float" office:value="2242">
            <text:p>2242</text:p>
          </table:table-cell>
          <table:table-cell table:formula="of:=[.C1732]/1000000" office:value-type="float" office:value="5.94770588235294">
            <text:p>5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13210.52631579">
            <text:p>5413210.53</text:p>
          </table:table-cell>
          <table:table-cell office:value-type="float" office:value="2242">
            <text:p>2242</text:p>
          </table:table-cell>
          <table:table-cell table:formula="of:=[.C1733]/1000000" office:value-type="float" office:value="5.41321052631579">
            <text:p>5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65904.7619048">
            <text:p>10465904.76</text:p>
          </table:table-cell>
          <table:table-cell office:value-type="float" office:value="2242">
            <text:p>2242</text:p>
          </table:table-cell>
          <table:table-cell table:formula="of:=[.C1734]/1000000" office:value-type="float" office:value="10.4659047619048">
            <text:p>10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93529.41176471">
            <text:p>4393529.41</text:p>
          </table:table-cell>
          <table:table-cell office:value-type="float" office:value="2259">
            <text:p>2259</text:p>
          </table:table-cell>
          <table:table-cell table:formula="of:=[.C1735]/1000000" office:value-type="float" office:value="4.39352941176471">
            <text:p>4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18421.68674699">
            <text:p>6218421.69</text:p>
          </table:table-cell>
          <table:table-cell office:value-type="float" office:value="2259">
            <text:p>2259</text:p>
          </table:table-cell>
          <table:table-cell table:formula="of:=[.C1736]/1000000" office:value-type="float" office:value="6.21842168674699">
            <text:p>6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22045.45454545">
            <text:p>6222045.45</text:p>
          </table:table-cell>
          <table:table-cell office:value-type="float" office:value="2259">
            <text:p>2259</text:p>
          </table:table-cell>
          <table:table-cell table:formula="of:=[.C1737]/1000000" office:value-type="float" office:value="6.22204545454545">
            <text:p>6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0294.11764706">
            <text:p>5210294.12</text:p>
          </table:table-cell>
          <table:table-cell office:value-type="float" office:value="2259">
            <text:p>2259</text:p>
          </table:table-cell>
          <table:table-cell table:formula="of:=[.C1738]/1000000" office:value-type="float" office:value="5.21029411764706">
            <text:p>5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48205.12820513">
            <text:p>9548205.13</text:p>
          </table:table-cell>
          <table:table-cell office:value-type="float" office:value="2260">
            <text:p>2260</text:p>
          </table:table-cell>
          <table:table-cell table:formula="of:=[.C1739]/1000000" office:value-type="float" office:value="9.54820512820513">
            <text:p>9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2840.33613445">
            <text:p>6952840.34</text:p>
          </table:table-cell>
          <table:table-cell office:value-type="float" office:value="2260">
            <text:p>2260</text:p>
          </table:table-cell>
          <table:table-cell table:formula="of:=[.C1740]/1000000" office:value-type="float" office:value="6.95284033613445">
            <text:p>6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28961.53846154">
            <text:p>7028961.54</text:p>
          </table:table-cell>
          <table:table-cell office:value-type="float" office:value="2260">
            <text:p>2260</text:p>
          </table:table-cell>
          <table:table-cell table:formula="of:=[.C1741]/1000000" office:value-type="float" office:value="7.02896153846154">
            <text:p>7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33865.54621849">
            <text:p>6933865.55</text:p>
          </table:table-cell>
          <table:table-cell office:value-type="float" office:value="2260">
            <text:p>2260</text:p>
          </table:table-cell>
          <table:table-cell table:formula="of:=[.C1742]/1000000" office:value-type="float" office:value="6.93386554621849">
            <text:p>6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03166.0899654">
            <text:p>8803166.09</text:p>
          </table:table-cell>
          <table:table-cell office:value-type="float" office:value="2260">
            <text:p>2260</text:p>
          </table:table-cell>
          <table:table-cell table:formula="of:=[.C1743]/1000000" office:value-type="float" office:value="8.8031660899654">
            <text:p>8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71440.6130268">
            <text:p>11971440.61</text:p>
          </table:table-cell>
          <table:table-cell office:value-type="float" office:value="2260">
            <text:p>2260</text:p>
          </table:table-cell>
          <table:table-cell table:formula="of:=[.C1744]/1000000" office:value-type="float" office:value="11.9714406130268">
            <text:p>11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63129.03225806">
            <text:p>7663129.03</text:p>
          </table:table-cell>
          <table:table-cell office:value-type="float" office:value="2264">
            <text:p>2264</text:p>
          </table:table-cell>
          <table:table-cell table:formula="of:=[.C1745]/1000000" office:value-type="float" office:value="7.66312903225806">
            <text:p>7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69058.82352941">
            <text:p>5569058.82</text:p>
          </table:table-cell>
          <table:table-cell office:value-type="float" office:value="2264">
            <text:p>2264</text:p>
          </table:table-cell>
          <table:table-cell table:formula="of:=[.C1746]/1000000" office:value-type="float" office:value="5.56905882352941">
            <text:p>5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5400">
            <text:p>5375400</text:p>
          </table:table-cell>
          <table:table-cell office:value-type="float" office:value="2264">
            <text:p>2264</text:p>
          </table:table-cell>
          <table:table-cell table:formula="of:=[.C1747]/1000000" office:value-type="float" office:value="5.3754">
            <text:p>5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39550">
            <text:p>6739550</text:p>
          </table:table-cell>
          <table:table-cell office:value-type="float" office:value="2264">
            <text:p>2264</text:p>
          </table:table-cell>
          <table:table-cell table:formula="of:=[.C1748]/1000000" office:value-type="float" office:value="6.73955">
            <text:p>6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00650.6024096">
            <text:p>10900650.6</text:p>
          </table:table-cell>
          <table:table-cell office:value-type="float" office:value="2264">
            <text:p>2264</text:p>
          </table:table-cell>
          <table:table-cell table:formula="of:=[.C1749]/1000000" office:value-type="float" office:value="10.9006506024096">
            <text:p>10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32202.5316456">
            <text:p>10532202.53</text:p>
          </table:table-cell>
          <table:table-cell office:value-type="float" office:value="2264">
            <text:p>2264</text:p>
          </table:table-cell>
          <table:table-cell table:formula="of:=[.C1750]/1000000" office:value-type="float" office:value="10.5322025316456">
            <text:p>10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19470.58823529">
            <text:p>6319470.59</text:p>
          </table:table-cell>
          <table:table-cell office:value-type="float" office:value="2264">
            <text:p>2264</text:p>
          </table:table-cell>
          <table:table-cell table:formula="of:=[.C1751]/1000000" office:value-type="float" office:value="6.31947058823529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22647.05882353">
            <text:p>4722647.06</text:p>
          </table:table-cell>
          <table:table-cell office:value-type="float" office:value="2265">
            <text:p>2265</text:p>
          </table:table-cell>
          <table:table-cell table:formula="of:=[.C1752]/1000000" office:value-type="float" office:value="4.72264705882353">
            <text:p>4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92776.59574468">
            <text:p>9292776.6</text:p>
          </table:table-cell>
          <table:table-cell office:value-type="float" office:value="2265">
            <text:p>2265</text:p>
          </table:table-cell>
          <table:table-cell table:formula="of:=[.C1753]/1000000" office:value-type="float" office:value="9.29277659574468">
            <text:p>9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11526.4623955">
            <text:p>11711526.46</text:p>
          </table:table-cell>
          <table:table-cell office:value-type="float" office:value="2265">
            <text:p>2265</text:p>
          </table:table-cell>
          <table:table-cell table:formula="of:=[.C1754]/1000000" office:value-type="float" office:value="11.7115264623955">
            <text:p>11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45468.9655172">
            <text:p>11945468.97</text:p>
          </table:table-cell>
          <table:table-cell office:value-type="float" office:value="2265">
            <text:p>2265</text:p>
          </table:table-cell>
          <table:table-cell table:formula="of:=[.C1755]/1000000" office:value-type="float" office:value="11.9454689655172">
            <text:p>11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25288.8086643">
            <text:p>10125288.81</text:p>
          </table:table-cell>
          <table:table-cell office:value-type="float" office:value="2265">
            <text:p>2265</text:p>
          </table:table-cell>
          <table:table-cell table:formula="of:=[.C1756]/1000000" office:value-type="float" office:value="10.1252888086643">
            <text:p>10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76909.09090909">
            <text:p>7676909.09</text:p>
          </table:table-cell>
          <table:table-cell office:value-type="float" office:value="2265">
            <text:p>2265</text:p>
          </table:table-cell>
          <table:table-cell table:formula="of:=[.C1757]/1000000" office:value-type="float" office:value="7.67690909090909">
            <text:p>7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69588.23529412">
            <text:p>6869588.24</text:p>
          </table:table-cell>
          <table:table-cell office:value-type="float" office:value="2265">
            <text:p>2265</text:p>
          </table:table-cell>
          <table:table-cell table:formula="of:=[.C1758]/1000000" office:value-type="float" office:value="6.86958823529412">
            <text:p>6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68444.44444444">
            <text:p>6568444.44</text:p>
          </table:table-cell>
          <table:table-cell office:value-type="float" office:value="2265">
            <text:p>2265</text:p>
          </table:table-cell>
          <table:table-cell table:formula="of:=[.C1759]/1000000" office:value-type="float" office:value="6.56844444444444">
            <text:p>6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86975.6097561">
            <text:p>5486975.61</text:p>
          </table:table-cell>
          <table:table-cell office:value-type="float" office:value="2269">
            <text:p>2269</text:p>
          </table:table-cell>
          <table:table-cell table:formula="of:=[.C1760]/1000000" office:value-type="float" office:value="5.4869756097561">
            <text:p>5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10421.05263158">
            <text:p>5110421.05</text:p>
          </table:table-cell>
          <table:table-cell office:value-type="float" office:value="2269">
            <text:p>2269</text:p>
          </table:table-cell>
          <table:table-cell table:formula="of:=[.C1761]/1000000" office:value-type="float" office:value="5.11042105263158">
            <text:p>5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7036.9318182">
            <text:p>10247036.93</text:p>
          </table:table-cell>
          <table:table-cell office:value-type="float" office:value="2269">
            <text:p>2269</text:p>
          </table:table-cell>
          <table:table-cell table:formula="of:=[.C1762]/1000000" office:value-type="float" office:value="10.2470369318182">
            <text:p>1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81772.72727273">
            <text:p>9481772.73</text:p>
          </table:table-cell>
          <table:table-cell office:value-type="float" office:value="2269">
            <text:p>2269</text:p>
          </table:table-cell>
          <table:table-cell table:formula="of:=[.C1763]/1000000" office:value-type="float" office:value="9.48177272727273">
            <text:p>9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67483.87096774">
            <text:p>7067483.87</text:p>
          </table:table-cell>
          <table:table-cell office:value-type="float" office:value="2273">
            <text:p>2273</text:p>
          </table:table-cell>
          <table:table-cell table:formula="of:=[.C1764]/1000000" office:value-type="float" office:value="7.06748387096774">
            <text:p>7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59322.58064516">
            <text:p>7359322.58</text:p>
          </table:table-cell>
          <table:table-cell office:value-type="float" office:value="2273">
            <text:p>2273</text:p>
          </table:table-cell>
          <table:table-cell table:formula="of:=[.C1765]/1000000" office:value-type="float" office:value="7.35932258064516">
            <text:p>7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67590.90909091">
            <text:p>6567590.91</text:p>
          </table:table-cell>
          <table:table-cell office:value-type="float" office:value="2273">
            <text:p>2273</text:p>
          </table:table-cell>
          <table:table-cell table:formula="of:=[.C1766]/1000000" office:value-type="float" office:value="6.56759090909091">
            <text:p>6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8157.14285714">
            <text:p>7608157.14</text:p>
          </table:table-cell>
          <table:table-cell office:value-type="float" office:value="2280">
            <text:p>2280</text:p>
          </table:table-cell>
          <table:table-cell table:formula="of:=[.C1767]/1000000" office:value-type="float" office:value="7.60815714285714">
            <text:p>7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83411.76470588">
            <text:p>4583411.76</text:p>
          </table:table-cell>
          <table:table-cell office:value-type="float" office:value="2290">
            <text:p>2290</text:p>
          </table:table-cell>
          <table:table-cell table:formula="of:=[.C1768]/1000000" office:value-type="float" office:value="4.58341176470588">
            <text:p>4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5952.38095238">
            <text:p>5915952.38</text:p>
          </table:table-cell>
          <table:table-cell office:value-type="float" office:value="2290">
            <text:p>2290</text:p>
          </table:table-cell>
          <table:table-cell table:formula="of:=[.C1769]/1000000" office:value-type="float" office:value="5.91595238095238">
            <text:p>5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93736.84210526">
            <text:p>7193736.84</text:p>
          </table:table-cell>
          <table:table-cell office:value-type="float" office:value="2292">
            <text:p>2292</text:p>
          </table:table-cell>
          <table:table-cell table:formula="of:=[.C1770]/1000000" office:value-type="float" office:value="7.19373684210526">
            <text:p>7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21137.6146789">
            <text:p>13921137.61</text:p>
          </table:table-cell>
          <table:table-cell office:value-type="float" office:value="2292">
            <text:p>2292</text:p>
          </table:table-cell>
          <table:table-cell table:formula="of:=[.C1771]/1000000" office:value-type="float" office:value="13.9211376146789">
            <text:p>13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76224.26470588">
            <text:p>8976224.26</text:p>
          </table:table-cell>
          <table:table-cell office:value-type="float" office:value="2292">
            <text:p>2292</text:p>
          </table:table-cell>
          <table:table-cell table:formula="of:=[.C1772]/1000000" office:value-type="float" office:value="8.97622426470588">
            <text:p>8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17041.32231405">
            <text:p>9017041.32</text:p>
          </table:table-cell>
          <table:table-cell office:value-type="float" office:value="2292">
            <text:p>2292</text:p>
          </table:table-cell>
          <table:table-cell table:formula="of:=[.C1773]/1000000" office:value-type="float" office:value="9.01704132231405">
            <text:p>9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74318.18181818">
            <text:p>8074318.18</text:p>
          </table:table-cell>
          <table:table-cell office:value-type="float" office:value="2292">
            <text:p>2292</text:p>
          </table:table-cell>
          <table:table-cell table:formula="of:=[.C1774]/1000000" office:value-type="float" office:value="8.07431818181818">
            <text:p>8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94966.94214876">
            <text:p>9494966.94</text:p>
          </table:table-cell>
          <table:table-cell office:value-type="float" office:value="2292">
            <text:p>2292</text:p>
          </table:table-cell>
          <table:table-cell table:formula="of:=[.C1775]/1000000" office:value-type="float" office:value="9.49496694214876">
            <text:p>9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51802.7210884">
            <text:p>14151802.72</text:p>
          </table:table-cell>
          <table:table-cell office:value-type="float" office:value="2292">
            <text:p>2292</text:p>
          </table:table-cell>
          <table:table-cell table:formula="of:=[.C1776]/1000000" office:value-type="float" office:value="14.1518027210884">
            <text:p>14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12645.16129032">
            <text:p>8912645.16</text:p>
          </table:table-cell>
          <table:table-cell office:value-type="float" office:value="2292">
            <text:p>2292</text:p>
          </table:table-cell>
          <table:table-cell table:formula="of:=[.C1777]/1000000" office:value-type="float" office:value="8.91264516129032">
            <text:p>8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79222.22222222">
            <text:p>9779222.22</text:p>
          </table:table-cell>
          <table:table-cell office:value-type="float" office:value="2292">
            <text:p>2292</text:p>
          </table:table-cell>
          <table:table-cell table:formula="of:=[.C1778]/1000000" office:value-type="float" office:value="9.77922222222222">
            <text:p>9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26785.71428571">
            <text:p>8526785.71</text:p>
          </table:table-cell>
          <table:table-cell office:value-type="float" office:value="2292">
            <text:p>2292</text:p>
          </table:table-cell>
          <table:table-cell table:formula="of:=[.C1779]/1000000" office:value-type="float" office:value="8.52678571428571">
            <text:p>8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59583.33333333">
            <text:p>5559583.33</text:p>
          </table:table-cell>
          <table:table-cell office:value-type="float" office:value="2296">
            <text:p>2296</text:p>
          </table:table-cell>
          <table:table-cell table:formula="of:=[.C1780]/1000000" office:value-type="float" office:value="5.55958333333333">
            <text:p>5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7000">
            <text:p>5767000</text:p>
          </table:table-cell>
          <table:table-cell office:value-type="float" office:value="2296">
            <text:p>2296</text:p>
          </table:table-cell>
          <table:table-cell table:formula="of:=[.C1781]/1000000" office:value-type="float" office:value="5.767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67650">
            <text:p>6067650</text:p>
          </table:table-cell>
          <table:table-cell office:value-type="float" office:value="2296">
            <text:p>2296</text:p>
          </table:table-cell>
          <table:table-cell table:formula="of:=[.C1782]/1000000" office:value-type="float" office:value="6.06765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5956.52173913">
            <text:p>5655956.52</text:p>
          </table:table-cell>
          <table:table-cell office:value-type="float" office:value="2296">
            <text:p>2296</text:p>
          </table:table-cell>
          <table:table-cell table:formula="of:=[.C1783]/1000000" office:value-type="float" office:value="5.65595652173913">
            <text:p>5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61291.750503">
            <text:p>19461291.75</text:p>
          </table:table-cell>
          <table:table-cell office:value-type="float" office:value="2296">
            <text:p>2296</text:p>
          </table:table-cell>
          <table:table-cell table:formula="of:=[.C1784]/1000000" office:value-type="float" office:value="19.461291750503">
            <text:p>19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85853.8461538">
            <text:p>10385853.85</text:p>
          </table:table-cell>
          <table:table-cell office:value-type="float" office:value="2296">
            <text:p>2296</text:p>
          </table:table-cell>
          <table:table-cell table:formula="of:=[.C1785]/1000000" office:value-type="float" office:value="10.3858538461538">
            <text:p>10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72991.15044248">
            <text:p>9672991.15</text:p>
          </table:table-cell>
          <table:table-cell office:value-type="float" office:value="2296">
            <text:p>2296</text:p>
          </table:table-cell>
          <table:table-cell table:formula="of:=[.C1786]/1000000" office:value-type="float" office:value="9.67299115044248">
            <text:p>9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9117.64705882">
            <text:p>5749117.65</text:p>
          </table:table-cell>
          <table:table-cell office:value-type="float" office:value="2296">
            <text:p>2296</text:p>
          </table:table-cell>
          <table:table-cell table:formula="of:=[.C1787]/1000000" office:value-type="float" office:value="5.74911764705882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75246.26865672">
            <text:p>7275246.27</text:p>
          </table:table-cell>
          <table:table-cell office:value-type="float" office:value="2296">
            <text:p>2296</text:p>
          </table:table-cell>
          <table:table-cell table:formula="of:=[.C1788]/1000000" office:value-type="float" office:value="7.27524626865672">
            <text:p>7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7793.10344828">
            <text:p>5767793.1</text:p>
          </table:table-cell>
          <table:table-cell office:value-type="float" office:value="2299">
            <text:p>2299</text:p>
          </table:table-cell>
          <table:table-cell table:formula="of:=[.C1789]/1000000" office:value-type="float" office:value="5.76779310344828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25876.10619469">
            <text:p>9725876.11</text:p>
          </table:table-cell>
          <table:table-cell office:value-type="float" office:value="2300">
            <text:p>2300</text:p>
          </table:table-cell>
          <table:table-cell table:formula="of:=[.C1790]/1000000" office:value-type="float" office:value="9.72587610619469">
            <text:p>9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65080">
            <text:p>8765080</text:p>
          </table:table-cell>
          <table:table-cell office:value-type="float" office:value="2300">
            <text:p>2300</text:p>
          </table:table-cell>
          <table:table-cell table:formula="of:=[.C1791]/1000000" office:value-type="float" office:value="8.76508">
            <text:p>8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91266.66666667">
            <text:p>7791266.67</text:p>
          </table:table-cell>
          <table:table-cell office:value-type="float" office:value="2300">
            <text:p>2300</text:p>
          </table:table-cell>
          <table:table-cell table:formula="of:=[.C1792]/1000000" office:value-type="float" office:value="7.79126666666667">
            <text:p>7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90052.63157895">
            <text:p>7690052.63</text:p>
          </table:table-cell>
          <table:table-cell office:value-type="float" office:value="2300">
            <text:p>2300</text:p>
          </table:table-cell>
          <table:table-cell table:formula="of:=[.C1793]/1000000" office:value-type="float" office:value="7.69005263157895">
            <text:p>7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11703.7037037">
            <text:p>7511703.7</text:p>
          </table:table-cell>
          <table:table-cell office:value-type="float" office:value="2300">
            <text:p>2300</text:p>
          </table:table-cell>
          <table:table-cell table:formula="of:=[.C1794]/1000000" office:value-type="float" office:value="7.5117037037037">
            <text:p>7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62169.2307692">
            <text:p>10062169.23</text:p>
          </table:table-cell>
          <table:table-cell office:value-type="float" office:value="2300">
            <text:p>2300</text:p>
          </table:table-cell>
          <table:table-cell table:formula="of:=[.C1795]/1000000" office:value-type="float" office:value="10.0621692307692">
            <text:p>1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55925.92592593">
            <text:p>7355925.93</text:p>
          </table:table-cell>
          <table:table-cell office:value-type="float" office:value="2300">
            <text:p>2300</text:p>
          </table:table-cell>
          <table:table-cell table:formula="of:=[.C1796]/1000000" office:value-type="float" office:value="7.35592592592593">
            <text:p>7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34444.7513812">
            <text:p>10634444.75</text:p>
          </table:table-cell>
          <table:table-cell office:value-type="float" office:value="2300">
            <text:p>2300</text:p>
          </table:table-cell>
          <table:table-cell table:formula="of:=[.C1797]/1000000" office:value-type="float" office:value="10.6344447513812">
            <text:p>10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37000">
            <text:p>8037000</text:p>
          </table:table-cell>
          <table:table-cell office:value-type="float" office:value="2300">
            <text:p>2300</text:p>
          </table:table-cell>
          <table:table-cell table:formula="of:=[.C1798]/1000000" office:value-type="float" office:value="8.037">
            <text:p>8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4764.70588235">
            <text:p>5654764.71</text:p>
          </table:table-cell>
          <table:table-cell office:value-type="float" office:value="2300">
            <text:p>2300</text:p>
          </table:table-cell>
          <table:table-cell table:formula="of:=[.C1799]/1000000" office:value-type="float" office:value="5.65476470588235">
            <text:p>5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20833.33333333">
            <text:p>8520833.33</text:p>
          </table:table-cell>
          <table:table-cell office:value-type="float" office:value="2300">
            <text:p>2300</text:p>
          </table:table-cell>
          <table:table-cell table:formula="of:=[.C1800]/1000000" office:value-type="float" office:value="8.52083333333333">
            <text:p>8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18000">
            <text:p>5518000</text:p>
          </table:table-cell>
          <table:table-cell office:value-type="float" office:value="2301">
            <text:p>2301</text:p>
          </table:table-cell>
          <table:table-cell table:formula="of:=[.C1801]/1000000" office:value-type="float" office:value="5.518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48203.9660057">
            <text:p>11948203.97</text:p>
          </table:table-cell>
          <table:table-cell office:value-type="float" office:value="2301">
            <text:p>2301</text:p>
          </table:table-cell>
          <table:table-cell table:formula="of:=[.C1802]/1000000" office:value-type="float" office:value="11.9482039660057">
            <text:p>11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1560">
            <text:p>6121560</text:p>
          </table:table-cell>
          <table:table-cell office:value-type="float" office:value="2301">
            <text:p>2301</text:p>
          </table:table-cell>
          <table:table-cell table:formula="of:=[.C1803]/1000000" office:value-type="float" office:value="6.12156">
            <text:p>6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14346.45669291">
            <text:p>8114346.46</text:p>
          </table:table-cell>
          <table:table-cell office:value-type="float" office:value="2301">
            <text:p>2301</text:p>
          </table:table-cell>
          <table:table-cell table:formula="of:=[.C1804]/1000000" office:value-type="float" office:value="8.11434645669291">
            <text:p>8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93449.10179641">
            <text:p>8793449.1</text:p>
          </table:table-cell>
          <table:table-cell office:value-type="float" office:value="2305">
            <text:p>2305</text:p>
          </table:table-cell>
          <table:table-cell table:formula="of:=[.C1805]/1000000" office:value-type="float" office:value="8.79344910179641">
            <text:p>8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36809.52380952">
            <text:p>6036809.52</text:p>
          </table:table-cell>
          <table:table-cell office:value-type="float" office:value="2305">
            <text:p>2305</text:p>
          </table:table-cell>
          <table:table-cell table:formula="of:=[.C1806]/1000000" office:value-type="float" office:value="6.03680952380952">
            <text:p>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45927.71084337">
            <text:p>8345927.71</text:p>
          </table:table-cell>
          <table:table-cell office:value-type="float" office:value="2305">
            <text:p>2305</text:p>
          </table:table-cell>
          <table:table-cell table:formula="of:=[.C1807]/1000000" office:value-type="float" office:value="8.34592771084337">
            <text:p>8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34012.04819277">
            <text:p>9534012.05</text:p>
          </table:table-cell>
          <table:table-cell office:value-type="float" office:value="2305">
            <text:p>2305</text:p>
          </table:table-cell>
          <table:table-cell table:formula="of:=[.C1808]/1000000" office:value-type="float" office:value="9.53401204819277">
            <text:p>9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58736.84210526">
            <text:p>7158736.84</text:p>
          </table:table-cell>
          <table:table-cell office:value-type="float" office:value="2305">
            <text:p>2305</text:p>
          </table:table-cell>
          <table:table-cell table:formula="of:=[.C1809]/1000000" office:value-type="float" office:value="7.15873684210526">
            <text:p>7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62716.41791045">
            <text:p>6662716.42</text:p>
          </table:table-cell>
          <table:table-cell office:value-type="float" office:value="2305">
            <text:p>2305</text:p>
          </table:table-cell>
          <table:table-cell table:formula="of:=[.C1810]/1000000" office:value-type="float" office:value="6.66271641791045">
            <text:p>6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21000">
            <text:p>6821000</text:p>
          </table:table-cell>
          <table:table-cell office:value-type="float" office:value="2305">
            <text:p>2305</text:p>
          </table:table-cell>
          <table:table-cell table:formula="of:=[.C1811]/1000000" office:value-type="float" office:value="6.821">
            <text:p>6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84518.98734177">
            <text:p>9184518.99</text:p>
          </table:table-cell>
          <table:table-cell office:value-type="float" office:value="2305">
            <text:p>2305</text:p>
          </table:table-cell>
          <table:table-cell table:formula="of:=[.C1812]/1000000" office:value-type="float" office:value="9.18451898734177">
            <text:p>9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41894.73684211">
            <text:p>6041894.74</text:p>
          </table:table-cell>
          <table:table-cell office:value-type="float" office:value="2307">
            <text:p>2307</text:p>
          </table:table-cell>
          <table:table-cell table:formula="of:=[.C1813]/1000000" office:value-type="float" office:value="6.04189473684211">
            <text:p>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81933.33333333">
            <text:p>5981933.33</text:p>
          </table:table-cell>
          <table:table-cell office:value-type="float" office:value="2307">
            <text:p>2307</text:p>
          </table:table-cell>
          <table:table-cell table:formula="of:=[.C1814]/1000000" office:value-type="float" office:value="5.98193333333333">
            <text:p>5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63540.81632653">
            <text:p>8763540.82</text:p>
          </table:table-cell>
          <table:table-cell office:value-type="float" office:value="2307">
            <text:p>2307</text:p>
          </table:table-cell>
          <table:table-cell table:formula="of:=[.C1815]/1000000" office:value-type="float" office:value="8.76354081632653">
            <text:p>8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49311.82795699">
            <text:p>8549311.83</text:p>
          </table:table-cell>
          <table:table-cell office:value-type="float" office:value="2307">
            <text:p>2307</text:p>
          </table:table-cell>
          <table:table-cell table:formula="of:=[.C1816]/1000000" office:value-type="float" office:value="8.54931182795699">
            <text:p>8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8318.18181818">
            <text:p>6458318.18</text:p>
          </table:table-cell>
          <table:table-cell office:value-type="float" office:value="2307">
            <text:p>2307</text:p>
          </table:table-cell>
          <table:table-cell table:formula="of:=[.C1817]/1000000" office:value-type="float" office:value="6.45831818181818">
            <text:p>6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80500">
            <text:p>6580500</text:p>
          </table:table-cell>
          <table:table-cell office:value-type="float" office:value="2307">
            <text:p>2307</text:p>
          </table:table-cell>
          <table:table-cell table:formula="of:=[.C1818]/1000000" office:value-type="float" office:value="6.5805">
            <text:p>6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9000">
            <text:p>6459000</text:p>
          </table:table-cell>
          <table:table-cell office:value-type="float" office:value="2307">
            <text:p>2307</text:p>
          </table:table-cell>
          <table:table-cell table:formula="of:=[.C1819]/1000000" office:value-type="float" office:value="6.459">
            <text:p>6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05685.8974359">
            <text:p>9605685.9</text:p>
          </table:table-cell>
          <table:table-cell office:value-type="float" office:value="2307">
            <text:p>2307</text:p>
          </table:table-cell>
          <table:table-cell table:formula="of:=[.C1820]/1000000" office:value-type="float" office:value="9.6056858974359">
            <text:p>9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7333.33333333">
            <text:p>6407333.33</text:p>
          </table:table-cell>
          <table:table-cell office:value-type="float" office:value="2307">
            <text:p>2307</text:p>
          </table:table-cell>
          <table:table-cell table:formula="of:=[.C1821]/1000000" office:value-type="float" office:value="6.40733333333333">
            <text:p>6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59500">
            <text:p>6959500</text:p>
          </table:table-cell>
          <table:table-cell office:value-type="float" office:value="2307">
            <text:p>2307</text:p>
          </table:table-cell>
          <table:table-cell table:formula="of:=[.C1822]/1000000" office:value-type="float" office:value="6.9595">
            <text:p>6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67666.66666667">
            <text:p>6867666.67</text:p>
          </table:table-cell>
          <table:table-cell office:value-type="float" office:value="2308">
            <text:p>2308</text:p>
          </table:table-cell>
          <table:table-cell table:formula="of:=[.C1823]/1000000" office:value-type="float" office:value="6.86766666666667">
            <text:p>6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43214.28571429">
            <text:p>6243214.29</text:p>
          </table:table-cell>
          <table:table-cell office:value-type="float" office:value="2308">
            <text:p>2308</text:p>
          </table:table-cell>
          <table:table-cell table:formula="of:=[.C1824]/1000000" office:value-type="float" office:value="6.24321428571429">
            <text:p>6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47673.46938775">
            <text:p>8747673.47</text:p>
          </table:table-cell>
          <table:table-cell office:value-type="float" office:value="2308">
            <text:p>2308</text:p>
          </table:table-cell>
          <table:table-cell table:formula="of:=[.C1825]/1000000" office:value-type="float" office:value="8.74767346938775">
            <text:p>8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65809.7686375">
            <text:p>14065809.77</text:p>
          </table:table-cell>
          <table:table-cell office:value-type="float" office:value="2308">
            <text:p>2308</text:p>
          </table:table-cell>
          <table:table-cell table:formula="of:=[.C1826]/1000000" office:value-type="float" office:value="14.0658097686375">
            <text:p>14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91451.3274336">
            <text:p>10891451.33</text:p>
          </table:table-cell>
          <table:table-cell office:value-type="float" office:value="2308">
            <text:p>2308</text:p>
          </table:table-cell>
          <table:table-cell table:formula="of:=[.C1827]/1000000" office:value-type="float" office:value="10.8914513274336">
            <text:p>10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61834.55882353">
            <text:p>9861834.56</text:p>
          </table:table-cell>
          <table:table-cell office:value-type="float" office:value="2308">
            <text:p>2308</text:p>
          </table:table-cell>
          <table:table-cell table:formula="of:=[.C1828]/1000000" office:value-type="float" office:value="9.86183455882353">
            <text:p>9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38884.9557522">
            <text:p>10338884.96</text:p>
          </table:table-cell>
          <table:table-cell office:value-type="float" office:value="2308">
            <text:p>2308</text:p>
          </table:table-cell>
          <table:table-cell table:formula="of:=[.C1829]/1000000" office:value-type="float" office:value="10.3388849557522">
            <text:p>10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94057.37704918">
            <text:p>9694057.38</text:p>
          </table:table-cell>
          <table:table-cell office:value-type="float" office:value="2308">
            <text:p>2308</text:p>
          </table:table-cell>
          <table:table-cell table:formula="of:=[.C1830]/1000000" office:value-type="float" office:value="9.69405737704918">
            <text:p>9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718500.9328358">
            <text:p>12718500.93</text:p>
          </table:table-cell>
          <table:table-cell office:value-type="float" office:value="2309">
            <text:p>2309</text:p>
          </table:table-cell>
          <table:table-cell table:formula="of:=[.C1831]/1000000" office:value-type="float" office:value="12.7185009328358">
            <text:p>12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35785.71428571">
            <text:p>4335785.71</text:p>
          </table:table-cell>
          <table:table-cell office:value-type="float" office:value="2311">
            <text:p>2311</text:p>
          </table:table-cell>
          <table:table-cell table:formula="of:=[.C1832]/1000000" office:value-type="float" office:value="4.33578571428571">
            <text:p>4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88399.0610329">
            <text:p>13188399.06</text:p>
          </table:table-cell>
          <table:table-cell office:value-type="float" office:value="2315">
            <text:p>2315</text:p>
          </table:table-cell>
          <table:table-cell table:formula="of:=[.C1833]/1000000" office:value-type="float" office:value="13.1883990610329">
            <text:p>13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42515.87301587">
            <text:p>9242515.87</text:p>
          </table:table-cell>
          <table:table-cell office:value-type="float" office:value="2315">
            <text:p>2315</text:p>
          </table:table-cell>
          <table:table-cell table:formula="of:=[.C1834]/1000000" office:value-type="float" office:value="9.24251587301587">
            <text:p>9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5647.05882353">
            <text:p>6405647.06</text:p>
          </table:table-cell>
          <table:table-cell office:value-type="float" office:value="2315">
            <text:p>2315</text:p>
          </table:table-cell>
          <table:table-cell table:formula="of:=[.C1835]/1000000" office:value-type="float" office:value="6.40564705882353">
            <text:p>6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35666.66666667">
            <text:p>6335666.67</text:p>
          </table:table-cell>
          <table:table-cell office:value-type="float" office:value="2315">
            <text:p>2315</text:p>
          </table:table-cell>
          <table:table-cell table:formula="of:=[.C1836]/1000000" office:value-type="float" office:value="6.33566666666667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8045.45454545">
            <text:p>6108045.45</text:p>
          </table:table-cell>
          <table:table-cell office:value-type="float" office:value="2315">
            <text:p>2315</text:p>
          </table:table-cell>
          <table:table-cell table:formula="of:=[.C1837]/1000000" office:value-type="float" office:value="6.10804545454545">
            <text:p>6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83035.2941176">
            <text:p>10183035.29</text:p>
          </table:table-cell>
          <table:table-cell office:value-type="float" office:value="2315">
            <text:p>2315</text:p>
          </table:table-cell>
          <table:table-cell table:formula="of:=[.C1838]/1000000" office:value-type="float" office:value="10.1830352941176">
            <text:p>10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52588.23529412">
            <text:p>8552588.24</text:p>
          </table:table-cell>
          <table:table-cell office:value-type="float" office:value="2315">
            <text:p>2315</text:p>
          </table:table-cell>
          <table:table-cell table:formula="of:=[.C1839]/1000000" office:value-type="float" office:value="8.55258823529412">
            <text:p>8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62360.7594937">
            <text:p>11262360.76</text:p>
          </table:table-cell>
          <table:table-cell office:value-type="float" office:value="2315">
            <text:p>2315</text:p>
          </table:table-cell>
          <table:table-cell table:formula="of:=[.C1840]/1000000" office:value-type="float" office:value="11.2623607594937">
            <text:p>11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85722.22222222">
            <text:p>5785722.22</text:p>
          </table:table-cell>
          <table:table-cell office:value-type="float" office:value="2315">
            <text:p>2315</text:p>
          </table:table-cell>
          <table:table-cell table:formula="of:=[.C1841]/1000000" office:value-type="float" office:value="5.78572222222222">
            <text:p>5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62536.08247423">
            <text:p>9062536.08</text:p>
          </table:table-cell>
          <table:table-cell office:value-type="float" office:value="2315">
            <text:p>2315</text:p>
          </table:table-cell>
          <table:table-cell table:formula="of:=[.C1842]/1000000" office:value-type="float" office:value="9.06253608247423">
            <text:p>9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24769.04176904">
            <text:p>8324769.04</text:p>
          </table:table-cell>
          <table:table-cell office:value-type="float" office:value="2319">
            <text:p>2319</text:p>
          </table:table-cell>
          <table:table-cell table:formula="of:=[.C1843]/1000000" office:value-type="float" office:value="8.32476904176904">
            <text:p>8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10816.32653061">
            <text:p>9310816.33</text:p>
          </table:table-cell>
          <table:table-cell office:value-type="float" office:value="2319">
            <text:p>2319</text:p>
          </table:table-cell>
          <table:table-cell table:formula="of:=[.C1844]/1000000" office:value-type="float" office:value="9.31081632653061">
            <text:p>9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12923.07692308">
            <text:p>8212923.08</text:p>
          </table:table-cell>
          <table:table-cell office:value-type="float" office:value="2323">
            <text:p>2323</text:p>
          </table:table-cell>
          <table:table-cell table:formula="of:=[.C1845]/1000000" office:value-type="float" office:value="8.21292307692308">
            <text:p>8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27588.23529412">
            <text:p>5927588.24</text:p>
          </table:table-cell>
          <table:table-cell office:value-type="float" office:value="2323">
            <text:p>2323</text:p>
          </table:table-cell>
          <table:table-cell table:formula="of:=[.C1846]/1000000" office:value-type="float" office:value="5.92758823529412">
            <text:p>5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41032.78688525">
            <text:p>6341032.79</text:p>
          </table:table-cell>
          <table:table-cell office:value-type="float" office:value="2323">
            <text:p>2323</text:p>
          </table:table-cell>
          <table:table-cell table:formula="of:=[.C1847]/1000000" office:value-type="float" office:value="6.34103278688525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70066.66666667">
            <text:p>7570066.67</text:p>
          </table:table-cell>
          <table:table-cell office:value-type="float" office:value="2323">
            <text:p>2323</text:p>
          </table:table-cell>
          <table:table-cell table:formula="of:=[.C1848]/1000000" office:value-type="float" office:value="7.57006666666667">
            <text:p>7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59357.14285714">
            <text:p>4859357.14</text:p>
          </table:table-cell>
          <table:table-cell office:value-type="float" office:value="2323">
            <text:p>2323</text:p>
          </table:table-cell>
          <table:table-cell table:formula="of:=[.C1849]/1000000" office:value-type="float" office:value="4.85935714285714">
            <text:p>4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87562.5">
            <text:p>4887562.5</text:p>
          </table:table-cell>
          <table:table-cell office:value-type="float" office:value="2330">
            <text:p>2330</text:p>
          </table:table-cell>
          <table:table-cell table:formula="of:=[.C1850]/1000000" office:value-type="float" office:value="4.8875625">
            <text:p>4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17722.22222222">
            <text:p>5717722.22</text:p>
          </table:table-cell>
          <table:table-cell office:value-type="float" office:value="2330">
            <text:p>2330</text:p>
          </table:table-cell>
          <table:table-cell table:formula="of:=[.C1851]/1000000" office:value-type="float" office:value="5.71772222222222">
            <text:p>5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31420.2898551">
            <text:p>10431420.29</text:p>
          </table:table-cell>
          <table:table-cell office:value-type="float" office:value="2330">
            <text:p>2330</text:p>
          </table:table-cell>
          <table:table-cell table:formula="of:=[.C1852]/1000000" office:value-type="float" office:value="10.4314202898551">
            <text:p>10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90666.66666667">
            <text:p>5390666.67</text:p>
          </table:table-cell>
          <table:table-cell office:value-type="float" office:value="2330">
            <text:p>2330</text:p>
          </table:table-cell>
          <table:table-cell table:formula="of:=[.C1853]/1000000" office:value-type="float" office:value="5.39066666666667">
            <text:p>5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38462.96296296">
            <text:p>7038462.96</text:p>
          </table:table-cell>
          <table:table-cell office:value-type="float" office:value="2330">
            <text:p>2330</text:p>
          </table:table-cell>
          <table:table-cell table:formula="of:=[.C1854]/1000000" office:value-type="float" office:value="7.03846296296296">
            <text:p>7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7712.12121212">
            <text:p>8007712.12</text:p>
          </table:table-cell>
          <table:table-cell office:value-type="float" office:value="2330">
            <text:p>2330</text:p>
          </table:table-cell>
          <table:table-cell table:formula="of:=[.C1855]/1000000" office:value-type="float" office:value="8.00771212121212">
            <text:p>8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41444.44444444">
            <text:p>4841444.44</text:p>
          </table:table-cell>
          <table:table-cell office:value-type="float" office:value="2333">
            <text:p>2333</text:p>
          </table:table-cell>
          <table:table-cell table:formula="of:=[.C1856]/1000000" office:value-type="float" office:value="4.84144444444444">
            <text:p>4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03995.13382">
            <text:p>13203995.13</text:p>
          </table:table-cell>
          <table:table-cell office:value-type="float" office:value="2333">
            <text:p>2333</text:p>
          </table:table-cell>
          <table:table-cell table:formula="of:=[.C1857]/1000000" office:value-type="float" office:value="13.20399513382">
            <text:p>13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43862.06896552">
            <text:p>4943862.07</text:p>
          </table:table-cell>
          <table:table-cell office:value-type="float" office:value="2333">
            <text:p>2333</text:p>
          </table:table-cell>
          <table:table-cell table:formula="of:=[.C1858]/1000000" office:value-type="float" office:value="4.94386206896552">
            <text:p>4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32551.02040816">
            <text:p>7432551.02</text:p>
          </table:table-cell>
          <table:table-cell office:value-type="float" office:value="2333">
            <text:p>2333</text:p>
          </table:table-cell>
          <table:table-cell table:formula="of:=[.C1859]/1000000" office:value-type="float" office:value="7.43255102040816">
            <text:p>7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40882.35294118">
            <text:p>5540882.35</text:p>
          </table:table-cell>
          <table:table-cell office:value-type="float" office:value="2333">
            <text:p>2333</text:p>
          </table:table-cell>
          <table:table-cell table:formula="of:=[.C1860]/1000000" office:value-type="float" office:value="5.54088235294118">
            <text:p>5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65388.57142857">
            <text:p>9765388.57</text:p>
          </table:table-cell>
          <table:table-cell office:value-type="float" office:value="2336">
            <text:p>2336</text:p>
          </table:table-cell>
          <table:table-cell table:formula="of:=[.C1861]/1000000" office:value-type="float" office:value="9.76538857142857">
            <text:p>9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83525.71428571">
            <text:p>9083525.71</text:p>
          </table:table-cell>
          <table:table-cell office:value-type="float" office:value="2336">
            <text:p>2336</text:p>
          </table:table-cell>
          <table:table-cell table:formula="of:=[.C1862]/1000000" office:value-type="float" office:value="9.08352571428571">
            <text:p>9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16192.98245614">
            <text:p>8416192.98</text:p>
          </table:table-cell>
          <table:table-cell office:value-type="float" office:value="2336">
            <text:p>2336</text:p>
          </table:table-cell>
          <table:table-cell table:formula="of:=[.C1863]/1000000" office:value-type="float" office:value="8.41619298245614">
            <text:p>8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30357.14285714">
            <text:p>4430357.14</text:p>
          </table:table-cell>
          <table:table-cell office:value-type="float" office:value="2337">
            <text:p>2337</text:p>
          </table:table-cell>
          <table:table-cell table:formula="of:=[.C1864]/1000000" office:value-type="float" office:value="4.43035714285714">
            <text:p>4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11846.15384615">
            <text:p>6011846.15</text:p>
          </table:table-cell>
          <table:table-cell office:value-type="float" office:value="2337">
            <text:p>2337</text:p>
          </table:table-cell>
          <table:table-cell table:formula="of:=[.C1865]/1000000" office:value-type="float" office:value="6.01184615384615">
            <text:p>6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99866.66666667">
            <text:p>7099866.67</text:p>
          </table:table-cell>
          <table:table-cell office:value-type="float" office:value="2337">
            <text:p>2337</text:p>
          </table:table-cell>
          <table:table-cell table:formula="of:=[.C1866]/1000000" office:value-type="float" office:value="7.09986666666667">
            <text:p>7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91923.07692308">
            <text:p>6591923.08</text:p>
          </table:table-cell>
          <table:table-cell office:value-type="float" office:value="2337">
            <text:p>2337</text:p>
          </table:table-cell>
          <table:table-cell table:formula="of:=[.C1867]/1000000" office:value-type="float" office:value="6.59192307692308">
            <text:p>6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49857.14285714">
            <text:p>5349857.14</text:p>
          </table:table-cell>
          <table:table-cell office:value-type="float" office:value="2339">
            <text:p>2339</text:p>
          </table:table-cell>
          <table:table-cell table:formula="of:=[.C1868]/1000000" office:value-type="float" office:value="5.34985714285714">
            <text:p>5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73600">
            <text:p>5673600</text:p>
          </table:table-cell>
          <table:table-cell office:value-type="float" office:value="2339">
            <text:p>2339</text:p>
          </table:table-cell>
          <table:table-cell table:formula="of:=[.C1869]/1000000" office:value-type="float" office:value="5.6736">
            <text:p>5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47311.9266055">
            <text:p>6847311.93</text:p>
          </table:table-cell>
          <table:table-cell office:value-type="float" office:value="2339">
            <text:p>2339</text:p>
          </table:table-cell>
          <table:table-cell table:formula="of:=[.C1870]/1000000" office:value-type="float" office:value="6.8473119266055">
            <text:p>6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66250">
            <text:p>6966250</text:p>
          </table:table-cell>
          <table:table-cell office:value-type="float" office:value="2340">
            <text:p>2340</text:p>
          </table:table-cell>
          <table:table-cell table:formula="of:=[.C1871]/1000000" office:value-type="float" office:value="6.96625">
            <text:p>6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89590.90909091">
            <text:p>7589590.91</text:p>
          </table:table-cell>
          <table:table-cell office:value-type="float" office:value="2349">
            <text:p>2349</text:p>
          </table:table-cell>
          <table:table-cell table:formula="of:=[.C1872]/1000000" office:value-type="float" office:value="7.58959090909091">
            <text:p>7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81576.6233766">
            <text:p>10281576.62</text:p>
          </table:table-cell>
          <table:table-cell office:value-type="float" office:value="2349">
            <text:p>2349</text:p>
          </table:table-cell>
          <table:table-cell table:formula="of:=[.C1873]/1000000" office:value-type="float" office:value="10.2815766233766">
            <text:p>10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9722.22222222">
            <text:p>6059722.22</text:p>
          </table:table-cell>
          <table:table-cell office:value-type="float" office:value="2349">
            <text:p>2349</text:p>
          </table:table-cell>
          <table:table-cell table:formula="of:=[.C1874]/1000000" office:value-type="float" office:value="6.05972222222222">
            <text:p>6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57071.42857143">
            <text:p>6657071.43</text:p>
          </table:table-cell>
          <table:table-cell office:value-type="float" office:value="2349">
            <text:p>2349</text:p>
          </table:table-cell>
          <table:table-cell table:formula="of:=[.C1875]/1000000" office:value-type="float" office:value="6.65707142857143">
            <text:p>6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82487.17948718">
            <text:p>7182487.18</text:p>
          </table:table-cell>
          <table:table-cell office:value-type="float" office:value="2354">
            <text:p>2354</text:p>
          </table:table-cell>
          <table:table-cell table:formula="of:=[.C1876]/1000000" office:value-type="float" office:value="7.18248717948718">
            <text:p>7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75206.89655172">
            <text:p>7675206.9</text:p>
          </table:table-cell>
          <table:table-cell office:value-type="float" office:value="2354">
            <text:p>2354</text:p>
          </table:table-cell>
          <table:table-cell table:formula="of:=[.C1877]/1000000" office:value-type="float" office:value="7.67520689655172">
            <text:p>7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29214.28571429">
            <text:p>5729214.29</text:p>
          </table:table-cell>
          <table:table-cell office:value-type="float" office:value="2354">
            <text:p>2354</text:p>
          </table:table-cell>
          <table:table-cell table:formula="of:=[.C1878]/1000000" office:value-type="float" office:value="5.72921428571429">
            <text:p>5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7411.76470588">
            <text:p>6127411.76</text:p>
          </table:table-cell>
          <table:table-cell office:value-type="float" office:value="2354">
            <text:p>2354</text:p>
          </table:table-cell>
          <table:table-cell table:formula="of:=[.C1879]/1000000" office:value-type="float" office:value="6.12741176470588">
            <text:p>6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2157.14285714">
            <text:p>6752157.14</text:p>
          </table:table-cell>
          <table:table-cell office:value-type="float" office:value="2361">
            <text:p>2361</text:p>
          </table:table-cell>
          <table:table-cell table:formula="of:=[.C1880]/1000000" office:value-type="float" office:value="6.75215714285714">
            <text:p>6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46045.45454545">
            <text:p>6546045.45</text:p>
          </table:table-cell>
          <table:table-cell office:value-type="float" office:value="2361">
            <text:p>2361</text:p>
          </table:table-cell>
          <table:table-cell table:formula="of:=[.C1881]/1000000" office:value-type="float" office:value="6.54604545454545">
            <text:p>6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41428.57142857">
            <text:p>8941428.57</text:p>
          </table:table-cell>
          <table:table-cell office:value-type="float" office:value="2361">
            <text:p>2361</text:p>
          </table:table-cell>
          <table:table-cell table:formula="of:=[.C1882]/1000000" office:value-type="float" office:value="8.94142857142857">
            <text:p>8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55304.34782609">
            <text:p>4955304.35</text:p>
          </table:table-cell>
          <table:table-cell office:value-type="float" office:value="2361">
            <text:p>2361</text:p>
          </table:table-cell>
          <table:table-cell table:formula="of:=[.C1883]/1000000" office:value-type="float" office:value="4.95530434782609">
            <text:p>4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52361.11111111">
            <text:p>9252361.11</text:p>
          </table:table-cell>
          <table:table-cell office:value-type="float" office:value="2361">
            <text:p>2361</text:p>
          </table:table-cell>
          <table:table-cell table:formula="of:=[.C1884]/1000000" office:value-type="float" office:value="9.25236111111111">
            <text:p>9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34710.52631579">
            <text:p>8734710.53</text:p>
          </table:table-cell>
          <table:table-cell office:value-type="float" office:value="2361">
            <text:p>2361</text:p>
          </table:table-cell>
          <table:table-cell table:formula="of:=[.C1885]/1000000" office:value-type="float" office:value="8.73471052631579">
            <text:p>8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62333.3333333">
            <text:p>10562333.33</text:p>
          </table:table-cell>
          <table:table-cell office:value-type="float" office:value="2361">
            <text:p>2361</text:p>
          </table:table-cell>
          <table:table-cell table:formula="of:=[.C1886]/1000000" office:value-type="float" office:value="10.5623333333333">
            <text:p>10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58958.33333333">
            <text:p>6158958.33</text:p>
          </table:table-cell>
          <table:table-cell office:value-type="float" office:value="2361">
            <text:p>2361</text:p>
          </table:table-cell>
          <table:table-cell table:formula="of:=[.C1887]/1000000" office:value-type="float" office:value="6.15895833333333">
            <text:p>6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2066.66666667">
            <text:p>7402066.67</text:p>
          </table:table-cell>
          <table:table-cell office:value-type="float" office:value="2361">
            <text:p>2361</text:p>
          </table:table-cell>
          <table:table-cell table:formula="of:=[.C1888]/1000000" office:value-type="float" office:value="7.40206666666667">
            <text:p>7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52296.2962963">
            <text:p>9452296.3</text:p>
          </table:table-cell>
          <table:table-cell office:value-type="float" office:value="2362">
            <text:p>2362</text:p>
          </table:table-cell>
          <table:table-cell table:formula="of:=[.C1889]/1000000" office:value-type="float" office:value="9.4522962962963">
            <text:p>9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75879.3103448">
            <text:p>11475879.31</text:p>
          </table:table-cell>
          <table:table-cell office:value-type="float" office:value="2362">
            <text:p>2362</text:p>
          </table:table-cell>
          <table:table-cell table:formula="of:=[.C1890]/1000000" office:value-type="float" office:value="11.4758793103448">
            <text:p>11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29083.33333333">
            <text:p>8829083.33</text:p>
          </table:table-cell>
          <table:table-cell office:value-type="float" office:value="2362">
            <text:p>2362</text:p>
          </table:table-cell>
          <table:table-cell table:formula="of:=[.C1891]/1000000" office:value-type="float" office:value="8.82908333333333">
            <text:p>8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26172.83950617">
            <text:p>7726172.84</text:p>
          </table:table-cell>
          <table:table-cell office:value-type="float" office:value="2362">
            <text:p>2362</text:p>
          </table:table-cell>
          <table:table-cell table:formula="of:=[.C1892]/1000000" office:value-type="float" office:value="7.72617283950617">
            <text:p>7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2642.85714286">
            <text:p>5802642.86</text:p>
          </table:table-cell>
          <table:table-cell office:value-type="float" office:value="2362">
            <text:p>2362</text:p>
          </table:table-cell>
          <table:table-cell table:formula="of:=[.C1893]/1000000" office:value-type="float" office:value="5.80264285714286">
            <text:p>5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89108.10810811">
            <text:p>6989108.11</text:p>
          </table:table-cell>
          <table:table-cell office:value-type="float" office:value="2362">
            <text:p>2362</text:p>
          </table:table-cell>
          <table:table-cell table:formula="of:=[.C1894]/1000000" office:value-type="float" office:value="6.98910810810811">
            <text:p>6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08410.17964072">
            <text:p>8308410.18</text:p>
          </table:table-cell>
          <table:table-cell office:value-type="float" office:value="2362">
            <text:p>2362</text:p>
          </table:table-cell>
          <table:table-cell table:formula="of:=[.C1895]/1000000" office:value-type="float" office:value="8.30841017964072">
            <text:p>8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39166.66666667">
            <text:p>8339166.67</text:p>
          </table:table-cell>
          <table:table-cell office:value-type="float" office:value="2362">
            <text:p>2362</text:p>
          </table:table-cell>
          <table:table-cell table:formula="of:=[.C1896]/1000000" office:value-type="float" office:value="8.33916666666667">
            <text:p>8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17000">
            <text:p>6517000</text:p>
          </table:table-cell>
          <table:table-cell office:value-type="float" office:value="2362">
            <text:p>2362</text:p>
          </table:table-cell>
          <table:table-cell table:formula="of:=[.C1897]/1000000" office:value-type="float" office:value="6.517">
            <text:p>6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13000">
            <text:p>7713000</text:p>
          </table:table-cell>
          <table:table-cell office:value-type="float" office:value="2362">
            <text:p>2362</text:p>
          </table:table-cell>
          <table:table-cell table:formula="of:=[.C1898]/1000000" office:value-type="float" office:value="7.713">
            <text:p>7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0000">
            <text:p>6450000</text:p>
          </table:table-cell>
          <table:table-cell office:value-type="float" office:value="2362">
            <text:p>2362</text:p>
          </table:table-cell>
          <table:table-cell table:formula="of:=[.C1899]/1000000" office:value-type="float" office:value="6.45">
            <text:p>6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59940.59405941">
            <text:p>8459940.59</text:p>
          </table:table-cell>
          <table:table-cell office:value-type="float" office:value="2362">
            <text:p>2362</text:p>
          </table:table-cell>
          <table:table-cell table:formula="of:=[.C1900]/1000000" office:value-type="float" office:value="8.45994059405941">
            <text:p>8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51611.11111111">
            <text:p>5051611.11</text:p>
          </table:table-cell>
          <table:table-cell office:value-type="float" office:value="2362">
            <text:p>2362</text:p>
          </table:table-cell>
          <table:table-cell table:formula="of:=[.C1901]/1000000" office:value-type="float" office:value="5.05161111111111">
            <text:p>5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19611.11111111">
            <text:p>8519611.11</text:p>
          </table:table-cell>
          <table:table-cell office:value-type="float" office:value="2362">
            <text:p>2362</text:p>
          </table:table-cell>
          <table:table-cell table:formula="of:=[.C1902]/1000000" office:value-type="float" office:value="8.51961111111111">
            <text:p>8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47028.57142857">
            <text:p>6247028.57</text:p>
          </table:table-cell>
          <table:table-cell office:value-type="float" office:value="2362">
            <text:p>2362</text:p>
          </table:table-cell>
          <table:table-cell table:formula="of:=[.C1903]/1000000" office:value-type="float" office:value="6.24702857142857">
            <text:p>6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17775">
            <text:p>8217775</text:p>
          </table:table-cell>
          <table:table-cell office:value-type="float" office:value="2362">
            <text:p>2362</text:p>
          </table:table-cell>
          <table:table-cell table:formula="of:=[.C1904]/1000000" office:value-type="float" office:value="8.217775">
            <text:p>8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41411.76470588">
            <text:p>6141411.76</text:p>
          </table:table-cell>
          <table:table-cell office:value-type="float" office:value="2362">
            <text:p>2362</text:p>
          </table:table-cell>
          <table:table-cell table:formula="of:=[.C1905]/1000000" office:value-type="float" office:value="6.14141176470588">
            <text:p>6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15150">
            <text:p>6115150</text:p>
          </table:table-cell>
          <table:table-cell office:value-type="float" office:value="2362">
            <text:p>2362</text:p>
          </table:table-cell>
          <table:table-cell table:formula="of:=[.C1906]/1000000" office:value-type="float" office:value="6.11515">
            <text:p>6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4875">
            <text:p>7404875</text:p>
          </table:table-cell>
          <table:table-cell office:value-type="float" office:value="2363">
            <text:p>2363</text:p>
          </table:table-cell>
          <table:table-cell table:formula="of:=[.C1907]/1000000" office:value-type="float" office:value="7.404875">
            <text:p>7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55470.58823529">
            <text:p>6855470.59</text:p>
          </table:table-cell>
          <table:table-cell office:value-type="float" office:value="2363">
            <text:p>2363</text:p>
          </table:table-cell>
          <table:table-cell table:formula="of:=[.C1908]/1000000" office:value-type="float" office:value="6.85547058823529">
            <text:p>6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09098.5915493">
            <text:p>7709098.59</text:p>
          </table:table-cell>
          <table:table-cell office:value-type="float" office:value="2363">
            <text:p>2363</text:p>
          </table:table-cell>
          <table:table-cell table:formula="of:=[.C1909]/1000000" office:value-type="float" office:value="7.7090985915493">
            <text:p>7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13000">
            <text:p>7213000</text:p>
          </table:table-cell>
          <table:table-cell office:value-type="float" office:value="2363">
            <text:p>2363</text:p>
          </table:table-cell>
          <table:table-cell table:formula="of:=[.C1910]/1000000" office:value-type="float" office:value="7.213">
            <text:p>7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22105.26315789">
            <text:p>6022105.26</text:p>
          </table:table-cell>
          <table:table-cell office:value-type="float" office:value="2363">
            <text:p>2363</text:p>
          </table:table-cell>
          <table:table-cell table:formula="of:=[.C1911]/1000000" office:value-type="float" office:value="6.02210526315789">
            <text:p>6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05225.80645161">
            <text:p>9705225.81</text:p>
          </table:table-cell>
          <table:table-cell office:value-type="float" office:value="2363">
            <text:p>2363</text:p>
          </table:table-cell>
          <table:table-cell table:formula="of:=[.C1912]/1000000" office:value-type="float" office:value="9.70522580645161">
            <text:p>9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36410.0294985">
            <text:p>10236410.03</text:p>
          </table:table-cell>
          <table:table-cell office:value-type="float" office:value="2363">
            <text:p>2363</text:p>
          </table:table-cell>
          <table:table-cell table:formula="of:=[.C1913]/1000000" office:value-type="float" office:value="10.2364100294985">
            <text:p>10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61553.3333333">
            <text:p>10161553.33</text:p>
          </table:table-cell>
          <table:table-cell office:value-type="float" office:value="2365">
            <text:p>2365</text:p>
          </table:table-cell>
          <table:table-cell table:formula="of:=[.C1914]/1000000" office:value-type="float" office:value="10.1615533333333">
            <text:p>10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9611.11111111">
            <text:p>6169611.11</text:p>
          </table:table-cell>
          <table:table-cell office:value-type="float" office:value="2365">
            <text:p>2365</text:p>
          </table:table-cell>
          <table:table-cell table:formula="of:=[.C1915]/1000000" office:value-type="float" office:value="6.16961111111111">
            <text:p>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40698.11320755">
            <text:p>8040698.11</text:p>
          </table:table-cell>
          <table:table-cell office:value-type="float" office:value="2365">
            <text:p>2365</text:p>
          </table:table-cell>
          <table:table-cell table:formula="of:=[.C1916]/1000000" office:value-type="float" office:value="8.04069811320755">
            <text:p>8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21402.6548673">
            <text:p>11221402.65</text:p>
          </table:table-cell>
          <table:table-cell office:value-type="float" office:value="2365">
            <text:p>2365</text:p>
          </table:table-cell>
          <table:table-cell table:formula="of:=[.C1917]/1000000" office:value-type="float" office:value="11.2214026548673">
            <text:p>11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19477.98742138">
            <text:p>8019477.99</text:p>
          </table:table-cell>
          <table:table-cell office:value-type="float" office:value="2365">
            <text:p>2365</text:p>
          </table:table-cell>
          <table:table-cell table:formula="of:=[.C1918]/1000000" office:value-type="float" office:value="8.01947798742138">
            <text:p>8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23500">
            <text:p>5823500</text:p>
          </table:table-cell>
          <table:table-cell office:value-type="float" office:value="2365">
            <text:p>2365</text:p>
          </table:table-cell>
          <table:table-cell table:formula="of:=[.C1919]/1000000" office:value-type="float" office:value="5.8235">
            <text:p>5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8062.5">
            <text:p>5818062.5</text:p>
          </table:table-cell>
          <table:table-cell office:value-type="float" office:value="2365">
            <text:p>2365</text:p>
          </table:table-cell>
          <table:table-cell table:formula="of:=[.C1920]/1000000" office:value-type="float" office:value="5.8180625">
            <text:p>5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9589.04109589">
            <text:p>6409589.04</text:p>
          </table:table-cell>
          <table:table-cell office:value-type="float" office:value="2365">
            <text:p>2365</text:p>
          </table:table-cell>
          <table:table-cell table:formula="of:=[.C1921]/1000000" office:value-type="float" office:value="6.40958904109589">
            <text:p>6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70819.27710843">
            <text:p>9070819.28</text:p>
          </table:table-cell>
          <table:table-cell office:value-type="float" office:value="2365">
            <text:p>2365</text:p>
          </table:table-cell>
          <table:table-cell table:formula="of:=[.C1922]/1000000" office:value-type="float" office:value="9.07081927710843">
            <text:p>9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7862.06896552">
            <text:p>5357862.07</text:p>
          </table:table-cell>
          <table:table-cell office:value-type="float" office:value="2365">
            <text:p>2365</text:p>
          </table:table-cell>
          <table:table-cell table:formula="of:=[.C1923]/1000000" office:value-type="float" office:value="5.35786206896552">
            <text:p>5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76666.66666667">
            <text:p>6076666.67</text:p>
          </table:table-cell>
          <table:table-cell office:value-type="float" office:value="2365">
            <text:p>2365</text:p>
          </table:table-cell>
          <table:table-cell table:formula="of:=[.C1924]/1000000" office:value-type="float" office:value="6.07666666666667">
            <text:p>6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88358.97435897">
            <text:p>6388358.97</text:p>
          </table:table-cell>
          <table:table-cell office:value-type="float" office:value="2365">
            <text:p>2365</text:p>
          </table:table-cell>
          <table:table-cell table:formula="of:=[.C1925]/1000000" office:value-type="float" office:value="6.38835897435897">
            <text:p>6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27020.40816327">
            <text:p>8327020.41</text:p>
          </table:table-cell>
          <table:table-cell office:value-type="float" office:value="2365">
            <text:p>2365</text:p>
          </table:table-cell>
          <table:table-cell table:formula="of:=[.C1926]/1000000" office:value-type="float" office:value="8.32702040816327">
            <text:p>8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56387.75510204">
            <text:p>8556387.76</text:p>
          </table:table-cell>
          <table:table-cell office:value-type="float" office:value="2365">
            <text:p>2365</text:p>
          </table:table-cell>
          <table:table-cell table:formula="of:=[.C1927]/1000000" office:value-type="float" office:value="8.55638775510204">
            <text:p>8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83647.05882353">
            <text:p>5683647.06</text:p>
          </table:table-cell>
          <table:table-cell office:value-type="float" office:value="2365">
            <text:p>2365</text:p>
          </table:table-cell>
          <table:table-cell table:formula="of:=[.C1928]/1000000" office:value-type="float" office:value="5.68364705882353">
            <text:p>5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14655.17241379">
            <text:p>8714655.17</text:p>
          </table:table-cell>
          <table:table-cell office:value-type="float" office:value="2365">
            <text:p>2365</text:p>
          </table:table-cell>
          <table:table-cell table:formula="of:=[.C1929]/1000000" office:value-type="float" office:value="8.71465517241379">
            <text:p>8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16400">
            <text:p>7216400</text:p>
          </table:table-cell>
          <table:table-cell office:value-type="float" office:value="2365">
            <text:p>2365</text:p>
          </table:table-cell>
          <table:table-cell table:formula="of:=[.C1930]/1000000" office:value-type="float" office:value="7.2164">
            <text:p>7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23950">
            <text:p>6823950</text:p>
          </table:table-cell>
          <table:table-cell office:value-type="float" office:value="2365">
            <text:p>2365</text:p>
          </table:table-cell>
          <table:table-cell table:formula="of:=[.C1931]/1000000" office:value-type="float" office:value="6.82395">
            <text:p>6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94051.28205128">
            <text:p>8694051.28</text:p>
          </table:table-cell>
          <table:table-cell office:value-type="float" office:value="2365">
            <text:p>2365</text:p>
          </table:table-cell>
          <table:table-cell table:formula="of:=[.C1932]/1000000" office:value-type="float" office:value="8.69405128205128">
            <text:p>8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58235.29411765">
            <text:p>4758235.29</text:p>
          </table:table-cell>
          <table:table-cell office:value-type="float" office:value="2371">
            <text:p>2371</text:p>
          </table:table-cell>
          <table:table-cell table:formula="of:=[.C1933]/1000000" office:value-type="float" office:value="4.75823529411765">
            <text:p>4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35125">
            <text:p>6035125</text:p>
          </table:table-cell>
          <table:table-cell office:value-type="float" office:value="2371">
            <text:p>2371</text:p>
          </table:table-cell>
          <table:table-cell table:formula="of:=[.C1934]/1000000" office:value-type="float" office:value="6.035125">
            <text:p>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39490.32258064">
            <text:p>6339490.32</text:p>
          </table:table-cell>
          <table:table-cell office:value-type="float" office:value="2371">
            <text:p>2371</text:p>
          </table:table-cell>
          <table:table-cell table:formula="of:=[.C1935]/1000000" office:value-type="float" office:value="6.33949032258064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76588.23529412">
            <text:p>5476588.24</text:p>
          </table:table-cell>
          <table:table-cell office:value-type="float" office:value="2371">
            <text:p>2371</text:p>
          </table:table-cell>
          <table:table-cell table:formula="of:=[.C1936]/1000000" office:value-type="float" office:value="5.47658823529412">
            <text:p>5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31179.10447761">
            <text:p>7731179.1</text:p>
          </table:table-cell>
          <table:table-cell office:value-type="float" office:value="2373">
            <text:p>2373</text:p>
          </table:table-cell>
          <table:table-cell table:formula="of:=[.C1937]/1000000" office:value-type="float" office:value="7.73117910447761">
            <text:p>7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68552.23880597">
            <text:p>7568552.24</text:p>
          </table:table-cell>
          <table:table-cell office:value-type="float" office:value="2373">
            <text:p>2373</text:p>
          </table:table-cell>
          <table:table-cell table:formula="of:=[.C1938]/1000000" office:value-type="float" office:value="7.56855223880597">
            <text:p>7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45850.57471264">
            <text:p>9545850.57</text:p>
          </table:table-cell>
          <table:table-cell office:value-type="float" office:value="2373">
            <text:p>2373</text:p>
          </table:table-cell>
          <table:table-cell table:formula="of:=[.C1939]/1000000" office:value-type="float" office:value="9.54585057471264">
            <text:p>9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75057.1428571">
            <text:p>11375057.14</text:p>
          </table:table-cell>
          <table:table-cell office:value-type="float" office:value="2373">
            <text:p>2373</text:p>
          </table:table-cell>
          <table:table-cell table:formula="of:=[.C1940]/1000000" office:value-type="float" office:value="11.3750571428571">
            <text:p>11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30757.08502024">
            <text:p>8630757.09</text:p>
          </table:table-cell>
          <table:table-cell office:value-type="float" office:value="2373">
            <text:p>2373</text:p>
          </table:table-cell>
          <table:table-cell table:formula="of:=[.C1941]/1000000" office:value-type="float" office:value="8.63075708502024">
            <text:p>8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75154.22885572">
            <text:p>9675154.23</text:p>
          </table:table-cell>
          <table:table-cell office:value-type="float" office:value="2373">
            <text:p>2373</text:p>
          </table:table-cell>
          <table:table-cell table:formula="of:=[.C1942]/1000000" office:value-type="float" office:value="9.67515422885572">
            <text:p>9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525439.7394137">
            <text:p>23525439.74</text:p>
          </table:table-cell>
          <table:table-cell office:value-type="float" office:value="2377">
            <text:p>2377</text:p>
          </table:table-cell>
          <table:table-cell table:formula="of:=[.C1943]/1000000" office:value-type="float" office:value="23.5254397394137">
            <text:p>23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98659.84654731">
            <text:p>9498659.85</text:p>
          </table:table-cell>
          <table:table-cell office:value-type="float" office:value="2377">
            <text:p>2377</text:p>
          </table:table-cell>
          <table:table-cell table:formula="of:=[.C1944]/1000000" office:value-type="float" office:value="9.49865984654731">
            <text:p>9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24435.4243542">
            <text:p>10124435.42</text:p>
          </table:table-cell>
          <table:table-cell office:value-type="float" office:value="2377">
            <text:p>2377</text:p>
          </table:table-cell>
          <table:table-cell table:formula="of:=[.C1945]/1000000" office:value-type="float" office:value="10.1244354243542">
            <text:p>10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05250">
            <text:p>9405250</text:p>
          </table:table-cell>
          <table:table-cell office:value-type="float" office:value="2380">
            <text:p>2380</text:p>
          </table:table-cell>
          <table:table-cell table:formula="of:=[.C1946]/1000000" office:value-type="float" office:value="9.40525">
            <text:p>9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41050.5415162">
            <text:p>10941050.54</text:p>
          </table:table-cell>
          <table:table-cell office:value-type="float" office:value="2380">
            <text:p>2380</text:p>
          </table:table-cell>
          <table:table-cell table:formula="of:=[.C1947]/1000000" office:value-type="float" office:value="10.9410505415162">
            <text:p>10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70952.38095238">
            <text:p>5970952.38</text:p>
          </table:table-cell>
          <table:table-cell office:value-type="float" office:value="2380">
            <text:p>2380</text:p>
          </table:table-cell>
          <table:table-cell table:formula="of:=[.C1948]/1000000" office:value-type="float" office:value="5.97095238095238">
            <text:p>5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95109.75609756">
            <text:p>8595109.76</text:p>
          </table:table-cell>
          <table:table-cell office:value-type="float" office:value="2380">
            <text:p>2380</text:p>
          </table:table-cell>
          <table:table-cell table:formula="of:=[.C1949]/1000000" office:value-type="float" office:value="8.59510975609756">
            <text:p>8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63893.61702128">
            <text:p>9963893.62</text:p>
          </table:table-cell>
          <table:table-cell office:value-type="float" office:value="2380">
            <text:p>2380</text:p>
          </table:table-cell>
          <table:table-cell table:formula="of:=[.C1950]/1000000" office:value-type="float" office:value="9.96389361702128">
            <text:p>9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95904.76190476">
            <text:p>6195904.76</text:p>
          </table:table-cell>
          <table:table-cell office:value-type="float" office:value="2380">
            <text:p>2380</text:p>
          </table:table-cell>
          <table:table-cell table:formula="of:=[.C1951]/1000000" office:value-type="float" office:value="6.19590476190476">
            <text:p>6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69576.92307692">
            <text:p>5169576.92</text:p>
          </table:table-cell>
          <table:table-cell office:value-type="float" office:value="2380">
            <text:p>2380</text:p>
          </table:table-cell>
          <table:table-cell table:formula="of:=[.C1952]/1000000" office:value-type="float" office:value="5.16957692307692">
            <text:p>5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29428.57142857">
            <text:p>7929428.57</text:p>
          </table:table-cell>
          <table:table-cell office:value-type="float" office:value="2384">
            <text:p>2384</text:p>
          </table:table-cell>
          <table:table-cell table:formula="of:=[.C1953]/1000000" office:value-type="float" office:value="7.92942857142857">
            <text:p>7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75714.28571429">
            <text:p>6175714.29</text:p>
          </table:table-cell>
          <table:table-cell office:value-type="float" office:value="2384">
            <text:p>2384</text:p>
          </table:table-cell>
          <table:table-cell table:formula="of:=[.C1954]/1000000" office:value-type="float" office:value="6.17571428571429">
            <text:p>6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99000">
            <text:p>4899000</text:p>
          </table:table-cell>
          <table:table-cell office:value-type="float" office:value="2384">
            <text:p>2384</text:p>
          </table:table-cell>
          <table:table-cell table:formula="of:=[.C1955]/1000000" office:value-type="float" office:value="4.899">
            <text:p>4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44185.7142857">
            <text:p>10044185.71</text:p>
          </table:table-cell>
          <table:table-cell office:value-type="float" office:value="2384">
            <text:p>2384</text:p>
          </table:table-cell>
          <table:table-cell table:formula="of:=[.C1956]/1000000" office:value-type="float" office:value="10.0441857142857">
            <text:p>10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60333.33333333">
            <text:p>6960333.33</text:p>
          </table:table-cell>
          <table:table-cell office:value-type="float" office:value="2384">
            <text:p>2384</text:p>
          </table:table-cell>
          <table:table-cell table:formula="of:=[.C1957]/1000000" office:value-type="float" office:value="6.96033333333333">
            <text:p>6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2095.23809524">
            <text:p>7402095.24</text:p>
          </table:table-cell>
          <table:table-cell office:value-type="float" office:value="2384">
            <text:p>2384</text:p>
          </table:table-cell>
          <table:table-cell table:formula="of:=[.C1958]/1000000" office:value-type="float" office:value="7.40209523809524">
            <text:p>7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39642.85714286">
            <text:p>6639642.86</text:p>
          </table:table-cell>
          <table:table-cell office:value-type="float" office:value="2384">
            <text:p>2384</text:p>
          </table:table-cell>
          <table:table-cell table:formula="of:=[.C1959]/1000000" office:value-type="float" office:value="6.63964285714286">
            <text:p>6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49776.47058824">
            <text:p>8649776.47</text:p>
          </table:table-cell>
          <table:table-cell office:value-type="float" office:value="2389">
            <text:p>2389</text:p>
          </table:table-cell>
          <table:table-cell table:formula="of:=[.C1960]/1000000" office:value-type="float" office:value="8.64977647058824">
            <text:p>8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04186.20689655">
            <text:p>8604186.21</text:p>
          </table:table-cell>
          <table:table-cell office:value-type="float" office:value="2389">
            <text:p>2389</text:p>
          </table:table-cell>
          <table:table-cell table:formula="of:=[.C1961]/1000000" office:value-type="float" office:value="8.60418620689655">
            <text:p>8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96047.16981132">
            <text:p>8096047.17</text:p>
          </table:table-cell>
          <table:table-cell office:value-type="float" office:value="2389">
            <text:p>2389</text:p>
          </table:table-cell>
          <table:table-cell table:formula="of:=[.C1962]/1000000" office:value-type="float" office:value="8.09604716981132">
            <text:p>8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24960.78431373">
            <text:p>9624960.78</text:p>
          </table:table-cell>
          <table:table-cell office:value-type="float" office:value="2389">
            <text:p>2389</text:p>
          </table:table-cell>
          <table:table-cell table:formula="of:=[.C1963]/1000000" office:value-type="float" office:value="9.62496078431373">
            <text:p>9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18150.94339623">
            <text:p>8418150.94</text:p>
          </table:table-cell>
          <table:table-cell office:value-type="float" office:value="2389">
            <text:p>2389</text:p>
          </table:table-cell>
          <table:table-cell table:formula="of:=[.C1964]/1000000" office:value-type="float" office:value="8.41815094339623">
            <text:p>8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74311.11111111">
            <text:p>9474311.11</text:p>
          </table:table-cell>
          <table:table-cell office:value-type="float" office:value="2389">
            <text:p>2389</text:p>
          </table:table-cell>
          <table:table-cell table:formula="of:=[.C1965]/1000000" office:value-type="float" office:value="9.47431111111111">
            <text:p>9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71379.74683544">
            <text:p>8371379.75</text:p>
          </table:table-cell>
          <table:table-cell office:value-type="float" office:value="2389">
            <text:p>2389</text:p>
          </table:table-cell>
          <table:table-cell table:formula="of:=[.C1966]/1000000" office:value-type="float" office:value="8.37137974683544">
            <text:p>8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84234.9246231">
            <text:p>13984234.92</text:p>
          </table:table-cell>
          <table:table-cell office:value-type="float" office:value="2392">
            <text:p>2392</text:p>
          </table:table-cell>
          <table:table-cell table:formula="of:=[.C1967]/1000000" office:value-type="float" office:value="13.9842349246231">
            <text:p>13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39966.1016949">
            <text:p>13239966.1</text:p>
          </table:table-cell>
          <table:table-cell office:value-type="float" office:value="2392">
            <text:p>2392</text:p>
          </table:table-cell>
          <table:table-cell table:formula="of:=[.C1968]/1000000" office:value-type="float" office:value="13.2399661016949">
            <text:p>13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69558.03571429">
            <text:p>9869558.04</text:p>
          </table:table-cell>
          <table:table-cell office:value-type="float" office:value="2392">
            <text:p>2392</text:p>
          </table:table-cell>
          <table:table-cell table:formula="of:=[.C1969]/1000000" office:value-type="float" office:value="9.86955803571429">
            <text:p>9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67954.54545455">
            <text:p>5367954.55</text:p>
          </table:table-cell>
          <table:table-cell office:value-type="float" office:value="2392">
            <text:p>2392</text:p>
          </table:table-cell>
          <table:table-cell table:formula="of:=[.C1970]/1000000" office:value-type="float" office:value="5.36795454545455">
            <text:p>5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62088.54166667">
            <text:p>9962088.54</text:p>
          </table:table-cell>
          <table:table-cell office:value-type="float" office:value="2392">
            <text:p>2392</text:p>
          </table:table-cell>
          <table:table-cell table:formula="of:=[.C1971]/1000000" office:value-type="float" office:value="9.96208854166667">
            <text:p>9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12333.3333333">
            <text:p>10312333.33</text:p>
          </table:table-cell>
          <table:table-cell office:value-type="float" office:value="2392">
            <text:p>2392</text:p>
          </table:table-cell>
          <table:table-cell table:formula="of:=[.C1972]/1000000" office:value-type="float" office:value="10.3123333333333">
            <text:p>10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77066.96428571">
            <text:p>8177066.96</text:p>
          </table:table-cell>
          <table:table-cell office:value-type="float" office:value="2392">
            <text:p>2392</text:p>
          </table:table-cell>
          <table:table-cell table:formula="of:=[.C1973]/1000000" office:value-type="float" office:value="8.17706696428571">
            <text:p>8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21090.90909091">
            <text:p>5521090.91</text:p>
          </table:table-cell>
          <table:table-cell office:value-type="float" office:value="2392">
            <text:p>2392</text:p>
          </table:table-cell>
          <table:table-cell table:formula="of:=[.C1974]/1000000" office:value-type="float" office:value="5.52109090909091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88529.6803653">
            <text:p>9188529.68</text:p>
          </table:table-cell>
          <table:table-cell office:value-type="float" office:value="2392">
            <text:p>2392</text:p>
          </table:table-cell>
          <table:table-cell table:formula="of:=[.C1975]/1000000" office:value-type="float" office:value="9.1885296803653">
            <text:p>9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3857.837181">
            <text:p>20173857.84</text:p>
          </table:table-cell>
          <table:table-cell office:value-type="float" office:value="2399">
            <text:p>2399</text:p>
          </table:table-cell>
          <table:table-cell table:formula="of:=[.C1976]/1000000" office:value-type="float" office:value="20.173857837181">
            <text:p>2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30250">
            <text:p>11530250</text:p>
          </table:table-cell>
          <table:table-cell office:value-type="float" office:value="2399">
            <text:p>2399</text:p>
          </table:table-cell>
          <table:table-cell table:formula="of:=[.C1977]/1000000" office:value-type="float" office:value="11.53025">
            <text:p>11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98680.85106383">
            <text:p>8598680.85</text:p>
          </table:table-cell>
          <table:table-cell office:value-type="float" office:value="2399">
            <text:p>2399</text:p>
          </table:table-cell>
          <table:table-cell table:formula="of:=[.C1978]/1000000" office:value-type="float" office:value="8.59868085106383">
            <text:p>8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68000">
            <text:p>7668000</text:p>
          </table:table-cell>
          <table:table-cell office:value-type="float" office:value="2399">
            <text:p>2399</text:p>
          </table:table-cell>
          <table:table-cell table:formula="of:=[.C1979]/1000000" office:value-type="float" office:value="7.668">
            <text:p>7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14100">
            <text:p>11914100</text:p>
          </table:table-cell>
          <table:table-cell office:value-type="float" office:value="2409">
            <text:p>2409</text:p>
          </table:table-cell>
          <table:table-cell table:formula="of:=[.C1980]/1000000" office:value-type="float" office:value="11.9141">
            <text:p>11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69306.0344828">
            <text:p>13669306.03</text:p>
          </table:table-cell>
          <table:table-cell office:value-type="float" office:value="2409">
            <text:p>2409</text:p>
          </table:table-cell>
          <table:table-cell table:formula="of:=[.C1981]/1000000" office:value-type="float" office:value="13.6693060344828">
            <text:p>13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56548.38709677">
            <text:p>7256548.39</text:p>
          </table:table-cell>
          <table:table-cell office:value-type="float" office:value="2409">
            <text:p>2409</text:p>
          </table:table-cell>
          <table:table-cell table:formula="of:=[.C1982]/1000000" office:value-type="float" office:value="7.25654838709677">
            <text:p>7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95329.54545455">
            <text:p>8095329.55</text:p>
          </table:table-cell>
          <table:table-cell office:value-type="float" office:value="2409">
            <text:p>2409</text:p>
          </table:table-cell>
          <table:table-cell table:formula="of:=[.C1983]/1000000" office:value-type="float" office:value="8.09532954545455">
            <text:p>8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79312.5">
            <text:p>7079312.5</text:p>
          </table:table-cell>
          <table:table-cell office:value-type="float" office:value="2409">
            <text:p>2409</text:p>
          </table:table-cell>
          <table:table-cell table:formula="of:=[.C1984]/1000000" office:value-type="float" office:value="7.0793125">
            <text:p>7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18650">
            <text:p>6618650</text:p>
          </table:table-cell>
          <table:table-cell office:value-type="float" office:value="2409">
            <text:p>2409</text:p>
          </table:table-cell>
          <table:table-cell table:formula="of:=[.C1985]/1000000" office:value-type="float" office:value="6.61865">
            <text:p>6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85111.11111111">
            <text:p>6585111.11</text:p>
          </table:table-cell>
          <table:table-cell office:value-type="float" office:value="2409">
            <text:p>2409</text:p>
          </table:table-cell>
          <table:table-cell table:formula="of:=[.C1986]/1000000" office:value-type="float" office:value="6.58511111111111">
            <text:p>6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61225.1308901">
            <text:p>13561225.13</text:p>
          </table:table-cell>
          <table:table-cell office:value-type="float" office:value="2409">
            <text:p>2409</text:p>
          </table:table-cell>
          <table:table-cell table:formula="of:=[.C1987]/1000000" office:value-type="float" office:value="13.5612251308901">
            <text:p>13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44361.11111111">
            <text:p>9044361.11</text:p>
          </table:table-cell>
          <table:table-cell office:value-type="float" office:value="2409">
            <text:p>2409</text:p>
          </table:table-cell>
          <table:table-cell table:formula="of:=[.C1988]/1000000" office:value-type="float" office:value="9.04436111111111">
            <text:p>9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955416.1205767">
            <text:p>18955416.12</text:p>
          </table:table-cell>
          <table:table-cell office:value-type="float" office:value="2411">
            <text:p>2411</text:p>
          </table:table-cell>
          <table:table-cell table:formula="of:=[.C1989]/1000000" office:value-type="float" office:value="18.9554161205767">
            <text:p>18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08000">
            <text:p>8408000</text:p>
          </table:table-cell>
          <table:table-cell office:value-type="float" office:value="2429">
            <text:p>2429</text:p>
          </table:table-cell>
          <table:table-cell table:formula="of:=[.C1990]/1000000" office:value-type="float" office:value="8.408">
            <text:p>8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83444.44444444">
            <text:p>8883444.44</text:p>
          </table:table-cell>
          <table:table-cell office:value-type="float" office:value="2429">
            <text:p>2429</text:p>
          </table:table-cell>
          <table:table-cell table:formula="of:=[.C1991]/1000000" office:value-type="float" office:value="8.88344444444444">
            <text:p>8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55370.37037037">
            <text:p>6855370.37</text:p>
          </table:table-cell>
          <table:table-cell office:value-type="float" office:value="2429">
            <text:p>2429</text:p>
          </table:table-cell>
          <table:table-cell table:formula="of:=[.C1992]/1000000" office:value-type="float" office:value="6.85537037037037">
            <text:p>6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37375">
            <text:p>9037375</text:p>
          </table:table-cell>
          <table:table-cell office:value-type="float" office:value="2429">
            <text:p>2429</text:p>
          </table:table-cell>
          <table:table-cell table:formula="of:=[.C1993]/1000000" office:value-type="float" office:value="9.037375">
            <text:p>9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96736.84210526">
            <text:p>6496736.84</text:p>
          </table:table-cell>
          <table:table-cell office:value-type="float" office:value="2429">
            <text:p>2429</text:p>
          </table:table-cell>
          <table:table-cell table:formula="of:=[.C1994]/1000000" office:value-type="float" office:value="6.49673684210526">
            <text:p>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76482.75862069">
            <text:p>6676482.76</text:p>
          </table:table-cell>
          <table:table-cell office:value-type="float" office:value="2429">
            <text:p>2429</text:p>
          </table:table-cell>
          <table:table-cell table:formula="of:=[.C1995]/1000000" office:value-type="float" office:value="6.67648275862069">
            <text:p>6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40114.28571429">
            <text:p>6240114.29</text:p>
          </table:table-cell>
          <table:table-cell office:value-type="float" office:value="2429">
            <text:p>2429</text:p>
          </table:table-cell>
          <table:table-cell table:formula="of:=[.C1996]/1000000" office:value-type="float" office:value="6.24011428571429">
            <text:p>6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82785.71428571">
            <text:p>5282785.71</text:p>
          </table:table-cell>
          <table:table-cell office:value-type="float" office:value="2459">
            <text:p>2459</text:p>
          </table:table-cell>
          <table:table-cell table:formula="of:=[.C1997]/1000000" office:value-type="float" office:value="5.28278571428571">
            <text:p>5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89642.85714286">
            <text:p>4889642.86</text:p>
          </table:table-cell>
          <table:table-cell office:value-type="float" office:value="2459">
            <text:p>2459</text:p>
          </table:table-cell>
          <table:table-cell table:formula="of:=[.C1998]/1000000" office:value-type="float" office:value="4.88964285714286">
            <text:p>4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62733.33333333">
            <text:p>6362733.33</text:p>
          </table:table-cell>
          <table:table-cell office:value-type="float" office:value="2462">
            <text:p>2462</text:p>
          </table:table-cell>
          <table:table-cell table:formula="of:=[.C1999]/1000000" office:value-type="float" office:value="6.36273333333333">
            <text:p>6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48750">
            <text:p>5248750</text:p>
          </table:table-cell>
          <table:table-cell office:value-type="float" office:value="2462">
            <text:p>2462</text:p>
          </table:table-cell>
          <table:table-cell table:formula="of:=[.C2000]/1000000" office:value-type="float" office:value="5.24875">
            <text:p>5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1416.66666667">
            <text:p>6751416.67</text:p>
          </table:table-cell>
          <table:table-cell office:value-type="float" office:value="2462">
            <text:p>2462</text:p>
          </table:table-cell>
          <table:table-cell table:formula="of:=[.C2001]/1000000" office:value-type="float" office:value="6.75141666666667">
            <text:p>6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55666.66666667">
            <text:p>8055666.67</text:p>
          </table:table-cell>
          <table:table-cell office:value-type="float" office:value="2462">
            <text:p>2462</text:p>
          </table:table-cell>
          <table:table-cell table:formula="of:=[.C2002]/1000000" office:value-type="float" office:value="8.05566666666667">
            <text:p>8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86500">
            <text:p>9186500</text:p>
          </table:table-cell>
          <table:table-cell office:value-type="float" office:value="2462">
            <text:p>2462</text:p>
          </table:table-cell>
          <table:table-cell table:formula="of:=[.C2003]/1000000" office:value-type="float" office:value="9.1865">
            <text:p>9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04797.235023">
            <text:p>12104797.24</text:p>
          </table:table-cell>
          <table:table-cell office:value-type="float" office:value="2462">
            <text:p>2462</text:p>
          </table:table-cell>
          <table:table-cell table:formula="of:=[.C2004]/1000000" office:value-type="float" office:value="12.104797235023">
            <text:p>12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82339.5061728">
            <text:p>10982339.51</text:p>
          </table:table-cell>
          <table:table-cell office:value-type="float" office:value="2462">
            <text:p>2462</text:p>
          </table:table-cell>
          <table:table-cell table:formula="of:=[.C2005]/1000000" office:value-type="float" office:value="10.9823395061728">
            <text:p>10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39866.66666667">
            <text:p>5839866.67</text:p>
          </table:table-cell>
          <table:table-cell office:value-type="float" office:value="2466">
            <text:p>2466</text:p>
          </table:table-cell>
          <table:table-cell table:formula="of:=[.C2006]/1000000" office:value-type="float" office:value="5.83986666666667">
            <text:p>5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89090.03215434">
            <text:p>8489090.03</text:p>
          </table:table-cell>
          <table:table-cell office:value-type="float" office:value="2470">
            <text:p>2470</text:p>
          </table:table-cell>
          <table:table-cell table:formula="of:=[.C2007]/1000000" office:value-type="float" office:value="8.48909003215434">
            <text:p>8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73684.21052632">
            <text:p>7573684.21</text:p>
          </table:table-cell>
          <table:table-cell office:value-type="float" office:value="2470">
            <text:p>2470</text:p>
          </table:table-cell>
          <table:table-cell table:formula="of:=[.C2008]/1000000" office:value-type="float" office:value="7.57368421052632">
            <text:p>7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38406.07734807">
            <text:p>9638406.08</text:p>
          </table:table-cell>
          <table:table-cell office:value-type="float" office:value="2470">
            <text:p>2470</text:p>
          </table:table-cell>
          <table:table-cell table:formula="of:=[.C2009]/1000000" office:value-type="float" office:value="9.63840607734807">
            <text:p>9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68970.58823529">
            <text:p>8068970.59</text:p>
          </table:table-cell>
          <table:table-cell office:value-type="float" office:value="2471">
            <text:p>2471</text:p>
          </table:table-cell>
          <table:table-cell table:formula="of:=[.C2010]/1000000" office:value-type="float" office:value="8.06897058823529">
            <text:p>8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88583.33333333">
            <text:p>5988583.33</text:p>
          </table:table-cell>
          <table:table-cell office:value-type="float" office:value="2471">
            <text:p>2471</text:p>
          </table:table-cell>
          <table:table-cell table:formula="of:=[.C2011]/1000000" office:value-type="float" office:value="5.98858333333333">
            <text:p>5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85285.71428571">
            <text:p>6685285.71</text:p>
          </table:table-cell>
          <table:table-cell office:value-type="float" office:value="2471">
            <text:p>2471</text:p>
          </table:table-cell>
          <table:table-cell table:formula="of:=[.C2012]/1000000" office:value-type="float" office:value="6.68528571428571">
            <text:p>6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18615.38461538">
            <text:p>7018615.38</text:p>
          </table:table-cell>
          <table:table-cell office:value-type="float" office:value="2471">
            <text:p>2471</text:p>
          </table:table-cell>
          <table:table-cell table:formula="of:=[.C2013]/1000000" office:value-type="float" office:value="7.01861538461538">
            <text:p>7.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41206.34920635">
            <text:p>7941206.35</text:p>
          </table:table-cell>
          <table:table-cell office:value-type="float" office:value="2477">
            <text:p>2477</text:p>
          </table:table-cell>
          <table:table-cell table:formula="of:=[.C2014]/1000000" office:value-type="float" office:value="7.94120634920635">
            <text:p>7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33260.86956522">
            <text:p>7633260.87</text:p>
          </table:table-cell>
          <table:table-cell office:value-type="float" office:value="2477">
            <text:p>2477</text:p>
          </table:table-cell>
          <table:table-cell table:formula="of:=[.C2015]/1000000" office:value-type="float" office:value="7.63326086956522">
            <text:p>7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16671.23287671">
            <text:p>5816671.23</text:p>
          </table:table-cell>
          <table:table-cell office:value-type="float" office:value="2477">
            <text:p>2477</text:p>
          </table:table-cell>
          <table:table-cell table:formula="of:=[.C2016]/1000000" office:value-type="float" office:value="5.81667123287671">
            <text:p>5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20281.81818182">
            <text:p>8720281.82</text:p>
          </table:table-cell>
          <table:table-cell office:value-type="float" office:value="2477">
            <text:p>2477</text:p>
          </table:table-cell>
          <table:table-cell table:formula="of:=[.C2017]/1000000" office:value-type="float" office:value="8.72028181818182">
            <text:p>8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12275.36231884">
            <text:p>7912275.36</text:p>
          </table:table-cell>
          <table:table-cell office:value-type="float" office:value="2477">
            <text:p>2477</text:p>
          </table:table-cell>
          <table:table-cell table:formula="of:=[.C2018]/1000000" office:value-type="float" office:value="7.91227536231884">
            <text:p>7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63023.52941176">
            <text:p>7563023.53</text:p>
          </table:table-cell>
          <table:table-cell office:value-type="float" office:value="2477">
            <text:p>2477</text:p>
          </table:table-cell>
          <table:table-cell table:formula="of:=[.C2019]/1000000" office:value-type="float" office:value="7.56302352941176">
            <text:p>7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65470.58823529">
            <text:p>3965470.59</text:p>
          </table:table-cell>
          <table:table-cell office:value-type="float" office:value="2477">
            <text:p>2477</text:p>
          </table:table-cell>
          <table:table-cell table:formula="of:=[.C2020]/1000000" office:value-type="float" office:value="3.96547058823529">
            <text:p>3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90311.82795699">
            <text:p>9890311.83</text:p>
          </table:table-cell>
          <table:table-cell office:value-type="float" office:value="2477">
            <text:p>2477</text:p>
          </table:table-cell>
          <table:table-cell table:formula="of:=[.C2021]/1000000" office:value-type="float" office:value="9.89031182795699">
            <text:p>9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34529.41176471">
            <text:p>5334529.41</text:p>
          </table:table-cell>
          <table:table-cell office:value-type="float" office:value="2477">
            <text:p>2477</text:p>
          </table:table-cell>
          <table:table-cell table:formula="of:=[.C2022]/1000000" office:value-type="float" office:value="5.33452941176471">
            <text:p>5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92866.66666667">
            <text:p>5192866.67</text:p>
          </table:table-cell>
          <table:table-cell office:value-type="float" office:value="2490">
            <text:p>2490</text:p>
          </table:table-cell>
          <table:table-cell table:formula="of:=[.C2023]/1000000" office:value-type="float" office:value="5.19286666666667">
            <text:p>5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47778.84615385">
            <text:p>7347778.85</text:p>
          </table:table-cell>
          <table:table-cell office:value-type="float" office:value="2494">
            <text:p>2494</text:p>
          </table:table-cell>
          <table:table-cell table:formula="of:=[.C2024]/1000000" office:value-type="float" office:value="7.34777884615385">
            <text:p>7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57013.9751553">
            <text:p>11057013.98</text:p>
          </table:table-cell>
          <table:table-cell office:value-type="float" office:value="2494">
            <text:p>2494</text:p>
          </table:table-cell>
          <table:table-cell table:formula="of:=[.C2025]/1000000" office:value-type="float" office:value="11.0570139751553">
            <text:p>11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00030.3030303">
            <text:p>5600030.3</text:p>
          </table:table-cell>
          <table:table-cell office:value-type="float" office:value="2494">
            <text:p>2494</text:p>
          </table:table-cell>
          <table:table-cell table:formula="of:=[.C2026]/1000000" office:value-type="float" office:value="5.6000303030303">
            <text:p>5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09323.6434109">
            <text:p>12209323.64</text:p>
          </table:table-cell>
          <table:table-cell office:value-type="float" office:value="2494">
            <text:p>2494</text:p>
          </table:table-cell>
          <table:table-cell table:formula="of:=[.C2027]/1000000" office:value-type="float" office:value="12.2093236434109">
            <text:p>12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9484.84848485">
            <text:p>5749484.85</text:p>
          </table:table-cell>
          <table:table-cell office:value-type="float" office:value="2494">
            <text:p>2494</text:p>
          </table:table-cell>
          <table:table-cell table:formula="of:=[.C2028]/1000000" office:value-type="float" office:value="5.74948484848485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87937.5">
            <text:p>5287937.5</text:p>
          </table:table-cell>
          <table:table-cell office:value-type="float" office:value="2497">
            <text:p>2497</text:p>
          </table:table-cell>
          <table:table-cell table:formula="of:=[.C2029]/1000000" office:value-type="float" office:value="5.2879375">
            <text:p>5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13566.6666667">
            <text:p>11213566.67</text:p>
          </table:table-cell>
          <table:table-cell office:value-type="float" office:value="2497">
            <text:p>2497</text:p>
          </table:table-cell>
          <table:table-cell table:formula="of:=[.C2030]/1000000" office:value-type="float" office:value="11.2135666666667">
            <text:p>11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75380.95238095">
            <text:p>7975380.95</text:p>
          </table:table-cell>
          <table:table-cell office:value-type="float" office:value="2497">
            <text:p>2497</text:p>
          </table:table-cell>
          <table:table-cell table:formula="of:=[.C2031]/1000000" office:value-type="float" office:value="7.97538095238095">
            <text:p>7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34145.7800512">
            <text:p>14034145.78</text:p>
          </table:table-cell>
          <table:table-cell office:value-type="float" office:value="2497">
            <text:p>2497</text:p>
          </table:table-cell>
          <table:table-cell table:formula="of:=[.C2032]/1000000" office:value-type="float" office:value="14.0341457800512">
            <text:p>14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70916.6666667">
            <text:p>11070916.67</text:p>
          </table:table-cell>
          <table:table-cell office:value-type="float" office:value="2497">
            <text:p>2497</text:p>
          </table:table-cell>
          <table:table-cell table:formula="of:=[.C2033]/1000000" office:value-type="float" office:value="11.0709166666667">
            <text:p>11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2619.04761905">
            <text:p>6752619.05</text:p>
          </table:table-cell>
          <table:table-cell office:value-type="float" office:value="2497">
            <text:p>2497</text:p>
          </table:table-cell>
          <table:table-cell table:formula="of:=[.C2034]/1000000" office:value-type="float" office:value="6.75261904761905">
            <text:p>6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20570.1754386">
            <text:p>14220570.18</text:p>
          </table:table-cell>
          <table:table-cell office:value-type="float" office:value="2497">
            <text:p>2497</text:p>
          </table:table-cell>
          <table:table-cell table:formula="of:=[.C2035]/1000000" office:value-type="float" office:value="14.2205701754386">
            <text:p>14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75554.6875">
            <text:p>7775554.69</text:p>
          </table:table-cell>
          <table:table-cell office:value-type="float" office:value="2497">
            <text:p>2497</text:p>
          </table:table-cell>
          <table:table-cell table:formula="of:=[.C2036]/1000000" office:value-type="float" office:value="7.7755546875">
            <text:p>7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43764.70588235">
            <text:p>6343764.71</text:p>
          </table:table-cell>
          <table:table-cell office:value-type="float" office:value="2497">
            <text:p>2497</text:p>
          </table:table-cell>
          <table:table-cell table:formula="of:=[.C2037]/1000000" office:value-type="float" office:value="6.34376470588235">
            <text:p>6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37024.3902439">
            <text:p>7937024.39</text:p>
          </table:table-cell>
          <table:table-cell office:value-type="float" office:value="2497">
            <text:p>2497</text:p>
          </table:table-cell>
          <table:table-cell table:formula="of:=[.C2038]/1000000" office:value-type="float" office:value="7.9370243902439">
            <text:p>7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11733.33333333">
            <text:p>7211733.33</text:p>
          </table:table-cell>
          <table:table-cell office:value-type="float" office:value="2499">
            <text:p>2499</text:p>
          </table:table-cell>
          <table:table-cell table:formula="of:=[.C2039]/1000000" office:value-type="float" office:value="7.21173333333333">
            <text:p>7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75169.7674419">
            <text:p>12675169.77</text:p>
          </table:table-cell>
          <table:table-cell office:value-type="float" office:value="2510">
            <text:p>2510</text:p>
          </table:table-cell>
          <table:table-cell table:formula="of:=[.C2040]/1000000" office:value-type="float" office:value="12.6751697674419">
            <text:p>12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39571.4285714">
            <text:p>12639571.43</text:p>
          </table:table-cell>
          <table:table-cell office:value-type="float" office:value="2510">
            <text:p>2510</text:p>
          </table:table-cell>
          <table:table-cell table:formula="of:=[.C2041]/1000000" office:value-type="float" office:value="12.6395714285714">
            <text:p>12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20212.76595745">
            <text:p>7320212.77</text:p>
          </table:table-cell>
          <table:table-cell office:value-type="float" office:value="2510">
            <text:p>2510</text:p>
          </table:table-cell>
          <table:table-cell table:formula="of:=[.C2042]/1000000" office:value-type="float" office:value="7.32021276595745">
            <text:p>7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0642.85714286">
            <text:p>6050642.86</text:p>
          </table:table-cell>
          <table:table-cell office:value-type="float" office:value="2510">
            <text:p>2510</text:p>
          </table:table-cell>
          <table:table-cell table:formula="of:=[.C2043]/1000000" office:value-type="float" office:value="6.05064285714286">
            <text:p>6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08171.9197708">
            <text:p>13308171.92</text:p>
          </table:table-cell>
          <table:table-cell office:value-type="float" office:value="2510">
            <text:p>2510</text:p>
          </table:table-cell>
          <table:table-cell table:formula="of:=[.C2044]/1000000" office:value-type="float" office:value="13.3081719197708">
            <text:p>13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47585.10638298">
            <text:p>7447585.11</text:p>
          </table:table-cell>
          <table:table-cell office:value-type="float" office:value="2510">
            <text:p>2510</text:p>
          </table:table-cell>
          <table:table-cell table:formula="of:=[.C2045]/1000000" office:value-type="float" office:value="7.44758510638298">
            <text:p>7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92952.38095238">
            <text:p>7192952.38</text:p>
          </table:table-cell>
          <table:table-cell office:value-type="float" office:value="2510">
            <text:p>2510</text:p>
          </table:table-cell>
          <table:table-cell table:formula="of:=[.C2046]/1000000" office:value-type="float" office:value="7.19295238095238">
            <text:p>7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31235.29411765">
            <text:p>4131235.29</text:p>
          </table:table-cell>
          <table:table-cell office:value-type="float" office:value="2512">
            <text:p>2512</text:p>
          </table:table-cell>
          <table:table-cell table:formula="of:=[.C2047]/1000000" office:value-type="float" office:value="4.13123529411765">
            <text:p>4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09086.9565217">
            <text:p>10609086.96</text:p>
          </table:table-cell>
          <table:table-cell office:value-type="float" office:value="2512">
            <text:p>2512</text:p>
          </table:table-cell>
          <table:table-cell table:formula="of:=[.C2048]/1000000" office:value-type="float" office:value="10.6090869565217">
            <text:p>10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87026.08695652">
            <text:p>5887026.09</text:p>
          </table:table-cell>
          <table:table-cell office:value-type="float" office:value="2512">
            <text:p>2512</text:p>
          </table:table-cell>
          <table:table-cell table:formula="of:=[.C2049]/1000000" office:value-type="float" office:value="5.88702608695652">
            <text:p>5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02417.3913043">
            <text:p>10702417.39</text:p>
          </table:table-cell>
          <table:table-cell office:value-type="float" office:value="2512">
            <text:p>2512</text:p>
          </table:table-cell>
          <table:table-cell table:formula="of:=[.C2050]/1000000" office:value-type="float" office:value="10.7024173913043">
            <text:p>10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3652.17391304">
            <text:p>6053652.17</text:p>
          </table:table-cell>
          <table:table-cell office:value-type="float" office:value="2512">
            <text:p>2512</text:p>
          </table:table-cell>
          <table:table-cell table:formula="of:=[.C2051]/1000000" office:value-type="float" office:value="6.05365217391304">
            <text:p>6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06645.56962025">
            <text:p>8006645.57</text:p>
          </table:table-cell>
          <table:table-cell office:value-type="float" office:value="2512">
            <text:p>2512</text:p>
          </table:table-cell>
          <table:table-cell table:formula="of:=[.C2052]/1000000" office:value-type="float" office:value="8.00664556962025">
            <text:p>8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85531.25">
            <text:p>7585531.25</text:p>
          </table:table-cell>
          <table:table-cell office:value-type="float" office:value="2512">
            <text:p>2512</text:p>
          </table:table-cell>
          <table:table-cell table:formula="of:=[.C2053]/1000000" office:value-type="float" office:value="7.58553125">
            <text:p>7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02215.18987342">
            <text:p>7702215.19</text:p>
          </table:table-cell>
          <table:table-cell office:value-type="float" office:value="2512">
            <text:p>2512</text:p>
          </table:table-cell>
          <table:table-cell table:formula="of:=[.C2054]/1000000" office:value-type="float" office:value="7.70221518987342">
            <text:p>7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07843.75">
            <text:p>7207843.75</text:p>
          </table:table-cell>
          <table:table-cell office:value-type="float" office:value="2512">
            <text:p>2512</text:p>
          </table:table-cell>
          <table:table-cell table:formula="of:=[.C2055]/1000000" office:value-type="float" office:value="7.20784375">
            <text:p>7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56268.65671642">
            <text:p>7656268.66</text:p>
          </table:table-cell>
          <table:table-cell office:value-type="float" office:value="2512">
            <text:p>2512</text:p>
          </table:table-cell>
          <table:table-cell table:formula="of:=[.C2056]/1000000" office:value-type="float" office:value="7.65626865671642">
            <text:p>7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00686.56716418">
            <text:p>7100686.57</text:p>
          </table:table-cell>
          <table:table-cell office:value-type="float" office:value="2512">
            <text:p>2512</text:p>
          </table:table-cell>
          <table:table-cell table:formula="of:=[.C2057]/1000000" office:value-type="float" office:value="7.10068656716418">
            <text:p>7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23755.1342812">
            <text:p>8423755.13</text:p>
          </table:table-cell>
          <table:table-cell office:value-type="float" office:value="2518">
            <text:p>2518</text:p>
          </table:table-cell>
          <table:table-cell table:formula="of:=[.C2058]/1000000" office:value-type="float" office:value="8.4237551342812">
            <text:p>8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92500">
            <text:p>5492500</text:p>
          </table:table-cell>
          <table:table-cell office:value-type="float" office:value="2518">
            <text:p>2518</text:p>
          </table:table-cell>
          <table:table-cell table:formula="of:=[.C2059]/1000000" office:value-type="float" office:value="5.4925">
            <text:p>5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69322.5806452">
            <text:p>11469322.58</text:p>
          </table:table-cell>
          <table:table-cell office:value-type="float" office:value="2518">
            <text:p>2518</text:p>
          </table:table-cell>
          <table:table-cell table:formula="of:=[.C2060]/1000000" office:value-type="float" office:value="11.4693225806452">
            <text:p>11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91285.71428571">
            <text:p>5791285.71</text:p>
          </table:table-cell>
          <table:table-cell office:value-type="float" office:value="2518">
            <text:p>2518</text:p>
          </table:table-cell>
          <table:table-cell table:formula="of:=[.C2061]/1000000" office:value-type="float" office:value="5.79128571428571">
            <text:p>5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13411.2903226">
            <text:p>10513411.29</text:p>
          </table:table-cell>
          <table:table-cell office:value-type="float" office:value="2518">
            <text:p>2518</text:p>
          </table:table-cell>
          <table:table-cell table:formula="of:=[.C2062]/1000000" office:value-type="float" office:value="10.5134112903226">
            <text:p>10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61941.17647059">
            <text:p>4661941.18</text:p>
          </table:table-cell>
          <table:table-cell office:value-type="float" office:value="2518">
            <text:p>2518</text:p>
          </table:table-cell>
          <table:table-cell table:formula="of:=[.C2063]/1000000" office:value-type="float" office:value="4.66194117647059">
            <text:p>4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72000">
            <text:p>5072000</text:p>
          </table:table-cell>
          <table:table-cell office:value-type="float" office:value="2518">
            <text:p>2518</text:p>
          </table:table-cell>
          <table:table-cell table:formula="of:=[.C2064]/1000000" office:value-type="float" office:value="5.072">
            <text:p>5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65294.11764706">
            <text:p>4865294.12</text:p>
          </table:table-cell>
          <table:table-cell office:value-type="float" office:value="2518">
            <text:p>2518</text:p>
          </table:table-cell>
          <table:table-cell table:formula="of:=[.C2065]/1000000" office:value-type="float" office:value="4.86529411764706">
            <text:p>4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48741.93548387">
            <text:p>5348741.94</text:p>
          </table:table-cell>
          <table:table-cell office:value-type="float" office:value="2518">
            <text:p>2518</text:p>
          </table:table-cell>
          <table:table-cell table:formula="of:=[.C2066]/1000000" office:value-type="float" office:value="5.34874193548387">
            <text:p>5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03634.92063492">
            <text:p>8703634.92</text:p>
          </table:table-cell>
          <table:table-cell office:value-type="float" office:value="2518">
            <text:p>2518</text:p>
          </table:table-cell>
          <table:table-cell table:formula="of:=[.C2067]/1000000" office:value-type="float" office:value="8.70363492063492">
            <text:p>8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96677.41935484">
            <text:p>8396677.42</text:p>
          </table:table-cell>
          <table:table-cell office:value-type="float" office:value="2518">
            <text:p>2518</text:p>
          </table:table-cell>
          <table:table-cell table:formula="of:=[.C2068]/1000000" office:value-type="float" office:value="8.39667741935484">
            <text:p>8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2571.42857143">
            <text:p>6432571.43</text:p>
          </table:table-cell>
          <table:table-cell office:value-type="float" office:value="2524">
            <text:p>2524</text:p>
          </table:table-cell>
          <table:table-cell table:formula="of:=[.C2069]/1000000" office:value-type="float" office:value="6.43257142857143">
            <text:p>6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90142.85714286">
            <text:p>7090142.86</text:p>
          </table:table-cell>
          <table:table-cell office:value-type="float" office:value="2524">
            <text:p>2524</text:p>
          </table:table-cell>
          <table:table-cell table:formula="of:=[.C2070]/1000000" office:value-type="float" office:value="7.09014285714286">
            <text:p>7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16352.94117647">
            <text:p>5516352.94</text:p>
          </table:table-cell>
          <table:table-cell office:value-type="float" office:value="2524">
            <text:p>2524</text:p>
          </table:table-cell>
          <table:table-cell table:formula="of:=[.C2071]/1000000" office:value-type="float" office:value="5.51635294117647">
            <text:p>5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6392.4050633">
            <text:p>10006392.41</text:p>
          </table:table-cell>
          <table:table-cell office:value-type="float" office:value="2532">
            <text:p>2532</text:p>
          </table:table-cell>
          <table:table-cell table:formula="of:=[.C2072]/1000000" office:value-type="float" office:value="10.0063924050633">
            <text:p>10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64589.5522388">
            <text:p>12864589.55</text:p>
          </table:table-cell>
          <table:table-cell office:value-type="float" office:value="2532">
            <text:p>2532</text:p>
          </table:table-cell>
          <table:table-cell table:formula="of:=[.C2073]/1000000" office:value-type="float" office:value="12.8645895522388">
            <text:p>12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80862.06896552">
            <text:p>7480862.07</text:p>
          </table:table-cell>
          <table:table-cell office:value-type="float" office:value="2532">
            <text:p>2532</text:p>
          </table:table-cell>
          <table:table-cell table:formula="of:=[.C2074]/1000000" office:value-type="float" office:value="7.48086206896552">
            <text:p>7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51202.38095238">
            <text:p>9851202.38</text:p>
          </table:table-cell>
          <table:table-cell office:value-type="float" office:value="2532">
            <text:p>2532</text:p>
          </table:table-cell>
          <table:table-cell table:formula="of:=[.C2075]/1000000" office:value-type="float" office:value="9.85120238095238">
            <text:p>9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30897.3509934">
            <text:p>11130897.35</text:p>
          </table:table-cell>
          <table:table-cell office:value-type="float" office:value="2532">
            <text:p>2532</text:p>
          </table:table-cell>
          <table:table-cell table:formula="of:=[.C2076]/1000000" office:value-type="float" office:value="11.1308973509934">
            <text:p>1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38971.42857143">
            <text:p>8438971.43</text:p>
          </table:table-cell>
          <table:table-cell office:value-type="float" office:value="2532">
            <text:p>2532</text:p>
          </table:table-cell>
          <table:table-cell table:formula="of:=[.C2077]/1000000" office:value-type="float" office:value="8.43897142857143">
            <text:p>8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76365.2173913">
            <text:p>13276365.22</text:p>
          </table:table-cell>
          <table:table-cell office:value-type="float" office:value="2532">
            <text:p>2532</text:p>
          </table:table-cell>
          <table:table-cell table:formula="of:=[.C2078]/1000000" office:value-type="float" office:value="13.2763652173913">
            <text:p>13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96481.8181818">
            <text:p>12896481.82</text:p>
          </table:table-cell>
          <table:table-cell office:value-type="float" office:value="2532">
            <text:p>2532</text:p>
          </table:table-cell>
          <table:table-cell table:formula="of:=[.C2079]/1000000" office:value-type="float" office:value="12.8964818181818">
            <text:p>12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95925.37313433">
            <text:p>7895925.37</text:p>
          </table:table-cell>
          <table:table-cell office:value-type="float" office:value="2532">
            <text:p>2532</text:p>
          </table:table-cell>
          <table:table-cell table:formula="of:=[.C2080]/1000000" office:value-type="float" office:value="7.89592537313433">
            <text:p>7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74718.3098592">
            <text:p>10774718.31</text:p>
          </table:table-cell>
          <table:table-cell office:value-type="float" office:value="2535">
            <text:p>2535</text:p>
          </table:table-cell>
          <table:table-cell table:formula="of:=[.C2081]/1000000" office:value-type="float" office:value="10.7747183098592">
            <text:p>10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44920.4545455">
            <text:p>12144920.45</text:p>
          </table:table-cell>
          <table:table-cell office:value-type="float" office:value="2535">
            <text:p>2535</text:p>
          </table:table-cell>
          <table:table-cell table:formula="of:=[.C2082]/1000000" office:value-type="float" office:value="12.1449204545455">
            <text:p>12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93857.14285714">
            <text:p>7693857.14</text:p>
          </table:table-cell>
          <table:table-cell office:value-type="float" office:value="2535">
            <text:p>2535</text:p>
          </table:table-cell>
          <table:table-cell table:formula="of:=[.C2083]/1000000" office:value-type="float" office:value="7.69385714285714">
            <text:p>7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25689.9224806">
            <text:p>12425689.92</text:p>
          </table:table-cell>
          <table:table-cell office:value-type="float" office:value="2535">
            <text:p>2535</text:p>
          </table:table-cell>
          <table:table-cell table:formula="of:=[.C2084]/1000000" office:value-type="float" office:value="12.4256899224806">
            <text:p>12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74067.4157303">
            <text:p>11274067.42</text:p>
          </table:table-cell>
          <table:table-cell office:value-type="float" office:value="2535">
            <text:p>2535</text:p>
          </table:table-cell>
          <table:table-cell table:formula="of:=[.C2085]/1000000" office:value-type="float" office:value="11.2740674157303">
            <text:p>11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09541.3533835">
            <text:p>12109541.35</text:p>
          </table:table-cell>
          <table:table-cell office:value-type="float" office:value="2535">
            <text:p>2535</text:p>
          </table:table-cell>
          <table:table-cell table:formula="of:=[.C2086]/1000000" office:value-type="float" office:value="12.1095413533835">
            <text:p>12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17653.84615385">
            <text:p>6217653.85</text:p>
          </table:table-cell>
          <table:table-cell office:value-type="float" office:value="2535">
            <text:p>2535</text:p>
          </table:table-cell>
          <table:table-cell table:formula="of:=[.C2087]/1000000" office:value-type="float" office:value="6.21765384615385">
            <text:p>6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96768.51851852">
            <text:p>7596768.52</text:p>
          </table:table-cell>
          <table:table-cell office:value-type="float" office:value="2535">
            <text:p>2535</text:p>
          </table:table-cell>
          <table:table-cell table:formula="of:=[.C2088]/1000000" office:value-type="float" office:value="7.59676851851852">
            <text:p>7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86488.0952381">
            <text:p>11486488.1</text:p>
          </table:table-cell>
          <table:table-cell office:value-type="float" office:value="2535">
            <text:p>2535</text:p>
          </table:table-cell>
          <table:table-cell table:formula="of:=[.C2089]/1000000" office:value-type="float" office:value="11.4864880952381">
            <text:p>11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557309.5238095">
            <text:p>12557309.52</text:p>
          </table:table-cell>
          <table:table-cell office:value-type="float" office:value="2535">
            <text:p>2535</text:p>
          </table:table-cell>
          <table:table-cell table:formula="of:=[.C2090]/1000000" office:value-type="float" office:value="12.5573095238095">
            <text:p>12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87312.5">
            <text:p>9487312.5</text:p>
          </table:table-cell>
          <table:table-cell office:value-type="float" office:value="2541">
            <text:p>2541</text:p>
          </table:table-cell>
          <table:table-cell table:formula="of:=[.C2091]/1000000" office:value-type="float" office:value="9.4873125">
            <text:p>9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10500">
            <text:p>5110500</text:p>
          </table:table-cell>
          <table:table-cell office:value-type="float" office:value="2541">
            <text:p>2541</text:p>
          </table:table-cell>
          <table:table-cell table:formula="of:=[.C2092]/1000000" office:value-type="float" office:value="5.1105">
            <text:p>5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31571.42857143">
            <text:p>4231571.43</text:p>
          </table:table-cell>
          <table:table-cell office:value-type="float" office:value="2547">
            <text:p>2547</text:p>
          </table:table-cell>
          <table:table-cell table:formula="of:=[.C2093]/1000000" office:value-type="float" office:value="4.23157142857143">
            <text:p>4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41083.33333333">
            <text:p>7641083.33</text:p>
          </table:table-cell>
          <table:table-cell office:value-type="float" office:value="2547">
            <text:p>2547</text:p>
          </table:table-cell>
          <table:table-cell table:formula="of:=[.C2094]/1000000" office:value-type="float" office:value="7.64108333333333">
            <text:p>7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73797.6653697">
            <text:p>12473797.67</text:p>
          </table:table-cell>
          <table:table-cell office:value-type="float" office:value="2547">
            <text:p>2547</text:p>
          </table:table-cell>
          <table:table-cell table:formula="of:=[.C2095]/1000000" office:value-type="float" office:value="12.4737976653697">
            <text:p>12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74383.33333333">
            <text:p>7674383.33</text:p>
          </table:table-cell>
          <table:table-cell office:value-type="float" office:value="2547">
            <text:p>2547</text:p>
          </table:table-cell>
          <table:table-cell table:formula="of:=[.C2096]/1000000" office:value-type="float" office:value="7.67438333333333">
            <text:p>7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65269.6078431">
            <text:p>13065269.61</text:p>
          </table:table-cell>
          <table:table-cell office:value-type="float" office:value="2547">
            <text:p>2547</text:p>
          </table:table-cell>
          <table:table-cell table:formula="of:=[.C2097]/1000000" office:value-type="float" office:value="13.0652696078431">
            <text:p>13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47600">
            <text:p>7347600</text:p>
          </table:table-cell>
          <table:table-cell office:value-type="float" office:value="2547">
            <text:p>2547</text:p>
          </table:table-cell>
          <table:table-cell table:formula="of:=[.C2098]/1000000" office:value-type="float" office:value="7.3476">
            <text:p>7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74961.0894942">
            <text:p>12174961.09</text:p>
          </table:table-cell>
          <table:table-cell office:value-type="float" office:value="2547">
            <text:p>2547</text:p>
          </table:table-cell>
          <table:table-cell table:formula="of:=[.C2099]/1000000" office:value-type="float" office:value="12.1749610894942">
            <text:p>12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16800">
            <text:p>7616800</text:p>
          </table:table-cell>
          <table:table-cell office:value-type="float" office:value="2547">
            <text:p>2547</text:p>
          </table:table-cell>
          <table:table-cell table:formula="of:=[.C2100]/1000000" office:value-type="float" office:value="7.6168">
            <text:p>7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1500">
            <text:p>5701500</text:p>
          </table:table-cell>
          <table:table-cell office:value-type="float" office:value="2575">
            <text:p>2575</text:p>
          </table:table-cell>
          <table:table-cell table:formula="of:=[.C2101]/1000000" office:value-type="float" office:value="5.7015">
            <text:p>5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27933.33333333">
            <text:p>4927933.33</text:p>
          </table:table-cell>
          <table:table-cell office:value-type="float" office:value="2575">
            <text:p>2575</text:p>
          </table:table-cell>
          <table:table-cell table:formula="of:=[.C2102]/1000000" office:value-type="float" office:value="4.92793333333333">
            <text:p>4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62390.97744361">
            <text:p>7362390.98</text:p>
          </table:table-cell>
          <table:table-cell office:value-type="float" office:value="2575">
            <text:p>2575</text:p>
          </table:table-cell>
          <table:table-cell table:formula="of:=[.C2103]/1000000" office:value-type="float" office:value="7.36239097744361">
            <text:p>7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61000">
            <text:p>10361000</text:p>
          </table:table-cell>
          <table:table-cell office:value-type="float" office:value="2579">
            <text:p>2579</text:p>
          </table:table-cell>
          <table:table-cell table:formula="of:=[.C2104]/1000000" office:value-type="float" office:value="10.361">
            <text:p>10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60400">
            <text:p>8660400</text:p>
          </table:table-cell>
          <table:table-cell office:value-type="float" office:value="2579">
            <text:p>2579</text:p>
          </table:table-cell>
          <table:table-cell table:formula="of:=[.C2105]/1000000" office:value-type="float" office:value="8.6604">
            <text:p>8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9515.15151515">
            <text:p>6129515.15</text:p>
          </table:table-cell>
          <table:table-cell office:value-type="float" office:value="2579">
            <text:p>2579</text:p>
          </table:table-cell>
          <table:table-cell table:formula="of:=[.C2106]/1000000" office:value-type="float" office:value="6.12951515151515">
            <text:p>6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12952.38095238">
            <text:p>7912952.38</text:p>
          </table:table-cell>
          <table:table-cell office:value-type="float" office:value="2579">
            <text:p>2579</text:p>
          </table:table-cell>
          <table:table-cell table:formula="of:=[.C2107]/1000000" office:value-type="float" office:value="7.91295238095238">
            <text:p>7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70259.25925926">
            <text:p>6370259.26</text:p>
          </table:table-cell>
          <table:table-cell office:value-type="float" office:value="2579">
            <text:p>2579</text:p>
          </table:table-cell>
          <table:table-cell table:formula="of:=[.C2108]/1000000" office:value-type="float" office:value="6.37025925925926">
            <text:p>6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48360">
            <text:p>7448360</text:p>
          </table:table-cell>
          <table:table-cell office:value-type="float" office:value="2593">
            <text:p>2593</text:p>
          </table:table-cell>
          <table:table-cell table:formula="of:=[.C2109]/1000000" office:value-type="float" office:value="7.44836">
            <text:p>7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57085.2459016">
            <text:p>16757085.25</text:p>
          </table:table-cell>
          <table:table-cell office:value-type="float" office:value="2593">
            <text:p>2593</text:p>
          </table:table-cell>
          <table:table-cell table:formula="of:=[.C2110]/1000000" office:value-type="float" office:value="16.7570852459016">
            <text:p>16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57176.47058824">
            <text:p>7257176.47</text:p>
          </table:table-cell>
          <table:table-cell office:value-type="float" office:value="2593">
            <text:p>2593</text:p>
          </table:table-cell>
          <table:table-cell table:formula="of:=[.C2111]/1000000" office:value-type="float" office:value="7.25717647058824">
            <text:p>7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76546.4190981">
            <text:p>12276546.42</text:p>
          </table:table-cell>
          <table:table-cell office:value-type="float" office:value="2593">
            <text:p>2593</text:p>
          </table:table-cell>
          <table:table-cell table:formula="of:=[.C2112]/1000000" office:value-type="float" office:value="12.2765464190981">
            <text:p>12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36705.88235294">
            <text:p>5436705.88</text:p>
          </table:table-cell>
          <table:table-cell office:value-type="float" office:value="2593">
            <text:p>2593</text:p>
          </table:table-cell>
          <table:table-cell table:formula="of:=[.C2113]/1000000" office:value-type="float" office:value="5.43670588235294">
            <text:p>5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00651.8518519">
            <text:p>10600651.85</text:p>
          </table:table-cell>
          <table:table-cell office:value-type="float" office:value="2594">
            <text:p>2594</text:p>
          </table:table-cell>
          <table:table-cell table:formula="of:=[.C2114]/1000000" office:value-type="float" office:value="10.6006518518519">
            <text:p>10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89932.9140461">
            <text:p>13189932.91</text:p>
          </table:table-cell>
          <table:table-cell office:value-type="float" office:value="2594">
            <text:p>2594</text:p>
          </table:table-cell>
          <table:table-cell table:formula="of:=[.C2115]/1000000" office:value-type="float" office:value="13.1899329140461">
            <text:p>13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54417.9104478">
            <text:p>13954417.91</text:p>
          </table:table-cell>
          <table:table-cell office:value-type="float" office:value="2603">
            <text:p>2603</text:p>
          </table:table-cell>
          <table:table-cell table:formula="of:=[.C2116]/1000000" office:value-type="float" office:value="13.9544179104478">
            <text:p>13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70402.17391304">
            <text:p>9370402.17</text:p>
          </table:table-cell>
          <table:table-cell office:value-type="float" office:value="2603">
            <text:p>2603</text:p>
          </table:table-cell>
          <table:table-cell table:formula="of:=[.C2117]/1000000" office:value-type="float" office:value="9.37040217391304">
            <text:p>9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74916.66666667">
            <text:p>6274916.67</text:p>
          </table:table-cell>
          <table:table-cell office:value-type="float" office:value="2603">
            <text:p>2603</text:p>
          </table:table-cell>
          <table:table-cell table:formula="of:=[.C2118]/1000000" office:value-type="float" office:value="6.27491666666667">
            <text:p>6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64348.2587065">
            <text:p>11664348.26</text:p>
          </table:table-cell>
          <table:table-cell office:value-type="float" office:value="2603">
            <text:p>2603</text:p>
          </table:table-cell>
          <table:table-cell table:formula="of:=[.C2119]/1000000" office:value-type="float" office:value="11.6643482587065">
            <text:p>11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86435.8974359">
            <text:p>10986435.9</text:p>
          </table:table-cell>
          <table:table-cell office:value-type="float" office:value="2603">
            <text:p>2603</text:p>
          </table:table-cell>
          <table:table-cell table:formula="of:=[.C2120]/1000000" office:value-type="float" office:value="10.9864358974359">
            <text:p>1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78592.59259259">
            <text:p>7278592.59</text:p>
          </table:table-cell>
          <table:table-cell office:value-type="float" office:value="2603">
            <text:p>2603</text:p>
          </table:table-cell>
          <table:table-cell table:formula="of:=[.C2121]/1000000" office:value-type="float" office:value="7.27859259259259">
            <text:p>7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88888.88888889">
            <text:p>8388888.89</text:p>
          </table:table-cell>
          <table:table-cell office:value-type="float" office:value="2603">
            <text:p>2603</text:p>
          </table:table-cell>
          <table:table-cell table:formula="of:=[.C2122]/1000000" office:value-type="float" office:value="8.38888888888889">
            <text:p>8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12166.66666667">
            <text:p>6512166.67</text:p>
          </table:table-cell>
          <table:table-cell office:value-type="float" office:value="2603">
            <text:p>2603</text:p>
          </table:table-cell>
          <table:table-cell table:formula="of:=[.C2123]/1000000" office:value-type="float" office:value="6.51216666666667">
            <text:p>6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69968.2539683">
            <text:p>17669968.25</text:p>
          </table:table-cell>
          <table:table-cell office:value-type="float" office:value="2603">
            <text:p>2603</text:p>
          </table:table-cell>
          <table:table-cell table:formula="of:=[.C2124]/1000000" office:value-type="float" office:value="17.6699682539683">
            <text:p>17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31866.66666667">
            <text:p>7731866.67</text:p>
          </table:table-cell>
          <table:table-cell office:value-type="float" office:value="2603">
            <text:p>2603</text:p>
          </table:table-cell>
          <table:table-cell table:formula="of:=[.C2125]/1000000" office:value-type="float" office:value="7.73186666666667">
            <text:p>7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37428.57142857">
            <text:p>6537428.57</text:p>
          </table:table-cell>
          <table:table-cell office:value-type="float" office:value="2603">
            <text:p>2603</text:p>
          </table:table-cell>
          <table:table-cell table:formula="of:=[.C2126]/1000000" office:value-type="float" office:value="6.53742857142857">
            <text:p>6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22506.4377682">
            <text:p>11922506.44</text:p>
          </table:table-cell>
          <table:table-cell office:value-type="float" office:value="2603">
            <text:p>2603</text:p>
          </table:table-cell>
          <table:table-cell table:formula="of:=[.C2127]/1000000" office:value-type="float" office:value="11.9225064377682">
            <text:p>1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16065.93406593">
            <text:p>7816065.93</text:p>
          </table:table-cell>
          <table:table-cell office:value-type="float" office:value="2603">
            <text:p>2603</text:p>
          </table:table-cell>
          <table:table-cell table:formula="of:=[.C2128]/1000000" office:value-type="float" office:value="7.81606593406593">
            <text:p>7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91768.45637584">
            <text:p>7391768.46</text:p>
          </table:table-cell>
          <table:table-cell office:value-type="float" office:value="2603">
            <text:p>2603</text:p>
          </table:table-cell>
          <table:table-cell table:formula="of:=[.C2129]/1000000" office:value-type="float" office:value="7.39176845637584">
            <text:p>7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64665.2360515">
            <text:p>12464665.24</text:p>
          </table:table-cell>
          <table:table-cell office:value-type="float" office:value="2603">
            <text:p>2603</text:p>
          </table:table-cell>
          <table:table-cell table:formula="of:=[.C2130]/1000000" office:value-type="float" office:value="12.4646652360515">
            <text:p>12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16219.78021978">
            <text:p>7916219.78</text:p>
          </table:table-cell>
          <table:table-cell office:value-type="float" office:value="2603">
            <text:p>2603</text:p>
          </table:table-cell>
          <table:table-cell table:formula="of:=[.C2131]/1000000" office:value-type="float" office:value="7.91621978021978">
            <text:p>7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50285.71428571">
            <text:p>5350285.71</text:p>
          </table:table-cell>
          <table:table-cell office:value-type="float" office:value="2603">
            <text:p>2603</text:p>
          </table:table-cell>
          <table:table-cell table:formula="of:=[.C2132]/1000000" office:value-type="float" office:value="5.35028571428571">
            <text:p>5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45047.2103004">
            <text:p>12445047.21</text:p>
          </table:table-cell>
          <table:table-cell office:value-type="float" office:value="2603">
            <text:p>2603</text:p>
          </table:table-cell>
          <table:table-cell table:formula="of:=[.C2133]/1000000" office:value-type="float" office:value="12.4450472103004">
            <text:p>12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16318.68131868">
            <text:p>7916318.68</text:p>
          </table:table-cell>
          <table:table-cell office:value-type="float" office:value="2603">
            <text:p>2603</text:p>
          </table:table-cell>
          <table:table-cell table:formula="of:=[.C2134]/1000000" office:value-type="float" office:value="7.91631868131868">
            <text:p>7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74969.79865772">
            <text:p>7174969.8</text:p>
          </table:table-cell>
          <table:table-cell office:value-type="float" office:value="2603">
            <text:p>2603</text:p>
          </table:table-cell>
          <table:table-cell table:formula="of:=[.C2135]/1000000" office:value-type="float" office:value="7.17496979865772">
            <text:p>7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19231.7596567">
            <text:p>12119231.76</text:p>
          </table:table-cell>
          <table:table-cell office:value-type="float" office:value="2603">
            <text:p>2603</text:p>
          </table:table-cell>
          <table:table-cell table:formula="of:=[.C2136]/1000000" office:value-type="float" office:value="12.1192317596567">
            <text:p>12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97736.26373626">
            <text:p>7897736.26</text:p>
          </table:table-cell>
          <table:table-cell office:value-type="float" office:value="2603">
            <text:p>2603</text:p>
          </table:table-cell>
          <table:table-cell table:formula="of:=[.C2137]/1000000" office:value-type="float" office:value="7.89773626373626">
            <text:p>7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17074.07407407">
            <text:p>7117074.07</text:p>
          </table:table-cell>
          <table:table-cell office:value-type="float" office:value="2603">
            <text:p>2603</text:p>
          </table:table-cell>
          <table:table-cell table:formula="of:=[.C2138]/1000000" office:value-type="float" office:value="7.11707407407407">
            <text:p>7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9047.61904762">
            <text:p>6409047.62</text:p>
          </table:table-cell>
          <table:table-cell office:value-type="float" office:value="2607">
            <text:p>2607</text:p>
          </table:table-cell>
          <table:table-cell table:formula="of:=[.C2139]/1000000" office:value-type="float" office:value="6.40904761904762">
            <text:p>6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3766.8393782">
            <text:p>10003766.84</text:p>
          </table:table-cell>
          <table:table-cell office:value-type="float" office:value="2607">
            <text:p>2607</text:p>
          </table:table-cell>
          <table:table-cell table:formula="of:=[.C2140]/1000000" office:value-type="float" office:value="10.0037668393782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30099.009901">
            <text:p>10030099.01</text:p>
          </table:table-cell>
          <table:table-cell office:value-type="float" office:value="2607">
            <text:p>2607</text:p>
          </table:table-cell>
          <table:table-cell table:formula="of:=[.C2141]/1000000" office:value-type="float" office:value="10.030099009901">
            <text:p>10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37659.38864629">
            <text:p>6537659.39</text:p>
          </table:table-cell>
          <table:table-cell office:value-type="float" office:value="2607">
            <text:p>2607</text:p>
          </table:table-cell>
          <table:table-cell table:formula="of:=[.C2142]/1000000" office:value-type="float" office:value="6.53765938864629">
            <text:p>6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11619.04761905">
            <text:p>5211619.05</text:p>
          </table:table-cell>
          <table:table-cell office:value-type="float" office:value="2623">
            <text:p>2623</text:p>
          </table:table-cell>
          <table:table-cell table:formula="of:=[.C2143]/1000000" office:value-type="float" office:value="5.21161904761905">
            <text:p>5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07735.29411765">
            <text:p>7207735.29</text:p>
          </table:table-cell>
          <table:table-cell office:value-type="float" office:value="2623">
            <text:p>2623</text:p>
          </table:table-cell>
          <table:table-cell table:formula="of:=[.C2144]/1000000" office:value-type="float" office:value="7.20773529411765">
            <text:p>7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603421.76870748">
            <text:p>9603421.77</text:p>
          </table:table-cell>
          <table:table-cell office:value-type="float" office:value="2623">
            <text:p>2623</text:p>
          </table:table-cell>
          <table:table-cell table:formula="of:=[.C2145]/1000000" office:value-type="float" office:value="9.60342176870748">
            <text:p>9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27210.22727273">
            <text:p>9727210.23</text:p>
          </table:table-cell>
          <table:table-cell office:value-type="float" office:value="2623">
            <text:p>2623</text:p>
          </table:table-cell>
          <table:table-cell table:formula="of:=[.C2146]/1000000" office:value-type="float" office:value="9.72721022727273">
            <text:p>9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32462.58503401">
            <text:p>9432462.59</text:p>
          </table:table-cell>
          <table:table-cell office:value-type="float" office:value="2623">
            <text:p>2623</text:p>
          </table:table-cell>
          <table:table-cell table:formula="of:=[.C2147]/1000000" office:value-type="float" office:value="9.43246258503401">
            <text:p>9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12669.11764706">
            <text:p>9412669.12</text:p>
          </table:table-cell>
          <table:table-cell office:value-type="float" office:value="2623">
            <text:p>2623</text:p>
          </table:table-cell>
          <table:table-cell table:formula="of:=[.C2148]/1000000" office:value-type="float" office:value="9.41266911764706">
            <text:p>9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82214.28571429">
            <text:p>5382214.29</text:p>
          </table:table-cell>
          <table:table-cell office:value-type="float" office:value="2638">
            <text:p>2638</text:p>
          </table:table-cell>
          <table:table-cell table:formula="of:=[.C2149]/1000000" office:value-type="float" office:value="5.38221428571429">
            <text:p>5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33384.2975207">
            <text:p>12633384.3</text:p>
          </table:table-cell>
          <table:table-cell office:value-type="float" office:value="2638">
            <text:p>2638</text:p>
          </table:table-cell>
          <table:table-cell table:formula="of:=[.C2150]/1000000" office:value-type="float" office:value="12.6333842975207">
            <text:p>12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97048.38709677">
            <text:p>8597048.39</text:p>
          </table:table-cell>
          <table:table-cell office:value-type="float" office:value="2638">
            <text:p>2638</text:p>
          </table:table-cell>
          <table:table-cell table:formula="of:=[.C2151]/1000000" office:value-type="float" office:value="8.59704838709677">
            <text:p>8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33857.14285714">
            <text:p>4833857.14</text:p>
          </table:table-cell>
          <table:table-cell office:value-type="float" office:value="2638">
            <text:p>2638</text:p>
          </table:table-cell>
          <table:table-cell table:formula="of:=[.C2152]/1000000" office:value-type="float" office:value="4.83385714285714">
            <text:p>4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68944.44444444">
            <text:p>7468944.44</text:p>
          </table:table-cell>
          <table:table-cell office:value-type="float" office:value="2638">
            <text:p>2638</text:p>
          </table:table-cell>
          <table:table-cell table:formula="of:=[.C2153]/1000000" office:value-type="float" office:value="7.46894444444444">
            <text:p>7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73500">
            <text:p>8273500</text:p>
          </table:table-cell>
          <table:table-cell office:value-type="float" office:value="2638">
            <text:p>2638</text:p>
          </table:table-cell>
          <table:table-cell table:formula="of:=[.C2154]/1000000" office:value-type="float" office:value="8.2735">
            <text:p>8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01517.24137931">
            <text:p>7401517.24</text:p>
          </table:table-cell>
          <table:table-cell office:value-type="float" office:value="2638">
            <text:p>2638</text:p>
          </table:table-cell>
          <table:table-cell table:formula="of:=[.C2155]/1000000" office:value-type="float" office:value="7.40151724137931">
            <text:p>7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63000">
            <text:p>9863000</text:p>
          </table:table-cell>
          <table:table-cell office:value-type="float" office:value="2638">
            <text:p>2638</text:p>
          </table:table-cell>
          <table:table-cell table:formula="of:=[.C2156]/1000000" office:value-type="float" office:value="9.863">
            <text:p>9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63285.71428571">
            <text:p>4963285.71</text:p>
          </table:table-cell>
          <table:table-cell office:value-type="float" office:value="2645">
            <text:p>2645</text:p>
          </table:table-cell>
          <table:table-cell table:formula="of:=[.C2157]/1000000" office:value-type="float" office:value="4.96328571428571">
            <text:p>4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71221.3930348">
            <text:p>10471221.39</text:p>
          </table:table-cell>
          <table:table-cell office:value-type="float" office:value="2645">
            <text:p>2645</text:p>
          </table:table-cell>
          <table:table-cell table:formula="of:=[.C2158]/1000000" office:value-type="float" office:value="10.4712213930348">
            <text:p>10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89513.51351351">
            <text:p>7389513.51</text:p>
          </table:table-cell>
          <table:table-cell office:value-type="float" office:value="2645">
            <text:p>2645</text:p>
          </table:table-cell>
          <table:table-cell table:formula="of:=[.C2159]/1000000" office:value-type="float" office:value="7.38951351351351">
            <text:p>7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18444.44444444">
            <text:p>7718444.44</text:p>
          </table:table-cell>
          <table:table-cell office:value-type="float" office:value="2645">
            <text:p>2645</text:p>
          </table:table-cell>
          <table:table-cell table:formula="of:=[.C2160]/1000000" office:value-type="float" office:value="7.71844444444444">
            <text:p>7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24877.69784173">
            <text:p>8224877.7</text:p>
          </table:table-cell>
          <table:table-cell office:value-type="float" office:value="2645">
            <text:p>2645</text:p>
          </table:table-cell>
          <table:table-cell table:formula="of:=[.C2161]/1000000" office:value-type="float" office:value="8.22487769784173">
            <text:p>8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43428.57142857">
            <text:p>6443428.57</text:p>
          </table:table-cell>
          <table:table-cell office:value-type="float" office:value="2654">
            <text:p>2654</text:p>
          </table:table-cell>
          <table:table-cell table:formula="of:=[.C2162]/1000000" office:value-type="float" office:value="6.44342857142857">
            <text:p>6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41714.28571429">
            <text:p>6641714.29</text:p>
          </table:table-cell>
          <table:table-cell office:value-type="float" office:value="2654">
            <text:p>2654</text:p>
          </table:table-cell>
          <table:table-cell table:formula="of:=[.C2163]/1000000" office:value-type="float" office:value="6.64171428571429">
            <text:p>6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51904.76190476">
            <text:p>4751904.76</text:p>
          </table:table-cell>
          <table:table-cell office:value-type="float" office:value="2654">
            <text:p>2654</text:p>
          </table:table-cell>
          <table:table-cell table:formula="of:=[.C2164]/1000000" office:value-type="float" office:value="4.75190476190476">
            <text:p>4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65121.6617211">
            <text:p>13065121.66</text:p>
          </table:table-cell>
          <table:table-cell office:value-type="float" office:value="2654">
            <text:p>2654</text:p>
          </table:table-cell>
          <table:table-cell table:formula="of:=[.C2165]/1000000" office:value-type="float" office:value="13.0651216617211">
            <text:p>13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89294.11764706">
            <text:p>7689294.12</text:p>
          </table:table-cell>
          <table:table-cell office:value-type="float" office:value="2665">
            <text:p>2665</text:p>
          </table:table-cell>
          <table:table-cell table:formula="of:=[.C2166]/1000000" office:value-type="float" office:value="7.68929411764706">
            <text:p>7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01375">
            <text:p>5901375</text:p>
          </table:table-cell>
          <table:table-cell office:value-type="float" office:value="2665">
            <text:p>2665</text:p>
          </table:table-cell>
          <table:table-cell table:formula="of:=[.C2167]/1000000" office:value-type="float" office:value="5.901375">
            <text:p>5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33183.8565022">
            <text:p>11033183.86</text:p>
          </table:table-cell>
          <table:table-cell office:value-type="float" office:value="2665">
            <text:p>2665</text:p>
          </table:table-cell>
          <table:table-cell table:formula="of:=[.C2168]/1000000" office:value-type="float" office:value="11.0331838565022">
            <text:p>11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418177.1428571">
            <text:p>16418177.14</text:p>
          </table:table-cell>
          <table:table-cell office:value-type="float" office:value="2665">
            <text:p>2665</text:p>
          </table:table-cell>
          <table:table-cell table:formula="of:=[.C2169]/1000000" office:value-type="float" office:value="16.4181771428571">
            <text:p>16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15706.89655172">
            <text:p>6515706.9</text:p>
          </table:table-cell>
          <table:table-cell office:value-type="float" office:value="2665">
            <text:p>2665</text:p>
          </table:table-cell>
          <table:table-cell table:formula="of:=[.C2170]/1000000" office:value-type="float" office:value="6.51570689655172">
            <text:p>6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08400">
            <text:p>10308400</text:p>
          </table:table-cell>
          <table:table-cell office:value-type="float" office:value="2665">
            <text:p>2665</text:p>
          </table:table-cell>
          <table:table-cell table:formula="of:=[.C2171]/1000000" office:value-type="float" office:value="10.3084">
            <text:p>10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90866.66666667">
            <text:p>7990866.67</text:p>
          </table:table-cell>
          <table:table-cell office:value-type="float" office:value="2665">
            <text:p>2665</text:p>
          </table:table-cell>
          <table:table-cell table:formula="of:=[.C2172]/1000000" office:value-type="float" office:value="7.99086666666667">
            <text:p>7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22034.48275862">
            <text:p>6322034.48</text:p>
          </table:table-cell>
          <table:table-cell office:value-type="float" office:value="2683">
            <text:p>2683</text:p>
          </table:table-cell>
          <table:table-cell table:formula="of:=[.C2173]/1000000" office:value-type="float" office:value="6.32203448275862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40212.12121212">
            <text:p>6540212.12</text:p>
          </table:table-cell>
          <table:table-cell office:value-type="float" office:value="2683">
            <text:p>2683</text:p>
          </table:table-cell>
          <table:table-cell table:formula="of:=[.C2174]/1000000" office:value-type="float" office:value="6.54021212121212">
            <text:p>6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21600">
            <text:p>4721600</text:p>
          </table:table-cell>
          <table:table-cell office:value-type="float" office:value="2683">
            <text:p>2683</text:p>
          </table:table-cell>
          <table:table-cell table:formula="of:=[.C2175]/1000000" office:value-type="float" office:value="4.7216">
            <text:p>4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22709.6069869">
            <text:p>9522709.61</text:p>
          </table:table-cell>
          <table:table-cell office:value-type="float" office:value="2683">
            <text:p>2683</text:p>
          </table:table-cell>
          <table:table-cell table:formula="of:=[.C2176]/1000000" office:value-type="float" office:value="9.5227096069869">
            <text:p>9.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97142.85714286">
            <text:p>6097142.86</text:p>
          </table:table-cell>
          <table:table-cell office:value-type="float" office:value="2683">
            <text:p>2683</text:p>
          </table:table-cell>
          <table:table-cell table:formula="of:=[.C2177]/1000000" office:value-type="float" office:value="6.09714285714286">
            <text:p>6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1294.11764706">
            <text:p>5751294.12</text:p>
          </table:table-cell>
          <table:table-cell office:value-type="float" office:value="2683">
            <text:p>2683</text:p>
          </table:table-cell>
          <table:table-cell table:formula="of:=[.C2178]/1000000" office:value-type="float" office:value="5.75129411764706">
            <text:p>5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90000">
            <text:p>6890000</text:p>
          </table:table-cell>
          <table:table-cell office:value-type="float" office:value="2690">
            <text:p>2690</text:p>
          </table:table-cell>
          <table:table-cell table:formula="of:=[.C2179]/1000000" office:value-type="float" office:value="6.89">
            <text:p>6.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89806.4516129">
            <text:p>4989806.45</text:p>
          </table:table-cell>
          <table:table-cell office:value-type="float" office:value="2690">
            <text:p>2690</text:p>
          </table:table-cell>
          <table:table-cell table:formula="of:=[.C2180]/1000000" office:value-type="float" office:value="4.9898064516129">
            <text:p>4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47117.64705882">
            <text:p>6047117.65</text:p>
          </table:table-cell>
          <table:table-cell office:value-type="float" office:value="2694">
            <text:p>2694</text:p>
          </table:table-cell>
          <table:table-cell table:formula="of:=[.C2181]/1000000" office:value-type="float" office:value="6.04711764705882">
            <text:p>6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624113.8421734">
            <text:p>12624113.84</text:p>
          </table:table-cell>
          <table:table-cell office:value-type="float" office:value="2694">
            <text:p>2694</text:p>
          </table:table-cell>
          <table:table-cell table:formula="of:=[.C2182]/1000000" office:value-type="float" office:value="12.6241138421734">
            <text:p>12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73378.37837838">
            <text:p>7873378.38</text:p>
          </table:table-cell>
          <table:table-cell office:value-type="float" office:value="2695">
            <text:p>2695</text:p>
          </table:table-cell>
          <table:table-cell table:formula="of:=[.C2183]/1000000" office:value-type="float" office:value="7.87337837837838">
            <text:p>7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80172.72727273">
            <text:p>8080172.73</text:p>
          </table:table-cell>
          <table:table-cell office:value-type="float" office:value="2695">
            <text:p>2695</text:p>
          </table:table-cell>
          <table:table-cell table:formula="of:=[.C2184]/1000000" office:value-type="float" office:value="8.08017272727273">
            <text:p>8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45352.94117647">
            <text:p>5945352.94</text:p>
          </table:table-cell>
          <table:table-cell office:value-type="float" office:value="2695">
            <text:p>2695</text:p>
          </table:table-cell>
          <table:table-cell table:formula="of:=[.C2185]/1000000" office:value-type="float" office:value="5.94535294117647">
            <text:p>5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40144.32989691">
            <text:p>9340144.33</text:p>
          </table:table-cell>
          <table:table-cell office:value-type="float" office:value="2695">
            <text:p>2695</text:p>
          </table:table-cell>
          <table:table-cell table:formula="of:=[.C2186]/1000000" office:value-type="float" office:value="9.34014432989691">
            <text:p>9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03333.33333333">
            <text:p>7903333.33</text:p>
          </table:table-cell>
          <table:table-cell office:value-type="float" office:value="2695">
            <text:p>2695</text:p>
          </table:table-cell>
          <table:table-cell table:formula="of:=[.C2187]/1000000" office:value-type="float" office:value="7.90333333333333">
            <text:p>7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29600">
            <text:p>6829600</text:p>
          </table:table-cell>
          <table:table-cell office:value-type="float" office:value="2695">
            <text:p>2695</text:p>
          </table:table-cell>
          <table:table-cell table:formula="of:=[.C2188]/1000000" office:value-type="float" office:value="6.8296">
            <text:p>6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1978.94736842">
            <text:p>6401978.95</text:p>
          </table:table-cell>
          <table:table-cell office:value-type="float" office:value="2695">
            <text:p>2695</text:p>
          </table:table-cell>
          <table:table-cell table:formula="of:=[.C2189]/1000000" office:value-type="float" office:value="6.40197894736842">
            <text:p>6.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03031.57894737">
            <text:p>6903031.58</text:p>
          </table:table-cell>
          <table:table-cell office:value-type="float" office:value="2695">
            <text:p>2695</text:p>
          </table:table-cell>
          <table:table-cell table:formula="of:=[.C2190]/1000000" office:value-type="float" office:value="6.90303157894737">
            <text:p>6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63202.38095238">
            <text:p>9263202.38</text:p>
          </table:table-cell>
          <table:table-cell office:value-type="float" office:value="2695">
            <text:p>2695</text:p>
          </table:table-cell>
          <table:table-cell table:formula="of:=[.C2191]/1000000" office:value-type="float" office:value="9.26320238095238">
            <text:p>9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98484.21052632">
            <text:p>6298484.21</text:p>
          </table:table-cell>
          <table:table-cell office:value-type="float" office:value="2695">
            <text:p>2695</text:p>
          </table:table-cell>
          <table:table-cell table:formula="of:=[.C2192]/1000000" office:value-type="float" office:value="6.29848421052632">
            <text:p>6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31787.87878788">
            <text:p>6531787.88</text:p>
          </table:table-cell>
          <table:table-cell office:value-type="float" office:value="2707">
            <text:p>2707</text:p>
          </table:table-cell>
          <table:table-cell table:formula="of:=[.C2193]/1000000" office:value-type="float" office:value="6.53178787878788">
            <text:p>6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19820.51282051">
            <text:p>7419820.51</text:p>
          </table:table-cell>
          <table:table-cell office:value-type="float" office:value="2708">
            <text:p>2708</text:p>
          </table:table-cell>
          <table:table-cell table:formula="of:=[.C2194]/1000000" office:value-type="float" office:value="7.41982051282051">
            <text:p>7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51760">
            <text:p>5951760</text:p>
          </table:table-cell>
          <table:table-cell office:value-type="float" office:value="2708">
            <text:p>2708</text:p>
          </table:table-cell>
          <table:table-cell table:formula="of:=[.C2195]/1000000" office:value-type="float" office:value="5.95176">
            <text:p>5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56040">
            <text:p>5856040</text:p>
          </table:table-cell>
          <table:table-cell office:value-type="float" office:value="2708">
            <text:p>2708</text:p>
          </table:table-cell>
          <table:table-cell table:formula="of:=[.C2196]/1000000" office:value-type="float" office:value="5.85604">
            <text:p>5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47333.33333333">
            <text:p>5347333.33</text:p>
          </table:table-cell>
          <table:table-cell office:value-type="float" office:value="2708">
            <text:p>2708</text:p>
          </table:table-cell>
          <table:table-cell table:formula="of:=[.C2197]/1000000" office:value-type="float" office:value="5.34733333333333">
            <text:p>5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97960">
            <text:p>5097960</text:p>
          </table:table-cell>
          <table:table-cell office:value-type="float" office:value="2708">
            <text:p>2708</text:p>
          </table:table-cell>
          <table:table-cell table:formula="of:=[.C2198]/1000000" office:value-type="float" office:value="5.09796">
            <text:p>5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44360">
            <text:p>6644360</text:p>
          </table:table-cell>
          <table:table-cell office:value-type="float" office:value="2708">
            <text:p>2708</text:p>
          </table:table-cell>
          <table:table-cell table:formula="of:=[.C2199]/1000000" office:value-type="float" office:value="6.64436">
            <text:p>6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61444.44444444">
            <text:p>5361444.44</text:p>
          </table:table-cell>
          <table:table-cell office:value-type="float" office:value="2708">
            <text:p>2708</text:p>
          </table:table-cell>
          <table:table-cell table:formula="of:=[.C2200]/1000000" office:value-type="float" office:value="5.36144444444444">
            <text:p>5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20941.17647059">
            <text:p>8820941.18</text:p>
          </table:table-cell>
          <table:table-cell office:value-type="float" office:value="2715">
            <text:p>2715</text:p>
          </table:table-cell>
          <table:table-cell table:formula="of:=[.C2201]/1000000" office:value-type="float" office:value="8.82094117647059">
            <text:p>8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14142.85714286">
            <text:p>4914142.86</text:p>
          </table:table-cell>
          <table:table-cell office:value-type="float" office:value="2730">
            <text:p>2730</text:p>
          </table:table-cell>
          <table:table-cell table:formula="of:=[.C2202]/1000000" office:value-type="float" office:value="4.91414285714286">
            <text:p>4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89775.95628415">
            <text:p>8389775.96</text:p>
          </table:table-cell>
          <table:table-cell office:value-type="float" office:value="2730">
            <text:p>2730</text:p>
          </table:table-cell>
          <table:table-cell table:formula="of:=[.C2203]/1000000" office:value-type="float" office:value="8.38977595628415">
            <text:p>8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48588.23529412">
            <text:p>5948588.24</text:p>
          </table:table-cell>
          <table:table-cell office:value-type="float" office:value="2730">
            <text:p>2730</text:p>
          </table:table-cell>
          <table:table-cell table:formula="of:=[.C2204]/1000000" office:value-type="float" office:value="5.94858823529412">
            <text:p>5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64423.72881356">
            <text:p>7464423.73</text:p>
          </table:table-cell>
          <table:table-cell office:value-type="float" office:value="2730">
            <text:p>2730</text:p>
          </table:table-cell>
          <table:table-cell table:formula="of:=[.C2205]/1000000" office:value-type="float" office:value="7.46442372881356">
            <text:p>7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06666.66666667">
            <text:p>6806666.67</text:p>
          </table:table-cell>
          <table:table-cell office:value-type="float" office:value="2740">
            <text:p>2740</text:p>
          </table:table-cell>
          <table:table-cell table:formula="of:=[.C2206]/1000000" office:value-type="float" office:value="6.80666666666667">
            <text:p>6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93958.33333333">
            <text:p>6593958.33</text:p>
          </table:table-cell>
          <table:table-cell office:value-type="float" office:value="2740">
            <text:p>2740</text:p>
          </table:table-cell>
          <table:table-cell table:formula="of:=[.C2207]/1000000" office:value-type="float" office:value="6.59395833333333">
            <text:p>6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82486.7617108">
            <text:p>11382486.76</text:p>
          </table:table-cell>
          <table:table-cell office:value-type="float" office:value="2743">
            <text:p>2743</text:p>
          </table:table-cell>
          <table:table-cell table:formula="of:=[.C2208]/1000000" office:value-type="float" office:value="11.3824867617108">
            <text:p>11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59642.85714286">
            <text:p>6859642.86</text:p>
          </table:table-cell>
          <table:table-cell office:value-type="float" office:value="2752">
            <text:p>2752</text:p>
          </table:table-cell>
          <table:table-cell table:formula="of:=[.C2209]/1000000" office:value-type="float" office:value="6.85964285714286">
            <text:p>6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83000">
            <text:p>11783000</text:p>
          </table:table-cell>
          <table:table-cell office:value-type="float" office:value="2758">
            <text:p>2758</text:p>
          </table:table-cell>
          <table:table-cell table:formula="of:=[.C2210]/1000000" office:value-type="float" office:value="11.783">
            <text:p>11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91333.33333333">
            <text:p>6291333.33</text:p>
          </table:table-cell>
          <table:table-cell office:value-type="float" office:value="2758">
            <text:p>2758</text:p>
          </table:table-cell>
          <table:table-cell table:formula="of:=[.C2211]/1000000" office:value-type="float" office:value="6.29133333333333">
            <text:p>6.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51642.85714286">
            <text:p>7451642.86</text:p>
          </table:table-cell>
          <table:table-cell office:value-type="float" office:value="2758">
            <text:p>2758</text:p>
          </table:table-cell>
          <table:table-cell table:formula="of:=[.C2212]/1000000" office:value-type="float" office:value="7.45164285714286">
            <text:p>7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37757.3529412">
            <text:p>10837757.35</text:p>
          </table:table-cell>
          <table:table-cell office:value-type="float" office:value="2758">
            <text:p>2758</text:p>
          </table:table-cell>
          <table:table-cell table:formula="of:=[.C2213]/1000000" office:value-type="float" office:value="10.8377573529412">
            <text:p>1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55882.9787234">
            <text:p>9455882.98</text:p>
          </table:table-cell>
          <table:table-cell office:value-type="float" office:value="2758">
            <text:p>2758</text:p>
          </table:table-cell>
          <table:table-cell table:formula="of:=[.C2214]/1000000" office:value-type="float" office:value="9.4558829787234">
            <text:p>9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3846.15384615">
            <text:p>6103846.15</text:p>
          </table:table-cell>
          <table:table-cell office:value-type="float" office:value="2758">
            <text:p>2758</text:p>
          </table:table-cell>
          <table:table-cell table:formula="of:=[.C2215]/1000000" office:value-type="float" office:value="6.10384615384615">
            <text:p>6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45044.2655936">
            <text:p>13545044.27</text:p>
          </table:table-cell>
          <table:table-cell office:value-type="float" office:value="2758">
            <text:p>2758</text:p>
          </table:table-cell>
          <table:table-cell table:formula="of:=[.C2216]/1000000" office:value-type="float" office:value="13.5450442655936">
            <text:p>13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81600">
            <text:p>6781600</text:p>
          </table:table-cell>
          <table:table-cell office:value-type="float" office:value="2758">
            <text:p>2758</text:p>
          </table:table-cell>
          <table:table-cell table:formula="of:=[.C2217]/1000000" office:value-type="float" office:value="6.7816">
            <text:p>6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00096.7741935">
            <text:p>11200096.77</text:p>
          </table:table-cell>
          <table:table-cell office:value-type="float" office:value="2758">
            <text:p>2758</text:p>
          </table:table-cell>
          <table:table-cell table:formula="of:=[.C2218]/1000000" office:value-type="float" office:value="11.2000967741935">
            <text:p>11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32000">
            <text:p>11132000</text:p>
          </table:table-cell>
          <table:table-cell office:value-type="float" office:value="2758">
            <text:p>2758</text:p>
          </table:table-cell>
          <table:table-cell table:formula="of:=[.C2219]/1000000" office:value-type="float" office:value="11.132">
            <text:p>1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45685.18518518">
            <text:p>9045685.19</text:p>
          </table:table-cell>
          <table:table-cell office:value-type="float" office:value="2759">
            <text:p>2759</text:p>
          </table:table-cell>
          <table:table-cell table:formula="of:=[.C2220]/1000000" office:value-type="float" office:value="9.04568518518518">
            <text:p>9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05615.38461538">
            <text:p>7505615.38</text:p>
          </table:table-cell>
          <table:table-cell office:value-type="float" office:value="2767">
            <text:p>2767</text:p>
          </table:table-cell>
          <table:table-cell table:formula="of:=[.C2221]/1000000" office:value-type="float" office:value="7.50561538461538">
            <text:p>7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95344.82758621">
            <text:p>6495344.83</text:p>
          </table:table-cell>
          <table:table-cell office:value-type="float" office:value="2767">
            <text:p>2767</text:p>
          </table:table-cell>
          <table:table-cell table:formula="of:=[.C2222]/1000000" office:value-type="float" office:value="6.49534482758621">
            <text:p>6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70642.85714286">
            <text:p>5870642.86</text:p>
          </table:table-cell>
          <table:table-cell office:value-type="float" office:value="2767">
            <text:p>2767</text:p>
          </table:table-cell>
          <table:table-cell table:formula="of:=[.C2223]/1000000" office:value-type="float" office:value="5.87064285714286">
            <text:p>5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81529.41176471">
            <text:p>6081529.41</text:p>
          </table:table-cell>
          <table:table-cell office:value-type="float" office:value="2767">
            <text:p>2767</text:p>
          </table:table-cell>
          <table:table-cell table:formula="of:=[.C2224]/1000000" office:value-type="float" office:value="6.08152941176471">
            <text:p>6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97616.4383562">
            <text:p>11597616.44</text:p>
          </table:table-cell>
          <table:table-cell office:value-type="float" office:value="2767">
            <text:p>2767</text:p>
          </table:table-cell>
          <table:table-cell table:formula="of:=[.C2225]/1000000" office:value-type="float" office:value="11.5976164383562">
            <text:p>11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09011.4678899">
            <text:p>13709011.47</text:p>
          </table:table-cell>
          <table:table-cell office:value-type="float" office:value="2774">
            <text:p>2774</text:p>
          </table:table-cell>
          <table:table-cell table:formula="of:=[.C2226]/1000000" office:value-type="float" office:value="13.7090114678899">
            <text:p>13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23176.47058824">
            <text:p>6123176.47</text:p>
          </table:table-cell>
          <table:table-cell office:value-type="float" office:value="2774">
            <text:p>2774</text:p>
          </table:table-cell>
          <table:table-cell table:formula="of:=[.C2227]/1000000" office:value-type="float" office:value="6.12317647058824">
            <text:p>6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99888.88888889">
            <text:p>6199888.89</text:p>
          </table:table-cell>
          <table:table-cell office:value-type="float" office:value="2774">
            <text:p>2774</text:p>
          </table:table-cell>
          <table:table-cell table:formula="of:=[.C2228]/1000000" office:value-type="float" office:value="6.19988888888889">
            <text:p>6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73417.32283465">
            <text:p>8373417.32</text:p>
          </table:table-cell>
          <table:table-cell office:value-type="float" office:value="2774">
            <text:p>2774</text:p>
          </table:table-cell>
          <table:table-cell table:formula="of:=[.C2229]/1000000" office:value-type="float" office:value="8.37341732283465">
            <text:p>8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04423.4995773">
            <text:p>13804423.5</text:p>
          </table:table-cell>
          <table:table-cell office:value-type="float" office:value="2788">
            <text:p>2788</text:p>
          </table:table-cell>
          <table:table-cell table:formula="of:=[.C2230]/1000000" office:value-type="float" office:value="13.8044234995773">
            <text:p>13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775876.1804827">
            <text:p>17775876.18</text:p>
          </table:table-cell>
          <table:table-cell office:value-type="float" office:value="2794">
            <text:p>2794</text:p>
          </table:table-cell>
          <table:table-cell table:formula="of:=[.C2231]/1000000" office:value-type="float" office:value="17.7758761804827">
            <text:p>17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82734.375">
            <text:p>7282734.38</text:p>
          </table:table-cell>
          <table:table-cell office:value-type="float" office:value="2794">
            <text:p>2794</text:p>
          </table:table-cell>
          <table:table-cell table:formula="of:=[.C2232]/1000000" office:value-type="float" office:value="7.282734375">
            <text:p>7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59725.49019608">
            <text:p>6059725.49</text:p>
          </table:table-cell>
          <table:table-cell office:value-type="float" office:value="2794">
            <text:p>2794</text:p>
          </table:table-cell>
          <table:table-cell table:formula="of:=[.C2233]/1000000" office:value-type="float" office:value="6.05972549019608">
            <text:p>6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38820.51282051">
            <text:p>7538820.51</text:p>
          </table:table-cell>
          <table:table-cell office:value-type="float" office:value="2794">
            <text:p>2794</text:p>
          </table:table-cell>
          <table:table-cell table:formula="of:=[.C2234]/1000000" office:value-type="float" office:value="7.53882051282051">
            <text:p>7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35472.97297297">
            <text:p>9735472.97</text:p>
          </table:table-cell>
          <table:table-cell office:value-type="float" office:value="2794">
            <text:p>2794</text:p>
          </table:table-cell>
          <table:table-cell table:formula="of:=[.C2235]/1000000" office:value-type="float" office:value="9.73547297297297">
            <text:p>9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4285.71428571">
            <text:p>5774285.71</text:p>
          </table:table-cell>
          <table:table-cell office:value-type="float" office:value="2799">
            <text:p>2799</text:p>
          </table:table-cell>
          <table:table-cell table:formula="of:=[.C2236]/1000000" office:value-type="float" office:value="5.77428571428571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83941.17647059">
            <text:p>6683941.18</text:p>
          </table:table-cell>
          <table:table-cell office:value-type="float" office:value="2799">
            <text:p>2799</text:p>
          </table:table-cell>
          <table:table-cell table:formula="of:=[.C2237]/1000000" office:value-type="float" office:value="6.68394117647059">
            <text:p>6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54833.33333333">
            <text:p>9754833.33</text:p>
          </table:table-cell>
          <table:table-cell office:value-type="float" office:value="2799">
            <text:p>2799</text:p>
          </table:table-cell>
          <table:table-cell table:formula="of:=[.C2238]/1000000" office:value-type="float" office:value="9.75483333333333">
            <text:p>9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42585.85858586">
            <text:p>9542585.86</text:p>
          </table:table-cell>
          <table:table-cell office:value-type="float" office:value="2799">
            <text:p>2799</text:p>
          </table:table-cell>
          <table:table-cell table:formula="of:=[.C2239]/1000000" office:value-type="float" office:value="9.54258585858586">
            <text:p>9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30422.22222222">
            <text:p>7630422.22</text:p>
          </table:table-cell>
          <table:table-cell office:value-type="float" office:value="2806">
            <text:p>2806</text:p>
          </table:table-cell>
          <table:table-cell table:formula="of:=[.C2240]/1000000" office:value-type="float" office:value="7.63042222222222">
            <text:p>7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80682.92682927">
            <text:p>6080682.93</text:p>
          </table:table-cell>
          <table:table-cell office:value-type="float" office:value="2806">
            <text:p>2806</text:p>
          </table:table-cell>
          <table:table-cell table:formula="of:=[.C2241]/1000000" office:value-type="float" office:value="6.08068292682927">
            <text:p>6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66232.87671233">
            <text:p>7066232.88</text:p>
          </table:table-cell>
          <table:table-cell office:value-type="float" office:value="2806">
            <text:p>2806</text:p>
          </table:table-cell>
          <table:table-cell table:formula="of:=[.C2242]/1000000" office:value-type="float" office:value="7.06623287671233">
            <text:p>7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00326.53061225">
            <text:p>6200326.53</text:p>
          </table:table-cell>
          <table:table-cell office:value-type="float" office:value="2806">
            <text:p>2806</text:p>
          </table:table-cell>
          <table:table-cell table:formula="of:=[.C2243]/1000000" office:value-type="float" office:value="6.20032653061225">
            <text:p>6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23746.2686567">
            <text:p>11923746.27</text:p>
          </table:table-cell>
          <table:table-cell office:value-type="float" office:value="2806">
            <text:p>2806</text:p>
          </table:table-cell>
          <table:table-cell table:formula="of:=[.C2244]/1000000" office:value-type="float" office:value="11.9237462686567">
            <text:p>1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67965.51724138">
            <text:p>7367965.52</text:p>
          </table:table-cell>
          <table:table-cell office:value-type="float" office:value="2806">
            <text:p>2806</text:p>
          </table:table-cell>
          <table:table-cell table:formula="of:=[.C2245]/1000000" office:value-type="float" office:value="7.36796551724138">
            <text:p>7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77024.48979592">
            <text:p>7977024.49</text:p>
          </table:table-cell>
          <table:table-cell office:value-type="float" office:value="2806">
            <text:p>2806</text:p>
          </table:table-cell>
          <table:table-cell table:formula="of:=[.C2246]/1000000" office:value-type="float" office:value="7.97702448979592">
            <text:p>7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36470.27027027">
            <text:p>9836470.27</text:p>
          </table:table-cell>
          <table:table-cell office:value-type="float" office:value="2806">
            <text:p>2806</text:p>
          </table:table-cell>
          <table:table-cell table:formula="of:=[.C2247]/1000000" office:value-type="float" office:value="9.83647027027027">
            <text:p>9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95117.64705882">
            <text:p>6695117.65</text:p>
          </table:table-cell>
          <table:table-cell office:value-type="float" office:value="2807">
            <text:p>2807</text:p>
          </table:table-cell>
          <table:table-cell table:formula="of:=[.C2248]/1000000" office:value-type="float" office:value="6.69511764705882">
            <text:p>6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92470.58823529">
            <text:p>5592470.59</text:p>
          </table:table-cell>
          <table:table-cell office:value-type="float" office:value="2807">
            <text:p>2807</text:p>
          </table:table-cell>
          <table:table-cell table:formula="of:=[.C2249]/1000000" office:value-type="float" office:value="5.59247058823529">
            <text:p>5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26117.64705882">
            <text:p>5726117.65</text:p>
          </table:table-cell>
          <table:table-cell office:value-type="float" office:value="2807">
            <text:p>2807</text:p>
          </table:table-cell>
          <table:table-cell table:formula="of:=[.C2250]/1000000" office:value-type="float" office:value="5.72611764705882">
            <text:p>5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97176.47058824">
            <text:p>6297176.47</text:p>
          </table:table-cell>
          <table:table-cell office:value-type="float" office:value="2807">
            <text:p>2807</text:p>
          </table:table-cell>
          <table:table-cell table:formula="of:=[.C2251]/1000000" office:value-type="float" office:value="6.29717647058824">
            <text:p>6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97352.94117647">
            <text:p>6897352.94</text:p>
          </table:table-cell>
          <table:table-cell office:value-type="float" office:value="2807">
            <text:p>2807</text:p>
          </table:table-cell>
          <table:table-cell table:formula="of:=[.C2252]/1000000" office:value-type="float" office:value="6.89735294117647">
            <text:p>6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25547.00854701">
            <text:p>8825547.01</text:p>
          </table:table-cell>
          <table:table-cell office:value-type="float" office:value="2807">
            <text:p>2807</text:p>
          </table:table-cell>
          <table:table-cell table:formula="of:=[.C2253]/1000000" office:value-type="float" office:value="8.82554700854701">
            <text:p>8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35935.9605911">
            <text:p>11635935.96</text:p>
          </table:table-cell>
          <table:table-cell office:value-type="float" office:value="2807">
            <text:p>2807</text:p>
          </table:table-cell>
          <table:table-cell table:formula="of:=[.C2254]/1000000" office:value-type="float" office:value="11.6359359605911">
            <text:p>11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37777.77777778">
            <text:p>7637777.78</text:p>
          </table:table-cell>
          <table:table-cell office:value-type="float" office:value="2807">
            <text:p>2807</text:p>
          </table:table-cell>
          <table:table-cell table:formula="of:=[.C2255]/1000000" office:value-type="float" office:value="7.63777777777778">
            <text:p>7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69888.88888889">
            <text:p>6769888.89</text:p>
          </table:table-cell>
          <table:table-cell office:value-type="float" office:value="2807">
            <text:p>2807</text:p>
          </table:table-cell>
          <table:table-cell table:formula="of:=[.C2256]/1000000" office:value-type="float" office:value="6.76988888888889">
            <text:p>6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74137.6146789">
            <text:p>9174137.61</text:p>
          </table:table-cell>
          <table:table-cell office:value-type="float" office:value="2807">
            <text:p>2807</text:p>
          </table:table-cell>
          <table:table-cell table:formula="of:=[.C2257]/1000000" office:value-type="float" office:value="9.1741376146789">
            <text:p>9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28058.82352941">
            <text:p>8528058.82</text:p>
          </table:table-cell>
          <table:table-cell office:value-type="float" office:value="2807">
            <text:p>2807</text:p>
          </table:table-cell>
          <table:table-cell table:formula="of:=[.C2258]/1000000" office:value-type="float" office:value="8.52805882352941">
            <text:p>8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27647.05882353">
            <text:p>5727647.06</text:p>
          </table:table-cell>
          <table:table-cell office:value-type="float" office:value="2807">
            <text:p>2807</text:p>
          </table:table-cell>
          <table:table-cell table:formula="of:=[.C2259]/1000000" office:value-type="float" office:value="5.72764705882353">
            <text:p>5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44566.66666667">
            <text:p>9044566.67</text:p>
          </table:table-cell>
          <table:table-cell office:value-type="float" office:value="2807">
            <text:p>2807</text:p>
          </table:table-cell>
          <table:table-cell table:formula="of:=[.C2260]/1000000" office:value-type="float" office:value="9.04456666666667">
            <text:p>9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34588.23529412">
            <text:p>5634588.24</text:p>
          </table:table-cell>
          <table:table-cell office:value-type="float" office:value="2807">
            <text:p>2807</text:p>
          </table:table-cell>
          <table:table-cell table:formula="of:=[.C2261]/1000000" office:value-type="float" office:value="5.63458823529412">
            <text:p>5.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66356.39413">
            <text:p>12266356.39</text:p>
          </table:table-cell>
          <table:table-cell office:value-type="float" office:value="2816">
            <text:p>2816</text:p>
          </table:table-cell>
          <table:table-cell table:formula="of:=[.C2262]/1000000" office:value-type="float" office:value="12.26635639413">
            <text:p>12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33296.875">
            <text:p>7133296.88</text:p>
          </table:table-cell>
          <table:table-cell office:value-type="float" office:value="2816">
            <text:p>2816</text:p>
          </table:table-cell>
          <table:table-cell table:formula="of:=[.C2263]/1000000" office:value-type="float" office:value="7.133296875">
            <text:p>7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86571.42857143">
            <text:p>5986571.43</text:p>
          </table:table-cell>
          <table:table-cell office:value-type="float" office:value="2816">
            <text:p>2816</text:p>
          </table:table-cell>
          <table:table-cell table:formula="of:=[.C2264]/1000000" office:value-type="float" office:value="5.98657142857143">
            <text:p>5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1846.15384615">
            <text:p>5741846.15</text:p>
          </table:table-cell>
          <table:table-cell office:value-type="float" office:value="2816">
            <text:p>2816</text:p>
          </table:table-cell>
          <table:table-cell table:formula="of:=[.C2265]/1000000" office:value-type="float" office:value="5.74184615384615">
            <text:p>5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828274.64788732">
            <text:p>9828274.65</text:p>
          </table:table-cell>
          <table:table-cell office:value-type="float" office:value="2816">
            <text:p>2816</text:p>
          </table:table-cell>
          <table:table-cell table:formula="of:=[.C2266]/1000000" office:value-type="float" office:value="9.82827464788732">
            <text:p>9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98465.75342466">
            <text:p>6598465.75</text:p>
          </table:table-cell>
          <table:table-cell office:value-type="float" office:value="2826">
            <text:p>2826</text:p>
          </table:table-cell>
          <table:table-cell table:formula="of:=[.C2267]/1000000" office:value-type="float" office:value="6.59846575342466">
            <text:p>6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47672.72727273">
            <text:p>6747672.73</text:p>
          </table:table-cell>
          <table:table-cell office:value-type="float" office:value="2826">
            <text:p>2826</text:p>
          </table:table-cell>
          <table:table-cell table:formula="of:=[.C2268]/1000000" office:value-type="float" office:value="6.74767272727273">
            <text:p>6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76000">
            <text:p>7076000</text:p>
          </table:table-cell>
          <table:table-cell office:value-type="float" office:value="2826">
            <text:p>2826</text:p>
          </table:table-cell>
          <table:table-cell table:formula="of:=[.C2269]/1000000" office:value-type="float" office:value="7.076">
            <text:p>7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60572.91666667">
            <text:p>8860572.92</text:p>
          </table:table-cell>
          <table:table-cell office:value-type="float" office:value="2826">
            <text:p>2826</text:p>
          </table:table-cell>
          <table:table-cell table:formula="of:=[.C2270]/1000000" office:value-type="float" office:value="8.86057291666667">
            <text:p>8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08866.66666667">
            <text:p>6008866.67</text:p>
          </table:table-cell>
          <table:table-cell office:value-type="float" office:value="2826">
            <text:p>2826</text:p>
          </table:table-cell>
          <table:table-cell table:formula="of:=[.C2271]/1000000" office:value-type="float" office:value="6.00886666666667">
            <text:p>6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20350.9933775">
            <text:p>11320350.99</text:p>
          </table:table-cell>
          <table:table-cell office:value-type="float" office:value="2826">
            <text:p>2826</text:p>
          </table:table-cell>
          <table:table-cell table:formula="of:=[.C2272]/1000000" office:value-type="float" office:value="11.3203509933775">
            <text:p>11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923911.1900533">
            <text:p>11923911.19</text:p>
          </table:table-cell>
          <table:table-cell office:value-type="float" office:value="2832">
            <text:p>2832</text:p>
          </table:table-cell>
          <table:table-cell table:formula="of:=[.C2273]/1000000" office:value-type="float" office:value="11.9239111900533">
            <text:p>11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14016.66666667">
            <text:p>8714016.67</text:p>
          </table:table-cell>
          <table:table-cell office:value-type="float" office:value="2832">
            <text:p>2832</text:p>
          </table:table-cell>
          <table:table-cell table:formula="of:=[.C2274]/1000000" office:value-type="float" office:value="8.71401666666667">
            <text:p>8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49043.47826087">
            <text:p>7249043.48</text:p>
          </table:table-cell>
          <table:table-cell office:value-type="float" office:value="2838">
            <text:p>2838</text:p>
          </table:table-cell>
          <table:table-cell table:formula="of:=[.C2275]/1000000" office:value-type="float" office:value="7.24904347826087">
            <text:p>7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76155.1362683">
            <text:p>12376155.14</text:p>
          </table:table-cell>
          <table:table-cell office:value-type="float" office:value="2838">
            <text:p>2838</text:p>
          </table:table-cell>
          <table:table-cell table:formula="of:=[.C2276]/1000000" office:value-type="float" office:value="12.3761551362683">
            <text:p>12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07463.23529412">
            <text:p>8207463.24</text:p>
          </table:table-cell>
          <table:table-cell office:value-type="float" office:value="2838">
            <text:p>2838</text:p>
          </table:table-cell>
          <table:table-cell table:formula="of:=[.C2277]/1000000" office:value-type="float" office:value="8.20746323529412">
            <text:p>8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21577.77777778">
            <text:p>6821577.78</text:p>
          </table:table-cell>
          <table:table-cell office:value-type="float" office:value="2838">
            <text:p>2838</text:p>
          </table:table-cell>
          <table:table-cell table:formula="of:=[.C2278]/1000000" office:value-type="float" office:value="6.82157777777778">
            <text:p>6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79527.1317829">
            <text:p>11779527.13</text:p>
          </table:table-cell>
          <table:table-cell office:value-type="float" office:value="2838">
            <text:p>2838</text:p>
          </table:table-cell>
          <table:table-cell table:formula="of:=[.C2279]/1000000" office:value-type="float" office:value="11.7795271317829">
            <text:p>11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27650">
            <text:p>7327650</text:p>
          </table:table-cell>
          <table:table-cell office:value-type="float" office:value="2838">
            <text:p>2838</text:p>
          </table:table-cell>
          <table:table-cell table:formula="of:=[.C2280]/1000000" office:value-type="float" office:value="7.32765">
            <text:p>7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37139.5348837">
            <text:p>11737139.53</text:p>
          </table:table-cell>
          <table:table-cell office:value-type="float" office:value="2838">
            <text:p>2838</text:p>
          </table:table-cell>
          <table:table-cell table:formula="of:=[.C2281]/1000000" office:value-type="float" office:value="11.7371395348837">
            <text:p>11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40555.55555556">
            <text:p>6040555.56</text:p>
          </table:table-cell>
          <table:table-cell office:value-type="float" office:value="2844">
            <text:p>2844</text:p>
          </table:table-cell>
          <table:table-cell table:formula="of:=[.C2282]/1000000" office:value-type="float" office:value="6.04055555555556">
            <text:p>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04285.71428571">
            <text:p>6204285.71</text:p>
          </table:table-cell>
          <table:table-cell office:value-type="float" office:value="2844">
            <text:p>2844</text:p>
          </table:table-cell>
          <table:table-cell table:formula="of:=[.C2283]/1000000" office:value-type="float" office:value="6.20428571428571">
            <text:p>6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341812.7615063">
            <text:p>12341812.76</text:p>
          </table:table-cell>
          <table:table-cell office:value-type="float" office:value="2847">
            <text:p>2847</text:p>
          </table:table-cell>
          <table:table-cell table:formula="of:=[.C2284]/1000000" office:value-type="float" office:value="12.3418127615063">
            <text:p>12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86705.88235294">
            <text:p>4786705.88</text:p>
          </table:table-cell>
          <table:table-cell office:value-type="float" office:value="2847">
            <text:p>2847</text:p>
          </table:table-cell>
          <table:table-cell table:formula="of:=[.C2285]/1000000" office:value-type="float" office:value="4.78670588235294">
            <text:p>4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59785.71428571">
            <text:p>5659785.71</text:p>
          </table:table-cell>
          <table:table-cell office:value-type="float" office:value="2847">
            <text:p>2847</text:p>
          </table:table-cell>
          <table:table-cell table:formula="of:=[.C2286]/1000000" office:value-type="float" office:value="5.65978571428571">
            <text:p>5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53481.48148148">
            <text:p>6653481.48</text:p>
          </table:table-cell>
          <table:table-cell office:value-type="float" office:value="2847">
            <text:p>2847</text:p>
          </table:table-cell>
          <table:table-cell table:formula="of:=[.C2287]/1000000" office:value-type="float" office:value="6.65348148148148">
            <text:p>6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80087.24832215">
            <text:p>6480087.25</text:p>
          </table:table-cell>
          <table:table-cell office:value-type="float" office:value="2847">
            <text:p>2847</text:p>
          </table:table-cell>
          <table:table-cell table:formula="of:=[.C2288]/1000000" office:value-type="float" office:value="6.48008724832215">
            <text:p>6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06666.66666667">
            <text:p>5806666.67</text:p>
          </table:table-cell>
          <table:table-cell office:value-type="float" office:value="2853">
            <text:p>2853</text:p>
          </table:table-cell>
          <table:table-cell table:formula="of:=[.C2289]/1000000" office:value-type="float" office:value="5.80666666666667">
            <text:p>5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72875">
            <text:p>8172875</text:p>
          </table:table-cell>
          <table:table-cell office:value-type="float" office:value="2853">
            <text:p>2853</text:p>
          </table:table-cell>
          <table:table-cell table:formula="of:=[.C2290]/1000000" office:value-type="float" office:value="8.172875">
            <text:p>8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41500">
            <text:p>5941500</text:p>
          </table:table-cell>
          <table:table-cell office:value-type="float" office:value="2853">
            <text:p>2853</text:p>
          </table:table-cell>
          <table:table-cell table:formula="of:=[.C2291]/1000000" office:value-type="float" office:value="5.9415">
            <text:p>5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85326.7973856">
            <text:p>11385326.8</text:p>
          </table:table-cell>
          <table:table-cell office:value-type="float" office:value="2853">
            <text:p>2853</text:p>
          </table:table-cell>
          <table:table-cell table:formula="of:=[.C2292]/1000000" office:value-type="float" office:value="11.3853267973856">
            <text:p>11.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74823.52941176">
            <text:p>4974823.53</text:p>
          </table:table-cell>
          <table:table-cell office:value-type="float" office:value="2853">
            <text:p>2853</text:p>
          </table:table-cell>
          <table:table-cell table:formula="of:=[.C2293]/1000000" office:value-type="float" office:value="4.97482352941176">
            <text:p>4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56250">
            <text:p>6256250</text:p>
          </table:table-cell>
          <table:table-cell office:value-type="float" office:value="2864">
            <text:p>2864</text:p>
          </table:table-cell>
          <table:table-cell table:formula="of:=[.C2294]/1000000" office:value-type="float" office:value="6.25625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64607.4766355">
            <text:p>11464607.48</text:p>
          </table:table-cell>
          <table:table-cell office:value-type="float" office:value="2864">
            <text:p>2864</text:p>
          </table:table-cell>
          <table:table-cell table:formula="of:=[.C2295]/1000000" office:value-type="float" office:value="11.4646074766355">
            <text:p>11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73029.41176471">
            <text:p>8973029.41</text:p>
          </table:table-cell>
          <table:table-cell office:value-type="float" office:value="2864">
            <text:p>2864</text:p>
          </table:table-cell>
          <table:table-cell table:formula="of:=[.C2296]/1000000" office:value-type="float" office:value="8.97302941176471">
            <text:p>8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52732.91925466">
            <text:p>9452732.92</text:p>
          </table:table-cell>
          <table:table-cell office:value-type="float" office:value="2864">
            <text:p>2864</text:p>
          </table:table-cell>
          <table:table-cell table:formula="of:=[.C2297]/1000000" office:value-type="float" office:value="9.45273291925466">
            <text:p>9.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68147.05882353">
            <text:p>9768147.06</text:p>
          </table:table-cell>
          <table:table-cell office:value-type="float" office:value="2864">
            <text:p>2864</text:p>
          </table:table-cell>
          <table:table-cell table:formula="of:=[.C2298]/1000000" office:value-type="float" office:value="9.76814705882353">
            <text:p>9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66718.18181818">
            <text:p>9766718.18</text:p>
          </table:table-cell>
          <table:table-cell office:value-type="float" office:value="2864">
            <text:p>2864</text:p>
          </table:table-cell>
          <table:table-cell table:formula="of:=[.C2299]/1000000" office:value-type="float" office:value="9.76671818181818">
            <text:p>9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213595.323741">
            <text:p>21213595.32</text:p>
          </table:table-cell>
          <table:table-cell office:value-type="float" office:value="2880">
            <text:p>2880</text:p>
          </table:table-cell>
          <table:table-cell table:formula="of:=[.C2300]/1000000" office:value-type="float" office:value="21.213595323741">
            <text:p>21.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83281.25">
            <text:p>6683281.25</text:p>
          </table:table-cell>
          <table:table-cell office:value-type="float" office:value="2880">
            <text:p>2880</text:p>
          </table:table-cell>
          <table:table-cell table:formula="of:=[.C2301]/1000000" office:value-type="float" office:value="6.68328125">
            <text:p>6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56685.95041322">
            <text:p>8856685.95</text:p>
          </table:table-cell>
          <table:table-cell office:value-type="float" office:value="2880">
            <text:p>2880</text:p>
          </table:table-cell>
          <table:table-cell table:formula="of:=[.C2302]/1000000" office:value-type="float" office:value="8.85668595041322">
            <text:p>8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24285.71428571">
            <text:p>4424285.71</text:p>
          </table:table-cell>
          <table:table-cell office:value-type="float" office:value="2882">
            <text:p>2882</text:p>
          </table:table-cell>
          <table:table-cell table:formula="of:=[.C2303]/1000000" office:value-type="float" office:value="4.42428571428571">
            <text:p>4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8588.23529412">
            <text:p>5008588.24</text:p>
          </table:table-cell>
          <table:table-cell office:value-type="float" office:value="2890">
            <text:p>2890</text:p>
          </table:table-cell>
          <table:table-cell table:formula="of:=[.C2304]/1000000" office:value-type="float" office:value="5.00858823529412">
            <text:p>5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73470.58823529">
            <text:p>5973470.59</text:p>
          </table:table-cell>
          <table:table-cell office:value-type="float" office:value="2890">
            <text:p>2890</text:p>
          </table:table-cell>
          <table:table-cell table:formula="of:=[.C2305]/1000000" office:value-type="float" office:value="5.97347058823529">
            <text:p>5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51601.6260163">
            <text:p>11351601.63</text:p>
          </table:table-cell>
          <table:table-cell office:value-type="float" office:value="2891">
            <text:p>2891</text:p>
          </table:table-cell>
          <table:table-cell table:formula="of:=[.C2306]/1000000" office:value-type="float" office:value="11.3516016260163">
            <text:p>11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41151.5151515">
            <text:p>10741151.52</text:p>
          </table:table-cell>
          <table:table-cell office:value-type="float" office:value="2891">
            <text:p>2891</text:p>
          </table:table-cell>
          <table:table-cell table:formula="of:=[.C2307]/1000000" office:value-type="float" office:value="10.7411515151515">
            <text:p>10.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87921.05263158">
            <text:p>8087921.05</text:p>
          </table:table-cell>
          <table:table-cell office:value-type="float" office:value="2891">
            <text:p>2891</text:p>
          </table:table-cell>
          <table:table-cell table:formula="of:=[.C2308]/1000000" office:value-type="float" office:value="8.08792105263158">
            <text:p>8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52684.1243863">
            <text:p>12952684.12</text:p>
          </table:table-cell>
          <table:table-cell office:value-type="float" office:value="2891">
            <text:p>2891</text:p>
          </table:table-cell>
          <table:table-cell table:formula="of:=[.C2309]/1000000" office:value-type="float" office:value="12.9526841243863">
            <text:p>12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57240">
            <text:p>6157240</text:p>
          </table:table-cell>
          <table:table-cell office:value-type="float" office:value="2891">
            <text:p>2891</text:p>
          </table:table-cell>
          <table:table-cell table:formula="of:=[.C2310]/1000000" office:value-type="float" office:value="6.15724">
            <text:p>6.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49611.94029851">
            <text:p>7949611.94</text:p>
          </table:table-cell>
          <table:table-cell office:value-type="float" office:value="2891">
            <text:p>2891</text:p>
          </table:table-cell>
          <table:table-cell table:formula="of:=[.C2311]/1000000" office:value-type="float" office:value="7.94961194029851">
            <text:p>7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73857.14285714">
            <text:p>8073857.14</text:p>
          </table:table-cell>
          <table:table-cell office:value-type="float" office:value="2894">
            <text:p>2894</text:p>
          </table:table-cell>
          <table:table-cell table:formula="of:=[.C2312]/1000000" office:value-type="float" office:value="8.07385714285714">
            <text:p>8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51714.28571429">
            <text:p>6751714.29</text:p>
          </table:table-cell>
          <table:table-cell office:value-type="float" office:value="2894">
            <text:p>2894</text:p>
          </table:table-cell>
          <table:table-cell table:formula="of:=[.C2313]/1000000" office:value-type="float" office:value="6.75171428571429">
            <text:p>6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25117.64705882">
            <text:p>6525117.65</text:p>
          </table:table-cell>
          <table:table-cell office:value-type="float" office:value="2894">
            <text:p>2894</text:p>
          </table:table-cell>
          <table:table-cell table:formula="of:=[.C2314]/1000000" office:value-type="float" office:value="6.52511764705882">
            <text:p>6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00571.42857143">
            <text:p>7100571.43</text:p>
          </table:table-cell>
          <table:table-cell office:value-type="float" office:value="2894">
            <text:p>2894</text:p>
          </table:table-cell>
          <table:table-cell table:formula="of:=[.C2315]/1000000" office:value-type="float" office:value="7.10057142857143">
            <text:p>7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15058.82352941">
            <text:p>6315058.82</text:p>
          </table:table-cell>
          <table:table-cell office:value-type="float" office:value="2907">
            <text:p>2907</text:p>
          </table:table-cell>
          <table:table-cell table:formula="of:=[.C2316]/1000000" office:value-type="float" office:value="6.31505882352941">
            <text:p>6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21590.443686">
            <text:p>11121590.44</text:p>
          </table:table-cell>
          <table:table-cell office:value-type="float" office:value="2907">
            <text:p>2907</text:p>
          </table:table-cell>
          <table:table-cell table:formula="of:=[.C2317]/1000000" office:value-type="float" office:value="11.121590443686">
            <text:p>11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04641.025641">
            <text:p>13604641.03</text:p>
          </table:table-cell>
          <table:table-cell office:value-type="float" office:value="2907">
            <text:p>2907</text:p>
          </table:table-cell>
          <table:table-cell table:formula="of:=[.C2318]/1000000" office:value-type="float" office:value="13.604641025641">
            <text:p>13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82354.5816733">
            <text:p>11782354.58</text:p>
          </table:table-cell>
          <table:table-cell office:value-type="float" office:value="2907">
            <text:p>2907</text:p>
          </table:table-cell>
          <table:table-cell table:formula="of:=[.C2319]/1000000" office:value-type="float" office:value="11.7823545816733">
            <text:p>11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23647.05882353">
            <text:p>5923647.06</text:p>
          </table:table-cell>
          <table:table-cell office:value-type="float" office:value="2907">
            <text:p>2907</text:p>
          </table:table-cell>
          <table:table-cell table:formula="of:=[.C2320]/1000000" office:value-type="float" office:value="5.92364705882353">
            <text:p>5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10785.71428571">
            <text:p>8810785.71</text:p>
          </table:table-cell>
          <table:table-cell office:value-type="float" office:value="2907">
            <text:p>2907</text:p>
          </table:table-cell>
          <table:table-cell table:formula="of:=[.C2321]/1000000" office:value-type="float" office:value="8.81078571428571">
            <text:p>8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492981.186686">
            <text:p>12492981.19</text:p>
          </table:table-cell>
          <table:table-cell office:value-type="float" office:value="2908">
            <text:p>2908</text:p>
          </table:table-cell>
          <table:table-cell table:formula="of:=[.C2322]/1000000" office:value-type="float" office:value="12.492981186686">
            <text:p>12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88529.41176471">
            <text:p>6688529.41</text:p>
          </table:table-cell>
          <table:table-cell office:value-type="float" office:value="2908">
            <text:p>2908</text:p>
          </table:table-cell>
          <table:table-cell table:formula="of:=[.C2323]/1000000" office:value-type="float" office:value="6.68852941176471">
            <text:p>6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39058.82352941">
            <text:p>6139058.82</text:p>
          </table:table-cell>
          <table:table-cell office:value-type="float" office:value="2908">
            <text:p>2908</text:p>
          </table:table-cell>
          <table:table-cell table:formula="of:=[.C2324]/1000000" office:value-type="float" office:value="6.13905882352941">
            <text:p>6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05090.16393443">
            <text:p>9105090.16</text:p>
          </table:table-cell>
          <table:table-cell office:value-type="float" office:value="2908">
            <text:p>2908</text:p>
          </table:table-cell>
          <table:table-cell table:formula="of:=[.C2325]/1000000" office:value-type="float" office:value="9.10509016393443">
            <text:p>9.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61476.1904762">
            <text:p>10561476.19</text:p>
          </table:table-cell>
          <table:table-cell office:value-type="float" office:value="2908">
            <text:p>2908</text:p>
          </table:table-cell>
          <table:table-cell table:formula="of:=[.C2326]/1000000" office:value-type="float" office:value="10.5614761904762">
            <text:p>10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54666.66666667">
            <text:p>7254666.67</text:p>
          </table:table-cell>
          <table:table-cell office:value-type="float" office:value="2908">
            <text:p>2908</text:p>
          </table:table-cell>
          <table:table-cell table:formula="of:=[.C2327]/1000000" office:value-type="float" office:value="7.25466666666667">
            <text:p>7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7791.66666667">
            <text:p>7007791.67</text:p>
          </table:table-cell>
          <table:table-cell office:value-type="float" office:value="2910">
            <text:p>2910</text:p>
          </table:table-cell>
          <table:table-cell table:formula="of:=[.C2328]/1000000" office:value-type="float" office:value="7.00779166666667">
            <text:p>7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74832.460733">
            <text:p>13974832.46</text:p>
          </table:table-cell>
          <table:table-cell office:value-type="float" office:value="2910">
            <text:p>2910</text:p>
          </table:table-cell>
          <table:table-cell table:formula="of:=[.C2329]/1000000" office:value-type="float" office:value="13.974832460733">
            <text:p>13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98727.2727273">
            <text:p>10898727.27</text:p>
          </table:table-cell>
          <table:table-cell office:value-type="float" office:value="2927">
            <text:p>2927</text:p>
          </table:table-cell>
          <table:table-cell table:formula="of:=[.C2330]/1000000" office:value-type="float" office:value="10.8987272727273">
            <text:p>10.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75870.06960557">
            <text:p>9975870.07</text:p>
          </table:table-cell>
          <table:table-cell office:value-type="float" office:value="2927">
            <text:p>2927</text:p>
          </table:table-cell>
          <table:table-cell table:formula="of:=[.C2331]/1000000" office:value-type="float" office:value="9.97587006960557">
            <text:p>9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72428.57142857">
            <text:p>5872428.57</text:p>
          </table:table-cell>
          <table:table-cell office:value-type="float" office:value="2927">
            <text:p>2927</text:p>
          </table:table-cell>
          <table:table-cell table:formula="of:=[.C2332]/1000000" office:value-type="float" office:value="5.87242857142857">
            <text:p>5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19722.22222222">
            <text:p>6219722.22</text:p>
          </table:table-cell>
          <table:table-cell office:value-type="float" office:value="2927">
            <text:p>2927</text:p>
          </table:table-cell>
          <table:table-cell table:formula="of:=[.C2333]/1000000" office:value-type="float" office:value="6.21972222222222">
            <text:p>6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5191.17647059">
            <text:p>7605191.18</text:p>
          </table:table-cell>
          <table:table-cell office:value-type="float" office:value="2929">
            <text:p>2929</text:p>
          </table:table-cell>
          <table:table-cell table:formula="of:=[.C2334]/1000000" office:value-type="float" office:value="7.60519117647059">
            <text:p>7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76428.57142857">
            <text:p>5376428.57</text:p>
          </table:table-cell>
          <table:table-cell office:value-type="float" office:value="2929">
            <text:p>2929</text:p>
          </table:table-cell>
          <table:table-cell table:formula="of:=[.C2335]/1000000" office:value-type="float" office:value="5.37642857142857">
            <text:p>5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66433.33333333">
            <text:p>6066433.33</text:p>
          </table:table-cell>
          <table:table-cell office:value-type="float" office:value="2929">
            <text:p>2929</text:p>
          </table:table-cell>
          <table:table-cell table:formula="of:=[.C2336]/1000000" office:value-type="float" office:value="6.06643333333333">
            <text:p>6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66833.33333333">
            <text:p>8266833.33</text:p>
          </table:table-cell>
          <table:table-cell office:value-type="float" office:value="2976">
            <text:p>2976</text:p>
          </table:table-cell>
          <table:table-cell table:formula="of:=[.C2337]/1000000" office:value-type="float" office:value="8.26683333333333">
            <text:p>8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81156.8627451">
            <text:p>8181156.86</text:p>
          </table:table-cell>
          <table:table-cell office:value-type="float" office:value="2976">
            <text:p>2976</text:p>
          </table:table-cell>
          <table:table-cell table:formula="of:=[.C2338]/1000000" office:value-type="float" office:value="8.1811568627451">
            <text:p>8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19083.33333333">
            <text:p>6619083.33</text:p>
          </table:table-cell>
          <table:table-cell office:value-type="float" office:value="2976">
            <text:p>2976</text:p>
          </table:table-cell>
          <table:table-cell table:formula="of:=[.C2339]/1000000" office:value-type="float" office:value="6.61908333333333">
            <text:p>6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12210.52631579">
            <text:p>7612210.53</text:p>
          </table:table-cell>
          <table:table-cell office:value-type="float" office:value="2976">
            <text:p>2976</text:p>
          </table:table-cell>
          <table:table-cell table:formula="of:=[.C2340]/1000000" office:value-type="float" office:value="7.61221052631579">
            <text:p>7.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73413.79310345">
            <text:p>7573413.79</text:p>
          </table:table-cell>
          <table:table-cell office:value-type="float" office:value="2976">
            <text:p>2976</text:p>
          </table:table-cell>
          <table:table-cell table:formula="of:=[.C2341]/1000000" office:value-type="float" office:value="7.57341379310345">
            <text:p>7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98259.2592593">
            <text:p>11798259.26</text:p>
          </table:table-cell>
          <table:table-cell office:value-type="float" office:value="2976">
            <text:p>2976</text:p>
          </table:table-cell>
          <table:table-cell table:formula="of:=[.C2342]/1000000" office:value-type="float" office:value="11.7982592592593">
            <text:p>11.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27042.5531915">
            <text:p>16227042.55</text:p>
          </table:table-cell>
          <table:table-cell office:value-type="float" office:value="2976">
            <text:p>2976</text:p>
          </table:table-cell>
          <table:table-cell table:formula="of:=[.C2343]/1000000" office:value-type="float" office:value="16.2270425531915">
            <text:p>16.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964145.2702703">
            <text:p>14964145.27</text:p>
          </table:table-cell>
          <table:table-cell office:value-type="float" office:value="3016">
            <text:p>3016</text:p>
          </table:table-cell>
          <table:table-cell table:formula="of:=[.C2344]/1000000" office:value-type="float" office:value="14.9641452702703">
            <text:p>14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02714.28571429">
            <text:p>6102714.29</text:p>
          </table:table-cell>
          <table:table-cell office:value-type="float" office:value="3029">
            <text:p>3029</text:p>
          </table:table-cell>
          <table:table-cell table:formula="of:=[.C2345]/1000000" office:value-type="float" office:value="6.10271428571429">
            <text:p>6.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72826.08695652">
            <text:p>6272826.09</text:p>
          </table:table-cell>
          <table:table-cell office:value-type="float" office:value="3038">
            <text:p>3038</text:p>
          </table:table-cell>
          <table:table-cell table:formula="of:=[.C2346]/1000000" office:value-type="float" office:value="6.27282608695652">
            <text:p>6.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81235.29411765">
            <text:p>5981235.29</text:p>
          </table:table-cell>
          <table:table-cell office:value-type="float" office:value="3038">
            <text:p>3038</text:p>
          </table:table-cell>
          <table:table-cell table:formula="of:=[.C2347]/1000000" office:value-type="float" office:value="5.98123529411765">
            <text:p>5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79157.2700297">
            <text:p>10879157.27</text:p>
          </table:table-cell>
          <table:table-cell office:value-type="float" office:value="3038">
            <text:p>3038</text:p>
          </table:table-cell>
          <table:table-cell table:formula="of:=[.C2348]/1000000" office:value-type="float" office:value="10.8791572700297">
            <text:p>10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31067.0391061">
            <text:p>10331067.04</text:p>
          </table:table-cell>
          <table:table-cell office:value-type="float" office:value="3038">
            <text:p>3038</text:p>
          </table:table-cell>
          <table:table-cell table:formula="of:=[.C2349]/1000000" office:value-type="float" office:value="10.3310670391061">
            <text:p>10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92920.56074766">
            <text:p>7492920.56</text:p>
          </table:table-cell>
          <table:table-cell office:value-type="float" office:value="3038">
            <text:p>3038</text:p>
          </table:table-cell>
          <table:table-cell table:formula="of:=[.C2350]/1000000" office:value-type="float" office:value="7.49292056074766">
            <text:p>7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20857.14285714">
            <text:p>7220857.14</text:p>
          </table:table-cell>
          <table:table-cell office:value-type="float" office:value="3040">
            <text:p>3040</text:p>
          </table:table-cell>
          <table:table-cell table:formula="of:=[.C2351]/1000000" office:value-type="float" office:value="7.22085714285714">
            <text:p>7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76500">
            <text:p>5776500</text:p>
          </table:table-cell>
          <table:table-cell office:value-type="float" office:value="3040">
            <text:p>3040</text:p>
          </table:table-cell>
          <table:table-cell table:formula="of:=[.C2352]/1000000" office:value-type="float" office:value="5.7765">
            <text:p>5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71012.08981">
            <text:p>11571012.09</text:p>
          </table:table-cell>
          <table:table-cell office:value-type="float" office:value="3067">
            <text:p>3067</text:p>
          </table:table-cell>
          <table:table-cell table:formula="of:=[.C2353]/1000000" office:value-type="float" office:value="11.57101208981">
            <text:p>11.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31909.9526066">
            <text:p>10431909.95</text:p>
          </table:table-cell>
          <table:table-cell office:value-type="float" office:value="3067">
            <text:p>3067</text:p>
          </table:table-cell>
          <table:table-cell table:formula="of:=[.C2354]/1000000" office:value-type="float" office:value="10.4319099526066">
            <text:p>10.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81763.63636364">
            <text:p>6681763.64</text:p>
          </table:table-cell>
          <table:table-cell office:value-type="float" office:value="3067">
            <text:p>3067</text:p>
          </table:table-cell>
          <table:table-cell table:formula="of:=[.C2355]/1000000" office:value-type="float" office:value="6.68176363636364">
            <text:p>6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25516.58767772">
            <text:p>8325516.59</text:p>
          </table:table-cell>
          <table:table-cell office:value-type="float" office:value="3067">
            <text:p>3067</text:p>
          </table:table-cell>
          <table:table-cell table:formula="of:=[.C2356]/1000000" office:value-type="float" office:value="8.32551658767772">
            <text:p>8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68302.7027027">
            <text:p>11468302.7</text:p>
          </table:table-cell>
          <table:table-cell office:value-type="float" office:value="3068">
            <text:p>3068</text:p>
          </table:table-cell>
          <table:table-cell table:formula="of:=[.C2357]/1000000" office:value-type="float" office:value="11.4683027027027">
            <text:p>11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01280.4054054">
            <text:p>10201280.41</text:p>
          </table:table-cell>
          <table:table-cell office:value-type="float" office:value="3068">
            <text:p>3068</text:p>
          </table:table-cell>
          <table:table-cell table:formula="of:=[.C2358]/1000000" office:value-type="float" office:value="10.2012804054054">
            <text:p>1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68505.88235294">
            <text:p>8068505.88</text:p>
          </table:table-cell>
          <table:table-cell office:value-type="float" office:value="3068">
            <text:p>3068</text:p>
          </table:table-cell>
          <table:table-cell table:formula="of:=[.C2359]/1000000" office:value-type="float" office:value="8.06850588235294">
            <text:p>8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13218.75">
            <text:p>6513218.75</text:p>
          </table:table-cell>
          <table:table-cell office:value-type="float" office:value="3068">
            <text:p>3068</text:p>
          </table:table-cell>
          <table:table-cell table:formula="of:=[.C2360]/1000000" office:value-type="float" office:value="6.51321875">
            <text:p>6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9590262.29508197">
            <text:p>9590262.3</text:p>
          </table:table-cell>
          <table:table-cell office:value-type="float" office:value="3068">
            <text:p>3068</text:p>
          </table:table-cell>
          <table:table-cell table:formula="of:=[.C2361]/1000000" office:value-type="float" office:value="9.59026229508197">
            <text:p>9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185995.3488372">
            <text:p>11185995.35</text:p>
          </table:table-cell>
          <table:table-cell office:value-type="float" office:value="3068">
            <text:p>3068</text:p>
          </table:table-cell>
          <table:table-cell table:formula="of:=[.C2362]/1000000" office:value-type="float" office:value="11.1859953488372">
            <text:p>11.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1433.33333333">
            <text:p>5961433.33</text:p>
          </table:table-cell>
          <table:table-cell office:value-type="float" office:value="3077">
            <text:p>3077</text:p>
          </table:table-cell>
          <table:table-cell table:formula="of:=[.C2363]/1000000" office:value-type="float" office:value="5.96143333333333">
            <text:p>5.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81214.28571429">
            <text:p>5281214.29</text:p>
          </table:table-cell>
          <table:table-cell office:value-type="float" office:value="3122">
            <text:p>3122</text:p>
          </table:table-cell>
          <table:table-cell table:formula="of:=[.C2364]/1000000" office:value-type="float" office:value="5.28121428571429">
            <text:p>5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71548.38709677">
            <text:p>5971548.39</text:p>
          </table:table-cell>
          <table:table-cell office:value-type="float" office:value="3122">
            <text:p>3122</text:p>
          </table:table-cell>
          <table:table-cell table:formula="of:=[.C2365]/1000000" office:value-type="float" office:value="5.97154838709677">
            <text:p>5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45312.5">
            <text:p>7345312.5</text:p>
          </table:table-cell>
          <table:table-cell office:value-type="float" office:value="3122">
            <text:p>3122</text:p>
          </table:table-cell>
          <table:table-cell table:formula="of:=[.C2366]/1000000" office:value-type="float" office:value="7.3453125">
            <text:p>7.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76516.12903226">
            <text:p>6976516.13</text:p>
          </table:table-cell>
          <table:table-cell office:value-type="float" office:value="3122">
            <text:p>3122</text:p>
          </table:table-cell>
          <table:table-cell table:formula="of:=[.C2367]/1000000" office:value-type="float" office:value="6.97651612903226">
            <text:p>6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90085.10638298">
            <text:p>6490085.11</text:p>
          </table:table-cell>
          <table:table-cell office:value-type="float" office:value="3122">
            <text:p>3122</text:p>
          </table:table-cell>
          <table:table-cell table:formula="of:=[.C2368]/1000000" office:value-type="float" office:value="6.49008510638298">
            <text:p>6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95290.32258064">
            <text:p>6695290.32</text:p>
          </table:table-cell>
          <table:table-cell office:value-type="float" office:value="3122">
            <text:p>3122</text:p>
          </table:table-cell>
          <table:table-cell table:formula="of:=[.C2369]/1000000" office:value-type="float" office:value="6.69529032258064">
            <text:p>6.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68093.75">
            <text:p>7068093.75</text:p>
          </table:table-cell>
          <table:table-cell office:value-type="float" office:value="3122">
            <text:p>3122</text:p>
          </table:table-cell>
          <table:table-cell table:formula="of:=[.C2370]/1000000" office:value-type="float" office:value="7.06809375">
            <text:p>7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83677.41935484">
            <text:p>7383677.42</text:p>
          </table:table-cell>
          <table:table-cell office:value-type="float" office:value="3122">
            <text:p>3122</text:p>
          </table:table-cell>
          <table:table-cell table:formula="of:=[.C2371]/1000000" office:value-type="float" office:value="7.38367741935484">
            <text:p>7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8817333.33333333">
            <text:p>8817333.33</text:p>
          </table:table-cell>
          <table:table-cell office:value-type="float" office:value="3122">
            <text:p>3122</text:p>
          </table:table-cell>
          <table:table-cell table:formula="of:=[.C2372]/1000000" office:value-type="float" office:value="8.81733333333333">
            <text:p>8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64387.09677419">
            <text:p>6464387.1</text:p>
          </table:table-cell>
          <table:table-cell office:value-type="float" office:value="3122">
            <text:p>3122</text:p>
          </table:table-cell>
          <table:table-cell table:formula="of:=[.C2373]/1000000" office:value-type="float" office:value="6.46438709677419">
            <text:p>6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79875">
            <text:p>6979875</text:p>
          </table:table-cell>
          <table:table-cell office:value-type="float" office:value="3122">
            <text:p>3122</text:p>
          </table:table-cell>
          <table:table-cell table:formula="of:=[.C2374]/1000000" office:value-type="float" office:value="6.979875">
            <text:p>6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77870.96774194">
            <text:p>6477870.97</text:p>
          </table:table-cell>
          <table:table-cell office:value-type="float" office:value="3122">
            <text:p>3122</text:p>
          </table:table-cell>
          <table:table-cell table:formula="of:=[.C2375]/1000000" office:value-type="float" office:value="6.47787096774194">
            <text:p>6.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18638.29787234">
            <text:p>7318638.3</text:p>
          </table:table-cell>
          <table:table-cell office:value-type="float" office:value="3122">
            <text:p>3122</text:p>
          </table:table-cell>
          <table:table-cell table:formula="of:=[.C2376]/1000000" office:value-type="float" office:value="7.31863829787234">
            <text:p>7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12387.09677419">
            <text:p>6712387.1</text:p>
          </table:table-cell>
          <table:table-cell office:value-type="float" office:value="3122">
            <text:p>3122</text:p>
          </table:table-cell>
          <table:table-cell table:formula="of:=[.C2377]/1000000" office:value-type="float" office:value="6.71238709677419">
            <text:p>6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883031.25">
            <text:p>6883031.25</text:p>
          </table:table-cell>
          <table:table-cell office:value-type="float" office:value="3122">
            <text:p>3122</text:p>
          </table:table-cell>
          <table:table-cell table:formula="of:=[.C2378]/1000000" office:value-type="float" office:value="6.88303125">
            <text:p>6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76580.64516129">
            <text:p>7176580.65</text:p>
          </table:table-cell>
          <table:table-cell office:value-type="float" office:value="3122">
            <text:p>3122</text:p>
          </table:table-cell>
          <table:table-cell table:formula="of:=[.C2379]/1000000" office:value-type="float" office:value="7.17658064516129">
            <text:p>7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14129.03225806">
            <text:p>7014129.03</text:p>
          </table:table-cell>
          <table:table-cell office:value-type="float" office:value="3122">
            <text:p>3122</text:p>
          </table:table-cell>
          <table:table-cell table:formula="of:=[.C2380]/1000000" office:value-type="float" office:value="7.01412903225806">
            <text:p>7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177937.5">
            <text:p>8177937.5</text:p>
          </table:table-cell>
          <table:table-cell office:value-type="float" office:value="3122">
            <text:p>3122</text:p>
          </table:table-cell>
          <table:table-cell table:formula="of:=[.C2381]/1000000" office:value-type="float" office:value="8.1779375">
            <text:p>8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22064.51612903">
            <text:p>6722064.52</text:p>
          </table:table-cell>
          <table:table-cell office:value-type="float" office:value="3122">
            <text:p>3122</text:p>
          </table:table-cell>
          <table:table-cell table:formula="of:=[.C2382]/1000000" office:value-type="float" office:value="6.72206451612903">
            <text:p>6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83555.55555556">
            <text:p>7983555.56</text:p>
          </table:table-cell>
          <table:table-cell office:value-type="float" office:value="3122">
            <text:p>3122</text:p>
          </table:table-cell>
          <table:table-cell table:formula="of:=[.C2383]/1000000" office:value-type="float" office:value="7.98355555555556">
            <text:p>7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74677.41935484">
            <text:p>7074677.42</text:p>
          </table:table-cell>
          <table:table-cell office:value-type="float" office:value="3122">
            <text:p>3122</text:p>
          </table:table-cell>
          <table:table-cell table:formula="of:=[.C2384]/1000000" office:value-type="float" office:value="7.07467741935484">
            <text:p>7.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215906.25">
            <text:p>8215906.25</text:p>
          </table:table-cell>
          <table:table-cell office:value-type="float" office:value="3122">
            <text:p>3122</text:p>
          </table:table-cell>
          <table:table-cell table:formula="of:=[.C2385]/1000000" office:value-type="float" office:value="8.21590625">
            <text:p>8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03516.12903226">
            <text:p>7603516.13</text:p>
          </table:table-cell>
          <table:table-cell office:value-type="float" office:value="3122">
            <text:p>3122</text:p>
          </table:table-cell>
          <table:table-cell table:formula="of:=[.C2386]/1000000" office:value-type="float" office:value="7.60351612903226">
            <text:p>7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72615.38461538">
            <text:p>8972615.38</text:p>
          </table:table-cell>
          <table:table-cell office:value-type="float" office:value="3122">
            <text:p>3122</text:p>
          </table:table-cell>
          <table:table-cell table:formula="of:=[.C2387]/1000000" office:value-type="float" office:value="8.97261538461538">
            <text:p>8.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43601.6260163">
            <text:p>13943601.63</text:p>
          </table:table-cell>
          <table:table-cell office:value-type="float" office:value="3122">
            <text:p>3122</text:p>
          </table:table-cell>
          <table:table-cell table:formula="of:=[.C2388]/1000000" office:value-type="float" office:value="13.9436016260163">
            <text:p>13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508200">
            <text:p>6508200</text:p>
          </table:table-cell>
          <table:table-cell office:value-type="float" office:value="3122">
            <text:p>3122</text:p>
          </table:table-cell>
          <table:table-cell table:formula="of:=[.C2389]/1000000" office:value-type="float" office:value="6.5082">
            <text:p>6.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38225.80645161">
            <text:p>5638225.81</text:p>
          </table:table-cell>
          <table:table-cell office:value-type="float" office:value="3171">
            <text:p>3171</text:p>
          </table:table-cell>
          <table:table-cell table:formula="of:=[.C2390]/1000000" office:value-type="float" office:value="5.63822580645161">
            <text:p>5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14529.41176471">
            <text:p>6414529.41</text:p>
          </table:table-cell>
          <table:table-cell office:value-type="float" office:value="3173">
            <text:p>3173</text:p>
          </table:table-cell>
          <table:table-cell table:formula="of:=[.C2391]/1000000" office:value-type="float" office:value="6.41452941176471">
            <text:p>6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295058.82352941">
            <text:p>6295058.82</text:p>
          </table:table-cell>
          <table:table-cell office:value-type="float" office:value="3173">
            <text:p>3173</text:p>
          </table:table-cell>
          <table:table-cell table:formula="of:=[.C2392]/1000000" office:value-type="float" office:value="6.29505882352941">
            <text:p>6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53214.28571429">
            <text:p>7853214.29</text:p>
          </table:table-cell>
          <table:table-cell office:value-type="float" office:value="3173">
            <text:p>3173</text:p>
          </table:table-cell>
          <table:table-cell table:formula="of:=[.C2393]/1000000" office:value-type="float" office:value="7.85321428571429">
            <text:p>7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83882.35294118">
            <text:p>5283882.35</text:p>
          </table:table-cell>
          <table:table-cell office:value-type="float" office:value="3173">
            <text:p>3173</text:p>
          </table:table-cell>
          <table:table-cell table:formula="of:=[.C2394]/1000000" office:value-type="float" office:value="5.28388235294118">
            <text:p>5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905857.14285714">
            <text:p>6905857.14</text:p>
          </table:table-cell>
          <table:table-cell office:value-type="float" office:value="3173">
            <text:p>3173</text:p>
          </table:table-cell>
          <table:table-cell table:formula="of:=[.C2395]/1000000" office:value-type="float" office:value="6.90585714285714">
            <text:p>6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40000">
            <text:p>8040000</text:p>
          </table:table-cell>
          <table:table-cell office:value-type="float" office:value="3173">
            <text:p>3173</text:p>
          </table:table-cell>
          <table:table-cell table:formula="of:=[.C2396]/1000000" office:value-type="float" office:value="8.04">
            <text:p>8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69333.33333333">
            <text:p>5769333.33</text:p>
          </table:table-cell>
          <table:table-cell office:value-type="float" office:value="3173">
            <text:p>3173</text:p>
          </table:table-cell>
          <table:table-cell table:formula="of:=[.C2397]/1000000" office:value-type="float" office:value="5.76933333333333">
            <text:p>5.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07785.71428571">
            <text:p>7007785.71</text:p>
          </table:table-cell>
          <table:table-cell office:value-type="float" office:value="3294">
            <text:p>3294</text:p>
          </table:table-cell>
          <table:table-cell table:formula="of:=[.C2398]/1000000" office:value-type="float" office:value="7.00778571428571">
            <text:p>7.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122500">
            <text:p>7122500</text:p>
          </table:table-cell>
          <table:table-cell office:value-type="float" office:value="3294">
            <text:p>3294</text:p>
          </table:table-cell>
          <table:table-cell table:formula="of:=[.C2399]/1000000" office:value-type="float" office:value="7.1225">
            <text:p>7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60654.79876161">
            <text:p>9460654.8</text:p>
          </table:table-cell>
          <table:table-cell office:value-type="float" office:value="3294">
            <text:p>3294</text:p>
          </table:table-cell>
          <table:table-cell table:formula="of:=[.C2400]/1000000" office:value-type="float" office:value="9.46065479876161">
            <text:p>9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649394.5332646">
            <text:p>20649394.53</text:p>
          </table:table-cell>
          <table:table-cell office:value-type="float" office:value="3630">
            <text:p>3630</text:p>
          </table:table-cell>
          <table:table-cell table:formula="of:=[.C2401]/1000000" office:value-type="float" office:value="20.6493945332646">
            <text:p>2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00531.25">
            <text:p>11600531.25</text:p>
          </table:table-cell>
          <table:table-cell office:value-type="float" office:value="3630">
            <text:p>3630</text:p>
          </table:table-cell>
          <table:table-cell table:formula="of:=[.C2402]/1000000" office:value-type="float" office:value="11.60053125">
            <text:p>11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307021.4899713">
            <text:p>19307021.49</text:p>
          </table:table-cell>
          <table:table-cell office:value-type="float" office:value="3890">
            <text:p>3890</text:p>
          </table:table-cell>
          <table:table-cell table:formula="of:=[.C2403]/1000000" office:value-type="float" office:value="19.3070214899713">
            <text:p>19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94113.86138614">
            <text:p>7694113.86</text:p>
          </table:table-cell>
          <table:table-cell office:value-type="float" office:value="3890">
            <text:p>3890</text:p>
          </table:table-cell>
          <table:table-cell table:formula="of:=[.C2404]/1000000" office:value-type="float" office:value="7.69411386138614">
            <text:p>7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99471.69811321">
            <text:p>7299471.7</text:p>
          </table:table-cell>
          <table:table-cell office:value-type="float" office:value="4395">
            <text:p>4395</text:p>
          </table:table-cell>
          <table:table-cell table:formula="of:=[.C2405]/1000000" office:value-type="float" office:value="7.29947169811321">
            <text:p>7.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84515.15151515">
            <text:p>9184515.15</text:p>
          </table:table-cell>
          <table:table-cell office:value-type="float" office:value="4395">
            <text:p>4395</text:p>
          </table:table-cell>
          <table:table-cell table:formula="of:=[.C2406]/1000000" office:value-type="float" office:value="9.18451515151515">
            <text:p>9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43125">
            <text:p>5743125</text:p>
          </table:table-cell>
          <table:table-cell office:value-type="float" office:value="5156">
            <text:p>5156</text:p>
          </table:table-cell>
          <table:table-cell table:formula="of:=[.C2407]/1000000" office:value-type="float" office:value="5.743125">
            <text:p>5.74</text:p>
          </table:table-cell>
          <table:table-cell/>
        </table:table-row>
      </table:table>
      <table:database-ranges>
        <table:database-range table:target-range-address="Sheet1.D1:Sheet1.E24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11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9T11:52:56</dc:date>
    <dc:creator>Stephen Foster</dc:creator>
    <meta:document-statistic meta:table-count="1" meta:cell-count="7221" meta:object-count="1"/>
    <meta:generator>OpenOffice.org/3.2$Unix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inimum="0" chart:maximum="32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plot-area chart:style-name="ch2" table:cell-range-address="Sheet1.D1:Sheet1.E2407" svg:x="0.119cm" svg:y="0.14cm" svg:width="7.721cm" svg:height="6.781cm">
          <chart:axis chart:dimension="x" chart:name="primary-x" chart:style-name="ch3">
            <chart:title svg:x="2.72cm" svg:y="6.497cm" chart:style-name="ch4">
              <text:p>File Size (Characters)</text:p>
            </chart:title>
          </chart:axis>
          <chart:axis chart:dimension="y" chart:name="primary-y" chart:style-name="ch5">
            <chart:title svg:x="0.161cm" svg:y="5.142cm" chart:style-name="ch6">
              <text:p>Milliseconds per Keystroke</text:p>
            </chart:title>
            <chart:grid chart:style-name="ch7" chart:class="major"/>
          </chart:axis>
          <chart:series chart:style-name="ch8" chart:values-cell-range-address="Sheet1.E1:Sheet1.E2407" chart:class="chart:scatter">
            <chart:domain table:cell-range-address="Sheet1.D1:Sheet1.D2407"/>
            <chart:data-point chart:repeated="24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">
                <text:p text:id="Sheet1.D1:Sheet1.D2407">237</text:p>
              </table:table-cell>
              <table:table-cell office:value-type="float" office:value="5.51669230769231">
                <text:p text:id="Sheet1.E1:Sheet1.E2407">5.516692307692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">
                <text:p>286</text:p>
              </table:table-cell>
              <table:table-cell office:value-type="float" office:value="7.86481944444444">
                <text:p>7.864819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6">
                <text:p>286</text:p>
              </table:table-cell>
              <table:table-cell office:value-type="float" office:value="8.68634722222222">
                <text:p>8.686347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">
                <text:p>296</text:p>
              </table:table-cell>
              <table:table-cell office:value-type="float" office:value="4.63153333333333">
                <text:p>4.6315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0">
                <text:p>310</text:p>
              </table:table-cell>
              <table:table-cell office:value-type="float" office:value="4.05421428571429">
                <text:p>4.0542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4.52711764705882">
                <text:p>4.52711764705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">
                <text:p>31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">
                <text:p>317</text:p>
              </table:table-cell>
              <table:table-cell office:value-type="float" office:value="3.89046666666667">
                <text:p>3.8904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3">
                <text:p>343</text:p>
              </table:table-cell>
              <table:table-cell office:value-type="float" office:value="5.89124074074074">
                <text:p>5.8912407407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6">
                <text:p>346</text:p>
              </table:table-cell>
              <table:table-cell office:value-type="float" office:value="5.76360563380282">
                <text:p>5.7636056338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6">
                <text:p>346</text:p>
              </table:table-cell>
              <table:table-cell office:value-type="float" office:value="5.61504545454545">
                <text:p>5.6150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">
                <text:p>346</text:p>
              </table:table-cell>
              <table:table-cell office:value-type="float" office:value="14.2476461538462">
                <text:p>14.2476461538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6">
                <text:p>346</text:p>
              </table:table-cell>
              <table:table-cell office:value-type="float" office:value="5.87131818181818">
                <text:p>5.87131818181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1">
                <text:p>371</text:p>
              </table:table-cell>
              <table:table-cell office:value-type="float" office:value="4.26193333333333">
                <text:p>4.2619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">
                <text:p>378</text:p>
              </table:table-cell>
              <table:table-cell office:value-type="float" office:value="5.092">
                <text:p>5.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8">
                <text:p>378</text:p>
              </table:table-cell>
              <table:table-cell office:value-type="float" office:value="6.98441666666667">
                <text:p>6.9844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8">
                <text:p>388</text:p>
              </table:table-cell>
              <table:table-cell office:value-type="float" office:value="8.79311764705882">
                <text:p>8.793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8">
                <text:p>388</text:p>
              </table:table-cell>
              <table:table-cell office:value-type="float" office:value="9.64348039215686">
                <text:p>9.643480392156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8">
                <text:p>388</text:p>
              </table:table-cell>
              <table:table-cell office:value-type="float" office:value="6.11827777777778">
                <text:p>6.1182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8">
                <text:p>388</text:p>
              </table:table-cell>
              <table:table-cell office:value-type="float" office:value="8.76350549450549">
                <text:p>8.76350549450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">
                <text:p>390</text:p>
              </table:table-cell>
              <table:table-cell office:value-type="float" office:value="6.4879">
                <text:p>6.4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4">
                <text:p>394</text:p>
              </table:table-cell>
              <table:table-cell office:value-type="float" office:value="4.93810526315789">
                <text:p>4.93810526315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4">
                <text:p>394</text:p>
              </table:table-cell>
              <table:table-cell office:value-type="float" office:value="7.13005128205128">
                <text:p>7.130051282051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8">
                <text:p>398</text:p>
              </table:table-cell>
              <table:table-cell office:value-type="float" office:value="6.263875">
                <text:p>6.263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8">
                <text:p>398</text:p>
              </table:table-cell>
              <table:table-cell office:value-type="float" office:value="15.1163465346535">
                <text:p>15.1163465346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">
                <text:p>398</text:p>
              </table:table-cell>
              <table:table-cell office:value-type="float" office:value="7.97482857142857">
                <text:p>7.9748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">
                <text:p>398</text:p>
              </table:table-cell>
              <table:table-cell office:value-type="float" office:value="7.18523076923077">
                <text:p>7.18523076923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4">
                <text:p>424</text:p>
              </table:table-cell>
              <table:table-cell office:value-type="float" office:value="6.26986666666667">
                <text:p>6.2698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9">
                <text:p>489</text:p>
              </table:table-cell>
              <table:table-cell office:value-type="float" office:value="4.6008">
                <text:p>4.6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1">
                <text:p>511</text:p>
              </table:table-cell>
              <table:table-cell office:value-type="float" office:value="4.69610526315789">
                <text:p>4.69610526315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3">
                <text:p>513</text:p>
              </table:table-cell>
              <table:table-cell office:value-type="float" office:value="4.67873684210526">
                <text:p>4.67873684210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3">
                <text:p>513</text:p>
              </table:table-cell>
              <table:table-cell office:value-type="float" office:value="8.83267164179105">
                <text:p>8.83267164179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7">
                <text:p>517</text:p>
              </table:table-cell>
              <table:table-cell office:value-type="float" office:value="10.2668611111111">
                <text:p>10.2668611111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7">
                <text:p>517</text:p>
              </table:table-cell>
              <table:table-cell office:value-type="float" office:value="10.6747927927928">
                <text:p>10.6747927927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7">
                <text:p>527</text:p>
              </table:table-cell>
              <table:table-cell office:value-type="float" office:value="4.83252941176471">
                <text:p>4.83252941176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7">
                <text:p>527</text:p>
              </table:table-cell>
              <table:table-cell office:value-type="float" office:value="6.06818181818182">
                <text:p>6.06818181818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6">
                <text:p>536</text:p>
              </table:table-cell>
              <table:table-cell office:value-type="float" office:value="6.83327777777778">
                <text:p>6.83327777777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4">
                <text:p>614</text:p>
              </table:table-cell>
              <table:table-cell office:value-type="float" office:value="5.23664285714286">
                <text:p>5.23664285714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4">
                <text:p>614</text:p>
              </table:table-cell>
              <table:table-cell office:value-type="float" office:value="4.9395652173913">
                <text:p>4.9395652173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4">
                <text:p>614</text:p>
              </table:table-cell>
              <table:table-cell office:value-type="float" office:value="4.10064285714286">
                <text:p>4.100642857142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4">
                <text:p>614</text:p>
              </table:table-cell>
              <table:table-cell office:value-type="float" office:value="5.09073913043478">
                <text:p>5.09073913043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6">
                <text:p>676</text:p>
              </table:table-cell>
              <table:table-cell office:value-type="float" office:value="4.91034782608696">
                <text:p>4.91034782608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6">
                <text:p>676</text:p>
              </table:table-cell>
              <table:table-cell office:value-type="float" office:value="6.64195833333333">
                <text:p>6.641958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6">
                <text:p>676</text:p>
              </table:table-cell>
              <table:table-cell office:value-type="float" office:value="4.96364864864865">
                <text:p>4.963648648648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4">
                <text:p>694</text:p>
              </table:table-cell>
              <table:table-cell office:value-type="float" office:value="8.33989189189189">
                <text:p>8.339891891891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4">
                <text:p>694</text:p>
              </table:table-cell>
              <table:table-cell office:value-type="float" office:value="8.35708888888889">
                <text:p>8.35708888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4">
                <text:p>694</text:p>
              </table:table-cell>
              <table:table-cell office:value-type="float" office:value="7.65954054054054">
                <text:p>7.659540540540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4">
                <text:p>694</text:p>
              </table:table-cell>
              <table:table-cell office:value-type="float" office:value="6.95954545454545">
                <text:p>6.95954545454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4">
                <text:p>694</text:p>
              </table:table-cell>
              <table:table-cell office:value-type="float" office:value="7.40008108108108">
                <text:p>7.40008108108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4">
                <text:p>694</text:p>
              </table:table-cell>
              <table:table-cell office:value-type="float" office:value="8.05545555555556">
                <text:p>8.05545555555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1">
                <text:p>721</text:p>
              </table:table-cell>
              <table:table-cell office:value-type="float" office:value="5.76585">
                <text:p>5.765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1">
                <text:p>721</text:p>
              </table:table-cell>
              <table:table-cell office:value-type="float" office:value="4.32077272727273">
                <text:p>4.32077272727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0">
                <text:p>730</text:p>
              </table:table-cell>
              <table:table-cell office:value-type="float" office:value="6.05120634920635">
                <text:p>6.05120634920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0">
                <text:p>730</text:p>
              </table:table-cell>
              <table:table-cell office:value-type="float" office:value="7.9418">
                <text:p>7.9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0">
                <text:p>730</text:p>
              </table:table-cell>
              <table:table-cell office:value-type="float" office:value="3.89446666666667">
                <text:p>3.8944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0">
                <text:p>730</text:p>
              </table:table-cell>
              <table:table-cell office:value-type="float" office:value="5.3012380952381">
                <text:p>5.30123809523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0">
                <text:p>730</text:p>
              </table:table-cell>
              <table:table-cell office:value-type="float" office:value="7.12407936507936">
                <text:p>7.12407936507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0">
                <text:p>730</text:p>
              </table:table-cell>
              <table:table-cell office:value-type="float" office:value="6.21026315789474">
                <text:p>6.210263157894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0">
                <text:p>730</text:p>
              </table:table-cell>
              <table:table-cell office:value-type="float" office:value="7.32704761904762">
                <text:p>7.327047619047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0">
                <text:p>730</text:p>
              </table:table-cell>
              <table:table-cell office:value-type="float" office:value="5.13084210526316">
                <text:p>5.13084210526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8">
                <text:p>748</text:p>
              </table:table-cell>
              <table:table-cell office:value-type="float" office:value="5.50238461538462">
                <text:p>5.50238461538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8">
                <text:p>748</text:p>
              </table:table-cell>
              <table:table-cell office:value-type="float" office:value="9.5341884057971">
                <text:p>9.5341884057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8">
                <text:p>748</text:p>
              </table:table-cell>
              <table:table-cell office:value-type="float" office:value="4.25673333333333">
                <text:p>4.2567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8">
                <text:p>748</text:p>
              </table:table-cell>
              <table:table-cell office:value-type="float" office:value="9.76801204819277">
                <text:p>9.76801204819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6.34127941176471">
                <text:p>6.34127941176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8">
                <text:p>748</text:p>
              </table:table-cell>
              <table:table-cell office:value-type="float" office:value="7.00756140350877">
                <text:p>7.007561403508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2">
                <text:p>772</text:p>
              </table:table-cell>
              <table:table-cell office:value-type="float" office:value="5.67266666666667">
                <text:p>5.672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2">
                <text:p>772</text:p>
              </table:table-cell>
              <table:table-cell office:value-type="float" office:value="5.1484375">
                <text:p>5.148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2">
                <text:p>772</text:p>
              </table:table-cell>
              <table:table-cell office:value-type="float" office:value="6.08442307692308">
                <text:p>6.0844230769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2">
                <text:p>772</text:p>
              </table:table-cell>
              <table:table-cell office:value-type="float" office:value="5.4267">
                <text:p>5.42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2">
                <text:p>772</text:p>
              </table:table-cell>
              <table:table-cell office:value-type="float" office:value="5.21526923076923">
                <text:p>5.215269230769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2">
                <text:p>772</text:p>
              </table:table-cell>
              <table:table-cell office:value-type="float" office:value="8.17802083333333">
                <text:p>8.1780208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0">
                <text:p>780</text:p>
              </table:table-cell>
              <table:table-cell office:value-type="float" office:value="8.89104585537919">
                <text:p>8.891045855379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6">
                <text:p>786</text:p>
              </table:table-cell>
              <table:table-cell office:value-type="float" office:value="4.82033333333333">
                <text:p>4.820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6">
                <text:p>786</text:p>
              </table:table-cell>
              <table:table-cell office:value-type="float" office:value="4.43978571428571">
                <text:p>4.439785714285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6">
                <text:p>786</text:p>
              </table:table-cell>
              <table:table-cell office:value-type="float" office:value="4.12705882352941">
                <text:p>4.127058823529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6">
                <text:p>786</text:p>
              </table:table-cell>
              <table:table-cell office:value-type="float" office:value="4.716625">
                <text:p>4.716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6">
                <text:p>786</text:p>
              </table:table-cell>
              <table:table-cell office:value-type="float" office:value="5.35763779527559">
                <text:p>5.357637795275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7">
                <text:p>787</text:p>
              </table:table-cell>
              <table:table-cell office:value-type="float" office:value="4.90757142857143">
                <text:p>4.90757142857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7">
                <text:p>787</text:p>
              </table:table-cell>
              <table:table-cell office:value-type="float" office:value="6.67886666666667">
                <text:p>6.6788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7">
                <text:p>787</text:p>
              </table:table-cell>
              <table:table-cell office:value-type="float" office:value="6.88669333333333">
                <text:p>6.88669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7">
                <text:p>787</text:p>
              </table:table-cell>
              <table:table-cell office:value-type="float" office:value="5.64466666666667">
                <text:p>5.644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7">
                <text:p>787</text:p>
              </table:table-cell>
              <table:table-cell office:value-type="float" office:value="8.191">
                <text:p>8.1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4">
                <text:p>804</text:p>
              </table:table-cell>
              <table:table-cell office:value-type="float" office:value="9.25984615384615">
                <text:p>9.259846153846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04">
                <text:p>804</text:p>
              </table:table-cell>
              <table:table-cell office:value-type="float" office:value="5.16157142857143">
                <text:p>5.16157142857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4">
                <text:p>804</text:p>
              </table:table-cell>
              <table:table-cell office:value-type="float" office:value="4.72510526315789">
                <text:p>4.725105263157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4">
                <text:p>804</text:p>
              </table:table-cell>
              <table:table-cell office:value-type="float" office:value="5.80505">
                <text:p>5.80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4">
                <text:p>804</text:p>
              </table:table-cell>
              <table:table-cell office:value-type="float" office:value="7.11325925925926">
                <text:p>7.113259259259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7">
                <text:p>807</text:p>
              </table:table-cell>
              <table:table-cell office:value-type="float" office:value="6.1232972972973">
                <text:p>6.12329729729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7">
                <text:p>807</text:p>
              </table:table-cell>
              <table:table-cell office:value-type="float" office:value="5.96036363636364">
                <text:p>5.96036363636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7">
                <text:p>807</text:p>
              </table:table-cell>
              <table:table-cell office:value-type="float" office:value="11.3736790123457">
                <text:p>11.37367901234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7">
                <text:p>807</text:p>
              </table:table-cell>
              <table:table-cell office:value-type="float" office:value="5.74774074074074">
                <text:p>5.747740740740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6">
                <text:p>836</text:p>
              </table:table-cell>
              <table:table-cell office:value-type="float" office:value="12.3651010638298">
                <text:p>12.36510106382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6">
                <text:p>836</text:p>
              </table:table-cell>
              <table:table-cell office:value-type="float" office:value="8.9775">
                <text:p>8.9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36">
                <text:p>836</text:p>
              </table:table-cell>
              <table:table-cell office:value-type="float" office:value="15.8570091743119">
                <text:p>15.8570091743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6">
                <text:p>836</text:p>
              </table:table-cell>
              <table:table-cell office:value-type="float" office:value="8.45560869565217">
                <text:p>8.455608695652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36">
                <text:p>836</text:p>
              </table:table-cell>
              <table:table-cell office:value-type="float" office:value="7.910046875">
                <text:p>7.91004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1">
                <text:p>851</text:p>
              </table:table-cell>
              <table:table-cell office:value-type="float" office:value="5.91357142857143">
                <text:p>5.913571428571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2">
                <text:p>872</text:p>
              </table:table-cell>
              <table:table-cell office:value-type="float" office:value="4.547">
                <text:p>4.5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2">
                <text:p>912</text:p>
              </table:table-cell>
              <table:table-cell office:value-type="float" office:value="5.44407894736842">
                <text:p>5.444078947368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2">
                <text:p>912</text:p>
              </table:table-cell>
              <table:table-cell office:value-type="float" office:value="5.29641176470588">
                <text:p>5.29641176470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15">
                <text:p>915</text:p>
              </table:table-cell>
              <table:table-cell office:value-type="float" office:value="9.62740490797546">
                <text:p>9.62740490797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5">
                <text:p>915</text:p>
              </table:table-cell>
              <table:table-cell office:value-type="float" office:value="7.14801538461538">
                <text:p>7.148015384615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15">
                <text:p>915</text:p>
              </table:table-cell>
              <table:table-cell office:value-type="float" office:value="5.96421428571429">
                <text:p>5.96421428571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8">
                <text:p>928</text:p>
              </table:table-cell>
              <table:table-cell office:value-type="float" office:value="5.059">
                <text:p>5.0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2">
                <text:p>942</text:p>
              </table:table-cell>
              <table:table-cell office:value-type="float" office:value="4.85590909090909">
                <text:p>4.85590909090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2">
                <text:p>942</text:p>
              </table:table-cell>
              <table:table-cell office:value-type="float" office:value="9.066816">
                <text:p>9.066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0">
                <text:p>950</text:p>
              </table:table-cell>
              <table:table-cell office:value-type="float" office:value="4.61505555555556">
                <text:p>4.61505555555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50">
                <text:p>950</text:p>
              </table:table-cell>
              <table:table-cell office:value-type="float" office:value="6.25542424242424">
                <text:p>6.255424242424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2">
                <text:p>952</text:p>
              </table:table-cell>
              <table:table-cell office:value-type="float" office:value="10.7761">
                <text:p>10.77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2">
                <text:p>952</text:p>
              </table:table-cell>
              <table:table-cell office:value-type="float" office:value="8.91514102564103">
                <text:p>8.915141025641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2">
                <text:p>952</text:p>
              </table:table-cell>
              <table:table-cell office:value-type="float" office:value="6.8619875">
                <text:p>6.8619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52">
                <text:p>952</text:p>
              </table:table-cell>
              <table:table-cell office:value-type="float" office:value="5.15128571428571">
                <text:p>5.15128571428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2">
                <text:p>952</text:p>
              </table:table-cell>
              <table:table-cell office:value-type="float" office:value="6.7312">
                <text:p>6.73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2">
                <text:p>962</text:p>
              </table:table-cell>
              <table:table-cell office:value-type="float" office:value="5.68488235294118">
                <text:p>5.684882352941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2">
                <text:p>962</text:p>
              </table:table-cell>
              <table:table-cell office:value-type="float" office:value="5.7326">
                <text:p>5.73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62">
                <text:p>962</text:p>
              </table:table-cell>
              <table:table-cell office:value-type="float" office:value="8.91942727272727">
                <text:p>8.919427272727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62">
                <text:p>962</text:p>
              </table:table-cell>
              <table:table-cell office:value-type="float" office:value="6.97714285714286">
                <text:p>6.97714285714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62">
                <text:p>962</text:p>
              </table:table-cell>
              <table:table-cell office:value-type="float" office:value="6.5144">
                <text:p>6.5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4">
                <text:p>964</text:p>
              </table:table-cell>
              <table:table-cell office:value-type="float" office:value="4.44066666666667">
                <text:p>4.440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4">
                <text:p>964</text:p>
              </table:table-cell>
              <table:table-cell office:value-type="float" office:value="4.87395652173913">
                <text:p>4.873956521739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5">
                <text:p>995</text:p>
              </table:table-cell>
              <table:table-cell office:value-type="float" office:value="5.96389705882353">
                <text:p>5.963897058823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15">
                <text:p>1015</text:p>
              </table:table-cell>
              <table:table-cell office:value-type="float" office:value="5.99007142857143">
                <text:p>5.990071428571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5">
                <text:p>1015</text:p>
              </table:table-cell>
              <table:table-cell office:value-type="float" office:value="6.52179831932773">
                <text:p>6.52179831932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16">
                <text:p>1016</text:p>
              </table:table-cell>
              <table:table-cell office:value-type="float" office:value="5.70666666666667">
                <text:p>5.706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9">
                <text:p>1019</text:p>
              </table:table-cell>
              <table:table-cell office:value-type="float" office:value="5.52835">
                <text:p>5.528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9">
                <text:p>1019</text:p>
              </table:table-cell>
              <table:table-cell office:value-type="float" office:value="5.70457142857143">
                <text:p>5.704571428571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0">
                <text:p>1020</text:p>
              </table:table-cell>
              <table:table-cell office:value-type="float" office:value="5.1006231884058">
                <text:p>5.10062318840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49">
                <text:p>1049</text:p>
              </table:table-cell>
              <table:table-cell office:value-type="float" office:value="5.2585">
                <text:p>5.25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49">
                <text:p>1049</text:p>
              </table:table-cell>
              <table:table-cell office:value-type="float" office:value="5.63077777777778">
                <text:p>5.630777777777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3">
                <text:p>1063</text:p>
              </table:table-cell>
              <table:table-cell office:value-type="float" office:value="4.52021428571429">
                <text:p>4.520214285714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3">
                <text:p>1063</text:p>
              </table:table-cell>
              <table:table-cell office:value-type="float" office:value="6.07173684210526">
                <text:p>6.07173684210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4">
                <text:p>1064</text:p>
              </table:table-cell>
              <table:table-cell office:value-type="float" office:value="6.33786885245902">
                <text:p>6.337868852459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71">
                <text:p>1071</text:p>
              </table:table-cell>
              <table:table-cell office:value-type="float" office:value="3.32857142857143">
                <text:p>3.328571428571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7">
                <text:p>1077</text:p>
              </table:table-cell>
              <table:table-cell office:value-type="float" office:value="3.08341176470588">
                <text:p>3.083411764705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78">
                <text:p>1078</text:p>
              </table:table-cell>
              <table:table-cell office:value-type="float" office:value="5.45119696969697">
                <text:p>5.451196969696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80">
                <text:p>1080</text:p>
              </table:table-cell>
              <table:table-cell office:value-type="float" office:value="4.2835671641791">
                <text:p>4.2835671641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82">
                <text:p>1082</text:p>
              </table:table-cell>
              <table:table-cell office:value-type="float" office:value="4.31533333333333">
                <text:p>4.315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83">
                <text:p>1083</text:p>
              </table:table-cell>
              <table:table-cell office:value-type="float" office:value="3.47364285714286">
                <text:p>3.47364285714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4">
                <text:p>1084</text:p>
              </table:table-cell>
              <table:table-cell office:value-type="float" office:value="4.49583333333333">
                <text:p>4.4958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84">
                <text:p>1084</text:p>
              </table:table-cell>
              <table:table-cell office:value-type="float" office:value="4.44421428571429">
                <text:p>4.444214285714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84">
                <text:p>1084</text:p>
              </table:table-cell>
              <table:table-cell office:value-type="float" office:value="4.5985">
                <text:p>4.59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84">
                <text:p>1084</text:p>
              </table:table-cell>
              <table:table-cell office:value-type="float" office:value="4.07585714285714">
                <text:p>4.075857142857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87">
                <text:p>1087</text:p>
              </table:table-cell>
              <table:table-cell office:value-type="float" office:value="7.0993">
                <text:p>7.09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87">
                <text:p>1087</text:p>
              </table:table-cell>
              <table:table-cell office:value-type="float" office:value="3.75658823529412">
                <text:p>3.756588235294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87">
                <text:p>1087</text:p>
              </table:table-cell>
              <table:table-cell office:value-type="float" office:value="5.50957142857143">
                <text:p>5.50957142857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7">
                <text:p>1087</text:p>
              </table:table-cell>
              <table:table-cell office:value-type="float" office:value="8.59357843137255">
                <text:p>8.593578431372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87">
                <text:p>1087</text:p>
              </table:table-cell>
              <table:table-cell office:value-type="float" office:value="7.26464485981308">
                <text:p>7.264644859813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95">
                <text:p>1095</text:p>
              </table:table-cell>
              <table:table-cell office:value-type="float" office:value="4.04142857142857">
                <text:p>4.041428571428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8">
                <text:p>1098</text:p>
              </table:table-cell>
              <table:table-cell office:value-type="float" office:value="5.23316666666667">
                <text:p>5.2331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99">
                <text:p>1099</text:p>
              </table:table-cell>
              <table:table-cell office:value-type="float" office:value="3.90092857142857">
                <text:p>3.900928571428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00">
                <text:p>1100</text:p>
              </table:table-cell>
              <table:table-cell office:value-type="float" office:value="5.90093103448276">
                <text:p>5.900931034482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00">
                <text:p>1100</text:p>
              </table:table-cell>
              <table:table-cell office:value-type="float" office:value="4.62914285714286">
                <text:p>4.62914285714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00">
                <text:p>1100</text:p>
              </table:table-cell>
              <table:table-cell office:value-type="float" office:value="4.8478">
                <text:p>4.84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01">
                <text:p>1101</text:p>
              </table:table-cell>
              <table:table-cell office:value-type="float" office:value="10.2425807365439">
                <text:p>10.24258073654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01">
                <text:p>1101</text:p>
              </table:table-cell>
              <table:table-cell office:value-type="float" office:value="9.40495172413793">
                <text:p>9.404951724137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01">
                <text:p>1101</text:p>
              </table:table-cell>
              <table:table-cell office:value-type="float" office:value="5.0059375">
                <text:p>5.0059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01">
                <text:p>1101</text:p>
              </table:table-cell>
              <table:table-cell office:value-type="float" office:value="10.6950067567568">
                <text:p>10.69500675675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03">
                <text:p>1103</text:p>
              </table:table-cell>
              <table:table-cell office:value-type="float" office:value="6.64956818181818">
                <text:p>6.649568181818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05">
                <text:p>1105</text:p>
              </table:table-cell>
              <table:table-cell office:value-type="float" office:value="5.01607142857143">
                <text:p>5.016071428571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06">
                <text:p>1106</text:p>
              </table:table-cell>
              <table:table-cell office:value-type="float" office:value="6.18145070422535">
                <text:p>6.181450704225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15">
                <text:p>1115</text:p>
              </table:table-cell>
              <table:table-cell office:value-type="float" office:value="4.94201612903226">
                <text:p>4.94201612903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18">
                <text:p>1118</text:p>
              </table:table-cell>
              <table:table-cell office:value-type="float" office:value="6.57727868852459">
                <text:p>6.577278688524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24">
                <text:p>1124</text:p>
              </table:table-cell>
              <table:table-cell office:value-type="float" office:value="6.12993650793651">
                <text:p>6.129936507936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5">
                <text:p>1125</text:p>
              </table:table-cell>
              <table:table-cell office:value-type="float" office:value="3.678">
                <text:p>3.6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5">
                <text:p>1125</text:p>
              </table:table-cell>
              <table:table-cell office:value-type="float" office:value="3.378625">
                <text:p>3.3786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27">
                <text:p>1127</text:p>
              </table:table-cell>
              <table:table-cell office:value-type="float" office:value="4.61886666666667">
                <text:p>4.6188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7">
                <text:p>1127</text:p>
              </table:table-cell>
              <table:table-cell office:value-type="float" office:value="5.01494444444444">
                <text:p>5.014944444444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27">
                <text:p>1127</text:p>
              </table:table-cell>
              <table:table-cell office:value-type="float" office:value="4.567">
                <text:p>4.5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9">
                <text:p>1129</text:p>
              </table:table-cell>
              <table:table-cell office:value-type="float" office:value="6.326125">
                <text:p>6.326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34">
                <text:p>1134</text:p>
              </table:table-cell>
              <table:table-cell office:value-type="float" office:value="4.61747058823529">
                <text:p>4.617470588235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34">
                <text:p>1134</text:p>
              </table:table-cell>
              <table:table-cell office:value-type="float" office:value="4.00005882352941">
                <text:p>4.000058823529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34">
                <text:p>1134</text:p>
              </table:table-cell>
              <table:table-cell office:value-type="float" office:value="6.58588265306122">
                <text:p>6.585882653061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34">
                <text:p>1134</text:p>
              </table:table-cell>
              <table:table-cell office:value-type="float" office:value="5.09214285714286">
                <text:p>5.092142857142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6">
                <text:p>1136</text:p>
              </table:table-cell>
              <table:table-cell office:value-type="float" office:value="5.74974251497006">
                <text:p>5.749742514970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38">
                <text:p>1138</text:p>
              </table:table-cell>
              <table:table-cell office:value-type="float" office:value="5.15293333333333">
                <text:p>5.1529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39">
                <text:p>1139</text:p>
              </table:table-cell>
              <table:table-cell office:value-type="float" office:value="4.64121428571429">
                <text:p>4.64121428571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45">
                <text:p>1145</text:p>
              </table:table-cell>
              <table:table-cell office:value-type="float" office:value="4.31258823529412">
                <text:p>4.312588235294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5">
                <text:p>1145</text:p>
              </table:table-cell>
              <table:table-cell office:value-type="float" office:value="5.35385714285714">
                <text:p>5.35385714285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50">
                <text:p>1150</text:p>
              </table:table-cell>
              <table:table-cell office:value-type="float" office:value="6.39433333333333">
                <text:p>6.394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50">
                <text:p>1150</text:p>
              </table:table-cell>
              <table:table-cell office:value-type="float" office:value="6.95875324675325">
                <text:p>6.958753246753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4">
                <text:p>1154</text:p>
              </table:table-cell>
              <table:table-cell office:value-type="float" office:value="4.26073333333333">
                <text:p>4.2607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57">
                <text:p>1157</text:p>
              </table:table-cell>
              <table:table-cell office:value-type="float" office:value="5.37085344827586">
                <text:p>5.370853448275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57">
                <text:p>1157</text:p>
              </table:table-cell>
              <table:table-cell office:value-type="float" office:value="7.68285185185185">
                <text:p>7.682851851851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58">
                <text:p>1158</text:p>
              </table:table-cell>
              <table:table-cell office:value-type="float" office:value="5.29617948717949">
                <text:p>5.296179487179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59">
                <text:p>1159</text:p>
              </table:table-cell>
              <table:table-cell office:value-type="float" office:value="5.8215">
                <text:p>5.82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63">
                <text:p>1163</text:p>
              </table:table-cell>
              <table:table-cell office:value-type="float" office:value="3.54978571428571">
                <text:p>3.549785714285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64">
                <text:p>1164</text:p>
              </table:table-cell>
              <table:table-cell office:value-type="float" office:value="6.14744827586207">
                <text:p>6.147448275862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64">
                <text:p>1164</text:p>
              </table:table-cell>
              <table:table-cell office:value-type="float" office:value="4.09858823529412">
                <text:p>4.09858823529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68">
                <text:p>1168</text:p>
              </table:table-cell>
              <table:table-cell office:value-type="float" office:value="4.70417647058824">
                <text:p>4.704176470588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5">
                <text:p>1175</text:p>
              </table:table-cell>
              <table:table-cell office:value-type="float" office:value="5.40508974358974">
                <text:p>5.405089743589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75">
                <text:p>1175</text:p>
              </table:table-cell>
              <table:table-cell office:value-type="float" office:value="4.96098717948718">
                <text:p>4.960987179487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75">
                <text:p>1175</text:p>
              </table:table-cell>
              <table:table-cell office:value-type="float" office:value="5.53852857142857">
                <text:p>5.53852857142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7">
                <text:p>1177</text:p>
              </table:table-cell>
              <table:table-cell office:value-type="float" office:value="6.51171568627451">
                <text:p>6.511715686274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7">
                <text:p>1177</text:p>
              </table:table-cell>
              <table:table-cell office:value-type="float" office:value="6.48446464646465">
                <text:p>6.484464646464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78">
                <text:p>1178</text:p>
              </table:table-cell>
              <table:table-cell office:value-type="float" office:value="4.65035294117647">
                <text:p>4.650352941176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8">
                <text:p>1178</text:p>
              </table:table-cell>
              <table:table-cell office:value-type="float" office:value="6.67805405405405">
                <text:p>6.678054054054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79">
                <text:p>1179</text:p>
              </table:table-cell>
              <table:table-cell office:value-type="float" office:value="9.66925563909774">
                <text:p>9.669255639097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79">
                <text:p>1179</text:p>
              </table:table-cell>
              <table:table-cell office:value-type="float" office:value="5.84238888888889">
                <text:p>5.842388888888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80">
                <text:p>1180</text:p>
              </table:table-cell>
              <table:table-cell office:value-type="float" office:value="3.6858">
                <text:p>3.68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83">
                <text:p>1183</text:p>
              </table:table-cell>
              <table:table-cell office:value-type="float" office:value="4.45597435897436">
                <text:p>4.455974358974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83">
                <text:p>1183</text:p>
              </table:table-cell>
              <table:table-cell office:value-type="float" office:value="6.834275">
                <text:p>6.8342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0">
                <text:p>1190</text:p>
              </table:table-cell>
              <table:table-cell office:value-type="float" office:value="7.45311290322581">
                <text:p>7.453112903225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0">
                <text:p>1190</text:p>
              </table:table-cell>
              <table:table-cell office:value-type="float" office:value="5.31195180722892">
                <text:p>5.311951807228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1">
                <text:p>1191</text:p>
              </table:table-cell>
              <table:table-cell office:value-type="float" office:value="7.50466666666667">
                <text:p>7.504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1">
                <text:p>1191</text:p>
              </table:table-cell>
              <table:table-cell office:value-type="float" office:value="4.15805555555556">
                <text:p>4.158055555555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1">
                <text:p>1191</text:p>
              </table:table-cell>
              <table:table-cell office:value-type="float" office:value="3.60392857142857">
                <text:p>3.603928571428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93">
                <text:p>1193</text:p>
              </table:table-cell>
              <table:table-cell office:value-type="float" office:value="4.24459090909091">
                <text:p>4.24459090909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93">
                <text:p>1193</text:p>
              </table:table-cell>
              <table:table-cell office:value-type="float" office:value="6.38745161290323">
                <text:p>6.387451612903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96">
                <text:p>1196</text:p>
              </table:table-cell>
              <table:table-cell office:value-type="float" office:value="3.56126666666667">
                <text:p>3.5612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97">
                <text:p>1197</text:p>
              </table:table-cell>
              <table:table-cell office:value-type="float" office:value="5.16444444444444">
                <text:p>5.164444444444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97">
                <text:p>1197</text:p>
              </table:table-cell>
              <table:table-cell office:value-type="float" office:value="5.44771428571429">
                <text:p>5.447714285714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97">
                <text:p>1197</text:p>
              </table:table-cell>
              <table:table-cell office:value-type="float" office:value="5.80398630136986">
                <text:p>5.803986301369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2">
                <text:p>1202</text:p>
              </table:table-cell>
              <table:table-cell office:value-type="float" office:value="4.74335714285714">
                <text:p>4.743357142857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2">
                <text:p>1202</text:p>
              </table:table-cell>
              <table:table-cell office:value-type="float" office:value="4.51761904761905">
                <text:p>4.517619047619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4">
                <text:p>1204</text:p>
              </table:table-cell>
              <table:table-cell office:value-type="float" office:value="7.27457692307692">
                <text:p>7.274576923076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4">
                <text:p>1204</text:p>
              </table:table-cell>
              <table:table-cell office:value-type="float" office:value="4.98106666666667">
                <text:p>4.9810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4">
                <text:p>1204</text:p>
              </table:table-cell>
              <table:table-cell office:value-type="float" office:value="9.05214285714286">
                <text:p>9.052142857142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04">
                <text:p>1204</text:p>
              </table:table-cell>
              <table:table-cell office:value-type="float" office:value="6.0977">
                <text:p>6.09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04">
                <text:p>1204</text:p>
              </table:table-cell>
              <table:table-cell office:value-type="float" office:value="5.11984210526316">
                <text:p>5.119842105263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04">
                <text:p>1204</text:p>
              </table:table-cell>
              <table:table-cell office:value-type="float" office:value="5.51715277777778">
                <text:p>5.517152777777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10">
                <text:p>1210</text:p>
              </table:table-cell>
              <table:table-cell office:value-type="float" office:value="5.11493333333333">
                <text:p>5.1149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10">
                <text:p>1210</text:p>
              </table:table-cell>
              <table:table-cell office:value-type="float" office:value="3.71157142857143">
                <text:p>3.711571428571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12">
                <text:p>1212</text:p>
              </table:table-cell>
              <table:table-cell office:value-type="float" office:value="6.46815942028986">
                <text:p>6.468159420289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12">
                <text:p>1212</text:p>
              </table:table-cell>
              <table:table-cell office:value-type="float" office:value="5.48457142857143">
                <text:p>5.484571428571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12">
                <text:p>1212</text:p>
              </table:table-cell>
              <table:table-cell office:value-type="float" office:value="8.64065789473684">
                <text:p>8.640657894736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12">
                <text:p>1212</text:p>
              </table:table-cell>
              <table:table-cell office:value-type="float" office:value="5.82743835616438">
                <text:p>5.827438356164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14">
                <text:p>1214</text:p>
              </table:table-cell>
              <table:table-cell office:value-type="float" office:value="4.81392857142857">
                <text:p>4.813928571428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17">
                <text:p>1217</text:p>
              </table:table-cell>
              <table:table-cell office:value-type="float" office:value="8.09956756756757">
                <text:p>8.099567567567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17">
                <text:p>1217</text:p>
              </table:table-cell>
              <table:table-cell office:value-type="float" office:value="4.16877777777778">
                <text:p>4.168777777777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18">
                <text:p>1218</text:p>
              </table:table-cell>
              <table:table-cell office:value-type="float" office:value="8.24637593984962">
                <text:p>8.246375939849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19">
                <text:p>1219</text:p>
              </table:table-cell>
              <table:table-cell office:value-type="float" office:value="3.65914285714286">
                <text:p>3.659142857142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19">
                <text:p>1219</text:p>
              </table:table-cell>
              <table:table-cell office:value-type="float" office:value="4.209">
                <text:p>4.2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19">
                <text:p>1219</text:p>
              </table:table-cell>
              <table:table-cell office:value-type="float" office:value="5.70233663366337">
                <text:p>5.702336633663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19">
                <text:p>1219</text:p>
              </table:table-cell>
              <table:table-cell office:value-type="float" office:value="5.61235714285714">
                <text:p>5.612357142857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19">
                <text:p>1219</text:p>
              </table:table-cell>
              <table:table-cell office:value-type="float" office:value="4.81814285714286">
                <text:p>4.818142857142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23">
                <text:p>1223</text:p>
              </table:table-cell>
              <table:table-cell office:value-type="float" office:value="7.04996666666667">
                <text:p>7.0499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24">
                <text:p>1224</text:p>
              </table:table-cell>
              <table:table-cell office:value-type="float" office:value="4.56458823529412">
                <text:p>4.564588235294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24">
                <text:p>1224</text:p>
              </table:table-cell>
              <table:table-cell office:value-type="float" office:value="5.03393150684932">
                <text:p>5.033931506849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31">
                <text:p>1231</text:p>
              </table:table-cell>
              <table:table-cell office:value-type="float" office:value="4.0674">
                <text:p>4.06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31">
                <text:p>1231</text:p>
              </table:table-cell>
              <table:table-cell office:value-type="float" office:value="5.21233333333333">
                <text:p>5.21233333333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31">
                <text:p>1231</text:p>
              </table:table-cell>
              <table:table-cell office:value-type="float" office:value="4.00928571428571">
                <text:p>4.009285714285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31">
                <text:p>1231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33">
                <text:p>1233</text:p>
              </table:table-cell>
              <table:table-cell office:value-type="float" office:value="5.91106666666667">
                <text:p>5.9110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33">
                <text:p>1233</text:p>
              </table:table-cell>
              <table:table-cell office:value-type="float" office:value="5.42646666666667">
                <text:p>5.4264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6">
                <text:p>1236</text:p>
              </table:table-cell>
              <table:table-cell office:value-type="float" office:value="5.31948648648649">
                <text:p>5.319486486486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6">
                <text:p>1236</text:p>
              </table:table-cell>
              <table:table-cell office:value-type="float" office:value="4.06928571428571">
                <text:p>4.069285714285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6">
                <text:p>1236</text:p>
              </table:table-cell>
              <table:table-cell office:value-type="float" office:value="4.18226666666667">
                <text:p>4.1822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1">
                <text:p>1241</text:p>
              </table:table-cell>
              <table:table-cell office:value-type="float" office:value="3.54128571428571">
                <text:p>3.541285714285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4">
                <text:p>1254</text:p>
              </table:table-cell>
              <table:table-cell office:value-type="float" office:value="7.91591379310345">
                <text:p>7.915913793103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">
                <text:p>1255</text:p>
              </table:table-cell>
              <table:table-cell office:value-type="float" office:value="6.04591304347826">
                <text:p>6.045913043478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8.61701282051282">
                <text:p>8.617012820512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58">
                <text:p>1258</text:p>
              </table:table-cell>
              <table:table-cell office:value-type="float" office:value="7.6648">
                <text:p>7.66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59">
                <text:p>1259</text:p>
              </table:table-cell>
              <table:table-cell office:value-type="float" office:value="4.7218">
                <text:p>4.72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61">
                <text:p>1261</text:p>
              </table:table-cell>
              <table:table-cell office:value-type="float" office:value="3.73682352941176">
                <text:p>3.736823529411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61">
                <text:p>1261</text:p>
              </table:table-cell>
              <table:table-cell office:value-type="float" office:value="5.20847945205479">
                <text:p>5.208479452054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61">
                <text:p>1261</text:p>
              </table:table-cell>
              <table:table-cell office:value-type="float" office:value="4.18355">
                <text:p>4.183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61">
                <text:p>1261</text:p>
              </table:table-cell>
              <table:table-cell office:value-type="float" office:value="6.39139682539683">
                <text:p>6.391396825396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61">
                <text:p>1261</text:p>
              </table:table-cell>
              <table:table-cell office:value-type="float" office:value="4.50685714285714">
                <text:p>4.506857142857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2">
                <text:p>1262</text:p>
              </table:table-cell>
              <table:table-cell office:value-type="float" office:value="5.73836571428571">
                <text:p>5.738365714285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64">
                <text:p>1264</text:p>
              </table:table-cell>
              <table:table-cell office:value-type="float" office:value="6.1605">
                <text:p>6.16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64">
                <text:p>1264</text:p>
              </table:table-cell>
              <table:table-cell office:value-type="float" office:value="6.10235714285714">
                <text:p>6.102357142857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64">
                <text:p>1264</text:p>
              </table:table-cell>
              <table:table-cell office:value-type="float" office:value="6.72588888888889">
                <text:p>6.725888888888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64">
                <text:p>1264</text:p>
              </table:table-cell>
              <table:table-cell office:value-type="float" office:value="5.47806666666667">
                <text:p>5.4780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66">
                <text:p>1266</text:p>
              </table:table-cell>
              <table:table-cell office:value-type="float" office:value="5.51613333333333">
                <text:p>5.5161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67">
                <text:p>1267</text:p>
              </table:table-cell>
              <table:table-cell office:value-type="float" office:value="5.98730841121495">
                <text:p>5.987308411214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68">
                <text:p>1268</text:p>
              </table:table-cell>
              <table:table-cell office:value-type="float" office:value="6.88326865671642">
                <text:p>6.88326865671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68">
                <text:p>1268</text:p>
              </table:table-cell>
              <table:table-cell office:value-type="float" office:value="6.32641791044776">
                <text:p>6.32641791044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69">
                <text:p>1269</text:p>
              </table:table-cell>
              <table:table-cell office:value-type="float" office:value="4.50503448275862">
                <text:p>4.505034482758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69">
                <text:p>1269</text:p>
              </table:table-cell>
              <table:table-cell office:value-type="float" office:value="5.0227">
                <text:p>5.02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71">
                <text:p>1271</text:p>
              </table:table-cell>
              <table:table-cell office:value-type="float" office:value="5.1348">
                <text:p>5.13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71">
                <text:p>1271</text:p>
              </table:table-cell>
              <table:table-cell office:value-type="float" office:value="6.0648313253012">
                <text:p>6.06483132530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71">
                <text:p>1271</text:p>
              </table:table-cell>
              <table:table-cell office:value-type="float" office:value="12.011265625">
                <text:p>12.01126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71">
                <text:p>1271</text:p>
              </table:table-cell>
              <table:table-cell office:value-type="float" office:value="8.99577215189873">
                <text:p>8.995772151898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71">
                <text:p>1271</text:p>
              </table:table-cell>
              <table:table-cell office:value-type="float" office:value="9.03640625">
                <text:p>9.03640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71">
                <text:p>1271</text:p>
              </table:table-cell>
              <table:table-cell office:value-type="float" office:value="6.02216666666667">
                <text:p>6.0221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71">
                <text:p>1271</text:p>
              </table:table-cell>
              <table:table-cell office:value-type="float" office:value="5.44071428571429">
                <text:p>5.440714285714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71">
                <text:p>1271</text:p>
              </table:table-cell>
              <table:table-cell office:value-type="float" office:value="6.3175">
                <text:p>6.31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71">
                <text:p>1271</text:p>
              </table:table-cell>
              <table:table-cell office:value-type="float" office:value="6.77142857142857">
                <text:p>6.771428571428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71">
                <text:p>1271</text:p>
              </table:table-cell>
              <table:table-cell office:value-type="float" office:value="5.80976470588235">
                <text:p>5.809764705882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71">
                <text:p>1271</text:p>
              </table:table-cell>
              <table:table-cell office:value-type="float" office:value="10.9576081081081">
                <text:p>10.95760810810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71">
                <text:p>1271</text:p>
              </table:table-cell>
              <table:table-cell office:value-type="float" office:value="8.569765625">
                <text:p>8.5697656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71">
                <text:p>1271</text:p>
              </table:table-cell>
              <table:table-cell office:value-type="float" office:value="6.1234">
                <text:p>6.12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71">
                <text:p>1271</text:p>
              </table:table-cell>
              <table:table-cell office:value-type="float" office:value="4.92106666666667">
                <text:p>4.9210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73">
                <text:p>1273</text:p>
              </table:table-cell>
              <table:table-cell office:value-type="float" office:value="3.61671428571429">
                <text:p>3.616714285714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79">
                <text:p>1279</text:p>
              </table:table-cell>
              <table:table-cell office:value-type="float" office:value="7.1925">
                <text:p>7.19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79">
                <text:p>1279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79">
                <text:p>1279</text:p>
              </table:table-cell>
              <table:table-cell office:value-type="float" office:value="4.03863157894737">
                <text:p>4.038631578947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9">
                <text:p>1279</text:p>
              </table:table-cell>
              <table:table-cell office:value-type="float" office:value="5.95171428571429">
                <text:p>5.951714285714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90">
                <text:p>1290</text:p>
              </table:table-cell>
              <table:table-cell office:value-type="float" office:value="4.24692857142857">
                <text:p>4.246928571428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93">
                <text:p>1293</text:p>
              </table:table-cell>
              <table:table-cell office:value-type="float" office:value="8.01431362467866">
                <text:p>8.014313624678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01">
                <text:p>1301</text:p>
              </table:table-cell>
              <table:table-cell office:value-type="float" office:value="5.76985829959514">
                <text:p>5.769858299595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01">
                <text:p>1301</text:p>
              </table:table-cell>
              <table:table-cell office:value-type="float" office:value="5.44764705882353">
                <text:p>5.447647058823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01">
                <text:p>1301</text:p>
              </table:table-cell>
              <table:table-cell office:value-type="float" office:value="6.18445454545455">
                <text:p>6.184454545454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01">
                <text:p>1301</text:p>
              </table:table-cell>
              <table:table-cell office:value-type="float" office:value="6.50559574468085">
                <text:p>6.505595744680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01">
                <text:p>1301</text:p>
              </table:table-cell>
              <table:table-cell office:value-type="float" office:value="7.35853521126761">
                <text:p>7.358535211267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01">
                <text:p>1301</text:p>
              </table:table-cell>
              <table:table-cell office:value-type="float" office:value="5.1875">
                <text:p>5.1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05">
                <text:p>1305</text:p>
              </table:table-cell>
              <table:table-cell office:value-type="float" office:value="7.13824545454545">
                <text:p>7.138245454545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07">
                <text:p>1307</text:p>
              </table:table-cell>
              <table:table-cell office:value-type="float" office:value="5.84679166666667">
                <text:p>5.846791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7">
                <text:p>1307</text:p>
              </table:table-cell>
              <table:table-cell office:value-type="float" office:value="5.56447058823529">
                <text:p>5.564470588235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7">
                <text:p>1307</text:p>
              </table:table-cell>
              <table:table-cell office:value-type="float" office:value="6.26498795180723">
                <text:p>6.264987951807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7">
                <text:p>1307</text:p>
              </table:table-cell>
              <table:table-cell office:value-type="float" office:value="5.56928571428571">
                <text:p>5.569285714285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11">
                <text:p>1311</text:p>
              </table:table-cell>
              <table:table-cell office:value-type="float" office:value="5.47984">
                <text:p>5.47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2">
                <text:p>1312</text:p>
              </table:table-cell>
              <table:table-cell office:value-type="float" office:value="10.4545506329114">
                <text:p>10.45455063291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12">
                <text:p>1312</text:p>
              </table:table-cell>
              <table:table-cell office:value-type="float" office:value="7.47092647058824">
                <text:p>7.470926470588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12">
                <text:p>1312</text:p>
              </table:table-cell>
              <table:table-cell office:value-type="float" office:value="5.93564285714286">
                <text:p>5.935642857142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13">
                <text:p>1313</text:p>
              </table:table-cell>
              <table:table-cell office:value-type="float" office:value="5.69909589041096">
                <text:p>5.699095890410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13">
                <text:p>1313</text:p>
              </table:table-cell>
              <table:table-cell office:value-type="float" office:value="4.58756">
                <text:p>4.587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13">
                <text:p>1313</text:p>
              </table:table-cell>
              <table:table-cell office:value-type="float" office:value="5.41120547945205">
                <text:p>5.41120547945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13">
                <text:p>1313</text:p>
              </table:table-cell>
              <table:table-cell office:value-type="float" office:value="6.80867256637168">
                <text:p>6.808672566371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14">
                <text:p>1314</text:p>
              </table:table-cell>
              <table:table-cell office:value-type="float" office:value="7.6834375">
                <text:p>7.6834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17">
                <text:p>1317</text:p>
              </table:table-cell>
              <table:table-cell office:value-type="float" office:value="6.14647368421053">
                <text:p>6.146473684210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7">
                <text:p>1317</text:p>
              </table:table-cell>
              <table:table-cell office:value-type="float" office:value="11.6826755725191">
                <text:p>11.68267557251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19">
                <text:p>1319</text:p>
              </table:table-cell>
              <table:table-cell office:value-type="float" office:value="4.73047058823529">
                <text:p>4.730470588235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26">
                <text:p>1326</text:p>
              </table:table-cell>
              <table:table-cell office:value-type="float" office:value="5.40855714285714">
                <text:p>5.408557142857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4">
                <text:p>1334</text:p>
              </table:table-cell>
              <table:table-cell office:value-type="float" office:value="4.3438">
                <text:p>4.34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4">
                <text:p>1334</text:p>
              </table:table-cell>
              <table:table-cell office:value-type="float" office:value="4.282">
                <text:p>4.2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35">
                <text:p>1335</text:p>
              </table:table-cell>
              <table:table-cell office:value-type="float" office:value="3.93346666666667">
                <text:p>3.9334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7">
                <text:p>1337</text:p>
              </table:table-cell>
              <table:table-cell office:value-type="float" office:value="6.68721323529412">
                <text:p>6.687213235294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37">
                <text:p>1337</text:p>
              </table:table-cell>
              <table:table-cell office:value-type="float" office:value="6.19778260869565">
                <text:p>6.197782608695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38">
                <text:p>1338</text:p>
              </table:table-cell>
              <table:table-cell office:value-type="float" office:value="4.9072">
                <text:p>4.90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38">
                <text:p>1338</text:p>
              </table:table-cell>
              <table:table-cell office:value-type="float" office:value="3.96405263157895">
                <text:p>3.964052631578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38">
                <text:p>1338</text:p>
              </table:table-cell>
              <table:table-cell office:value-type="float" office:value="6.35610526315789">
                <text:p>6.356105263157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38">
                <text:p>1338</text:p>
              </table:table-cell>
              <table:table-cell office:value-type="float" office:value="6.5554025974026">
                <text:p>6.55540259740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41">
                <text:p>1341</text:p>
              </table:table-cell>
              <table:table-cell office:value-type="float" office:value="9.46213846153846">
                <text:p>9.462138461538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41">
                <text:p>1341</text:p>
              </table:table-cell>
              <table:table-cell office:value-type="float" office:value="6.5700985915493">
                <text:p>6.57009859154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41">
                <text:p>1341</text:p>
              </table:table-cell>
              <table:table-cell office:value-type="float" office:value="7.99584848484848">
                <text:p>7.995848484848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1">
                <text:p>1341</text:p>
              </table:table-cell>
              <table:table-cell office:value-type="float" office:value="6.87220408163265">
                <text:p>6.872204081632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43">
                <text:p>1343</text:p>
              </table:table-cell>
              <table:table-cell office:value-type="float" office:value="4.63476470588235">
                <text:p>4.634764705882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43">
                <text:p>134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43">
                <text:p>1343</text:p>
              </table:table-cell>
              <table:table-cell office:value-type="float" office:value="3.81057142857143">
                <text:p>3.810571428571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3">
                <text:p>1343</text:p>
              </table:table-cell>
              <table:table-cell office:value-type="float" office:value="4.45852173913043">
                <text:p>4.458521739130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47">
                <text:p>1347</text:p>
              </table:table-cell>
              <table:table-cell office:value-type="float" office:value="6.31436507936508">
                <text:p>6.314365079365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47">
                <text:p>1347</text:p>
              </table:table-cell>
              <table:table-cell office:value-type="float" office:value="4.83053333333333">
                <text:p>4.8305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51">
                <text:p>1351</text:p>
              </table:table-cell>
              <table:table-cell office:value-type="float" office:value="5.61619047619048">
                <text:p>5.616190476190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51">
                <text:p>1351</text:p>
              </table:table-cell>
              <table:table-cell office:value-type="float" office:value="6.08705084745763">
                <text:p>6.087050847457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51">
                <text:p>1351</text:p>
              </table:table-cell>
              <table:table-cell office:value-type="float" office:value="5.21672727272727">
                <text:p>5.216727272727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51">
                <text:p>1351</text:p>
              </table:table-cell>
              <table:table-cell office:value-type="float" office:value="5.52104285714286">
                <text:p>5.521042857142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51">
                <text:p>1351</text:p>
              </table:table-cell>
              <table:table-cell office:value-type="float" office:value="6.17296341463415">
                <text:p>6.172963414634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51">
                <text:p>1351</text:p>
              </table:table-cell>
              <table:table-cell office:value-type="float" office:value="4.00311764705882">
                <text:p>4.003117647058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55">
                <text:p>1355</text:p>
              </table:table-cell>
              <table:table-cell office:value-type="float" office:value="6.52298529411765">
                <text:p>6.522985294117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57">
                <text:p>1357</text:p>
              </table:table-cell>
              <table:table-cell office:value-type="float" office:value="5.13793650793651">
                <text:p>5.137936507936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57">
                <text:p>1357</text:p>
              </table:table-cell>
              <table:table-cell office:value-type="float" office:value="6.55954430379747">
                <text:p>6.559544303797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57">
                <text:p>1357</text:p>
              </table:table-cell>
              <table:table-cell office:value-type="float" office:value="7.35907692307692">
                <text:p>7.359076923076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57">
                <text:p>1357</text:p>
              </table:table-cell>
              <table:table-cell office:value-type="float" office:value="8.42438709677419">
                <text:p>8.424387096774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57">
                <text:p>1357</text:p>
              </table:table-cell>
              <table:table-cell office:value-type="float" office:value="4.82611764705882">
                <text:p>4.826117647058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57">
                <text:p>1357</text:p>
              </table:table-cell>
              <table:table-cell office:value-type="float" office:value="4.73523529411765">
                <text:p>4.735235294117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58">
                <text:p>1358</text:p>
              </table:table-cell>
              <table:table-cell office:value-type="float" office:value="5.79121428571429">
                <text:p>5.791214285714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58">
                <text:p>1358</text:p>
              </table:table-cell>
              <table:table-cell office:value-type="float" office:value="4.55952941176471">
                <text:p>4.559529411764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59">
                <text:p>1359</text:p>
              </table:table-cell>
              <table:table-cell office:value-type="float" office:value="5.10638888888889">
                <text:p>5.106388888888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59">
                <text:p>1359</text:p>
              </table:table-cell>
              <table:table-cell office:value-type="float" office:value="6.64490163934426">
                <text:p>6.644901639344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60">
                <text:p>1360</text:p>
              </table:table-cell>
              <table:table-cell office:value-type="float" office:value="7.54845588235294">
                <text:p>7.548455882352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60">
                <text:p>1360</text:p>
              </table:table-cell>
              <table:table-cell office:value-type="float" office:value="6.26614285714286">
                <text:p>6.266142857142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60">
                <text:p>1360</text:p>
              </table:table-cell>
              <table:table-cell office:value-type="float" office:value="6.53851470588235">
                <text:p>6.538514705882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60">
                <text:p>1360</text:p>
              </table:table-cell>
              <table:table-cell office:value-type="float" office:value="6.31709523809524">
                <text:p>6.317095238095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60">
                <text:p>1360</text:p>
              </table:table-cell>
              <table:table-cell office:value-type="float" office:value="6.3995">
                <text:p>6.39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60">
                <text:p>1360</text:p>
              </table:table-cell>
              <table:table-cell office:value-type="float" office:value="7.74801587301587">
                <text:p>7.748015873015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60">
                <text:p>1360</text:p>
              </table:table-cell>
              <table:table-cell office:value-type="float" office:value="9.50897727272727">
                <text:p>9.508977272727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60">
                <text:p>1360</text:p>
              </table:table-cell>
              <table:table-cell office:value-type="float" office:value="8.69169841269841">
                <text:p>8.691698412698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61">
                <text:p>1361</text:p>
              </table:table-cell>
              <table:table-cell office:value-type="float" office:value="7.49945217391304">
                <text:p>7.499452173913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61">
                <text:p>1361</text:p>
              </table:table-cell>
              <table:table-cell office:value-type="float" office:value="8.3210347826087">
                <text:p>8.32103478260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62">
                <text:p>1362</text:p>
              </table:table-cell>
              <table:table-cell office:value-type="float" office:value="5.0145">
                <text:p>5.0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64">
                <text:p>1364</text:p>
              </table:table-cell>
              <table:table-cell office:value-type="float" office:value="4.82682352941176">
                <text:p>4.826823529411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64">
                <text:p>1364</text:p>
              </table:table-cell>
              <table:table-cell office:value-type="float" office:value="6.3186797752809">
                <text:p>6.31867977528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67">
                <text:p>1367</text:p>
              </table:table-cell>
              <table:table-cell office:value-type="float" office:value="5.78506666666667">
                <text:p>5.7850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67">
                <text:p>1367</text:p>
              </table:table-cell>
              <table:table-cell office:value-type="float" office:value="6.26210126582278">
                <text:p>6.262101265822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69">
                <text:p>1369</text:p>
              </table:table-cell>
              <table:table-cell office:value-type="float" office:value="12.1715">
                <text:p>12.17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9">
                <text:p>1369</text:p>
              </table:table-cell>
              <table:table-cell office:value-type="float" office:value="6.66089473684211">
                <text:p>6.660894736842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71">
                <text:p>1371</text:p>
              </table:table-cell>
              <table:table-cell office:value-type="float" office:value="4.86051851851852">
                <text:p>4.860518518518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76">
                <text:p>1376</text:p>
              </table:table-cell>
              <table:table-cell office:value-type="float" office:value="9.10840579710145">
                <text:p>9.108405797101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76">
                <text:p>1376</text:p>
              </table:table-cell>
              <table:table-cell office:value-type="float" office:value="6.09619696969697">
                <text:p>6.096196969696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76">
                <text:p>1376</text:p>
              </table:table-cell>
              <table:table-cell office:value-type="float" office:value="4.4696">
                <text:p>4.46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76">
                <text:p>1376</text:p>
              </table:table-cell>
              <table:table-cell office:value-type="float" office:value="7.1864875">
                <text:p>7.1864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76">
                <text:p>1376</text:p>
              </table:table-cell>
              <table:table-cell office:value-type="float" office:value="5.24335294117647">
                <text:p>5.243352941176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76">
                <text:p>1376</text:p>
              </table:table-cell>
              <table:table-cell office:value-type="float" office:value="5.78313333333333">
                <text:p>5.783133333333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76">
                <text:p>1376</text:p>
              </table:table-cell>
              <table:table-cell office:value-type="float" office:value="5.42276315789474">
                <text:p>5.422763157894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81">
                <text:p>1381</text:p>
              </table:table-cell>
              <table:table-cell office:value-type="float" office:value="6.3248">
                <text:p>6.32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81">
                <text:p>1381</text:p>
              </table:table-cell>
              <table:table-cell office:value-type="float" office:value="9.14583333333333">
                <text:p>9.145833333333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81">
                <text:p>1381</text:p>
              </table:table-cell>
              <table:table-cell office:value-type="float" office:value="7.0763606557377">
                <text:p>7.07636065573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81">
                <text:p>1381</text:p>
              </table:table-cell>
              <table:table-cell office:value-type="float" office:value="7.94395402298851">
                <text:p>7.943954022988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1">
                <text:p>1381</text:p>
              </table:table-cell>
              <table:table-cell office:value-type="float" office:value="4.45758823529412">
                <text:p>4.457588235294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2">
                <text:p>1382</text:p>
              </table:table-cell>
              <table:table-cell office:value-type="float" office:value="9.36377607361963">
                <text:p>9.363776073619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87">
                <text:p>1387</text:p>
              </table:table-cell>
              <table:table-cell office:value-type="float" office:value="8.79534615384615">
                <text:p>8.795346153846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87">
                <text:p>1387</text:p>
              </table:table-cell>
              <table:table-cell office:value-type="float" office:value="8.28407986111111">
                <text:p>8.284079861111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87">
                <text:p>1387</text:p>
              </table:table-cell>
              <table:table-cell office:value-type="float" office:value="7.66096153846154">
                <text:p>7.660961538461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91">
                <text:p>1391</text:p>
              </table:table-cell>
              <table:table-cell office:value-type="float" office:value="6.63301333333333">
                <text:p>6.63301333333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91">
                <text:p>1391</text:p>
              </table:table-cell>
              <table:table-cell office:value-type="float" office:value="6.34365">
                <text:p>6.343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91">
                <text:p>1391</text:p>
              </table:table-cell>
              <table:table-cell office:value-type="float" office:value="5.25519178082192">
                <text:p>5.255191780821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97">
                <text:p>1397</text:p>
              </table:table-cell>
              <table:table-cell office:value-type="float" office:value="5.26607142857143">
                <text:p>5.266071428571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7">
                <text:p>1397</text:p>
              </table:table-cell>
              <table:table-cell office:value-type="float" office:value="6.21635897435897">
                <text:p>6.216358974358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7">
                <text:p>1397</text:p>
              </table:table-cell>
              <table:table-cell office:value-type="float" office:value="3.60041176470588">
                <text:p>3.600411764705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98">
                <text:p>1398</text:p>
              </table:table-cell>
              <table:table-cell office:value-type="float" office:value="8.43670833333333">
                <text:p>8.4367083333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98">
                <text:p>1398</text:p>
              </table:table-cell>
              <table:table-cell office:value-type="float" office:value="7.1119746835443">
                <text:p>7.11197468354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98">
                <text:p>1398</text:p>
              </table:table-cell>
              <table:table-cell office:value-type="float" office:value="5.02253333333333">
                <text:p>5.0225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98">
                <text:p>1398</text:p>
              </table:table-cell>
              <table:table-cell office:value-type="float" office:value="4.75207142857143">
                <text:p>4.752071428571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98">
                <text:p>1398</text:p>
              </table:table-cell>
              <table:table-cell office:value-type="float" office:value="7.36524390243902">
                <text:p>7.365243902439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98">
                <text:p>1398</text:p>
              </table:table-cell>
              <table:table-cell office:value-type="float" office:value="7.22996296296296">
                <text:p>7.229962962962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98">
                <text:p>1398</text:p>
              </table:table-cell>
              <table:table-cell office:value-type="float" office:value="4.74564705882353">
                <text:p>4.745647058823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98">
                <text:p>1398</text:p>
              </table:table-cell>
              <table:table-cell office:value-type="float" office:value="4.06921052631579">
                <text:p>4.069210526315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98">
                <text:p>1398</text:p>
              </table:table-cell>
              <table:table-cell office:value-type="float" office:value="5.64066666666667">
                <text:p>5.640666666666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98">
                <text:p>1398</text:p>
              </table:table-cell>
              <table:table-cell office:value-type="float" office:value="5.24394444444444">
                <text:p>5.243944444444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98">
                <text:p>1398</text:p>
              </table:table-cell>
              <table:table-cell office:value-type="float" office:value="5.26533333333333">
                <text:p>5.265333333333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01">
                <text:p>1401</text:p>
              </table:table-cell>
              <table:table-cell office:value-type="float" office:value="4.95266666666667">
                <text:p>4.952666666666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01">
                <text:p>1401</text:p>
              </table:table-cell>
              <table:table-cell office:value-type="float" office:value="4.30726666666667">
                <text:p>4.3072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01">
                <text:p>1401</text:p>
              </table:table-cell>
              <table:table-cell office:value-type="float" office:value="3.67293333333333">
                <text:p>3.6729333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12">
                <text:p>1412</text:p>
              </table:table-cell>
              <table:table-cell office:value-type="float" office:value="4.70772222222222">
                <text:p>4.707722222222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15">
                <text:p>1415</text:p>
              </table:table-cell>
              <table:table-cell office:value-type="float" office:value="4.9928115942029">
                <text:p>4.99281159420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15">
                <text:p>1415</text:p>
              </table:table-cell>
              <table:table-cell office:value-type="float" office:value="6.8560253164557">
                <text:p>6.85602531645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20">
                <text:p>1420</text:p>
              </table:table-cell>
              <table:table-cell office:value-type="float" office:value="5.41657142857143">
                <text:p>5.416571428571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20">
                <text:p>1420</text:p>
              </table:table-cell>
              <table:table-cell office:value-type="float" office:value="8.15520481927711">
                <text:p>8.155204819277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22">
                <text:p>1422</text:p>
              </table:table-cell>
              <table:table-cell office:value-type="float" office:value="6.55522368421053">
                <text:p>6.555223684210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22">
                <text:p>1422</text:p>
              </table:table-cell>
              <table:table-cell office:value-type="float" office:value="5.7415">
                <text:p>5.74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22">
                <text:p>1422</text:p>
              </table:table-cell>
              <table:table-cell office:value-type="float" office:value="3.9618">
                <text:p>3.96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22">
                <text:p>1422</text:p>
              </table:table-cell>
              <table:table-cell office:value-type="float" office:value="6.04422727272727">
                <text:p>6.044227272727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22">
                <text:p>1422</text:p>
              </table:table-cell>
              <table:table-cell office:value-type="float" office:value="5.77715942028986">
                <text:p>5.777159420289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28">
                <text:p>1428</text:p>
              </table:table-cell>
              <table:table-cell office:value-type="float" office:value="5.21111111111111">
                <text:p>5.211111111111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28">
                <text:p>1428</text:p>
              </table:table-cell>
              <table:table-cell office:value-type="float" office:value="4.62222222222222">
                <text:p>4.622222222222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28">
                <text:p>1428</text:p>
              </table:table-cell>
              <table:table-cell office:value-type="float" office:value="5.24272222222222">
                <text:p>5.242722222222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28">
                <text:p>1428</text:p>
              </table:table-cell>
              <table:table-cell office:value-type="float" office:value="5.40244444444444">
                <text:p>5.402444444444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30">
                <text:p>1430</text:p>
              </table:table-cell>
              <table:table-cell office:value-type="float" office:value="7.18538">
                <text:p>7.185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32">
                <text:p>1432</text:p>
              </table:table-cell>
              <table:table-cell office:value-type="float" office:value="4.85228409090909">
                <text:p>4.852284090909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32">
                <text:p>1432</text:p>
              </table:table-cell>
              <table:table-cell office:value-type="float" office:value="6.26272727272727">
                <text:p>6.262727272727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34">
                <text:p>1434</text:p>
              </table:table-cell>
              <table:table-cell office:value-type="float" office:value="5.00490909090909">
                <text:p>5.004909090909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34">
                <text:p>1434</text:p>
              </table:table-cell>
              <table:table-cell office:value-type="float" office:value="5.67521428571429">
                <text:p>5.6752142857142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34">
                <text:p>1434</text:p>
              </table:table-cell>
              <table:table-cell office:value-type="float" office:value="6.30868292682927">
                <text:p>6.308682926829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5">
                <text:p>1435</text:p>
              </table:table-cell>
              <table:table-cell office:value-type="float" office:value="4.391125">
                <text:p>4.391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35">
                <text:p>1435</text:p>
              </table:table-cell>
              <table:table-cell office:value-type="float" office:value="6.06796052631579">
                <text:p>6.067960526315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35">
                <text:p>1435</text:p>
              </table:table-cell>
              <table:table-cell office:value-type="float" office:value="8.16515862068965">
                <text:p>8.165158620689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35">
                <text:p>1435</text:p>
              </table:table-cell>
              <table:table-cell office:value-type="float" office:value="6.06427419354839">
                <text:p>6.064274193548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5">
                <text:p>1435</text:p>
              </table:table-cell>
              <table:table-cell office:value-type="float" office:value="6.7276049382716">
                <text:p>6.72760493827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5">
                <text:p>1435</text:p>
              </table:table-cell>
              <table:table-cell office:value-type="float" office:value="6.81369014084507">
                <text:p>6.813690140845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36">
                <text:p>1436</text:p>
              </table:table-cell>
              <table:table-cell office:value-type="float" office:value="6.41781818181818">
                <text:p>6.417818181818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6">
                <text:p>1436</text:p>
              </table:table-cell>
              <table:table-cell office:value-type="float" office:value="4.64586666666667">
                <text:p>4.645866666666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8">
                <text:p>1438</text:p>
              </table:table-cell>
              <table:table-cell office:value-type="float" office:value="6.76638554216867">
                <text:p>6.766385542168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38">
                <text:p>1438</text:p>
              </table:table-cell>
              <table:table-cell office:value-type="float" office:value="6.6300843373494">
                <text:p>6.6300843373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38">
                <text:p>1438</text:p>
              </table:table-cell>
              <table:table-cell office:value-type="float" office:value="6.654">
                <text:p>6.6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41">
                <text:p>1441</text:p>
              </table:table-cell>
              <table:table-cell office:value-type="float" office:value="5.15414814814815">
                <text:p>5.154148148148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41">
                <text:p>1441</text:p>
              </table:table-cell>
              <table:table-cell office:value-type="float" office:value="5.67714492753623">
                <text:p>5.677144927536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41">
                <text:p>1441</text:p>
              </table:table-cell>
              <table:table-cell office:value-type="float" office:value="8.75641975308642">
                <text:p>8.756419753086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1">
                <text:p>1441</text:p>
              </table:table-cell>
              <table:table-cell office:value-type="float" office:value="6.26789855072464">
                <text:p>6.267898550724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1">
                <text:p>1441</text:p>
              </table:table-cell>
              <table:table-cell office:value-type="float" office:value="7.27216883116883">
                <text:p>7.27216883116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41">
                <text:p>1441</text:p>
              </table:table-cell>
              <table:table-cell office:value-type="float" office:value="4.96386666666667">
                <text:p>4.963866666666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1">
                <text:p>1441</text:p>
              </table:table-cell>
              <table:table-cell office:value-type="float" office:value="5.55664285714286">
                <text:p>5.556642857142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41">
                <text:p>1441</text:p>
              </table:table-cell>
              <table:table-cell office:value-type="float" office:value="7.74377777777778">
                <text:p>7.743777777777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1">
                <text:p>1441</text:p>
              </table:table-cell>
              <table:table-cell office:value-type="float" office:value="4.978">
                <text:p>4.9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3">
                <text:p>1443</text:p>
              </table:table-cell>
              <table:table-cell office:value-type="float" office:value="4.40071428571429">
                <text:p>4.400714285714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3">
                <text:p>1443</text:p>
              </table:table-cell>
              <table:table-cell office:value-type="float" office:value="5.79677570093458">
                <text:p>5.796775700934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3">
                <text:p>1443</text:p>
              </table:table-cell>
              <table:table-cell office:value-type="float" office:value="5.19772222222222">
                <text:p>5.197722222222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3">
                <text:p>1443</text:p>
              </table:table-cell>
              <table:table-cell office:value-type="float" office:value="4.8474">
                <text:p>4.84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44">
                <text:p>1444</text:p>
              </table:table-cell>
              <table:table-cell office:value-type="float" office:value="4.01421428571429">
                <text:p>4.014214285714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4">
                <text:p>1444</text:p>
              </table:table-cell>
              <table:table-cell office:value-type="float" office:value="3.9515">
                <text:p>3.95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4">
                <text:p>1444</text:p>
              </table:table-cell>
              <table:table-cell office:value-type="float" office:value="5.29221428571429">
                <text:p>5.292214285714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5">
                <text:p>1445</text:p>
              </table:table-cell>
              <table:table-cell office:value-type="float" office:value="4.63316666666667">
                <text:p>4.633166666666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48">
                <text:p>1448</text:p>
              </table:table-cell>
              <table:table-cell office:value-type="float" office:value="7.49934545454545">
                <text:p>7.499345454545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8">
                <text:p>1448</text:p>
              </table:table-cell>
              <table:table-cell office:value-type="float" office:value="5.8425">
                <text:p>5.84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48">
                <text:p>1448</text:p>
              </table:table-cell>
              <table:table-cell office:value-type="float" office:value="8.12597222222222">
                <text:p>8.125972222222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48">
                <text:p>1448</text:p>
              </table:table-cell>
              <table:table-cell office:value-type="float" office:value="6.4574126984127">
                <text:p>6.45741269841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48">
                <text:p>1448</text:p>
              </table:table-cell>
              <table:table-cell office:value-type="float" office:value="6.64647142857143">
                <text:p>6.646471428571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48">
                <text:p>1448</text:p>
              </table:table-cell>
              <table:table-cell office:value-type="float" office:value="8.5564375">
                <text:p>8.5564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8">
                <text:p>1448</text:p>
              </table:table-cell>
              <table:table-cell office:value-type="float" office:value="5.15263768115942">
                <text:p>5.152637681159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8">
                <text:p>1448</text:p>
              </table:table-cell>
              <table:table-cell office:value-type="float" office:value="4.6372">
                <text:p>4.63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8">
                <text:p>1448</text:p>
              </table:table-cell>
              <table:table-cell office:value-type="float" office:value="6.38015714285714">
                <text:p>6.380157142857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8">
                <text:p>1448</text:p>
              </table:table-cell>
              <table:table-cell office:value-type="float" office:value="5.43477777777778">
                <text:p>5.434777777777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9">
                <text:p>1449</text:p>
              </table:table-cell>
              <table:table-cell office:value-type="float" office:value="7.83783582089552">
                <text:p>7.837835820895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49">
                <text:p>1449</text:p>
              </table:table-cell>
              <table:table-cell office:value-type="float" office:value="7.38835353535354">
                <text:p>7.388353535353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49">
                <text:p>1449</text:p>
              </table:table-cell>
              <table:table-cell office:value-type="float" office:value="7.52455223880597">
                <text:p>7.524552238805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49">
                <text:p>1449</text:p>
              </table:table-cell>
              <table:table-cell office:value-type="float" office:value="7.43361616161616">
                <text:p>7.433616161616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49">
                <text:p>1449</text:p>
              </table:table-cell>
              <table:table-cell office:value-type="float" office:value="7.32229850746269">
                <text:p>7.322298507462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9">
                <text:p>1449</text:p>
              </table:table-cell>
              <table:table-cell office:value-type="float" office:value="7.18292929292929">
                <text:p>7.182929292929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49">
                <text:p>1449</text:p>
              </table:table-cell>
              <table:table-cell office:value-type="float" office:value="6.30174626865672">
                <text:p>6.301746268656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49">
                <text:p>1449</text:p>
              </table:table-cell>
              <table:table-cell office:value-type="float" office:value="7.33667676767677">
                <text:p>7.336676767676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50">
                <text:p>1450</text:p>
              </table:table-cell>
              <table:table-cell office:value-type="float" office:value="7.00331764705882">
                <text:p>7.003317647058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0">
                <text:p>1450</text:p>
              </table:table-cell>
              <table:table-cell office:value-type="float" office:value="6.95204705882353">
                <text:p>6.952047058823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50">
                <text:p>1450</text:p>
              </table:table-cell>
              <table:table-cell office:value-type="float" office:value="6.87791764705882">
                <text:p>6.877917647058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50">
                <text:p>1450</text:p>
              </table:table-cell>
              <table:table-cell office:value-type="float" office:value="6.8458">
                <text:p>6.84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52">
                <text:p>1452</text:p>
              </table:table-cell>
              <table:table-cell office:value-type="float" office:value="4.82106666666667">
                <text:p>4.821066666666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53">
                <text:p>1453</text:p>
              </table:table-cell>
              <table:table-cell office:value-type="float" office:value="5.97614285714286">
                <text:p>5.976142857142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53">
                <text:p>1453</text:p>
              </table:table-cell>
              <table:table-cell office:value-type="float" office:value="7.65257232704403">
                <text:p>7.652572327044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53">
                <text:p>1453</text:p>
              </table:table-cell>
              <table:table-cell office:value-type="float" office:value="6.37250746268657">
                <text:p>6.372507462686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53">
                <text:p>1453</text:p>
              </table:table-cell>
              <table:table-cell office:value-type="float" office:value="4.40016129032258">
                <text:p>4.400161290322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55">
                <text:p>1455</text:p>
              </table:table-cell>
              <table:table-cell office:value-type="float" office:value="3.8805">
                <text:p>3.88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55">
                <text:p>1455</text:p>
              </table:table-cell>
              <table:table-cell office:value-type="float" office:value="4.807">
                <text:p>4.8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56">
                <text:p>1456</text:p>
              </table:table-cell>
              <table:table-cell office:value-type="float" office:value="6.258">
                <text:p>6.2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56">
                <text:p>1456</text:p>
              </table:table-cell>
              <table:table-cell office:value-type="float" office:value="5.37290476190476">
                <text:p>5.372904761904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56">
                <text:p>1456</text:p>
              </table:table-cell>
              <table:table-cell office:value-type="float" office:value="5.52966666666667">
                <text:p>5.529666666666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59">
                <text:p>1459</text:p>
              </table:table-cell>
              <table:table-cell office:value-type="float" office:value="6.33715757575758">
                <text:p>6.337157575757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59">
                <text:p>1459</text:p>
              </table:table-cell>
              <table:table-cell office:value-type="float" office:value="6.66328571428571">
                <text:p>6.663285714285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59">
                <text:p>1459</text:p>
              </table:table-cell>
              <table:table-cell office:value-type="float" office:value="6.27366666666667">
                <text:p>6.27366666666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59">
                <text:p>1459</text:p>
              </table:table-cell>
              <table:table-cell office:value-type="float" office:value="6.43277777777778">
                <text:p>6.432777777777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62">
                <text:p>1462</text:p>
              </table:table-cell>
              <table:table-cell office:value-type="float" office:value="3.86557142857143">
                <text:p>3.865571428571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62">
                <text:p>1462</text:p>
              </table:table-cell>
              <table:table-cell office:value-type="float" office:value="4.57914285714286">
                <text:p>4.579142857142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62">
                <text:p>1462</text:p>
              </table:table-cell>
              <table:table-cell office:value-type="float" office:value="5.25342857142857">
                <text:p>5.253428571428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62">
                <text:p>1462</text:p>
              </table:table-cell>
              <table:table-cell office:value-type="float" office:value="5.13914285714286">
                <text:p>5.139142857142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63">
                <text:p>1463</text:p>
              </table:table-cell>
              <table:table-cell office:value-type="float" office:value="7.52033333333333">
                <text:p>7.520333333333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3">
                <text:p>1463</text:p>
              </table:table-cell>
              <table:table-cell office:value-type="float" office:value="6.10519047619048">
                <text:p>6.105190476190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63">
                <text:p>1463</text:p>
              </table:table-cell>
              <table:table-cell office:value-type="float" office:value="5.94073333333333">
                <text:p>5.9407333333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63">
                <text:p>1463</text:p>
              </table:table-cell>
              <table:table-cell office:value-type="float" office:value="8.98800862068965">
                <text:p>8.988008620689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63">
                <text:p>1463</text:p>
              </table:table-cell>
              <table:table-cell office:value-type="float" office:value="5.63811764705882">
                <text:p>5.638117647058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63">
                <text:p>1463</text:p>
              </table:table-cell>
              <table:table-cell office:value-type="float" office:value="8.24152252252252">
                <text:p>8.241522522522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63">
                <text:p>1463</text:p>
              </table:table-cell>
              <table:table-cell office:value-type="float" office:value="6.41907142857143">
                <text:p>6.419071428571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63">
                <text:p>1463</text:p>
              </table:table-cell>
              <table:table-cell office:value-type="float" office:value="8.053609375">
                <text:p>8.0536093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65">
                <text:p>1465</text:p>
              </table:table-cell>
              <table:table-cell office:value-type="float" office:value="4.82819178082192">
                <text:p>4.828191780821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65">
                <text:p>1465</text:p>
              </table:table-cell>
              <table:table-cell office:value-type="float" office:value="7.65940853658537">
                <text:p>7.659408536585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65">
                <text:p>1465</text:p>
              </table:table-cell>
              <table:table-cell office:value-type="float" office:value="5.3141095890411">
                <text:p>5.31410958904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65">
                <text:p>1465</text:p>
              </table:table-cell>
              <table:table-cell office:value-type="float" office:value="7.45001829268293">
                <text:p>7.450018292682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65">
                <text:p>1465</text:p>
              </table:table-cell>
              <table:table-cell office:value-type="float" office:value="5.35813698630137">
                <text:p>5.3581369863013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65">
                <text:p>1465</text:p>
              </table:table-cell>
              <table:table-cell office:value-type="float" office:value="7.50794512195122">
                <text:p>7.507945121951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67">
                <text:p>1467</text:p>
              </table:table-cell>
              <table:table-cell office:value-type="float" office:value="4.90057142857143">
                <text:p>4.900571428571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67">
                <text:p>1467</text:p>
              </table:table-cell>
              <table:table-cell office:value-type="float" office:value="5.51008163265306">
                <text:p>5.510081632653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68">
                <text:p>1468</text:p>
              </table:table-cell>
              <table:table-cell office:value-type="float" office:value="4.73529411764706">
                <text:p>4.735294117647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71">
                <text:p>1471</text:p>
              </table:table-cell>
              <table:table-cell office:value-type="float" office:value="6.30380882352941">
                <text:p>6.303808823529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71">
                <text:p>1471</text:p>
              </table:table-cell>
              <table:table-cell office:value-type="float" office:value="4.47218518518519">
                <text:p>4.472185185185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71">
                <text:p>1471</text:p>
              </table:table-cell>
              <table:table-cell office:value-type="float" office:value="6.07220588235294">
                <text:p>6.072205882352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71">
                <text:p>1471</text:p>
              </table:table-cell>
              <table:table-cell office:value-type="float" office:value="5.55622222222222">
                <text:p>5.556222222222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71">
                <text:p>1471</text:p>
              </table:table-cell>
              <table:table-cell office:value-type="float" office:value="4.16022222222222">
                <text:p>4.160222222222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71">
                <text:p>1471</text:p>
              </table:table-cell>
              <table:table-cell office:value-type="float" office:value="6.68360294117647">
                <text:p>6.683602941176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72">
                <text:p>1472</text:p>
              </table:table-cell>
              <table:table-cell office:value-type="float" office:value="4.05657142857143">
                <text:p>4.056571428571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2">
                <text:p>1472</text:p>
              </table:table-cell>
              <table:table-cell office:value-type="float" office:value="4.85733333333333">
                <text:p>4.85733333333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73">
                <text:p>1473</text:p>
              </table:table-cell>
              <table:table-cell office:value-type="float" office:value="6.91508045977012">
                <text:p>6.915080459770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73">
                <text:p>1473</text:p>
              </table:table-cell>
              <table:table-cell office:value-type="float" office:value="5.48374074074074">
                <text:p>5.483740740740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73">
                <text:p>1473</text:p>
              </table:table-cell>
              <table:table-cell office:value-type="float" office:value="6.35104545454545">
                <text:p>6.351045454545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73">
                <text:p>1473</text:p>
              </table:table-cell>
              <table:table-cell office:value-type="float" office:value="5.12770588235294">
                <text:p>5.127705882352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74">
                <text:p>1474</text:p>
              </table:table-cell>
              <table:table-cell office:value-type="float" office:value="3.92978571428571">
                <text:p>3.929785714285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74">
                <text:p>1474</text:p>
              </table:table-cell>
              <table:table-cell office:value-type="float" office:value="4.55672222222222">
                <text:p>4.556722222222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74">
                <text:p>1474</text:p>
              </table:table-cell>
              <table:table-cell office:value-type="float" office:value="8.54597872340425">
                <text:p>8.545978723404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74">
                <text:p>1474</text:p>
              </table:table-cell>
              <table:table-cell office:value-type="float" office:value="4.68760526315789">
                <text:p>4.687605263157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74">
                <text:p>1474</text:p>
              </table:table-cell>
              <table:table-cell office:value-type="float" office:value="5.24161797752809">
                <text:p>5.241617977528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75">
                <text:p>1475</text:p>
              </table:table-cell>
              <table:table-cell office:value-type="float" office:value="5.21059763313609">
                <text:p>5.210597633136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75">
                <text:p>1475</text:p>
              </table:table-cell>
              <table:table-cell office:value-type="float" office:value="5.43388421052632">
                <text:p>5.4338842105263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75">
                <text:p>1475</text:p>
              </table:table-cell>
              <table:table-cell office:value-type="float" office:value="6.03311627906977">
                <text:p>6.033116279069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75">
                <text:p>1475</text:p>
              </table:table-cell>
              <table:table-cell office:value-type="float" office:value="5.24594117647059">
                <text:p>5.245941176470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75">
                <text:p>1475</text:p>
              </table:table-cell>
              <table:table-cell office:value-type="float" office:value="7.06626315789474">
                <text:p>7.066263157894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75">
                <text:p>1475</text:p>
              </table:table-cell>
              <table:table-cell office:value-type="float" office:value="6.2768">
                <text:p>6.27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76">
                <text:p>1476</text:p>
              </table:table-cell>
              <table:table-cell office:value-type="float" office:value="5.36417910447761">
                <text:p>5.364179104477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76">
                <text:p>1476</text:p>
              </table:table-cell>
              <table:table-cell office:value-type="float" office:value="5.12679104477612">
                <text:p>5.126791044776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76">
                <text:p>1476</text:p>
              </table:table-cell>
              <table:table-cell office:value-type="float" office:value="3.59911764705882">
                <text:p>3.599117647058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77">
                <text:p>1477</text:p>
              </table:table-cell>
              <table:table-cell office:value-type="float" office:value="8.16834893617021">
                <text:p>8.168348936170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77">
                <text:p>1477</text:p>
              </table:table-cell>
              <table:table-cell office:value-type="float" office:value="6.59803125">
                <text:p>6.598031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77">
                <text:p>1477</text:p>
              </table:table-cell>
              <table:table-cell office:value-type="float" office:value="5.17921428571429">
                <text:p>5.179214285714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77">
                <text:p>1477</text:p>
              </table:table-cell>
              <table:table-cell office:value-type="float" office:value="6.46475438596491">
                <text:p>6.464754385964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78">
                <text:p>1478</text:p>
              </table:table-cell>
              <table:table-cell office:value-type="float" office:value="4.894">
                <text:p>4.8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78">
                <text:p>1478</text:p>
              </table:table-cell>
              <table:table-cell office:value-type="float" office:value="6.23921739130435">
                <text:p>6.239217391304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78">
                <text:p>1478</text:p>
              </table:table-cell>
              <table:table-cell office:value-type="float" office:value="5.14549275362319">
                <text:p>5.145492753623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78">
                <text:p>1478</text:p>
              </table:table-cell>
              <table:table-cell office:value-type="float" office:value="6.86751282051282">
                <text:p>6.8675128205128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78">
                <text:p>1478</text:p>
              </table:table-cell>
              <table:table-cell office:value-type="float" office:value="6.49026666666667">
                <text:p>6.490266666666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79">
                <text:p>1479</text:p>
              </table:table-cell>
              <table:table-cell office:value-type="float" office:value="5.26136170212766">
                <text:p>5.261361702127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80">
                <text:p>1480</text:p>
              </table:table-cell>
              <table:table-cell office:value-type="float" office:value="5.46106666666667">
                <text:p>5.461066666666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80">
                <text:p>1480</text:p>
              </table:table-cell>
              <table:table-cell office:value-type="float" office:value="6.401">
                <text:p>6.4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80">
                <text:p>1480</text:p>
              </table:table-cell>
              <table:table-cell office:value-type="float" office:value="6.54281437125748">
                <text:p>6.542814371257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81">
                <text:p>1481</text:p>
              </table:table-cell>
              <table:table-cell office:value-type="float" office:value="4.8422">
                <text:p>4.84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83">
                <text:p>1483</text:p>
              </table:table-cell>
              <table:table-cell office:value-type="float" office:value="5.80566176470588">
                <text:p>5.805661764705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83">
                <text:p>1483</text:p>
              </table:table-cell>
              <table:table-cell office:value-type="float" office:value="6.87622424242424">
                <text:p>6.876224242424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83">
                <text:p>1483</text:p>
              </table:table-cell>
              <table:table-cell office:value-type="float" office:value="6.13020588235294">
                <text:p>6.130205882352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83">
                <text:p>1483</text:p>
              </table:table-cell>
              <table:table-cell office:value-type="float" office:value="6.40898787878788">
                <text:p>6.408987878787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83">
                <text:p>1483</text:p>
              </table:table-cell>
              <table:table-cell office:value-type="float" office:value="6.71507878787879">
                <text:p>6.715078787878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83">
                <text:p>1483</text:p>
              </table:table-cell>
              <table:table-cell office:value-type="float" office:value="6.31467647058824">
                <text:p>6.314676470588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83">
                <text:p>1483</text:p>
              </table:table-cell>
              <table:table-cell office:value-type="float" office:value="6.54716363636364">
                <text:p>6.5471636363636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83">
                <text:p>1483</text:p>
              </table:table-cell>
              <table:table-cell office:value-type="float" office:value="6.00020588235294">
                <text:p>6.000205882352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86">
                <text:p>1486</text:p>
              </table:table-cell>
              <table:table-cell office:value-type="float" office:value="6.81313829787234">
                <text:p>6.813138297872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86">
                <text:p>1486</text:p>
              </table:table-cell>
              <table:table-cell office:value-type="float" office:value="6.98120212765957">
                <text:p>6.981202127659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87">
                <text:p>1487</text:p>
              </table:table-cell>
              <table:table-cell office:value-type="float" office:value="4.66941176470588">
                <text:p>4.669411764705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87">
                <text:p>1487</text:p>
              </table:table-cell>
              <table:table-cell office:value-type="float" office:value="4.55325925925926">
                <text:p>4.553259259259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87">
                <text:p>1487</text:p>
              </table:table-cell>
              <table:table-cell office:value-type="float" office:value="9.9677012987013">
                <text:p>9.96770129870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87">
                <text:p>1487</text:p>
              </table:table-cell>
              <table:table-cell office:value-type="float" office:value="7.40232352941176">
                <text:p>7.402323529411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87">
                <text:p>1487</text:p>
              </table:table-cell>
              <table:table-cell office:value-type="float" office:value="9.01958441558442">
                <text:p>9.019584415584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87">
                <text:p>1487</text:p>
              </table:table-cell>
              <table:table-cell office:value-type="float" office:value="7.21360784313725">
                <text:p>7.213607843137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87">
                <text:p>1487</text:p>
              </table:table-cell>
              <table:table-cell office:value-type="float" office:value="8.07759292035398">
                <text:p>8.077592920353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89">
                <text:p>1489</text:p>
              </table:table-cell>
              <table:table-cell office:value-type="float" office:value="4.39044444444444">
                <text:p>4.390444444444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89">
                <text:p>1489</text:p>
              </table:table-cell>
              <table:table-cell office:value-type="float" office:value="5.93129166666667">
                <text:p>5.931291666666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89">
                <text:p>1489</text:p>
              </table:table-cell>
              <table:table-cell office:value-type="float" office:value="4.4238125">
                <text:p>4.42381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89">
                <text:p>1489</text:p>
              </table:table-cell>
              <table:table-cell office:value-type="float" office:value="4.22892857142857">
                <text:p>4.228928571428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89">
                <text:p>1489</text:p>
              </table:table-cell>
              <table:table-cell office:value-type="float" office:value="9.73776851851852">
                <text:p>9.7377685185185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89">
                <text:p>1489</text:p>
              </table:table-cell>
              <table:table-cell office:value-type="float" office:value="7.437">
                <text:p>7.4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89">
                <text:p>1489</text:p>
              </table:table-cell>
              <table:table-cell office:value-type="float" office:value="4.58147368421053">
                <text:p>4.581473684210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89">
                <text:p>1489</text:p>
              </table:table-cell>
              <table:table-cell office:value-type="float" office:value="4.40085714285714">
                <text:p>4.400857142857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89">
                <text:p>1489</text:p>
              </table:table-cell>
              <table:table-cell office:value-type="float" office:value="5.80671428571429">
                <text:p>5.8067142857142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91">
                <text:p>1491</text:p>
              </table:table-cell>
              <table:table-cell office:value-type="float" office:value="6.65595">
                <text:p>6.655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91">
                <text:p>1491</text:p>
              </table:table-cell>
              <table:table-cell office:value-type="float" office:value="5.88052173913043">
                <text:p>5.8805217391304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91">
                <text:p>1491</text:p>
              </table:table-cell>
              <table:table-cell office:value-type="float" office:value="5.07634615384615">
                <text:p>5.076346153846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91">
                <text:p>1491</text:p>
              </table:table-cell>
              <table:table-cell office:value-type="float" office:value="8.17197916666667">
                <text:p>8.1719791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91">
                <text:p>1491</text:p>
              </table:table-cell>
              <table:table-cell office:value-type="float" office:value="4.634">
                <text:p>4.6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92">
                <text:p>1492</text:p>
              </table:table-cell>
              <table:table-cell office:value-type="float" office:value="4.74513333333333">
                <text:p>4.745133333333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93">
                <text:p>1493</text:p>
              </table:table-cell>
              <table:table-cell office:value-type="float" office:value="8.56506666666667">
                <text:p>8.565066666666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93">
                <text:p>1493</text:p>
              </table:table-cell>
              <table:table-cell office:value-type="float" office:value="7.0736">
                <text:p>7.07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93">
                <text:p>1493</text:p>
              </table:table-cell>
              <table:table-cell office:value-type="float" office:value="9.08892380952381">
                <text:p>9.088923809523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3">
                <text:p>1493</text:p>
              </table:table-cell>
              <table:table-cell office:value-type="float" office:value="6.77137931034483">
                <text:p>6.771379310344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93">
                <text:p>1493</text:p>
              </table:table-cell>
              <table:table-cell office:value-type="float" office:value="12.3869502487562">
                <text:p>12.38695024875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93">
                <text:p>1493</text:p>
              </table:table-cell>
              <table:table-cell office:value-type="float" office:value="6.71287368421053">
                <text:p>6.712873684210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4">
                <text:p>1494</text:p>
              </table:table-cell>
              <table:table-cell office:value-type="float" office:value="3.98135294117647">
                <text:p>3.981352941176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94">
                <text:p>1494</text:p>
              </table:table-cell>
              <table:table-cell office:value-type="float" office:value="4.98538888888889">
                <text:p>4.985388888888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94">
                <text:p>1494</text:p>
              </table:table-cell>
              <table:table-cell office:value-type="float" office:value="5.346">
                <text:p>5.3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94">
                <text:p>1494</text:p>
              </table:table-cell>
              <table:table-cell office:value-type="float" office:value="3.9626">
                <text:p>3.962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94">
                <text:p>1494</text:p>
              </table:table-cell>
              <table:table-cell office:value-type="float" office:value="6.63786734693878">
                <text:p>6.637867346938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95">
                <text:p>1495</text:p>
              </table:table-cell>
              <table:table-cell office:value-type="float" office:value="5.5688">
                <text:p>5.56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5">
                <text:p>1495</text:p>
              </table:table-cell>
              <table:table-cell office:value-type="float" office:value="5.17043333333333">
                <text:p>5.170433333333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5">
                <text:p>1495</text:p>
              </table:table-cell>
              <table:table-cell office:value-type="float" office:value="4.54352941176471">
                <text:p>4.543529411764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5">
                <text:p>1495</text:p>
              </table:table-cell>
              <table:table-cell office:value-type="float" office:value="4.5986">
                <text:p>4.598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5">
                <text:p>1495</text:p>
              </table:table-cell>
              <table:table-cell office:value-type="float" office:value="4.80533333333333">
                <text:p>4.80533333333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95">
                <text:p>1495</text:p>
              </table:table-cell>
              <table:table-cell office:value-type="float" office:value="4.83585714285714">
                <text:p>4.8358571428571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95">
                <text:p>1495</text:p>
              </table:table-cell>
              <table:table-cell office:value-type="float" office:value="5.02911764705882">
                <text:p>5.0291176470588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96">
                <text:p>1496</text:p>
              </table:table-cell>
              <table:table-cell office:value-type="float" office:value="4.93477272727273">
                <text:p>4.9347727272727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98">
                <text:p>1498</text:p>
              </table:table-cell>
              <table:table-cell office:value-type="float" office:value="5.14374626865672">
                <text:p>5.143746268656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98">
                <text:p>1498</text:p>
              </table:table-cell>
              <table:table-cell office:value-type="float" office:value="6.67102285714286">
                <text:p>6.671022857142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00">
                <text:p>1500</text:p>
              </table:table-cell>
              <table:table-cell office:value-type="float" office:value="4.25076666666667">
                <text:p>4.250766666666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00">
                <text:p>150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01">
                <text:p>1501</text:p>
              </table:table-cell>
              <table:table-cell office:value-type="float" office:value="7.60108333333333">
                <text:p>7.601083333333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01">
                <text:p>1501</text:p>
              </table:table-cell>
              <table:table-cell office:value-type="float" office:value="6.89518713450292">
                <text:p>6.895187134502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03">
                <text:p>1503</text:p>
              </table:table-cell>
              <table:table-cell office:value-type="float" office:value="5.23837078651685">
                <text:p>5.238370786516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04">
                <text:p>1504</text:p>
              </table:table-cell>
              <table:table-cell office:value-type="float" office:value="5.566">
                <text:p>5.5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04">
                <text:p>1504</text:p>
              </table:table-cell>
              <table:table-cell office:value-type="float" office:value="8.45490355329949">
                <text:p>8.4549035532994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04">
                <text:p>1504</text:p>
              </table:table-cell>
              <table:table-cell office:value-type="float" office:value="7.19796">
                <text:p>7.197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06">
                <text:p>1506</text:p>
              </table:table-cell>
              <table:table-cell office:value-type="float" office:value="4.33878571428571">
                <text:p>4.338785714285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6">
                <text:p>1506</text:p>
              </table:table-cell>
              <table:table-cell office:value-type="float" office:value="4.08935714285714">
                <text:p>4.089357142857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07">
                <text:p>1507</text:p>
              </table:table-cell>
              <table:table-cell office:value-type="float" office:value="4.91885185185185">
                <text:p>4.918851851851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07">
                <text:p>1507</text:p>
              </table:table-cell>
              <table:table-cell office:value-type="float" office:value="5.07307142857143">
                <text:p>5.073071428571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07">
                <text:p>1507</text:p>
              </table:table-cell>
              <table:table-cell office:value-type="float" office:value="4.9902962962963">
                <text:p>4.99029629629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07">
                <text:p>1507</text:p>
              </table:table-cell>
              <table:table-cell office:value-type="float" office:value="5.105">
                <text:p>5.1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08">
                <text:p>1508</text:p>
              </table:table-cell>
              <table:table-cell office:value-type="float" office:value="7.4294756097561">
                <text:p>7.42947560975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08">
                <text:p>1508</text:p>
              </table:table-cell>
              <table:table-cell office:value-type="float" office:value="6.54665625">
                <text:p>6.546656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08">
                <text:p>1508</text:p>
              </table:table-cell>
              <table:table-cell office:value-type="float" office:value="5.92367415730337">
                <text:p>5.923674157303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08">
                <text:p>1508</text:p>
              </table:table-cell>
              <table:table-cell office:value-type="float" office:value="4.2484">
                <text:p>4.24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09">
                <text:p>1509</text:p>
              </table:table-cell>
              <table:table-cell office:value-type="float" office:value="6.809453125">
                <text:p>6.8094531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09">
                <text:p>1509</text:p>
              </table:table-cell>
              <table:table-cell office:value-type="float" office:value="7.05055828220859">
                <text:p>7.050558282208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09">
                <text:p>1509</text:p>
              </table:table-cell>
              <table:table-cell office:value-type="float" office:value="7.13472881355932">
                <text:p>7.134728813559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09">
                <text:p>1509</text:p>
              </table:table-cell>
              <table:table-cell office:value-type="float" office:value="8.53015476190476">
                <text:p>8.530154761904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09">
                <text:p>1509</text:p>
              </table:table-cell>
              <table:table-cell office:value-type="float" office:value="4.36929411764706">
                <text:p>4.369294117647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09">
                <text:p>1509</text:p>
              </table:table-cell>
              <table:table-cell office:value-type="float" office:value="9.350046875">
                <text:p>9.3500468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09">
                <text:p>1509</text:p>
              </table:table-cell>
              <table:table-cell office:value-type="float" office:value="7.23580303030303">
                <text:p>7.235803030303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11">
                <text:p>1511</text:p>
              </table:table-cell>
              <table:table-cell office:value-type="float" office:value="6.54639473684211">
                <text:p>6.546394736842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11">
                <text:p>1511</text:p>
              </table:table-cell>
              <table:table-cell office:value-type="float" office:value="6.45917441860465">
                <text:p>6.4591744186046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13">
                <text:p>1513</text:p>
              </table:table-cell>
              <table:table-cell office:value-type="float" office:value="6.04307142857143">
                <text:p>6.0430714285714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13">
                <text:p>1513</text:p>
              </table:table-cell>
              <table:table-cell office:value-type="float" office:value="4.62647058823529">
                <text:p>4.626470588235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13">
                <text:p>1513</text:p>
              </table:table-cell>
              <table:table-cell office:value-type="float" office:value="5.46048148148148">
                <text:p>5.4604814814814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14">
                <text:p>1514</text:p>
              </table:table-cell>
              <table:table-cell office:value-type="float" office:value="5.2325">
                <text:p>5.23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14">
                <text:p>1514</text:p>
              </table:table-cell>
              <table:table-cell office:value-type="float" office:value="4.335">
                <text:p>4.3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15">
                <text:p>1515</text:p>
              </table:table-cell>
              <table:table-cell office:value-type="float" office:value="9.02185650224215">
                <text:p>9.021856502242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15">
                <text:p>1515</text:p>
              </table:table-cell>
              <table:table-cell office:value-type="float" office:value="5.373">
                <text:p>5.3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15">
                <text:p>1515</text:p>
              </table:table-cell>
              <table:table-cell office:value-type="float" office:value="4.20335714285714">
                <text:p>4.203357142857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15">
                <text:p>1515</text:p>
              </table:table-cell>
              <table:table-cell office:value-type="float" office:value="5.20082089552239">
                <text:p>5.2008208955223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15">
                <text:p>1515</text:p>
              </table:table-cell>
              <table:table-cell office:value-type="float" office:value="5.40089473684211">
                <text:p>5.400894736842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15">
                <text:p>1515</text:p>
              </table:table-cell>
              <table:table-cell office:value-type="float" office:value="5.68894117647059">
                <text:p>5.688941176470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15">
                <text:p>1515</text:p>
              </table:table-cell>
              <table:table-cell office:value-type="float" office:value="7.7576976744186">
                <text:p>7.75769767441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15">
                <text:p>1515</text:p>
              </table:table-cell>
              <table:table-cell office:value-type="float" office:value="6.2766">
                <text:p>6.276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15">
                <text:p>1515</text:p>
              </table:table-cell>
              <table:table-cell office:value-type="float" office:value="7.4815421686747">
                <text:p>7.48154216867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15">
                <text:p>1515</text:p>
              </table:table-cell>
              <table:table-cell office:value-type="float" office:value="7.05665671641791">
                <text:p>7.056656716417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15">
                <text:p>1515</text:p>
              </table:table-cell>
              <table:table-cell office:value-type="float" office:value="5.02294117647059">
                <text:p>5.022941176470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5">
                <text:p>1515</text:p>
              </table:table-cell>
              <table:table-cell office:value-type="float" office:value="7.53307954545455">
                <text:p>7.53307954545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16">
                <text:p>1516</text:p>
              </table:table-cell>
              <table:table-cell office:value-type="float" office:value="5.81511764705882">
                <text:p>5.815117647058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18">
                <text:p>1518</text:p>
              </table:table-cell>
              <table:table-cell office:value-type="float" office:value="5.7173">
                <text:p>5.71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18">
                <text:p>1518</text:p>
              </table:table-cell>
              <table:table-cell office:value-type="float" office:value="5.75275">
                <text:p>5.752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18">
                <text:p>1518</text:p>
              </table:table-cell>
              <table:table-cell office:value-type="float" office:value="5.1319">
                <text:p>5.13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20">
                <text:p>1520</text:p>
              </table:table-cell>
              <table:table-cell office:value-type="float" office:value="4.83182352941176">
                <text:p>4.831823529411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21">
                <text:p>1521</text:p>
              </table:table-cell>
              <table:table-cell office:value-type="float" office:value="6.92772222222222">
                <text:p>6.9277222222222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22">
                <text:p>1522</text:p>
              </table:table-cell>
              <table:table-cell office:value-type="float" office:value="5.58007692307692">
                <text:p>5.580076923076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22">
                <text:p>1522</text:p>
              </table:table-cell>
              <table:table-cell office:value-type="float" office:value="7.77363803680982">
                <text:p>7.773638036809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22">
                <text:p>1522</text:p>
              </table:table-cell>
              <table:table-cell office:value-type="float" office:value="5.86466666666667">
                <text:p>5.864666666666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23">
                <text:p>1523</text:p>
              </table:table-cell>
              <table:table-cell office:value-type="float" office:value="9.94415151515152">
                <text:p>9.944151515151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23">
                <text:p>1523</text:p>
              </table:table-cell>
              <table:table-cell office:value-type="float" office:value="4.83041176470588">
                <text:p>4.830411764705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23">
                <text:p>1523</text:p>
              </table:table-cell>
              <table:table-cell office:value-type="float" office:value="5.51111111111111">
                <text:p>5.511111111111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23">
                <text:p>1523</text:p>
              </table:table-cell>
              <table:table-cell office:value-type="float" office:value="6.947125">
                <text:p>6.9471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26">
                <text:p>1526</text:p>
              </table:table-cell>
              <table:table-cell office:value-type="float" office:value="8.56005194805195">
                <text:p>8.560051948051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28">
                <text:p>1528</text:p>
              </table:table-cell>
              <table:table-cell office:value-type="float" office:value="7.01246428571429">
                <text:p>7.012464285714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28">
                <text:p>1528</text:p>
              </table:table-cell>
              <table:table-cell office:value-type="float" office:value="7.02412030075188">
                <text:p>7.024120300751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29">
                <text:p>1529</text:p>
              </table:table-cell>
              <table:table-cell office:value-type="float" office:value="5.7591">
                <text:p>5.75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29">
                <text:p>1529</text:p>
              </table:table-cell>
              <table:table-cell office:value-type="float" office:value="4.14464705882353">
                <text:p>4.144647058823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29">
                <text:p>1529</text:p>
              </table:table-cell>
              <table:table-cell office:value-type="float" office:value="5.35552459016393">
                <text:p>5.355524590163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29">
                <text:p>1529</text:p>
              </table:table-cell>
              <table:table-cell office:value-type="float" office:value="4.16252941176471">
                <text:p>4.1625294117647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30">
                <text:p>1530</text:p>
              </table:table-cell>
              <table:table-cell office:value-type="float" office:value="5.53011111111111">
                <text:p>5.530111111111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31">
                <text:p>1531</text:p>
              </table:table-cell>
              <table:table-cell office:value-type="float" office:value="5.82093333333333">
                <text:p>5.820933333333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31">
                <text:p>1531</text:p>
              </table:table-cell>
              <table:table-cell office:value-type="float" office:value="4.08042857142857">
                <text:p>4.080428571428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31">
                <text:p>1531</text:p>
              </table:table-cell>
              <table:table-cell office:value-type="float" office:value="7.32640476190476">
                <text:p>7.326404761904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31">
                <text:p>1531</text:p>
              </table:table-cell>
              <table:table-cell office:value-type="float" office:value="4.28335714285714">
                <text:p>4.283357142857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34">
                <text:p>1534</text:p>
              </table:table-cell>
              <table:table-cell office:value-type="float" office:value="4.72196428571429">
                <text:p>4.721964285714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34">
                <text:p>1534</text:p>
              </table:table-cell>
              <table:table-cell office:value-type="float" office:value="6.39792405063291">
                <text:p>6.397924050632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34">
                <text:p>1534</text:p>
              </table:table-cell>
              <table:table-cell office:value-type="float" office:value="7.51577380952381">
                <text:p>7.515773809523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35">
                <text:p>1535</text:p>
              </table:table-cell>
              <table:table-cell office:value-type="float" office:value="7.03026388888889">
                <text:p>7.0302638888888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35">
                <text:p>1535</text:p>
              </table:table-cell>
              <table:table-cell office:value-type="float" office:value="8.48533009708738">
                <text:p>8.485330097087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35">
                <text:p>1535</text:p>
              </table:table-cell>
              <table:table-cell office:value-type="float" office:value="7.25970769230769">
                <text:p>7.259707692307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35">
                <text:p>1535</text:p>
              </table:table-cell>
              <table:table-cell office:value-type="float" office:value="5.89031818181818">
                <text:p>5.890318181818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35">
                <text:p>1535</text:p>
              </table:table-cell>
              <table:table-cell office:value-type="float" office:value="7.46992207792208">
                <text:p>7.4699220779220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36">
                <text:p>1536</text:p>
              </table:table-cell>
              <table:table-cell office:value-type="float" office:value="5.24464285714286">
                <text:p>5.244642857142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38">
                <text:p>1538</text:p>
              </table:table-cell>
              <table:table-cell office:value-type="float" office:value="4.70735294117647">
                <text:p>4.7073529411764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40">
                <text:p>1540</text:p>
              </table:table-cell>
              <table:table-cell office:value-type="float" office:value="4.89282608695652">
                <text:p>4.892826086956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40">
                <text:p>1540</text:p>
              </table:table-cell>
              <table:table-cell office:value-type="float" office:value="5.4662380952381">
                <text:p>5.46623809523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41">
                <text:p>1541</text:p>
              </table:table-cell>
              <table:table-cell office:value-type="float" office:value="4.17085185185185">
                <text:p>4.170851851851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41">
                <text:p>1541</text:p>
              </table:table-cell>
              <table:table-cell office:value-type="float" office:value="5.58818181818182">
                <text:p>5.588181818181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45">
                <text:p>1545</text:p>
              </table:table-cell>
              <table:table-cell office:value-type="float" office:value="4.70388235294118">
                <text:p>4.703882352941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46">
                <text:p>1546</text:p>
              </table:table-cell>
              <table:table-cell office:value-type="float" office:value="7.52774324324324">
                <text:p>7.527743243243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48">
                <text:p>1548</text:p>
              </table:table-cell>
              <table:table-cell office:value-type="float" office:value="4.42992857142857">
                <text:p>4.4299285714285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49">
                <text:p>1549</text:p>
              </table:table-cell>
              <table:table-cell office:value-type="float" office:value="4.80823529411765">
                <text:p>4.8082352941176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51">
                <text:p>1551</text:p>
              </table:table-cell>
              <table:table-cell office:value-type="float" office:value="4.14076470588235">
                <text:p>4.140764705882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51">
                <text:p>1551</text:p>
              </table:table-cell>
              <table:table-cell office:value-type="float" office:value="8.92662307692308">
                <text:p>8.926623076923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51">
                <text:p>1551</text:p>
              </table:table-cell>
              <table:table-cell office:value-type="float" office:value="8.61458479532164">
                <text:p>8.614584795321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53">
                <text:p>1553</text:p>
              </table:table-cell>
              <table:table-cell office:value-type="float" office:value="10.4333731707317">
                <text:p>10.43337317073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53">
                <text:p>1553</text:p>
              </table:table-cell>
              <table:table-cell office:value-type="float" office:value="4.31341176470588">
                <text:p>4.313411764705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3">
                <text:p>1553</text:p>
              </table:table-cell>
              <table:table-cell office:value-type="float" office:value="3.72470588235294">
                <text:p>3.724705882352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53">
                <text:p>1553</text:p>
              </table:table-cell>
              <table:table-cell office:value-type="float" office:value="6.56326984126984">
                <text:p>6.563269841269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53">
                <text:p>1553</text:p>
              </table:table-cell>
              <table:table-cell office:value-type="float" office:value="6.83960294117647">
                <text:p>6.839602941176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55">
                <text:p>1555</text:p>
              </table:table-cell>
              <table:table-cell office:value-type="float" office:value="4.00235294117647">
                <text:p>4.002352941176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57">
                <text:p>1557</text:p>
              </table:table-cell>
              <table:table-cell office:value-type="float" office:value="3.81807142857143">
                <text:p>3.8180714285714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57">
                <text:p>1557</text:p>
              </table:table-cell>
              <table:table-cell office:value-type="float" office:value="4.21714285714286">
                <text:p>4.217142857142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57">
                <text:p>1557</text:p>
              </table:table-cell>
              <table:table-cell office:value-type="float" office:value="8.07627586206897">
                <text:p>8.076275862068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57">
                <text:p>1557</text:p>
              </table:table-cell>
              <table:table-cell office:value-type="float" office:value="3.81541176470588">
                <text:p>3.815411764705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57">
                <text:p>1557</text:p>
              </table:table-cell>
              <table:table-cell office:value-type="float" office:value="6.17102941176471">
                <text:p>6.171029411764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58">
                <text:p>1558</text:p>
              </table:table-cell>
              <table:table-cell office:value-type="float" office:value="4.26342857142857">
                <text:p>4.2634285714285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58">
                <text:p>1558</text:p>
              </table:table-cell>
              <table:table-cell office:value-type="float" office:value="5.1047">
                <text:p>5.104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58">
                <text:p>1558</text:p>
              </table:table-cell>
              <table:table-cell office:value-type="float" office:value="4.38352941176471">
                <text:p>4.383529411764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59">
                <text:p>1559</text:p>
              </table:table-cell>
              <table:table-cell office:value-type="float" office:value="7.04477464788732">
                <text:p>7.044774647887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59">
                <text:p>1559</text:p>
              </table:table-cell>
              <table:table-cell office:value-type="float" office:value="5.76746666666667">
                <text:p>5.767466666666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60">
                <text:p>1560</text:p>
              </table:table-cell>
              <table:table-cell office:value-type="float" office:value="5.46816504854369">
                <text:p>5.468165048543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61">
                <text:p>1561</text:p>
              </table:table-cell>
              <table:table-cell office:value-type="float" office:value="4.53464285714286">
                <text:p>4.534642857142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61">
                <text:p>1561</text:p>
              </table:table-cell>
              <table:table-cell office:value-type="float" office:value="6.32135714285714">
                <text:p>6.321357142857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61">
                <text:p>1561</text:p>
              </table:table-cell>
              <table:table-cell office:value-type="float" office:value="7.46968263473054">
                <text:p>7.4696826347305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61">
                <text:p>1561</text:p>
              </table:table-cell>
              <table:table-cell office:value-type="float" office:value="5.33807142857143">
                <text:p>5.338071428571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63">
                <text:p>1563</text:p>
              </table:table-cell>
              <table:table-cell office:value-type="float" office:value="4.55739285714286">
                <text:p>4.5573928571428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63">
                <text:p>1563</text:p>
              </table:table-cell>
              <table:table-cell office:value-type="float" office:value="6.166">
                <text:p>6.16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63">
                <text:p>1563</text:p>
              </table:table-cell>
              <table:table-cell office:value-type="float" office:value="5.97807142857143">
                <text:p>5.978071428571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64">
                <text:p>1564</text:p>
              </table:table-cell>
              <table:table-cell office:value-type="float" office:value="7.07057746478873">
                <text:p>7.0705774647887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64">
                <text:p>1564</text:p>
              </table:table-cell>
              <table:table-cell office:value-type="float" office:value="5.21211111111111">
                <text:p>5.2121111111111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64">
                <text:p>1564</text:p>
              </table:table-cell>
              <table:table-cell office:value-type="float" office:value="4.23772222222222">
                <text:p>4.2377222222222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64">
                <text:p>1564</text:p>
              </table:table-cell>
              <table:table-cell office:value-type="float" office:value="5.35984">
                <text:p>5.359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64">
                <text:p>1564</text:p>
              </table:table-cell>
              <table:table-cell office:value-type="float" office:value="7.48375438596491">
                <text:p>7.4837543859649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64">
                <text:p>1564</text:p>
              </table:table-cell>
              <table:table-cell office:value-type="float" office:value="6.25814285714286">
                <text:p>6.258142857142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65">
                <text:p>1565</text:p>
              </table:table-cell>
              <table:table-cell office:value-type="float" office:value="10.4434576271186">
                <text:p>10.44345762711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65">
                <text:p>1565</text:p>
              </table:table-cell>
              <table:table-cell office:value-type="float" office:value="4.19211111111111">
                <text:p>4.192111111111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66">
                <text:p>1566</text:p>
              </table:table-cell>
              <table:table-cell office:value-type="float" office:value="5.46735">
                <text:p>5.4673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66">
                <text:p>1566</text:p>
              </table:table-cell>
              <table:table-cell office:value-type="float" office:value="5.98168181818182">
                <text:p>5.9816818181818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66">
                <text:p>1566</text:p>
              </table:table-cell>
              <table:table-cell office:value-type="float" office:value="6.51266666666667">
                <text:p>6.512666666666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66">
                <text:p>1566</text:p>
              </table:table-cell>
              <table:table-cell office:value-type="float" office:value="5.11352941176471">
                <text:p>5.1135294117647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68">
                <text:p>1568</text:p>
              </table:table-cell>
              <table:table-cell office:value-type="float" office:value="8.20607142857143">
                <text:p>8.206071428571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70">
                <text:p>1570</text:p>
              </table:table-cell>
              <table:table-cell office:value-type="float" office:value="6.60066146993318">
                <text:p>6.600661469933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0">
                <text:p>1570</text:p>
              </table:table-cell>
              <table:table-cell office:value-type="float" office:value="6.01623333333333">
                <text:p>6.016233333333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70">
                <text:p>1570</text:p>
              </table:table-cell>
              <table:table-cell office:value-type="float" office:value="7.89274626865672">
                <text:p>7.892746268656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70">
                <text:p>1570</text:p>
              </table:table-cell>
              <table:table-cell office:value-type="float" office:value="6.49207142857143">
                <text:p>6.4920714285714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0">
                <text:p>1570</text:p>
              </table:table-cell>
              <table:table-cell office:value-type="float" office:value="5.22135714285714">
                <text:p>5.221357142857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70">
                <text:p>1570</text:p>
              </table:table-cell>
              <table:table-cell office:value-type="float" office:value="5.0495">
                <text:p>5.04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70">
                <text:p>1570</text:p>
              </table:table-cell>
              <table:table-cell office:value-type="float" office:value="9.78212068965517">
                <text:p>9.782120689655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70">
                <text:p>1570</text:p>
              </table:table-cell>
              <table:table-cell office:value-type="float" office:value="9.79741379310345">
                <text:p>9.797413793103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0">
                <text:p>1570</text:p>
              </table:table-cell>
              <table:table-cell office:value-type="float" office:value="7.07333333333333">
                <text:p>7.073333333333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0">
                <text:p>1570</text:p>
              </table:table-cell>
              <table:table-cell office:value-type="float" office:value="6.11342857142857">
                <text:p>6.113428571428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70">
                <text:p>1570</text:p>
              </table:table-cell>
              <table:table-cell office:value-type="float" office:value="8.48266789667897">
                <text:p>8.482667896678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71">
                <text:p>1571</text:p>
              </table:table-cell>
              <table:table-cell office:value-type="float" office:value="4.29517647058824">
                <text:p>4.295176470588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72">
                <text:p>1572</text:p>
              </table:table-cell>
              <table:table-cell office:value-type="float" office:value="14.3703256578947">
                <text:p>14.37032565789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2">
                <text:p>1572</text:p>
              </table:table-cell>
              <table:table-cell office:value-type="float" office:value="7.24905882352941">
                <text:p>7.2490588235294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72">
                <text:p>1572</text:p>
              </table:table-cell>
              <table:table-cell office:value-type="float" office:value="5.59514285714286">
                <text:p>5.595142857142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4">
                <text:p>1574</text:p>
              </table:table-cell>
              <table:table-cell office:value-type="float" office:value="7.21320289855072">
                <text:p>7.213202898550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74">
                <text:p>1574</text:p>
              </table:table-cell>
              <table:table-cell office:value-type="float" office:value="5.94605">
                <text:p>5.946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75">
                <text:p>1575</text:p>
              </table:table-cell>
              <table:table-cell office:value-type="float" office:value="5.12229411764706">
                <text:p>5.122294117647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75">
                <text:p>1575</text:p>
              </table:table-cell>
              <table:table-cell office:value-type="float" office:value="8.51892771084337">
                <text:p>8.518927710843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75">
                <text:p>1575</text:p>
              </table:table-cell>
              <table:table-cell office:value-type="float" office:value="5.55878571428571">
                <text:p>5.558785714285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77">
                <text:p>1577</text:p>
              </table:table-cell>
              <table:table-cell office:value-type="float" office:value="6.02426086956522">
                <text:p>6.024260869565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7">
                <text:p>1577</text:p>
              </table:table-cell>
              <table:table-cell office:value-type="float" office:value="5.27437037037037">
                <text:p>5.2743703703703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77">
                <text:p>1577</text:p>
              </table:table-cell>
              <table:table-cell office:value-type="float" office:value="5.712">
                <text:p>5.7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80">
                <text:p>1580</text:p>
              </table:table-cell>
              <table:table-cell office:value-type="float" office:value="5.23762068965517">
                <text:p>5.237620689655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0">
                <text:p>1580</text:p>
              </table:table-cell>
              <table:table-cell office:value-type="float" office:value="7.69640804597701">
                <text:p>7.696408045977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85">
                <text:p>1585</text:p>
              </table:table-cell>
              <table:table-cell office:value-type="float" office:value="6.07125">
                <text:p>6.071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85">
                <text:p>1585</text:p>
              </table:table-cell>
              <table:table-cell office:value-type="float" office:value="9.6620101010101">
                <text:p>9.66201010101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85">
                <text:p>1585</text:p>
              </table:table-cell>
              <table:table-cell office:value-type="float" office:value="5.82863768115942">
                <text:p>5.8286376811594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85">
                <text:p>1585</text:p>
              </table:table-cell>
              <table:table-cell office:value-type="float" office:value="8.18775257731959">
                <text:p>8.187752577319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87">
                <text:p>1587</text:p>
              </table:table-cell>
              <table:table-cell office:value-type="float" office:value="4.31907142857143">
                <text:p>4.319071428571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87">
                <text:p>1587</text:p>
              </table:table-cell>
              <table:table-cell office:value-type="float" office:value="4.87338709677419">
                <text:p>4.873387096774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87">
                <text:p>1587</text:p>
              </table:table-cell>
              <table:table-cell office:value-type="float" office:value="5.70453333333333">
                <text:p>5.704533333333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87">
                <text:p>1587</text:p>
              </table:table-cell>
              <table:table-cell office:value-type="float" office:value="5.4892">
                <text:p>5.489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88">
                <text:p>1588</text:p>
              </table:table-cell>
              <table:table-cell office:value-type="float" office:value="5.89437313432836">
                <text:p>5.894373134328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92">
                <text:p>1592</text:p>
              </table:table-cell>
              <table:table-cell office:value-type="float" office:value="4.12707142857143">
                <text:p>4.127071428571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92">
                <text:p>1592</text:p>
              </table:table-cell>
              <table:table-cell office:value-type="float" office:value="7.32360365853659">
                <text:p>7.323603658536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92">
                <text:p>1592</text:p>
              </table:table-cell>
              <table:table-cell office:value-type="float" office:value="5.77080165289256">
                <text:p>5.770801652892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92">
                <text:p>1592</text:p>
              </table:table-cell>
              <table:table-cell office:value-type="float" office:value="5.28878571428571">
                <text:p>5.288785714285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92">
                <text:p>1592</text:p>
              </table:table-cell>
              <table:table-cell office:value-type="float" office:value="5.46772">
                <text:p>5.467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92">
                <text:p>1592</text:p>
              </table:table-cell>
              <table:table-cell office:value-type="float" office:value="5.382">
                <text:p>5.3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92">
                <text:p>1592</text:p>
              </table:table-cell>
              <table:table-cell office:value-type="float" office:value="4.92928">
                <text:p>4.9292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93">
                <text:p>1593</text:p>
              </table:table-cell>
              <table:table-cell office:value-type="float" office:value="6.54551388888889">
                <text:p>6.545513888888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93">
                <text:p>1593</text:p>
              </table:table-cell>
              <table:table-cell office:value-type="float" office:value="7.72039880952381">
                <text:p>7.7203988095238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93">
                <text:p>1593</text:p>
              </table:table-cell>
              <table:table-cell office:value-type="float" office:value="5.08073333333333">
                <text:p>5.08073333333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98">
                <text:p>1598</text:p>
              </table:table-cell>
              <table:table-cell office:value-type="float" office:value="5.41788888888889">
                <text:p>5.417888888888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98">
                <text:p>1598</text:p>
              </table:table-cell>
              <table:table-cell office:value-type="float" office:value="7.80746835443038">
                <text:p>7.807468354430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98">
                <text:p>1598</text:p>
              </table:table-cell>
              <table:table-cell office:value-type="float" office:value="4.36507142857143">
                <text:p>4.365071428571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98">
                <text:p>1598</text:p>
              </table:table-cell>
              <table:table-cell office:value-type="float" office:value="4.5028">
                <text:p>4.50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8">
                <text:p>1598</text:p>
              </table:table-cell>
              <table:table-cell office:value-type="float" office:value="5.54814285714286">
                <text:p>5.5481428571428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98">
                <text:p>1598</text:p>
              </table:table-cell>
              <table:table-cell office:value-type="float" office:value="6.56809523809524">
                <text:p>6.568095238095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99">
                <text:p>1599</text:p>
              </table:table-cell>
              <table:table-cell office:value-type="float" office:value="8.48875216138329">
                <text:p>8.488752161383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99">
                <text:p>1599</text:p>
              </table:table-cell>
              <table:table-cell office:value-type="float" office:value="9.19692771084337">
                <text:p>9.196927710843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0">
                <text:p>1600</text:p>
              </table:table-cell>
              <table:table-cell office:value-type="float" office:value="5.96730434782609">
                <text:p>5.967304347826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0">
                <text:p>1600</text:p>
              </table:table-cell>
              <table:table-cell office:value-type="float" office:value="5.88968965517241">
                <text:p>5.889689655172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00">
                <text:p>1600</text:p>
              </table:table-cell>
              <table:table-cell office:value-type="float" office:value="7.52472">
                <text:p>7.5247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10">
                <text:p>1610</text:p>
              </table:table-cell>
              <table:table-cell office:value-type="float" office:value="4.11992857142857">
                <text:p>4.119928571428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10">
                <text:p>1610</text:p>
              </table:table-cell>
              <table:table-cell office:value-type="float" office:value="8.88024626865672">
                <text:p>8.880246268656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10">
                <text:p>1610</text:p>
              </table:table-cell>
              <table:table-cell office:value-type="float" office:value="6.86435897435897">
                <text:p>6.8643589743589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10">
                <text:p>1610</text:p>
              </table:table-cell>
              <table:table-cell office:value-type="float" office:value="8.47338775510204">
                <text:p>8.473387755102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10">
                <text:p>1610</text:p>
              </table:table-cell>
              <table:table-cell office:value-type="float" office:value="6.50285">
                <text:p>6.502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10">
                <text:p>1610</text:p>
              </table:table-cell>
              <table:table-cell office:value-type="float" office:value="6.18387209302326">
                <text:p>6.183872093023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11">
                <text:p>1611</text:p>
              </table:table-cell>
              <table:table-cell office:value-type="float" office:value="6.08111764705882">
                <text:p>6.081117647058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11">
                <text:p>1611</text:p>
              </table:table-cell>
              <table:table-cell office:value-type="float" office:value="4.8686">
                <text:p>4.86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11">
                <text:p>1611</text:p>
              </table:table-cell>
              <table:table-cell office:value-type="float" office:value="6.38308695652174">
                <text:p>6.383086956521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11">
                <text:p>1611</text:p>
              </table:table-cell>
              <table:table-cell office:value-type="float" office:value="7.86932718894009">
                <text:p>7.8693271889400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11">
                <text:p>1611</text:p>
              </table:table-cell>
              <table:table-cell office:value-type="float" office:value="5.09823529411765">
                <text:p>5.098235294117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16">
                <text:p>1616</text:p>
              </table:table-cell>
              <table:table-cell office:value-type="float" office:value="8.44550265957447">
                <text:p>8.445502659574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30">
                <text:p>1630</text:p>
              </table:table-cell>
              <table:table-cell office:value-type="float" office:value="10.1877118644068">
                <text:p>10.18771186440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32">
                <text:p>1632</text:p>
              </table:table-cell>
              <table:table-cell office:value-type="float" office:value="6.96963529411765">
                <text:p>6.9696352941176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33">
                <text:p>1633</text:p>
              </table:table-cell>
              <table:table-cell office:value-type="float" office:value="5.82610344827586">
                <text:p>5.826103448275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33">
                <text:p>1633</text:p>
              </table:table-cell>
              <table:table-cell office:value-type="float" office:value="4.39917647058824">
                <text:p>4.399176470588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34">
                <text:p>1634</text:p>
              </table:table-cell>
              <table:table-cell office:value-type="float" office:value="17.508568627451">
                <text:p>17.5085686274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34">
                <text:p>1634</text:p>
              </table:table-cell>
              <table:table-cell office:value-type="float" office:value="13.0640119047619">
                <text:p>13.06401190476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34">
                <text:p>1634</text:p>
              </table:table-cell>
              <table:table-cell office:value-type="float" office:value="8.01806329113924">
                <text:p>8.018063291139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35">
                <text:p>1635</text:p>
              </table:table-cell>
              <table:table-cell office:value-type="float" office:value="12.3818151260504">
                <text:p>12.38181512605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35">
                <text:p>1635</text:p>
              </table:table-cell>
              <table:table-cell office:value-type="float" office:value="8.49102352941176">
                <text:p>8.491023529411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35">
                <text:p>1635</text:p>
              </table:table-cell>
              <table:table-cell office:value-type="float" office:value="6.33890476190476">
                <text:p>6.338904761904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35">
                <text:p>1635</text:p>
              </table:table-cell>
              <table:table-cell office:value-type="float" office:value="7.71808333333333">
                <text:p>7.718083333333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37">
                <text:p>1637</text:p>
              </table:table-cell>
              <table:table-cell office:value-type="float" office:value="4.87968421052632">
                <text:p>4.8796842105263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42">
                <text:p>1642</text:p>
              </table:table-cell>
              <table:table-cell office:value-type="float" office:value="7.53857692307692">
                <text:p>7.538576923076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42">
                <text:p>1642</text:p>
              </table:table-cell>
              <table:table-cell office:value-type="float" office:value="6.47161016949153">
                <text:p>6.471610169491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42">
                <text:p>1642</text:p>
              </table:table-cell>
              <table:table-cell office:value-type="float" office:value="5.60076">
                <text:p>5.600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42">
                <text:p>1642</text:p>
              </table:table-cell>
              <table:table-cell office:value-type="float" office:value="6.07535714285714">
                <text:p>6.075357142857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42">
                <text:p>1642</text:p>
              </table:table-cell>
              <table:table-cell office:value-type="float" office:value="5.01738888888889">
                <text:p>5.017388888888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42">
                <text:p>1642</text:p>
              </table:table-cell>
              <table:table-cell office:value-type="float" office:value="7.88866153846154">
                <text:p>7.8886615384615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48">
                <text:p>1648</text:p>
              </table:table-cell>
              <table:table-cell office:value-type="float" office:value="5.168">
                <text:p>5.1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48">
                <text:p>1648</text:p>
              </table:table-cell>
              <table:table-cell office:value-type="float" office:value="5.82069934640523">
                <text:p>5.820699346405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48">
                <text:p>1648</text:p>
              </table:table-cell>
              <table:table-cell office:value-type="float" office:value="3.98335294117647">
                <text:p>3.9833529411764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48">
                <text:p>1648</text:p>
              </table:table-cell>
              <table:table-cell office:value-type="float" office:value="6.32686567164179">
                <text:p>6.326865671641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8">
                <text:p>1648</text:p>
              </table:table-cell>
              <table:table-cell office:value-type="float" office:value="4.10875">
                <text:p>4.108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8">
                <text:p>1648</text:p>
              </table:table-cell>
              <table:table-cell office:value-type="float" office:value="4.17613333333333">
                <text:p>4.176133333333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8">
                <text:p>1648</text:p>
              </table:table-cell>
              <table:table-cell office:value-type="float" office:value="4.26530434782609">
                <text:p>4.265304347826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8">
                <text:p>1648</text:p>
              </table:table-cell>
              <table:table-cell office:value-type="float" office:value="5.45078571428571">
                <text:p>5.450785714285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">
                <text:p>1648</text:p>
              </table:table-cell>
              <table:table-cell office:value-type="float" office:value="7.45038372093023">
                <text:p>7.450383720930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8">
                <text:p>1648</text:p>
              </table:table-cell>
              <table:table-cell office:value-type="float" office:value="4.20270588235294">
                <text:p>4.202705882352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48">
                <text:p>1648</text:p>
              </table:table-cell>
              <table:table-cell office:value-type="float" office:value="6.2854347826087">
                <text:p>6.28543478260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0">
                <text:p>1650</text:p>
              </table:table-cell>
              <table:table-cell office:value-type="float" office:value="5.44219047619048">
                <text:p>5.442190476190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0">
                <text:p>1650</text:p>
              </table:table-cell>
              <table:table-cell office:value-type="float" office:value="4.06494117647059">
                <text:p>4.064941176470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0">
                <text:p>1650</text:p>
              </table:table-cell>
              <table:table-cell office:value-type="float" office:value="4.36092857142857">
                <text:p>4.360928571428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0">
                <text:p>1650</text:p>
              </table:table-cell>
              <table:table-cell office:value-type="float" office:value="5.26075373134328">
                <text:p>5.260753731343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50">
                <text:p>1650</text:p>
              </table:table-cell>
              <table:table-cell office:value-type="float" office:value="5.34028571428571">
                <text:p>5.340285714285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50">
                <text:p>1650</text:p>
              </table:table-cell>
              <table:table-cell office:value-type="float" office:value="3.92057142857143">
                <text:p>3.920571428571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51">
                <text:p>1651</text:p>
              </table:table-cell>
              <table:table-cell office:value-type="float" office:value="5.52195">
                <text:p>5.521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51">
                <text:p>1651</text:p>
              </table:table-cell>
              <table:table-cell office:value-type="float" office:value="6.31782894736842">
                <text:p>6.317828947368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51">
                <text:p>1651</text:p>
              </table:table-cell>
              <table:table-cell office:value-type="float" office:value="6.34803947368421">
                <text:p>6.348039473684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1">
                <text:p>1651</text:p>
              </table:table-cell>
              <table:table-cell office:value-type="float" office:value="7.69243689320388">
                <text:p>7.692436893203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51">
                <text:p>1651</text:p>
              </table:table-cell>
              <table:table-cell office:value-type="float" office:value="6.30275">
                <text:p>6.302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51">
                <text:p>1651</text:p>
              </table:table-cell>
              <table:table-cell office:value-type="float" office:value="5.54910526315789">
                <text:p>5.549105263157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56">
                <text:p>1656</text:p>
              </table:table-cell>
              <table:table-cell office:value-type="float" office:value="9.30819178082192">
                <text:p>9.308191780821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56">
                <text:p>1656</text:p>
              </table:table-cell>
              <table:table-cell office:value-type="float" office:value="5.77335294117647">
                <text:p>5.773352941176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56">
                <text:p>1656</text:p>
              </table:table-cell>
              <table:table-cell office:value-type="float" office:value="8.57381290322581">
                <text:p>8.5738129032258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58">
                <text:p>1658</text:p>
              </table:table-cell>
              <table:table-cell office:value-type="float" office:value="5.28505882352941">
                <text:p>5.2850588235294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58">
                <text:p>1658</text:p>
              </table:table-cell>
              <table:table-cell office:value-type="float" office:value="7.77894158075601">
                <text:p>7.778941580756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58">
                <text:p>1658</text:p>
              </table:table-cell>
              <table:table-cell office:value-type="float" office:value="7.27398591549296">
                <text:p>7.273985915492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58">
                <text:p>1658</text:p>
              </table:table-cell>
              <table:table-cell office:value-type="float" office:value="4.36529411764706">
                <text:p>4.3652941176470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58">
                <text:p>1658</text:p>
              </table:table-cell>
              <table:table-cell office:value-type="float" office:value="7.26315">
                <text:p>7.263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58">
                <text:p>1658</text:p>
              </table:table-cell>
              <table:table-cell office:value-type="float" office:value="6.25521428571429">
                <text:p>6.255214285714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58">
                <text:p>1658</text:p>
              </table:table-cell>
              <table:table-cell office:value-type="float" office:value="6.3204">
                <text:p>6.320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59">
                <text:p>1659</text:p>
              </table:table-cell>
              <table:table-cell office:value-type="float" office:value="4.5121875">
                <text:p>4.51218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59">
                <text:p>1659</text:p>
              </table:table-cell>
              <table:table-cell office:value-type="float" office:value="4.18086666666667">
                <text:p>4.180866666666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59">
                <text:p>1659</text:p>
              </table:table-cell>
              <table:table-cell office:value-type="float" office:value="4.94961904761905">
                <text:p>4.9496190476190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60">
                <text:p>1660</text:p>
              </table:table-cell>
              <table:table-cell office:value-type="float" office:value="17.4650450704225">
                <text:p>17.46504507042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60">
                <text:p>1660</text:p>
              </table:table-cell>
              <table:table-cell office:value-type="float" office:value="5.02471428571429">
                <text:p>5.0247142857142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60">
                <text:p>1660</text:p>
              </table:table-cell>
              <table:table-cell office:value-type="float" office:value="5.62442857142857">
                <text:p>5.6244285714285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62">
                <text:p>1662</text:p>
              </table:table-cell>
              <table:table-cell office:value-type="float" office:value="4.95773076923077">
                <text:p>4.9577307692307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62">
                <text:p>1662</text:p>
              </table:table-cell>
              <table:table-cell office:value-type="float" office:value="5.23990909090909">
                <text:p>5.2399090909090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62">
                <text:p>1662</text:p>
              </table:table-cell>
              <table:table-cell office:value-type="float" office:value="4.5835">
                <text:p>4.583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62">
                <text:p>1662</text:p>
              </table:table-cell>
              <table:table-cell office:value-type="float" office:value="4.56240909090909">
                <text:p>4.562409090909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62">
                <text:p>1662</text:p>
              </table:table-cell>
              <table:table-cell office:value-type="float" office:value="7.78776712328767">
                <text:p>7.787767123287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62">
                <text:p>1662</text:p>
              </table:table-cell>
              <table:table-cell office:value-type="float" office:value="4.20814285714286">
                <text:p>4.208142857142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66">
                <text:p>1666</text:p>
              </table:table-cell>
              <table:table-cell office:value-type="float" office:value="4.75011111111111">
                <text:p>4.750111111111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66">
                <text:p>1666</text:p>
              </table:table-cell>
              <table:table-cell office:value-type="float" office:value="5.88688414634146">
                <text:p>5.886884146341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66">
                <text:p>1666</text:p>
              </table:table-cell>
              <table:table-cell office:value-type="float" office:value="5.8194">
                <text:p>5.81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66">
                <text:p>1666</text:p>
              </table:table-cell>
              <table:table-cell office:value-type="float" office:value="5.04366666666667">
                <text:p>5.043666666666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66">
                <text:p>1666</text:p>
              </table:table-cell>
              <table:table-cell office:value-type="float" office:value="4.7911">
                <text:p>4.79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66">
                <text:p>1666</text:p>
              </table:table-cell>
              <table:table-cell office:value-type="float" office:value="5.88353333333333">
                <text:p>5.883533333333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67">
                <text:p>1667</text:p>
              </table:table-cell>
              <table:table-cell office:value-type="float" office:value="5.1435">
                <text:p>5.14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67">
                <text:p>1667</text:p>
              </table:table-cell>
              <table:table-cell office:value-type="float" office:value="4.64205882352941">
                <text:p>4.6420588235294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68">
                <text:p>1668</text:p>
              </table:table-cell>
              <table:table-cell office:value-type="float" office:value="6.2587619047619">
                <text:p>6.25876190476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68">
                <text:p>1668</text:p>
              </table:table-cell>
              <table:table-cell office:value-type="float" office:value="8.74477464788732">
                <text:p>8.7447746478873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68">
                <text:p>1668</text:p>
              </table:table-cell>
              <table:table-cell office:value-type="float" office:value="5.19223076923077">
                <text:p>5.192230769230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70">
                <text:p>1670</text:p>
              </table:table-cell>
              <table:table-cell office:value-type="float" office:value="8.57455214723926">
                <text:p>8.574552147239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70">
                <text:p>1670</text:p>
              </table:table-cell>
              <table:table-cell office:value-type="float" office:value="6.40388288288288">
                <text:p>6.403882882882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70">
                <text:p>1670</text:p>
              </table:table-cell>
              <table:table-cell office:value-type="float" office:value="5.03327272727273">
                <text:p>5.033272727272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75">
                <text:p>1675</text:p>
              </table:table-cell>
              <table:table-cell office:value-type="float" office:value="7.32195428571429">
                <text:p>7.321954285714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75">
                <text:p>1675</text:p>
              </table:table-cell>
              <table:table-cell office:value-type="float" office:value="8.03956147540984">
                <text:p>8.039561475409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82">
                <text:p>1682</text:p>
              </table:table-cell>
              <table:table-cell office:value-type="float" office:value="11.8591469072165">
                <text:p>11.85914690721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82">
                <text:p>1682</text:p>
              </table:table-cell>
              <table:table-cell office:value-type="float" office:value="7.73405405405405">
                <text:p>7.734054054054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82">
                <text:p>1682</text:p>
              </table:table-cell>
              <table:table-cell office:value-type="float" office:value="8.06547887323944">
                <text:p>8.065478873239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83">
                <text:p>1683</text:p>
              </table:table-cell>
              <table:table-cell office:value-type="float" office:value="5.32073684210526">
                <text:p>5.3207368421052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86">
                <text:p>1686</text:p>
              </table:table-cell>
              <table:table-cell office:value-type="float" office:value="8.60523952095808">
                <text:p>8.605239520958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86">
                <text:p>1686</text:p>
              </table:table-cell>
              <table:table-cell office:value-type="float" office:value="5.37017647058824">
                <text:p>5.370176470588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86">
                <text:p>1686</text:p>
              </table:table-cell>
              <table:table-cell office:value-type="float" office:value="9.86802469135802">
                <text:p>9.868024691358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90">
                <text:p>1690</text:p>
              </table:table-cell>
              <table:table-cell office:value-type="float" office:value="6.58744444444444">
                <text:p>6.587444444444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90">
                <text:p>1690</text:p>
              </table:table-cell>
              <table:table-cell office:value-type="float" office:value="10.2558062827225">
                <text:p>10.25580628272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90">
                <text:p>1690</text:p>
              </table:table-cell>
              <table:table-cell office:value-type="float" office:value="5.00270588235294">
                <text:p>5.0027058823529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90">
                <text:p>1690</text:p>
              </table:table-cell>
              <table:table-cell office:value-type="float" office:value="6.98765753424658">
                <text:p>6.987657534246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90">
                <text:p>1690</text:p>
              </table:table-cell>
              <table:table-cell office:value-type="float" office:value="6.69694117647059">
                <text:p>6.696941176470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90">
                <text:p>1690</text:p>
              </table:table-cell>
              <table:table-cell office:value-type="float" office:value="11.6611358695652">
                <text:p>11.661135869565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90">
                <text:p>1690</text:p>
              </table:table-cell>
              <table:table-cell office:value-type="float" office:value="8.57847115384615">
                <text:p>8.578471153846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91">
                <text:p>1691</text:p>
              </table:table-cell>
              <table:table-cell office:value-type="float" office:value="6.33676">
                <text:p>6.336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91">
                <text:p>1691</text:p>
              </table:table-cell>
              <table:table-cell office:value-type="float" office:value="5.86914285714286">
                <text:p>5.8691428571428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91">
                <text:p>1691</text:p>
              </table:table-cell>
              <table:table-cell office:value-type="float" office:value="6.32893333333333">
                <text:p>6.328933333333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93">
                <text:p>1693</text:p>
              </table:table-cell>
              <table:table-cell office:value-type="float" office:value="9.37653608247423">
                <text:p>9.376536082474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93">
                <text:p>1693</text:p>
              </table:table-cell>
              <table:table-cell office:value-type="float" office:value="4.35435">
                <text:p>4.354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93">
                <text:p>1693</text:p>
              </table:table-cell>
              <table:table-cell office:value-type="float" office:value="5.5205">
                <text:p>5.520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93">
                <text:p>1693</text:p>
              </table:table-cell>
              <table:table-cell office:value-type="float" office:value="8.91224468085106">
                <text:p>8.912244680851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94">
                <text:p>1694</text:p>
              </table:table-cell>
              <table:table-cell office:value-type="float" office:value="5.393">
                <text:p>5.39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94">
                <text:p>1694</text:p>
              </table:table-cell>
              <table:table-cell office:value-type="float" office:value="6.91692561983471">
                <text:p>6.916925619834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00">
                <text:p>1700</text:p>
              </table:table-cell>
              <table:table-cell office:value-type="float" office:value="5.98571428571429">
                <text:p>5.9857142857142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00">
                <text:p>1700</text:p>
              </table:table-cell>
              <table:table-cell office:value-type="float" office:value="6.378">
                <text:p>6.3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00">
                <text:p>1700</text:p>
              </table:table-cell>
              <table:table-cell office:value-type="float" office:value="5.5685">
                <text:p>5.568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01">
                <text:p>1701</text:p>
              </table:table-cell>
              <table:table-cell office:value-type="float" office:value="5.94771428571429">
                <text:p>5.9477142857142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01">
                <text:p>1701</text:p>
              </table:table-cell>
              <table:table-cell office:value-type="float" office:value="5.01204761904762">
                <text:p>5.012047619047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01">
                <text:p>1701</text:p>
              </table:table-cell>
              <table:table-cell office:value-type="float" office:value="5.2352">
                <text:p>5.23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01">
                <text:p>1701</text:p>
              </table:table-cell>
              <table:table-cell office:value-type="float" office:value="4.45657142857143">
                <text:p>4.4565714285714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704">
                <text:p>1704</text:p>
              </table:table-cell>
              <table:table-cell office:value-type="float" office:value="6.77242857142857">
                <text:p>6.772428571428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04">
                <text:p>1704</text:p>
              </table:table-cell>
              <table:table-cell office:value-type="float" office:value="5.34142857142857">
                <text:p>5.3414285714285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13">
                <text:p>1713</text:p>
              </table:table-cell>
              <table:table-cell office:value-type="float" office:value="7.34618333333333">
                <text:p>7.346183333333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13">
                <text:p>1713</text:p>
              </table:table-cell>
              <table:table-cell office:value-type="float" office:value="5.74753333333333">
                <text:p>5.747533333333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13">
                <text:p>1713</text:p>
              </table:table-cell>
              <table:table-cell office:value-type="float" office:value="7.47067088607595">
                <text:p>7.4706708860759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13">
                <text:p>1713</text:p>
              </table:table-cell>
              <table:table-cell office:value-type="float" office:value="6.00378571428571">
                <text:p>6.003785714285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713">
                <text:p>1713</text:p>
              </table:table-cell>
              <table:table-cell office:value-type="float" office:value="8.2308">
                <text:p>8.23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13">
                <text:p>1713</text:p>
              </table:table-cell>
              <table:table-cell office:value-type="float" office:value="6.89326315789474">
                <text:p>6.893263157894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15">
                <text:p>1715</text:p>
              </table:table-cell>
              <table:table-cell office:value-type="float" office:value="6.25887096774194">
                <text:p>6.258870967741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15">
                <text:p>1715</text:p>
              </table:table-cell>
              <table:table-cell office:value-type="float" office:value="4.94226315789474">
                <text:p>4.9422631578947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15">
                <text:p>1715</text:p>
              </table:table-cell>
              <table:table-cell office:value-type="float" office:value="7.26530769230769">
                <text:p>7.265307692307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18">
                <text:p>1718</text:p>
              </table:table-cell>
              <table:table-cell office:value-type="float" office:value="10.5370089285714">
                <text:p>10.53700892857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18">
                <text:p>1718</text:p>
              </table:table-cell>
              <table:table-cell office:value-type="float" office:value="6.50057692307692">
                <text:p>6.500576923076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18">
                <text:p>1718</text:p>
              </table:table-cell>
              <table:table-cell office:value-type="float" office:value="10.543519379845">
                <text:p>10.5435193798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18">
                <text:p>1718</text:p>
              </table:table-cell>
              <table:table-cell office:value-type="float" office:value="6.57692857142857">
                <text:p>6.5769285714285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718">
                <text:p>1718</text:p>
              </table:table-cell>
              <table:table-cell office:value-type="float" office:value="5.77363725490196">
                <text:p>5.773637254901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20">
                <text:p>1720</text:p>
              </table:table-cell>
              <table:table-cell office:value-type="float" office:value="8.77029925187032">
                <text:p>8.770299251870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20">
                <text:p>1720</text:p>
              </table:table-cell>
              <table:table-cell office:value-type="float" office:value="4.62038888888889">
                <text:p>4.620388888888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20">
                <text:p>1720</text:p>
              </table:table-cell>
              <table:table-cell office:value-type="float" office:value="7.37683088235294">
                <text:p>7.3768308823529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20">
                <text:p>1720</text:p>
              </table:table-cell>
              <table:table-cell office:value-type="float" office:value="5.54757142857143">
                <text:p>5.5475714285714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21">
                <text:p>1721</text:p>
              </table:table-cell>
              <table:table-cell office:value-type="float" office:value="4.82005882352941">
                <text:p>4.8200588235294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21">
                <text:p>1721</text:p>
              </table:table-cell>
              <table:table-cell office:value-type="float" office:value="4.77693333333333">
                <text:p>4.776933333333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21">
                <text:p>1721</text:p>
              </table:table-cell>
              <table:table-cell office:value-type="float" office:value="5.01773333333333">
                <text:p>5.017733333333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21">
                <text:p>1721</text:p>
              </table:table-cell>
              <table:table-cell office:value-type="float" office:value="5.07964705882353">
                <text:p>5.079647058823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35">
                <text:p>1735</text:p>
              </table:table-cell>
              <table:table-cell office:value-type="float" office:value="5.41421428571429">
                <text:p>5.414214285714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35">
                <text:p>1735</text:p>
              </table:table-cell>
              <table:table-cell office:value-type="float" office:value="4.64770588235294">
                <text:p>4.6477058823529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35">
                <text:p>1735</text:p>
              </table:table-cell>
              <table:table-cell office:value-type="float" office:value="9.1492">
                <text:p>9.14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35">
                <text:p>1735</text:p>
              </table:table-cell>
              <table:table-cell office:value-type="float" office:value="5.42609523809524">
                <text:p>5.426095238095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35">
                <text:p>1735</text:p>
              </table:table-cell>
              <table:table-cell office:value-type="float" office:value="5.04669230769231">
                <text:p>5.0466923076923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35">
                <text:p>1735</text:p>
              </table:table-cell>
              <table:table-cell office:value-type="float" office:value="5.70058227848101">
                <text:p>5.700582278481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35">
                <text:p>1735</text:p>
              </table:table-cell>
              <table:table-cell office:value-type="float" office:value="3.89535294117647">
                <text:p>3.8953529411764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35">
                <text:p>1735</text:p>
              </table:table-cell>
              <table:table-cell office:value-type="float" office:value="4.01570588235294">
                <text:p>4.015705882352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45">
                <text:p>1745</text:p>
              </table:table-cell>
              <table:table-cell office:value-type="float" office:value="5.81046376811594">
                <text:p>5.8104637681159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45">
                <text:p>1745</text:p>
              </table:table-cell>
              <table:table-cell office:value-type="float" office:value="6.32534146341463">
                <text:p>6.3253414634146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45">
                <text:p>1745</text:p>
              </table:table-cell>
              <table:table-cell office:value-type="float" office:value="5.55995945945946">
                <text:p>5.559959459459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745">
                <text:p>1745</text:p>
              </table:table-cell>
              <table:table-cell office:value-type="float" office:value="6.96533333333333">
                <text:p>6.965333333333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45">
                <text:p>1745</text:p>
              </table:table-cell>
              <table:table-cell office:value-type="float" office:value="5.64112987012987">
                <text:p>5.6411298701298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45">
                <text:p>1745</text:p>
              </table:table-cell>
              <table:table-cell office:value-type="float" office:value="8.90964473684211">
                <text:p>8.909644736842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46">
                <text:p>1746</text:p>
              </table:table-cell>
              <table:table-cell office:value-type="float" office:value="5.83660714285714">
                <text:p>5.8366071428571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46">
                <text:p>1746</text:p>
              </table:table-cell>
              <table:table-cell office:value-type="float" office:value="4.35770588235294">
                <text:p>4.357705882352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46">
                <text:p>1746</text:p>
              </table:table-cell>
              <table:table-cell office:value-type="float" office:value="5.36266666666667">
                <text:p>5.362666666666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46">
                <text:p>1746</text:p>
              </table:table-cell>
              <table:table-cell office:value-type="float" office:value="5.27288888888889">
                <text:p>5.272888888888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46">
                <text:p>1746</text:p>
              </table:table-cell>
              <table:table-cell office:value-type="float" office:value="6.39386875">
                <text:p>6.393868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51">
                <text:p>1751</text:p>
              </table:table-cell>
              <table:table-cell office:value-type="float" office:value="4.92007407407407">
                <text:p>4.920074074074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51">
                <text:p>1751</text:p>
              </table:table-cell>
              <table:table-cell office:value-type="float" office:value="4.50585714285714">
                <text:p>4.505857142857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51">
                <text:p>1751</text:p>
              </table:table-cell>
              <table:table-cell office:value-type="float" office:value="6.05307936507936">
                <text:p>6.053079365079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51">
                <text:p>1751</text:p>
              </table:table-cell>
              <table:table-cell office:value-type="float" office:value="7.67564705882353">
                <text:p>7.6756470588235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54">
                <text:p>1754</text:p>
              </table:table-cell>
              <table:table-cell office:value-type="float" office:value="7.42347647058824">
                <text:p>7.423476470588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54">
                <text:p>1754</text:p>
              </table:table-cell>
              <table:table-cell office:value-type="float" office:value="10.1282377622378">
                <text:p>10.12823776223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54">
                <text:p>1754</text:p>
              </table:table-cell>
              <table:table-cell office:value-type="float" office:value="5.915">
                <text:p>5.9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58">
                <text:p>1758</text:p>
              </table:table-cell>
              <table:table-cell office:value-type="float" office:value="6.62873684210526">
                <text:p>6.6287368421052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58">
                <text:p>1758</text:p>
              </table:table-cell>
              <table:table-cell office:value-type="float" office:value="7.64679310344828">
                <text:p>7.646793103448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58">
                <text:p>1758</text:p>
              </table:table-cell>
              <table:table-cell office:value-type="float" office:value="7.02166666666667">
                <text:p>7.021666666666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59">
                <text:p>1759</text:p>
              </table:table-cell>
              <table:table-cell office:value-type="float" office:value="7.21625153374233">
                <text:p>7.216251533742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59">
                <text:p>1759</text:p>
              </table:table-cell>
              <table:table-cell office:value-type="float" office:value="7.04453741496599">
                <text:p>7.0445374149659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59">
                <text:p>1759</text:p>
              </table:table-cell>
              <table:table-cell office:value-type="float" office:value="6.2942">
                <text:p>6.29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59">
                <text:p>1759</text:p>
              </table:table-cell>
              <table:table-cell office:value-type="float" office:value="5.61415789473684">
                <text:p>5.614157894736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59">
                <text:p>1759</text:p>
              </table:table-cell>
              <table:table-cell office:value-type="float" office:value="6.91206557377049">
                <text:p>6.9120655737704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59">
                <text:p>1759</text:p>
              </table:table-cell>
              <table:table-cell office:value-type="float" office:value="4.66431578947368">
                <text:p>4.6643157894736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59">
                <text:p>1759</text:p>
              </table:table-cell>
              <table:table-cell office:value-type="float" office:value="5.88738888888889">
                <text:p>5.8873888888888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59">
                <text:p>1759</text:p>
              </table:table-cell>
              <table:table-cell office:value-type="float" office:value="6.13996531791908">
                <text:p>6.139965317919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59">
                <text:p>1759</text:p>
              </table:table-cell>
              <table:table-cell office:value-type="float" office:value="6.53314285714286">
                <text:p>6.5331428571428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59">
                <text:p>1759</text:p>
              </table:table-cell>
              <table:table-cell office:value-type="float" office:value="7.46049514563107">
                <text:p>7.460495145631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59">
                <text:p>1759</text:p>
              </table:table-cell>
              <table:table-cell office:value-type="float" office:value="7.04824590163934">
                <text:p>7.048245901639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59">
                <text:p>1759</text:p>
              </table:table-cell>
              <table:table-cell office:value-type="float" office:value="8.48031460674157">
                <text:p>8.480314606741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61">
                <text:p>1761</text:p>
              </table:table-cell>
              <table:table-cell office:value-type="float" office:value="10.028982869379">
                <text:p>10.02898286937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61">
                <text:p>1761</text:p>
              </table:table-cell>
              <table:table-cell office:value-type="float" office:value="4.18746428571429">
                <text:p>4.1874642857142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61">
                <text:p>1761</text:p>
              </table:table-cell>
              <table:table-cell office:value-type="float" office:value="4.89961538461538">
                <text:p>4.8996153846153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63">
                <text:p>1763</text:p>
              </table:table-cell>
              <table:table-cell office:value-type="float" office:value="4.58177777777778">
                <text:p>4.581777777777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63">
                <text:p>1763</text:p>
              </table:table-cell>
              <table:table-cell office:value-type="float" office:value="7.97022516556291">
                <text:p>7.970225165562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63">
                <text:p>1763</text:p>
              </table:table-cell>
              <table:table-cell office:value-type="float" office:value="4.9317619047619">
                <text:p>4.93176190476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63">
                <text:p>1763</text:p>
              </table:table-cell>
              <table:table-cell office:value-type="float" office:value="8.9093125">
                <text:p>8.90931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63">
                <text:p>1763</text:p>
              </table:table-cell>
              <table:table-cell office:value-type="float" office:value="6.0202">
                <text:p>6.020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67">
                <text:p>1767</text:p>
              </table:table-cell>
              <table:table-cell office:value-type="float" office:value="4.35657142857143">
                <text:p>4.3565714285714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67">
                <text:p>1767</text:p>
              </table:table-cell>
              <table:table-cell office:value-type="float" office:value="5.77963157894737">
                <text:p>5.7796315789473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767">
                <text:p>1767</text:p>
              </table:table-cell>
              <table:table-cell office:value-type="float" office:value="6.30298387096774">
                <text:p>6.302983870967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67">
                <text:p>1767</text:p>
              </table:table-cell>
              <table:table-cell office:value-type="float" office:value="5.84092857142857">
                <text:p>5.8409285714285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74">
                <text:p>1774</text:p>
              </table:table-cell>
              <table:table-cell office:value-type="float" office:value="7.22815757575758">
                <text:p>7.228157575757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774">
                <text:p>1774</text:p>
              </table:table-cell>
              <table:table-cell office:value-type="float" office:value="6.11647619047619">
                <text:p>6.116476190476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74">
                <text:p>1774</text:p>
              </table:table-cell>
              <table:table-cell office:value-type="float" office:value="5.533875">
                <text:p>5.5338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74">
                <text:p>1774</text:p>
              </table:table-cell>
              <table:table-cell office:value-type="float" office:value="6.9553734939759">
                <text:p>6.95537349397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774">
                <text:p>1774</text:p>
              </table:table-cell>
              <table:table-cell office:value-type="float" office:value="4.48945714285714">
                <text:p>4.489457142857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774">
                <text:p>1774</text:p>
              </table:table-cell>
              <table:table-cell office:value-type="float" office:value="6.24268674698795">
                <text:p>6.242686746987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774">
                <text:p>1774</text:p>
              </table:table-cell>
              <table:table-cell office:value-type="float" office:value="5.28625714285714">
                <text:p>5.286257142857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74">
                <text:p>1774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78">
                <text:p>1778</text:p>
              </table:table-cell>
              <table:table-cell office:value-type="float" office:value="4.58742857142857">
                <text:p>4.587428571428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779">
                <text:p>1779</text:p>
              </table:table-cell>
              <table:table-cell office:value-type="float" office:value="3.87205882352941">
                <text:p>3.872058823529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79">
                <text:p>1779</text:p>
              </table:table-cell>
              <table:table-cell office:value-type="float" office:value="11.1072676923077">
                <text:p>11.107267692307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81">
                <text:p>1781</text:p>
              </table:table-cell>
              <table:table-cell office:value-type="float" office:value="15.0852896341463">
                <text:p>15.085289634146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781">
                <text:p>1781</text:p>
              </table:table-cell>
              <table:table-cell office:value-type="float" office:value="6.76978571428571">
                <text:p>6.769785714285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781">
                <text:p>1781</text:p>
              </table:table-cell>
              <table:table-cell office:value-type="float" office:value="6.40342857142857">
                <text:p>6.403428571428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781">
                <text:p>1781</text:p>
              </table:table-cell>
              <table:table-cell office:value-type="float" office:value="5.99211764705882">
                <text:p>5.9921176470588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781">
                <text:p>1781</text:p>
              </table:table-cell>
              <table:table-cell office:value-type="float" office:value="8.55824615384615">
                <text:p>8.558246153846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81">
                <text:p>1781</text:p>
              </table:table-cell>
              <table:table-cell office:value-type="float" office:value="5.33564705882353">
                <text:p>5.3356470588235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781">
                <text:p>1781</text:p>
              </table:table-cell>
              <table:table-cell office:value-type="float" office:value="10.45585">
                <text:p>10.4558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781">
                <text:p>1781</text:p>
              </table:table-cell>
              <table:table-cell office:value-type="float" office:value="6.86611764705882">
                <text:p>6.8661176470588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781">
                <text:p>1781</text:p>
              </table:table-cell>
              <table:table-cell office:value-type="float" office:value="5.20505882352941">
                <text:p>5.2050588235294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781">
                <text:p>1781</text:p>
              </table:table-cell>
              <table:table-cell office:value-type="float" office:value="10.8023925233645">
                <text:p>10.802392523364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781">
                <text:p>1781</text:p>
              </table:table-cell>
              <table:table-cell office:value-type="float" office:value="11.702875">
                <text:p>11.7028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784">
                <text:p>1784</text:p>
              </table:table-cell>
              <table:table-cell office:value-type="float" office:value="11.0554895833333">
                <text:p>11.05548958333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784">
                <text:p>1784</text:p>
              </table:table-cell>
              <table:table-cell office:value-type="float" office:value="7.85666666666667">
                <text:p>7.856666666666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784">
                <text:p>1784</text:p>
              </table:table-cell>
              <table:table-cell office:value-type="float" office:value="6.81649152542373">
                <text:p>6.8164915254237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84">
                <text:p>1784</text:p>
              </table:table-cell>
              <table:table-cell office:value-type="float" office:value="6.02261111111111">
                <text:p>6.0226111111111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84">
                <text:p>1784</text:p>
              </table:table-cell>
              <table:table-cell office:value-type="float" office:value="5.5612380952381">
                <text:p>5.561238095238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86">
                <text:p>1786</text:p>
              </table:table-cell>
              <table:table-cell office:value-type="float" office:value="9.07684210526316">
                <text:p>9.076842105263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786">
                <text:p>1786</text:p>
              </table:table-cell>
              <table:table-cell office:value-type="float" office:value="7.23472368421053">
                <text:p>7.2347236842105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786">
                <text:p>1786</text:p>
              </table:table-cell>
              <table:table-cell office:value-type="float" office:value="4.70871428571429">
                <text:p>4.7087142857142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786">
                <text:p>1786</text:p>
              </table:table-cell>
              <table:table-cell office:value-type="float" office:value="5.50488461538462">
                <text:p>5.5048846153846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786">
                <text:p>1786</text:p>
              </table:table-cell>
              <table:table-cell office:value-type="float" office:value="8.86991851851852">
                <text:p>8.8699185185185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786">
                <text:p>1786</text:p>
              </table:table-cell>
              <table:table-cell office:value-type="float" office:value="7.72464156626506">
                <text:p>7.7246415662650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786">
                <text:p>1786</text:p>
              </table:table-cell>
              <table:table-cell office:value-type="float" office:value="6.3016301369863">
                <text:p>6.301630136986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86">
                <text:p>1786</text:p>
              </table:table-cell>
              <table:table-cell office:value-type="float" office:value="5.32794117647059">
                <text:p>5.3279411764705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86">
                <text:p>1786</text:p>
              </table:table-cell>
              <table:table-cell office:value-type="float" office:value="5.42528571428571">
                <text:p>5.4252857142857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86">
                <text:p>1786</text:p>
              </table:table-cell>
              <table:table-cell office:value-type="float" office:value="4.66921739130435">
                <text:p>4.6692173913043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86">
                <text:p>1786</text:p>
              </table:table-cell>
              <table:table-cell office:value-type="float" office:value="5.60271428571429">
                <text:p>5.6027142857142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788">
                <text:p>1788</text:p>
              </table:table-cell>
              <table:table-cell office:value-type="float" office:value="6.32803846153846">
                <text:p>6.3280384615384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98">
                <text:p>1798</text:p>
              </table:table-cell>
              <table:table-cell office:value-type="float" office:value="4.93895652173913">
                <text:p>4.938956521739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98">
                <text:p>1798</text:p>
              </table:table-cell>
              <table:table-cell office:value-type="float" office:value="6.79484615384615">
                <text:p>6.794846153846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98">
                <text:p>1798</text:p>
              </table:table-cell>
              <table:table-cell office:value-type="float" office:value="5.68226666666667">
                <text:p>5.682266666666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98">
                <text:p>1798</text:p>
              </table:table-cell>
              <table:table-cell office:value-type="float" office:value="6.44321590909091">
                <text:p>6.4432159090909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98">
                <text:p>1798</text:p>
              </table:table-cell>
              <table:table-cell office:value-type="float" office:value="12.210926056338">
                <text:p>12.21092605633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98">
                <text:p>1798</text:p>
              </table:table-cell>
              <table:table-cell office:value-type="float" office:value="6.7117">
                <text:p>6.711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798">
                <text:p>1798</text:p>
              </table:table-cell>
              <table:table-cell office:value-type="float" office:value="6.6312">
                <text:p>6.631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98">
                <text:p>1798</text:p>
              </table:table-cell>
              <table:table-cell office:value-type="float" office:value="6.03270588235294">
                <text:p>6.0327058823529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798">
                <text:p>1798</text:p>
              </table:table-cell>
              <table:table-cell office:value-type="float" office:value="5.873">
                <text:p>5.87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99">
                <text:p>1799</text:p>
              </table:table-cell>
              <table:table-cell office:value-type="float" office:value="8.45964516129032">
                <text:p>8.4596451612903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99">
                <text:p>1799</text:p>
              </table:table-cell>
              <table:table-cell office:value-type="float" office:value="8.13719047619048">
                <text:p>8.1371904761904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799">
                <text:p>1799</text:p>
              </table:table-cell>
              <table:table-cell office:value-type="float" office:value="6.26964285714286">
                <text:p>6.2696428571428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799">
                <text:p>1799</text:p>
              </table:table-cell>
              <table:table-cell office:value-type="float" office:value="9.51356862745098">
                <text:p>9.5135686274509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799">
                <text:p>1799</text:p>
              </table:table-cell>
              <table:table-cell office:value-type="float" office:value="5.89194117647059">
                <text:p>5.8919411764705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799">
                <text:p>1799</text:p>
              </table:table-cell>
              <table:table-cell office:value-type="float" office:value="6.0316875">
                <text:p>6.031687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799">
                <text:p>1799</text:p>
              </table:table-cell>
              <table:table-cell office:value-type="float" office:value="10.8448339222615">
                <text:p>10.844833922261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99">
                <text:p>1799</text:p>
              </table:table-cell>
              <table:table-cell office:value-type="float" office:value="7.54342857142857">
                <text:p>7.5434285714285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800">
                <text:p>1800</text:p>
              </table:table-cell>
              <table:table-cell office:value-type="float" office:value="7.32193197278912">
                <text:p>7.3219319727891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800">
                <text:p>1800</text:p>
              </table:table-cell>
              <table:table-cell office:value-type="float" office:value="8.67946774193548">
                <text:p>8.6794677419354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800">
                <text:p>1800</text:p>
              </table:table-cell>
              <table:table-cell office:value-type="float" office:value="6.01344186046512">
                <text:p>6.0134418604651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00">
                <text:p>1800</text:p>
              </table:table-cell>
              <table:table-cell office:value-type="float" office:value="7.16671641791045">
                <text:p>7.1667164179104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800">
                <text:p>1800</text:p>
              </table:table-cell>
              <table:table-cell office:value-type="float" office:value="6.45027586206897">
                <text:p>6.4502758620689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800">
                <text:p>1800</text:p>
              </table:table-cell>
              <table:table-cell office:value-type="float" office:value="4.7354">
                <text:p>4.73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800">
                <text:p>1800</text:p>
              </table:table-cell>
              <table:table-cell office:value-type="float" office:value="5.56836842105263">
                <text:p>5.5683684210526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800">
                <text:p>1800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803">
                <text:p>1803</text:p>
              </table:table-cell>
              <table:table-cell office:value-type="float" office:value="7.74441916167665">
                <text:p>7.7444191616766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803">
                <text:p>1803</text:p>
              </table:table-cell>
              <table:table-cell office:value-type="float" office:value="5.9510625">
                <text:p>5.95106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803">
                <text:p>1803</text:p>
              </table:table-cell>
              <table:table-cell office:value-type="float" office:value="7.77756043956044">
                <text:p>7.777560439560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803">
                <text:p>1803</text:p>
              </table:table-cell>
              <table:table-cell office:value-type="float" office:value="7.1782037037037">
                <text:p>7.178203703703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803">
                <text:p>1803</text:p>
              </table:table-cell>
              <table:table-cell office:value-type="float" office:value="8.89981707317073">
                <text:p>8.8998170731707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804">
                <text:p>1804</text:p>
              </table:table-cell>
              <table:table-cell office:value-type="float" office:value="5.643">
                <text:p>5.64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804">
                <text:p>1804</text:p>
              </table:table-cell>
              <table:table-cell office:value-type="float" office:value="7.91851552795031">
                <text:p>7.9185155279503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804">
                <text:p>1804</text:p>
              </table:table-cell>
              <table:table-cell office:value-type="float" office:value="5.77614285714286">
                <text:p>5.7761428571428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815">
                <text:p>1815</text:p>
              </table:table-cell>
              <table:table-cell office:value-type="float" office:value="4.434">
                <text:p>4.43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815">
                <text:p>1815</text:p>
              </table:table-cell>
              <table:table-cell office:value-type="float" office:value="5.7507">
                <text:p>5.750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815">
                <text:p>1815</text:p>
              </table:table-cell>
              <table:table-cell office:value-type="float" office:value="7.52654929577465">
                <text:p>7.5265492957746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815">
                <text:p>1815</text:p>
              </table:table-cell>
              <table:table-cell office:value-type="float" office:value="5.88325">
                <text:p>5.883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815">
                <text:p>1815</text:p>
              </table:table-cell>
              <table:table-cell office:value-type="float" office:value="7.75169565217391">
                <text:p>7.7516956521739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815">
                <text:p>1815</text:p>
              </table:table-cell>
              <table:table-cell office:value-type="float" office:value="5.61465384615385">
                <text:p>5.6146538461538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815">
                <text:p>1815</text:p>
              </table:table-cell>
              <table:table-cell office:value-type="float" office:value="5.08341176470588">
                <text:p>5.0834117647058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815">
                <text:p>1815</text:p>
              </table:table-cell>
              <table:table-cell office:value-type="float" office:value="4.88947058823529">
                <text:p>4.8894705882352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817">
                <text:p>1817</text:p>
              </table:table-cell>
              <table:table-cell office:value-type="float" office:value="8.15106060606061">
                <text:p>8.1510606060606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817">
                <text:p>1817</text:p>
              </table:table-cell>
              <table:table-cell office:value-type="float" office:value="6.01557142857143">
                <text:p>6.015571428571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17">
                <text:p>1817</text:p>
              </table:table-cell>
              <table:table-cell office:value-type="float" office:value="7.99416666666667">
                <text:p>7.9941666666666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817">
                <text:p>1817</text:p>
              </table:table-cell>
              <table:table-cell office:value-type="float" office:value="5.42626086956522">
                <text:p>5.4262608695652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819">
                <text:p>1819</text:p>
              </table:table-cell>
              <table:table-cell office:value-type="float" office:value="5.864">
                <text:p>5.86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821">
                <text:p>1821</text:p>
              </table:table-cell>
              <table:table-cell office:value-type="float" office:value="7.04568390804598">
                <text:p>7.0456839080459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821">
                <text:p>1821</text:p>
              </table:table-cell>
              <table:table-cell office:value-type="float" office:value="9.66630718954248">
                <text:p>9.6663071895424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821">
                <text:p>1821</text:p>
              </table:table-cell>
              <table:table-cell office:value-type="float" office:value="7.95494505494506">
                <text:p>7.9549450549450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822">
                <text:p>1822</text:p>
              </table:table-cell>
              <table:table-cell office:value-type="float" office:value="6.2288">
                <text:p>6.228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822">
                <text:p>1822</text:p>
              </table:table-cell>
              <table:table-cell office:value-type="float" office:value="7.16821698113208">
                <text:p>7.1682169811320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822">
                <text:p>1822</text:p>
              </table:table-cell>
              <table:table-cell office:value-type="float" office:value="4.38371428571429">
                <text:p>4.3837142857142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822">
                <text:p>1822</text:p>
              </table:table-cell>
              <table:table-cell office:value-type="float" office:value="4.95077777777778">
                <text:p>4.9507777777777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822">
                <text:p>1822</text:p>
              </table:table-cell>
              <table:table-cell office:value-type="float" office:value="5.37910714285714">
                <text:p>5.3791071428571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822">
                <text:p>1822</text:p>
              </table:table-cell>
              <table:table-cell office:value-type="float" office:value="4.44252941176471">
                <text:p>4.4425294117647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822">
                <text:p>1822</text:p>
              </table:table-cell>
              <table:table-cell office:value-type="float" office:value="6.04473333333333">
                <text:p>6.0447333333333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822">
                <text:p>1822</text:p>
              </table:table-cell>
              <table:table-cell office:value-type="float" office:value="8.04094791666667">
                <text:p>8.0409479166666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824">
                <text:p>1824</text:p>
              </table:table-cell>
              <table:table-cell office:value-type="float" office:value="6.16228571428571">
                <text:p>6.1622857142857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824">
                <text:p>1824</text:p>
              </table:table-cell>
              <table:table-cell office:value-type="float" office:value="5.78166666666667">
                <text:p>5.7816666666666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824">
                <text:p>1824</text:p>
              </table:table-cell>
              <table:table-cell office:value-type="float" office:value="6.68975">
                <text:p>6.6897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824">
                <text:p>1824</text:p>
              </table:table-cell>
              <table:table-cell office:value-type="float" office:value="5.40157142857143">
                <text:p>5.4015714285714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824">
                <text:p>1824</text:p>
              </table:table-cell>
              <table:table-cell office:value-type="float" office:value="7.79473913043478">
                <text:p>7.7947391304347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825">
                <text:p>1825</text:p>
              </table:table-cell>
              <table:table-cell office:value-type="float" office:value="7.73664948453608">
                <text:p>7.7366494845360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825">
                <text:p>1825</text:p>
              </table:table-cell>
              <table:table-cell office:value-type="float" office:value="6.80147058823529">
                <text:p>6.8014705882352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825">
                <text:p>1825</text:p>
              </table:table-cell>
              <table:table-cell office:value-type="float" office:value="6.2618">
                <text:p>6.261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825">
                <text:p>1825</text:p>
              </table:table-cell>
              <table:table-cell office:value-type="float" office:value="4.66320833333333">
                <text:p>4.6632083333333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825">
                <text:p>1825</text:p>
              </table:table-cell>
              <table:table-cell office:value-type="float" office:value="8.90564880952381">
                <text:p>8.9056488095238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825">
                <text:p>1825</text:p>
              </table:table-cell>
              <table:table-cell office:value-type="float" office:value="7.24192857142857">
                <text:p>7.2419285714285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25">
                <text:p>1825</text:p>
              </table:table-cell>
              <table:table-cell office:value-type="float" office:value="8.07957471264368">
                <text:p>8.0795747126436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825">
                <text:p>1825</text:p>
              </table:table-cell>
              <table:table-cell office:value-type="float" office:value="5.51847368421053">
                <text:p>5.5184736842105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827">
                <text:p>1827</text:p>
              </table:table-cell>
              <table:table-cell office:value-type="float" office:value="6.16605882352941">
                <text:p>6.1660588235294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827">
                <text:p>1827</text:p>
              </table:table-cell>
              <table:table-cell office:value-type="float" office:value="7.00961904761905">
                <text:p>7.0096190476190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827">
                <text:p>1827</text:p>
              </table:table-cell>
              <table:table-cell office:value-type="float" office:value="9.05497810218978">
                <text:p>9.0549781021897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827">
                <text:p>1827</text:p>
              </table:table-cell>
              <table:table-cell office:value-type="float" office:value="5.89122222222222">
                <text:p>5.8912222222222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829">
                <text:p>1829</text:p>
              </table:table-cell>
              <table:table-cell office:value-type="float" office:value="8.81295890410959">
                <text:p>8.8129589041095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29">
                <text:p>1829</text:p>
              </table:table-cell>
              <table:table-cell office:value-type="float" office:value="7.64801041666667">
                <text:p>7.6480104166666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29">
                <text:p>1829</text:p>
              </table:table-cell>
              <table:table-cell office:value-type="float" office:value="4.93196428571429">
                <text:p>4.9319642857142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829">
                <text:p>1829</text:p>
              </table:table-cell>
              <table:table-cell office:value-type="float" office:value="4.67092857142857">
                <text:p>4.6709285714285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829">
                <text:p>1829</text:p>
              </table:table-cell>
              <table:table-cell office:value-type="float" office:value="7.57313636363636">
                <text:p>7.573136363636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831">
                <text:p>1831</text:p>
              </table:table-cell>
              <table:table-cell office:value-type="float" office:value="10.5691666666667">
                <text:p>10.56916666666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831">
                <text:p>1831</text:p>
              </table:table-cell>
              <table:table-cell office:value-type="float" office:value="11.5949798270893">
                <text:p>11.594979827089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831">
                <text:p>1831</text:p>
              </table:table-cell>
              <table:table-cell office:value-type="float" office:value="12.4867757009346">
                <text:p>12.48677570093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831">
                <text:p>1831</text:p>
              </table:table-cell>
              <table:table-cell office:value-type="float" office:value="6.22113333333333">
                <text:p>6.221133333333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832">
                <text:p>1832</text:p>
              </table:table-cell>
              <table:table-cell office:value-type="float" office:value="6.78445">
                <text:p>6.7844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832">
                <text:p>1832</text:p>
              </table:table-cell>
              <table:table-cell office:value-type="float" office:value="5.86664285714286">
                <text:p>5.8666428571428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832">
                <text:p>1832</text:p>
              </table:table-cell>
              <table:table-cell office:value-type="float" office:value="8.01882051282051">
                <text:p>8.0188205128205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832">
                <text:p>1832</text:p>
              </table:table-cell>
              <table:table-cell office:value-type="float" office:value="5.19555555555556">
                <text:p>5.1955555555555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832">
                <text:p>1832</text:p>
              </table:table-cell>
              <table:table-cell office:value-type="float" office:value="5.96319083969466">
                <text:p>5.9631908396946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832">
                <text:p>1832</text:p>
              </table:table-cell>
              <table:table-cell office:value-type="float" office:value="9.81575229357798">
                <text:p>9.8157522935779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832">
                <text:p>1832</text:p>
              </table:table-cell>
              <table:table-cell office:value-type="float" office:value="11.192495412844">
                <text:p>11.19249541284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36">
                <text:p>1836</text:p>
              </table:table-cell>
              <table:table-cell office:value-type="float" office:value="4.26166666666667">
                <text:p>4.2616666666666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36">
                <text:p>1836</text:p>
              </table:table-cell>
              <table:table-cell office:value-type="float" office:value="8.97306451612903">
                <text:p>8.9730645161290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36">
                <text:p>1836</text:p>
              </table:table-cell>
              <table:table-cell office:value-type="float" office:value="5.92418181818182">
                <text:p>5.9241818181818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836">
                <text:p>1836</text:p>
              </table:table-cell>
              <table:table-cell office:value-type="float" office:value="5.84294736842105">
                <text:p>5.8429473684210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836">
                <text:p>1836</text:p>
              </table:table-cell>
              <table:table-cell office:value-type="float" office:value="5.3699375">
                <text:p>5.369937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844">
                <text:p>1844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844">
                <text:p>1844</text:p>
              </table:table-cell>
              <table:table-cell office:value-type="float" office:value="7.50647619047619">
                <text:p>7.5064761904761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844">
                <text:p>1844</text:p>
              </table:table-cell>
              <table:table-cell office:value-type="float" office:value="7.94650684931507">
                <text:p>7.9465068493150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844">
                <text:p>1844</text:p>
              </table:table-cell>
              <table:table-cell office:value-type="float" office:value="9.53412063492063">
                <text:p>9.5341206349206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844">
                <text:p>1844</text:p>
              </table:table-cell>
              <table:table-cell office:value-type="float" office:value="10.228872">
                <text:p>10.22887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845">
                <text:p>1845</text:p>
              </table:table-cell>
              <table:table-cell office:value-type="float" office:value="6.85187735849057">
                <text:p>6.8518773584905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845">
                <text:p>1845</text:p>
              </table:table-cell>
              <table:table-cell office:value-type="float" office:value="7.81647826086957">
                <text:p>7.816478260869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845">
                <text:p>1845</text:p>
              </table:table-cell>
              <table:table-cell office:value-type="float" office:value="5.76659420289855">
                <text:p>5.7665942028985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845">
                <text:p>1845</text:p>
              </table:table-cell>
              <table:table-cell office:value-type="float" office:value="5.19881481481481">
                <text:p>5.1988148148148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845">
                <text:p>1845</text:p>
              </table:table-cell>
              <table:table-cell office:value-type="float" office:value="4.87528571428571">
                <text:p>4.8752857142857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845">
                <text:p>1845</text:p>
              </table:table-cell>
              <table:table-cell office:value-type="float" office:value="6.24508695652174">
                <text:p>6.2450869565217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45">
                <text:p>1845</text:p>
              </table:table-cell>
              <table:table-cell office:value-type="float" office:value="6.09053333333333">
                <text:p>6.090533333333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846">
                <text:p>1846</text:p>
              </table:table-cell>
              <table:table-cell office:value-type="float" office:value="8.26508571428571">
                <text:p>8.2650857142857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846">
                <text:p>1846</text:p>
              </table:table-cell>
              <table:table-cell office:value-type="float" office:value="5.61679166666667">
                <text:p>5.6167916666666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846">
                <text:p>1846</text:p>
              </table:table-cell>
              <table:table-cell office:value-type="float" office:value="5.56861904761905">
                <text:p>5.5686190476190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846">
                <text:p>1846</text:p>
              </table:table-cell>
              <table:table-cell office:value-type="float" office:value="5.71696">
                <text:p>5.7169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846">
                <text:p>1846</text:p>
              </table:table-cell>
              <table:table-cell office:value-type="float" office:value="8.72890476190476">
                <text:p>8.728904761904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846">
                <text:p>1846</text:p>
              </table:table-cell>
              <table:table-cell office:value-type="float" office:value="5.92575">
                <text:p>5.9257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46">
                <text:p>1846</text:p>
              </table:table-cell>
              <table:table-cell office:value-type="float" office:value="6.42285714285714">
                <text:p>6.4228571428571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846">
                <text:p>1846</text:p>
              </table:table-cell>
              <table:table-cell office:value-type="float" office:value="5.52872">
                <text:p>5.5287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846">
                <text:p>1846</text:p>
              </table:table-cell>
              <table:table-cell office:value-type="float" office:value="5.7452380952381">
                <text:p>5.745238095238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47">
                <text:p>1847</text:p>
              </table:table-cell>
              <table:table-cell office:value-type="float" office:value="5.9178125">
                <text:p>5.917812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847">
                <text:p>1847</text:p>
              </table:table-cell>
              <table:table-cell office:value-type="float" office:value="6.92132098765432">
                <text:p>6.9213209876543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847">
                <text:p>1847</text:p>
              </table:table-cell>
              <table:table-cell office:value-type="float" office:value="6.25958888888889">
                <text:p>6.2595888888888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847">
                <text:p>1847</text:p>
              </table:table-cell>
              <table:table-cell office:value-type="float" office:value="10.391277173913">
                <text:p>10.39127717391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847">
                <text:p>1847</text:p>
              </table:table-cell>
              <table:table-cell office:value-type="float" office:value="7.38787654320988">
                <text:p>7.3878765432098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847">
                <text:p>1847</text:p>
              </table:table-cell>
              <table:table-cell office:value-type="float" office:value="6.43074444444444">
                <text:p>6.4307444444444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847">
                <text:p>1847</text:p>
              </table:table-cell>
              <table:table-cell office:value-type="float" office:value="6.03703488372093">
                <text:p>6.0370348837209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847">
                <text:p>1847</text:p>
              </table:table-cell>
              <table:table-cell office:value-type="float" office:value="8.10375342465753">
                <text:p>8.1037534246575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50">
                <text:p>1850</text:p>
              </table:table-cell>
              <table:table-cell office:value-type="float" office:value="4.98414285714286">
                <text:p>4.9841428571428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850">
                <text:p>1850</text:p>
              </table:table-cell>
              <table:table-cell office:value-type="float" office:value="6.3668587962963">
                <text:p>6.366858796296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851">
                <text:p>1851</text:p>
              </table:table-cell>
              <table:table-cell office:value-type="float" office:value="6.01386666666667">
                <text:p>6.0138666666666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851">
                <text:p>1851</text:p>
              </table:table-cell>
              <table:table-cell office:value-type="float" office:value="7.19981081081081">
                <text:p>7.1998108108108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851">
                <text:p>1851</text:p>
              </table:table-cell>
              <table:table-cell office:value-type="float" office:value="5.96272222222222">
                <text:p>5.9627222222222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851">
                <text:p>1851</text:p>
              </table:table-cell>
              <table:table-cell office:value-type="float" office:value="5.79934615384615">
                <text:p>5.7993461538461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851">
                <text:p>1851</text:p>
              </table:table-cell>
              <table:table-cell office:value-type="float" office:value="4.89357142857143">
                <text:p>4.8935714285714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851">
                <text:p>1851</text:p>
              </table:table-cell>
              <table:table-cell office:value-type="float" office:value="6.97844827586207">
                <text:p>6.9784482758620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851">
                <text:p>1851</text:p>
              </table:table-cell>
              <table:table-cell office:value-type="float" office:value="6.1656">
                <text:p>6.165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851">
                <text:p>1851</text:p>
              </table:table-cell>
              <table:table-cell office:value-type="float" office:value="7.06794871794872">
                <text:p>7.0679487179487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853">
                <text:p>1853</text:p>
              </table:table-cell>
              <table:table-cell office:value-type="float" office:value="10.2589536">
                <text:p>10.258953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853">
                <text:p>1853</text:p>
              </table:table-cell>
              <table:table-cell office:value-type="float" office:value="7.03718085106383">
                <text:p>7.0371808510638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853">
                <text:p>1853</text:p>
              </table:table-cell>
              <table:table-cell office:value-type="float" office:value="9.67635714285714">
                <text:p>9.6763571428571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853">
                <text:p>1853</text:p>
              </table:table-cell>
              <table:table-cell office:value-type="float" office:value="5.7915652173913">
                <text:p>5.79156521739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853">
                <text:p>1853</text:p>
              </table:table-cell>
              <table:table-cell office:value-type="float" office:value="8.87439361702128">
                <text:p>8.874393617021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853">
                <text:p>1853</text:p>
              </table:table-cell>
              <table:table-cell office:value-type="float" office:value="9.27654395604396">
                <text:p>9.2765439560439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853">
                <text:p>1853</text:p>
              </table:table-cell>
              <table:table-cell office:value-type="float" office:value="6.67336666666667">
                <text:p>6.673366666666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853">
                <text:p>1853</text:p>
              </table:table-cell>
              <table:table-cell office:value-type="float" office:value="5.02475">
                <text:p>5.0247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853">
                <text:p>1853</text:p>
              </table:table-cell>
              <table:table-cell office:value-type="float" office:value="5.37168181818182">
                <text:p>5.3716818181818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861">
                <text:p>1861</text:p>
              </table:table-cell>
              <table:table-cell office:value-type="float" office:value="6.14705">
                <text:p>6.1470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861">
                <text:p>1861</text:p>
              </table:table-cell>
              <table:table-cell office:value-type="float" office:value="8.68800735294118">
                <text:p>8.6880073529411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861">
                <text:p>1861</text:p>
              </table:table-cell>
              <table:table-cell office:value-type="float" office:value="5.9265">
                <text:p>5.926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861">
                <text:p>1861</text:p>
              </table:table-cell>
              <table:table-cell office:value-type="float" office:value="11.3697361702128">
                <text:p>11.369736170212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863">
                <text:p>1863</text:p>
              </table:table-cell>
              <table:table-cell office:value-type="float" office:value="5.27723529411765">
                <text:p>5.2772352941176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864">
                <text:p>1864</text:p>
              </table:table-cell>
              <table:table-cell office:value-type="float" office:value="6.55768181818182">
                <text:p>6.5576818181818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864">
                <text:p>1864</text:p>
              </table:table-cell>
              <table:table-cell office:value-type="float" office:value="7.11837634408602">
                <text:p>7.1183763440860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864">
                <text:p>1864</text:p>
              </table:table-cell>
              <table:table-cell office:value-type="float" office:value="5.60713333333333">
                <text:p>5.607133333333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867">
                <text:p>1867</text:p>
              </table:table-cell>
              <table:table-cell office:value-type="float" office:value="7.08508955223881">
                <text:p>7.0850895522388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67">
                <text:p>1867</text:p>
              </table:table-cell>
              <table:table-cell office:value-type="float" office:value="4.658">
                <text:p>4.65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67">
                <text:p>1867</text:p>
              </table:table-cell>
              <table:table-cell office:value-type="float" office:value="6.17197297297297">
                <text:p>6.1719729729729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867">
                <text:p>1867</text:p>
              </table:table-cell>
              <table:table-cell office:value-type="float" office:value="5.03371428571429">
                <text:p>5.0337142857142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867">
                <text:p>1867</text:p>
              </table:table-cell>
              <table:table-cell office:value-type="float" office:value="5.23652380952381">
                <text:p>5.2365238095238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867">
                <text:p>1867</text:p>
              </table:table-cell>
              <table:table-cell office:value-type="float" office:value="4.86160606060606">
                <text:p>4.8616060606060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868">
                <text:p>1868</text:p>
              </table:table-cell>
              <table:table-cell office:value-type="float" office:value="9.51887878787879">
                <text:p>9.518878787878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868">
                <text:p>1868</text:p>
              </table:table-cell>
              <table:table-cell office:value-type="float" office:value="6.58435714285714">
                <text:p>6.5843571428571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868">
                <text:p>1868</text:p>
              </table:table-cell>
              <table:table-cell office:value-type="float" office:value="10.4735733333333">
                <text:p>10.47357333333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68">
                <text:p>1868</text:p>
              </table:table-cell>
              <table:table-cell office:value-type="float" office:value="7.01229411764706">
                <text:p>7.0122941176470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868">
                <text:p>1868</text:p>
              </table:table-cell>
              <table:table-cell office:value-type="float" office:value="6.76843529411765">
                <text:p>6.7684352941176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869">
                <text:p>1869</text:p>
              </table:table-cell>
              <table:table-cell office:value-type="float" office:value="6.62478947368421">
                <text:p>6.6247894736842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869">
                <text:p>1869</text:p>
              </table:table-cell>
              <table:table-cell office:value-type="float" office:value="8.18359375">
                <text:p>8.1835937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869">
                <text:p>1869</text:p>
              </table:table-cell>
              <table:table-cell office:value-type="float" office:value="6.75131578947368">
                <text:p>6.7513157894736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69">
                <text:p>1869</text:p>
              </table:table-cell>
              <table:table-cell office:value-type="float" office:value="5.53694444444444">
                <text:p>5.5369444444444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869">
                <text:p>1869</text:p>
              </table:table-cell>
              <table:table-cell office:value-type="float" office:value="9.84090874524715">
                <text:p>9.8409087452471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869">
                <text:p>1869</text:p>
              </table:table-cell>
              <table:table-cell office:value-type="float" office:value="8.20786868686869">
                <text:p>8.2078686868686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869">
                <text:p>1869</text:p>
              </table:table-cell>
              <table:table-cell office:value-type="float" office:value="13.0320773809524">
                <text:p>13.032077380952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869">
                <text:p>1869</text:p>
              </table:table-cell>
              <table:table-cell office:value-type="float" office:value="5.37121052631579">
                <text:p>5.3712105263157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869">
                <text:p>1869</text:p>
              </table:table-cell>
              <table:table-cell office:value-type="float" office:value="6.82763025210084">
                <text:p>6.8276302521008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871">
                <text:p>1871</text:p>
              </table:table-cell>
              <table:table-cell office:value-type="float" office:value="8.06314414414414">
                <text:p>8.0631441441441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871">
                <text:p>1871</text:p>
              </table:table-cell>
              <table:table-cell office:value-type="float" office:value="15.0420368763557">
                <text:p>15.042036876355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871">
                <text:p>1871</text:p>
              </table:table-cell>
              <table:table-cell office:value-type="float" office:value="6.58574074074074">
                <text:p>6.585740740740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871">
                <text:p>1871</text:p>
              </table:table-cell>
              <table:table-cell office:value-type="float" office:value="6.13566666666667">
                <text:p>6.1356666666666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71">
                <text:p>1871</text:p>
              </table:table-cell>
              <table:table-cell office:value-type="float" office:value="7.37433333333333">
                <text:p>7.3743333333333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871">
                <text:p>1871</text:p>
              </table:table-cell>
              <table:table-cell office:value-type="float" office:value="6.0739">
                <text:p>6.073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871">
                <text:p>1871</text:p>
              </table:table-cell>
              <table:table-cell office:value-type="float" office:value="8.61554237288136">
                <text:p>8.6155423728813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871">
                <text:p>1871</text:p>
              </table:table-cell>
              <table:table-cell office:value-type="float" office:value="10.0066354166667">
                <text:p>10.00663541666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871">
                <text:p>1871</text:p>
              </table:table-cell>
              <table:table-cell office:value-type="float" office:value="6.2899">
                <text:p>6.289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71">
                <text:p>1871</text:p>
              </table:table-cell>
              <table:table-cell office:value-type="float" office:value="8.62452542372881">
                <text:p>8.6245254237288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73">
                <text:p>1873</text:p>
              </table:table-cell>
              <table:table-cell office:value-type="float" office:value="5.97048148148148">
                <text:p>5.9704814814814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873">
                <text:p>1873</text:p>
              </table:table-cell>
              <table:table-cell office:value-type="float" office:value="5.31271428571429">
                <text:p>5.3127142857142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873">
                <text:p>1873</text:p>
              </table:table-cell>
              <table:table-cell office:value-type="float" office:value="5.79611111111111">
                <text:p>5.7961111111111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873">
                <text:p>1873</text:p>
              </table:table-cell>
              <table:table-cell office:value-type="float" office:value="4.81105882352941">
                <text:p>4.8110588235294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73">
                <text:p>1873</text:p>
              </table:table-cell>
              <table:table-cell office:value-type="float" office:value="7.1795625">
                <text:p>7.179562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73">
                <text:p>1873</text:p>
              </table:table-cell>
              <table:table-cell office:value-type="float" office:value="5.05335294117647">
                <text:p>5.0533529411764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73">
                <text:p>1873</text:p>
              </table:table-cell>
              <table:table-cell office:value-type="float" office:value="4.30829411764706">
                <text:p>4.3082941176470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75">
                <text:p>1875</text:p>
              </table:table-cell>
              <table:table-cell office:value-type="float" office:value="5.21708333333333">
                <text:p>5.217083333333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75">
                <text:p>1875</text:p>
              </table:table-cell>
              <table:table-cell office:value-type="float" office:value="5.40876470588235">
                <text:p>5.408764705882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75">
                <text:p>1875</text:p>
              </table:table-cell>
              <table:table-cell office:value-type="float" office:value="7.8259219858156">
                <text:p>7.825921985815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881">
                <text:p>1881</text:p>
              </table:table-cell>
              <table:table-cell office:value-type="float" office:value="6.09176">
                <text:p>6.0917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81">
                <text:p>1881</text:p>
              </table:table-cell>
              <table:table-cell office:value-type="float" office:value="5.76466141732283">
                <text:p>5.7646614173228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881">
                <text:p>1881</text:p>
              </table:table-cell>
              <table:table-cell office:value-type="float" office:value="8.25286746987952">
                <text:p>8.2528674698795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81">
                <text:p>1881</text:p>
              </table:table-cell>
              <table:table-cell office:value-type="float" office:value="14.2298713826367">
                <text:p>14.229871382636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881">
                <text:p>1881</text:p>
              </table:table-cell>
              <table:table-cell office:value-type="float" office:value="8.48760227272727">
                <text:p>8.4876022727272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881">
                <text:p>1881</text:p>
              </table:table-cell>
              <table:table-cell office:value-type="float" office:value="6.53353125">
                <text:p>6.533531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881">
                <text:p>1881</text:p>
              </table:table-cell>
              <table:table-cell office:value-type="float" office:value="9.61811363636364">
                <text:p>9.618113636363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881">
                <text:p>1881</text:p>
              </table:table-cell>
              <table:table-cell office:value-type="float" office:value="14.2870403225806">
                <text:p>14.287040322580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883">
                <text:p>1883</text:p>
              </table:table-cell>
              <table:table-cell office:value-type="float" office:value="10.2415895806862">
                <text:p>10.241589580686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87">
                <text:p>1887</text:p>
              </table:table-cell>
              <table:table-cell office:value-type="float" office:value="10.9442648221344">
                <text:p>10.944264822134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887">
                <text:p>1887</text:p>
              </table:table-cell>
              <table:table-cell office:value-type="float" office:value="6.01781318681319">
                <text:p>6.0178131868131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887">
                <text:p>1887</text:p>
              </table:table-cell>
              <table:table-cell office:value-type="float" office:value="4.71821428571429">
                <text:p>4.7182142857142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87">
                <text:p>1887</text:p>
              </table:table-cell>
              <table:table-cell office:value-type="float" office:value="6.07221428571429">
                <text:p>6.0722142857142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887">
                <text:p>1887</text:p>
              </table:table-cell>
              <table:table-cell office:value-type="float" office:value="5.83184615384615">
                <text:p>5.8318461538461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887">
                <text:p>1887</text:p>
              </table:table-cell>
              <table:table-cell office:value-type="float" office:value="4.97564285714286">
                <text:p>4.9756428571428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887">
                <text:p>1887</text:p>
              </table:table-cell>
              <table:table-cell office:value-type="float" office:value="5.86225">
                <text:p>5.8622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887">
                <text:p>1887</text:p>
              </table:table-cell>
              <table:table-cell office:value-type="float" office:value="5.80742268041237">
                <text:p>5.8074226804123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889">
                <text:p>1889</text:p>
              </table:table-cell>
              <table:table-cell office:value-type="float" office:value="5.5467619047619">
                <text:p>5.546761904761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889">
                <text:p>1889</text:p>
              </table:table-cell>
              <table:table-cell office:value-type="float" office:value="6.76505208333333">
                <text:p>6.7650520833333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889">
                <text:p>1889</text:p>
              </table:table-cell>
              <table:table-cell office:value-type="float" office:value="7.53444791666667">
                <text:p>7.5344479166666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889">
                <text:p>1889</text:p>
              </table:table-cell>
              <table:table-cell office:value-type="float" office:value="8.63840625">
                <text:p>8.638406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889">
                <text:p>1889</text:p>
              </table:table-cell>
              <table:table-cell office:value-type="float" office:value="6.84981914893617">
                <text:p>6.849819148936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892">
                <text:p>1892</text:p>
              </table:table-cell>
              <table:table-cell office:value-type="float" office:value="6.16">
                <text:p>6.1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892">
                <text:p>1892</text:p>
              </table:table-cell>
              <table:table-cell office:value-type="float" office:value="6.92381099656357">
                <text:p>6.9238109965635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892">
                <text:p>1892</text:p>
              </table:table-cell>
              <table:table-cell office:value-type="float" office:value="4.98242857142857">
                <text:p>4.9824285714285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893">
                <text:p>1893</text:p>
              </table:table-cell>
              <table:table-cell office:value-type="float" office:value="5.72004">
                <text:p>5.7200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93">
                <text:p>1893</text:p>
              </table:table-cell>
              <table:table-cell office:value-type="float" office:value="7.45671428571429">
                <text:p>7.4567142857142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893">
                <text:p>1893</text:p>
              </table:table-cell>
              <table:table-cell office:value-type="float" office:value="4.887875">
                <text:p>4.88787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893">
                <text:p>1893</text:p>
              </table:table-cell>
              <table:table-cell office:value-type="float" office:value="5.402625">
                <text:p>5.4026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894">
                <text:p>1894</text:p>
              </table:table-cell>
              <table:table-cell office:value-type="float" office:value="6.824">
                <text:p>6.82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894">
                <text:p>1894</text:p>
              </table:table-cell>
              <table:table-cell office:value-type="float" office:value="5.26434782608696">
                <text:p>5.2643478260869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894">
                <text:p>1894</text:p>
              </table:table-cell>
              <table:table-cell office:value-type="float" office:value="6.33366666666667">
                <text:p>6.3336666666666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894">
                <text:p>1894</text:p>
              </table:table-cell>
              <table:table-cell office:value-type="float" office:value="5.467">
                <text:p>5.46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894">
                <text:p>1894</text:p>
              </table:table-cell>
              <table:table-cell office:value-type="float" office:value="8.05227142857143">
                <text:p>8.0522714285714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894">
                <text:p>1894</text:p>
              </table:table-cell>
              <table:table-cell office:value-type="float" office:value="9.99330188679245">
                <text:p>9.9933018867924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897">
                <text:p>1897</text:p>
              </table:table-cell>
              <table:table-cell office:value-type="float" office:value="6.23230136986301">
                <text:p>6.2323013698630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897">
                <text:p>1897</text:p>
              </table:table-cell>
              <table:table-cell office:value-type="float" office:value="5.61835714285714">
                <text:p>5.6183571428571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901">
                <text:p>1901</text:p>
              </table:table-cell>
              <table:table-cell office:value-type="float" office:value="4.33471428571429">
                <text:p>4.3347142857142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903">
                <text:p>1903</text:p>
              </table:table-cell>
              <table:table-cell office:value-type="float" office:value="5.26404">
                <text:p>5.2640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903">
                <text:p>1903</text:p>
              </table:table-cell>
              <table:table-cell office:value-type="float" office:value="5.83960606060606">
                <text:p>5.8396060606060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903">
                <text:p>1903</text:p>
              </table:table-cell>
              <table:table-cell office:value-type="float" office:value="5.4975">
                <text:p>5.497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903">
                <text:p>1903</text:p>
              </table:table-cell>
              <table:table-cell office:value-type="float" office:value="8.6697868852459">
                <text:p>8.669786885245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903">
                <text:p>1903</text:p>
              </table:table-cell>
              <table:table-cell office:value-type="float" office:value="5.28215">
                <text:p>5.2821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903">
                <text:p>1903</text:p>
              </table:table-cell>
              <table:table-cell office:value-type="float" office:value="5.551">
                <text:p>5.55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903">
                <text:p>1903</text:p>
              </table:table-cell>
              <table:table-cell office:value-type="float" office:value="4.09257142857143">
                <text:p>4.0925714285714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903">
                <text:p>1903</text:p>
              </table:table-cell>
              <table:table-cell office:value-type="float" office:value="5.19152941176471">
                <text:p>5.1915294117647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903">
                <text:p>1903</text:p>
              </table:table-cell>
              <table:table-cell office:value-type="float" office:value="4.78764705882353">
                <text:p>4.7876470588235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903">
                <text:p>1903</text:p>
              </table:table-cell>
              <table:table-cell office:value-type="float" office:value="6.8309375">
                <text:p>6.830937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903">
                <text:p>1903</text:p>
              </table:table-cell>
              <table:table-cell office:value-type="float" office:value="5.09388235294118">
                <text:p>5.0938823529411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903">
                <text:p>1903</text:p>
              </table:table-cell>
              <table:table-cell office:value-type="float" office:value="5.09817647058824">
                <text:p>5.0981764705882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904">
                <text:p>1904</text:p>
              </table:table-cell>
              <table:table-cell office:value-type="float" office:value="8.60285">
                <text:p>8.6028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904">
                <text:p>1904</text:p>
              </table:table-cell>
              <table:table-cell office:value-type="float" office:value="7.924">
                <text:p>7.92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904">
                <text:p>1904</text:p>
              </table:table-cell>
              <table:table-cell office:value-type="float" office:value="6.6175">
                <text:p>6.617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904">
                <text:p>1904</text:p>
              </table:table-cell>
              <table:table-cell office:value-type="float" office:value="6.22911764705882">
                <text:p>6.2291176470588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904">
                <text:p>1904</text:p>
              </table:table-cell>
              <table:table-cell office:value-type="float" office:value="7.22508333333333">
                <text:p>7.2250833333333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904">
                <text:p>1904</text:p>
              </table:table-cell>
              <table:table-cell office:value-type="float" office:value="7.35944444444444">
                <text:p>7.3594444444444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904">
                <text:p>1904</text:p>
              </table:table-cell>
              <table:table-cell office:value-type="float" office:value="11.7078941176471">
                <text:p>11.707894117647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904">
                <text:p>1904</text:p>
              </table:table-cell>
              <table:table-cell office:value-type="float" office:value="9.30417098445596">
                <text:p>9.3041709844559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908">
                <text:p>1908</text:p>
              </table:table-cell>
              <table:table-cell office:value-type="float" office:value="5.9882">
                <text:p>5.988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908">
                <text:p>1908</text:p>
              </table:table-cell>
              <table:table-cell office:value-type="float" office:value="4.294">
                <text:p>4.29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908">
                <text:p>1908</text:p>
              </table:table-cell>
              <table:table-cell office:value-type="float" office:value="7.20330769230769">
                <text:p>7.2033076923076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908">
                <text:p>1908</text:p>
              </table:table-cell>
              <table:table-cell office:value-type="float" office:value="4.9315">
                <text:p>4.931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908">
                <text:p>1908</text:p>
              </table:table-cell>
              <table:table-cell office:value-type="float" office:value="4.61252631578947">
                <text:p>4.6125263157894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908">
                <text:p>1908</text:p>
              </table:table-cell>
              <table:table-cell office:value-type="float" office:value="5.58646666666667">
                <text:p>5.5864666666666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911">
                <text:p>1911</text:p>
              </table:table-cell>
              <table:table-cell office:value-type="float" office:value="5.004">
                <text:p>5.00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911">
                <text:p>1911</text:p>
              </table:table-cell>
              <table:table-cell office:value-type="float" office:value="8.57342253521127">
                <text:p>8.5734225352112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911">
                <text:p>1911</text:p>
              </table:table-cell>
              <table:table-cell office:value-type="float" office:value="5.42592307692308">
                <text:p>5.4259230769230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911">
                <text:p>1911</text:p>
              </table:table-cell>
              <table:table-cell office:value-type="float" office:value="4.36485714285714">
                <text:p>4.3648571428571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911">
                <text:p>1911</text:p>
              </table:table-cell>
              <table:table-cell office:value-type="float" office:value="4.93782352941176">
                <text:p>4.9378235294117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911">
                <text:p>1911</text:p>
              </table:table-cell>
              <table:table-cell office:value-type="float" office:value="7.59032478632479">
                <text:p>7.5903247863247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911">
                <text:p>1911</text:p>
              </table:table-cell>
              <table:table-cell office:value-type="float" office:value="5.67913333333333">
                <text:p>5.6791333333333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912">
                <text:p>1912</text:p>
              </table:table-cell>
              <table:table-cell office:value-type="float" office:value="9.90065404040404">
                <text:p>9.9006540404040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13">
                <text:p>1913</text:p>
              </table:table-cell>
              <table:table-cell office:value-type="float" office:value="5.05762962962963">
                <text:p>5.0576296296296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913">
                <text:p>1913</text:p>
              </table:table-cell>
              <table:table-cell office:value-type="float" office:value="6.46475294117647">
                <text:p>6.4647529411764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916">
                <text:p>1916</text:p>
              </table:table-cell>
              <table:table-cell office:value-type="float" office:value="9.03248823529412">
                <text:p>9.0324882352941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916">
                <text:p>1916</text:p>
              </table:table-cell>
              <table:table-cell office:value-type="float" office:value="5.62264285714286">
                <text:p>5.6226428571428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916">
                <text:p>1916</text:p>
              </table:table-cell>
              <table:table-cell office:value-type="float" office:value="9.43694252873563">
                <text:p>9.4369425287356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916">
                <text:p>1916</text:p>
              </table:table-cell>
              <table:table-cell office:value-type="float" office:value="6.23432">
                <text:p>6.2343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916">
                <text:p>1916</text:p>
              </table:table-cell>
              <table:table-cell office:value-type="float" office:value="6.2546">
                <text:p>6.254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928">
                <text:p>1928</text:p>
              </table:table-cell>
              <table:table-cell office:value-type="float" office:value="4.62385714285714">
                <text:p>4.6238571428571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928">
                <text:p>1928</text:p>
              </table:table-cell>
              <table:table-cell office:value-type="float" office:value="8.00372727272727">
                <text:p>8.0037272727272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928">
                <text:p>1928</text:p>
              </table:table-cell>
              <table:table-cell office:value-type="float" office:value="4.53178571428571">
                <text:p>4.5317857142857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928">
                <text:p>1928</text:p>
              </table:table-cell>
              <table:table-cell office:value-type="float" office:value="8.29242857142857">
                <text:p>8.2924285714285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930">
                <text:p>1930</text:p>
              </table:table-cell>
              <table:table-cell office:value-type="float" office:value="5.48888235294118">
                <text:p>5.4888823529411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930">
                <text:p>1930</text:p>
              </table:table-cell>
              <table:table-cell office:value-type="float" office:value="7.02021052631579">
                <text:p>7.0202105263157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930">
                <text:p>1930</text:p>
              </table:table-cell>
              <table:table-cell office:value-type="float" office:value="5.79385714285714">
                <text:p>5.7938571428571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931">
                <text:p>1931</text:p>
              </table:table-cell>
              <table:table-cell office:value-type="float" office:value="7.856625">
                <text:p>7.85662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931">
                <text:p>1931</text:p>
              </table:table-cell>
              <table:table-cell office:value-type="float" office:value="5.34821875">
                <text:p>5.3482187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931">
                <text:p>1931</text:p>
              </table:table-cell>
              <table:table-cell office:value-type="float" office:value="6.02735897435897">
                <text:p>6.0273589743589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931">
                <text:p>1931</text:p>
              </table:table-cell>
              <table:table-cell office:value-type="float" office:value="4.30364285714286">
                <text:p>4.3036428571428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931">
                <text:p>1931</text:p>
              </table:table-cell>
              <table:table-cell office:value-type="float" office:value="5.60014285714286">
                <text:p>5.6001428571428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932">
                <text:p>1932</text:p>
              </table:table-cell>
              <table:table-cell office:value-type="float" office:value="5.12014814814815">
                <text:p>5.120148148148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932">
                <text:p>1932</text:p>
              </table:table-cell>
              <table:table-cell office:value-type="float" office:value="9.0719494949495">
                <text:p>9.071949494949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932">
                <text:p>1932</text:p>
              </table:table-cell>
              <table:table-cell office:value-type="float" office:value="8.02992929292929">
                <text:p>8.0299292929292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932">
                <text:p>1932</text:p>
              </table:table-cell>
              <table:table-cell office:value-type="float" office:value="7.85155319148936">
                <text:p>7.8515531914893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937">
                <text:p>1937</text:p>
              </table:table-cell>
              <table:table-cell office:value-type="float" office:value="4.56692857142857">
                <text:p>4.5669285714285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937">
                <text:p>1937</text:p>
              </table:table-cell>
              <table:table-cell office:value-type="float" office:value="5.42328571428571">
                <text:p>5.4232857142857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937">
                <text:p>1937</text:p>
              </table:table-cell>
              <table:table-cell office:value-type="float" office:value="6.48424324324324">
                <text:p>6.4842432432432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938">
                <text:p>1938</text:p>
              </table:table-cell>
              <table:table-cell office:value-type="float" office:value="8.91192405063291">
                <text:p>8.9119240506329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938">
                <text:p>1938</text:p>
              </table:table-cell>
              <table:table-cell office:value-type="float" office:value="9.93936263736264">
                <text:p>9.9393626373626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938">
                <text:p>1938</text:p>
              </table:table-cell>
              <table:table-cell office:value-type="float" office:value="6.88198214285714">
                <text:p>6.8819821428571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938">
                <text:p>1938</text:p>
              </table:table-cell>
              <table:table-cell office:value-type="float" office:value="10.7031439393939">
                <text:p>10.703143939393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938">
                <text:p>1938</text:p>
              </table:table-cell>
              <table:table-cell office:value-type="float" office:value="5.32557142857143">
                <text:p>5.3255714285714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938">
                <text:p>1938</text:p>
              </table:table-cell>
              <table:table-cell office:value-type="float" office:value="7.40909375">
                <text:p>7.4090937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938">
                <text:p>1938</text:p>
              </table:table-cell>
              <table:table-cell office:value-type="float" office:value="6.76507692307692">
                <text:p>6.765076923076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944">
                <text:p>1944</text:p>
              </table:table-cell>
              <table:table-cell office:value-type="float" office:value="8.82731176470588">
                <text:p>8.8273117647058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945">
                <text:p>1945</text:p>
              </table:table-cell>
              <table:table-cell office:value-type="float" office:value="8.16395774647887">
                <text:p>8.1639577464788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945">
                <text:p>1945</text:p>
              </table:table-cell>
              <table:table-cell office:value-type="float" office:value="8.62404444444444">
                <text:p>8.6240444444444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945">
                <text:p>1945</text:p>
              </table:table-cell>
              <table:table-cell office:value-type="float" office:value="7.84013978494624">
                <text:p>7.8401397849462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945">
                <text:p>1945</text:p>
              </table:table-cell>
              <table:table-cell office:value-type="float" office:value="7.19401785714286">
                <text:p>7.1940178571428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945">
                <text:p>1945</text:p>
              </table:table-cell>
              <table:table-cell office:value-type="float" office:value="5.42535714285714">
                <text:p>5.4253571428571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945">
                <text:p>1945</text:p>
              </table:table-cell>
              <table:table-cell office:value-type="float" office:value="6.97282352941176">
                <text:p>6.9728235294117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945">
                <text:p>1945</text:p>
              </table:table-cell>
              <table:table-cell office:value-type="float" office:value="5.0048">
                <text:p>5.004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948">
                <text:p>1948</text:p>
              </table:table-cell>
              <table:table-cell office:value-type="float" office:value="14.8551178671656">
                <text:p>14.855117867165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950">
                <text:p>1950</text:p>
              </table:table-cell>
              <table:table-cell office:value-type="float" office:value="5.57208695652174">
                <text:p>5.5720869565217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950">
                <text:p>1950</text:p>
              </table:table-cell>
              <table:table-cell office:value-type="float" office:value="9.90255319148936">
                <text:p>9.9025531914893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950">
                <text:p>1950</text:p>
              </table:table-cell>
              <table:table-cell office:value-type="float" office:value="7.578">
                <text:p>7.57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950">
                <text:p>1950</text:p>
              </table:table-cell>
              <table:table-cell office:value-type="float" office:value="8.70843165467626">
                <text:p>8.7084316546762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953">
                <text:p>1953</text:p>
              </table:table-cell>
              <table:table-cell office:value-type="float" office:value="6.39765882352941">
                <text:p>6.3976588235294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953">
                <text:p>1953</text:p>
              </table:table-cell>
              <table:table-cell office:value-type="float" office:value="5.40036666666667">
                <text:p>5.4003666666666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954">
                <text:p>1954</text:p>
              </table:table-cell>
              <table:table-cell office:value-type="float" office:value="8.1745671641791">
                <text:p>8.174567164179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954">
                <text:p>1954</text:p>
              </table:table-cell>
              <table:table-cell office:value-type="float" office:value="7.64570247933884">
                <text:p>7.6457024793388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954">
                <text:p>1954</text:p>
              </table:table-cell>
              <table:table-cell office:value-type="float" office:value="4.68803333333333">
                <text:p>4.6880333333333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954">
                <text:p>1954</text:p>
              </table:table-cell>
              <table:table-cell office:value-type="float" office:value="7.1372183908046">
                <text:p>7.137218390804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954">
                <text:p>1954</text:p>
              </table:table-cell>
              <table:table-cell office:value-type="float" office:value="9.04371428571429">
                <text:p>9.043714285714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954">
                <text:p>1954</text:p>
              </table:table-cell>
              <table:table-cell office:value-type="float" office:value="7.62441891891892">
                <text:p>7.6244189189189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954">
                <text:p>1954</text:p>
              </table:table-cell>
              <table:table-cell office:value-type="float" office:value="5.77285">
                <text:p>5.7728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954">
                <text:p>1954</text:p>
              </table:table-cell>
              <table:table-cell office:value-type="float" office:value="5.12988235294118">
                <text:p>5.1298823529411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954">
                <text:p>1954</text:p>
              </table:table-cell>
              <table:table-cell office:value-type="float" office:value="6.44563157894737">
                <text:p>6.4456315789473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954">
                <text:p>1954</text:p>
              </table:table-cell>
              <table:table-cell office:value-type="float" office:value="7.418">
                <text:p>7.41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954">
                <text:p>1954</text:p>
              </table:table-cell>
              <table:table-cell office:value-type="float" office:value="5.12305">
                <text:p>5.1230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54">
                <text:p>1954</text:p>
              </table:table-cell>
              <table:table-cell office:value-type="float" office:value="7.60007575757576">
                <text:p>7.6000757575757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954">
                <text:p>1954</text:p>
              </table:table-cell>
              <table:table-cell office:value-type="float" office:value="5.13365">
                <text:p>5.1336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956">
                <text:p>1956</text:p>
              </table:table-cell>
              <table:table-cell office:value-type="float" office:value="4.59788235294118">
                <text:p>4.5978823529411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959">
                <text:p>1959</text:p>
              </table:table-cell>
              <table:table-cell office:value-type="float" office:value="5.64907142857143">
                <text:p>5.6490714285714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960">
                <text:p>1960</text:p>
              </table:table-cell>
              <table:table-cell office:value-type="float" office:value="6.60684210526316">
                <text:p>6.6068421052631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960">
                <text:p>1960</text:p>
              </table:table-cell>
              <table:table-cell office:value-type="float" office:value="5.17606666666667">
                <text:p>5.1760666666666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960">
                <text:p>1960</text:p>
              </table:table-cell>
              <table:table-cell office:value-type="float" office:value="9.14057591623037">
                <text:p>9.1405759162303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967">
                <text:p>1967</text:p>
              </table:table-cell>
              <table:table-cell office:value-type="float" office:value="7.18232258064516">
                <text:p>7.1823225806451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968">
                <text:p>1968</text:p>
              </table:table-cell>
              <table:table-cell office:value-type="float" office:value="5.52621428571429">
                <text:p>5.5262142857142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968">
                <text:p>1968</text:p>
              </table:table-cell>
              <table:table-cell office:value-type="float" office:value="5.65888571428571">
                <text:p>5.6588857142857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968">
                <text:p>1968</text:p>
              </table:table-cell>
              <table:table-cell office:value-type="float" office:value="4.60278571428571">
                <text:p>4.6027857142857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981">
                <text:p>1981</text:p>
              </table:table-cell>
              <table:table-cell office:value-type="float" office:value="5.85951282051282">
                <text:p>5.859512820512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981">
                <text:p>1981</text:p>
              </table:table-cell>
              <table:table-cell office:value-type="float" office:value="4.94211764705882">
                <text:p>4.9421176470588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981">
                <text:p>1981</text:p>
              </table:table-cell>
              <table:table-cell office:value-type="float" office:value="5.72954285714286">
                <text:p>5.7295428571428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981">
                <text:p>1981</text:p>
              </table:table-cell>
              <table:table-cell office:value-type="float" office:value="3.99185714285714">
                <text:p>3.9918571428571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986">
                <text:p>1986</text:p>
              </table:table-cell>
              <table:table-cell office:value-type="float" office:value="8.94393181818182">
                <text:p>8.9439318181818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986">
                <text:p>1986</text:p>
              </table:table-cell>
              <table:table-cell office:value-type="float" office:value="6.11811363636364">
                <text:p>6.1181136363636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986">
                <text:p>1986</text:p>
              </table:table-cell>
              <table:table-cell office:value-type="float" office:value="4.69435714285714">
                <text:p>4.6943571428571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986">
                <text:p>1986</text:p>
              </table:table-cell>
              <table:table-cell office:value-type="float" office:value="8.47993333333333">
                <text:p>8.4799333333333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986">
                <text:p>1986</text:p>
              </table:table-cell>
              <table:table-cell office:value-type="float" office:value="8.60076666666667">
                <text:p>8.6007666666666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986">
                <text:p>1986</text:p>
              </table:table-cell>
              <table:table-cell office:value-type="float" office:value="6.3969375">
                <text:p>6.396937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986">
                <text:p>1986</text:p>
              </table:table-cell>
              <table:table-cell office:value-type="float" office:value="8.83827777777778">
                <text:p>8.8382777777777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986">
                <text:p>1986</text:p>
              </table:table-cell>
              <table:table-cell office:value-type="float" office:value="9.15277777777778">
                <text:p>9.1527777777777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993">
                <text:p>1993</text:p>
              </table:table-cell>
              <table:table-cell office:value-type="float" office:value="6.83431578947368">
                <text:p>6.834315789473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993">
                <text:p>1993</text:p>
              </table:table-cell>
              <table:table-cell office:value-type="float" office:value="5.5157">
                <text:p>5.515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993">
                <text:p>1993</text:p>
              </table:table-cell>
              <table:table-cell office:value-type="float" office:value="5.7555">
                <text:p>5.755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994">
                <text:p>1994</text:p>
              </table:table-cell>
              <table:table-cell office:value-type="float" office:value="6.90151260504202">
                <text:p>6.9015126050420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994">
                <text:p>1994</text:p>
              </table:table-cell>
              <table:table-cell office:value-type="float" office:value="6.0745">
                <text:p>6.074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994">
                <text:p>1994</text:p>
              </table:table-cell>
              <table:table-cell office:value-type="float" office:value="6.8648875">
                <text:p>6.864887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994">
                <text:p>1994</text:p>
              </table:table-cell>
              <table:table-cell office:value-type="float" office:value="9.1668338762215">
                <text:p>9.166833876221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994">
                <text:p>1994</text:p>
              </table:table-cell>
              <table:table-cell office:value-type="float" office:value="6.73425">
                <text:p>6.734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994">
                <text:p>1994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994">
                <text:p>1994</text:p>
              </table:table-cell>
              <table:table-cell office:value-type="float" office:value="7.93281111111111">
                <text:p>7.9328111111111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994">
                <text:p>1994</text:p>
              </table:table-cell>
              <table:table-cell office:value-type="float" office:value="5.28375">
                <text:p>5.2837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994">
                <text:p>1994</text:p>
              </table:table-cell>
              <table:table-cell office:value-type="float" office:value="6.40968421052632">
                <text:p>6.4096842105263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994">
                <text:p>1994</text:p>
              </table:table-cell>
              <table:table-cell office:value-type="float" office:value="5.61994444444444">
                <text:p>5.6199444444444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994">
                <text:p>1994</text:p>
              </table:table-cell>
              <table:table-cell office:value-type="float" office:value="5.16276470588235">
                <text:p>5.1627647058823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94">
                <text:p>1994</text:p>
              </table:table-cell>
              <table:table-cell office:value-type="float" office:value="5.34629411764706">
                <text:p>5.3462941176470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994">
                <text:p>1994</text:p>
              </table:table-cell>
              <table:table-cell office:value-type="float" office:value="4.48786666666667">
                <text:p>4.4878666666666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994">
                <text:p>1994</text:p>
              </table:table-cell>
              <table:table-cell office:value-type="float" office:value="5.04841176470588">
                <text:p>5.0484117647058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994">
                <text:p>1994</text:p>
              </table:table-cell>
              <table:table-cell office:value-type="float" office:value="5.06535294117647">
                <text:p>5.0653529411764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995">
                <text:p>1995</text:p>
              </table:table-cell>
              <table:table-cell office:value-type="float" office:value="12.8101220930233">
                <text:p>12.81012209302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995">
                <text:p>1995</text:p>
              </table:table-cell>
              <table:table-cell office:value-type="float" office:value="10.9359817767654">
                <text:p>10.935981776765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995">
                <text:p>1995</text:p>
              </table:table-cell>
              <table:table-cell office:value-type="float" office:value="10.3448195488722">
                <text:p>10.344819548872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995">
                <text:p>1995</text:p>
              </table:table-cell>
              <table:table-cell office:value-type="float" office:value="6.35861764705882">
                <text:p>6.3586176470588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995">
                <text:p>1995</text:p>
              </table:table-cell>
              <table:table-cell office:value-type="float" office:value="9.11357142857143">
                <text:p>9.1135714285714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996">
                <text:p>1996</text:p>
              </table:table-cell>
              <table:table-cell office:value-type="float" office:value="10.9787084870849">
                <text:p>10.978708487084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996">
                <text:p>1996</text:p>
              </table:table-cell>
              <table:table-cell office:value-type="float" office:value="7.89916071428571">
                <text:p>7.8991607142857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996">
                <text:p>1996</text:p>
              </table:table-cell>
              <table:table-cell office:value-type="float" office:value="6.59534453781513">
                <text:p>6.5953445378151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996">
                <text:p>1996</text:p>
              </table:table-cell>
              <table:table-cell office:value-type="float" office:value="5.54294594594595">
                <text:p>5.5429459459459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001">
                <text:p>2001</text:p>
              </table:table-cell>
              <table:table-cell office:value-type="float" office:value="6.407375">
                <text:p>6.40737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001">
                <text:p>2001</text:p>
              </table:table-cell>
              <table:table-cell office:value-type="float" office:value="4.84371428571429">
                <text:p>4.8437142857142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002">
                <text:p>2002</text:p>
              </table:table-cell>
              <table:table-cell office:value-type="float" office:value="4.261">
                <text:p>4.26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002">
                <text:p>2002</text:p>
              </table:table-cell>
              <table:table-cell office:value-type="float" office:value="5.65833333333333">
                <text:p>5.6583333333333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002">
                <text:p>2002</text:p>
              </table:table-cell>
              <table:table-cell office:value-type="float" office:value="5.75142857142857">
                <text:p>5.7514285714285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002">
                <text:p>2002</text:p>
              </table:table-cell>
              <table:table-cell office:value-type="float" office:value="5.07738888888889">
                <text:p>5.0773888888888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004">
                <text:p>2004</text:p>
              </table:table-cell>
              <table:table-cell office:value-type="float" office:value="10.2103059701493">
                <text:p>10.210305970149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004">
                <text:p>2004</text:p>
              </table:table-cell>
              <table:table-cell office:value-type="float" office:value="6.97566666666667">
                <text:p>6.9756666666666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004">
                <text:p>2004</text:p>
              </table:table-cell>
              <table:table-cell office:value-type="float" office:value="5.57785714285714">
                <text:p>5.5778571428571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004">
                <text:p>2004</text:p>
              </table:table-cell>
              <table:table-cell office:value-type="float" office:value="6.38727692307692">
                <text:p>6.3872769230769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006">
                <text:p>2006</text:p>
              </table:table-cell>
              <table:table-cell office:value-type="float" office:value="5.68664285714286">
                <text:p>5.6866428571428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006">
                <text:p>2006</text:p>
              </table:table-cell>
              <table:table-cell office:value-type="float" office:value="8.41640151515152">
                <text:p>8.4164015151515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006">
                <text:p>2006</text:p>
              </table:table-cell>
              <table:table-cell office:value-type="float" office:value="6.64952380952381">
                <text:p>6.6495238095238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006">
                <text:p>2006</text:p>
              </table:table-cell>
              <table:table-cell office:value-type="float" office:value="4.22942857142857">
                <text:p>4.2294285714285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008">
                <text:p>2008</text:p>
              </table:table-cell>
              <table:table-cell office:value-type="float" office:value="9.37220779220779">
                <text:p>9.3722077922077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008">
                <text:p>2008</text:p>
              </table:table-cell>
              <table:table-cell office:value-type="float" office:value="5.39496875">
                <text:p>5.3949687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008">
                <text:p>2008</text:p>
              </table:table-cell>
              <table:table-cell office:value-type="float" office:value="4.9768125">
                <text:p>4.976812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008">
                <text:p>2008</text:p>
              </table:table-cell>
              <table:table-cell office:value-type="float" office:value="5.12190625">
                <text:p>5.1219062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009">
                <text:p>2009</text:p>
              </table:table-cell>
              <table:table-cell office:value-type="float" office:value="5.59335714285714">
                <text:p>5.5933571428571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015">
                <text:p>2015</text:p>
              </table:table-cell>
              <table:table-cell office:value-type="float" office:value="15.4134021406728">
                <text:p>15.413402140672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017">
                <text:p>2017</text:p>
              </table:table-cell>
              <table:table-cell office:value-type="float" office:value="13.6805314285714">
                <text:p>13.680531428571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017">
                <text:p>2017</text:p>
              </table:table-cell>
              <table:table-cell office:value-type="float" office:value="10.913495601173">
                <text:p>10.91349560117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017">
                <text:p>2017</text:p>
              </table:table-cell>
              <table:table-cell office:value-type="float" office:value="5.89092857142857">
                <text:p>5.8909285714285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017">
                <text:p>2017</text:p>
              </table:table-cell>
              <table:table-cell office:value-type="float" office:value="5.76530952380952">
                <text:p>5.7653095238095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017">
                <text:p>2017</text:p>
              </table:table-cell>
              <table:table-cell office:value-type="float" office:value="16.0758620689655">
                <text:p>16.075862068965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017">
                <text:p>2017</text:p>
              </table:table-cell>
              <table:table-cell office:value-type="float" office:value="6.25228571428571">
                <text:p>6.2522857142857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17">
                <text:p>2017</text:p>
              </table:table-cell>
              <table:table-cell office:value-type="float" office:value="5.65439583333333">
                <text:p>5.6543958333333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017">
                <text:p>2017</text:p>
              </table:table-cell>
              <table:table-cell office:value-type="float" office:value="6.17569047619048">
                <text:p>6.1756904761904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017">
                <text:p>2017</text:p>
              </table:table-cell>
              <table:table-cell office:value-type="float" office:value="15.9476802507837">
                <text:p>15.947680250783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017">
                <text:p>2017</text:p>
              </table:table-cell>
              <table:table-cell office:value-type="float" office:value="6.15064285714286">
                <text:p>6.1506428571428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017">
                <text:p>2017</text:p>
              </table:table-cell>
              <table:table-cell office:value-type="float" office:value="7.15553164556962">
                <text:p>7.1555316455696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017">
                <text:p>2017</text:p>
              </table:table-cell>
              <table:table-cell office:value-type="float" office:value="5.30635714285714">
                <text:p>5.306357142857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017">
                <text:p>2017</text:p>
              </table:table-cell>
              <table:table-cell office:value-type="float" office:value="9.63977083333333">
                <text:p>9.6397708333333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017">
                <text:p>2017</text:p>
              </table:table-cell>
              <table:table-cell office:value-type="float" office:value="9.8213021978022">
                <text:p>9.821302197802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017">
                <text:p>2017</text:p>
              </table:table-cell>
              <table:table-cell office:value-type="float" office:value="9.39832128514056">
                <text:p>9.3983212851405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017">
                <text:p>2017</text:p>
              </table:table-cell>
              <table:table-cell office:value-type="float" office:value="10.9648321678322">
                <text:p>10.964832167832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017">
                <text:p>2017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017">
                <text:p>2017</text:p>
              </table:table-cell>
              <table:table-cell office:value-type="float" office:value="10.2575104895105">
                <text:p>10.257510489510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017">
                <text:p>2017</text:p>
              </table:table-cell>
              <table:table-cell office:value-type="float" office:value="6.46257142857143">
                <text:p>6.4625714285714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017">
                <text:p>2017</text:p>
              </table:table-cell>
              <table:table-cell office:value-type="float" office:value="6.17205263157895">
                <text:p>6.1720526315789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022">
                <text:p>2022</text:p>
              </table:table-cell>
              <table:table-cell office:value-type="float" office:value="5.58110526315789">
                <text:p>5.5811052631578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022">
                <text:p>2022</text:p>
              </table:table-cell>
              <table:table-cell office:value-type="float" office:value="5.30989473684211">
                <text:p>5.3098947368421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023">
                <text:p>2023</text:p>
              </table:table-cell>
              <table:table-cell office:value-type="float" office:value="7.94784016393443">
                <text:p>7.947840163934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023">
                <text:p>2023</text:p>
              </table:table-cell>
              <table:table-cell office:value-type="float" office:value="4.50678571428571">
                <text:p>4.5067857142857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023">
                <text:p>2023</text:p>
              </table:table-cell>
              <table:table-cell office:value-type="float" office:value="4.86821428571429">
                <text:p>4.8682142857142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029">
                <text:p>2029</text:p>
              </table:table-cell>
              <table:table-cell office:value-type="float" office:value="10.5019695340502">
                <text:p>10.501969534050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029">
                <text:p>2029</text:p>
              </table:table-cell>
              <table:table-cell office:value-type="float" office:value="5.87107142857143">
                <text:p>5.8710714285714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029">
                <text:p>2029</text:p>
              </table:table-cell>
              <table:table-cell office:value-type="float" office:value="6.6576935483871">
                <text:p>6.657693548387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029">
                <text:p>2029</text:p>
              </table:table-cell>
              <table:table-cell office:value-type="float" office:value="8.84529032258064">
                <text:p>8.8452903225806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032">
                <text:p>2032</text:p>
              </table:table-cell>
              <table:table-cell office:value-type="float" office:value="5.71804761904762">
                <text:p>5.7180476190476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032">
                <text:p>2032</text:p>
              </table:table-cell>
              <table:table-cell office:value-type="float" office:value="6.23936842105263">
                <text:p>6.2393684210526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032">
                <text:p>2032</text:p>
              </table:table-cell>
              <table:table-cell office:value-type="float" office:value="6.70308235294118">
                <text:p>6.7030823529411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032">
                <text:p>2032</text:p>
              </table:table-cell>
              <table:table-cell office:value-type="float" office:value="8.54400961538462">
                <text:p>8.5440096153846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032">
                <text:p>2032</text:p>
              </table:table-cell>
              <table:table-cell office:value-type="float" office:value="5.80085714285714">
                <text:p>5.8008571428571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032">
                <text:p>2032</text:p>
              </table:table-cell>
              <table:table-cell office:value-type="float" office:value="6.52168421052632">
                <text:p>6.5216842105263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032">
                <text:p>2032</text:p>
              </table:table-cell>
              <table:table-cell office:value-type="float" office:value="6.47289411764706">
                <text:p>6.4728941176470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032">
                <text:p>2032</text:p>
              </table:table-cell>
              <table:table-cell office:value-type="float" office:value="8.65359615384615">
                <text:p>8.6535961538461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032">
                <text:p>2032</text:p>
              </table:table-cell>
              <table:table-cell office:value-type="float" office:value="6.65837391304348">
                <text:p>6.6583739130434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043">
                <text:p>2043</text:p>
              </table:table-cell>
              <table:table-cell office:value-type="float" office:value="11.1112664359862">
                <text:p>11.111266435986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043">
                <text:p>2043</text:p>
              </table:table-cell>
              <table:table-cell office:value-type="float" office:value="7.00080503144654">
                <text:p>7.0008050314465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043">
                <text:p>2043</text:p>
              </table:table-cell>
              <table:table-cell office:value-type="float" office:value="4.27228571428571">
                <text:p>4.2722857142857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046">
                <text:p>2046</text:p>
              </table:table-cell>
              <table:table-cell office:value-type="float" office:value="7.67932285714286">
                <text:p>7.6793228571428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046">
                <text:p>2046</text:p>
              </table:table-cell>
              <table:table-cell office:value-type="float" office:value="5.98466666666667">
                <text:p>5.9846666666666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50">
                <text:p>2050</text:p>
              </table:table-cell>
              <table:table-cell office:value-type="float" office:value="8.51511235955056">
                <text:p>8.5151123595505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050">
                <text:p>2050</text:p>
              </table:table-cell>
              <table:table-cell office:value-type="float" office:value="9.33722818791946">
                <text:p>9.3372281879194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050">
                <text:p>2050</text:p>
              </table:table-cell>
              <table:table-cell office:value-type="float" office:value="8.70326966292135">
                <text:p>8.7032696629213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050">
                <text:p>2050</text:p>
              </table:table-cell>
              <table:table-cell office:value-type="float" office:value="8.90897315436242">
                <text:p>8.9089731543624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050">
                <text:p>2050</text:p>
              </table:table-cell>
              <table:table-cell office:value-type="float" office:value="8.58611235955056">
                <text:p>8.5861123595505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050">
                <text:p>2050</text:p>
              </table:table-cell>
              <table:table-cell office:value-type="float" office:value="8.80373154362416">
                <text:p>8.8037315436241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050">
                <text:p>2050</text:p>
              </table:table-cell>
              <table:table-cell office:value-type="float" office:value="6.59733846153846">
                <text:p>6.5973384615384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052">
                <text:p>2052</text:p>
              </table:table-cell>
              <table:table-cell office:value-type="float" office:value="11.181324120603">
                <text:p>11.18132412060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052">
                <text:p>2052</text:p>
              </table:table-cell>
              <table:table-cell office:value-type="float" office:value="5.3380303030303">
                <text:p>5.338030303030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052">
                <text:p>2052</text:p>
              </table:table-cell>
              <table:table-cell office:value-type="float" office:value="6.64705">
                <text:p>6.6470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058">
                <text:p>2058</text:p>
              </table:table-cell>
              <table:table-cell office:value-type="float" office:value="12.9468602362205">
                <text:p>12.946860236220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058">
                <text:p>2058</text:p>
              </table:table-cell>
              <table:table-cell office:value-type="float" office:value="7.50611428571429">
                <text:p>7.5061142857142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062">
                <text:p>2062</text:p>
              </table:table-cell>
              <table:table-cell office:value-type="float" office:value="9.138125">
                <text:p>9.13812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062">
                <text:p>2062</text:p>
              </table:table-cell>
              <table:table-cell office:value-type="float" office:value="7.00153333333333">
                <text:p>7.0015333333333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062">
                <text:p>2062</text:p>
              </table:table-cell>
              <table:table-cell office:value-type="float" office:value="7.40470588235294">
                <text:p>7.4047058823529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062">
                <text:p>2062</text:p>
              </table:table-cell>
              <table:table-cell office:value-type="float" office:value="7.26394285714286">
                <text:p>7.2639428571428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062">
                <text:p>2062</text:p>
              </table:table-cell>
              <table:table-cell office:value-type="float" office:value="7.7267027027027">
                <text:p>7.726702702702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062">
                <text:p>2062</text:p>
              </table:table-cell>
              <table:table-cell office:value-type="float" office:value="6.52545454545455">
                <text:p>6.5254545454545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062">
                <text:p>2062</text:p>
              </table:table-cell>
              <table:table-cell office:value-type="float" office:value="6.91643243243243">
                <text:p>6.9164324324324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062">
                <text:p>2062</text:p>
              </table:table-cell>
              <table:table-cell office:value-type="float" office:value="5.84053333333333">
                <text:p>5.8405333333333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067">
                <text:p>2067</text:p>
              </table:table-cell>
              <table:table-cell office:value-type="float" office:value="5.29229411764706">
                <text:p>5.2922941176470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067">
                <text:p>2067</text:p>
              </table:table-cell>
              <table:table-cell office:value-type="float" office:value="9.51767878787879">
                <text:p>9.5176787878787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068">
                <text:p>2068</text:p>
              </table:table-cell>
              <table:table-cell office:value-type="float" office:value="6.55015">
                <text:p>6.5501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068">
                <text:p>2068</text:p>
              </table:table-cell>
              <table:table-cell office:value-type="float" office:value="5.13729166666667">
                <text:p>5.1372916666666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068">
                <text:p>2068</text:p>
              </table:table-cell>
              <table:table-cell office:value-type="float" office:value="5.84904347826087">
                <text:p>5.8490434782608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068">
                <text:p>2068</text:p>
              </table:table-cell>
              <table:table-cell office:value-type="float" office:value="4.9834">
                <text:p>4.983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068">
                <text:p>2068</text:p>
              </table:table-cell>
              <table:table-cell office:value-type="float" office:value="6.83505882352941">
                <text:p>6.8350588235294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071">
                <text:p>2071</text:p>
              </table:table-cell>
              <table:table-cell office:value-type="float" office:value="10.3712216216216">
                <text:p>10.371221621621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071">
                <text:p>2071</text:p>
              </table:table-cell>
              <table:table-cell office:value-type="float" office:value="8.01374015748032">
                <text:p>8.0137401574803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071">
                <text:p>2071</text:p>
              </table:table-cell>
              <table:table-cell office:value-type="float" office:value="8.5754025974026">
                <text:p>8.575402597402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071">
                <text:p>2071</text:p>
              </table:table-cell>
              <table:table-cell office:value-type="float" office:value="5.78794444444444">
                <text:p>5.7879444444444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071">
                <text:p>2071</text:p>
              </table:table-cell>
              <table:table-cell office:value-type="float" office:value="9.26528735632184">
                <text:p>9.26528735632184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071">
                <text:p>2071</text:p>
              </table:table-cell>
              <table:table-cell office:value-type="float" office:value="8.70185714285714">
                <text:p>8.7018571428571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071">
                <text:p>2071</text:p>
              </table:table-cell>
              <table:table-cell office:value-type="float" office:value="8.54952066115703">
                <text:p>8.5495206611570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071">
                <text:p>2071</text:p>
              </table:table-cell>
              <table:table-cell office:value-type="float" office:value="8.41515277777778">
                <text:p>8.4151527777777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071">
                <text:p>2071</text:p>
              </table:table-cell>
              <table:table-cell office:value-type="float" office:value="8.61557024793389">
                <text:p>8.6155702479338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071">
                <text:p>2071</text:p>
              </table:table-cell>
              <table:table-cell office:value-type="float" office:value="5.43529411764706">
                <text:p>5.4352941176470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072">
                <text:p>2072</text:p>
              </table:table-cell>
              <table:table-cell office:value-type="float" office:value="8.84478571428571">
                <text:p>8.8447857142857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072">
                <text:p>2072</text:p>
              </table:table-cell>
              <table:table-cell office:value-type="float" office:value="11.5318333333333">
                <text:p>11.531833333333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072">
                <text:p>2072</text:p>
              </table:table-cell>
              <table:table-cell office:value-type="float" office:value="8.35187096774194">
                <text:p>8.3518709677419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72">
                <text:p>2072</text:p>
              </table:table-cell>
              <table:table-cell office:value-type="float" office:value="7.123">
                <text:p>7.12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072">
                <text:p>2072</text:p>
              </table:table-cell>
              <table:table-cell office:value-type="float" office:value="5.47245161290323">
                <text:p>5.4724516129032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072">
                <text:p>2072</text:p>
              </table:table-cell>
              <table:table-cell office:value-type="float" office:value="13.1198932806324">
                <text:p>13.119893280632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072">
                <text:p>2072</text:p>
              </table:table-cell>
              <table:table-cell office:value-type="float" office:value="6.85071875">
                <text:p>6.8507187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072">
                <text:p>2072</text:p>
              </table:table-cell>
              <table:table-cell office:value-type="float" office:value="7.23268421052632">
                <text:p>7.2326842105263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075">
                <text:p>2075</text:p>
              </table:table-cell>
              <table:table-cell office:value-type="float" office:value="5.88326666666667">
                <text:p>5.8832666666666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075">
                <text:p>2075</text:p>
              </table:table-cell>
              <table:table-cell office:value-type="float" office:value="5.90294117647059">
                <text:p>5.9029411764705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075">
                <text:p>2075</text:p>
              </table:table-cell>
              <table:table-cell office:value-type="float" office:value="5.48853333333333">
                <text:p>5.4885333333333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075">
                <text:p>2075</text:p>
              </table:table-cell>
              <table:table-cell office:value-type="float" office:value="4.71304761904762">
                <text:p>4.7130476190476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075">
                <text:p>2075</text:p>
              </table:table-cell>
              <table:table-cell office:value-type="float" office:value="4.64966666666667">
                <text:p>4.6496666666666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075">
                <text:p>2075</text:p>
              </table:table-cell>
              <table:table-cell office:value-type="float" office:value="4.99428571428571">
                <text:p>4.9942857142857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075">
                <text:p>2075</text:p>
              </table:table-cell>
              <table:table-cell office:value-type="float" office:value="8.57740350877193">
                <text:p>8.5774035087719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075">
                <text:p>2075</text:p>
              </table:table-cell>
              <table:table-cell office:value-type="float" office:value="10.8725495049505">
                <text:p>10.872549504950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075">
                <text:p>2075</text:p>
              </table:table-cell>
              <table:table-cell office:value-type="float" office:value="6.4075652173913">
                <text:p>6.407565217391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075">
                <text:p>2075</text:p>
              </table:table-cell>
              <table:table-cell office:value-type="float" office:value="6.24722222222222">
                <text:p>6.2472222222222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075">
                <text:p>2075</text:p>
              </table:table-cell>
              <table:table-cell office:value-type="float" office:value="7.55552631578947">
                <text:p>7.5555263157894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075">
                <text:p>2075</text:p>
              </table:table-cell>
              <table:table-cell office:value-type="float" office:value="12.0408163265306">
                <text:p>12.040816326530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075">
                <text:p>2075</text:p>
              </table:table-cell>
              <table:table-cell office:value-type="float" office:value="7.6004">
                <text:p>7.600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075">
                <text:p>2075</text:p>
              </table:table-cell>
              <table:table-cell office:value-type="float" office:value="8.90337634408602">
                <text:p>8.9033763440860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080">
                <text:p>2080</text:p>
              </table:table-cell>
              <table:table-cell office:value-type="float" office:value="6.88830434782609">
                <text:p>6.8883043478260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080">
                <text:p>2080</text:p>
              </table:table-cell>
              <table:table-cell office:value-type="float" office:value="4.85485714285714">
                <text:p>4.8548571428571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080">
                <text:p>2080</text:p>
              </table:table-cell>
              <table:table-cell office:value-type="float" office:value="8.85284444444444">
                <text:p>8.8528444444444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080">
                <text:p>2080</text:p>
              </table:table-cell>
              <table:table-cell office:value-type="float" office:value="6.63115789473684">
                <text:p>6.6311578947368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080">
                <text:p>2080</text:p>
              </table:table-cell>
              <table:table-cell office:value-type="float" office:value="7.43714102564103">
                <text:p>7.4371410256410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080">
                <text:p>2080</text:p>
              </table:table-cell>
              <table:table-cell office:value-type="float" office:value="10.6836">
                <text:p>10.683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088">
                <text:p>2088</text:p>
              </table:table-cell>
              <table:table-cell office:value-type="float" office:value="4.75558823529412">
                <text:p>4.7555882352941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088">
                <text:p>2088</text:p>
              </table:table-cell>
              <table:table-cell office:value-type="float" office:value="7.75585342019544">
                <text:p>7.7558534201954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088">
                <text:p>2088</text:p>
              </table:table-cell>
              <table:table-cell office:value-type="float" office:value="7.50292961876833">
                <text:p>7.5029296187683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093">
                <text:p>2093</text:p>
              </table:table-cell>
              <table:table-cell office:value-type="float" office:value="5.96721428571429">
                <text:p>5.9672142857142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093">
                <text:p>2093</text:p>
              </table:table-cell>
              <table:table-cell office:value-type="float" office:value="6.32364285714286">
                <text:p>6.3236428571428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100">
                <text:p>2100</text:p>
              </table:table-cell>
              <table:table-cell office:value-type="float" office:value="6.87209090909091">
                <text:p>6.8720909090909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100">
                <text:p>2100</text:p>
              </table:table-cell>
              <table:table-cell office:value-type="float" office:value="7.64982">
                <text:p>7.6498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100">
                <text:p>2100</text:p>
              </table:table-cell>
              <table:table-cell office:value-type="float" office:value="7.92433">
                <text:p>7.9243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100">
                <text:p>2100</text:p>
              </table:table-cell>
              <table:table-cell office:value-type="float" office:value="7.71006">
                <text:p>7.7100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100">
                <text:p>2100</text:p>
              </table:table-cell>
              <table:table-cell office:value-type="float" office:value="7.54027">
                <text:p>7.5402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100">
                <text:p>2100</text:p>
              </table:table-cell>
              <table:table-cell office:value-type="float" office:value="8.17422">
                <text:p>8.1742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100">
                <text:p>2100</text:p>
              </table:table-cell>
              <table:table-cell office:value-type="float" office:value="7.0452688172043">
                <text:p>7.045268817204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100">
                <text:p>2100</text:p>
              </table:table-cell>
              <table:table-cell office:value-type="float" office:value="4.02114285714286">
                <text:p>4.0211428571428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103">
                <text:p>2103</text:p>
              </table:table-cell>
              <table:table-cell office:value-type="float" office:value="7.64405263157895">
                <text:p>7.6440526315789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106">
                <text:p>2106</text:p>
              </table:table-cell>
              <table:table-cell office:value-type="float" office:value="8.28297164948454">
                <text:p>8.282971649484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106">
                <text:p>2106</text:p>
              </table:table-cell>
              <table:table-cell office:value-type="float" office:value="7.34350833333333">
                <text:p>7.3435083333333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107">
                <text:p>2107</text:p>
              </table:table-cell>
              <table:table-cell office:value-type="float" office:value="5.88422580645161">
                <text:p>5.8842258064516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108">
                <text:p>2108</text:p>
              </table:table-cell>
              <table:table-cell office:value-type="float" office:value="14.9275047318612">
                <text:p>14.927504731861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16">
                <text:p>2116</text:p>
              </table:table-cell>
              <table:table-cell office:value-type="float" office:value="5.55271739130435">
                <text:p>5.5527173913043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116">
                <text:p>2116</text:p>
              </table:table-cell>
              <table:table-cell office:value-type="float" office:value="7.5914054054054">
                <text:p>7.591405405405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116">
                <text:p>2116</text:p>
              </table:table-cell>
              <table:table-cell office:value-type="float" office:value="7.51174603174603">
                <text:p>7.5117460317460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116">
                <text:p>2116</text:p>
              </table:table-cell>
              <table:table-cell office:value-type="float" office:value="5.20270588235294">
                <text:p>5.2027058823529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116">
                <text:p>2116</text:p>
              </table:table-cell>
              <table:table-cell office:value-type="float" office:value="5.37494444444444">
                <text:p>5.374944444444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116">
                <text:p>2116</text:p>
              </table:table-cell>
              <table:table-cell office:value-type="float" office:value="4.31385714285714">
                <text:p>4.3138571428571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117">
                <text:p>2117</text:p>
              </table:table-cell>
              <table:table-cell office:value-type="float" office:value="13.7214416873449">
                <text:p>13.721441687344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119">
                <text:p>2119</text:p>
              </table:table-cell>
              <table:table-cell office:value-type="float" office:value="4.02521428571429">
                <text:p>4.0252142857142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119">
                <text:p>2119</text:p>
              </table:table-cell>
              <table:table-cell office:value-type="float" office:value="5.31796153846154">
                <text:p>5.3179615384615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119">
                <text:p>2119</text:p>
              </table:table-cell>
              <table:table-cell office:value-type="float" office:value="4.04157142857143">
                <text:p>4.0415714285714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119">
                <text:p>2119</text:p>
              </table:table-cell>
              <table:table-cell office:value-type="float" office:value="5.15930769230769">
                <text:p>5.1593076923076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119">
                <text:p>2119</text:p>
              </table:table-cell>
              <table:table-cell office:value-type="float" office:value="5.34314285714286">
                <text:p>5.3431428571428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119">
                <text:p>2119</text:p>
              </table:table-cell>
              <table:table-cell office:value-type="float" office:value="5.69403846153846">
                <text:p>5.6940384615384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119">
                <text:p>2119</text:p>
              </table:table-cell>
              <table:table-cell office:value-type="float" office:value="5.77157142857143">
                <text:p>5.7715714285714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119">
                <text:p>2119</text:p>
              </table:table-cell>
              <table:table-cell office:value-type="float" office:value="5.17611538461538">
                <text:p>5.1761153846153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119">
                <text:p>2119</text:p>
              </table:table-cell>
              <table:table-cell office:value-type="float" office:value="8.41132786885246">
                <text:p>8.4113278688524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119">
                <text:p>2119</text:p>
              </table:table-cell>
              <table:table-cell office:value-type="float" office:value="8.40629508196721">
                <text:p>8.4062950819672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122">
                <text:p>2122</text:p>
              </table:table-cell>
              <table:table-cell office:value-type="float" office:value="4.94217647058824">
                <text:p>4.9421764705882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122">
                <text:p>2122</text:p>
              </table:table-cell>
              <table:table-cell office:value-type="float" office:value="9.30735766423358">
                <text:p>9.3073576642335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122">
                <text:p>2122</text:p>
              </table:table-cell>
              <table:table-cell office:value-type="float" office:value="9.35473099415205">
                <text:p>9.3547309941520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122">
                <text:p>2122</text:p>
              </table:table-cell>
              <table:table-cell office:value-type="float" office:value="9.39330701754386">
                <text:p>9.3933070175438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128">
                <text:p>2128</text:p>
              </table:table-cell>
              <table:table-cell office:value-type="float" office:value="5.79735714285714">
                <text:p>5.7973571428571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128">
                <text:p>2128</text:p>
              </table:table-cell>
              <table:table-cell office:value-type="float" office:value="9.35610126582278">
                <text:p>9.3561012658227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128">
                <text:p>2128</text:p>
              </table:table-cell>
              <table:table-cell office:value-type="float" office:value="5.13736363636364">
                <text:p>5.1373636363636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128">
                <text:p>2128</text:p>
              </table:table-cell>
              <table:table-cell office:value-type="float" office:value="10.8226133333333">
                <text:p>10.82261333333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128">
                <text:p>2128</text:p>
              </table:table-cell>
              <table:table-cell office:value-type="float" office:value="7.23651063829787">
                <text:p>7.2365106382978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128">
                <text:p>2128</text:p>
              </table:table-cell>
              <table:table-cell office:value-type="float" office:value="6.13323529411765">
                <text:p>6.1332352941176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128">
                <text:p>2128</text:p>
              </table:table-cell>
              <table:table-cell office:value-type="float" office:value="6.67373684210526">
                <text:p>6.6737368421052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128">
                <text:p>2128</text:p>
              </table:table-cell>
              <table:table-cell office:value-type="float" office:value="8.25807070707071">
                <text:p>8.2580707070707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128">
                <text:p>2128</text:p>
              </table:table-cell>
              <table:table-cell office:value-type="float" office:value="5.11114285714286">
                <text:p>5.1111428571428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132">
                <text:p>2132</text:p>
              </table:table-cell>
              <table:table-cell office:value-type="float" office:value="4.40029166666667">
                <text:p>4.4002916666666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132">
                <text:p>2132</text:p>
              </table:table-cell>
              <table:table-cell office:value-type="float" office:value="8.16408580858086">
                <text:p>8.1640858085808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132">
                <text:p>2132</text:p>
              </table:table-cell>
              <table:table-cell office:value-type="float" office:value="12.8536847457627">
                <text:p>12.853684745762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135">
                <text:p>2135</text:p>
              </table:table-cell>
              <table:table-cell office:value-type="float" office:value="5.186">
                <text:p>5.18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140">
                <text:p>2140</text:p>
              </table:table-cell>
              <table:table-cell office:value-type="float" office:value="10.5354383561644">
                <text:p>10.53543835616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140">
                <text:p>2140</text:p>
              </table:table-cell>
              <table:table-cell office:value-type="float" office:value="13.4844632843792">
                <text:p>13.484463284379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142">
                <text:p>2142</text:p>
              </table:table-cell>
              <table:table-cell office:value-type="float" office:value="10.5326325301205">
                <text:p>10.532632530120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142">
                <text:p>2142</text:p>
              </table:table-cell>
              <table:table-cell office:value-type="float" office:value="7.50806779661017">
                <text:p>7.5080677966101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142">
                <text:p>2142</text:p>
              </table:table-cell>
              <table:table-cell office:value-type="float" office:value="10.1702962962963">
                <text:p>10.170296296296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142">
                <text:p>2142</text:p>
              </table:table-cell>
              <table:table-cell office:value-type="float" office:value="7.43390909090909">
                <text:p>7.4339090909090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142">
                <text:p>2142</text:p>
              </table:table-cell>
              <table:table-cell office:value-type="float" office:value="10.0029259259259">
                <text:p>10.002925925925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142">
                <text:p>2142</text:p>
              </table:table-cell>
              <table:table-cell office:value-type="float" office:value="10.6417037037037">
                <text:p>10.641703703703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146">
                <text:p>2146</text:p>
              </table:table-cell>
              <table:table-cell office:value-type="float" office:value="7.74321343873518">
                <text:p>7.7432134387351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146">
                <text:p>2146</text:p>
              </table:table-cell>
              <table:table-cell office:value-type="float" office:value="5.9356265060241">
                <text:p>5.935626506024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146">
                <text:p>2146</text:p>
              </table:table-cell>
              <table:table-cell office:value-type="float" office:value="9.2628">
                <text:p>9.262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148">
                <text:p>2148</text:p>
              </table:table-cell>
              <table:table-cell office:value-type="float" office:value="4.62790909090909">
                <text:p>4.6279090909090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148">
                <text:p>2148</text:p>
              </table:table-cell>
              <table:table-cell office:value-type="float" office:value="8.58650793650794">
                <text:p>8.5865079365079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148">
                <text:p>2148</text:p>
              </table:table-cell>
              <table:table-cell office:value-type="float" office:value="5.70435714285714">
                <text:p>5.7043571428571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148">
                <text:p>2148</text:p>
              </table:table-cell>
              <table:table-cell office:value-type="float" office:value="4.30441176470588">
                <text:p>4.3044117647058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150">
                <text:p>2150</text:p>
              </table:table-cell>
              <table:table-cell office:value-type="float" office:value="6.95071232876712">
                <text:p>6.9507123287671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150">
                <text:p>2150</text:p>
              </table:table-cell>
              <table:table-cell office:value-type="float" office:value="5.06357142857143">
                <text:p>5.0635714285714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150">
                <text:p>2150</text:p>
              </table:table-cell>
              <table:table-cell office:value-type="float" office:value="14.3164416342412">
                <text:p>14.316441634241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150">
                <text:p>2150</text:p>
              </table:table-cell>
              <table:table-cell office:value-type="float" office:value="10.5677472527473">
                <text:p>10.567747252747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150">
                <text:p>2150</text:p>
              </table:table-cell>
              <table:table-cell office:value-type="float" office:value="9.67023391812865">
                <text:p>9.6702339181286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152">
                <text:p>2152</text:p>
              </table:table-cell>
              <table:table-cell office:value-type="float" office:value="4.69633333333333">
                <text:p>4.6963333333333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152">
                <text:p>2152</text:p>
              </table:table-cell>
              <table:table-cell office:value-type="float" office:value="5.33771428571429">
                <text:p>5.3377142857142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152">
                <text:p>2152</text:p>
              </table:table-cell>
              <table:table-cell office:value-type="float" office:value="6.84892857142857">
                <text:p>6.8489285714285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152">
                <text:p>2152</text:p>
              </table:table-cell>
              <table:table-cell office:value-type="float" office:value="7.13569105691057">
                <text:p>7.1356910569105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152">
                <text:p>2152</text:p>
              </table:table-cell>
              <table:table-cell office:value-type="float" office:value="9.79344930875576">
                <text:p>9.7934493087557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152">
                <text:p>2152</text:p>
              </table:table-cell>
              <table:table-cell office:value-type="float" office:value="4.56542857142857">
                <text:p>4.5654285714285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152">
                <text:p>2152</text:p>
              </table:table-cell>
              <table:table-cell office:value-type="float" office:value="4.38735714285714">
                <text:p>4.3873571428571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152">
                <text:p>2152</text:p>
              </table:table-cell>
              <table:table-cell office:value-type="float" office:value="8.13661788617886">
                <text:p>8.1366178861788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152">
                <text:p>2152</text:p>
              </table:table-cell>
              <table:table-cell office:value-type="float" office:value="12.859596797671">
                <text:p>12.85959679767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152">
                <text:p>2152</text:p>
              </table:table-cell>
              <table:table-cell office:value-type="float" office:value="6.28557142857143">
                <text:p>6.2855714285714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152">
                <text:p>2152</text:p>
              </table:table-cell>
              <table:table-cell office:value-type="float" office:value="5.658">
                <text:p>5.65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52">
                <text:p>2152</text:p>
              </table:table-cell>
              <table:table-cell office:value-type="float" office:value="8.42989430894309">
                <text:p>8.4298943089430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152">
                <text:p>2152</text:p>
              </table:table-cell>
              <table:table-cell office:value-type="float" office:value="9.28152764976959">
                <text:p>9.2815276497695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152">
                <text:p>2152</text:p>
              </table:table-cell>
              <table:table-cell office:value-type="float" office:value="4.66478571428571">
                <text:p>4.6647857142857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152">
                <text:p>2152</text:p>
              </table:table-cell>
              <table:table-cell office:value-type="float" office:value="5.93228571428571">
                <text:p>5.9322857142857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152">
                <text:p>2152</text:p>
              </table:table-cell>
              <table:table-cell office:value-type="float" office:value="8.48827642276423">
                <text:p>8.4882764227642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152">
                <text:p>2152</text:p>
              </table:table-cell>
              <table:table-cell office:value-type="float" office:value="5.93130201342282">
                <text:p>5.9313020134228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152">
                <text:p>2152</text:p>
              </table:table-cell>
              <table:table-cell office:value-type="float" office:value="6.77228571428571">
                <text:p>6.7722857142857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152">
                <text:p>2152</text:p>
              </table:table-cell>
              <table:table-cell office:value-type="float" office:value="5.40052941176471">
                <text:p>5.4005294117647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152">
                <text:p>2152</text:p>
              </table:table-cell>
              <table:table-cell office:value-type="float" office:value="10.6749543568465">
                <text:p>10.674954356846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155">
                <text:p>2155</text:p>
              </table:table-cell>
              <table:table-cell office:value-type="float" office:value="6.14688235294118">
                <text:p>6.1468823529411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155">
                <text:p>2155</text:p>
              </table:table-cell>
              <table:table-cell office:value-type="float" office:value="4.48917647058824">
                <text:p>4.4891764705882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155">
                <text:p>2155</text:p>
              </table:table-cell>
              <table:table-cell office:value-type="float" office:value="6.5352115942029">
                <text:p>6.535211594202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155">
                <text:p>2155</text:p>
              </table:table-cell>
              <table:table-cell office:value-type="float" office:value="8.83701918976546">
                <text:p>8.8370191897654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157">
                <text:p>2157</text:p>
              </table:table-cell>
              <table:table-cell office:value-type="float" office:value="3.76558823529412">
                <text:p>3.7655882352941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160">
                <text:p>2160</text:p>
              </table:table-cell>
              <table:table-cell office:value-type="float" office:value="10.8338350877193">
                <text:p>10.833835087719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160">
                <text:p>2160</text:p>
              </table:table-cell>
              <table:table-cell office:value-type="float" office:value="9.82483455882353">
                <text:p>9.8248345588235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160">
                <text:p>2160</text:p>
              </table:table-cell>
              <table:table-cell office:value-type="float" office:value="5.74196551724138">
                <text:p>5.7419655172413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160">
                <text:p>2160</text:p>
              </table:table-cell>
              <table:table-cell office:value-type="float" office:value="12.2282794117647">
                <text:p>12.228279411764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160">
                <text:p>2160</text:p>
              </table:table-cell>
              <table:table-cell office:value-type="float" office:value="5.228">
                <text:p>5.22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160">
                <text:p>2160</text:p>
              </table:table-cell>
              <table:table-cell office:value-type="float" office:value="8.559185">
                <text:p>8.55918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164">
                <text:p>2164</text:p>
              </table:table-cell>
              <table:table-cell office:value-type="float" office:value="5.89529411764706">
                <text:p>5.8952941176470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164">
                <text:p>2164</text:p>
              </table:table-cell>
              <table:table-cell office:value-type="float" office:value="5.46103703703704">
                <text:p>5.4610370370370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164">
                <text:p>2164</text:p>
              </table:table-cell>
              <table:table-cell office:value-type="float" office:value="4.9305">
                <text:p>4.930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165">
                <text:p>2165</text:p>
              </table:table-cell>
              <table:table-cell office:value-type="float" office:value="4.50371428571429">
                <text:p>4.5037142857142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165">
                <text:p>2165</text:p>
              </table:table-cell>
              <table:table-cell office:value-type="float" office:value="4.92778571428571">
                <text:p>4.9277857142857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165">
                <text:p>2165</text:p>
              </table:table-cell>
              <table:table-cell office:value-type="float" office:value="5.897">
                <text:p>5.89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165">
                <text:p>2165</text:p>
              </table:table-cell>
              <table:table-cell office:value-type="float" office:value="5.26314285714286">
                <text:p>5.2631428571428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165">
                <text:p>2165</text:p>
              </table:table-cell>
              <table:table-cell office:value-type="float" office:value="8.16302247191011">
                <text:p>8.1630224719101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165">
                <text:p>2165</text:p>
              </table:table-cell>
              <table:table-cell office:value-type="float" office:value="7.48932307692308">
                <text:p>7.4893230769230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165">
                <text:p>2165</text:p>
              </table:table-cell>
              <table:table-cell office:value-type="float" office:value="9.91035714285714">
                <text:p>9.9103571428571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165">
                <text:p>2165</text:p>
              </table:table-cell>
              <table:table-cell office:value-type="float" office:value="9.61778911564626">
                <text:p>9.6177891156462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165">
                <text:p>2165</text:p>
              </table:table-cell>
              <table:table-cell office:value-type="float" office:value="6.1423698630137">
                <text:p>6.142369863013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168">
                <text:p>2168</text:p>
              </table:table-cell>
              <table:table-cell office:value-type="float" office:value="5.45804166666667">
                <text:p>5.4580416666666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168">
                <text:p>2168</text:p>
              </table:table-cell>
              <table:table-cell office:value-type="float" office:value="12.6540856573705">
                <text:p>12.654085657370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168">
                <text:p>2168</text:p>
              </table:table-cell>
              <table:table-cell office:value-type="float" office:value="7.69774157303371">
                <text:p>7.6977415730337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168">
                <text:p>2168</text:p>
              </table:table-cell>
              <table:table-cell office:value-type="float" office:value="12.639761682243">
                <text:p>12.63976168224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168">
                <text:p>2168</text:p>
              </table:table-cell>
              <table:table-cell office:value-type="float" office:value="13.0692689243028">
                <text:p>13.069268924302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168">
                <text:p>2168</text:p>
              </table:table-cell>
              <table:table-cell office:value-type="float" office:value="8.11401123595506">
                <text:p>8.1140112359550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177">
                <text:p>2177</text:p>
              </table:table-cell>
              <table:table-cell office:value-type="float" office:value="4.62344444444444">
                <text:p>4.6234444444444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177">
                <text:p>2177</text:p>
              </table:table-cell>
              <table:table-cell office:value-type="float" office:value="9.18204885993485">
                <text:p>9.1820488599348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177">
                <text:p>2177</text:p>
              </table:table-cell>
              <table:table-cell office:value-type="float" office:value="13.3615219399538">
                <text:p>13.361521939953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177">
                <text:p>2177</text:p>
              </table:table-cell>
              <table:table-cell office:value-type="float" office:value="6.16671428571429">
                <text:p>6.1667142857142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177">
                <text:p>2177</text:p>
              </table:table-cell>
              <table:table-cell office:value-type="float" office:value="9.60089552238806">
                <text:p>9.6008955223880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177">
                <text:p>2177</text:p>
              </table:table-cell>
              <table:table-cell office:value-type="float" office:value="4.17611764705882">
                <text:p>4.1761176470588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187">
                <text:p>2187</text:p>
              </table:table-cell>
              <table:table-cell office:value-type="float" office:value="8.1652641509434">
                <text:p>8.165264150943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187">
                <text:p>2187</text:p>
              </table:table-cell>
              <table:table-cell office:value-type="float" office:value="5.43795833333333">
                <text:p>5.4379583333333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187">
                <text:p>2187</text:p>
              </table:table-cell>
              <table:table-cell office:value-type="float" office:value="6.36920253164557">
                <text:p>6.3692025316455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187">
                <text:p>2187</text:p>
              </table:table-cell>
              <table:table-cell office:value-type="float" office:value="3.78905882352941">
                <text:p>3.7890588235294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188">
                <text:p>2188</text:p>
              </table:table-cell>
              <table:table-cell office:value-type="float" office:value="5.921">
                <text:p>5.92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188">
                <text:p>2188</text:p>
              </table:table-cell>
              <table:table-cell office:value-type="float" office:value="5.4145">
                <text:p>5.414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188">
                <text:p>2188</text:p>
              </table:table-cell>
              <table:table-cell office:value-type="float" office:value="5.69428571428571">
                <text:p>5.6942857142857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188">
                <text:p>2188</text:p>
              </table:table-cell>
              <table:table-cell office:value-type="float" office:value="6.73578571428571">
                <text:p>6.7357857142857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188">
                <text:p>2188</text:p>
              </table:table-cell>
              <table:table-cell office:value-type="float" office:value="11.4211530612245">
                <text:p>11.421153061224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188">
                <text:p>2188</text:p>
              </table:table-cell>
              <table:table-cell office:value-type="float" office:value="5.97607142857143">
                <text:p>5.9760714285714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188">
                <text:p>2188</text:p>
              </table:table-cell>
              <table:table-cell office:value-type="float" office:value="7.8855">
                <text:p>7.885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188">
                <text:p>2188</text:p>
              </table:table-cell>
              <table:table-cell office:value-type="float" office:value="5.23328571428571">
                <text:p>5.2332857142857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188">
                <text:p>2188</text:p>
              </table:table-cell>
              <table:table-cell office:value-type="float" office:value="17.0497910447761">
                <text:p>17.049791044776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188">
                <text:p>2188</text:p>
              </table:table-cell>
              <table:table-cell office:value-type="float" office:value="11.0850603448276">
                <text:p>11.085060344827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188">
                <text:p>2188</text:p>
              </table:table-cell>
              <table:table-cell office:value-type="float" office:value="6.8195">
                <text:p>6.819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188">
                <text:p>2188</text:p>
              </table:table-cell>
              <table:table-cell office:value-type="float" office:value="8.04523214285714">
                <text:p>8.0452321428571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191">
                <text:p>2191</text:p>
              </table:table-cell>
              <table:table-cell office:value-type="float" office:value="9.51554166666667">
                <text:p>9.5155416666666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191">
                <text:p>2191</text:p>
              </table:table-cell>
              <table:table-cell office:value-type="float" office:value="12.514925984252">
                <text:p>12.51492598425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191">
                <text:p>2191</text:p>
              </table:table-cell>
              <table:table-cell office:value-type="float" office:value="9.57160648148148">
                <text:p>9.5716064814814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191">
                <text:p>2191</text:p>
              </table:table-cell>
              <table:table-cell office:value-type="float" office:value="10.6627011494253">
                <text:p>10.662701149425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192">
                <text:p>2192</text:p>
              </table:table-cell>
              <table:table-cell office:value-type="float" office:value="5.791">
                <text:p>5.79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192">
                <text:p>2192</text:p>
              </table:table-cell>
              <table:table-cell office:value-type="float" office:value="17.3694464285714">
                <text:p>17.369446428571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192">
                <text:p>2192</text:p>
              </table:table-cell>
              <table:table-cell office:value-type="float" office:value="12.2615649350649">
                <text:p>12.261564935064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192">
                <text:p>2192</text:p>
              </table:table-cell>
              <table:table-cell office:value-type="float" office:value="11.8899644549763">
                <text:p>11.889964454976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192">
                <text:p>2192</text:p>
              </table:table-cell>
              <table:table-cell office:value-type="float" office:value="12.2259220779221">
                <text:p>12.225922077922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192">
                <text:p>2192</text:p>
              </table:table-cell>
              <table:table-cell office:value-type="float" office:value="7.36752666666667">
                <text:p>7.3675266666666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192">
                <text:p>2192</text:p>
              </table:table-cell>
              <table:table-cell office:value-type="float" office:value="6.05549152542373">
                <text:p>6.0554915254237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196">
                <text:p>2196</text:p>
              </table:table-cell>
              <table:table-cell office:value-type="float" office:value="9.15947136563877">
                <text:p>9.1594713656387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196">
                <text:p>2196</text:p>
              </table:table-cell>
              <table:table-cell office:value-type="float" office:value="6.6785625">
                <text:p>6.678562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196">
                <text:p>2196</text:p>
              </table:table-cell>
              <table:table-cell office:value-type="float" office:value="9.24933793103448">
                <text:p>9.2493379310344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196">
                <text:p>2196</text:p>
              </table:table-cell>
              <table:table-cell office:value-type="float" office:value="6.3004140625">
                <text:p>6.300414062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202">
                <text:p>2202</text:p>
              </table:table-cell>
              <table:table-cell office:value-type="float" office:value="13.5886521126761">
                <text:p>13.588652112676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202">
                <text:p>2202</text:p>
              </table:table-cell>
              <table:table-cell office:value-type="float" office:value="5.61389473684211">
                <text:p>5.6138947368421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202">
                <text:p>2202</text:p>
              </table:table-cell>
              <table:table-cell office:value-type="float" office:value="7.87754098360656">
                <text:p>7.8775409836065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202">
                <text:p>2202</text:p>
              </table:table-cell>
              <table:table-cell office:value-type="float" office:value="5.79128571428571">
                <text:p>5.79128571428571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204">
                <text:p>2204</text:p>
              </table:table-cell>
              <table:table-cell office:value-type="float" office:value="6.69574285714286">
                <text:p>6.6957428571428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204">
                <text:p>2204</text:p>
              </table:table-cell>
              <table:table-cell office:value-type="float" office:value="8.35837777777778">
                <text:p>8.3583777777777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204">
                <text:p>2204</text:p>
              </table:table-cell>
              <table:table-cell office:value-type="float" office:value="11.1768888888889">
                <text:p>11.176888888888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205">
                <text:p>2205</text:p>
              </table:table-cell>
              <table:table-cell office:value-type="float" office:value="8.49536">
                <text:p>8.4953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205">
                <text:p>2205</text:p>
              </table:table-cell>
              <table:table-cell office:value-type="float" office:value="7.82357746478873">
                <text:p>7.8235774647887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205">
                <text:p>2205</text:p>
              </table:table-cell>
              <table:table-cell office:value-type="float" office:value="6.16047619047619">
                <text:p>6.1604761904761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05">
                <text:p>2205</text:p>
              </table:table-cell>
              <table:table-cell office:value-type="float" office:value="5.89414285714286">
                <text:p>5.8941428571428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205">
                <text:p>2205</text:p>
              </table:table-cell>
              <table:table-cell office:value-type="float" office:value="5.647">
                <text:p>5.64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205">
                <text:p>2205</text:p>
              </table:table-cell>
              <table:table-cell office:value-type="float" office:value="6.86093333333333">
                <text:p>6.8609333333333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205">
                <text:p>2205</text:p>
              </table:table-cell>
              <table:table-cell office:value-type="float" office:value="9.49983783783784">
                <text:p>9.4998378378378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205">
                <text:p>2205</text:p>
              </table:table-cell>
              <table:table-cell office:value-type="float" office:value="6.34521428571429">
                <text:p>6.3452142857142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205">
                <text:p>2205</text:p>
              </table:table-cell>
              <table:table-cell office:value-type="float" office:value="6.39375">
                <text:p>6.3937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205">
                <text:p>2205</text:p>
              </table:table-cell>
              <table:table-cell office:value-type="float" office:value="4.96971428571429">
                <text:p>4.9697142857142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213">
                <text:p>2213</text:p>
              </table:table-cell>
              <table:table-cell office:value-type="float" office:value="13.0845986328125">
                <text:p>13.084598632812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219">
                <text:p>2219</text:p>
              </table:table-cell>
              <table:table-cell office:value-type="float" office:value="4.85773913043478">
                <text:p>4.8577391304347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219">
                <text:p>2219</text:p>
              </table:table-cell>
              <table:table-cell office:value-type="float" office:value="4.18588888888889">
                <text:p>4.1858888888888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219">
                <text:p>2219</text:p>
              </table:table-cell>
              <table:table-cell office:value-type="float" office:value="5.43192857142857">
                <text:p>5.4319285714285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219">
                <text:p>2219</text:p>
              </table:table-cell>
              <table:table-cell office:value-type="float" office:value="8.82239912280702">
                <text:p>8.8223991228070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222">
                <text:p>2222</text:p>
              </table:table-cell>
              <table:table-cell office:value-type="float" office:value="7.96588953488372">
                <text:p>7.9658895348837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222">
                <text:p>2222</text:p>
              </table:table-cell>
              <table:table-cell office:value-type="float" office:value="10.0056266666667">
                <text:p>10.00562666666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222">
                <text:p>2222</text:p>
              </table:table-cell>
              <table:table-cell office:value-type="float" office:value="5.9065652173913">
                <text:p>5.906565217391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222">
                <text:p>2222</text:p>
              </table:table-cell>
              <table:table-cell office:value-type="float" office:value="5.82547826086957">
                <text:p>5.8254782608695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222">
                <text:p>2222</text:p>
              </table:table-cell>
              <table:table-cell office:value-type="float" office:value="6.49303846153846">
                <text:p>6.4930384615384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222">
                <text:p>2222</text:p>
              </table:table-cell>
              <table:table-cell office:value-type="float" office:value="7.11405263157895">
                <text:p>7.1140526315789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231">
                <text:p>2231</text:p>
              </table:table-cell>
              <table:table-cell office:value-type="float" office:value="7.33354568210263">
                <text:p>7.3335456821026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231">
                <text:p>2231</text:p>
              </table:table-cell>
              <table:table-cell office:value-type="float" office:value="4.32147058823529">
                <text:p>4.3214705882352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231">
                <text:p>2231</text:p>
              </table:table-cell>
              <table:table-cell office:value-type="float" office:value="4.39635">
                <text:p>4.3963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231">
                <text:p>2231</text:p>
              </table:table-cell>
              <table:table-cell office:value-type="float" office:value="6.98939">
                <text:p>6.9893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233">
                <text:p>2233</text:p>
              </table:table-cell>
              <table:table-cell office:value-type="float" office:value="7.813125">
                <text:p>7.81312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233">
                <text:p>2233</text:p>
              </table:table-cell>
              <table:table-cell office:value-type="float" office:value="10.0521551724138">
                <text:p>10.052155172413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233">
                <text:p>2233</text:p>
              </table:table-cell>
              <table:table-cell office:value-type="float" office:value="8.5233595505618">
                <text:p>8.523359550561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233">
                <text:p>2233</text:p>
              </table:table-cell>
              <table:table-cell office:value-type="float" office:value="6.59507692307692">
                <text:p>6.5950769230769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233">
                <text:p>2233</text:p>
              </table:table-cell>
              <table:table-cell office:value-type="float" office:value="8.98485542168675">
                <text:p>8.9848554216867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233">
                <text:p>2233</text:p>
              </table:table-cell>
              <table:table-cell office:value-type="float" office:value="6.76886666666667">
                <text:p>6.7688666666666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238">
                <text:p>2238</text:p>
              </table:table-cell>
              <table:table-cell office:value-type="float" office:value="4.1276875">
                <text:p>4.127687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238">
                <text:p>2238</text:p>
              </table:table-cell>
              <table:table-cell office:value-type="float" office:value="12.2960482509047">
                <text:p>12.296048250904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238">
                <text:p>2238</text:p>
              </table:table-cell>
              <table:table-cell office:value-type="float" office:value="8.8256511627907">
                <text:p>8.825651162790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239">
                <text:p>2239</text:p>
              </table:table-cell>
              <table:table-cell office:value-type="float" office:value="6.0285">
                <text:p>6.028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239">
                <text:p>2239</text:p>
              </table:table-cell>
              <table:table-cell office:value-type="float" office:value="7.68684782608696">
                <text:p>7.6868478260869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239">
                <text:p>2239</text:p>
              </table:table-cell>
              <table:table-cell office:value-type="float" office:value="5.45588888888889">
                <text:p>5.4558888888888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239">
                <text:p>2239</text:p>
              </table:table-cell>
              <table:table-cell office:value-type="float" office:value="6.9895">
                <text:p>6.989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242">
                <text:p>2242</text:p>
              </table:table-cell>
              <table:table-cell office:value-type="float" office:value="6.27194827586207">
                <text:p>6.2719482758620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242">
                <text:p>2242</text:p>
              </table:table-cell>
              <table:table-cell office:value-type="float" office:value="5.21044444444444">
                <text:p>5.2104444444444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242">
                <text:p>2242</text:p>
              </table:table-cell>
              <table:table-cell office:value-type="float" office:value="6.00164705882353">
                <text:p>6.0016470588235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242">
                <text:p>2242</text:p>
              </table:table-cell>
              <table:table-cell office:value-type="float" office:value="6.37126315789474">
                <text:p>6.3712631578947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242">
                <text:p>2242</text:p>
              </table:table-cell>
              <table:table-cell office:value-type="float" office:value="9.86427777777778">
                <text:p>9.8642777777777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242">
                <text:p>2242</text:p>
              </table:table-cell>
              <table:table-cell office:value-type="float" office:value="7.19040625">
                <text:p>7.1904062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242">
                <text:p>2242</text:p>
              </table:table-cell>
              <table:table-cell office:value-type="float" office:value="5.94770588235294">
                <text:p>5.9477058823529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242">
                <text:p>2242</text:p>
              </table:table-cell>
              <table:table-cell office:value-type="float" office:value="5.41321052631579">
                <text:p>5.4132105263157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242">
                <text:p>2242</text:p>
              </table:table-cell>
              <table:table-cell office:value-type="float" office:value="10.4659047619048">
                <text:p>10.465904761904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259">
                <text:p>2259</text:p>
              </table:table-cell>
              <table:table-cell office:value-type="float" office:value="4.39352941176471">
                <text:p>4.3935294117647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259">
                <text:p>2259</text:p>
              </table:table-cell>
              <table:table-cell office:value-type="float" office:value="6.21842168674699">
                <text:p>6.2184216867469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259">
                <text:p>2259</text:p>
              </table:table-cell>
              <table:table-cell office:value-type="float" office:value="6.22204545454545">
                <text:p>6.2220454545454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259">
                <text:p>2259</text:p>
              </table:table-cell>
              <table:table-cell office:value-type="float" office:value="5.21029411764706">
                <text:p>5.2102941176470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260">
                <text:p>2260</text:p>
              </table:table-cell>
              <table:table-cell office:value-type="float" office:value="9.54820512820513">
                <text:p>9.5482051282051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260">
                <text:p>2260</text:p>
              </table:table-cell>
              <table:table-cell office:value-type="float" office:value="6.95284033613445">
                <text:p>6.9528403361344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260">
                <text:p>2260</text:p>
              </table:table-cell>
              <table:table-cell office:value-type="float" office:value="7.02896153846154">
                <text:p>7.0289615384615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260">
                <text:p>2260</text:p>
              </table:table-cell>
              <table:table-cell office:value-type="float" office:value="6.93386554621849">
                <text:p>6.9338655462184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260">
                <text:p>2260</text:p>
              </table:table-cell>
              <table:table-cell office:value-type="float" office:value="8.8031660899654">
                <text:p>8.803166089965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260">
                <text:p>2260</text:p>
              </table:table-cell>
              <table:table-cell office:value-type="float" office:value="11.9714406130268">
                <text:p>11.971440613026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264">
                <text:p>2264</text:p>
              </table:table-cell>
              <table:table-cell office:value-type="float" office:value="7.66312903225806">
                <text:p>7.6631290322580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264">
                <text:p>2264</text:p>
              </table:table-cell>
              <table:table-cell office:value-type="float" office:value="5.56905882352941">
                <text:p>5.5690588235294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264">
                <text:p>2264</text:p>
              </table:table-cell>
              <table:table-cell office:value-type="float" office:value="5.3754">
                <text:p>5.375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264">
                <text:p>2264</text:p>
              </table:table-cell>
              <table:table-cell office:value-type="float" office:value="6.73955">
                <text:p>6.7395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264">
                <text:p>2264</text:p>
              </table:table-cell>
              <table:table-cell office:value-type="float" office:value="10.9006506024096">
                <text:p>10.900650602409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264">
                <text:p>2264</text:p>
              </table:table-cell>
              <table:table-cell office:value-type="float" office:value="10.5322025316456">
                <text:p>10.532202531645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264">
                <text:p>2264</text:p>
              </table:table-cell>
              <table:table-cell office:value-type="float" office:value="6.31947058823529">
                <text:p>6.3194705882352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265">
                <text:p>2265</text:p>
              </table:table-cell>
              <table:table-cell office:value-type="float" office:value="4.72264705882353">
                <text:p>4.7226470588235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265">
                <text:p>2265</text:p>
              </table:table-cell>
              <table:table-cell office:value-type="float" office:value="9.29277659574468">
                <text:p>9.2927765957446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265">
                <text:p>2265</text:p>
              </table:table-cell>
              <table:table-cell office:value-type="float" office:value="11.7115264623955">
                <text:p>11.711526462395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265">
                <text:p>2265</text:p>
              </table:table-cell>
              <table:table-cell office:value-type="float" office:value="11.9454689655172">
                <text:p>11.945468965517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265">
                <text:p>2265</text:p>
              </table:table-cell>
              <table:table-cell office:value-type="float" office:value="10.1252888086643">
                <text:p>10.125288808664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265">
                <text:p>2265</text:p>
              </table:table-cell>
              <table:table-cell office:value-type="float" office:value="7.67690909090909">
                <text:p>7.6769090909090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265">
                <text:p>2265</text:p>
              </table:table-cell>
              <table:table-cell office:value-type="float" office:value="6.86958823529412">
                <text:p>6.8695882352941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65">
                <text:p>2265</text:p>
              </table:table-cell>
              <table:table-cell office:value-type="float" office:value="6.56844444444444">
                <text:p>6.5684444444444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269">
                <text:p>2269</text:p>
              </table:table-cell>
              <table:table-cell office:value-type="float" office:value="5.4869756097561">
                <text:p>5.486975609756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269">
                <text:p>2269</text:p>
              </table:table-cell>
              <table:table-cell office:value-type="float" office:value="5.11042105263158">
                <text:p>5.1104210526315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269">
                <text:p>2269</text:p>
              </table:table-cell>
              <table:table-cell office:value-type="float" office:value="10.2470369318182">
                <text:p>10.247036931818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269">
                <text:p>2269</text:p>
              </table:table-cell>
              <table:table-cell office:value-type="float" office:value="9.48177272727273">
                <text:p>9.4817727272727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273">
                <text:p>2273</text:p>
              </table:table-cell>
              <table:table-cell office:value-type="float" office:value="7.06748387096774">
                <text:p>7.0674838709677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273">
                <text:p>2273</text:p>
              </table:table-cell>
              <table:table-cell office:value-type="float" office:value="7.35932258064516">
                <text:p>7.359322580645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273">
                <text:p>2273</text:p>
              </table:table-cell>
              <table:table-cell office:value-type="float" office:value="6.56759090909091">
                <text:p>6.5675909090909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280">
                <text:p>2280</text:p>
              </table:table-cell>
              <table:table-cell office:value-type="float" office:value="7.60815714285714">
                <text:p>7.608157142857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290">
                <text:p>2290</text:p>
              </table:table-cell>
              <table:table-cell office:value-type="float" office:value="4.58341176470588">
                <text:p>4.5834117647058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290">
                <text:p>2290</text:p>
              </table:table-cell>
              <table:table-cell office:value-type="float" office:value="5.91595238095238">
                <text:p>5.9159523809523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292">
                <text:p>2292</text:p>
              </table:table-cell>
              <table:table-cell office:value-type="float" office:value="7.19373684210526">
                <text:p>7.1937368421052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292">
                <text:p>2292</text:p>
              </table:table-cell>
              <table:table-cell office:value-type="float" office:value="13.9211376146789">
                <text:p>13.921137614678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292">
                <text:p>2292</text:p>
              </table:table-cell>
              <table:table-cell office:value-type="float" office:value="8.97622426470588">
                <text:p>8.9762242647058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292">
                <text:p>2292</text:p>
              </table:table-cell>
              <table:table-cell office:value-type="float" office:value="9.01704132231405">
                <text:p>9.0170413223140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292">
                <text:p>2292</text:p>
              </table:table-cell>
              <table:table-cell office:value-type="float" office:value="8.07431818181818">
                <text:p>8.0743181818181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292">
                <text:p>2292</text:p>
              </table:table-cell>
              <table:table-cell office:value-type="float" office:value="9.49496694214876">
                <text:p>9.4949669421487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292">
                <text:p>2292</text:p>
              </table:table-cell>
              <table:table-cell office:value-type="float" office:value="14.1518027210884">
                <text:p>14.151802721088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292">
                <text:p>2292</text:p>
              </table:table-cell>
              <table:table-cell office:value-type="float" office:value="8.91264516129032">
                <text:p>8.9126451612903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292">
                <text:p>2292</text:p>
              </table:table-cell>
              <table:table-cell office:value-type="float" office:value="9.77922222222222">
                <text:p>9.7792222222222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292">
                <text:p>2292</text:p>
              </table:table-cell>
              <table:table-cell office:value-type="float" office:value="8.52678571428571">
                <text:p>8.5267857142857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296">
                <text:p>2296</text:p>
              </table:table-cell>
              <table:table-cell office:value-type="float" office:value="5.55958333333333">
                <text:p>5.5595833333333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296">
                <text:p>2296</text:p>
              </table:table-cell>
              <table:table-cell office:value-type="float" office:value="5.767">
                <text:p>5.76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296">
                <text:p>2296</text:p>
              </table:table-cell>
              <table:table-cell office:value-type="float" office:value="6.06765">
                <text:p>6.0676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296">
                <text:p>2296</text:p>
              </table:table-cell>
              <table:table-cell office:value-type="float" office:value="5.65595652173913">
                <text:p>5.6559565217391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296">
                <text:p>2296</text:p>
              </table:table-cell>
              <table:table-cell office:value-type="float" office:value="19.461291750503">
                <text:p>19.46129175050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296">
                <text:p>2296</text:p>
              </table:table-cell>
              <table:table-cell office:value-type="float" office:value="10.3858538461538">
                <text:p>10.385853846153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296">
                <text:p>2296</text:p>
              </table:table-cell>
              <table:table-cell office:value-type="float" office:value="9.67299115044248">
                <text:p>9.6729911504424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296">
                <text:p>2296</text:p>
              </table:table-cell>
              <table:table-cell office:value-type="float" office:value="5.74911764705882">
                <text:p>5.7491176470588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296">
                <text:p>2296</text:p>
              </table:table-cell>
              <table:table-cell office:value-type="float" office:value="7.27524626865672">
                <text:p>7.2752462686567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299">
                <text:p>2299</text:p>
              </table:table-cell>
              <table:table-cell office:value-type="float" office:value="5.76779310344828">
                <text:p>5.7677931034482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300">
                <text:p>2300</text:p>
              </table:table-cell>
              <table:table-cell office:value-type="float" office:value="9.72587610619469">
                <text:p>9.7258761061946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300">
                <text:p>2300</text:p>
              </table:table-cell>
              <table:table-cell office:value-type="float" office:value="8.76508">
                <text:p>8.7650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300">
                <text:p>2300</text:p>
              </table:table-cell>
              <table:table-cell office:value-type="float" office:value="7.79126666666667">
                <text:p>7.7912666666666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300">
                <text:p>2300</text:p>
              </table:table-cell>
              <table:table-cell office:value-type="float" office:value="7.69005263157895">
                <text:p>7.6900526315789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300">
                <text:p>2300</text:p>
              </table:table-cell>
              <table:table-cell office:value-type="float" office:value="7.5117037037037">
                <text:p>7.511703703703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300">
                <text:p>2300</text:p>
              </table:table-cell>
              <table:table-cell office:value-type="float" office:value="10.0621692307692">
                <text:p>10.062169230769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300">
                <text:p>2300</text:p>
              </table:table-cell>
              <table:table-cell office:value-type="float" office:value="7.35592592592593">
                <text:p>7.355925925925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300">
                <text:p>2300</text:p>
              </table:table-cell>
              <table:table-cell office:value-type="float" office:value="10.6344447513812">
                <text:p>10.634444751381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300">
                <text:p>2300</text:p>
              </table:table-cell>
              <table:table-cell office:value-type="float" office:value="8.037">
                <text:p>8.03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300">
                <text:p>2300</text:p>
              </table:table-cell>
              <table:table-cell office:value-type="float" office:value="5.65476470588235">
                <text:p>5.6547647058823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300">
                <text:p>2300</text:p>
              </table:table-cell>
              <table:table-cell office:value-type="float" office:value="8.52083333333333">
                <text:p>8.5208333333333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301">
                <text:p>2301</text:p>
              </table:table-cell>
              <table:table-cell office:value-type="float" office:value="5.518">
                <text:p>5.51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301">
                <text:p>2301</text:p>
              </table:table-cell>
              <table:table-cell office:value-type="float" office:value="11.9482039660057">
                <text:p>11.948203966005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301">
                <text:p>2301</text:p>
              </table:table-cell>
              <table:table-cell office:value-type="float" office:value="6.12156">
                <text:p>6.1215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301">
                <text:p>2301</text:p>
              </table:table-cell>
              <table:table-cell office:value-type="float" office:value="8.11434645669291">
                <text:p>8.1143464566929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305">
                <text:p>2305</text:p>
              </table:table-cell>
              <table:table-cell office:value-type="float" office:value="8.79344910179641">
                <text:p>8.7934491017964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305">
                <text:p>2305</text:p>
              </table:table-cell>
              <table:table-cell office:value-type="float" office:value="6.03680952380952">
                <text:p>6.03680952380952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305">
                <text:p>2305</text:p>
              </table:table-cell>
              <table:table-cell office:value-type="float" office:value="8.34592771084337">
                <text:p>8.3459277108433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305">
                <text:p>2305</text:p>
              </table:table-cell>
              <table:table-cell office:value-type="float" office:value="9.53401204819277">
                <text:p>9.5340120481927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305">
                <text:p>2305</text:p>
              </table:table-cell>
              <table:table-cell office:value-type="float" office:value="7.15873684210526">
                <text:p>7.15873684210526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305">
                <text:p>2305</text:p>
              </table:table-cell>
              <table:table-cell office:value-type="float" office:value="6.66271641791045">
                <text:p>6.6627164179104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305">
                <text:p>2305</text:p>
              </table:table-cell>
              <table:table-cell office:value-type="float" office:value="6.821">
                <text:p>6.82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305">
                <text:p>2305</text:p>
              </table:table-cell>
              <table:table-cell office:value-type="float" office:value="9.18451898734177">
                <text:p>9.1845189873417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307">
                <text:p>2307</text:p>
              </table:table-cell>
              <table:table-cell office:value-type="float" office:value="6.04189473684211">
                <text:p>6.0418947368421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307">
                <text:p>2307</text:p>
              </table:table-cell>
              <table:table-cell office:value-type="float" office:value="5.98193333333333">
                <text:p>5.9819333333333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307">
                <text:p>2307</text:p>
              </table:table-cell>
              <table:table-cell office:value-type="float" office:value="8.76354081632653">
                <text:p>8.7635408163265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307">
                <text:p>2307</text:p>
              </table:table-cell>
              <table:table-cell office:value-type="float" office:value="8.54931182795699">
                <text:p>8.5493118279569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307">
                <text:p>2307</text:p>
              </table:table-cell>
              <table:table-cell office:value-type="float" office:value="6.45831818181818">
                <text:p>6.4583181818181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307">
                <text:p>2307</text:p>
              </table:table-cell>
              <table:table-cell office:value-type="float" office:value="6.5805">
                <text:p>6.580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307">
                <text:p>2307</text:p>
              </table:table-cell>
              <table:table-cell office:value-type="float" office:value="6.459">
                <text:p>6.45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307">
                <text:p>2307</text:p>
              </table:table-cell>
              <table:table-cell office:value-type="float" office:value="9.6056858974359">
                <text:p>9.605685897435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307">
                <text:p>2307</text:p>
              </table:table-cell>
              <table:table-cell office:value-type="float" office:value="6.40733333333333">
                <text:p>6.4073333333333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307">
                <text:p>2307</text:p>
              </table:table-cell>
              <table:table-cell office:value-type="float" office:value="6.9595">
                <text:p>6.959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308">
                <text:p>2308</text:p>
              </table:table-cell>
              <table:table-cell office:value-type="float" office:value="6.86766666666667">
                <text:p>6.8676666666666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308">
                <text:p>2308</text:p>
              </table:table-cell>
              <table:table-cell office:value-type="float" office:value="6.24321428571429">
                <text:p>6.2432142857142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308">
                <text:p>2308</text:p>
              </table:table-cell>
              <table:table-cell office:value-type="float" office:value="8.74767346938775">
                <text:p>8.7476734693877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308">
                <text:p>2308</text:p>
              </table:table-cell>
              <table:table-cell office:value-type="float" office:value="14.0658097686375">
                <text:p>14.065809768637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308">
                <text:p>2308</text:p>
              </table:table-cell>
              <table:table-cell office:value-type="float" office:value="10.8914513274336">
                <text:p>10.891451327433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308">
                <text:p>2308</text:p>
              </table:table-cell>
              <table:table-cell office:value-type="float" office:value="9.86183455882353">
                <text:p>9.8618345588235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308">
                <text:p>2308</text:p>
              </table:table-cell>
              <table:table-cell office:value-type="float" office:value="10.3388849557522">
                <text:p>10.33888495575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308">
                <text:p>2308</text:p>
              </table:table-cell>
              <table:table-cell office:value-type="float" office:value="9.69405737704918">
                <text:p>9.6940573770491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309">
                <text:p>2309</text:p>
              </table:table-cell>
              <table:table-cell office:value-type="float" office:value="12.7185009328358">
                <text:p>12.718500932835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311">
                <text:p>2311</text:p>
              </table:table-cell>
              <table:table-cell office:value-type="float" office:value="4.33578571428571">
                <text:p>4.3357857142857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315">
                <text:p>2315</text:p>
              </table:table-cell>
              <table:table-cell office:value-type="float" office:value="13.1883990610329">
                <text:p>13.188399061032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315">
                <text:p>2315</text:p>
              </table:table-cell>
              <table:table-cell office:value-type="float" office:value="9.24251587301587">
                <text:p>9.2425158730158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315">
                <text:p>2315</text:p>
              </table:table-cell>
              <table:table-cell office:value-type="float" office:value="6.40564705882353">
                <text:p>6.4056470588235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315">
                <text:p>2315</text:p>
              </table:table-cell>
              <table:table-cell office:value-type="float" office:value="6.33566666666667">
                <text:p>6.3356666666666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315">
                <text:p>2315</text:p>
              </table:table-cell>
              <table:table-cell office:value-type="float" office:value="6.10804545454545">
                <text:p>6.1080454545454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315">
                <text:p>2315</text:p>
              </table:table-cell>
              <table:table-cell office:value-type="float" office:value="10.1830352941176">
                <text:p>10.183035294117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15">
                <text:p>2315</text:p>
              </table:table-cell>
              <table:table-cell office:value-type="float" office:value="8.55258823529412">
                <text:p>8.5525882352941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315">
                <text:p>2315</text:p>
              </table:table-cell>
              <table:table-cell office:value-type="float" office:value="11.2623607594937">
                <text:p>11.26236075949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315">
                <text:p>2315</text:p>
              </table:table-cell>
              <table:table-cell office:value-type="float" office:value="5.78572222222222">
                <text:p>5.7857222222222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315">
                <text:p>2315</text:p>
              </table:table-cell>
              <table:table-cell office:value-type="float" office:value="9.06253608247423">
                <text:p>9.0625360824742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319">
                <text:p>2319</text:p>
              </table:table-cell>
              <table:table-cell office:value-type="float" office:value="8.32476904176904">
                <text:p>8.3247690417690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319">
                <text:p>2319</text:p>
              </table:table-cell>
              <table:table-cell office:value-type="float" office:value="9.31081632653061">
                <text:p>9.3108163265306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323">
                <text:p>2323</text:p>
              </table:table-cell>
              <table:table-cell office:value-type="float" office:value="8.21292307692308">
                <text:p>8.2129230769230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323">
                <text:p>2323</text:p>
              </table:table-cell>
              <table:table-cell office:value-type="float" office:value="5.92758823529412">
                <text:p>5.9275882352941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323">
                <text:p>2323</text:p>
              </table:table-cell>
              <table:table-cell office:value-type="float" office:value="6.34103278688525">
                <text:p>6.3410327868852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323">
                <text:p>2323</text:p>
              </table:table-cell>
              <table:table-cell office:value-type="float" office:value="7.57006666666667">
                <text:p>7.5700666666666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323">
                <text:p>2323</text:p>
              </table:table-cell>
              <table:table-cell office:value-type="float" office:value="4.85935714285714">
                <text:p>4.8593571428571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330">
                <text:p>2330</text:p>
              </table:table-cell>
              <table:table-cell office:value-type="float" office:value="4.8875625">
                <text:p>4.887562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330">
                <text:p>2330</text:p>
              </table:table-cell>
              <table:table-cell office:value-type="float" office:value="5.71772222222222">
                <text:p>5.7177222222222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330">
                <text:p>2330</text:p>
              </table:table-cell>
              <table:table-cell office:value-type="float" office:value="10.4314202898551">
                <text:p>10.431420289855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330">
                <text:p>2330</text:p>
              </table:table-cell>
              <table:table-cell office:value-type="float" office:value="5.39066666666667">
                <text:p>5.3906666666666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330">
                <text:p>2330</text:p>
              </table:table-cell>
              <table:table-cell office:value-type="float" office:value="7.03846296296296">
                <text:p>7.0384629629629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330">
                <text:p>2330</text:p>
              </table:table-cell>
              <table:table-cell office:value-type="float" office:value="8.00771212121212">
                <text:p>8.0077121212121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333">
                <text:p>2333</text:p>
              </table:table-cell>
              <table:table-cell office:value-type="float" office:value="4.84144444444444">
                <text:p>4.8414444444444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333">
                <text:p>2333</text:p>
              </table:table-cell>
              <table:table-cell office:value-type="float" office:value="13.20399513382">
                <text:p>13.2039951338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333">
                <text:p>2333</text:p>
              </table:table-cell>
              <table:table-cell office:value-type="float" office:value="4.94386206896552">
                <text:p>4.9438620689655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333">
                <text:p>2333</text:p>
              </table:table-cell>
              <table:table-cell office:value-type="float" office:value="7.43255102040816">
                <text:p>7.4325510204081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333">
                <text:p>2333</text:p>
              </table:table-cell>
              <table:table-cell office:value-type="float" office:value="5.54088235294118">
                <text:p>5.5408823529411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336">
                <text:p>2336</text:p>
              </table:table-cell>
              <table:table-cell office:value-type="float" office:value="9.76538857142857">
                <text:p>9.7653885714285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336">
                <text:p>2336</text:p>
              </table:table-cell>
              <table:table-cell office:value-type="float" office:value="9.08352571428571">
                <text:p>9.0835257142857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336">
                <text:p>2336</text:p>
              </table:table-cell>
              <table:table-cell office:value-type="float" office:value="8.41619298245614">
                <text:p>8.4161929824561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337">
                <text:p>2337</text:p>
              </table:table-cell>
              <table:table-cell office:value-type="float" office:value="4.43035714285714">
                <text:p>4.4303571428571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337">
                <text:p>2337</text:p>
              </table:table-cell>
              <table:table-cell office:value-type="float" office:value="6.01184615384615">
                <text:p>6.0118461538461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337">
                <text:p>2337</text:p>
              </table:table-cell>
              <table:table-cell office:value-type="float" office:value="7.09986666666667">
                <text:p>7.0998666666666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337">
                <text:p>2337</text:p>
              </table:table-cell>
              <table:table-cell office:value-type="float" office:value="6.59192307692308">
                <text:p>6.5919230769230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339">
                <text:p>2339</text:p>
              </table:table-cell>
              <table:table-cell office:value-type="float" office:value="5.34985714285714">
                <text:p>5.3498571428571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339">
                <text:p>2339</text:p>
              </table:table-cell>
              <table:table-cell office:value-type="float" office:value="5.6736">
                <text:p>5.673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339">
                <text:p>2339</text:p>
              </table:table-cell>
              <table:table-cell office:value-type="float" office:value="6.8473119266055">
                <text:p>6.847311926605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340">
                <text:p>2340</text:p>
              </table:table-cell>
              <table:table-cell office:value-type="float" office:value="6.96625">
                <text:p>6.9662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349">
                <text:p>2349</text:p>
              </table:table-cell>
              <table:table-cell office:value-type="float" office:value="7.58959090909091">
                <text:p>7.5895909090909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349">
                <text:p>2349</text:p>
              </table:table-cell>
              <table:table-cell office:value-type="float" office:value="10.2815766233766">
                <text:p>10.281576623376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349">
                <text:p>2349</text:p>
              </table:table-cell>
              <table:table-cell office:value-type="float" office:value="6.05972222222222">
                <text:p>6.0597222222222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349">
                <text:p>2349</text:p>
              </table:table-cell>
              <table:table-cell office:value-type="float" office:value="6.65707142857143">
                <text:p>6.6570714285714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354">
                <text:p>2354</text:p>
              </table:table-cell>
              <table:table-cell office:value-type="float" office:value="7.18248717948718">
                <text:p>7.1824871794871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354">
                <text:p>2354</text:p>
              </table:table-cell>
              <table:table-cell office:value-type="float" office:value="7.67520689655172">
                <text:p>7.6752068965517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354">
                <text:p>2354</text:p>
              </table:table-cell>
              <table:table-cell office:value-type="float" office:value="5.72921428571429">
                <text:p>5.7292142857142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354">
                <text:p>2354</text:p>
              </table:table-cell>
              <table:table-cell office:value-type="float" office:value="6.12741176470588">
                <text:p>6.1274117647058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361">
                <text:p>2361</text:p>
              </table:table-cell>
              <table:table-cell office:value-type="float" office:value="6.75215714285714">
                <text:p>6.7521571428571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361">
                <text:p>2361</text:p>
              </table:table-cell>
              <table:table-cell office:value-type="float" office:value="6.54604545454545">
                <text:p>6.5460454545454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361">
                <text:p>2361</text:p>
              </table:table-cell>
              <table:table-cell office:value-type="float" office:value="8.94142857142857">
                <text:p>8.9414285714285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361">
                <text:p>2361</text:p>
              </table:table-cell>
              <table:table-cell office:value-type="float" office:value="4.95530434782609">
                <text:p>4.9553043478260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361">
                <text:p>2361</text:p>
              </table:table-cell>
              <table:table-cell office:value-type="float" office:value="9.25236111111111">
                <text:p>9.2523611111111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361">
                <text:p>2361</text:p>
              </table:table-cell>
              <table:table-cell office:value-type="float" office:value="8.73471052631579">
                <text:p>8.7347105263157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361">
                <text:p>2361</text:p>
              </table:table-cell>
              <table:table-cell office:value-type="float" office:value="10.5623333333333">
                <text:p>10.562333333333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361">
                <text:p>2361</text:p>
              </table:table-cell>
              <table:table-cell office:value-type="float" office:value="6.15895833333333">
                <text:p>6.1589583333333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361">
                <text:p>2361</text:p>
              </table:table-cell>
              <table:table-cell office:value-type="float" office:value="7.40206666666667">
                <text:p>7.4020666666666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362">
                <text:p>2362</text:p>
              </table:table-cell>
              <table:table-cell office:value-type="float" office:value="9.4522962962963">
                <text:p>9.452296296296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362">
                <text:p>2362</text:p>
              </table:table-cell>
              <table:table-cell office:value-type="float" office:value="11.4758793103448">
                <text:p>11.475879310344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362">
                <text:p>2362</text:p>
              </table:table-cell>
              <table:table-cell office:value-type="float" office:value="8.82908333333333">
                <text:p>8.8290833333333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362">
                <text:p>2362</text:p>
              </table:table-cell>
              <table:table-cell office:value-type="float" office:value="7.72617283950617">
                <text:p>7.7261728395061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362">
                <text:p>2362</text:p>
              </table:table-cell>
              <table:table-cell office:value-type="float" office:value="5.80264285714286">
                <text:p>5.8026428571428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362">
                <text:p>2362</text:p>
              </table:table-cell>
              <table:table-cell office:value-type="float" office:value="6.98910810810811">
                <text:p>6.9891081081081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362">
                <text:p>2362</text:p>
              </table:table-cell>
              <table:table-cell office:value-type="float" office:value="8.30841017964072">
                <text:p>8.3084101796407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362">
                <text:p>2362</text:p>
              </table:table-cell>
              <table:table-cell office:value-type="float" office:value="8.33916666666667">
                <text:p>8.3391666666666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362">
                <text:p>2362</text:p>
              </table:table-cell>
              <table:table-cell office:value-type="float" office:value="6.517">
                <text:p>6.51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362">
                <text:p>2362</text:p>
              </table:table-cell>
              <table:table-cell office:value-type="float" office:value="7.713">
                <text:p>7.71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362">
                <text:p>2362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362">
                <text:p>2362</text:p>
              </table:table-cell>
              <table:table-cell office:value-type="float" office:value="8.45994059405941">
                <text:p>8.4599405940594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362">
                <text:p>2362</text:p>
              </table:table-cell>
              <table:table-cell office:value-type="float" office:value="5.05161111111111">
                <text:p>5.0516111111111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362">
                <text:p>2362</text:p>
              </table:table-cell>
              <table:table-cell office:value-type="float" office:value="8.51961111111111">
                <text:p>8.5196111111111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362">
                <text:p>2362</text:p>
              </table:table-cell>
              <table:table-cell office:value-type="float" office:value="6.24702857142857">
                <text:p>6.2470285714285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362">
                <text:p>2362</text:p>
              </table:table-cell>
              <table:table-cell office:value-type="float" office:value="8.217775">
                <text:p>8.21777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362">
                <text:p>2362</text:p>
              </table:table-cell>
              <table:table-cell office:value-type="float" office:value="6.14141176470588">
                <text:p>6.1414117647058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362">
                <text:p>2362</text:p>
              </table:table-cell>
              <table:table-cell office:value-type="float" office:value="6.11515">
                <text:p>6.1151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2363">
                <text:p>2363</text:p>
              </table:table-cell>
              <table:table-cell office:value-type="float" office:value="7.404875">
                <text:p>7.40487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363">
                <text:p>2363</text:p>
              </table:table-cell>
              <table:table-cell office:value-type="float" office:value="6.85547058823529">
                <text:p>6.8554705882352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2363">
                <text:p>2363</text:p>
              </table:table-cell>
              <table:table-cell office:value-type="float" office:value="7.7090985915493">
                <text:p>7.709098591549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363">
                <text:p>2363</text:p>
              </table:table-cell>
              <table:table-cell office:value-type="float" office:value="7.213">
                <text:p>7.21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363">
                <text:p>2363</text:p>
              </table:table-cell>
              <table:table-cell office:value-type="float" office:value="6.02210526315789">
                <text:p>6.0221052631578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2363">
                <text:p>2363</text:p>
              </table:table-cell>
              <table:table-cell office:value-type="float" office:value="9.70522580645161">
                <text:p>9.7052258064516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363">
                <text:p>2363</text:p>
              </table:table-cell>
              <table:table-cell office:value-type="float" office:value="10.2364100294985">
                <text:p>10.236410029498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365">
                <text:p>2365</text:p>
              </table:table-cell>
              <table:table-cell office:value-type="float" office:value="10.1615533333333">
                <text:p>10.161553333333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365">
                <text:p>2365</text:p>
              </table:table-cell>
              <table:table-cell office:value-type="float" office:value="6.16961111111111">
                <text:p>6.1696111111111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365">
                <text:p>2365</text:p>
              </table:table-cell>
              <table:table-cell office:value-type="float" office:value="8.04069811320755">
                <text:p>8.0406981132075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365">
                <text:p>2365</text:p>
              </table:table-cell>
              <table:table-cell office:value-type="float" office:value="11.2214026548673">
                <text:p>11.221402654867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2365">
                <text:p>2365</text:p>
              </table:table-cell>
              <table:table-cell office:value-type="float" office:value="8.01947798742138">
                <text:p>8.0194779874213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365">
                <text:p>2365</text:p>
              </table:table-cell>
              <table:table-cell office:value-type="float" office:value="5.8235">
                <text:p>5.823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365">
                <text:p>2365</text:p>
              </table:table-cell>
              <table:table-cell office:value-type="float" office:value="5.8180625">
                <text:p>5.818062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365">
                <text:p>2365</text:p>
              </table:table-cell>
              <table:table-cell office:value-type="float" office:value="6.40958904109589">
                <text:p>6.4095890410958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2365">
                <text:p>2365</text:p>
              </table:table-cell>
              <table:table-cell office:value-type="float" office:value="9.07081927710843">
                <text:p>9.0708192771084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365">
                <text:p>2365</text:p>
              </table:table-cell>
              <table:table-cell office:value-type="float" office:value="5.35786206896552">
                <text:p>5.3578620689655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365">
                <text:p>2365</text:p>
              </table:table-cell>
              <table:table-cell office:value-type="float" office:value="6.07666666666667">
                <text:p>6.0766666666666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2365">
                <text:p>2365</text:p>
              </table:table-cell>
              <table:table-cell office:value-type="float" office:value="6.38835897435897">
                <text:p>6.3883589743589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365">
                <text:p>2365</text:p>
              </table:table-cell>
              <table:table-cell office:value-type="float" office:value="8.32702040816327">
                <text:p>8.3270204081632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365">
                <text:p>2365</text:p>
              </table:table-cell>
              <table:table-cell office:value-type="float" office:value="8.55638775510204">
                <text:p>8.5563877551020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2365">
                <text:p>2365</text:p>
              </table:table-cell>
              <table:table-cell office:value-type="float" office:value="5.68364705882353">
                <text:p>5.6836470588235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365">
                <text:p>2365</text:p>
              </table:table-cell>
              <table:table-cell office:value-type="float" office:value="8.71465517241379">
                <text:p>8.7146551724137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365">
                <text:p>2365</text:p>
              </table:table-cell>
              <table:table-cell office:value-type="float" office:value="7.2164">
                <text:p>7.216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365">
                <text:p>2365</text:p>
              </table:table-cell>
              <table:table-cell office:value-type="float" office:value="6.82395">
                <text:p>6.8239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365">
                <text:p>2365</text:p>
              </table:table-cell>
              <table:table-cell office:value-type="float" office:value="8.69405128205128">
                <text:p>8.6940512820512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371">
                <text:p>2371</text:p>
              </table:table-cell>
              <table:table-cell office:value-type="float" office:value="4.75823529411765">
                <text:p>4.7582352941176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371">
                <text:p>2371</text:p>
              </table:table-cell>
              <table:table-cell office:value-type="float" office:value="6.035125">
                <text:p>6.03512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371">
                <text:p>2371</text:p>
              </table:table-cell>
              <table:table-cell office:value-type="float" office:value="6.33949032258064">
                <text:p>6.3394903225806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371">
                <text:p>2371</text:p>
              </table:table-cell>
              <table:table-cell office:value-type="float" office:value="5.47658823529412">
                <text:p>5.4765882352941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373">
                <text:p>2373</text:p>
              </table:table-cell>
              <table:table-cell office:value-type="float" office:value="7.73117910447761">
                <text:p>7.7311791044776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373">
                <text:p>2373</text:p>
              </table:table-cell>
              <table:table-cell office:value-type="float" office:value="7.56855223880597">
                <text:p>7.5685522388059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373">
                <text:p>2373</text:p>
              </table:table-cell>
              <table:table-cell office:value-type="float" office:value="9.54585057471264">
                <text:p>9.5458505747126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373">
                <text:p>2373</text:p>
              </table:table-cell>
              <table:table-cell office:value-type="float" office:value="11.3750571428571">
                <text:p>11.375057142857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373">
                <text:p>2373</text:p>
              </table:table-cell>
              <table:table-cell office:value-type="float" office:value="8.63075708502024">
                <text:p>8.6307570850202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373">
                <text:p>2373</text:p>
              </table:table-cell>
              <table:table-cell office:value-type="float" office:value="9.67515422885572">
                <text:p>9.6751542288557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377">
                <text:p>2377</text:p>
              </table:table-cell>
              <table:table-cell office:value-type="float" office:value="23.5254397394137">
                <text:p>23.525439739413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377">
                <text:p>2377</text:p>
              </table:table-cell>
              <table:table-cell office:value-type="float" office:value="9.49865984654731">
                <text:p>9.4986598465473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377">
                <text:p>2377</text:p>
              </table:table-cell>
              <table:table-cell office:value-type="float" office:value="10.1244354243542">
                <text:p>10.124435424354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380">
                <text:p>2380</text:p>
              </table:table-cell>
              <table:table-cell office:value-type="float" office:value="9.40525">
                <text:p>9.4052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380">
                <text:p>2380</text:p>
              </table:table-cell>
              <table:table-cell office:value-type="float" office:value="10.9410505415162">
                <text:p>10.941050541516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380">
                <text:p>2380</text:p>
              </table:table-cell>
              <table:table-cell office:value-type="float" office:value="5.97095238095238">
                <text:p>5.9709523809523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380">
                <text:p>2380</text:p>
              </table:table-cell>
              <table:table-cell office:value-type="float" office:value="8.59510975609756">
                <text:p>8.5951097560975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380">
                <text:p>2380</text:p>
              </table:table-cell>
              <table:table-cell office:value-type="float" office:value="9.96389361702128">
                <text:p>9.9638936170212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380">
                <text:p>2380</text:p>
              </table:table-cell>
              <table:table-cell office:value-type="float" office:value="6.19590476190476">
                <text:p>6.1959047619047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380">
                <text:p>2380</text:p>
              </table:table-cell>
              <table:table-cell office:value-type="float" office:value="5.16957692307692">
                <text:p>5.1695769230769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384">
                <text:p>2384</text:p>
              </table:table-cell>
              <table:table-cell office:value-type="float" office:value="7.92942857142857">
                <text:p>7.9294285714285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384">
                <text:p>2384</text:p>
              </table:table-cell>
              <table:table-cell office:value-type="float" office:value="6.17571428571429">
                <text:p>6.1757142857142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384">
                <text:p>2384</text:p>
              </table:table-cell>
              <table:table-cell office:value-type="float" office:value="4.899">
                <text:p>4.89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2384">
                <text:p>2384</text:p>
              </table:table-cell>
              <table:table-cell office:value-type="float" office:value="10.0441857142857">
                <text:p>10.04418571428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2384">
                <text:p>2384</text:p>
              </table:table-cell>
              <table:table-cell office:value-type="float" office:value="6.96033333333333">
                <text:p>6.9603333333333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384">
                <text:p>2384</text:p>
              </table:table-cell>
              <table:table-cell office:value-type="float" office:value="7.40209523809524">
                <text:p>7.4020952380952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2384">
                <text:p>2384</text:p>
              </table:table-cell>
              <table:table-cell office:value-type="float" office:value="6.63964285714286">
                <text:p>6.6396428571428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389">
                <text:p>2389</text:p>
              </table:table-cell>
              <table:table-cell office:value-type="float" office:value="8.64977647058824">
                <text:p>8.6497764705882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389">
                <text:p>2389</text:p>
              </table:table-cell>
              <table:table-cell office:value-type="float" office:value="8.60418620689655">
                <text:p>8.6041862068965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2389">
                <text:p>2389</text:p>
              </table:table-cell>
              <table:table-cell office:value-type="float" office:value="8.09604716981132">
                <text:p>8.0960471698113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389">
                <text:p>2389</text:p>
              </table:table-cell>
              <table:table-cell office:value-type="float" office:value="9.62496078431373">
                <text:p>9.6249607843137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389">
                <text:p>2389</text:p>
              </table:table-cell>
              <table:table-cell office:value-type="float" office:value="8.41815094339623">
                <text:p>8.4181509433962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389">
                <text:p>2389</text:p>
              </table:table-cell>
              <table:table-cell office:value-type="float" office:value="9.47431111111111">
                <text:p>9.4743111111111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389">
                <text:p>2389</text:p>
              </table:table-cell>
              <table:table-cell office:value-type="float" office:value="8.37137974683544">
                <text:p>8.3713797468354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2392">
                <text:p>2392</text:p>
              </table:table-cell>
              <table:table-cell office:value-type="float" office:value="13.9842349246231">
                <text:p>13.984234924623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392">
                <text:p>2392</text:p>
              </table:table-cell>
              <table:table-cell office:value-type="float" office:value="13.2399661016949">
                <text:p>13.239966101694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2392">
                <text:p>2392</text:p>
              </table:table-cell>
              <table:table-cell office:value-type="float" office:value="9.86955803571429">
                <text:p>9.8695580357142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392">
                <text:p>2392</text:p>
              </table:table-cell>
              <table:table-cell office:value-type="float" office:value="5.36795454545455">
                <text:p>5.3679545454545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392">
                <text:p>2392</text:p>
              </table:table-cell>
              <table:table-cell office:value-type="float" office:value="9.96208854166667">
                <text:p>9.9620885416666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392">
                <text:p>2392</text:p>
              </table:table-cell>
              <table:table-cell office:value-type="float" office:value="10.3123333333333">
                <text:p>10.312333333333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2392">
                <text:p>2392</text:p>
              </table:table-cell>
              <table:table-cell office:value-type="float" office:value="8.17706696428571">
                <text:p>8.1770669642857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392">
                <text:p>2392</text:p>
              </table:table-cell>
              <table:table-cell office:value-type="float" office:value="5.52109090909091">
                <text:p>5.5210909090909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392">
                <text:p>2392</text:p>
              </table:table-cell>
              <table:table-cell office:value-type="float" office:value="9.1885296803653">
                <text:p>9.188529680365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2399">
                <text:p>2399</text:p>
              </table:table-cell>
              <table:table-cell office:value-type="float" office:value="20.173857837181">
                <text:p>20.17385783718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2399">
                <text:p>2399</text:p>
              </table:table-cell>
              <table:table-cell office:value-type="float" office:value="11.53025">
                <text:p>11.5302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399">
                <text:p>2399</text:p>
              </table:table-cell>
              <table:table-cell office:value-type="float" office:value="8.59868085106383">
                <text:p>8.5986808510638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399">
                <text:p>2399</text:p>
              </table:table-cell>
              <table:table-cell office:value-type="float" office:value="7.668">
                <text:p>7.66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409">
                <text:p>2409</text:p>
              </table:table-cell>
              <table:table-cell office:value-type="float" office:value="11.9141">
                <text:p>11.914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409">
                <text:p>2409</text:p>
              </table:table-cell>
              <table:table-cell office:value-type="float" office:value="13.6693060344828">
                <text:p>13.669306034482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409">
                <text:p>2409</text:p>
              </table:table-cell>
              <table:table-cell office:value-type="float" office:value="7.25654838709677">
                <text:p>7.2565483870967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409">
                <text:p>2409</text:p>
              </table:table-cell>
              <table:table-cell office:value-type="float" office:value="8.09532954545455">
                <text:p>8.0953295454545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409">
                <text:p>2409</text:p>
              </table:table-cell>
              <table:table-cell office:value-type="float" office:value="7.0793125">
                <text:p>7.079312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409">
                <text:p>2409</text:p>
              </table:table-cell>
              <table:table-cell office:value-type="float" office:value="6.61865">
                <text:p>6.6186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409">
                <text:p>2409</text:p>
              </table:table-cell>
              <table:table-cell office:value-type="float" office:value="6.58511111111111">
                <text:p>6.5851111111111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2409">
                <text:p>2409</text:p>
              </table:table-cell>
              <table:table-cell office:value-type="float" office:value="13.5612251308901">
                <text:p>13.561225130890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409">
                <text:p>2409</text:p>
              </table:table-cell>
              <table:table-cell office:value-type="float" office:value="9.04436111111111">
                <text:p>9.0443611111111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411">
                <text:p>2411</text:p>
              </table:table-cell>
              <table:table-cell office:value-type="float" office:value="18.9554161205767">
                <text:p>18.955416120576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429">
                <text:p>2429</text:p>
              </table:table-cell>
              <table:table-cell office:value-type="float" office:value="8.408">
                <text:p>8.40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429">
                <text:p>2429</text:p>
              </table:table-cell>
              <table:table-cell office:value-type="float" office:value="8.88344444444444">
                <text:p>8.8834444444444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429">
                <text:p>2429</text:p>
              </table:table-cell>
              <table:table-cell office:value-type="float" office:value="6.85537037037037">
                <text:p>6.8553703703703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2429">
                <text:p>2429</text:p>
              </table:table-cell>
              <table:table-cell office:value-type="float" office:value="9.037375">
                <text:p>9.03737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429">
                <text:p>2429</text:p>
              </table:table-cell>
              <table:table-cell office:value-type="float" office:value="6.49673684210526">
                <text:p>6.4967368421052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2429">
                <text:p>2429</text:p>
              </table:table-cell>
              <table:table-cell office:value-type="float" office:value="6.67648275862069">
                <text:p>6.6764827586206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429">
                <text:p>2429</text:p>
              </table:table-cell>
              <table:table-cell office:value-type="float" office:value="6.24011428571429">
                <text:p>6.2401142857142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2459">
                <text:p>2459</text:p>
              </table:table-cell>
              <table:table-cell office:value-type="float" office:value="5.28278571428571">
                <text:p>5.2827857142857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459">
                <text:p>2459</text:p>
              </table:table-cell>
              <table:table-cell office:value-type="float" office:value="4.88964285714286">
                <text:p>4.8896428571428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462">
                <text:p>2462</text:p>
              </table:table-cell>
              <table:table-cell office:value-type="float" office:value="6.36273333333333">
                <text:p>6.3627333333333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462">
                <text:p>2462</text:p>
              </table:table-cell>
              <table:table-cell office:value-type="float" office:value="5.24875">
                <text:p>5.2487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462">
                <text:p>2462</text:p>
              </table:table-cell>
              <table:table-cell office:value-type="float" office:value="6.75141666666667">
                <text:p>6.7514166666666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462">
                <text:p>2462</text:p>
              </table:table-cell>
              <table:table-cell office:value-type="float" office:value="8.05566666666667">
                <text:p>8.0556666666666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462">
                <text:p>2462</text:p>
              </table:table-cell>
              <table:table-cell office:value-type="float" office:value="9.1865">
                <text:p>9.186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462">
                <text:p>2462</text:p>
              </table:table-cell>
              <table:table-cell office:value-type="float" office:value="12.104797235023">
                <text:p>12.10479723502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462">
                <text:p>2462</text:p>
              </table:table-cell>
              <table:table-cell office:value-type="float" office:value="10.9823395061728">
                <text:p>10.982339506172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466">
                <text:p>2466</text:p>
              </table:table-cell>
              <table:table-cell office:value-type="float" office:value="5.83986666666667">
                <text:p>5.8398666666666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70">
                <text:p>2470</text:p>
              </table:table-cell>
              <table:table-cell office:value-type="float" office:value="8.48909003215434">
                <text:p>8.4890900321543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470">
                <text:p>2470</text:p>
              </table:table-cell>
              <table:table-cell office:value-type="float" office:value="7.57368421052632">
                <text:p>7.5736842105263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470">
                <text:p>2470</text:p>
              </table:table-cell>
              <table:table-cell office:value-type="float" office:value="9.63840607734807">
                <text:p>9.6384060773480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471">
                <text:p>2471</text:p>
              </table:table-cell>
              <table:table-cell office:value-type="float" office:value="8.06897058823529">
                <text:p>8.0689705882352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471">
                <text:p>2471</text:p>
              </table:table-cell>
              <table:table-cell office:value-type="float" office:value="5.98858333333333">
                <text:p>5.9885833333333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471">
                <text:p>2471</text:p>
              </table:table-cell>
              <table:table-cell office:value-type="float" office:value="6.68528571428571">
                <text:p>6.6852857142857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471">
                <text:p>2471</text:p>
              </table:table-cell>
              <table:table-cell office:value-type="float" office:value="7.01861538461538">
                <text:p>7.0186153846153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477">
                <text:p>2477</text:p>
              </table:table-cell>
              <table:table-cell office:value-type="float" office:value="7.94120634920635">
                <text:p>7.9412063492063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477">
                <text:p>2477</text:p>
              </table:table-cell>
              <table:table-cell office:value-type="float" office:value="7.63326086956522">
                <text:p>7.6332608695652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477">
                <text:p>2477</text:p>
              </table:table-cell>
              <table:table-cell office:value-type="float" office:value="5.81667123287671">
                <text:p>5.8166712328767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477">
                <text:p>2477</text:p>
              </table:table-cell>
              <table:table-cell office:value-type="float" office:value="8.72028181818182">
                <text:p>8.7202818181818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2477">
                <text:p>2477</text:p>
              </table:table-cell>
              <table:table-cell office:value-type="float" office:value="7.91227536231884">
                <text:p>7.9122753623188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477">
                <text:p>2477</text:p>
              </table:table-cell>
              <table:table-cell office:value-type="float" office:value="7.56302352941176">
                <text:p>7.5630235294117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2477">
                <text:p>2477</text:p>
              </table:table-cell>
              <table:table-cell office:value-type="float" office:value="3.96547058823529">
                <text:p>3.9654705882352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2477">
                <text:p>2477</text:p>
              </table:table-cell>
              <table:table-cell office:value-type="float" office:value="9.89031182795699">
                <text:p>9.8903118279569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477">
                <text:p>2477</text:p>
              </table:table-cell>
              <table:table-cell office:value-type="float" office:value="5.33452941176471">
                <text:p>5.3345294117647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490">
                <text:p>2490</text:p>
              </table:table-cell>
              <table:table-cell office:value-type="float" office:value="5.19286666666667">
                <text:p>5.1928666666666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494">
                <text:p>2494</text:p>
              </table:table-cell>
              <table:table-cell office:value-type="float" office:value="7.34777884615385">
                <text:p>7.3477788461538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494">
                <text:p>2494</text:p>
              </table:table-cell>
              <table:table-cell office:value-type="float" office:value="11.0570139751553">
                <text:p>11.057013975155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2494">
                <text:p>2494</text:p>
              </table:table-cell>
              <table:table-cell office:value-type="float" office:value="5.6000303030303">
                <text:p>5.600030303030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494">
                <text:p>2494</text:p>
              </table:table-cell>
              <table:table-cell office:value-type="float" office:value="12.2093236434109">
                <text:p>12.2093236434109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494">
                <text:p>2494</text:p>
              </table:table-cell>
              <table:table-cell office:value-type="float" office:value="5.74948484848485">
                <text:p>5.7494848484848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497">
                <text:p>2497</text:p>
              </table:table-cell>
              <table:table-cell office:value-type="float" office:value="5.2879375">
                <text:p>5.287937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2497">
                <text:p>2497</text:p>
              </table:table-cell>
              <table:table-cell office:value-type="float" office:value="11.2135666666667">
                <text:p>11.213566666666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2497">
                <text:p>2497</text:p>
              </table:table-cell>
              <table:table-cell office:value-type="float" office:value="7.97538095238095">
                <text:p>7.9753809523809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497">
                <text:p>2497</text:p>
              </table:table-cell>
              <table:table-cell office:value-type="float" office:value="14.0341457800512">
                <text:p>14.034145780051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2497">
                <text:p>2497</text:p>
              </table:table-cell>
              <table:table-cell office:value-type="float" office:value="11.0709166666667">
                <text:p>11.070916666666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497">
                <text:p>2497</text:p>
              </table:table-cell>
              <table:table-cell office:value-type="float" office:value="6.75261904761905">
                <text:p>6.7526190476190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497">
                <text:p>2497</text:p>
              </table:table-cell>
              <table:table-cell office:value-type="float" office:value="14.2205701754386">
                <text:p>14.220570175438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497">
                <text:p>2497</text:p>
              </table:table-cell>
              <table:table-cell office:value-type="float" office:value="7.7755546875">
                <text:p>7.775554687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497">
                <text:p>2497</text:p>
              </table:table-cell>
              <table:table-cell office:value-type="float" office:value="6.34376470588235">
                <text:p>6.3437647058823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497">
                <text:p>2497</text:p>
              </table:table-cell>
              <table:table-cell office:value-type="float" office:value="7.9370243902439">
                <text:p>7.937024390243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499">
                <text:p>2499</text:p>
              </table:table-cell>
              <table:table-cell office:value-type="float" office:value="7.21173333333333">
                <text:p>7.2117333333333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510">
                <text:p>2510</text:p>
              </table:table-cell>
              <table:table-cell office:value-type="float" office:value="12.6751697674419">
                <text:p>12.6751697674419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510">
                <text:p>2510</text:p>
              </table:table-cell>
              <table:table-cell office:value-type="float" office:value="12.6395714285714">
                <text:p>12.639571428571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510">
                <text:p>2510</text:p>
              </table:table-cell>
              <table:table-cell office:value-type="float" office:value="7.32021276595745">
                <text:p>7.3202127659574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2510">
                <text:p>2510</text:p>
              </table:table-cell>
              <table:table-cell office:value-type="float" office:value="6.05064285714286">
                <text:p>6.0506428571428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2510">
                <text:p>2510</text:p>
              </table:table-cell>
              <table:table-cell office:value-type="float" office:value="13.3081719197708">
                <text:p>13.308171919770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2510">
                <text:p>2510</text:p>
              </table:table-cell>
              <table:table-cell office:value-type="float" office:value="7.44758510638298">
                <text:p>7.44758510638298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2510">
                <text:p>2510</text:p>
              </table:table-cell>
              <table:table-cell office:value-type="float" office:value="7.19295238095238">
                <text:p>7.1929523809523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2512">
                <text:p>2512</text:p>
              </table:table-cell>
              <table:table-cell office:value-type="float" office:value="4.13123529411765">
                <text:p>4.1312352941176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512">
                <text:p>2512</text:p>
              </table:table-cell>
              <table:table-cell office:value-type="float" office:value="10.6090869565217">
                <text:p>10.609086956521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2512">
                <text:p>2512</text:p>
              </table:table-cell>
              <table:table-cell office:value-type="float" office:value="5.88702608695652">
                <text:p>5.8870260869565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2512">
                <text:p>2512</text:p>
              </table:table-cell>
              <table:table-cell office:value-type="float" office:value="10.7024173913043">
                <text:p>10.702417391304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2512">
                <text:p>2512</text:p>
              </table:table-cell>
              <table:table-cell office:value-type="float" office:value="6.05365217391304">
                <text:p>6.0536521739130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2512">
                <text:p>2512</text:p>
              </table:table-cell>
              <table:table-cell office:value-type="float" office:value="8.00664556962025">
                <text:p>8.0066455696202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2512">
                <text:p>2512</text:p>
              </table:table-cell>
              <table:table-cell office:value-type="float" office:value="7.58553125">
                <text:p>7.5855312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512">
                <text:p>2512</text:p>
              </table:table-cell>
              <table:table-cell office:value-type="float" office:value="7.70221518987342">
                <text:p>7.7022151898734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2512">
                <text:p>2512</text:p>
              </table:table-cell>
              <table:table-cell office:value-type="float" office:value="7.20784375">
                <text:p>7.2078437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2512">
                <text:p>2512</text:p>
              </table:table-cell>
              <table:table-cell office:value-type="float" office:value="7.65626865671642">
                <text:p>7.6562686567164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2512">
                <text:p>2512</text:p>
              </table:table-cell>
              <table:table-cell office:value-type="float" office:value="7.10068656716418">
                <text:p>7.1006865671641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2518">
                <text:p>2518</text:p>
              </table:table-cell>
              <table:table-cell office:value-type="float" office:value="8.4237551342812">
                <text:p>8.423755134281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518">
                <text:p>2518</text:p>
              </table:table-cell>
              <table:table-cell office:value-type="float" office:value="5.4925">
                <text:p>5.492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2518">
                <text:p>2518</text:p>
              </table:table-cell>
              <table:table-cell office:value-type="float" office:value="11.4693225806452">
                <text:p>11.469322580645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518">
                <text:p>2518</text:p>
              </table:table-cell>
              <table:table-cell office:value-type="float" office:value="5.79128571428571">
                <text:p>5.7912857142857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518">
                <text:p>2518</text:p>
              </table:table-cell>
              <table:table-cell office:value-type="float" office:value="10.5134112903226">
                <text:p>10.513411290322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518">
                <text:p>2518</text:p>
              </table:table-cell>
              <table:table-cell office:value-type="float" office:value="4.66194117647059">
                <text:p>4.6619411764705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518">
                <text:p>2518</text:p>
              </table:table-cell>
              <table:table-cell office:value-type="float" office:value="5.072">
                <text:p>5.07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518">
                <text:p>2518</text:p>
              </table:table-cell>
              <table:table-cell office:value-type="float" office:value="4.86529411764706">
                <text:p>4.8652941176470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518">
                <text:p>2518</text:p>
              </table:table-cell>
              <table:table-cell office:value-type="float" office:value="5.34874193548387">
                <text:p>5.3487419354838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518">
                <text:p>2518</text:p>
              </table:table-cell>
              <table:table-cell office:value-type="float" office:value="8.70363492063492">
                <text:p>8.7036349206349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518">
                <text:p>2518</text:p>
              </table:table-cell>
              <table:table-cell office:value-type="float" office:value="8.39667741935484">
                <text:p>8.3966774193548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524">
                <text:p>2524</text:p>
              </table:table-cell>
              <table:table-cell office:value-type="float" office:value="6.43257142857143">
                <text:p>6.4325714285714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524">
                <text:p>2524</text:p>
              </table:table-cell>
              <table:table-cell office:value-type="float" office:value="7.09014285714286">
                <text:p>7.0901428571428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524">
                <text:p>2524</text:p>
              </table:table-cell>
              <table:table-cell office:value-type="float" office:value="5.51635294117647">
                <text:p>5.5163529411764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532">
                <text:p>2532</text:p>
              </table:table-cell>
              <table:table-cell office:value-type="float" office:value="10.0063924050633">
                <text:p>10.006392405063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532">
                <text:p>2532</text:p>
              </table:table-cell>
              <table:table-cell office:value-type="float" office:value="12.8645895522388">
                <text:p>12.864589552238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532">
                <text:p>2532</text:p>
              </table:table-cell>
              <table:table-cell office:value-type="float" office:value="7.48086206896552">
                <text:p>7.4808620689655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532">
                <text:p>2532</text:p>
              </table:table-cell>
              <table:table-cell office:value-type="float" office:value="9.85120238095238">
                <text:p>9.8512023809523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532">
                <text:p>2532</text:p>
              </table:table-cell>
              <table:table-cell office:value-type="float" office:value="11.1308973509934">
                <text:p>11.130897350993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532">
                <text:p>2532</text:p>
              </table:table-cell>
              <table:table-cell office:value-type="float" office:value="8.43897142857143">
                <text:p>8.4389714285714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532">
                <text:p>2532</text:p>
              </table:table-cell>
              <table:table-cell office:value-type="float" office:value="13.2763652173913">
                <text:p>13.276365217391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532">
                <text:p>2532</text:p>
              </table:table-cell>
              <table:table-cell office:value-type="float" office:value="12.8964818181818">
                <text:p>12.896481818181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532">
                <text:p>2532</text:p>
              </table:table-cell>
              <table:table-cell office:value-type="float" office:value="7.89592537313433">
                <text:p>7.8959253731343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535">
                <text:p>2535</text:p>
              </table:table-cell>
              <table:table-cell office:value-type="float" office:value="10.7747183098592">
                <text:p>10.7747183098592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535">
                <text:p>2535</text:p>
              </table:table-cell>
              <table:table-cell office:value-type="float" office:value="12.1449204545455">
                <text:p>12.144920454545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535">
                <text:p>2535</text:p>
              </table:table-cell>
              <table:table-cell office:value-type="float" office:value="7.69385714285714">
                <text:p>7.6938571428571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535">
                <text:p>2535</text:p>
              </table:table-cell>
              <table:table-cell office:value-type="float" office:value="12.4256899224806">
                <text:p>12.425689922480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2535">
                <text:p>2535</text:p>
              </table:table-cell>
              <table:table-cell office:value-type="float" office:value="11.2740674157303">
                <text:p>11.274067415730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2535">
                <text:p>2535</text:p>
              </table:table-cell>
              <table:table-cell office:value-type="float" office:value="12.1095413533835">
                <text:p>12.109541353383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535">
                <text:p>2535</text:p>
              </table:table-cell>
              <table:table-cell office:value-type="float" office:value="6.21765384615385">
                <text:p>6.2176538461538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2535">
                <text:p>2535</text:p>
              </table:table-cell>
              <table:table-cell office:value-type="float" office:value="7.59676851851852">
                <text:p>7.5967685185185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2535">
                <text:p>2535</text:p>
              </table:table-cell>
              <table:table-cell office:value-type="float" office:value="11.4864880952381">
                <text:p>11.486488095238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535">
                <text:p>2535</text:p>
              </table:table-cell>
              <table:table-cell office:value-type="float" office:value="12.5573095238095">
                <text:p>12.557309523809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541">
                <text:p>2541</text:p>
              </table:table-cell>
              <table:table-cell office:value-type="float" office:value="9.4873125">
                <text:p>9.487312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2541">
                <text:p>2541</text:p>
              </table:table-cell>
              <table:table-cell office:value-type="float" office:value="5.1105">
                <text:p>5.110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2547">
                <text:p>2547</text:p>
              </table:table-cell>
              <table:table-cell office:value-type="float" office:value="4.23157142857143">
                <text:p>4.23157142857143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2547">
                <text:p>2547</text:p>
              </table:table-cell>
              <table:table-cell office:value-type="float" office:value="7.64108333333333">
                <text:p>7.641083333333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547">
                <text:p>2547</text:p>
              </table:table-cell>
              <table:table-cell office:value-type="float" office:value="12.4737976653697">
                <text:p>12.473797665369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547">
                <text:p>2547</text:p>
              </table:table-cell>
              <table:table-cell office:value-type="float" office:value="7.67438333333333">
                <text:p>7.6743833333333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547">
                <text:p>2547</text:p>
              </table:table-cell>
              <table:table-cell office:value-type="float" office:value="13.0652696078431">
                <text:p>13.065269607843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47">
                <text:p>2547</text:p>
              </table:table-cell>
              <table:table-cell office:value-type="float" office:value="7.3476">
                <text:p>7.3476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547">
                <text:p>2547</text:p>
              </table:table-cell>
              <table:table-cell office:value-type="float" office:value="12.1749610894942">
                <text:p>12.174961089494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547">
                <text:p>2547</text:p>
              </table:table-cell>
              <table:table-cell office:value-type="float" office:value="7.6168">
                <text:p>7.616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575">
                <text:p>2575</text:p>
              </table:table-cell>
              <table:table-cell office:value-type="float" office:value="5.7015">
                <text:p>5.701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575">
                <text:p>2575</text:p>
              </table:table-cell>
              <table:table-cell office:value-type="float" office:value="4.92793333333333">
                <text:p>4.9279333333333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575">
                <text:p>2575</text:p>
              </table:table-cell>
              <table:table-cell office:value-type="float" office:value="7.36239097744361">
                <text:p>7.36239097744361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2579">
                <text:p>2579</text:p>
              </table:table-cell>
              <table:table-cell office:value-type="float" office:value="10.361">
                <text:p>10.36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2579">
                <text:p>2579</text:p>
              </table:table-cell>
              <table:table-cell office:value-type="float" office:value="8.6604">
                <text:p>8.660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2579">
                <text:p>2579</text:p>
              </table:table-cell>
              <table:table-cell office:value-type="float" office:value="6.12951515151515">
                <text:p>6.1295151515151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2579">
                <text:p>2579</text:p>
              </table:table-cell>
              <table:table-cell office:value-type="float" office:value="7.91295238095238">
                <text:p>7.91295238095238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2579">
                <text:p>2579</text:p>
              </table:table-cell>
              <table:table-cell office:value-type="float" office:value="6.37025925925926">
                <text:p>6.37025925925926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2593">
                <text:p>2593</text:p>
              </table:table-cell>
              <table:table-cell office:value-type="float" office:value="7.44836">
                <text:p>7.4483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2593">
                <text:p>2593</text:p>
              </table:table-cell>
              <table:table-cell office:value-type="float" office:value="16.7570852459016">
                <text:p>16.757085245901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2593">
                <text:p>2593</text:p>
              </table:table-cell>
              <table:table-cell office:value-type="float" office:value="7.25717647058824">
                <text:p>7.2571764705882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2593">
                <text:p>2593</text:p>
              </table:table-cell>
              <table:table-cell office:value-type="float" office:value="12.2765464190981">
                <text:p>12.276546419098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2593">
                <text:p>2593</text:p>
              </table:table-cell>
              <table:table-cell office:value-type="float" office:value="5.43670588235294">
                <text:p>5.4367058823529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2594">
                <text:p>2594</text:p>
              </table:table-cell>
              <table:table-cell office:value-type="float" office:value="10.6006518518519">
                <text:p>10.600651851851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2594">
                <text:p>2594</text:p>
              </table:table-cell>
              <table:table-cell office:value-type="float" office:value="13.1899329140461">
                <text:p>13.189932914046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2603">
                <text:p>2603</text:p>
              </table:table-cell>
              <table:table-cell office:value-type="float" office:value="13.9544179104478">
                <text:p>13.954417910447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603">
                <text:p>2603</text:p>
              </table:table-cell>
              <table:table-cell office:value-type="float" office:value="9.37040217391304">
                <text:p>9.3704021739130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2603">
                <text:p>2603</text:p>
              </table:table-cell>
              <table:table-cell office:value-type="float" office:value="6.27491666666667">
                <text:p>6.2749166666666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2603">
                <text:p>2603</text:p>
              </table:table-cell>
              <table:table-cell office:value-type="float" office:value="11.6643482587065">
                <text:p>11.664348258706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2603">
                <text:p>2603</text:p>
              </table:table-cell>
              <table:table-cell office:value-type="float" office:value="10.9864358974359">
                <text:p>10.986435897435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603">
                <text:p>2603</text:p>
              </table:table-cell>
              <table:table-cell office:value-type="float" office:value="7.27859259259259">
                <text:p>7.278592592592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603">
                <text:p>2603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2603">
                <text:p>2603</text:p>
              </table:table-cell>
              <table:table-cell office:value-type="float" office:value="6.51216666666667">
                <text:p>6.5121666666666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2603">
                <text:p>2603</text:p>
              </table:table-cell>
              <table:table-cell office:value-type="float" office:value="17.6699682539683">
                <text:p>17.669968253968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603">
                <text:p>2603</text:p>
              </table:table-cell>
              <table:table-cell office:value-type="float" office:value="7.73186666666667">
                <text:p>7.7318666666666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2603">
                <text:p>2603</text:p>
              </table:table-cell>
              <table:table-cell office:value-type="float" office:value="6.53742857142857">
                <text:p>6.5374285714285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2603">
                <text:p>2603</text:p>
              </table:table-cell>
              <table:table-cell office:value-type="float" office:value="11.9225064377682">
                <text:p>11.9225064377682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2603">
                <text:p>2603</text:p>
              </table:table-cell>
              <table:table-cell office:value-type="float" office:value="7.81606593406593">
                <text:p>7.81606593406593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2603">
                <text:p>2603</text:p>
              </table:table-cell>
              <table:table-cell office:value-type="float" office:value="7.39176845637584">
                <text:p>7.3917684563758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2603">
                <text:p>2603</text:p>
              </table:table-cell>
              <table:table-cell office:value-type="float" office:value="12.4646652360515">
                <text:p>12.464665236051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603">
                <text:p>2603</text:p>
              </table:table-cell>
              <table:table-cell office:value-type="float" office:value="7.91621978021978">
                <text:p>7.9162197802197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2603">
                <text:p>2603</text:p>
              </table:table-cell>
              <table:table-cell office:value-type="float" office:value="5.35028571428571">
                <text:p>5.3502857142857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603">
                <text:p>2603</text:p>
              </table:table-cell>
              <table:table-cell office:value-type="float" office:value="12.4450472103004">
                <text:p>12.445047210300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603">
                <text:p>2603</text:p>
              </table:table-cell>
              <table:table-cell office:value-type="float" office:value="7.91631868131868">
                <text:p>7.91631868131868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603">
                <text:p>2603</text:p>
              </table:table-cell>
              <table:table-cell office:value-type="float" office:value="7.17496979865772">
                <text:p>7.17496979865772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603">
                <text:p>2603</text:p>
              </table:table-cell>
              <table:table-cell office:value-type="float" office:value="12.1192317596567">
                <text:p>12.119231759656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603">
                <text:p>2603</text:p>
              </table:table-cell>
              <table:table-cell office:value-type="float" office:value="7.89773626373626">
                <text:p>7.8977362637362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603">
                <text:p>2603</text:p>
              </table:table-cell>
              <table:table-cell office:value-type="float" office:value="7.11707407407407">
                <text:p>7.1170740740740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607">
                <text:p>2607</text:p>
              </table:table-cell>
              <table:table-cell office:value-type="float" office:value="6.40904761904762">
                <text:p>6.4090476190476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607">
                <text:p>2607</text:p>
              </table:table-cell>
              <table:table-cell office:value-type="float" office:value="10.0037668393782">
                <text:p>10.003766839378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2607">
                <text:p>2607</text:p>
              </table:table-cell>
              <table:table-cell office:value-type="float" office:value="10.030099009901">
                <text:p>10.03009900990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2607">
                <text:p>2607</text:p>
              </table:table-cell>
              <table:table-cell office:value-type="float" office:value="6.53765938864629">
                <text:p>6.5376593886462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623">
                <text:p>2623</text:p>
              </table:table-cell>
              <table:table-cell office:value-type="float" office:value="5.21161904761905">
                <text:p>5.2116190476190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623">
                <text:p>2623</text:p>
              </table:table-cell>
              <table:table-cell office:value-type="float" office:value="7.20773529411765">
                <text:p>7.2077352941176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2623">
                <text:p>2623</text:p>
              </table:table-cell>
              <table:table-cell office:value-type="float" office:value="9.60342176870748">
                <text:p>9.60342176870748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2623">
                <text:p>2623</text:p>
              </table:table-cell>
              <table:table-cell office:value-type="float" office:value="9.72721022727273">
                <text:p>9.7272102272727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2623">
                <text:p>2623</text:p>
              </table:table-cell>
              <table:table-cell office:value-type="float" office:value="9.43246258503401">
                <text:p>9.43246258503401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623">
                <text:p>2623</text:p>
              </table:table-cell>
              <table:table-cell office:value-type="float" office:value="9.41266911764706">
                <text:p>9.4126691176470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2638">
                <text:p>2638</text:p>
              </table:table-cell>
              <table:table-cell office:value-type="float" office:value="5.38221428571429">
                <text:p>5.3822142857142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2638">
                <text:p>2638</text:p>
              </table:table-cell>
              <table:table-cell office:value-type="float" office:value="12.6333842975207">
                <text:p>12.633384297520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2638">
                <text:p>2638</text:p>
              </table:table-cell>
              <table:table-cell office:value-type="float" office:value="8.59704838709677">
                <text:p>8.5970483870967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638">
                <text:p>2638</text:p>
              </table:table-cell>
              <table:table-cell office:value-type="float" office:value="4.83385714285714">
                <text:p>4.8338571428571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2638">
                <text:p>2638</text:p>
              </table:table-cell>
              <table:table-cell office:value-type="float" office:value="7.46894444444444">
                <text:p>7.46894444444444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638">
                <text:p>2638</text:p>
              </table:table-cell>
              <table:table-cell office:value-type="float" office:value="8.2735">
                <text:p>8.273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638">
                <text:p>2638</text:p>
              </table:table-cell>
              <table:table-cell office:value-type="float" office:value="7.40151724137931">
                <text:p>7.4015172413793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2638">
                <text:p>2638</text:p>
              </table:table-cell>
              <table:table-cell office:value-type="float" office:value="9.863">
                <text:p>9.86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645">
                <text:p>2645</text:p>
              </table:table-cell>
              <table:table-cell office:value-type="float" office:value="4.96328571428571">
                <text:p>4.9632857142857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2645">
                <text:p>2645</text:p>
              </table:table-cell>
              <table:table-cell office:value-type="float" office:value="10.4712213930348">
                <text:p>10.471221393034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2645">
                <text:p>2645</text:p>
              </table:table-cell>
              <table:table-cell office:value-type="float" office:value="7.38951351351351">
                <text:p>7.3895135135135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645">
                <text:p>2645</text:p>
              </table:table-cell>
              <table:table-cell office:value-type="float" office:value="7.71844444444444">
                <text:p>7.7184444444444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2645">
                <text:p>2645</text:p>
              </table:table-cell>
              <table:table-cell office:value-type="float" office:value="8.22487769784173">
                <text:p>8.2248776978417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2654">
                <text:p>2654</text:p>
              </table:table-cell>
              <table:table-cell office:value-type="float" office:value="6.44342857142857">
                <text:p>6.4434285714285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654">
                <text:p>2654</text:p>
              </table:table-cell>
              <table:table-cell office:value-type="float" office:value="6.64171428571429">
                <text:p>6.6417142857142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2654">
                <text:p>2654</text:p>
              </table:table-cell>
              <table:table-cell office:value-type="float" office:value="4.75190476190476">
                <text:p>4.7519047619047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2654">
                <text:p>2654</text:p>
              </table:table-cell>
              <table:table-cell office:value-type="float" office:value="13.0651216617211">
                <text:p>13.065121661721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2665">
                <text:p>2665</text:p>
              </table:table-cell>
              <table:table-cell office:value-type="float" office:value="7.68929411764706">
                <text:p>7.68929411764706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2665">
                <text:p>2665</text:p>
              </table:table-cell>
              <table:table-cell office:value-type="float" office:value="5.901375">
                <text:p>5.90137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2665">
                <text:p>2665</text:p>
              </table:table-cell>
              <table:table-cell office:value-type="float" office:value="11.0331838565022">
                <text:p>11.0331838565022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665">
                <text:p>2665</text:p>
              </table:table-cell>
              <table:table-cell office:value-type="float" office:value="16.4181771428571">
                <text:p>16.418177142857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665">
                <text:p>2665</text:p>
              </table:table-cell>
              <table:table-cell office:value-type="float" office:value="6.51570689655172">
                <text:p>6.5157068965517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665">
                <text:p>2665</text:p>
              </table:table-cell>
              <table:table-cell office:value-type="float" office:value="10.3084">
                <text:p>10.308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665">
                <text:p>2665</text:p>
              </table:table-cell>
              <table:table-cell office:value-type="float" office:value="7.99086666666667">
                <text:p>7.9908666666666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683">
                <text:p>2683</text:p>
              </table:table-cell>
              <table:table-cell office:value-type="float" office:value="6.32203448275862">
                <text:p>6.32203448275862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683">
                <text:p>2683</text:p>
              </table:table-cell>
              <table:table-cell office:value-type="float" office:value="6.54021212121212">
                <text:p>6.5402121212121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683">
                <text:p>2683</text:p>
              </table:table-cell>
              <table:table-cell office:value-type="float" office:value="4.7216">
                <text:p>4.721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83">
                <text:p>2683</text:p>
              </table:table-cell>
              <table:table-cell office:value-type="float" office:value="9.5227096069869">
                <text:p>9.522709606986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2683">
                <text:p>2683</text:p>
              </table:table-cell>
              <table:table-cell office:value-type="float" office:value="6.09714285714286">
                <text:p>6.0971428571428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2683">
                <text:p>2683</text:p>
              </table:table-cell>
              <table:table-cell office:value-type="float" office:value="5.75129411764706">
                <text:p>5.75129411764706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2690">
                <text:p>2690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2690">
                <text:p>2690</text:p>
              </table:table-cell>
              <table:table-cell office:value-type="float" office:value="4.9898064516129">
                <text:p>4.989806451612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2694">
                <text:p>2694</text:p>
              </table:table-cell>
              <table:table-cell office:value-type="float" office:value="6.04711764705882">
                <text:p>6.0471176470588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2694">
                <text:p>2694</text:p>
              </table:table-cell>
              <table:table-cell office:value-type="float" office:value="12.6241138421734">
                <text:p>12.624113842173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2695">
                <text:p>2695</text:p>
              </table:table-cell>
              <table:table-cell office:value-type="float" office:value="7.87337837837838">
                <text:p>7.8733783783783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2695">
                <text:p>2695</text:p>
              </table:table-cell>
              <table:table-cell office:value-type="float" office:value="8.08017272727273">
                <text:p>8.0801727272727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695">
                <text:p>2695</text:p>
              </table:table-cell>
              <table:table-cell office:value-type="float" office:value="5.94535294117647">
                <text:p>5.9453529411764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2695">
                <text:p>2695</text:p>
              </table:table-cell>
              <table:table-cell office:value-type="float" office:value="9.34014432989691">
                <text:p>9.3401443298969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2695">
                <text:p>2695</text:p>
              </table:table-cell>
              <table:table-cell office:value-type="float" office:value="7.90333333333333">
                <text:p>7.9033333333333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2695">
                <text:p>2695</text:p>
              </table:table-cell>
              <table:table-cell office:value-type="float" office:value="6.8296">
                <text:p>6.829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2695">
                <text:p>2695</text:p>
              </table:table-cell>
              <table:table-cell office:value-type="float" office:value="6.40197894736842">
                <text:p>6.40197894736842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695">
                <text:p>2695</text:p>
              </table:table-cell>
              <table:table-cell office:value-type="float" office:value="6.90303157894737">
                <text:p>6.9030315789473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695">
                <text:p>2695</text:p>
              </table:table-cell>
              <table:table-cell office:value-type="float" office:value="9.26320238095238">
                <text:p>9.26320238095238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695">
                <text:p>2695</text:p>
              </table:table-cell>
              <table:table-cell office:value-type="float" office:value="6.29848421052632">
                <text:p>6.298484210526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707">
                <text:p>2707</text:p>
              </table:table-cell>
              <table:table-cell office:value-type="float" office:value="6.53178787878788">
                <text:p>6.53178787878788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708">
                <text:p>2708</text:p>
              </table:table-cell>
              <table:table-cell office:value-type="float" office:value="7.41982051282051">
                <text:p>7.4198205128205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708">
                <text:p>2708</text:p>
              </table:table-cell>
              <table:table-cell office:value-type="float" office:value="5.95176">
                <text:p>5.95176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708">
                <text:p>2708</text:p>
              </table:table-cell>
              <table:table-cell office:value-type="float" office:value="5.85604">
                <text:p>5.85604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708">
                <text:p>2708</text:p>
              </table:table-cell>
              <table:table-cell office:value-type="float" office:value="5.34733333333333">
                <text:p>5.3473333333333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708">
                <text:p>2708</text:p>
              </table:table-cell>
              <table:table-cell office:value-type="float" office:value="5.09796">
                <text:p>5.0979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708">
                <text:p>2708</text:p>
              </table:table-cell>
              <table:table-cell office:value-type="float" office:value="6.64436">
                <text:p>6.6443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708">
                <text:p>2708</text:p>
              </table:table-cell>
              <table:table-cell office:value-type="float" office:value="5.36144444444444">
                <text:p>5.3614444444444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715">
                <text:p>2715</text:p>
              </table:table-cell>
              <table:table-cell office:value-type="float" office:value="8.82094117647059">
                <text:p>8.8209411764705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730">
                <text:p>2730</text:p>
              </table:table-cell>
              <table:table-cell office:value-type="float" office:value="4.91414285714286">
                <text:p>4.91414285714286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30">
                <text:p>2730</text:p>
              </table:table-cell>
              <table:table-cell office:value-type="float" office:value="8.38977595628415">
                <text:p>8.3897759562841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730">
                <text:p>2730</text:p>
              </table:table-cell>
              <table:table-cell office:value-type="float" office:value="5.94858823529412">
                <text:p>5.9485882352941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730">
                <text:p>2730</text:p>
              </table:table-cell>
              <table:table-cell office:value-type="float" office:value="7.46442372881356">
                <text:p>7.4644237288135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740">
                <text:p>2740</text:p>
              </table:table-cell>
              <table:table-cell office:value-type="float" office:value="6.80666666666667">
                <text:p>6.8066666666666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740">
                <text:p>2740</text:p>
              </table:table-cell>
              <table:table-cell office:value-type="float" office:value="6.59395833333333">
                <text:p>6.5939583333333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743">
                <text:p>2743</text:p>
              </table:table-cell>
              <table:table-cell office:value-type="float" office:value="11.3824867617108">
                <text:p>11.382486761710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752">
                <text:p>2752</text:p>
              </table:table-cell>
              <table:table-cell office:value-type="float" office:value="6.85964285714286">
                <text:p>6.85964285714286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758">
                <text:p>2758</text:p>
              </table:table-cell>
              <table:table-cell office:value-type="float" office:value="11.783">
                <text:p>11.78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758">
                <text:p>2758</text:p>
              </table:table-cell>
              <table:table-cell office:value-type="float" office:value="6.29133333333333">
                <text:p>6.2913333333333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758">
                <text:p>2758</text:p>
              </table:table-cell>
              <table:table-cell office:value-type="float" office:value="7.45164285714286">
                <text:p>7.4516428571428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758">
                <text:p>2758</text:p>
              </table:table-cell>
              <table:table-cell office:value-type="float" office:value="10.8377573529412">
                <text:p>10.837757352941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758">
                <text:p>2758</text:p>
              </table:table-cell>
              <table:table-cell office:value-type="float" office:value="9.4558829787234">
                <text:p>9.4558829787234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758">
                <text:p>2758</text:p>
              </table:table-cell>
              <table:table-cell office:value-type="float" office:value="6.10384615384615">
                <text:p>6.1038461538461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2758">
                <text:p>2758</text:p>
              </table:table-cell>
              <table:table-cell office:value-type="float" office:value="13.5450442655936">
                <text:p>13.5450442655936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2758">
                <text:p>2758</text:p>
              </table:table-cell>
              <table:table-cell office:value-type="float" office:value="6.7816">
                <text:p>6.78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2758">
                <text:p>2758</text:p>
              </table:table-cell>
              <table:table-cell office:value-type="float" office:value="11.2000967741935">
                <text:p>11.200096774193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758">
                <text:p>2758</text:p>
              </table:table-cell>
              <table:table-cell office:value-type="float" office:value="11.132">
                <text:p>11.13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2759">
                <text:p>2759</text:p>
              </table:table-cell>
              <table:table-cell office:value-type="float" office:value="9.04568518518518">
                <text:p>9.04568518518518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767">
                <text:p>2767</text:p>
              </table:table-cell>
              <table:table-cell office:value-type="float" office:value="7.50561538461538">
                <text:p>7.50561538461538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767">
                <text:p>2767</text:p>
              </table:table-cell>
              <table:table-cell office:value-type="float" office:value="6.49534482758621">
                <text:p>6.4953448275862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2767">
                <text:p>2767</text:p>
              </table:table-cell>
              <table:table-cell office:value-type="float" office:value="5.87064285714286">
                <text:p>5.87064285714286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2767">
                <text:p>2767</text:p>
              </table:table-cell>
              <table:table-cell office:value-type="float" office:value="6.08152941176471">
                <text:p>6.0815294117647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767">
                <text:p>2767</text:p>
              </table:table-cell>
              <table:table-cell office:value-type="float" office:value="11.5976164383562">
                <text:p>11.597616438356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774">
                <text:p>2774</text:p>
              </table:table-cell>
              <table:table-cell office:value-type="float" office:value="13.7090114678899">
                <text:p>13.709011467889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2774">
                <text:p>2774</text:p>
              </table:table-cell>
              <table:table-cell office:value-type="float" office:value="6.12317647058824">
                <text:p>6.1231764705882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2774">
                <text:p>2774</text:p>
              </table:table-cell>
              <table:table-cell office:value-type="float" office:value="6.19988888888889">
                <text:p>6.19988888888889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774">
                <text:p>2774</text:p>
              </table:table-cell>
              <table:table-cell office:value-type="float" office:value="8.37341732283465">
                <text:p>8.3734173228346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2788">
                <text:p>2788</text:p>
              </table:table-cell>
              <table:table-cell office:value-type="float" office:value="13.8044234995773">
                <text:p>13.8044234995773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2794">
                <text:p>2794</text:p>
              </table:table-cell>
              <table:table-cell office:value-type="float" office:value="17.7758761804827">
                <text:p>17.775876180482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794">
                <text:p>2794</text:p>
              </table:table-cell>
              <table:table-cell office:value-type="float" office:value="7.282734375">
                <text:p>7.28273437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2794">
                <text:p>2794</text:p>
              </table:table-cell>
              <table:table-cell office:value-type="float" office:value="6.05972549019608">
                <text:p>6.0597254901960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2794">
                <text:p>2794</text:p>
              </table:table-cell>
              <table:table-cell office:value-type="float" office:value="7.53882051282051">
                <text:p>7.5388205128205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2794">
                <text:p>2794</text:p>
              </table:table-cell>
              <table:table-cell office:value-type="float" office:value="9.73547297297297">
                <text:p>9.7354729729729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2799">
                <text:p>2799</text:p>
              </table:table-cell>
              <table:table-cell office:value-type="float" office:value="5.77428571428571">
                <text:p>5.7742857142857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2799">
                <text:p>2799</text:p>
              </table:table-cell>
              <table:table-cell office:value-type="float" office:value="6.68394117647059">
                <text:p>6.68394117647059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2799">
                <text:p>2799</text:p>
              </table:table-cell>
              <table:table-cell office:value-type="float" office:value="9.75483333333333">
                <text:p>9.7548333333333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2799">
                <text:p>2799</text:p>
              </table:table-cell>
              <table:table-cell office:value-type="float" office:value="9.54258585858586">
                <text:p>9.54258585858586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2806">
                <text:p>2806</text:p>
              </table:table-cell>
              <table:table-cell office:value-type="float" office:value="7.63042222222222">
                <text:p>7.6304222222222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2806">
                <text:p>2806</text:p>
              </table:table-cell>
              <table:table-cell office:value-type="float" office:value="6.08068292682927">
                <text:p>6.08068292682927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2806">
                <text:p>2806</text:p>
              </table:table-cell>
              <table:table-cell office:value-type="float" office:value="7.06623287671233">
                <text:p>7.0662328767123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806">
                <text:p>2806</text:p>
              </table:table-cell>
              <table:table-cell office:value-type="float" office:value="6.20032653061225">
                <text:p>6.2003265306122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806">
                <text:p>2806</text:p>
              </table:table-cell>
              <table:table-cell office:value-type="float" office:value="11.9237462686567">
                <text:p>11.923746268656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806">
                <text:p>2806</text:p>
              </table:table-cell>
              <table:table-cell office:value-type="float" office:value="7.36796551724138">
                <text:p>7.3679655172413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806">
                <text:p>2806</text:p>
              </table:table-cell>
              <table:table-cell office:value-type="float" office:value="7.97702448979592">
                <text:p>7.9770244897959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806">
                <text:p>2806</text:p>
              </table:table-cell>
              <table:table-cell office:value-type="float" office:value="9.83647027027027">
                <text:p>9.83647027027027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807">
                <text:p>2807</text:p>
              </table:table-cell>
              <table:table-cell office:value-type="float" office:value="6.69511764705882">
                <text:p>6.6951176470588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807">
                <text:p>2807</text:p>
              </table:table-cell>
              <table:table-cell office:value-type="float" office:value="5.59247058823529">
                <text:p>5.5924705882352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807">
                <text:p>2807</text:p>
              </table:table-cell>
              <table:table-cell office:value-type="float" office:value="5.72611764705882">
                <text:p>5.7261176470588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2807">
                <text:p>2807</text:p>
              </table:table-cell>
              <table:table-cell office:value-type="float" office:value="6.29717647058824">
                <text:p>6.2971764705882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2807">
                <text:p>2807</text:p>
              </table:table-cell>
              <table:table-cell office:value-type="float" office:value="6.89735294117647">
                <text:p>6.897352941176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807">
                <text:p>2807</text:p>
              </table:table-cell>
              <table:table-cell office:value-type="float" office:value="8.82554700854701">
                <text:p>8.8255470085470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2807">
                <text:p>2807</text:p>
              </table:table-cell>
              <table:table-cell office:value-type="float" office:value="11.6359359605911">
                <text:p>11.6359359605911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807">
                <text:p>2807</text:p>
              </table:table-cell>
              <table:table-cell office:value-type="float" office:value="7.63777777777778">
                <text:p>7.63777777777778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807">
                <text:p>2807</text:p>
              </table:table-cell>
              <table:table-cell office:value-type="float" office:value="6.76988888888889">
                <text:p>6.7698888888888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807">
                <text:p>2807</text:p>
              </table:table-cell>
              <table:table-cell office:value-type="float" office:value="9.1741376146789">
                <text:p>9.174137614678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2807">
                <text:p>2807</text:p>
              </table:table-cell>
              <table:table-cell office:value-type="float" office:value="8.52805882352941">
                <text:p>8.5280588235294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807">
                <text:p>2807</text:p>
              </table:table-cell>
              <table:table-cell office:value-type="float" office:value="5.72764705882353">
                <text:p>5.7276470588235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2807">
                <text:p>2807</text:p>
              </table:table-cell>
              <table:table-cell office:value-type="float" office:value="9.04456666666667">
                <text:p>9.04456666666667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807">
                <text:p>2807</text:p>
              </table:table-cell>
              <table:table-cell office:value-type="float" office:value="5.63458823529412">
                <text:p>5.6345882352941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816">
                <text:p>2816</text:p>
              </table:table-cell>
              <table:table-cell office:value-type="float" office:value="12.26635639413">
                <text:p>12.2663563941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816">
                <text:p>2816</text:p>
              </table:table-cell>
              <table:table-cell office:value-type="float" office:value="7.133296875">
                <text:p>7.13329687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2816">
                <text:p>2816</text:p>
              </table:table-cell>
              <table:table-cell office:value-type="float" office:value="5.98657142857143">
                <text:p>5.9865714285714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816">
                <text:p>2816</text:p>
              </table:table-cell>
              <table:table-cell office:value-type="float" office:value="5.74184615384615">
                <text:p>5.74184615384615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16">
                <text:p>2816</text:p>
              </table:table-cell>
              <table:table-cell office:value-type="float" office:value="9.82827464788732">
                <text:p>9.8282746478873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826">
                <text:p>2826</text:p>
              </table:table-cell>
              <table:table-cell office:value-type="float" office:value="6.59846575342466">
                <text:p>6.59846575342466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826">
                <text:p>2826</text:p>
              </table:table-cell>
              <table:table-cell office:value-type="float" office:value="6.74767272727273">
                <text:p>6.7476727272727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826">
                <text:p>2826</text:p>
              </table:table-cell>
              <table:table-cell office:value-type="float" office:value="7.076">
                <text:p>7.07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2826">
                <text:p>2826</text:p>
              </table:table-cell>
              <table:table-cell office:value-type="float" office:value="8.86057291666667">
                <text:p>8.86057291666667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2826">
                <text:p>2826</text:p>
              </table:table-cell>
              <table:table-cell office:value-type="float" office:value="6.00886666666667">
                <text:p>6.00886666666667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2826">
                <text:p>2826</text:p>
              </table:table-cell>
              <table:table-cell office:value-type="float" office:value="11.3203509933775">
                <text:p>11.320350993377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832">
                <text:p>2832</text:p>
              </table:table-cell>
              <table:table-cell office:value-type="float" office:value="11.9239111900533">
                <text:p>11.923911190053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832">
                <text:p>2832</text:p>
              </table:table-cell>
              <table:table-cell office:value-type="float" office:value="8.71401666666667">
                <text:p>8.7140166666666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838">
                <text:p>2838</text:p>
              </table:table-cell>
              <table:table-cell office:value-type="float" office:value="7.24904347826087">
                <text:p>7.24904347826087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838">
                <text:p>2838</text:p>
              </table:table-cell>
              <table:table-cell office:value-type="float" office:value="12.3761551362683">
                <text:p>12.376155136268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2838">
                <text:p>2838</text:p>
              </table:table-cell>
              <table:table-cell office:value-type="float" office:value="8.20746323529412">
                <text:p>8.207463235294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838">
                <text:p>2838</text:p>
              </table:table-cell>
              <table:table-cell office:value-type="float" office:value="6.82157777777778">
                <text:p>6.8215777777777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838">
                <text:p>2838</text:p>
              </table:table-cell>
              <table:table-cell office:value-type="float" office:value="11.7795271317829">
                <text:p>11.7795271317829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2838">
                <text:p>2838</text:p>
              </table:table-cell>
              <table:table-cell office:value-type="float" office:value="7.32765">
                <text:p>7.3276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2838">
                <text:p>2838</text:p>
              </table:table-cell>
              <table:table-cell office:value-type="float" office:value="11.7371395348837">
                <text:p>11.737139534883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2844">
                <text:p>2844</text:p>
              </table:table-cell>
              <table:table-cell office:value-type="float" office:value="6.04055555555556">
                <text:p>6.0405555555555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2844">
                <text:p>2844</text:p>
              </table:table-cell>
              <table:table-cell office:value-type="float" office:value="6.20428571428571">
                <text:p>6.2042857142857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2847">
                <text:p>2847</text:p>
              </table:table-cell>
              <table:table-cell office:value-type="float" office:value="12.3418127615063">
                <text:p>12.341812761506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2847">
                <text:p>2847</text:p>
              </table:table-cell>
              <table:table-cell office:value-type="float" office:value="4.78670588235294">
                <text:p>4.7867058823529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2847">
                <text:p>2847</text:p>
              </table:table-cell>
              <table:table-cell office:value-type="float" office:value="5.65978571428571">
                <text:p>5.6597857142857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847">
                <text:p>2847</text:p>
              </table:table-cell>
              <table:table-cell office:value-type="float" office:value="6.65348148148148">
                <text:p>6.65348148148148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847">
                <text:p>2847</text:p>
              </table:table-cell>
              <table:table-cell office:value-type="float" office:value="6.48008724832215">
                <text:p>6.4800872483221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853">
                <text:p>2853</text:p>
              </table:table-cell>
              <table:table-cell office:value-type="float" office:value="5.80666666666667">
                <text:p>5.8066666666666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853">
                <text:p>2853</text:p>
              </table:table-cell>
              <table:table-cell office:value-type="float" office:value="8.172875">
                <text:p>8.17287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2853">
                <text:p>2853</text:p>
              </table:table-cell>
              <table:table-cell office:value-type="float" office:value="5.9415">
                <text:p>5.94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2853">
                <text:p>2853</text:p>
              </table:table-cell>
              <table:table-cell office:value-type="float" office:value="11.3853267973856">
                <text:p>11.385326797385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2853">
                <text:p>2853</text:p>
              </table:table-cell>
              <table:table-cell office:value-type="float" office:value="4.97482352941176">
                <text:p>4.9748235294117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2864">
                <text:p>2864</text:p>
              </table:table-cell>
              <table:table-cell office:value-type="float" office:value="6.25625">
                <text:p>6.2562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864">
                <text:p>2864</text:p>
              </table:table-cell>
              <table:table-cell office:value-type="float" office:value="11.4646074766355">
                <text:p>11.464607476635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864">
                <text:p>2864</text:p>
              </table:table-cell>
              <table:table-cell office:value-type="float" office:value="8.97302941176471">
                <text:p>8.9730294117647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864">
                <text:p>2864</text:p>
              </table:table-cell>
              <table:table-cell office:value-type="float" office:value="9.45273291925466">
                <text:p>9.4527329192546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864">
                <text:p>2864</text:p>
              </table:table-cell>
              <table:table-cell office:value-type="float" office:value="9.76814705882353">
                <text:p>9.7681470588235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2864">
                <text:p>2864</text:p>
              </table:table-cell>
              <table:table-cell office:value-type="float" office:value="9.76671818181818">
                <text:p>9.7667181818181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2880">
                <text:p>2880</text:p>
              </table:table-cell>
              <table:table-cell office:value-type="float" office:value="21.213595323741">
                <text:p>21.21359532374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880">
                <text:p>2880</text:p>
              </table:table-cell>
              <table:table-cell office:value-type="float" office:value="6.68328125">
                <text:p>6.6832812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880">
                <text:p>2880</text:p>
              </table:table-cell>
              <table:table-cell office:value-type="float" office:value="8.85668595041322">
                <text:p>8.8566859504132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882">
                <text:p>2882</text:p>
              </table:table-cell>
              <table:table-cell office:value-type="float" office:value="4.42428571428571">
                <text:p>4.4242857142857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890">
                <text:p>2890</text:p>
              </table:table-cell>
              <table:table-cell office:value-type="float" office:value="5.00858823529412">
                <text:p>5.00858823529412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2890">
                <text:p>2890</text:p>
              </table:table-cell>
              <table:table-cell office:value-type="float" office:value="5.97347058823529">
                <text:p>5.9734705882352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891">
                <text:p>2891</text:p>
              </table:table-cell>
              <table:table-cell office:value-type="float" office:value="11.3516016260163">
                <text:p>11.351601626016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2891">
                <text:p>2891</text:p>
              </table:table-cell>
              <table:table-cell office:value-type="float" office:value="10.7411515151515">
                <text:p>10.741151515151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2891">
                <text:p>2891</text:p>
              </table:table-cell>
              <table:table-cell office:value-type="float" office:value="8.08792105263158">
                <text:p>8.0879210526315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891">
                <text:p>2891</text:p>
              </table:table-cell>
              <table:table-cell office:value-type="float" office:value="12.9526841243863">
                <text:p>12.952684124386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2891">
                <text:p>2891</text:p>
              </table:table-cell>
              <table:table-cell office:value-type="float" office:value="6.15724">
                <text:p>6.1572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891">
                <text:p>2891</text:p>
              </table:table-cell>
              <table:table-cell office:value-type="float" office:value="7.94961194029851">
                <text:p>7.9496119402985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894">
                <text:p>2894</text:p>
              </table:table-cell>
              <table:table-cell office:value-type="float" office:value="8.07385714285714">
                <text:p>8.07385714285714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894">
                <text:p>2894</text:p>
              </table:table-cell>
              <table:table-cell office:value-type="float" office:value="6.75171428571429">
                <text:p>6.7517142857142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894">
                <text:p>2894</text:p>
              </table:table-cell>
              <table:table-cell office:value-type="float" office:value="6.52511764705882">
                <text:p>6.5251176470588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2894">
                <text:p>2894</text:p>
              </table:table-cell>
              <table:table-cell office:value-type="float" office:value="7.10057142857143">
                <text:p>7.10057142857143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907">
                <text:p>2907</text:p>
              </table:table-cell>
              <table:table-cell office:value-type="float" office:value="6.31505882352941">
                <text:p>6.31505882352941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2907">
                <text:p>2907</text:p>
              </table:table-cell>
              <table:table-cell office:value-type="float" office:value="11.121590443686">
                <text:p>11.12159044368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907">
                <text:p>2907</text:p>
              </table:table-cell>
              <table:table-cell office:value-type="float" office:value="13.604641025641">
                <text:p>13.60464102564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907">
                <text:p>2907</text:p>
              </table:table-cell>
              <table:table-cell office:value-type="float" office:value="11.7823545816733">
                <text:p>11.782354581673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907">
                <text:p>2907</text:p>
              </table:table-cell>
              <table:table-cell office:value-type="float" office:value="5.92364705882353">
                <text:p>5.9236470588235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907">
                <text:p>2907</text:p>
              </table:table-cell>
              <table:table-cell office:value-type="float" office:value="8.81078571428571">
                <text:p>8.8107857142857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908">
                <text:p>2908</text:p>
              </table:table-cell>
              <table:table-cell office:value-type="float" office:value="12.492981186686">
                <text:p>12.492981186686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908">
                <text:p>2908</text:p>
              </table:table-cell>
              <table:table-cell office:value-type="float" office:value="6.68852941176471">
                <text:p>6.6885294117647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908">
                <text:p>2908</text:p>
              </table:table-cell>
              <table:table-cell office:value-type="float" office:value="6.13905882352941">
                <text:p>6.1390588235294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908">
                <text:p>2908</text:p>
              </table:table-cell>
              <table:table-cell office:value-type="float" office:value="9.10509016393443">
                <text:p>9.1050901639344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908">
                <text:p>2908</text:p>
              </table:table-cell>
              <table:table-cell office:value-type="float" office:value="10.5614761904762">
                <text:p>10.561476190476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908">
                <text:p>2908</text:p>
              </table:table-cell>
              <table:table-cell office:value-type="float" office:value="7.25466666666667">
                <text:p>7.2546666666666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910">
                <text:p>2910</text:p>
              </table:table-cell>
              <table:table-cell office:value-type="float" office:value="7.00779166666667">
                <text:p>7.00779166666667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910">
                <text:p>2910</text:p>
              </table:table-cell>
              <table:table-cell office:value-type="float" office:value="13.974832460733">
                <text:p>13.974832460733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927">
                <text:p>2927</text:p>
              </table:table-cell>
              <table:table-cell office:value-type="float" office:value="10.8987272727273">
                <text:p>10.898727272727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927">
                <text:p>2927</text:p>
              </table:table-cell>
              <table:table-cell office:value-type="float" office:value="9.97587006960557">
                <text:p>9.9758700696055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927">
                <text:p>2927</text:p>
              </table:table-cell>
              <table:table-cell office:value-type="float" office:value="5.87242857142857">
                <text:p>5.8724285714285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927">
                <text:p>2927</text:p>
              </table:table-cell>
              <table:table-cell office:value-type="float" office:value="6.21972222222222">
                <text:p>6.2197222222222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929">
                <text:p>2929</text:p>
              </table:table-cell>
              <table:table-cell office:value-type="float" office:value="7.60519117647059">
                <text:p>7.60519117647059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929">
                <text:p>2929</text:p>
              </table:table-cell>
              <table:table-cell office:value-type="float" office:value="5.37642857142857">
                <text:p>5.3764285714285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929">
                <text:p>2929</text:p>
              </table:table-cell>
              <table:table-cell office:value-type="float" office:value="6.06643333333333">
                <text:p>6.06643333333333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976">
                <text:p>2976</text:p>
              </table:table-cell>
              <table:table-cell office:value-type="float" office:value="8.26683333333333">
                <text:p>8.26683333333333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976">
                <text:p>2976</text:p>
              </table:table-cell>
              <table:table-cell office:value-type="float" office:value="8.1811568627451">
                <text:p>8.181156862745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976">
                <text:p>2976</text:p>
              </table:table-cell>
              <table:table-cell office:value-type="float" office:value="6.61908333333333">
                <text:p>6.61908333333333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976">
                <text:p>2976</text:p>
              </table:table-cell>
              <table:table-cell office:value-type="float" office:value="7.61221052631579">
                <text:p>7.6122105263157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2976">
                <text:p>2976</text:p>
              </table:table-cell>
              <table:table-cell office:value-type="float" office:value="7.57341379310345">
                <text:p>7.5734137931034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2976">
                <text:p>2976</text:p>
              </table:table-cell>
              <table:table-cell office:value-type="float" office:value="11.7982592592593">
                <text:p>11.798259259259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2976">
                <text:p>2976</text:p>
              </table:table-cell>
              <table:table-cell office:value-type="float" office:value="16.2270425531915">
                <text:p>16.227042553191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3016">
                <text:p>3016</text:p>
              </table:table-cell>
              <table:table-cell office:value-type="float" office:value="14.9641452702703">
                <text:p>14.964145270270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3029">
                <text:p>3029</text:p>
              </table:table-cell>
              <table:table-cell office:value-type="float" office:value="6.10271428571429">
                <text:p>6.1027142857142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3038">
                <text:p>3038</text:p>
              </table:table-cell>
              <table:table-cell office:value-type="float" office:value="6.27282608695652">
                <text:p>6.2728260869565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3038">
                <text:p>3038</text:p>
              </table:table-cell>
              <table:table-cell office:value-type="float" office:value="5.98123529411765">
                <text:p>5.9812352941176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3038">
                <text:p>3038</text:p>
              </table:table-cell>
              <table:table-cell office:value-type="float" office:value="10.8791572700297">
                <text:p>10.879157270029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3038">
                <text:p>3038</text:p>
              </table:table-cell>
              <table:table-cell office:value-type="float" office:value="10.3310670391061">
                <text:p>10.3310670391061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038">
                <text:p>3038</text:p>
              </table:table-cell>
              <table:table-cell office:value-type="float" office:value="7.49292056074766">
                <text:p>7.4929205607476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040">
                <text:p>3040</text:p>
              </table:table-cell>
              <table:table-cell office:value-type="float" office:value="7.22085714285714">
                <text:p>7.22085714285714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040">
                <text:p>3040</text:p>
              </table:table-cell>
              <table:table-cell office:value-type="float" office:value="5.7765">
                <text:p>5.776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067">
                <text:p>3067</text:p>
              </table:table-cell>
              <table:table-cell office:value-type="float" office:value="11.57101208981">
                <text:p>11.57101208981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3067">
                <text:p>3067</text:p>
              </table:table-cell>
              <table:table-cell office:value-type="float" office:value="10.4319099526066">
                <text:p>10.431909952606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3067">
                <text:p>3067</text:p>
              </table:table-cell>
              <table:table-cell office:value-type="float" office:value="6.68176363636364">
                <text:p>6.68176363636364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3067">
                <text:p>3067</text:p>
              </table:table-cell>
              <table:table-cell office:value-type="float" office:value="8.32551658767772">
                <text:p>8.3255165876777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3068">
                <text:p>3068</text:p>
              </table:table-cell>
              <table:table-cell office:value-type="float" office:value="11.4683027027027">
                <text:p>11.468302702702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3068">
                <text:p>3068</text:p>
              </table:table-cell>
              <table:table-cell office:value-type="float" office:value="10.2012804054054">
                <text:p>10.201280405405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3068">
                <text:p>3068</text:p>
              </table:table-cell>
              <table:table-cell office:value-type="float" office:value="8.06850588235294">
                <text:p>8.06850588235294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068">
                <text:p>3068</text:p>
              </table:table-cell>
              <table:table-cell office:value-type="float" office:value="6.51321875">
                <text:p>6.5132187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3068">
                <text:p>3068</text:p>
              </table:table-cell>
              <table:table-cell office:value-type="float" office:value="9.59026229508197">
                <text:p>9.5902622950819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3068">
                <text:p>3068</text:p>
              </table:table-cell>
              <table:table-cell office:value-type="float" office:value="11.1859953488372">
                <text:p>11.185995348837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3077">
                <text:p>3077</text:p>
              </table:table-cell>
              <table:table-cell office:value-type="float" office:value="5.96143333333333">
                <text:p>5.9614333333333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3122">
                <text:p>3122</text:p>
              </table:table-cell>
              <table:table-cell office:value-type="float" office:value="5.28121428571429">
                <text:p>5.28121428571429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3122">
                <text:p>3122</text:p>
              </table:table-cell>
              <table:table-cell office:value-type="float" office:value="5.97154838709677">
                <text:p>5.97154838709677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3122">
                <text:p>3122</text:p>
              </table:table-cell>
              <table:table-cell office:value-type="float" office:value="7.3453125">
                <text:p>7.345312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3122">
                <text:p>3122</text:p>
              </table:table-cell>
              <table:table-cell office:value-type="float" office:value="6.97651612903226">
                <text:p>6.9765161290322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3122">
                <text:p>3122</text:p>
              </table:table-cell>
              <table:table-cell office:value-type="float" office:value="6.49008510638298">
                <text:p>6.49008510638298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3122">
                <text:p>3122</text:p>
              </table:table-cell>
              <table:table-cell office:value-type="float" office:value="6.69529032258064">
                <text:p>6.6952903225806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3122">
                <text:p>3122</text:p>
              </table:table-cell>
              <table:table-cell office:value-type="float" office:value="7.06809375">
                <text:p>7.0680937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3122">
                <text:p>3122</text:p>
              </table:table-cell>
              <table:table-cell office:value-type="float" office:value="7.38367741935484">
                <text:p>7.3836774193548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3122">
                <text:p>3122</text:p>
              </table:table-cell>
              <table:table-cell office:value-type="float" office:value="8.81733333333333">
                <text:p>8.8173333333333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3122">
                <text:p>3122</text:p>
              </table:table-cell>
              <table:table-cell office:value-type="float" office:value="6.46438709677419">
                <text:p>6.4643870967741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3122">
                <text:p>3122</text:p>
              </table:table-cell>
              <table:table-cell office:value-type="float" office:value="6.979875">
                <text:p>6.97987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122">
                <text:p>3122</text:p>
              </table:table-cell>
              <table:table-cell office:value-type="float" office:value="6.47787096774194">
                <text:p>6.47787096774194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3122">
                <text:p>3122</text:p>
              </table:table-cell>
              <table:table-cell office:value-type="float" office:value="7.31863829787234">
                <text:p>7.3186382978723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3122">
                <text:p>3122</text:p>
              </table:table-cell>
              <table:table-cell office:value-type="float" office:value="6.71238709677419">
                <text:p>6.7123870967741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3122">
                <text:p>3122</text:p>
              </table:table-cell>
              <table:table-cell office:value-type="float" office:value="6.88303125">
                <text:p>6.8830312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3122">
                <text:p>3122</text:p>
              </table:table-cell>
              <table:table-cell office:value-type="float" office:value="7.17658064516129">
                <text:p>7.17658064516129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3122">
                <text:p>3122</text:p>
              </table:table-cell>
              <table:table-cell office:value-type="float" office:value="7.01412903225806">
                <text:p>7.0141290322580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3122">
                <text:p>3122</text:p>
              </table:table-cell>
              <table:table-cell office:value-type="float" office:value="8.1779375">
                <text:p>8.177937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3122">
                <text:p>3122</text:p>
              </table:table-cell>
              <table:table-cell office:value-type="float" office:value="6.72206451612903">
                <text:p>6.7220645161290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122">
                <text:p>3122</text:p>
              </table:table-cell>
              <table:table-cell office:value-type="float" office:value="7.98355555555556">
                <text:p>7.98355555555556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3122">
                <text:p>3122</text:p>
              </table:table-cell>
              <table:table-cell office:value-type="float" office:value="7.07467741935484">
                <text:p>7.0746774193548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3122">
                <text:p>3122</text:p>
              </table:table-cell>
              <table:table-cell office:value-type="float" office:value="8.21590625">
                <text:p>8.2159062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122">
                <text:p>3122</text:p>
              </table:table-cell>
              <table:table-cell office:value-type="float" office:value="7.60351612903226">
                <text:p>7.60351612903226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122">
                <text:p>3122</text:p>
              </table:table-cell>
              <table:table-cell office:value-type="float" office:value="8.97261538461538">
                <text:p>8.9726153846153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122">
                <text:p>3122</text:p>
              </table:table-cell>
              <table:table-cell office:value-type="float" office:value="13.9436016260163">
                <text:p>13.9436016260163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122">
                <text:p>3122</text:p>
              </table:table-cell>
              <table:table-cell office:value-type="float" office:value="6.5082">
                <text:p>6.508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171">
                <text:p>3171</text:p>
              </table:table-cell>
              <table:table-cell office:value-type="float" office:value="5.63822580645161">
                <text:p>5.6382258064516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173">
                <text:p>3173</text:p>
              </table:table-cell>
              <table:table-cell office:value-type="float" office:value="6.41452941176471">
                <text:p>6.4145294117647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173">
                <text:p>3173</text:p>
              </table:table-cell>
              <table:table-cell office:value-type="float" office:value="6.29505882352941">
                <text:p>6.2950588235294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73">
                <text:p>3173</text:p>
              </table:table-cell>
              <table:table-cell office:value-type="float" office:value="7.85321428571429">
                <text:p>7.85321428571429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173">
                <text:p>3173</text:p>
              </table:table-cell>
              <table:table-cell office:value-type="float" office:value="5.28388235294118">
                <text:p>5.28388235294118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3173">
                <text:p>3173</text:p>
              </table:table-cell>
              <table:table-cell office:value-type="float" office:value="6.90585714285714">
                <text:p>6.90585714285714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3173">
                <text:p>3173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3173">
                <text:p>3173</text:p>
              </table:table-cell>
              <table:table-cell office:value-type="float" office:value="5.76933333333333">
                <text:p>5.7693333333333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3294">
                <text:p>3294</text:p>
              </table:table-cell>
              <table:table-cell office:value-type="float" office:value="7.00778571428571">
                <text:p>7.0077857142857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3294">
                <text:p>3294</text:p>
              </table:table-cell>
              <table:table-cell office:value-type="float" office:value="7.1225">
                <text:p>7.122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3294">
                <text:p>3294</text:p>
              </table:table-cell>
              <table:table-cell office:value-type="float" office:value="9.46065479876161">
                <text:p>9.4606547987616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630">
                <text:p>3630</text:p>
              </table:table-cell>
              <table:table-cell office:value-type="float" office:value="20.6493945332646">
                <text:p>20.6493945332646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3630">
                <text:p>3630</text:p>
              </table:table-cell>
              <table:table-cell office:value-type="float" office:value="11.60053125">
                <text:p>11.6005312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3890">
                <text:p>3890</text:p>
              </table:table-cell>
              <table:table-cell office:value-type="float" office:value="19.3070214899713">
                <text:p>19.307021489971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3890">
                <text:p>3890</text:p>
              </table:table-cell>
              <table:table-cell office:value-type="float" office:value="7.69411386138614">
                <text:p>7.6941138613861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395">
                <text:p>4395</text:p>
              </table:table-cell>
              <table:table-cell office:value-type="float" office:value="7.29947169811321">
                <text:p>7.29947169811321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4395">
                <text:p>4395</text:p>
              </table:table-cell>
              <table:table-cell office:value-type="float" office:value="9.18451515151515">
                <text:p>9.1845151515151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5156">
                <text:p>5156</text:p>
              </table:table-cell>
              <table:table-cell office:value-type="float" office:value="5.743125">
                <text:p>5.74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